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man" table:style-name="ta1">
        <table:shapes>
          <draw:frame draw:z-index="0" draw:style-name="gr1" draw:text-style-name="P1" svg:width="16.8713in" svg:height="12.9776in" svg:x="13.7299in" svg:y="0.6591in">
            <draw:object draw:notify-on-update-of-ranges="zeman.C2:zeman.C54 zeman.E1:zeman.E1 zeman.E2:zeman.E54 zeman.C2:zeman.C54 zeman.F1:zeman.F1 zeman.F2:zeman.F54 zeman.C2:zeman.C54 zeman.G1:zeman.G1 zeman.G2:zeman.G54 zeman.C2:zeman.C54 zeman.H1:zeman.H1 zeman.H2:zeman.H54 zeman.C2:zeman.C54 zeman.I1:zeman.I1 zeman.I2:zeman.I54 zeman.C2:zeman.C54 zeman.J1:zeman.J1 zeman.J2:zeman.J54 zeman.C2:zeman.C54 zeman.K1:zeman.K1 zeman.K2:zeman.K54 zeman.C2:zeman.C54 zeman.L1:zeman.L1 zeman.L2:zeman.L54 zeman.C2:zeman.C54 zeman.M1:zeman.M1 zeman.M2:zeman.M54 zeman.C2:zeman.C54 zeman.N1:zeman.N1 zeman.N2:zeman.N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counted_ps</text:p>
          </table:table-cell>
          <table:table-cell office:value-type="string" calcext:value-type="string">
            <text:p>paq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osest.v1.1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 office:value-type="float" office:value="37.91" calcext:value-type="float">
            <text:p>37.91</text:p>
          </table:table-cell>
          <table:table-cell office:value-type="float" office:value="34.1525438014444" calcext:value-type="float">
            <text:p>34.1525438014444</text:p>
          </table:table-cell>
          <table:table-cell/>
          <table:table-cell office:value-type="float" office:value="35.7054254160819" calcext:value-type="float">
            <text:p>35.7054254160819</text:p>
          </table:table-cell>
          <table:table-cell office:value-type="float" office:value="29.9319727891156" calcext:value-type="float">
            <text:p>29.9319727891156</text:p>
          </table:table-cell>
          <table:table-cell office:value-type="float" office:value="35.7053328950388" calcext:value-type="float">
            <text:p>35.7053328950388</text:p>
          </table:table-cell>
          <table:table-cell office:value-type="float" office:value="38.56" calcext:value-type="float">
            <text:p>38.56</text:p>
          </table:table-cell>
          <table:table-cell office:value-type="float" office:value="37.0058357732184" calcext:value-type="float">
            <text:p>37.0058357732184</text:p>
          </table:table-cell>
          <table:table-cell/>
          <table:table-cell office:value-type="float" office:value="36.3658907797235" calcext:value-type="float">
            <text:p>36.3658907797235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office:value-type="float" office:value="146" calcext:value-type="float">
            <text:p>146</text:p>
          </table:table-cell>
          <table:table-cell office:value-type="float" office:value="39.48" calcext:value-type="float">
            <text:p>39.48</text:p>
          </table:table-cell>
          <table:table-cell office:value-type="float" office:value="41.0415300606701" calcext:value-type="float">
            <text:p>41.0415300606701</text:p>
          </table:table-cell>
          <table:table-cell office:value-type="float" office:value="40.7670634887757" calcext:value-type="float">
            <text:p>40.7670634887757</text:p>
          </table:table-cell>
          <table:table-cell office:value-type="float" office:value="38.6922826947951" calcext:value-type="float">
            <text:p>38.6922826947951</text:p>
          </table:table-cell>
          <table:table-cell office:value-type="float" office:value="44.38217988232" calcext:value-type="float">
            <text:p>44.38217988232</text:p>
          </table:table-cell>
          <table:table-cell office:value-type="float" office:value="38.6924625686773" calcext:value-type="float">
            <text:p>38.6924625686773</text:p>
          </table:table-cell>
          <table:table-cell office:value-type="float" office:value="38.56" calcext:value-type="float">
            <text:p>38.56</text:p>
          </table:table-cell>
          <table:table-cell office:value-type="float" office:value="39.2771955815603" calcext:value-type="float">
            <text:p>39.2771955815603</text:p>
          </table:table-cell>
          <table:table-cell office:value-type="float" office:value="41.4638160225363" calcext:value-type="float">
            <text:p>41.4638160225363</text:p>
          </table:table-cell>
          <table:table-cell office:value-type="float" office:value="41.1864537429686" calcext:value-type="float">
            <text:p>41.1864537429686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office:value-type="float" office:value="686" calcext:value-type="float">
            <text:p>686</text:p>
          </table:table-cell>
          <table:table-cell office:value-type="float" office:value="38.09" calcext:value-type="float">
            <text:p>38.09</text:p>
          </table:table-cell>
          <table:table-cell office:value-type="float" office:value="40.9126660726502" calcext:value-type="float">
            <text:p>40.9126660726502</text:p>
          </table:table-cell>
          <table:table-cell office:value-type="float" office:value="40.7033238783897" calcext:value-type="float">
            <text:p>40.7033238783897</text:p>
          </table:table-cell>
          <table:table-cell office:value-type="float" office:value="39.2897125506076" calcext:value-type="float">
            <text:p>39.2897125506076</text:p>
          </table:table-cell>
          <table:table-cell office:value-type="float" office:value="44.3197579119909" calcext:value-type="float">
            <text:p>44.3197579119909</text:p>
          </table:table-cell>
          <table:table-cell office:value-type="float" office:value="39.2904071997679" calcext:value-type="float">
            <text:p>39.2904071997679</text:p>
          </table:table-cell>
          <table:table-cell office:value-type="float" office:value="38.56" calcext:value-type="float">
            <text:p>38.56</text:p>
          </table:table-cell>
          <table:table-cell office:value-type="float" office:value="39.5930578843684" calcext:value-type="float">
            <text:p>39.5930578843684</text:p>
          </table:table-cell>
          <table:table-cell office:value-type="float" office:value="41.1570491053049" calcext:value-type="float">
            <text:p>41.1570491053049</text:p>
          </table:table-cell>
          <table:table-cell office:value-type="float" office:value="41.1451519207102" calcext:value-type="float">
            <text:p>41.1451519207102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office:value-type="float" office:value="1461" calcext:value-type="float">
            <text:p>1461</text:p>
          </table:table-cell>
          <table:table-cell office:value-type="float" office:value="38.26" calcext:value-type="float">
            <text:p>38.26</text:p>
          </table:table-cell>
          <table:table-cell office:value-type="float" office:value="40.8700076515361" calcext:value-type="float">
            <text:p>40.8700076515361</text:p>
          </table:table-cell>
          <table:table-cell office:value-type="float" office:value="40.5855379962737" calcext:value-type="float">
            <text:p>40.5855379962737</text:p>
          </table:table-cell>
          <table:table-cell office:value-type="float" office:value="39.2379063297333" calcext:value-type="float">
            <text:p>39.2379063297333</text:p>
          </table:table-cell>
          <table:table-cell office:value-type="float" office:value="44.2231223164619" calcext:value-type="float">
            <text:p>44.2231223164619</text:p>
          </table:table-cell>
          <table:table-cell office:value-type="float" office:value="39.2394745455138" calcext:value-type="float">
            <text:p>39.2394745455138</text:p>
          </table:table-cell>
          <table:table-cell office:value-type="float" office:value="38.56" calcext:value-type="float">
            <text:p>38.56</text:p>
          </table:table-cell>
          <table:table-cell office:value-type="float" office:value="39.0335760789838" calcext:value-type="float">
            <text:p>39.0335760789838</text:p>
          </table:table-cell>
          <table:table-cell office:value-type="float" office:value="41.1929846325831" calcext:value-type="float">
            <text:p>41.1929846325831</text:p>
          </table:table-cell>
          <table:table-cell office:value-type="float" office:value="40.9715202358499" calcext:value-type="float">
            <text:p>40.9715202358499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office:value-type="float" office:value="2333" calcext:value-type="float">
            <text:p>2333</text:p>
          </table:table-cell>
          <table:table-cell office:value-type="float" office:value="38.65" calcext:value-type="float">
            <text:p>38.65</text:p>
          </table:table-cell>
          <table:table-cell office:value-type="float" office:value="40.8787810041388" calcext:value-type="float">
            <text:p>40.8787810041388</text:p>
          </table:table-cell>
          <table:table-cell office:value-type="float" office:value="40.7293061024566" calcext:value-type="float">
            <text:p>40.7293061024566</text:p>
          </table:table-cell>
          <table:table-cell office:value-type="float" office:value="39.1396241877043" calcext:value-type="float">
            <text:p>39.1396241877043</text:p>
          </table:table-cell>
          <table:table-cell office:value-type="float" office:value="43.9185881746747" calcext:value-type="float">
            <text:p>43.9185881746747</text:p>
          </table:table-cell>
          <table:table-cell office:value-type="float" office:value="39.1426678166742" calcext:value-type="float">
            <text:p>39.142667816674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9107317344882" calcext:value-type="float">
            <text:p>38.9107317344882</text:p>
          </table:table-cell>
          <table:table-cell office:value-type="float" office:value="40.9958930879415" calcext:value-type="float">
            <text:p>40.9958930879415</text:p>
          </table:table-cell>
          <table:table-cell office:value-type="float" office:value="40.9249705393223" calcext:value-type="float">
            <text:p>40.9249705393223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office:value-type="float" office:value="3348" calcext:value-type="float">
            <text:p>3348</text:p>
          </table:table-cell>
          <table:table-cell office:value-type="float" office:value="38.81" calcext:value-type="float">
            <text:p>38.81</text:p>
          </table:table-cell>
          <table:table-cell office:value-type="float" office:value="40.4108247836839" calcext:value-type="float">
            <text:p>40.4108247836839</text:p>
          </table:table-cell>
          <table:table-cell office:value-type="float" office:value="40.2762876117171" calcext:value-type="float">
            <text:p>40.2762876117171</text:p>
          </table:table-cell>
          <table:table-cell office:value-type="float" office:value="38.9659591786574" calcext:value-type="float">
            <text:p>38.9659591786574</text:p>
          </table:table-cell>
          <table:table-cell office:value-type="float" office:value="43.4467847553898" calcext:value-type="float">
            <text:p>43.4467847553898</text:p>
          </table:table-cell>
          <table:table-cell office:value-type="float" office:value="38.9703985542687" calcext:value-type="float">
            <text:p>38.9703985542687</text:p>
          </table:table-cell>
          <table:table-cell office:value-type="float" office:value="38.56" calcext:value-type="float">
            <text:p>38.56</text:p>
          </table:table-cell>
          <table:table-cell office:value-type="float" office:value="39.0053910197381" calcext:value-type="float">
            <text:p>39.0053910197381</text:p>
          </table:table-cell>
          <table:table-cell office:value-type="float" office:value="40.5946709760069" calcext:value-type="float">
            <text:p>40.5946709760069</text:p>
          </table:table-cell>
          <table:table-cell office:value-type="float" office:value="40.655952297954" calcext:value-type="float">
            <text:p>40.655952297954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office:value-type="float" office:value="4396" calcext:value-type="float">
            <text:p>4396</text:p>
          </table:table-cell>
          <table:table-cell office:value-type="float" office:value="38.74" calcext:value-type="float">
            <text:p>38.74</text:p>
          </table:table-cell>
          <table:table-cell office:value-type="float" office:value="40.1249023598939" calcext:value-type="float">
            <text:p>40.1249023598939</text:p>
          </table:table-cell>
          <table:table-cell office:value-type="float" office:value="40.0053060682251" calcext:value-type="float">
            <text:p>40.0053060682251</text:p>
          </table:table-cell>
          <table:table-cell office:value-type="float" office:value="39.0564621800097" calcext:value-type="float">
            <text:p>39.0564621800097</text:p>
          </table:table-cell>
          <table:table-cell office:value-type="float" office:value="42.9968285942099" calcext:value-type="float">
            <text:p>42.9968285942099</text:p>
          </table:table-cell>
          <table:table-cell office:value-type="float" office:value="39.0621129609308" calcext:value-type="float">
            <text:p>39.062112960930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9393646378278" calcext:value-type="float">
            <text:p>38.9393646378278</text:p>
          </table:table-cell>
          <table:table-cell office:value-type="float" office:value="40.2099754258779" calcext:value-type="float">
            <text:p>40.2099754258779</text:p>
          </table:table-cell>
          <table:table-cell office:value-type="float" office:value="40.3461497272452" calcext:value-type="float">
            <text:p>40.3461497272452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office:value-type="float" office:value="5479" calcext:value-type="float">
            <text:p>5479</text:p>
          </table:table-cell>
          <table:table-cell office:value-type="float" office:value="38.77" calcext:value-type="float">
            <text:p>38.77</text:p>
          </table:table-cell>
          <table:table-cell office:value-type="float" office:value="39.9910181298983" calcext:value-type="float">
            <text:p>39.9910181298983</text:p>
          </table:table-cell>
          <table:table-cell office:value-type="float" office:value="39.8552754087377" calcext:value-type="float">
            <text:p>39.8552754087377</text:p>
          </table:table-cell>
          <table:table-cell office:value-type="float" office:value="38.9431919042425" calcext:value-type="float">
            <text:p>38.9431919042425</text:p>
          </table:table-cell>
          <table:table-cell office:value-type="float" office:value="42.5041852580851" calcext:value-type="float">
            <text:p>42.5041852580851</text:p>
          </table:table-cell>
          <table:table-cell office:value-type="float" office:value="38.950301878626" calcext:value-type="float">
            <text:p>38.95030187862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666441692186" calcext:value-type="float">
            <text:p>38.8666441692186</text:p>
          </table:table-cell>
          <table:table-cell office:value-type="float" office:value="40.0653371297276" calcext:value-type="float">
            <text:p>40.0653371297276</text:p>
          </table:table-cell>
          <table:table-cell office:value-type="float" office:value="40.1761653512852" calcext:value-type="float">
            <text:p>40.1761653512852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office:value-type="float" office:value="6595" calcext:value-type="float">
            <text:p>6595</text:p>
          </table:table-cell>
          <table:table-cell office:value-type="float" office:value="38.73" calcext:value-type="float">
            <text:p>38.73</text:p>
          </table:table-cell>
          <table:table-cell office:value-type="float" office:value="39.8974573729028" calcext:value-type="float">
            <text:p>39.8974573729028</text:p>
          </table:table-cell>
          <table:table-cell office:value-type="float" office:value="39.7446971078797" calcext:value-type="float">
            <text:p>39.7446971078797</text:p>
          </table:table-cell>
          <table:table-cell office:value-type="float" office:value="38.8943322077045" calcext:value-type="float">
            <text:p>38.8943322077045</text:p>
          </table:table-cell>
          <table:table-cell office:value-type="float" office:value="42.2164204563915" calcext:value-type="float">
            <text:p>42.2164204563915</text:p>
          </table:table-cell>
          <table:table-cell office:value-type="float" office:value="38.9064041956992" calcext:value-type="float">
            <text:p>38.906404195699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9062192683523" calcext:value-type="float">
            <text:p>38.9062192683523</text:p>
          </table:table-cell>
          <table:table-cell office:value-type="float" office:value="39.9020670506823" calcext:value-type="float">
            <text:p>39.9020670506823</text:p>
          </table:table-cell>
          <table:table-cell office:value-type="float" office:value="40.0174222364088" calcext:value-type="float">
            <text:p>40.0174222364088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office:value-type="float" office:value="7657" calcext:value-type="float">
            <text:p>7657</text:p>
          </table:table-cell>
          <table:table-cell office:value-type="float" office:value="38.73" calcext:value-type="float">
            <text:p>38.73</text:p>
          </table:table-cell>
          <table:table-cell office:value-type="float" office:value="39.7943385076054" calcext:value-type="float">
            <text:p>39.7943385076054</text:p>
          </table:table-cell>
          <table:table-cell office:value-type="float" office:value="39.6665313287417" calcext:value-type="float">
            <text:p>39.6665313287417</text:p>
          </table:table-cell>
          <table:table-cell office:value-type="float" office:value="38.834982920642" calcext:value-type="float">
            <text:p>38.834982920642</text:p>
          </table:table-cell>
          <table:table-cell office:value-type="float" office:value="41.9504614419892" calcext:value-type="float">
            <text:p>41.9504614419892</text:p>
          </table:table-cell>
          <table:table-cell office:value-type="float" office:value="38.8481319793334" calcext:value-type="float">
            <text:p>38.848131979333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844286202581" calcext:value-type="float">
            <text:p>38.8844286202581</text:p>
          </table:table-cell>
          <table:table-cell office:value-type="float" office:value="39.8493128281784" calcext:value-type="float">
            <text:p>39.8493128281784</text:p>
          </table:table-cell>
          <table:table-cell office:value-type="float" office:value="39.9184976521937" calcext:value-type="float">
            <text:p>39.9184976521937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office:value-type="float" office:value="8699" calcext:value-type="float">
            <text:p>8699</text:p>
          </table:table-cell>
          <table:table-cell office:value-type="float" office:value="38.75" calcext:value-type="float">
            <text:p>38.75</text:p>
          </table:table-cell>
          <table:table-cell office:value-type="float" office:value="39.6720864833874" calcext:value-type="float">
            <text:p>39.6720864833874</text:p>
          </table:table-cell>
          <table:table-cell office:value-type="float" office:value="39.5637498947756" calcext:value-type="float">
            <text:p>39.5637498947756</text:p>
          </table:table-cell>
          <table:table-cell office:value-type="float" office:value="38.8576523272776" calcext:value-type="float">
            <text:p>38.8576523272776</text:p>
          </table:table-cell>
          <table:table-cell office:value-type="float" office:value="41.6207764352291" calcext:value-type="float">
            <text:p>41.6207764352291</text:p>
          </table:table-cell>
          <table:table-cell office:value-type="float" office:value="38.871259591767" calcext:value-type="float">
            <text:p>38.87125959176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808321507685" calcext:value-type="float">
            <text:p>38.8808321507685</text:p>
          </table:table-cell>
          <table:table-cell office:value-type="float" office:value="39.7231798331683" calcext:value-type="float">
            <text:p>39.7231798331683</text:p>
          </table:table-cell>
          <table:table-cell office:value-type="float" office:value="39.8222267842474" calcext:value-type="float">
            <text:p>39.8222267842474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office:value-type="float" office:value="9641" calcext:value-type="float">
            <text:p>9641</text:p>
          </table:table-cell>
          <table:table-cell office:value-type="float" office:value="38.73" calcext:value-type="float">
            <text:p>38.73</text:p>
          </table:table-cell>
          <table:table-cell office:value-type="float" office:value="39.5510388112089" calcext:value-type="float">
            <text:p>39.5510388112089</text:p>
          </table:table-cell>
          <table:table-cell office:value-type="float" office:value="39.4664916453801" calcext:value-type="float">
            <text:p>39.4664916453801</text:p>
          </table:table-cell>
          <table:table-cell office:value-type="float" office:value="38.8341833852625" calcext:value-type="float">
            <text:p>38.8341833852625</text:p>
          </table:table-cell>
          <table:table-cell office:value-type="float" office:value="41.3140666948863" calcext:value-type="float">
            <text:p>41.3140666948863</text:p>
          </table:table-cell>
          <table:table-cell office:value-type="float" office:value="38.8489230659887" calcext:value-type="float">
            <text:p>38.848923065988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576275291119" calcext:value-type="float">
            <text:p>38.8576275291119</text:p>
          </table:table-cell>
          <table:table-cell office:value-type="float" office:value="39.5756299492538" calcext:value-type="float">
            <text:p>39.5756299492538</text:p>
          </table:table-cell>
          <table:table-cell office:value-type="float" office:value="39.6600661300615" calcext:value-type="float">
            <text:p>39.6600661300615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office:value-type="float" office:value="10496" calcext:value-type="float">
            <text:p>10496</text:p>
          </table:table-cell>
          <table:table-cell office:value-type="float" office:value="38.71" calcext:value-type="float">
            <text:p>38.71</text:p>
          </table:table-cell>
          <table:table-cell office:value-type="float" office:value="39.4741177634071" calcext:value-type="float">
            <text:p>39.4741177634071</text:p>
          </table:table-cell>
          <table:table-cell office:value-type="float" office:value="39.4163627201085" calcext:value-type="float">
            <text:p>39.4163627201085</text:p>
          </table:table-cell>
          <table:table-cell office:value-type="float" office:value="38.8168147491248" calcext:value-type="float">
            <text:p>38.8168147491248</text:p>
          </table:table-cell>
          <table:table-cell office:value-type="float" office:value="41.0578279266573" calcext:value-type="float">
            <text:p>41.0578279266573</text:p>
          </table:table-cell>
          <table:table-cell office:value-type="float" office:value="38.8313964755576" calcext:value-type="float">
            <text:p>38.831396475557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8053763943343" calcext:value-type="float">
            <text:p>38.8053763943343</text:p>
          </table:table-cell>
          <table:table-cell office:value-type="float" office:value="39.4772964701696" calcext:value-type="float">
            <text:p>39.4772964701696</text:p>
          </table:table-cell>
          <table:table-cell office:value-type="float" office:value="39.5537641037694" calcext:value-type="float">
            <text:p>39.5537641037694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office:value-type="float" office:value="11268" calcext:value-type="float">
            <text:p>11268</text:p>
          </table:table-cell>
          <table:table-cell office:value-type="float" office:value="38.58" calcext:value-type="float">
            <text:p>38.58</text:p>
          </table:table-cell>
          <table:table-cell office:value-type="float" office:value="39.3471097213019" calcext:value-type="float">
            <text:p>39.3471097213019</text:p>
          </table:table-cell>
          <table:table-cell office:value-type="float" office:value="39.3300384558714" calcext:value-type="float">
            <text:p>39.3300384558714</text:p>
          </table:table-cell>
          <table:table-cell office:value-type="float" office:value="38.7750195327514" calcext:value-type="float">
            <text:p>38.7750195327514</text:p>
          </table:table-cell>
          <table:table-cell office:value-type="float" office:value="40.8014378107622" calcext:value-type="float">
            <text:p>40.8014378107622</text:p>
          </table:table-cell>
          <table:table-cell office:value-type="float" office:value="38.7866818611322" calcext:value-type="float">
            <text:p>38.786681861132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7811250277064" calcext:value-type="float">
            <text:p>38.7811250277064</text:p>
          </table:table-cell>
          <table:table-cell office:value-type="float" office:value="39.3906616780862" calcext:value-type="float">
            <text:p>39.3906616780862</text:p>
          </table:table-cell>
          <table:table-cell office:value-type="float" office:value="39.4219352872537" calcext:value-type="float">
            <text:p>39.4219352872537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office:value-type="float" office:value="11938" calcext:value-type="float">
            <text:p>11938</text:p>
          </table:table-cell>
          <table:table-cell office:value-type="float" office:value="38.54" calcext:value-type="float">
            <text:p>38.54</text:p>
          </table:table-cell>
          <table:table-cell office:value-type="float" office:value="39.2241499948847" calcext:value-type="float">
            <text:p>39.2241499948847</text:p>
          </table:table-cell>
          <table:table-cell office:value-type="float" office:value="39.2236889087784" calcext:value-type="float">
            <text:p>39.2236889087784</text:p>
          </table:table-cell>
          <table:table-cell office:value-type="float" office:value="38.7102999051835" calcext:value-type="float">
            <text:p>38.7102999051835</text:p>
          </table:table-cell>
          <table:table-cell office:value-type="float" office:value="40.5473050227244" calcext:value-type="float">
            <text:p>40.5473050227244</text:p>
          </table:table-cell>
          <table:table-cell office:value-type="float" office:value="38.7230692299567" calcext:value-type="float">
            <text:p>38.723069229956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747582525533" calcext:value-type="float">
            <text:p>38.747582525533</text:p>
          </table:table-cell>
          <table:table-cell office:value-type="float" office:value="39.3033363594351" calcext:value-type="float">
            <text:p>39.3033363594351</text:p>
          </table:table-cell>
          <table:table-cell office:value-type="float" office:value="39.323235143817" calcext:value-type="float">
            <text:p>39.323235143817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office:value-type="float" office:value="12442" calcext:value-type="float">
            <text:p>12442</text:p>
          </table:table-cell>
          <table:table-cell office:value-type="float" office:value="38.53" calcext:value-type="float">
            <text:p>38.53</text:p>
          </table:table-cell>
          <table:table-cell office:value-type="float" office:value="39.1200112187605" calcext:value-type="float">
            <text:p>39.1200112187605</text:p>
          </table:table-cell>
          <table:table-cell office:value-type="float" office:value="39.1296537469708" calcext:value-type="float">
            <text:p>39.1296537469708</text:p>
          </table:table-cell>
          <table:table-cell office:value-type="float" office:value="38.6795927352287" calcext:value-type="float">
            <text:p>38.6795927352287</text:p>
          </table:table-cell>
          <table:table-cell office:value-type="float" office:value="40.322435970268" calcext:value-type="float">
            <text:p>40.322435970268</text:p>
          </table:table-cell>
          <table:table-cell office:value-type="float" office:value="38.6910993823521" calcext:value-type="float">
            <text:p>38.6910993823521</text:p>
          </table:table-cell>
          <table:table-cell office:value-type="float" office:value="38.56" calcext:value-type="float">
            <text:p>38.56</text:p>
          </table:table-cell>
          <table:table-cell office:value-type="float" office:value="38.7303199268214" calcext:value-type="float">
            <text:p>38.7303199268214</text:p>
          </table:table-cell>
          <table:table-cell office:value-type="float" office:value="39.1808481742764" calcext:value-type="float">
            <text:p>39.1808481742764</text:p>
          </table:table-cell>
          <table:table-cell office:value-type="float" office:value="39.2112240037503" calcext:value-type="float">
            <text:p>39.2112240037503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office:value-type="float" office:value="12873" calcext:value-type="float">
            <text:p>12873</text:p>
          </table:table-cell>
          <table:table-cell office:value-type="float" office:value="38.48" calcext:value-type="float">
            <text:p>38.48</text:p>
          </table:table-cell>
          <table:table-cell office:value-type="float" office:value="39.0282039433031" calcext:value-type="float">
            <text:p>39.0282039433031</text:p>
          </table:table-cell>
          <table:table-cell office:value-type="float" office:value="39.041405446671" calcext:value-type="float">
            <text:p>39.041405446671</text:p>
          </table:table-cell>
          <table:table-cell office:value-type="float" office:value="38.6525200883093" calcext:value-type="float">
            <text:p>38.6525200883093</text:p>
          </table:table-cell>
          <table:table-cell office:value-type="float" office:value="40.0911293867958" calcext:value-type="float">
            <text:p>40.0911293867958</text:p>
          </table:table-cell>
          <table:table-cell office:value-type="float" office:value="38.6584521710299" calcext:value-type="float">
            <text:p>38.6584521710299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873212542783" calcext:value-type="float">
            <text:p>38.6873212542783</text:p>
          </table:table-cell>
          <table:table-cell office:value-type="float" office:value="39.0903238083351" calcext:value-type="float">
            <text:p>39.0903238083351</text:p>
          </table:table-cell>
          <table:table-cell office:value-type="float" office:value="39.111188877009" calcext:value-type="float">
            <text:p>39.111188877009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office:value-type="float" office:value="13232" calcext:value-type="float">
            <text:p>13232</text:p>
          </table:table-cell>
          <table:table-cell office:value-type="float" office:value="38.53" calcext:value-type="float">
            <text:p>38.53</text:p>
          </table:table-cell>
          <table:table-cell office:value-type="float" office:value="38.9627405478171" calcext:value-type="float">
            <text:p>38.9627405478171</text:p>
          </table:table-cell>
          <table:table-cell office:value-type="float" office:value="38.9737644203203" calcext:value-type="float">
            <text:p>38.9737644203203</text:p>
          </table:table-cell>
          <table:table-cell office:value-type="float" office:value="38.6409336527523" calcext:value-type="float">
            <text:p>38.6409336527523</text:p>
          </table:table-cell>
          <table:table-cell office:value-type="float" office:value="39.9064073345318" calcext:value-type="float">
            <text:p>39.9064073345318</text:p>
          </table:table-cell>
          <table:table-cell office:value-type="float" office:value="38.6435726461001" calcext:value-type="float">
            <text:p>38.6435726461001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711750368156" calcext:value-type="float">
            <text:p>38.6711750368156</text:p>
          </table:table-cell>
          <table:table-cell office:value-type="float" office:value="39.0198862594171" calcext:value-type="float">
            <text:p>39.0198862594171</text:p>
          </table:table-cell>
          <table:table-cell office:value-type="float" office:value="39.0422936848941" calcext:value-type="float">
            <text:p>39.0422936848941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office:value-type="float" office:value="13557" calcext:value-type="float">
            <text:p>13557</text:p>
          </table:table-cell>
          <table:table-cell office:value-type="float" office:value="38.5" calcext:value-type="float">
            <text:p>38.5</text:p>
          </table:table-cell>
          <table:table-cell office:value-type="float" office:value="38.8967089616804" calcext:value-type="float">
            <text:p>38.8967089616804</text:p>
          </table:table-cell>
          <table:table-cell office:value-type="float" office:value="38.9072735294192" calcext:value-type="float">
            <text:p>38.9072735294192</text:p>
          </table:table-cell>
          <table:table-cell office:value-type="float" office:value="38.6331078775592" calcext:value-type="float">
            <text:p>38.6331078775592</text:p>
          </table:table-cell>
          <table:table-cell office:value-type="float" office:value="39.7057410567637" calcext:value-type="float">
            <text:p>39.7057410567637</text:p>
          </table:table-cell>
          <table:table-cell office:value-type="float" office:value="38.6345048189884" calcext:value-type="float">
            <text:p>38.634504818988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576109824662" calcext:value-type="float">
            <text:p>38.6576109824662</text:p>
          </table:table-cell>
          <table:table-cell office:value-type="float" office:value="38.931191849978" calcext:value-type="float">
            <text:p>38.931191849978</text:p>
          </table:table-cell>
          <table:table-cell office:value-type="float" office:value="38.9535768056509" calcext:value-type="float">
            <text:p>38.9535768056509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office:value-type="float" office:value="13802" calcext:value-type="float">
            <text:p>13802</text:p>
          </table:table-cell>
          <table:table-cell office:value-type="float" office:value="38.55" calcext:value-type="float">
            <text:p>38.55</text:p>
          </table:table-cell>
          <table:table-cell office:value-type="float" office:value="38.839858956266" calcext:value-type="float">
            <text:p>38.839858956266</text:p>
          </table:table-cell>
          <table:table-cell office:value-type="float" office:value="38.860492831417" calcext:value-type="float">
            <text:p>38.860492831417</text:p>
          </table:table-cell>
          <table:table-cell office:value-type="float" office:value="38.6375382596757" calcext:value-type="float">
            <text:p>38.6375382596757</text:p>
          </table:table-cell>
          <table:table-cell office:value-type="float" office:value="39.5353401135465" calcext:value-type="float">
            <text:p>39.5353401135465</text:p>
          </table:table-cell>
          <table:table-cell office:value-type="float" office:value="38.636133227603" calcext:value-type="float">
            <text:p>38.63613322760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448943243316" calcext:value-type="float">
            <text:p>38.6448943243316</text:p>
          </table:table-cell>
          <table:table-cell office:value-type="float" office:value="38.880015697098" calcext:value-type="float">
            <text:p>38.880015697098</text:p>
          </table:table-cell>
          <table:table-cell office:value-type="float" office:value="38.8895451673666" calcext:value-type="float">
            <text:p>38.8895451673666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office:value-type="float" office:value="14002" calcext:value-type="float">
            <text:p>14002</text:p>
          </table:table-cell>
          <table:table-cell office:value-type="float" office:value="38.54" calcext:value-type="float">
            <text:p>38.54</text:p>
          </table:table-cell>
          <table:table-cell office:value-type="float" office:value="38.7856219526973" calcext:value-type="float">
            <text:p>38.7856219526973</text:p>
          </table:table-cell>
          <table:table-cell office:value-type="float" office:value="38.8001612619729" calcext:value-type="float">
            <text:p>38.8001612619729</text:p>
          </table:table-cell>
          <table:table-cell office:value-type="float" office:value="38.6153793180847" calcext:value-type="float">
            <text:p>38.6153793180847</text:p>
          </table:table-cell>
          <table:table-cell office:value-type="float" office:value="39.360381693122" calcext:value-type="float">
            <text:p>39.360381693122</text:p>
          </table:table-cell>
          <table:table-cell office:value-type="float" office:value="38.610114057435" calcext:value-type="float">
            <text:p>38.61011405743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361201678471" calcext:value-type="float">
            <text:p>38.6361201678471</text:p>
          </table:table-cell>
          <table:table-cell office:value-type="float" office:value="38.8090762621634" calcext:value-type="float">
            <text:p>38.8090762621634</text:p>
          </table:table-cell>
          <table:table-cell office:value-type="float" office:value="38.8199115568798" calcext:value-type="float">
            <text:p>38.8199115568798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office:value-type="float" office:value="14178" calcext:value-type="float">
            <text:p>14178</text:p>
          </table:table-cell>
          <table:table-cell office:value-type="float" office:value="38.55" calcext:value-type="float">
            <text:p>38.55</text:p>
          </table:table-cell>
          <table:table-cell office:value-type="float" office:value="38.7446851616071" calcext:value-type="float">
            <text:p>38.7446851616071</text:p>
          </table:table-cell>
          <table:table-cell office:value-type="float" office:value="38.7597930888075" calcext:value-type="float">
            <text:p>38.7597930888075</text:p>
          </table:table-cell>
          <table:table-cell office:value-type="float" office:value="38.62280588783" calcext:value-type="float">
            <text:p>38.62280588783</text:p>
          </table:table-cell>
          <table:table-cell office:value-type="float" office:value="39.2202664454298" calcext:value-type="float">
            <text:p>39.2202664454298</text:p>
          </table:table-cell>
          <table:table-cell office:value-type="float" office:value="38.6148172951747" calcext:value-type="float">
            <text:p>38.614817295174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21596009562" calcext:value-type="float">
            <text:p>38.621596009562</text:p>
          </table:table-cell>
          <table:table-cell office:value-type="float" office:value="38.7684300040648" calcext:value-type="float">
            <text:p>38.7684300040648</text:p>
          </table:table-cell>
          <table:table-cell office:value-type="float" office:value="38.7724336108888" calcext:value-type="float">
            <text:p>38.7724336108888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office:value-type="float" office:value="14320" calcext:value-type="float">
            <text:p>14320</text:p>
          </table:table-cell>
          <table:table-cell office:value-type="float" office:value="38.54" calcext:value-type="float">
            <text:p>38.54</text:p>
          </table:table-cell>
          <table:table-cell office:value-type="float" office:value="38.7124265721275" calcext:value-type="float">
            <text:p>38.7124265721275</text:p>
          </table:table-cell>
          <table:table-cell office:value-type="float" office:value="38.7195828777365" calcext:value-type="float">
            <text:p>38.7195828777365</text:p>
          </table:table-cell>
          <table:table-cell office:value-type="float" office:value="38.6257199350897" calcext:value-type="float">
            <text:p>38.6257199350897</text:p>
          </table:table-cell>
          <table:table-cell office:value-type="float" office:value="39.0916916396392" calcext:value-type="float">
            <text:p>39.0916916396392</text:p>
          </table:table-cell>
          <table:table-cell office:value-type="float" office:value="38.6170384247473" calcext:value-type="float">
            <text:p>38.617038424747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82640346569" calcext:value-type="float">
            <text:p>38.6182640346569</text:p>
          </table:table-cell>
          <table:table-cell office:value-type="float" office:value="38.7367465387782" calcext:value-type="float">
            <text:p>38.7367465387782</text:p>
          </table:table-cell>
          <table:table-cell office:value-type="float" office:value="38.7286772533679" calcext:value-type="float">
            <text:p>38.7286772533679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office:value-type="float" office:value="14478" calcext:value-type="float">
            <text:p>1447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932623094232" calcext:value-type="float">
            <text:p>38.6932623094232</text:p>
          </table:table-cell>
          <table:table-cell office:value-type="float" office:value="38.7035110184455" calcext:value-type="float">
            <text:p>38.7035110184455</text:p>
          </table:table-cell>
          <table:table-cell office:value-type="float" office:value="38.6175497133566" calcext:value-type="float">
            <text:p>38.6175497133566</text:p>
          </table:table-cell>
          <table:table-cell office:value-type="float" office:value="39.012703519818" calcext:value-type="float">
            <text:p>39.012703519818</text:p>
          </table:table-cell>
          <table:table-cell office:value-type="float" office:value="38.6053294428448" calcext:value-type="float">
            <text:p>38.605329442844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170137776167" calcext:value-type="float">
            <text:p>38.6170137776167</text:p>
          </table:table-cell>
          <table:table-cell office:value-type="float" office:value="38.7151267848845" calcext:value-type="float">
            <text:p>38.7151267848845</text:p>
          </table:table-cell>
          <table:table-cell office:value-type="float" office:value="38.701494849381" calcext:value-type="float">
            <text:p>38.701494849381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office:value-type="float" office:value="14582" calcext:value-type="float">
            <text:p>14582</text:p>
          </table:table-cell>
          <table:table-cell office:value-type="float" office:value="38.53" calcext:value-type="float">
            <text:p>38.53</text:p>
          </table:table-cell>
          <table:table-cell office:value-type="float" office:value="38.6493001427539" calcext:value-type="float">
            <text:p>38.6493001427539</text:p>
          </table:table-cell>
          <table:table-cell office:value-type="float" office:value="38.665465929906" calcext:value-type="float">
            <text:p>38.665465929906</text:p>
          </table:table-cell>
          <table:table-cell office:value-type="float" office:value="38.60552181105" calcext:value-type="float">
            <text:p>38.60552181105</text:p>
          </table:table-cell>
          <table:table-cell office:value-type="float" office:value="38.9147746441235" calcext:value-type="float">
            <text:p>38.9147746441235</text:p>
          </table:table-cell>
          <table:table-cell office:value-type="float" office:value="38.5883252089856" calcext:value-type="float">
            <text:p>38.588325208985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990528974022" calcext:value-type="float">
            <text:p>38.5990528974022</text:p>
          </table:table-cell>
          <table:table-cell office:value-type="float" office:value="38.6668921753258" calcext:value-type="float">
            <text:p>38.6668921753258</text:p>
          </table:table-cell>
          <table:table-cell office:value-type="float" office:value="38.6618864829993" calcext:value-type="float">
            <text:p>38.6618864829993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office:value-type="float" office:value="14652" calcext:value-type="float">
            <text:p>14652</text:p>
          </table:table-cell>
          <table:table-cell office:value-type="float" office:value="38.54" calcext:value-type="float">
            <text:p>38.54</text:p>
          </table:table-cell>
          <table:table-cell office:value-type="float" office:value="38.6263187836577" calcext:value-type="float">
            <text:p>38.6263187836577</text:p>
          </table:table-cell>
          <table:table-cell office:value-type="float" office:value="38.6444841220782" calcext:value-type="float">
            <text:p>38.6444841220782</text:p>
          </table:table-cell>
          <table:table-cell office:value-type="float" office:value="38.6095478943933" calcext:value-type="float">
            <text:p>38.6095478943933</text:p>
          </table:table-cell>
          <table:table-cell office:value-type="float" office:value="38.8490134115306" calcext:value-type="float">
            <text:p>38.8490134115306</text:p>
          </table:table-cell>
          <table:table-cell office:value-type="float" office:value="38.5877565116933" calcext:value-type="float">
            <text:p>38.587756511693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940175032041" calcext:value-type="float">
            <text:p>38.5940175032041</text:p>
          </table:table-cell>
          <table:table-cell office:value-type="float" office:value="38.6519808330985" calcext:value-type="float">
            <text:p>38.6519808330985</text:p>
          </table:table-cell>
          <table:table-cell office:value-type="float" office:value="38.6468357557698" calcext:value-type="float">
            <text:p>38.6468357557698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office:value-type="float" office:value="14697" calcext:value-type="float">
            <text:p>14697</text:p>
          </table:table-cell>
          <table:table-cell office:value-type="float" office:value="38.57" calcext:value-type="float">
            <text:p>38.57</text:p>
          </table:table-cell>
          <table:table-cell office:value-type="float" office:value="38.6189210734113" calcext:value-type="float">
            <text:p>38.6189210734113</text:p>
          </table:table-cell>
          <table:table-cell office:value-type="float" office:value="38.63390037547" calcext:value-type="float">
            <text:p>38.63390037547</text:p>
          </table:table-cell>
          <table:table-cell office:value-type="float" office:value="38.6116577818401" calcext:value-type="float">
            <text:p>38.6116577818401</text:p>
          </table:table-cell>
          <table:table-cell office:value-type="float" office:value="38.8073881332842" calcext:value-type="float">
            <text:p>38.8073881332842</text:p>
          </table:table-cell>
          <table:table-cell office:value-type="float" office:value="38.5884669748193" calcext:value-type="float">
            <text:p>38.5884669748193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916327602803" calcext:value-type="float">
            <text:p>38.5916327602803</text:p>
          </table:table-cell>
          <table:table-cell office:value-type="float" office:value="38.6449098175768" calcext:value-type="float">
            <text:p>38.6449098175768</text:p>
          </table:table-cell>
          <table:table-cell office:value-type="float" office:value="38.640405242582" calcext:value-type="float">
            <text:p>38.640405242582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office:value-type="float" office:value="14732" calcext:value-type="float">
            <text:p>14732</text:p>
          </table:table-cell>
          <table:table-cell office:value-type="float" office:value="38.59" calcext:value-type="float">
            <text:p>38.59</text:p>
          </table:table-cell>
          <table:table-cell office:value-type="float" office:value="38.6030228974889" calcext:value-type="float">
            <text:p>38.6030228974889</text:p>
          </table:table-cell>
          <table:table-cell office:value-type="float" office:value="38.6245893042072" calcext:value-type="float">
            <text:p>38.6245893042072</text:p>
          </table:table-cell>
          <table:table-cell office:value-type="float" office:value="38.6048695613091" calcext:value-type="float">
            <text:p>38.6048695613091</text:p>
          </table:table-cell>
          <table:table-cell office:value-type="float" office:value="38.7647371608903" calcext:value-type="float">
            <text:p>38.7647371608903</text:p>
          </table:table-cell>
          <table:table-cell office:value-type="float" office:value="38.5772194209806" calcext:value-type="float">
            <text:p>38.577219420980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825750746009" calcext:value-type="float">
            <text:p>38.5825750746009</text:p>
          </table:table-cell>
          <table:table-cell office:value-type="float" office:value="38.6354668381868" calcext:value-type="float">
            <text:p>38.6354668381868</text:p>
          </table:table-cell>
          <table:table-cell office:value-type="float" office:value="38.6310255128126" calcext:value-type="float">
            <text:p>38.6310255128126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office:value-type="float" office:value="14759" calcext:value-type="float">
            <text:p>14759</text:p>
          </table:table-cell>
          <table:table-cell office:value-type="float" office:value="38.6" calcext:value-type="float">
            <text:p>38.6</text:p>
          </table:table-cell>
          <table:table-cell office:value-type="float" office:value="38.5884259400811" calcext:value-type="float">
            <text:p>38.5884259400811</text:p>
          </table:table-cell>
          <table:table-cell office:value-type="float" office:value="38.6067563422055" calcext:value-type="float">
            <text:p>38.6067563422055</text:p>
          </table:table-cell>
          <table:table-cell office:value-type="float" office:value="38.6002373936568" calcext:value-type="float">
            <text:p>38.6002373936568</text:p>
          </table:table-cell>
          <table:table-cell office:value-type="float" office:value="38.7246085474128" calcext:value-type="float">
            <text:p>38.7246085474128</text:p>
          </table:table-cell>
          <table:table-cell office:value-type="float" office:value="38.5712164798312" calcext:value-type="float">
            <text:p>38.571216479831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60257052306" calcext:value-type="float">
            <text:p>38.5760257052306</text:p>
          </table:table-cell>
          <table:table-cell office:value-type="float" office:value="38.6210865436483" calcext:value-type="float">
            <text:p>38.6210865436483</text:p>
          </table:table-cell>
          <table:table-cell office:value-type="float" office:value="38.6148975875489" calcext:value-type="float">
            <text:p>38.6148975875489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office:value-type="float" office:value="14775" calcext:value-type="float">
            <text:p>14775</text:p>
          </table:table-cell>
          <table:table-cell office:value-type="float" office:value="38.6" calcext:value-type="float">
            <text:p>38.6</text:p>
          </table:table-cell>
          <table:table-cell office:value-type="float" office:value="38.578515813576" calcext:value-type="float">
            <text:p>38.578515813576</text:p>
          </table:table-cell>
          <table:table-cell office:value-type="float" office:value="38.5951262328949" calcext:value-type="float">
            <text:p>38.5951262328949</text:p>
          </table:table-cell>
          <table:table-cell office:value-type="float" office:value="38.5975387205324" calcext:value-type="float">
            <text:p>38.5975387205324</text:p>
          </table:table-cell>
          <table:table-cell office:value-type="float" office:value="38.6921965744166" calcext:value-type="float">
            <text:p>38.6921965744166</text:p>
          </table:table-cell>
          <table:table-cell office:value-type="float" office:value="38.5683684437485" calcext:value-type="float">
            <text:p>38.568368443748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35418152035" calcext:value-type="float">
            <text:p>38.5735418152035</text:p>
          </table:table-cell>
          <table:table-cell office:value-type="float" office:value="38.6071633961946" calcext:value-type="float">
            <text:p>38.6071633961946</text:p>
          </table:table-cell>
          <table:table-cell office:value-type="float" office:value="38.5979994773623" calcext:value-type="float">
            <text:p>38.5979994773623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office:value-type="float" office:value="14791" calcext:value-type="float">
            <text:p>14791</text:p>
          </table:table-cell>
          <table:table-cell office:value-type="float" office:value="38.63" calcext:value-type="float">
            <text:p>38.63</text:p>
          </table:table-cell>
          <table:table-cell office:value-type="float" office:value="38.5757087610524" calcext:value-type="float">
            <text:p>38.5757087610524</text:p>
          </table:table-cell>
          <table:table-cell office:value-type="float" office:value="38.5900604884973" calcext:value-type="float">
            <text:p>38.5900604884973</text:p>
          </table:table-cell>
          <table:table-cell office:value-type="float" office:value="38.6008189103538" calcext:value-type="float">
            <text:p>38.6008189103538</text:p>
          </table:table-cell>
          <table:table-cell office:value-type="float" office:value="38.6660306264734" calcext:value-type="float">
            <text:p>38.6660306264734</text:p>
          </table:table-cell>
          <table:table-cell office:value-type="float" office:value="38.5714886508836" calcext:value-type="float">
            <text:p>38.571488650883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16275146665" calcext:value-type="float">
            <text:p>38.5716275146665</text:p>
          </table:table-cell>
          <table:table-cell office:value-type="float" office:value="38.5996272542012" calcext:value-type="float">
            <text:p>38.5996272542012</text:p>
          </table:table-cell>
          <table:table-cell office:value-type="float" office:value="38.5910207247679" calcext:value-type="float">
            <text:p>38.5910207247679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office:value-type="float" office:value="14803" calcext:value-type="float">
            <text:p>14803</text:p>
          </table:table-cell>
          <table:table-cell office:value-type="float" office:value="38.63" calcext:value-type="float">
            <text:p>38.63</text:p>
          </table:table-cell>
          <table:table-cell office:value-type="float" office:value="38.5729340228558" calcext:value-type="float">
            <text:p>38.5729340228558</text:p>
          </table:table-cell>
          <table:table-cell office:value-type="float" office:value="38.5885744003493" calcext:value-type="float">
            <text:p>38.5885744003493</text:p>
          </table:table-cell>
          <table:table-cell office:value-type="float" office:value="38.5986594917371" calcext:value-type="float">
            <text:p>38.5986594917371</text:p>
          </table:table-cell>
          <table:table-cell office:value-type="float" office:value="38.6484058348707" calcext:value-type="float">
            <text:p>38.6484058348707</text:p>
          </table:table-cell>
          <table:table-cell office:value-type="float" office:value="38.5689214763477" calcext:value-type="float">
            <text:p>38.568921476347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98177933062" calcext:value-type="float">
            <text:p>38.5698177933062</text:p>
          </table:table-cell>
          <table:table-cell office:value-type="float" office:value="38.5951940994334" calcext:value-type="float">
            <text:p>38.5951940994334</text:p>
          </table:table-cell>
          <table:table-cell office:value-type="float" office:value="38.5853929976328" calcext:value-type="float">
            <text:p>38.5853929976328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office:value-type="float" office:value="14813" calcext:value-type="float">
            <text:p>14813</text:p>
          </table:table-cell>
          <table:table-cell office:value-type="float" office:value="38.6" calcext:value-type="float">
            <text:p>38.6</text:p>
          </table:table-cell>
          <table:table-cell office:value-type="float" office:value="38.5702693240636" calcext:value-type="float">
            <text:p>38.5702693240636</text:p>
          </table:table-cell>
          <table:table-cell office:value-type="float" office:value="38.5872034929696" calcext:value-type="float">
            <text:p>38.5872034929696</text:p>
          </table:table-cell>
          <table:table-cell office:value-type="float" office:value="38.5978247339087" calcext:value-type="float">
            <text:p>38.5978247339087</text:p>
          </table:table-cell>
          <table:table-cell office:value-type="float" office:value="38.639159229381" calcext:value-type="float">
            <text:p>38.639159229381</text:p>
          </table:table-cell>
          <table:table-cell office:value-type="float" office:value="38.5680107637848" calcext:value-type="float">
            <text:p>38.568010763784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82085141716" calcext:value-type="float">
            <text:p>38.5682085141716</text:p>
          </table:table-cell>
          <table:table-cell office:value-type="float" office:value="38.5920874878171" calcext:value-type="float">
            <text:p>38.5920874878171</text:p>
          </table:table-cell>
          <table:table-cell office:value-type="float" office:value="38.5828959037485" calcext:value-type="float">
            <text:p>38.5828959037485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office:value-type="float" office:value="14819" calcext:value-type="float">
            <text:p>14819</text:p>
          </table:table-cell>
          <table:table-cell office:value-type="float" office:value="38.59" calcext:value-type="float">
            <text:p>38.59</text:p>
          </table:table-cell>
          <table:table-cell office:value-type="float" office:value="38.5717059627842" calcext:value-type="float">
            <text:p>38.5717059627842</text:p>
          </table:table-cell>
          <table:table-cell office:value-type="float" office:value="38.5874207196177" calcext:value-type="float">
            <text:p>38.5874207196177</text:p>
          </table:table-cell>
          <table:table-cell office:value-type="float" office:value="38.5968158397584" calcext:value-type="float">
            <text:p>38.5968158397584</text:p>
          </table:table-cell>
          <table:table-cell office:value-type="float" office:value="38.6375233800142" calcext:value-type="float">
            <text:p>38.6375233800142</text:p>
          </table:table-cell>
          <table:table-cell office:value-type="float" office:value="38.567102871122" calcext:value-type="float">
            <text:p>38.56710287112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88808030747" calcext:value-type="float">
            <text:p>38.5688808030747</text:p>
          </table:table-cell>
          <table:table-cell office:value-type="float" office:value="38.5903613583134" calcext:value-type="float">
            <text:p>38.5903613583134</text:p>
          </table:table-cell>
          <table:table-cell office:value-type="float" office:value="38.5832712313465" calcext:value-type="float">
            <text:p>38.5832712313465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office:value-type="float" office:value="14826" calcext:value-type="float">
            <text:p>14826</text:p>
          </table:table-cell>
          <table:table-cell office:value-type="float" office:value="38.6" calcext:value-type="float">
            <text:p>38.6</text:p>
          </table:table-cell>
          <table:table-cell office:value-type="float" office:value="38.5714851261409" calcext:value-type="float">
            <text:p>38.5714851261409</text:p>
          </table:table-cell>
          <table:table-cell office:value-type="float" office:value="38.5874352438127" calcext:value-type="float">
            <text:p>38.5874352438127</text:p>
          </table:table-cell>
          <table:table-cell office:value-type="float" office:value="38.5958792740641" calcext:value-type="float">
            <text:p>38.5958792740641</text:p>
          </table:table-cell>
          <table:table-cell office:value-type="float" office:value="38.6315252687479" calcext:value-type="float">
            <text:p>38.6315252687479</text:p>
          </table:table-cell>
          <table:table-cell office:value-type="float" office:value="38.5658669789905" calcext:value-type="float">
            <text:p>38.565866978990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706348899605" calcext:value-type="float">
            <text:p>38.5706348899605</text:p>
          </table:table-cell>
          <table:table-cell office:value-type="float" office:value="38.5889818137392" calcext:value-type="float">
            <text:p>38.5889818137392</text:p>
          </table:table-cell>
          <table:table-cell office:value-type="float" office:value="38.5803245505248" calcext:value-type="float">
            <text:p>38.5803245505248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office:value-type="float" office:value="14838" calcext:value-type="float">
            <text:p>14838</text:p>
          </table:table-cell>
          <table:table-cell office:value-type="float" office:value="38.61" calcext:value-type="float">
            <text:p>38.61</text:p>
          </table:table-cell>
          <table:table-cell office:value-type="float" office:value="38.5655210301985" calcext:value-type="float">
            <text:p>38.5655210301985</text:p>
          </table:table-cell>
          <table:table-cell office:value-type="float" office:value="38.5823087782811" calcext:value-type="float">
            <text:p>38.5823087782811</text:p>
          </table:table-cell>
          <table:table-cell office:value-type="float" office:value="38.5939108486966" calcext:value-type="float">
            <text:p>38.5939108486966</text:p>
          </table:table-cell>
          <table:table-cell office:value-type="float" office:value="38.6105966502191" calcext:value-type="float">
            <text:p>38.6105966502191</text:p>
          </table:table-cell>
          <table:table-cell office:value-type="float" office:value="38.564344297768" calcext:value-type="float">
            <text:p>38.56434429776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89527196478" calcext:value-type="float">
            <text:p>38.5689527196478</text:p>
          </table:table-cell>
          <table:table-cell office:value-type="float" office:value="38.5815644790125" calcext:value-type="float">
            <text:p>38.5815644790125</text:p>
          </table:table-cell>
          <table:table-cell office:value-type="float" office:value="38.5704906522302" calcext:value-type="float">
            <text:p>38.5704906522302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office:value-type="float" office:value="14846" calcext:value-type="float">
            <text:p>14846</text:p>
          </table:table-cell>
          <table:table-cell office:value-type="float" office:value="38.6" calcext:value-type="float">
            <text:p>38.6</text:p>
          </table:table-cell>
          <table:table-cell office:value-type="float" office:value="38.5614876939024" calcext:value-type="float">
            <text:p>38.5614876939024</text:p>
          </table:table-cell>
          <table:table-cell office:value-type="float" office:value="38.5777462703433" calcext:value-type="float">
            <text:p>38.5777462703433</text:p>
          </table:table-cell>
          <table:table-cell office:value-type="float" office:value="38.5940337875365" calcext:value-type="float">
            <text:p>38.5940337875365</text:p>
          </table:table-cell>
          <table:table-cell office:value-type="float" office:value="38.599319463568" calcext:value-type="float">
            <text:p>38.599319463568</text:p>
          </table:table-cell>
          <table:table-cell office:value-type="float" office:value="38.5643662433757" calcext:value-type="float">
            <text:p>38.564366243375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50127659093" calcext:value-type="float">
            <text:p>38.5650127659093</text:p>
          </table:table-cell>
          <table:table-cell office:value-type="float" office:value="38.577688341019" calcext:value-type="float">
            <text:p>38.577688341019</text:p>
          </table:table-cell>
          <table:table-cell office:value-type="float" office:value="38.5659796893575" calcext:value-type="float">
            <text:p>38.5659796893575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office:value-type="float" office:value="14848" calcext:value-type="float">
            <text:p>14848</text:p>
          </table:table-cell>
          <table:table-cell office:value-type="float" office:value="38.6" calcext:value-type="float">
            <text:p>38.6</text:p>
          </table:table-cell>
          <table:table-cell office:value-type="float" office:value="38.5623283722247" calcext:value-type="float">
            <text:p>38.5623283722247</text:p>
          </table:table-cell>
          <table:table-cell office:value-type="float" office:value="38.5785490488733" calcext:value-type="float">
            <text:p>38.5785490488733</text:p>
          </table:table-cell>
          <table:table-cell office:value-type="float" office:value="38.5938750431945" calcext:value-type="float">
            <text:p>38.5938750431945</text:p>
          </table:table-cell>
          <table:table-cell office:value-type="float" office:value="38.5984888116298" calcext:value-type="float">
            <text:p>38.5984888116298</text:p>
          </table:table-cell>
          <table:table-cell office:value-type="float" office:value="38.564241331314" calcext:value-type="float">
            <text:p>38.56424133131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651276401165" calcext:value-type="float">
            <text:p>38.5651276401165</text:p>
          </table:table-cell>
          <table:table-cell office:value-type="float" office:value="38.5778308785258" calcext:value-type="float">
            <text:p>38.5778308785258</text:p>
          </table:table-cell>
          <table:table-cell office:value-type="float" office:value="38.5668103678924" calcext:value-type="float">
            <text:p>38.5668103678924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office:value-type="float" office:value="14853" calcext:value-type="float">
            <text:p>14853</text:p>
          </table:table-cell>
          <table:table-cell office:value-type="float" office:value="38.6" calcext:value-type="float">
            <text:p>38.6</text:p>
          </table:table-cell>
          <table:table-cell office:value-type="float" office:value="38.5578434974467" calcext:value-type="float">
            <text:p>38.5578434974467</text:p>
          </table:table-cell>
          <table:table-cell office:value-type="float" office:value="38.5740565706846" calcext:value-type="float">
            <text:p>38.5740565706846</text:p>
          </table:table-cell>
          <table:table-cell office:value-type="float" office:value="38.5943338758237" calcext:value-type="float">
            <text:p>38.5943338758237</text:p>
          </table:table-cell>
          <table:table-cell office:value-type="float" office:value="38.5858680256414" calcext:value-type="float">
            <text:p>38.5858680256414</text:p>
          </table:table-cell>
          <table:table-cell office:value-type="float" office:value="38.5606928739346" calcext:value-type="float">
            <text:p>38.5606928739346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589528709605" calcext:value-type="float">
            <text:p>38.5589528709605</text:p>
          </table:table-cell>
          <table:table-cell office:value-type="float" office:value="38.5711139097139" calcext:value-type="float">
            <text:p>38.5711139097139</text:p>
          </table:table-cell>
          <table:table-cell office:value-type="float" office:value="38.5596286598158" calcext:value-type="float">
            <text:p>38.5596286598158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office:value-type="float" office:value="14862" calcext:value-type="float">
            <text:p>14862</text:p>
          </table:table-cell>
          <table:table-cell office:value-type="float" office:value="38.59" calcext:value-type="float">
            <text:p>38.59</text:p>
          </table:table-cell>
          <table:table-cell office:value-type="float" office:value="38.5566439084829" calcext:value-type="float">
            <text:p>38.5566439084829</text:p>
          </table:table-cell>
          <table:table-cell office:value-type="float" office:value="38.5699417293415" calcext:value-type="float">
            <text:p>38.5699417293415</text:p>
          </table:table-cell>
          <table:table-cell office:value-type="float" office:value="38.5979865059126" calcext:value-type="float">
            <text:p>38.5979865059126</text:p>
          </table:table-cell>
          <table:table-cell office:value-type="float" office:value="38.5775207825967" calcext:value-type="float">
            <text:p>38.5775207825967</text:p>
          </table:table-cell>
          <table:table-cell office:value-type="float" office:value="38.5569196316327" calcext:value-type="float">
            <text:p>38.556919631632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525020050177" calcext:value-type="float">
            <text:p>38.5525020050177</text:p>
          </table:table-cell>
          <table:table-cell office:value-type="float" office:value="38.5668412717159" calcext:value-type="float">
            <text:p>38.5668412717159</text:p>
          </table:table-cell>
          <table:table-cell office:value-type="float" office:value="38.5541638759913" calcext:value-type="float">
            <text:p>38.5541638759913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office:value-type="float" office:value="14864" calcext:value-type="float">
            <text:p>14864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32791501851" calcext:value-type="float">
            <text:p>38.5532791501851</text:p>
          </table:table-cell>
          <table:table-cell office:value-type="float" office:value="38.5665688933263" calcext:value-type="float">
            <text:p>38.5665688933263</text:p>
          </table:table-cell>
          <table:table-cell office:value-type="float" office:value="38.5957858826694" calcext:value-type="float">
            <text:p>38.5957858826694</text:p>
          </table:table-cell>
          <table:table-cell office:value-type="float" office:value="38.5730234359537" calcext:value-type="float">
            <text:p>38.5730234359537</text:p>
          </table:table-cell>
          <table:table-cell office:value-type="float" office:value="38.5533325260127" calcext:value-type="float">
            <text:p>38.553332526012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80880276816" calcext:value-type="float">
            <text:p>38.5480880276816</text:p>
          </table:table-cell>
          <table:table-cell office:value-type="float" office:value="38.5642213651694" calcext:value-type="float">
            <text:p>38.5642213651694</text:p>
          </table:table-cell>
          <table:table-cell office:value-type="float" office:value="38.5520345962062" calcext:value-type="float">
            <text:p>38.5520345962062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office:value-type="float" office:value="14866" calcext:value-type="float">
            <text:p>14866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10196301129" calcext:value-type="float">
            <text:p>38.5510196301129</text:p>
          </table:table-cell>
          <table:table-cell office:value-type="float" office:value="38.5643060051259" calcext:value-type="float">
            <text:p>38.5643060051259</text:p>
          </table:table-cell>
          <table:table-cell office:value-type="float" office:value="38.5952839279096" calcext:value-type="float">
            <text:p>38.5952839279096</text:p>
          </table:table-cell>
          <table:table-cell office:value-type="float" office:value="38.568203397803" calcext:value-type="float">
            <text:p>38.568203397803</text:p>
          </table:table-cell>
          <table:table-cell office:value-type="float" office:value="38.5526969278262" calcext:value-type="float">
            <text:p>38.552696927826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8292047881" calcext:value-type="float">
            <text:p>38.548292047881</text:p>
          </table:table-cell>
          <table:table-cell office:value-type="float" office:value="38.5612161956913" calcext:value-type="float">
            <text:p>38.5612161956913</text:p>
          </table:table-cell>
          <table:table-cell office:value-type="float" office:value="38.5488721356587" calcext:value-type="float">
            <text:p>38.5488721356587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office:value-type="float" office:value="14867" calcext:value-type="float">
            <text:p>14867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06562859458" calcext:value-type="float">
            <text:p>38.5506562859458</text:p>
          </table:table-cell>
          <table:table-cell office:value-type="float" office:value="38.5632364300438" calcext:value-type="float">
            <text:p>38.5632364300438</text:p>
          </table:table-cell>
          <table:table-cell office:value-type="float" office:value="38.5948990349566" calcext:value-type="float">
            <text:p>38.5948990349566</text:p>
          </table:table-cell>
          <table:table-cell office:value-type="float" office:value="38.5650054285926" calcext:value-type="float">
            <text:p>38.5650054285926</text:p>
          </table:table-cell>
          <table:table-cell office:value-type="float" office:value="38.5522958759037" calcext:value-type="float">
            <text:p>38.552295875903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4052256329" calcext:value-type="float">
            <text:p>38.5474052256329</text:p>
          </table:table-cell>
          <table:table-cell office:value-type="float" office:value="38.5608350896048" calcext:value-type="float">
            <text:p>38.5608350896048</text:p>
          </table:table-cell>
          <table:table-cell office:value-type="float" office:value="38.5484091654182" calcext:value-type="float">
            <text:p>38.5484091654182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office:value-type="float" office:value="14869" calcext:value-type="float">
            <text:p>14869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1720789379" calcext:value-type="float">
            <text:p>38.551720789379</text:p>
          </table:table-cell>
          <table:table-cell office:value-type="float" office:value="38.5642985032007" calcext:value-type="float">
            <text:p>38.5642985032007</text:p>
          </table:table-cell>
          <table:table-cell office:value-type="float" office:value="38.5959223200378" calcext:value-type="float">
            <text:p>38.5959223200378</text:p>
          </table:table-cell>
          <table:table-cell office:value-type="float" office:value="38.5623551074543" calcext:value-type="float">
            <text:p>38.5623551074543</text:p>
          </table:table-cell>
          <table:table-cell office:value-type="float" office:value="38.5529663872827" calcext:value-type="float">
            <text:p>38.552966387282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8920184847" calcext:value-type="float">
            <text:p>38.5478920184847</text:p>
          </table:table-cell>
          <table:table-cell office:value-type="float" office:value="38.5615395488033" calcext:value-type="float">
            <text:p>38.5615395488033</text:p>
          </table:table-cell>
          <table:table-cell office:value-type="float" office:value="38.5489815815407" calcext:value-type="float">
            <text:p>38.5489815815407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office:value-type="float" office:value="14871" calcext:value-type="float">
            <text:p>14871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00900904005" calcext:value-type="float">
            <text:p>38.5500900904005</text:p>
          </table:table-cell>
          <table:table-cell office:value-type="float" office:value="38.5621976642547" calcext:value-type="float">
            <text:p>38.5621976642547</text:p>
          </table:table-cell>
          <table:table-cell office:value-type="float" office:value="38.5960747554835" calcext:value-type="float">
            <text:p>38.5960747554835</text:p>
          </table:table-cell>
          <table:table-cell office:value-type="float" office:value="38.5590935717493" calcext:value-type="float">
            <text:p>38.5590935717493</text:p>
          </table:table-cell>
          <table:table-cell office:value-type="float" office:value="38.5531488770089" calcext:value-type="float">
            <text:p>38.5531488770089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2755690038" calcext:value-type="float">
            <text:p>38.5472755690038</text:p>
          </table:table-cell>
          <table:table-cell office:value-type="float" office:value="38.560128690542" calcext:value-type="float">
            <text:p>38.560128690542</text:p>
          </table:table-cell>
          <table:table-cell office:value-type="float" office:value="38.5479893610427" calcext:value-type="float">
            <text:p>38.5479893610427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office:value-type="float" office:value="14872" calcext:value-type="float">
            <text:p>14872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04807710767" calcext:value-type="float">
            <text:p>38.5504807710767</text:p>
          </table:table-cell>
          <table:table-cell office:value-type="float" office:value="38.562583965927" calcext:value-type="float">
            <text:p>38.562583965927</text:p>
          </table:table-cell>
          <table:table-cell office:value-type="float" office:value="38.5965556146155" calcext:value-type="float">
            <text:p>38.5965556146155</text:p>
          </table:table-cell>
          <table:table-cell office:value-type="float" office:value="38.5595931118946" calcext:value-type="float">
            <text:p>38.5595931118946</text:p>
          </table:table-cell>
          <table:table-cell office:value-type="float" office:value="38.553626293122" calcext:value-type="float">
            <text:p>38.553626293122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73412968772" calcext:value-type="float">
            <text:p>38.5473412968772</text:p>
          </table:table-cell>
          <table:table-cell office:value-type="float" office:value="38.5600056213368" calcext:value-type="float">
            <text:p>38.5600056213368</text:p>
          </table:table-cell>
          <table:table-cell office:value-type="float" office:value="38.5478935219165" calcext:value-type="float">
            <text:p>38.5478935219165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office:value-type="float" office:value="14875" calcext:value-type="float">
            <text:p>14875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83218004615" calcext:value-type="float">
            <text:p>38.5483218004615</text:p>
          </table:table-cell>
          <table:table-cell office:value-type="float" office:value="38.559739875152" calcext:value-type="float">
            <text:p>38.559739875152</text:p>
          </table:table-cell>
          <table:table-cell office:value-type="float" office:value="38.5956145318545" calcext:value-type="float">
            <text:p>38.5956145318545</text:p>
          </table:table-cell>
          <table:table-cell office:value-type="float" office:value="38.557238512391" calcext:value-type="float">
            <text:p>38.557238512391</text:p>
          </table:table-cell>
          <table:table-cell office:value-type="float" office:value="38.5508480759144" calcext:value-type="float">
            <text:p>38.550848075914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4087341954" calcext:value-type="float">
            <text:p>38.5464087341954</text:p>
          </table:table-cell>
          <table:table-cell office:value-type="float" office:value="38.557546850795" calcext:value-type="float">
            <text:p>38.557546850795</text:p>
          </table:table-cell>
          <table:table-cell office:value-type="float" office:value="38.5453897541" calcext:value-type="float">
            <text:p>38.5453897541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office:value-type="float" office:value="14876" calcext:value-type="float">
            <text:p>14876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8202541211" calcext:value-type="float">
            <text:p>38.548202541211</text:p>
          </table:table-cell>
          <table:table-cell office:value-type="float" office:value="38.5596177571069" calcext:value-type="float">
            <text:p>38.5596177571069</text:p>
          </table:table-cell>
          <table:table-cell office:value-type="float" office:value="38.595772842524" calcext:value-type="float">
            <text:p>38.595772842524</text:p>
          </table:table-cell>
          <table:table-cell office:value-type="float" office:value="38.5571874174306" calcext:value-type="float">
            <text:p>38.5571874174306</text:p>
          </table:table-cell>
          <table:table-cell office:value-type="float" office:value="38.5510023758477" calcext:value-type="float">
            <text:p>38.5510023758477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5145252608" calcext:value-type="float">
            <text:p>38.5465145252608</text:p>
          </table:table-cell>
          <table:table-cell office:value-type="float" office:value="38.5574168262465" calcext:value-type="float">
            <text:p>38.5574168262465</text:p>
          </table:table-cell>
          <table:table-cell office:value-type="float" office:value="38.5452599936284" calcext:value-type="float">
            <text:p>38.5452599936284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office:value-type="float" office:value="14877" calcext:value-type="float">
            <text:p>14877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486207064826" calcext:value-type="float">
            <text:p>38.5486207064826</text:p>
          </table:table-cell>
          <table:table-cell office:value-type="float" office:value="38.5598177761056" calcext:value-type="float">
            <text:p>38.5598177761056</text:p>
          </table:table-cell>
          <table:table-cell office:value-type="float" office:value="38.5963628113264" calcext:value-type="float">
            <text:p>38.5963628113264</text:p>
          </table:table-cell>
          <table:table-cell office:value-type="float" office:value="38.5567210838715" calcext:value-type="float">
            <text:p>38.5567210838715</text:p>
          </table:table-cell>
          <table:table-cell office:value-type="float" office:value="38.5516221520938" calcext:value-type="float">
            <text:p>38.551622152093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475073595" calcext:value-type="float">
            <text:p>38.546475073595</text:p>
          </table:table-cell>
          <table:table-cell office:value-type="float" office:value="38.5572400890115" calcext:value-type="float">
            <text:p>38.5572400890115</text:p>
          </table:table-cell>
          <table:table-cell office:value-type="float" office:value="38.5453986384306" calcext:value-type="float">
            <text:p>38.5453986384306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office:value-type="float" office:value="14878" calcext:value-type="float">
            <text:p>14878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8439850584" calcext:value-type="float">
            <text:p>38.548439850584</text:p>
          </table:table-cell>
          <table:table-cell office:value-type="float" office:value="38.5595489544086" calcext:value-type="float">
            <text:p>38.5595489544086</text:p>
          </table:table-cell>
          <table:table-cell office:value-type="float" office:value="38.5956401784525" calcext:value-type="float">
            <text:p>38.5956401784525</text:p>
          </table:table-cell>
          <table:table-cell office:value-type="float" office:value="38.5572188072688" calcext:value-type="float">
            <text:p>38.5572188072688</text:p>
          </table:table-cell>
          <table:table-cell office:value-type="float" office:value="38.5508307210491" calcext:value-type="float">
            <text:p>38.5508307210491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7946203955" calcext:value-type="float">
            <text:p>38.5467946203955</text:p>
          </table:table-cell>
          <table:table-cell office:value-type="float" office:value="38.5569145914763" calcext:value-type="float">
            <text:p>38.5569145914763</text:p>
          </table:table-cell>
          <table:table-cell office:value-type="float" office:value="38.5451110070679" calcext:value-type="float">
            <text:p>38.5451110070679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office:value-type="float" office:value="14879" calcext:value-type="float">
            <text:p>14879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486938218719" calcext:value-type="float">
            <text:p>38.5486938218719</text:p>
          </table:table-cell>
          <table:table-cell office:value-type="float" office:value="38.5599043979101" calcext:value-type="float">
            <text:p>38.5599043979101</text:p>
          </table:table-cell>
          <table:table-cell office:value-type="float" office:value="38.5956645593588" calcext:value-type="float">
            <text:p>38.5956645593588</text:p>
          </table:table-cell>
          <table:table-cell office:value-type="float" office:value="38.5578021818473" calcext:value-type="float">
            <text:p>38.5578021818473</text:p>
          </table:table-cell>
          <table:table-cell office:value-type="float" office:value="38.5508483198184" calcext:value-type="float">
            <text:p>38.550848319818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66926103551" calcext:value-type="float">
            <text:p>38.5466926103551</text:p>
          </table:table-cell>
          <table:table-cell office:value-type="float" office:value="38.5571025054258" calcext:value-type="float">
            <text:p>38.5571025054258</text:p>
          </table:table-cell>
          <table:table-cell office:value-type="float" office:value="38.5453128984288" calcext:value-type="float">
            <text:p>38.5453128984288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office:value-type="float" office:value="14880" calcext:value-type="float">
            <text:p>14880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53107205134" calcext:value-type="float">
            <text:p>38.5453107205134</text:p>
          </table:table-cell>
          <table:table-cell office:value-type="float" office:value="38.5556418803401" calcext:value-type="float">
            <text:p>38.5556418803401</text:p>
          </table:table-cell>
          <table:table-cell office:value-type="float" office:value="38.595195361781" calcext:value-type="float">
            <text:p>38.595195361781</text:p>
          </table:table-cell>
          <table:table-cell office:value-type="float" office:value="38.5508258817685" calcext:value-type="float">
            <text:p>38.5508258817685</text:p>
          </table:table-cell>
          <table:table-cell office:value-type="float" office:value="38.5478255580085" calcext:value-type="float">
            <text:p>38.5478255580085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34923224194" calcext:value-type="float">
            <text:p>38.5434923224194</text:p>
          </table:table-cell>
          <table:table-cell office:value-type="float" office:value="38.5527821986124" calcext:value-type="float">
            <text:p>38.5527821986124</text:p>
          </table:table-cell>
          <table:table-cell office:value-type="float" office:value="38.540779047989" calcext:value-type="float">
            <text:p>38.540779047989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office:value-type="float" office:value="14882" calcext:value-type="float">
            <text:p>14882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54802082934" calcext:value-type="float">
            <text:p>38.5454802082934</text:p>
          </table:table-cell>
          <table:table-cell office:value-type="float" office:value="38.555457740321" calcext:value-type="float">
            <text:p>38.555457740321</text:p>
          </table:table-cell>
          <table:table-cell office:value-type="float" office:value="38.5952112012821" calcext:value-type="float">
            <text:p>38.5952112012821</text:p>
          </table:table-cell>
          <table:table-cell office:value-type="float" office:value="38.547570353419" calcext:value-type="float">
            <text:p>38.547570353419</text:p>
          </table:table-cell>
          <table:table-cell office:value-type="float" office:value="38.547791834994" calcext:value-type="float">
            <text:p>38.547791834994</text:p>
          </table:table-cell>
          <table:table-cell office:value-type="float" office:value="38.56" calcext:value-type="float">
            <text:p>38.56</text:p>
          </table:table-cell>
          <table:table-cell office:value-type="float" office:value="38.5432641364921" calcext:value-type="float">
            <text:p>38.5432641364921</text:p>
          </table:table-cell>
          <table:table-cell office:value-type="float" office:value="38.5520575619824" calcext:value-type="float">
            <text:p>38.5520575619824</text:p>
          </table:table-cell>
          <table:table-cell office:value-type="float" office:value="38.5398657598201" calcext:value-type="float">
            <text:p>38.5398657598201</text:p>
          </table:table-cell>
        </table:table-row>
      </table:table>
      <table:table table:name="drahoš" table:style-name="ta1">
        <table:shapes>
          <draw:frame draw:z-index="0" draw:style-name="gr1" draw:text-style-name="P1" svg:width="10.7858in" svg:height="11.3984in" svg:x="11.8374in" svg:y="0.3453in">
            <draw:object draw:notify-on-update-of-ranges="drahoš.B2:drahoš.B54 drahoš.E1:drahoš.E1 drahoš.E2:drahoš.E54 drahoš.B2:drahoš.B54 drahoš.F1:drahoš.F1 drahoš.F2:drahoš.F54 drahoš.B2:drahoš.B54 drahoš.G1:drahoš.G1 drahoš.G2:drahoš.G54 drahoš.B2:drahoš.B54 drahoš.H1:drahoš.H1 drahoš.H2:drahoš.H54 drahoš.B2:drahoš.B54 drahoš.I1:drahoš.I1 drahoš.I2:drahoš.I54 drahoš.B2:drahoš.B54 drahoš.J1:drahoš.J1 drahoš.J2:drahoš.J54 drahoš.B2:drahoš.B54 drahoš.K1:drahoš.K1 drahoš.K2:drahoš.K54 drahoš.B2:drahoš.B54 drahoš.L1:drahoš.L1 drahoš.L2:drahoš.L54 drahoš.B2:drahoš.B54 drahoš.M1:drahoš.M1 drahoš.M2:drahoš.M54 drahoš.B2:drahoš.B54 drahoš.N1:drahoš.N1 drahoš.N2:drahoš.N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number-columns-repeated="2" office:value-type="string" calcext:value-type="string">
            <text:p>counted_ps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osest.v1.1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.03" calcext:value-type="float">
            <text:p>26.03</text:p>
          </table:table-cell>
          <table:table-cell office:value-type="float" office:value="28.9558375933493" calcext:value-type="float">
            <text:p>28.9558375933493</text:p>
          </table:table-cell>
          <table:table-cell/>
          <table:table-cell office:value-type="float" office:value="25.7062327784108" calcext:value-type="float">
            <text:p>25.7062327784108</text:p>
          </table:table-cell>
          <table:table-cell office:value-type="float" office:value="31.2925170068027" calcext:value-type="float">
            <text:p>31.2925170068027</text:p>
          </table:table-cell>
          <table:table-cell office:value-type="float" office:value="25.706301556583" calcext:value-type="float">
            <text:p>25.706301556583</text:p>
          </table:table-cell>
          <table:table-cell office:value-type="float" office:value="26.6" calcext:value-type="float">
            <text:p>26.6</text:p>
          </table:table-cell>
          <table:table-cell office:value-type="float" office:value="21.9836040576953" calcext:value-type="float">
            <text:p>21.9836040576953</text:p>
          </table:table-cell>
          <table:table-cell/>
          <table:table-cell office:value-type="float" office:value="26.925156788509" calcext:value-type="float">
            <text:p>26.925156788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6.58" calcext:value-type="float">
            <text:p>26.58</text:p>
          </table:table-cell>
          <table:table-cell office:value-type="float" office:value="25.7906562033429" calcext:value-type="float">
            <text:p>25.7906562033429</text:p>
          </table:table-cell>
          <table:table-cell office:value-type="float" office:value="25.6104512647659" calcext:value-type="float">
            <text:p>25.6104512647659</text:p>
          </table:table-cell>
          <table:table-cell office:value-type="float" office:value="26.3474875445198" calcext:value-type="float">
            <text:p>26.3474875445198</text:p>
          </table:table-cell>
          <table:table-cell office:value-type="float" office:value="24.2551601755861" calcext:value-type="float">
            <text:p>24.2551601755861</text:p>
          </table:table-cell>
          <table:table-cell office:value-type="float" office:value="26.3472862384572" calcext:value-type="float">
            <text:p>26.3472862384572</text:p>
          </table:table-cell>
          <table:table-cell office:value-type="float" office:value="26.6" calcext:value-type="float">
            <text:p>26.6</text:p>
          </table:table-cell>
          <table:table-cell office:value-type="float" office:value="25.574380833696" calcext:value-type="float">
            <text:p>25.574380833696</text:p>
          </table:table-cell>
          <table:table-cell office:value-type="float" office:value="24.8348826065548" calcext:value-type="float">
            <text:p>24.8348826065548</text:p>
          </table:table-cell>
          <table:table-cell office:value-type="float" office:value="24.9295968218727" calcext:value-type="float">
            <text:p>24.9295968218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26.85" calcext:value-type="float">
            <text:p>26.85</text:p>
          </table:table-cell>
          <table:table-cell office:value-type="float" office:value="25.4145074371081" calcext:value-type="float">
            <text:p>25.4145074371081</text:p>
          </table:table-cell>
          <table:table-cell office:value-type="float" office:value="25.5536513576202" calcext:value-type="float">
            <text:p>25.5536513576202</text:p>
          </table:table-cell>
          <table:table-cell office:value-type="float" office:value="26.7214419655167" calcext:value-type="float">
            <text:p>26.7214419655167</text:p>
          </table:table-cell>
          <table:table-cell office:value-type="float" office:value="24.0364813180347" calcext:value-type="float">
            <text:p>24.0364813180347</text:p>
          </table:table-cell>
          <table:table-cell office:value-type="float" office:value="26.7209324583652" calcext:value-type="float">
            <text:p>26.7209324583652</text:p>
          </table:table-cell>
          <table:table-cell office:value-type="float" office:value="26.6" calcext:value-type="float">
            <text:p>26.6</text:p>
          </table:table-cell>
          <table:table-cell office:value-type="float" office:value="26.2171957784394" calcext:value-type="float">
            <text:p>26.2171957784394</text:p>
          </table:table-cell>
          <table:table-cell office:value-type="float" office:value="25.4491175328769" calcext:value-type="float">
            <text:p>25.4491175328769</text:p>
          </table:table-cell>
          <table:table-cell office:value-type="float" office:value="25.4381698378846" calcext:value-type="float">
            <text:p>25.4381698378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26.84" calcext:value-type="float">
            <text:p>26.84</text:p>
          </table:table-cell>
          <table:table-cell office:value-type="float" office:value="25.6595319447287" calcext:value-type="float">
            <text:p>25.6595319447287</text:p>
          </table:table-cell>
          <table:table-cell office:value-type="float" office:value="25.8595278446083" calcext:value-type="float">
            <text:p>25.8595278446083</text:p>
          </table:table-cell>
          <table:table-cell office:value-type="float" office:value="26.6004617792145" calcext:value-type="float">
            <text:p>26.6004617792145</text:p>
          </table:table-cell>
          <table:table-cell office:value-type="float" office:value="24.2168827597876" calcext:value-type="float">
            <text:p>24.2168827597876</text:p>
          </table:table-cell>
          <table:table-cell office:value-type="float" office:value="26.5997606488942" calcext:value-type="float">
            <text:p>26.5997606488942</text:p>
          </table:table-cell>
          <table:table-cell office:value-type="float" office:value="26.6" calcext:value-type="float">
            <text:p>26.6</text:p>
          </table:table-cell>
          <table:table-cell office:value-type="float" office:value="26.9888695384836" calcext:value-type="float">
            <text:p>26.9888695384836</text:p>
          </table:table-cell>
          <table:table-cell office:value-type="float" office:value="25.6706680650733" calcext:value-type="float">
            <text:p>25.6706680650733</text:p>
          </table:table-cell>
          <table:table-cell office:value-type="float" office:value="25.732097906046" calcext:value-type="float">
            <text:p>25.732097906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table:number-columns-repeated="2" office:value-type="float" office:value="2333" calcext:value-type="float">
            <text:p>2333</text:p>
          </table:table-cell>
          <table:table-cell office:value-type="float" office:value="26.4" calcext:value-type="float">
            <text:p>26.4</text:p>
          </table:table-cell>
          <table:table-cell office:value-type="float" office:value="25.4062362612956" calcext:value-type="float">
            <text:p>25.4062362612956</text:p>
          </table:table-cell>
          <table:table-cell office:value-type="float" office:value="25.5755494156601" calcext:value-type="float">
            <text:p>25.5755494156601</text:p>
          </table:table-cell>
          <table:table-cell office:value-type="float" office:value="26.3392187425127" calcext:value-type="float">
            <text:p>26.3392187425127</text:p>
          </table:table-cell>
          <table:table-cell office:value-type="float" office:value="24.1412970357966" calcext:value-type="float">
            <text:p>24.1412970357966</text:p>
          </table:table-cell>
          <table:table-cell office:value-type="float" office:value="26.3377726992932" calcext:value-type="float">
            <text:p>26.3377726992932</text:p>
          </table:table-cell>
          <table:table-cell office:value-type="float" office:value="26.6" calcext:value-type="float">
            <text:p>26.6</text:p>
          </table:table-cell>
          <table:table-cell office:value-type="float" office:value="26.5341344647439" calcext:value-type="float">
            <text:p>26.5341344647439</text:p>
          </table:table-cell>
          <table:table-cell office:value-type="float" office:value="25.5037137135863" calcext:value-type="float">
            <text:p>25.5037137135863</text:p>
          </table:table-cell>
          <table:table-cell office:value-type="float" office:value="25.4710543380093" calcext:value-type="float">
            <text:p>25.47105433800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table:number-columns-repeated="2" office:value-type="float" office:value="3348" calcext:value-type="float">
            <text:p>3348</text:p>
          </table:table-cell>
          <table:table-cell office:value-type="float" office:value="26.52" calcext:value-type="float">
            <text:p>26.52</text:p>
          </table:table-cell>
          <table:table-cell office:value-type="float" office:value="25.7692170546254" calcext:value-type="float">
            <text:p>25.7692170546254</text:p>
          </table:table-cell>
          <table:table-cell office:value-type="float" office:value="25.9046611050234" calcext:value-type="float">
            <text:p>25.9046611050234</text:p>
          </table:table-cell>
          <table:table-cell office:value-type="float" office:value="26.5477039197153" calcext:value-type="float">
            <text:p>26.5477039197153</text:p>
          </table:table-cell>
          <table:table-cell office:value-type="float" office:value="24.4383401416001" calcext:value-type="float">
            <text:p>24.4383401416001</text:p>
          </table:table-cell>
          <table:table-cell office:value-type="float" office:value="26.5468058006277" calcext:value-type="float">
            <text:p>26.5468058006277</text:p>
          </table:table-cell>
          <table:table-cell office:value-type="float" office:value="26.6" calcext:value-type="float">
            <text:p>26.6</text:p>
          </table:table-cell>
          <table:table-cell office:value-type="float" office:value="26.6670187149781" calcext:value-type="float">
            <text:p>26.6670187149781</text:p>
          </table:table-cell>
          <table:table-cell office:value-type="float" office:value="25.7689547066851" calcext:value-type="float">
            <text:p>25.7689547066851</text:p>
          </table:table-cell>
          <table:table-cell office:value-type="float" office:value="25.6950628578758" calcext:value-type="float">
            <text:p>25.6950628578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table:number-columns-repeated="2" office:value-type="float" office:value="4396" calcext:value-type="float">
            <text:p>4396</text:p>
          </table:table-cell>
          <table:table-cell office:value-type="float" office:value="26.57" calcext:value-type="float">
            <text:p>26.57</text:p>
          </table:table-cell>
          <table:table-cell office:value-type="float" office:value="25.9675320773097" calcext:value-type="float">
            <text:p>25.9675320773097</text:p>
          </table:table-cell>
          <table:table-cell office:value-type="float" office:value="26.049156302172" calcext:value-type="float">
            <text:p>26.049156302172</text:p>
          </table:table-cell>
          <table:table-cell office:value-type="float" office:value="26.4975968444405" calcext:value-type="float">
            <text:p>26.4975968444405</text:p>
          </table:table-cell>
          <table:table-cell office:value-type="float" office:value="24.6816903772714" calcext:value-type="float">
            <text:p>24.6816903772714</text:p>
          </table:table-cell>
          <table:table-cell office:value-type="float" office:value="26.4961073970102" calcext:value-type="float">
            <text:p>26.4961073970102</text:p>
          </table:table-cell>
          <table:table-cell office:value-type="float" office:value="26.6" calcext:value-type="float">
            <text:p>26.6</text:p>
          </table:table-cell>
          <table:table-cell office:value-type="float" office:value="26.7030972360502" calcext:value-type="float">
            <text:p>26.7030972360502</text:p>
          </table:table-cell>
          <table:table-cell office:value-type="float" office:value="25.9599587369411" calcext:value-type="float">
            <text:p>25.9599587369411</text:p>
          </table:table-cell>
          <table:table-cell office:value-type="float" office:value="25.8481645138556" calcext:value-type="float">
            <text:p>25.848164513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table:number-columns-repeated="2" office:value-type="float" office:value="5479" calcext:value-type="float">
            <text:p>5479</text:p>
          </table:table-cell>
          <table:table-cell office:value-type="float" office:value="26.41" calcext:value-type="float">
            <text:p>26.41</text:p>
          </table:table-cell>
          <table:table-cell office:value-type="float" office:value="25.9629402142123" calcext:value-type="float">
            <text:p>25.9629402142123</text:p>
          </table:table-cell>
          <table:table-cell office:value-type="float" office:value="26.0542451033009" calcext:value-type="float">
            <text:p>26.0542451033009</text:p>
          </table:table-cell>
          <table:table-cell office:value-type="float" office:value="26.5130952203975" calcext:value-type="float">
            <text:p>26.5130952203975</text:p>
          </table:table-cell>
          <table:table-cell office:value-type="float" office:value="24.8336403690032" calcext:value-type="float">
            <text:p>24.8336403690032</text:p>
          </table:table-cell>
          <table:table-cell office:value-type="float" office:value="26.5118031303704" calcext:value-type="float">
            <text:p>26.5118031303704</text:p>
          </table:table-cell>
          <table:table-cell office:value-type="float" office:value="26.6" calcext:value-type="float">
            <text:p>26.6</text:p>
          </table:table-cell>
          <table:table-cell office:value-type="float" office:value="26.6316048361392" calcext:value-type="float">
            <text:p>26.6316048361392</text:p>
          </table:table-cell>
          <table:table-cell office:value-type="float" office:value="25.9513566721209" calcext:value-type="float">
            <text:p>25.9513566721209</text:p>
          </table:table-cell>
          <table:table-cell office:value-type="float" office:value="25.8544827167499" calcext:value-type="float">
            <text:p>25.8544827167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table:number-columns-repeated="2" office:value-type="float" office:value="6595" calcext:value-type="float">
            <text:p>6595</text:p>
          </table:table-cell>
          <table:table-cell office:value-type="float" office:value="26.42" calcext:value-type="float">
            <text:p>26.42</text:p>
          </table:table-cell>
          <table:table-cell office:value-type="float" office:value="25.9824057413608" calcext:value-type="float">
            <text:p>25.9824057413608</text:p>
          </table:table-cell>
          <table:table-cell office:value-type="float" office:value="26.0752503102781" calcext:value-type="float">
            <text:p>26.0752503102781</text:p>
          </table:table-cell>
          <table:table-cell office:value-type="float" office:value="26.4972956825912" calcext:value-type="float">
            <text:p>26.4972956825912</text:p>
          </table:table-cell>
          <table:table-cell office:value-type="float" office:value="24.9412452752537" calcext:value-type="float">
            <text:p>24.9412452752537</text:p>
          </table:table-cell>
          <table:table-cell office:value-type="float" office:value="26.4952249522944" calcext:value-type="float">
            <text:p>26.4952249522944</text:p>
          </table:table-cell>
          <table:table-cell office:value-type="float" office:value="26.6" calcext:value-type="float">
            <text:p>26.6</text:p>
          </table:table-cell>
          <table:table-cell office:value-type="float" office:value="26.5876952734963" calcext:value-type="float">
            <text:p>26.5876952734963</text:p>
          </table:table-cell>
          <table:table-cell office:value-type="float" office:value="26.0029264115696" calcext:value-type="float">
            <text:p>26.0029264115696</text:p>
          </table:table-cell>
          <table:table-cell office:value-type="float" office:value="25.9037420456065" calcext:value-type="float">
            <text:p>25.9037420456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table:number-columns-repeated="2" office:value-type="float" office:value="7657" calcext:value-type="float">
            <text:p>7657</text:p>
          </table:table-cell>
          <table:table-cell office:value-type="float" office:value="26.44" calcext:value-type="float">
            <text:p>26.44</text:p>
          </table:table-cell>
          <table:table-cell office:value-type="float" office:value="26.0604369936537" calcext:value-type="float">
            <text:p>26.0604369936537</text:p>
          </table:table-cell>
          <table:table-cell office:value-type="float" office:value="26.1361582007226" calcext:value-type="float">
            <text:p>26.1361582007226</text:p>
          </table:table-cell>
          <table:table-cell office:value-type="float" office:value="26.5495184477502" calcext:value-type="float">
            <text:p>26.5495184477502</text:p>
          </table:table-cell>
          <table:table-cell office:value-type="float" office:value="25.07512575487" calcext:value-type="float">
            <text:p>25.07512575487</text:p>
          </table:table-cell>
          <table:table-cell office:value-type="float" office:value="26.5482743752451" calcext:value-type="float">
            <text:p>26.5482743752451</text:p>
          </table:table-cell>
          <table:table-cell office:value-type="float" office:value="26.6" calcext:value-type="float">
            <text:p>26.6</text:p>
          </table:table-cell>
          <table:table-cell office:value-type="float" office:value="26.6278944840343" calcext:value-type="float">
            <text:p>26.6278944840343</text:p>
          </table:table-cell>
          <table:table-cell office:value-type="float" office:value="26.0446194505833" calcext:value-type="float">
            <text:p>26.0446194505833</text:p>
          </table:table-cell>
          <table:table-cell office:value-type="float" office:value="25.9639271812541" calcext:value-type="float">
            <text:p>25.96392718125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table:number-columns-repeated="2" office:value-type="float" office:value="8699" calcext:value-type="float">
            <text:p>8699</text:p>
          </table:table-cell>
          <table:table-cell office:value-type="float" office:value="26.6" calcext:value-type="float">
            <text:p>26.6</text:p>
          </table:table-cell>
          <table:table-cell office:value-type="float" office:value="26.1400181547584" calcext:value-type="float">
            <text:p>26.1400181547584</text:p>
          </table:table-cell>
          <table:table-cell office:value-type="float" office:value="26.204562108312" calcext:value-type="float">
            <text:p>26.204562108312</text:p>
          </table:table-cell>
          <table:table-cell office:value-type="float" office:value="26.5800828129141" calcext:value-type="float">
            <text:p>26.5800828129141</text:p>
          </table:table-cell>
          <table:table-cell office:value-type="float" office:value="25.249127518593" calcext:value-type="float">
            <text:p>25.249127518593</text:p>
          </table:table-cell>
          <table:table-cell office:value-type="float" office:value="26.5800330455207" calcext:value-type="float">
            <text:p>26.5800330455207</text:p>
          </table:table-cell>
          <table:table-cell office:value-type="float" office:value="26.6" calcext:value-type="float">
            <text:p>26.6</text:p>
          </table:table-cell>
          <table:table-cell office:value-type="float" office:value="26.6057228123704" calcext:value-type="float">
            <text:p>26.6057228123704</text:p>
          </table:table-cell>
          <table:table-cell office:value-type="float" office:value="26.1207964913418" calcext:value-type="float">
            <text:p>26.1207964913418</text:p>
          </table:table-cell>
          <table:table-cell office:value-type="float" office:value="26.0420453684443" calcext:value-type="float">
            <text:p>26.04204536844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table:number-columns-repeated="2" office:value-type="float" office:value="9641" calcext:value-type="float">
            <text:p>9641</text:p>
          </table:table-cell>
          <table:table-cell office:value-type="float" office:value="26.51" calcext:value-type="float">
            <text:p>26.51</text:p>
          </table:table-cell>
          <table:table-cell office:value-type="float" office:value="26.1689417808923" calcext:value-type="float">
            <text:p>26.1689417808923</text:p>
          </table:table-cell>
          <table:table-cell office:value-type="float" office:value="26.2167212264889" calcext:value-type="float">
            <text:p>26.2167212264889</text:p>
          </table:table-cell>
          <table:table-cell office:value-type="float" office:value="26.5712987037428" calcext:value-type="float">
            <text:p>26.5712987037428</text:p>
          </table:table-cell>
          <table:table-cell office:value-type="float" office:value="25.3643130364864" calcext:value-type="float">
            <text:p>25.3643130364864</text:p>
          </table:table-cell>
          <table:table-cell office:value-type="float" office:value="26.5715483681008" calcext:value-type="float">
            <text:p>26.5715483681008</text:p>
          </table:table-cell>
          <table:table-cell office:value-type="float" office:value="26.6" calcext:value-type="float">
            <text:p>26.6</text:p>
          </table:table-cell>
          <table:table-cell office:value-type="float" office:value="26.5912012228095" calcext:value-type="float">
            <text:p>26.5912012228095</text:p>
          </table:table-cell>
          <table:table-cell office:value-type="float" office:value="26.1591303475166" calcext:value-type="float">
            <text:p>26.1591303475166</text:p>
          </table:table-cell>
          <table:table-cell office:value-type="float" office:value="26.0910292500507" calcext:value-type="float">
            <text:p>26.09102925005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table:number-columns-repeated="2" office:value-type="float" office:value="10496" calcext:value-type="float">
            <text:p>10496</text:p>
          </table:table-cell>
          <table:table-cell office:value-type="float" office:value="26.7" calcext:value-type="float">
            <text:p>26.7</text:p>
          </table:table-cell>
          <table:table-cell office:value-type="float" office:value="26.2142101064268" calcext:value-type="float">
            <text:p>26.2142101064268</text:p>
          </table:table-cell>
          <table:table-cell office:value-type="float" office:value="26.2470915006977" calcext:value-type="float">
            <text:p>26.2470915006977</text:p>
          </table:table-cell>
          <table:table-cell office:value-type="float" office:value="26.5711124238085" calcext:value-type="float">
            <text:p>26.5711124238085</text:p>
          </table:table-cell>
          <table:table-cell office:value-type="float" office:value="25.4912230020222" calcext:value-type="float">
            <text:p>25.4912230020222</text:p>
          </table:table-cell>
          <table:table-cell office:value-type="float" office:value="26.5719255657654" calcext:value-type="float">
            <text:p>26.5719255657654</text:p>
          </table:table-cell>
          <table:table-cell office:value-type="float" office:value="26.6" calcext:value-type="float">
            <text:p>26.6</text:p>
          </table:table-cell>
          <table:table-cell office:value-type="float" office:value="26.5979758993214" calcext:value-type="float">
            <text:p>26.5979758993214</text:p>
          </table:table-cell>
          <table:table-cell office:value-type="float" office:value="26.2085875851965" calcext:value-type="float">
            <text:p>26.2085875851965</text:p>
          </table:table-cell>
          <table:table-cell office:value-type="float" office:value="26.155089719798" calcext:value-type="float">
            <text:p>26.1550897197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table:number-columns-repeated="2" office:value-type="float" office:value="11268" calcext:value-type="float">
            <text:p>11268</text:p>
          </table:table-cell>
          <table:table-cell office:value-type="float" office:value="26.8" calcext:value-type="float">
            <text:p>26.8</text:p>
          </table:table-cell>
          <table:table-cell office:value-type="float" office:value="26.2661114236961" calcext:value-type="float">
            <text:p>26.2661114236961</text:p>
          </table:table-cell>
          <table:table-cell office:value-type="float" office:value="26.2799358337137" calcext:value-type="float">
            <text:p>26.2799358337137</text:p>
          </table:table-cell>
          <table:table-cell office:value-type="float" office:value="26.569517796438" calcext:value-type="float">
            <text:p>26.569517796438</text:p>
          </table:table-cell>
          <table:table-cell office:value-type="float" office:value="25.5994653513694" calcext:value-type="float">
            <text:p>25.5994653513694</text:p>
          </table:table-cell>
          <table:table-cell office:value-type="float" office:value="26.5707340120336" calcext:value-type="float">
            <text:p>26.5707340120336</text:p>
          </table:table-cell>
          <table:table-cell office:value-type="float" office:value="26.6" calcext:value-type="float">
            <text:p>26.6</text:p>
          </table:table-cell>
          <table:table-cell office:value-type="float" office:value="26.5890576927198" calcext:value-type="float">
            <text:p>26.5890576927198</text:p>
          </table:table-cell>
          <table:table-cell office:value-type="float" office:value="26.2402943057449" calcext:value-type="float">
            <text:p>26.2402943057449</text:p>
          </table:table-cell>
          <table:table-cell office:value-type="float" office:value="26.2086391611883" calcext:value-type="float">
            <text:p>26.2086391611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table:number-columns-repeated="2" office:value-type="float" office:value="11938" calcext:value-type="float">
            <text:p>11938</text:p>
          </table:table-cell>
          <table:table-cell office:value-type="float" office:value="27.12" calcext:value-type="float">
            <text:p>27.12</text:p>
          </table:table-cell>
          <table:table-cell office:value-type="float" office:value="26.3100381489186" calcext:value-type="float">
            <text:p>26.3100381489186</text:p>
          </table:table-cell>
          <table:table-cell office:value-type="float" office:value="26.3143477500154" calcext:value-type="float">
            <text:p>26.3143477500154</text:p>
          </table:table-cell>
          <table:table-cell office:value-type="float" office:value="26.574987342242" calcext:value-type="float">
            <text:p>26.574987342242</text:p>
          </table:table-cell>
          <table:table-cell office:value-type="float" office:value="25.7016174386056" calcext:value-type="float">
            <text:p>25.7016174386056</text:p>
          </table:table-cell>
          <table:table-cell office:value-type="float" office:value="26.5753147029671" calcext:value-type="float">
            <text:p>26.5753147029671</text:p>
          </table:table-cell>
          <table:table-cell office:value-type="float" office:value="26.6" calcext:value-type="float">
            <text:p>26.6</text:p>
          </table:table-cell>
          <table:table-cell office:value-type="float" office:value="26.5745302317185" calcext:value-type="float">
            <text:p>26.5745302317185</text:p>
          </table:table-cell>
          <table:table-cell office:value-type="float" office:value="26.265710645906" calcext:value-type="float">
            <text:p>26.265710645906</text:p>
          </table:table-cell>
          <table:table-cell office:value-type="float" office:value="26.2446740128386" calcext:value-type="float">
            <text:p>26.2446740128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table:number-columns-repeated="2" office:value-type="float" office:value="12442" calcext:value-type="float">
            <text:p>12442</text:p>
          </table:table-cell>
          <table:table-cell office:value-type="float" office:value="27.16" calcext:value-type="float">
            <text:p>27.16</text:p>
          </table:table-cell>
          <table:table-cell office:value-type="float" office:value="26.3501035565227" calcext:value-type="float">
            <text:p>26.3501035565227</text:p>
          </table:table-cell>
          <table:table-cell office:value-type="float" office:value="26.3478887594688" calcext:value-type="float">
            <text:p>26.3478887594688</text:p>
          </table:table-cell>
          <table:table-cell office:value-type="float" office:value="26.5642802965873" calcext:value-type="float">
            <text:p>26.5642802965873</text:p>
          </table:table-cell>
          <table:table-cell office:value-type="float" office:value="25.7969575851206" calcext:value-type="float">
            <text:p>25.7969575851206</text:p>
          </table:table-cell>
          <table:table-cell office:value-type="float" office:value="26.5645395764482" calcext:value-type="float">
            <text:p>26.5645395764482</text:p>
          </table:table-cell>
          <table:table-cell office:value-type="float" office:value="26.6" calcext:value-type="float">
            <text:p>26.6</text:p>
          </table:table-cell>
          <table:table-cell office:value-type="float" office:value="26.5740744344288" calcext:value-type="float">
            <text:p>26.5740744344288</text:p>
          </table:table-cell>
          <table:table-cell office:value-type="float" office:value="26.3129363272881" calcext:value-type="float">
            <text:p>26.3129363272881</text:p>
          </table:table-cell>
          <table:table-cell office:value-type="float" office:value="26.2901289960671" calcext:value-type="float">
            <text:p>26.29012899606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table:number-columns-repeated="2" office:value-type="float" office:value="12873" calcext:value-type="float">
            <text:p>12873</text:p>
          </table:table-cell>
          <table:table-cell office:value-type="float" office:value="27.22" calcext:value-type="float">
            <text:p>27.22</text:p>
          </table:table-cell>
          <table:table-cell office:value-type="float" office:value="26.3895486419278" calcext:value-type="float">
            <text:p>26.3895486419278</text:p>
          </table:table-cell>
          <table:table-cell office:value-type="float" office:value="26.385688253855" calcext:value-type="float">
            <text:p>26.385688253855</text:p>
          </table:table-cell>
          <table:table-cell office:value-type="float" office:value="26.573917990554" calcext:value-type="float">
            <text:p>26.573917990554</text:p>
          </table:table-cell>
          <table:table-cell office:value-type="float" office:value="25.8969091098038" calcext:value-type="float">
            <text:p>25.8969091098038</text:p>
          </table:table-cell>
          <table:table-cell office:value-type="float" office:value="26.5764953426683" calcext:value-type="float">
            <text:p>26.5764953426683</text:p>
          </table:table-cell>
          <table:table-cell office:value-type="float" office:value="26.6" calcext:value-type="float">
            <text:p>26.6</text:p>
          </table:table-cell>
          <table:table-cell office:value-type="float" office:value="26.5793406441319" calcext:value-type="float">
            <text:p>26.5793406441319</text:p>
          </table:table-cell>
          <table:table-cell office:value-type="float" office:value="26.3532815485789" calcext:value-type="float">
            <text:p>26.3532815485789</text:p>
          </table:table-cell>
          <table:table-cell office:value-type="float" office:value="26.3316465449939" calcext:value-type="float">
            <text:p>26.33164654499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table:number-columns-repeated="2" office:value-type="float" office:value="13232" calcext:value-type="float">
            <text:p>13232</text:p>
          </table:table-cell>
          <table:table-cell office:value-type="float" office:value="27.1" calcext:value-type="float">
            <text:p>27.1</text:p>
          </table:table-cell>
          <table:table-cell office:value-type="float" office:value="26.4159515673723" calcext:value-type="float">
            <text:p>26.4159515673723</text:p>
          </table:table-cell>
          <table:table-cell office:value-type="float" office:value="26.4132745174262" calcext:value-type="float">
            <text:p>26.4132745174262</text:p>
          </table:table-cell>
          <table:table-cell office:value-type="float" office:value="26.5772461148407" calcext:value-type="float">
            <text:p>26.5772461148407</text:p>
          </table:table-cell>
          <table:table-cell office:value-type="float" office:value="25.9801159822393" calcext:value-type="float">
            <text:p>25.9801159822393</text:p>
          </table:table-cell>
          <table:table-cell office:value-type="float" office:value="26.5813941793432" calcext:value-type="float">
            <text:p>26.5813941793432</text:p>
          </table:table-cell>
          <table:table-cell office:value-type="float" office:value="26.6" calcext:value-type="float">
            <text:p>26.6</text:p>
          </table:table-cell>
          <table:table-cell office:value-type="float" office:value="26.5675491661608" calcext:value-type="float">
            <text:p>26.5675491661608</text:p>
          </table:table-cell>
          <table:table-cell office:value-type="float" office:value="26.3818268836818" calcext:value-type="float">
            <text:p>26.3818268836818</text:p>
          </table:table-cell>
          <table:table-cell office:value-type="float" office:value="26.3647442361498" calcext:value-type="float">
            <text:p>26.36474423614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table:number-columns-repeated="2" office:value-type="float" office:value="13557" calcext:value-type="float">
            <text:p>13557</text:p>
          </table:table-cell>
          <table:table-cell office:value-type="float" office:value="27.1" calcext:value-type="float">
            <text:p>27.1</text:p>
          </table:table-cell>
          <table:table-cell office:value-type="float" office:value="26.4457710459426" calcext:value-type="float">
            <text:p>26.4457710459426</text:p>
          </table:table-cell>
          <table:table-cell office:value-type="float" office:value="26.4429791957847" calcext:value-type="float">
            <text:p>26.4429791957847</text:p>
          </table:table-cell>
          <table:table-cell office:value-type="float" office:value="26.5761379138806" calcext:value-type="float">
            <text:p>26.5761379138806</text:p>
          </table:table-cell>
          <table:table-cell office:value-type="float" office:value="26.0730395816757" calcext:value-type="float">
            <text:p>26.0730395816757</text:p>
          </table:table-cell>
          <table:table-cell office:value-type="float" office:value="26.5810096252269" calcext:value-type="float">
            <text:p>26.5810096252269</text:p>
          </table:table-cell>
          <table:table-cell office:value-type="float" office:value="26.6" calcext:value-type="float">
            <text:p>26.6</text:p>
          </table:table-cell>
          <table:table-cell office:value-type="float" office:value="26.5659486511642" calcext:value-type="float">
            <text:p>26.5659486511642</text:p>
          </table:table-cell>
          <table:table-cell office:value-type="float" office:value="26.424867784312" calcext:value-type="float">
            <text:p>26.424867784312</text:p>
          </table:table-cell>
          <table:table-cell office:value-type="float" office:value="26.4076933421446" calcext:value-type="float">
            <text:p>26.4076933421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table:number-columns-repeated="2" office:value-type="float" office:value="13802" calcext:value-type="float">
            <text:p>13802</text:p>
          </table:table-cell>
          <table:table-cell office:value-type="float" office:value="27.04" calcext:value-type="float">
            <text:p>27.04</text:p>
          </table:table-cell>
          <table:table-cell office:value-type="float" office:value="26.4662368049746" calcext:value-type="float">
            <text:p>26.4662368049746</text:p>
          </table:table-cell>
          <table:table-cell office:value-type="float" office:value="26.4595204011966" calcext:value-type="float">
            <text:p>26.4595204011966</text:p>
          </table:table-cell>
          <table:table-cell office:value-type="float" office:value="26.5691853635488" calcext:value-type="float">
            <text:p>26.5691853635488</text:p>
          </table:table-cell>
          <table:table-cell office:value-type="float" office:value="26.1457458436594" calcext:value-type="float">
            <text:p>26.1457458436594</text:p>
          </table:table-cell>
          <table:table-cell office:value-type="float" office:value="26.5761617409385" calcext:value-type="float">
            <text:p>26.5761617409385</text:p>
          </table:table-cell>
          <table:table-cell office:value-type="float" office:value="26.6" calcext:value-type="float">
            <text:p>26.6</text:p>
          </table:table-cell>
          <table:table-cell office:value-type="float" office:value="26.5671429168741" calcext:value-type="float">
            <text:p>26.5671429168741</text:p>
          </table:table-cell>
          <table:table-cell office:value-type="float" office:value="26.4438109404457" calcext:value-type="float">
            <text:p>26.4438109404457</text:p>
          </table:table-cell>
          <table:table-cell office:value-type="float" office:value="26.4332389043085" calcext:value-type="float">
            <text:p>26.4332389043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table:number-columns-repeated="2" office:value-type="float" office:value="14002" calcext:value-type="float">
            <text:p>14002</text:p>
          </table:table-cell>
          <table:table-cell office:value-type="float" office:value="27.01" calcext:value-type="float">
            <text:p>27.01</text:p>
          </table:table-cell>
          <table:table-cell office:value-type="float" office:value="26.4885314848558" calcext:value-type="float">
            <text:p>26.4885314848558</text:p>
          </table:table-cell>
          <table:table-cell office:value-type="float" office:value="26.4842645439569" calcext:value-type="float">
            <text:p>26.4842645439569</text:p>
          </table:table-cell>
          <table:table-cell office:value-type="float" office:value="26.5669893287619" calcext:value-type="float">
            <text:p>26.5669893287619</text:p>
          </table:table-cell>
          <table:table-cell office:value-type="float" office:value="26.2225300855332" calcext:value-type="float">
            <text:p>26.2225300855332</text:p>
          </table:table-cell>
          <table:table-cell office:value-type="float" office:value="26.5761154263708" calcext:value-type="float">
            <text:p>26.5761154263708</text:p>
          </table:table-cell>
          <table:table-cell office:value-type="float" office:value="26.6" calcext:value-type="float">
            <text:p>26.6</text:p>
          </table:table-cell>
          <table:table-cell office:value-type="float" office:value="26.5595581714609" calcext:value-type="float">
            <text:p>26.5595581714609</text:p>
          </table:table-cell>
          <table:table-cell office:value-type="float" office:value="26.4729349482531" calcext:value-type="float">
            <text:p>26.4729349482531</text:p>
          </table:table-cell>
          <table:table-cell office:value-type="float" office:value="26.4642586021122" calcext:value-type="float">
            <text:p>26.46425860211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table:number-columns-repeated="2" office:value-type="float" office:value="14178" calcext:value-type="float">
            <text:p>14178</text:p>
          </table:table-cell>
          <table:table-cell office:value-type="float" office:value="27" calcext:value-type="float">
            <text:p>27</text:p>
          </table:table-cell>
          <table:table-cell office:value-type="float" office:value="26.5079981035918" calcext:value-type="float">
            <text:p>26.5079981035918</text:p>
          </table:table-cell>
          <table:table-cell office:value-type="float" office:value="26.5025690720943" calcext:value-type="float">
            <text:p>26.5025690720943</text:p>
          </table:table-cell>
          <table:table-cell office:value-type="float" office:value="26.5737199424513" calcext:value-type="float">
            <text:p>26.5737199424513</text:p>
          </table:table-cell>
          <table:table-cell office:value-type="float" office:value="26.2871408589286" calcext:value-type="float">
            <text:p>26.2871408589286</text:p>
          </table:table-cell>
          <table:table-cell office:value-type="float" office:value="26.5836957827213" calcext:value-type="float">
            <text:p>26.5836957827213</text:p>
          </table:table-cell>
          <table:table-cell office:value-type="float" office:value="26.6" calcext:value-type="float">
            <text:p>26.6</text:p>
          </table:table-cell>
          <table:table-cell office:value-type="float" office:value="26.5697143010441" calcext:value-type="float">
            <text:p>26.5697143010441</text:p>
          </table:table-cell>
          <table:table-cell office:value-type="float" office:value="26.4934077451995" calcext:value-type="float">
            <text:p>26.4934077451995</text:p>
          </table:table-cell>
          <table:table-cell office:value-type="float" office:value="26.4883096143861" calcext:value-type="float">
            <text:p>26.48830961438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table:number-columns-repeated="2" office:value-type="float" office:value="14320" calcext:value-type="float">
            <text:p>14320</text:p>
          </table:table-cell>
          <table:table-cell office:value-type="float" office:value="26.94" calcext:value-type="float">
            <text:p>26.94</text:p>
          </table:table-cell>
          <table:table-cell office:value-type="float" office:value="26.5264792758536" calcext:value-type="float">
            <text:p>26.5264792758536</text:p>
          </table:table-cell>
          <table:table-cell office:value-type="float" office:value="26.5242079068772" calcext:value-type="float">
            <text:p>26.5242079068772</text:p>
          </table:table-cell>
          <table:table-cell office:value-type="float" office:value="26.5719513564377" calcext:value-type="float">
            <text:p>26.5719513564377</text:p>
          </table:table-cell>
          <table:table-cell office:value-type="float" office:value="26.3494572586668" calcext:value-type="float">
            <text:p>26.3494572586668</text:p>
          </table:table-cell>
          <table:table-cell office:value-type="float" office:value="26.5821112917839" calcext:value-type="float">
            <text:p>26.5821112917839</text:p>
          </table:table-cell>
          <table:table-cell office:value-type="float" office:value="26.6" calcext:value-type="float">
            <text:p>26.6</text:p>
          </table:table-cell>
          <table:table-cell office:value-type="float" office:value="26.5733944167597" calcext:value-type="float">
            <text:p>26.5733944167597</text:p>
          </table:table-cell>
          <table:table-cell office:value-type="float" office:value="26.5114328975344" calcext:value-type="float">
            <text:p>26.5114328975344</text:p>
          </table:table-cell>
          <table:table-cell office:value-type="float" office:value="26.5136088710859" calcext:value-type="float">
            <text:p>26.5136088710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table:number-columns-repeated="2" office:value-type="float" office:value="14478" calcext:value-type="float">
            <text:p>14478</text:p>
          </table:table-cell>
          <table:table-cell office:value-type="float" office:value="26.87" calcext:value-type="float">
            <text:p>26.87</text:p>
          </table:table-cell>
          <table:table-cell office:value-type="float" office:value="26.5276301541499" calcext:value-type="float">
            <text:p>26.5276301541499</text:p>
          </table:table-cell>
          <table:table-cell office:value-type="float" office:value="26.5232779416107" calcext:value-type="float">
            <text:p>26.5232779416107</text:p>
          </table:table-cell>
          <table:table-cell office:value-type="float" office:value="26.5687870340567" calcext:value-type="float">
            <text:p>26.5687870340567</text:p>
          </table:table-cell>
          <table:table-cell office:value-type="float" office:value="26.3790971135632" calcext:value-type="float">
            <text:p>26.3790971135632</text:p>
          </table:table-cell>
          <table:table-cell office:value-type="float" office:value="26.5802404636363" calcext:value-type="float">
            <text:p>26.5802404636363</text:p>
          </table:table-cell>
          <table:table-cell office:value-type="float" office:value="26.6" calcext:value-type="float">
            <text:p>26.6</text:p>
          </table:table-cell>
          <table:table-cell office:value-type="float" office:value="26.5691793558236" calcext:value-type="float">
            <text:p>26.5691793558236</text:p>
          </table:table-cell>
          <table:table-cell office:value-type="float" office:value="26.5146981472907" calcext:value-type="float">
            <text:p>26.5146981472907</text:p>
          </table:table-cell>
          <table:table-cell office:value-type="float" office:value="26.52016738124" calcext:value-type="float">
            <text:p>26.52016738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table:number-columns-repeated="2" office:value-type="float" office:value="14582" calcext:value-type="float">
            <text:p>14582</text:p>
          </table:table-cell>
          <table:table-cell office:value-type="float" office:value="26.85" calcext:value-type="float">
            <text:p>26.85</text:p>
          </table:table-cell>
          <table:table-cell office:value-type="float" office:value="26.554782404716" calcext:value-type="float">
            <text:p>26.554782404716</text:p>
          </table:table-cell>
          <table:table-cell office:value-type="float" office:value="26.5470623289693" calcext:value-type="float">
            <text:p>26.5470623289693</text:p>
          </table:table-cell>
          <table:table-cell office:value-type="float" office:value="26.5761694644414" calcext:value-type="float">
            <text:p>26.5761694644414</text:p>
          </table:table-cell>
          <table:table-cell office:value-type="float" office:value="26.4304085430516" calcext:value-type="float">
            <text:p>26.4304085430516</text:p>
          </table:table-cell>
          <table:table-cell office:value-type="float" office:value="26.590689872087" calcext:value-type="float">
            <text:p>26.590689872087</text:p>
          </table:table-cell>
          <table:table-cell office:value-type="float" office:value="26.6" calcext:value-type="float">
            <text:p>26.6</text:p>
          </table:table-cell>
          <table:table-cell office:value-type="float" office:value="26.5882016776602" calcext:value-type="float">
            <text:p>26.5882016776602</text:p>
          </table:table-cell>
          <table:table-cell office:value-type="float" office:value="26.5434854457862" calcext:value-type="float">
            <text:p>26.5434854457862</text:p>
          </table:table-cell>
          <table:table-cell office:value-type="float" office:value="26.5454055865408" calcext:value-type="float">
            <text:p>26.54540558654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table:number-columns-repeated="2" office:value-type="float" office:value="14652" calcext:value-type="float">
            <text:p>14652</text:p>
          </table:table-cell>
          <table:table-cell office:value-type="float" office:value="26.8" calcext:value-type="float">
            <text:p>26.8</text:p>
          </table:table-cell>
          <table:table-cell office:value-type="float" office:value="26.5679092066514" calcext:value-type="float">
            <text:p>26.5679092066514</text:p>
          </table:table-cell>
          <table:table-cell office:value-type="float" office:value="26.55875509943" calcext:value-type="float">
            <text:p>26.55875509943</text:p>
          </table:table-cell>
          <table:table-cell office:value-type="float" office:value="26.579461618464" calcext:value-type="float">
            <text:p>26.579461618464</text:p>
          </table:table-cell>
          <table:table-cell office:value-type="float" office:value="26.4624441186223" calcext:value-type="float">
            <text:p>26.4624441186223</text:p>
          </table:table-cell>
          <table:table-cell office:value-type="float" office:value="26.5947934349122" calcext:value-type="float">
            <text:p>26.5947934349122</text:p>
          </table:table-cell>
          <table:table-cell office:value-type="float" office:value="26.6" calcext:value-type="float">
            <text:p>26.6</text:p>
          </table:table-cell>
          <table:table-cell office:value-type="float" office:value="26.5898526818013" calcext:value-type="float">
            <text:p>26.5898526818013</text:p>
          </table:table-cell>
          <table:table-cell office:value-type="float" office:value="26.5517449907209" calcext:value-type="float">
            <text:p>26.5517449907209</text:p>
          </table:table-cell>
          <table:table-cell office:value-type="float" office:value="26.5543276522626" calcext:value-type="float">
            <text:p>26.55432765226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table:number-columns-repeated="2" office:value-type="float" office:value="14697" calcext:value-type="float">
            <text:p>14697</text:p>
          </table:table-cell>
          <table:table-cell office:value-type="float" office:value="26.7" calcext:value-type="float">
            <text:p>26.7</text:p>
          </table:table-cell>
          <table:table-cell office:value-type="float" office:value="26.5762590721464" calcext:value-type="float">
            <text:p>26.5762590721464</text:p>
          </table:table-cell>
          <table:table-cell office:value-type="float" office:value="26.5689262713326" calcext:value-type="float">
            <text:p>26.5689262713326</text:p>
          </table:table-cell>
          <table:table-cell office:value-type="float" office:value="26.5815231357884" calcext:value-type="float">
            <text:p>26.5815231357884</text:p>
          </table:table-cell>
          <table:table-cell office:value-type="float" office:value="26.4862897475535" calcext:value-type="float">
            <text:p>26.4862897475535</text:p>
          </table:table-cell>
          <table:table-cell office:value-type="float" office:value="26.5977450058676" calcext:value-type="float">
            <text:p>26.5977450058676</text:p>
          </table:table-cell>
          <table:table-cell office:value-type="float" office:value="26.6" calcext:value-type="float">
            <text:p>26.6</text:p>
          </table:table-cell>
          <table:table-cell office:value-type="float" office:value="26.5931957416614" calcext:value-type="float">
            <text:p>26.5931957416614</text:p>
          </table:table-cell>
          <table:table-cell office:value-type="float" office:value="26.5599381021613" calcext:value-type="float">
            <text:p>26.5599381021613</text:p>
          </table:table-cell>
          <table:table-cell office:value-type="float" office:value="26.5621392001323" calcext:value-type="float">
            <text:p>26.56213920013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table:number-columns-repeated="2" office:value-type="float" office:value="14732" calcext:value-type="float">
            <text:p>14732</text:p>
          </table:table-cell>
          <table:table-cell office:value-type="float" office:value="26.69" calcext:value-type="float">
            <text:p>26.69</text:p>
          </table:table-cell>
          <table:table-cell office:value-type="float" office:value="26.5849938068093" calcext:value-type="float">
            <text:p>26.5849938068093</text:p>
          </table:table-cell>
          <table:table-cell office:value-type="float" office:value="26.5745044001641" calcext:value-type="float">
            <text:p>26.5745044001641</text:p>
          </table:table-cell>
          <table:table-cell office:value-type="float" office:value="26.5869020077865" calcext:value-type="float">
            <text:p>26.5869020077865</text:p>
          </table:table-cell>
          <table:table-cell office:value-type="float" office:value="26.5077182669904" calcext:value-type="float">
            <text:p>26.5077182669904</text:p>
          </table:table-cell>
          <table:table-cell office:value-type="float" office:value="26.6059036145513" calcext:value-type="float">
            <text:p>26.6059036145513</text:p>
          </table:table-cell>
          <table:table-cell office:value-type="float" office:value="26.6" calcext:value-type="float">
            <text:p>26.6</text:p>
          </table:table-cell>
          <table:table-cell office:value-type="float" office:value="26.5947950268562" calcext:value-type="float">
            <text:p>26.5947950268562</text:p>
          </table:table-cell>
          <table:table-cell office:value-type="float" office:value="26.5656889022022" calcext:value-type="float">
            <text:p>26.5656889022022</text:p>
          </table:table-cell>
          <table:table-cell office:value-type="float" office:value="26.5678970291723" calcext:value-type="float">
            <text:p>26.56789702917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table:number-columns-repeated="2" office:value-type="float" office:value="14759" calcext:value-type="float">
            <text:p>14759</text:p>
          </table:table-cell>
          <table:table-cell office:value-type="float" office:value="26.68" calcext:value-type="float">
            <text:p>26.68</text:p>
          </table:table-cell>
          <table:table-cell office:value-type="float" office:value="26.5898884509328" calcext:value-type="float">
            <text:p>26.5898884509328</text:p>
          </table:table-cell>
          <table:table-cell office:value-type="float" office:value="26.581138986058" calcext:value-type="float">
            <text:p>26.581138986058</text:p>
          </table:table-cell>
          <table:table-cell office:value-type="float" office:value="26.5848630664088" calcext:value-type="float">
            <text:p>26.5848630664088</text:p>
          </table:table-cell>
          <table:table-cell office:value-type="float" office:value="26.5243346045072" calcext:value-type="float">
            <text:p>26.5243346045072</text:p>
          </table:table-cell>
          <table:table-cell office:value-type="float" office:value="26.60442819849" calcext:value-type="float">
            <text:p>26.60442819849</text:p>
          </table:table-cell>
          <table:table-cell office:value-type="float" office:value="26.6" calcext:value-type="float">
            <text:p>26.6</text:p>
          </table:table-cell>
          <table:table-cell office:value-type="float" office:value="26.5963813822064" calcext:value-type="float">
            <text:p>26.5963813822064</text:p>
          </table:table-cell>
          <table:table-cell office:value-type="float" office:value="26.5698793807335" calcext:value-type="float">
            <text:p>26.5698793807335</text:p>
          </table:table-cell>
          <table:table-cell office:value-type="float" office:value="26.5734384348783" calcext:value-type="float">
            <text:p>26.57343843487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table:number-columns-repeated="2" office:value-type="float" office:value="14775" calcext:value-type="float">
            <text:p>14775</text:p>
          </table:table-cell>
          <table:table-cell office:value-type="float" office:value="26.65" calcext:value-type="float">
            <text:p>26.65</text:p>
          </table:table-cell>
          <table:table-cell office:value-type="float" office:value="26.5980213403826" calcext:value-type="float">
            <text:p>26.5980213403826</text:p>
          </table:table-cell>
          <table:table-cell office:value-type="float" office:value="26.5901201871233" calcext:value-type="float">
            <text:p>26.5901201871233</text:p>
          </table:table-cell>
          <table:table-cell office:value-type="float" office:value="26.5892933696557" calcext:value-type="float">
            <text:p>26.5892933696557</text:p>
          </table:table-cell>
          <table:table-cell office:value-type="float" office:value="26.5432370665567" calcext:value-type="float">
            <text:p>26.5432370665567</text:p>
          </table:table-cell>
          <table:table-cell office:value-type="float" office:value="26.6088527496661" calcext:value-type="float">
            <text:p>26.6088527496661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3654797483" calcext:value-type="float">
            <text:p>26.5993654797483</text:p>
          </table:table-cell>
          <table:table-cell office:value-type="float" office:value="26.5798933484329" calcext:value-type="float">
            <text:p>26.5798933484329</text:p>
          </table:table-cell>
          <table:table-cell office:value-type="float" office:value="26.5853739485249" calcext:value-type="float">
            <text:p>26.58537394852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table:number-columns-repeated="2" office:value-type="float" office:value="14791" calcext:value-type="float">
            <text:p>14791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04439391393" calcext:value-type="float">
            <text:p>26.6004439391393</text:p>
          </table:table-cell>
          <table:table-cell office:value-type="float" office:value="26.5935525686408" calcext:value-type="float">
            <text:p>26.5935525686408</text:p>
          </table:table-cell>
          <table:table-cell office:value-type="float" office:value="26.5875863258183" calcext:value-type="float">
            <text:p>26.5875863258183</text:p>
          </table:table-cell>
          <table:table-cell office:value-type="float" office:value="26.5567842477621" calcext:value-type="float">
            <text:p>26.5567842477621</text:p>
          </table:table-cell>
          <table:table-cell office:value-type="float" office:value="26.6072050592129" calcext:value-type="float">
            <text:p>26.6072050592129</text:p>
          </table:table-cell>
          <table:table-cell office:value-type="float" office:value="26.6" calcext:value-type="float">
            <text:p>26.6</text:p>
          </table:table-cell>
          <table:table-cell office:value-type="float" office:value="26.5976086497532" calcext:value-type="float">
            <text:p>26.5976086497532</text:p>
          </table:table-cell>
          <table:table-cell office:value-type="float" office:value="26.5846956937461" calcext:value-type="float">
            <text:p>26.5846956937461</text:p>
          </table:table-cell>
          <table:table-cell office:value-type="float" office:value="26.5902616799235" calcext:value-type="float">
            <text:p>26.5902616799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table:number-columns-repeated="2" office:value-type="float" office:value="14803" calcext:value-type="float">
            <text:p>14803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2424691207" calcext:value-type="float">
            <text:p>26.602424691207</text:p>
          </table:table-cell>
          <table:table-cell office:value-type="float" office:value="26.5948786965659" calcext:value-type="float">
            <text:p>26.5948786965659</text:p>
          </table:table-cell>
          <table:table-cell office:value-type="float" office:value="26.5898854231101" calcext:value-type="float">
            <text:p>26.5898854231101</text:p>
          </table:table-cell>
          <table:table-cell office:value-type="float" office:value="26.5655913493898" calcext:value-type="float">
            <text:p>26.5655913493898</text:p>
          </table:table-cell>
          <table:table-cell office:value-type="float" office:value="26.609599399233" calcext:value-type="float">
            <text:p>26.609599399233</text:p>
          </table:table-cell>
          <table:table-cell office:value-type="float" office:value="26.6" calcext:value-type="float">
            <text:p>26.6</text:p>
          </table:table-cell>
          <table:table-cell office:value-type="float" office:value="26.5985203203387" calcext:value-type="float">
            <text:p>26.5985203203387</text:p>
          </table:table-cell>
          <table:table-cell office:value-type="float" office:value="26.5873914548829" calcext:value-type="float">
            <text:p>26.5873914548829</text:p>
          </table:table-cell>
          <table:table-cell office:value-type="float" office:value="26.5937893297487" calcext:value-type="float">
            <text:p>26.59378932974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table:number-columns-repeated="2" office:value-type="float" office:value="14813" calcext:value-type="float">
            <text:p>14813</text:p>
          </table:table-cell>
          <table:table-cell office:value-type="float" office:value="26.57" calcext:value-type="float">
            <text:p>26.57</text:p>
          </table:table-cell>
          <table:table-cell office:value-type="float" office:value="26.604977226681" calcext:value-type="float">
            <text:p>26.604977226681</text:p>
          </table:table-cell>
          <table:table-cell office:value-type="float" office:value="26.5969725542088" calcext:value-type="float">
            <text:p>26.5969725542088</text:p>
          </table:table-cell>
          <table:table-cell office:value-type="float" office:value="26.5909014835742" calcext:value-type="float">
            <text:p>26.5909014835742</text:p>
          </table:table-cell>
          <table:table-cell office:value-type="float" office:value="26.5712340319597" calcext:value-type="float">
            <text:p>26.5712340319597</text:p>
          </table:table-cell>
          <table:table-cell office:value-type="float" office:value="26.6107616922" calcext:value-type="float">
            <text:p>26.6107616922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9673653119" calcext:value-type="float">
            <text:p>26.5999673653119</text:p>
          </table:table-cell>
          <table:table-cell office:value-type="float" office:value="26.5901387883778" calcext:value-type="float">
            <text:p>26.5901387883778</text:p>
          </table:table-cell>
          <table:table-cell office:value-type="float" office:value="26.5962295563766" calcext:value-type="float">
            <text:p>26.59622955637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table:number-columns-repeated="2" office:value-type="float" office:value="14819" calcext:value-type="float">
            <text:p>14819</text:p>
          </table:table-cell>
          <table:table-cell office:value-type="float" office:value="26.56" calcext:value-type="float">
            <text:p>26.56</text:p>
          </table:table-cell>
          <table:table-cell office:value-type="float" office:value="26.6032481439859" calcext:value-type="float">
            <text:p>26.6032481439859</text:p>
          </table:table-cell>
          <table:table-cell office:value-type="float" office:value="26.5957739811035" calcext:value-type="float">
            <text:p>26.5957739811035</text:p>
          </table:table-cell>
          <table:table-cell office:value-type="float" office:value="26.589589651919" calcext:value-type="float">
            <text:p>26.589589651919</text:p>
          </table:table-cell>
          <table:table-cell office:value-type="float" office:value="26.5710010176406" calcext:value-type="float">
            <text:p>26.5710010176406</text:p>
          </table:table-cell>
          <table:table-cell office:value-type="float" office:value="26.6094241264592" calcext:value-type="float">
            <text:p>26.6094241264592</text:p>
          </table:table-cell>
          <table:table-cell office:value-type="float" office:value="26.6" calcext:value-type="float">
            <text:p>26.6</text:p>
          </table:table-cell>
          <table:table-cell office:value-type="float" office:value="26.5962408772492" calcext:value-type="float">
            <text:p>26.5962408772492</text:p>
          </table:table-cell>
          <table:table-cell office:value-type="float" office:value="26.5899600663129" calcext:value-type="float">
            <text:p>26.5899600663129</text:p>
          </table:table-cell>
          <table:table-cell office:value-type="float" office:value="26.5950683381243" calcext:value-type="float">
            <text:p>26.59506833812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table:number-columns-repeated="2" office:value-type="float" office:value="14826" calcext:value-type="float">
            <text:p>14826</text:p>
          </table:table-cell>
          <table:table-cell office:value-type="float" office:value="26.58" calcext:value-type="float">
            <text:p>26.58</text:p>
          </table:table-cell>
          <table:table-cell office:value-type="float" office:value="26.6042390790891" calcext:value-type="float">
            <text:p>26.6042390790891</text:p>
          </table:table-cell>
          <table:table-cell office:value-type="float" office:value="26.5965704445961" calcext:value-type="float">
            <text:p>26.5965704445961</text:p>
          </table:table-cell>
          <table:table-cell office:value-type="float" office:value="26.5917083791099" calcext:value-type="float">
            <text:p>26.5917083791099</text:p>
          </table:table-cell>
          <table:table-cell office:value-type="float" office:value="26.5747980727524" calcext:value-type="float">
            <text:p>26.5747980727524</text:p>
          </table:table-cell>
          <table:table-cell office:value-type="float" office:value="26.6116531318601" calcext:value-type="float">
            <text:p>26.6116531318601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9352003952" calcext:value-type="float">
            <text:p>26.5999352003952</text:p>
          </table:table-cell>
          <table:table-cell office:value-type="float" office:value="26.5916335815345" calcext:value-type="float">
            <text:p>26.5916335815345</text:p>
          </table:table-cell>
          <table:table-cell office:value-type="float" office:value="26.5975736106292" calcext:value-type="float">
            <text:p>26.59757361062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table:number-columns-repeated="2" office:value-type="float" office:value="14838" calcext:value-type="float">
            <text:p>14838</text:p>
          </table:table-cell>
          <table:table-cell office:value-type="float" office:value="26.57" calcext:value-type="float">
            <text:p>26.57</text:p>
          </table:table-cell>
          <table:table-cell office:value-type="float" office:value="26.6044021975181" calcext:value-type="float">
            <text:p>26.6044021975181</text:p>
          </table:table-cell>
          <table:table-cell office:value-type="float" office:value="26.5960602668909" calcext:value-type="float">
            <text:p>26.5960602668909</text:p>
          </table:table-cell>
          <table:table-cell office:value-type="float" office:value="26.5859691290864" calcext:value-type="float">
            <text:p>26.5859691290864</text:p>
          </table:table-cell>
          <table:table-cell office:value-type="float" office:value="26.5821021710878" calcext:value-type="float">
            <text:p>26.5821021710878</text:p>
          </table:table-cell>
          <table:table-cell office:value-type="float" office:value="26.6057468448198" calcext:value-type="float">
            <text:p>26.6057468448198</text:p>
          </table:table-cell>
          <table:table-cell office:value-type="float" office:value="26.6" calcext:value-type="float">
            <text:p>26.6</text:p>
          </table:table-cell>
          <table:table-cell office:value-type="float" office:value="26.6010212032349" calcext:value-type="float">
            <text:p>26.6010212032349</text:p>
          </table:table-cell>
          <table:table-cell office:value-type="float" office:value="26.5926204212052" calcext:value-type="float">
            <text:p>26.5926204212052</text:p>
          </table:table-cell>
          <table:table-cell office:value-type="float" office:value="26.5997957624475" calcext:value-type="float">
            <text:p>26.59979576244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table:number-columns-repeated="2" office:value-type="float" office:value="14846" calcext:value-type="float">
            <text:p>14846</text:p>
          </table:table-cell>
          <table:table-cell office:value-type="float" office:value="26.59" calcext:value-type="float">
            <text:p>26.59</text:p>
          </table:table-cell>
          <table:table-cell office:value-type="float" office:value="26.6056695318478" calcext:value-type="float">
            <text:p>26.6056695318478</text:p>
          </table:table-cell>
          <table:table-cell office:value-type="float" office:value="26.5976614707678" calcext:value-type="float">
            <text:p>26.5976614707678</text:p>
          </table:table-cell>
          <table:table-cell office:value-type="float" office:value="26.5848504753502" calcext:value-type="float">
            <text:p>26.5848504753502</text:p>
          </table:table-cell>
          <table:table-cell office:value-type="float" office:value="26.5869083060754" calcext:value-type="float">
            <text:p>26.5869083060754</text:p>
          </table:table-cell>
          <table:table-cell office:value-type="float" office:value="26.6047170405289" calcext:value-type="float">
            <text:p>26.604717040528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09383545142" calcext:value-type="float">
            <text:p>26.6009383545142</text:p>
          </table:table-cell>
          <table:table-cell office:value-type="float" office:value="26.5936757291529" calcext:value-type="float">
            <text:p>26.5936757291529</text:p>
          </table:table-cell>
          <table:table-cell office:value-type="float" office:value="26.6013863983249" calcext:value-type="float">
            <text:p>26.60138639832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table:number-columns-repeated="2" office:value-type="float" office:value="14848" calcext:value-type="float">
            <text:p>14848</text:p>
          </table:table-cell>
          <table:table-cell office:value-type="float" office:value="26.59" calcext:value-type="float">
            <text:p>26.59</text:p>
          </table:table-cell>
          <table:table-cell office:value-type="float" office:value="26.6049242625058" calcext:value-type="float">
            <text:p>26.6049242625058</text:p>
          </table:table-cell>
          <table:table-cell office:value-type="float" office:value="26.5968977162849" calcext:value-type="float">
            <text:p>26.5968977162849</text:p>
          </table:table-cell>
          <table:table-cell office:value-type="float" office:value="26.5845459559751" calcext:value-type="float">
            <text:p>26.5845459559751</text:p>
          </table:table-cell>
          <table:table-cell office:value-type="float" office:value="26.5869552891885" calcext:value-type="float">
            <text:p>26.5869552891885</text:p>
          </table:table-cell>
          <table:table-cell office:value-type="float" office:value="26.6043516104724" calcext:value-type="float">
            <text:p>26.6043516104724</text:p>
          </table:table-cell>
          <table:table-cell office:value-type="float" office:value="26.6" calcext:value-type="float">
            <text:p>26.6</text:p>
          </table:table-cell>
          <table:table-cell office:value-type="float" office:value="26.5998969825434" calcext:value-type="float">
            <text:p>26.5998969825434</text:p>
          </table:table-cell>
          <table:table-cell office:value-type="float" office:value="26.5933753281097" calcext:value-type="float">
            <text:p>26.5933753281097</text:p>
          </table:table-cell>
          <table:table-cell office:value-type="float" office:value="26.6006300719792" calcext:value-type="float">
            <text:p>26.60063007197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table:number-columns-repeated="2" office:value-type="float" office:value="14853" calcext:value-type="float">
            <text:p>14853</text:p>
          </table:table-cell>
          <table:table-cell office:value-type="float" office:value="26.59" calcext:value-type="float">
            <text:p>26.59</text:p>
          </table:table-cell>
          <table:table-cell office:value-type="float" office:value="26.6066652240389" calcext:value-type="float">
            <text:p>26.6066652240389</text:p>
          </table:table-cell>
          <table:table-cell office:value-type="float" office:value="26.5984870059503" calcext:value-type="float">
            <text:p>26.5984870059503</text:p>
          </table:table-cell>
          <table:table-cell office:value-type="float" office:value="26.5829801452718" calcext:value-type="float">
            <text:p>26.5829801452718</text:p>
          </table:table-cell>
          <table:table-cell office:value-type="float" office:value="26.5925850211001" calcext:value-type="float">
            <text:p>26.5925850211001</text:p>
          </table:table-cell>
          <table:table-cell office:value-type="float" office:value="26.6047651970736" calcext:value-type="float">
            <text:p>26.604765197073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1602615757" calcext:value-type="float">
            <text:p>26.601602615757</text:p>
          </table:table-cell>
          <table:table-cell office:value-type="float" office:value="26.5962918672192" calcext:value-type="float">
            <text:p>26.5962918672192</text:p>
          </table:table-cell>
          <table:table-cell office:value-type="float" office:value="26.6040177697579" calcext:value-type="float">
            <text:p>26.60401776975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table:number-columns-repeated="2" office:value-type="float" office:value="14862" calcext:value-type="float">
            <text:p>14862</text:p>
          </table:table-cell>
          <table:table-cell office:value-type="float" office:value="26.6" calcext:value-type="float">
            <text:p>26.6</text:p>
          </table:table-cell>
          <table:table-cell office:value-type="float" office:value="26.6067951688999" calcext:value-type="float">
            <text:p>26.6067951688999</text:p>
          </table:table-cell>
          <table:table-cell office:value-type="float" office:value="26.5999339221247" calcext:value-type="float">
            <text:p>26.5999339221247</text:p>
          </table:table-cell>
          <table:table-cell office:value-type="float" office:value="26.5822188054172" calcext:value-type="float">
            <text:p>26.5822188054172</text:p>
          </table:table-cell>
          <table:table-cell office:value-type="float" office:value="26.596220306513" calcext:value-type="float">
            <text:p>26.596220306513</text:p>
          </table:table-cell>
          <table:table-cell office:value-type="float" office:value="26.60652552146" calcext:value-type="float">
            <text:p>26.6065255214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42060413965" calcext:value-type="float">
            <text:p>26.6042060413965</text:p>
          </table:table-cell>
          <table:table-cell office:value-type="float" office:value="26.5979382701762" calcext:value-type="float">
            <text:p>26.5979382701762</text:p>
          </table:table-cell>
          <table:table-cell office:value-type="float" office:value="26.6063231224427" calcext:value-type="float">
            <text:p>26.60632312244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table:number-columns-repeated="2" office:value-type="float" office:value="14864" calcext:value-type="float">
            <text:p>14864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84760719016" calcext:value-type="float">
            <text:p>26.6084760719016</text:p>
          </table:table-cell>
          <table:table-cell office:value-type="float" office:value="26.6015905681562" calcext:value-type="float">
            <text:p>26.6015905681562</text:p>
          </table:table-cell>
          <table:table-cell office:value-type="float" office:value="26.5829431956031" calcext:value-type="float">
            <text:p>26.5829431956031</text:p>
          </table:table-cell>
          <table:table-cell office:value-type="float" office:value="26.5984211674464" calcext:value-type="float">
            <text:p>26.5984211674464</text:p>
          </table:table-cell>
          <table:table-cell office:value-type="float" office:value="26.608064970871" calcext:value-type="float">
            <text:p>26.608064970871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9618303276" calcext:value-type="float">
            <text:p>26.6079618303276</text:p>
          </table:table-cell>
          <table:table-cell office:value-type="float" office:value="26.5993281522038" calcext:value-type="float">
            <text:p>26.5993281522038</text:p>
          </table:table-cell>
          <table:table-cell office:value-type="float" office:value="26.6074424626538" calcext:value-type="float">
            <text:p>26.60744246265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table:number-columns-repeated="2" office:value-type="float" office:value="14866" calcext:value-type="float">
            <text:p>14866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93964937284" calcext:value-type="float">
            <text:p>26.6093964937284</text:p>
          </table:table-cell>
          <table:table-cell office:value-type="float" office:value="26.6024611319948" calcext:value-type="float">
            <text:p>26.6024611319948</text:p>
          </table:table-cell>
          <table:table-cell office:value-type="float" office:value="26.5826156032707" calcext:value-type="float">
            <text:p>26.5826156032707</text:p>
          </table:table-cell>
          <table:table-cell office:value-type="float" office:value="26.6005545410459" calcext:value-type="float">
            <text:p>26.6005545410459</text:p>
          </table:table-cell>
          <table:table-cell office:value-type="float" office:value="26.6078182567735" calcext:value-type="float">
            <text:p>26.6078182567735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6956521784" calcext:value-type="float">
            <text:p>26.6076956521784</text:p>
          </table:table-cell>
          <table:table-cell office:value-type="float" office:value="26.6006337219143" calcext:value-type="float">
            <text:p>26.6006337219143</text:p>
          </table:table-cell>
          <table:table-cell office:value-type="float" office:value="26.6089069482233" calcext:value-type="float">
            <text:p>26.60890694822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table:number-columns-repeated="2" office:value-type="float" office:value="14867" calcext:value-type="float">
            <text:p>14867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86702531736" calcext:value-type="float">
            <text:p>26.6086702531736</text:p>
          </table:table-cell>
          <table:table-cell office:value-type="float" office:value="26.6021830905709" calcext:value-type="float">
            <text:p>26.6021830905709</text:p>
          </table:table-cell>
          <table:table-cell office:value-type="float" office:value="26.5811955498934" calcext:value-type="float">
            <text:p>26.5811955498934</text:p>
          </table:table-cell>
          <table:table-cell office:value-type="float" office:value="26.6011919001162" calcext:value-type="float">
            <text:p>26.6011919001162</text:p>
          </table:table-cell>
          <table:table-cell office:value-type="float" office:value="26.6064283097691" calcext:value-type="float">
            <text:p>26.6064283097691</text:p>
          </table:table-cell>
          <table:table-cell office:value-type="float" office:value="26.6" calcext:value-type="float">
            <text:p>26.6</text:p>
          </table:table-cell>
          <table:table-cell office:value-type="float" office:value="26.6069924795802" calcext:value-type="float">
            <text:p>26.6069924795802</text:p>
          </table:table-cell>
          <table:table-cell office:value-type="float" office:value="26.5998528042918" calcext:value-type="float">
            <text:p>26.5998528042918</text:p>
          </table:table-cell>
          <table:table-cell office:value-type="float" office:value="26.6082130185544" calcext:value-type="float">
            <text:p>26.60821301855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table:number-columns-repeated="2" office:value-type="float" office:value="14869" calcext:value-type="float">
            <text:p>14869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83816262424" calcext:value-type="float">
            <text:p>26.6083816262424</text:p>
          </table:table-cell>
          <table:table-cell office:value-type="float" office:value="26.6018266509074" calcext:value-type="float">
            <text:p>26.6018266509074</text:p>
          </table:table-cell>
          <table:table-cell office:value-type="float" office:value="26.5809954933339" calcext:value-type="float">
            <text:p>26.5809954933339</text:p>
          </table:table-cell>
          <table:table-cell office:value-type="float" office:value="26.6026842166715" calcext:value-type="float">
            <text:p>26.6026842166715</text:p>
          </table:table-cell>
          <table:table-cell office:value-type="float" office:value="26.6064456310199" calcext:value-type="float">
            <text:p>26.606445631019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4924501338" calcext:value-type="float">
            <text:p>26.6074924501338</text:p>
          </table:table-cell>
          <table:table-cell office:value-type="float" office:value="26.5996903091979" calcext:value-type="float">
            <text:p>26.5996903091979</text:p>
          </table:table-cell>
          <table:table-cell office:value-type="float" office:value="26.6081992644252" calcext:value-type="float">
            <text:p>26.60819926442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table:number-columns-repeated="2" office:value-type="float" office:value="14871" calcext:value-type="float">
            <text:p>14871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089682404465" calcext:value-type="float">
            <text:p>26.6089682404465</text:p>
          </table:table-cell>
          <table:table-cell office:value-type="float" office:value="26.6027090209122" calcext:value-type="float">
            <text:p>26.6027090209122</text:p>
          </table:table-cell>
          <table:table-cell office:value-type="float" office:value="26.5809468752992" calcext:value-type="float">
            <text:p>26.5809468752992</text:p>
          </table:table-cell>
          <table:table-cell office:value-type="float" office:value="26.6040327480146" calcext:value-type="float">
            <text:p>26.6040327480146</text:p>
          </table:table-cell>
          <table:table-cell office:value-type="float" office:value="26.6063856793619" calcext:value-type="float">
            <text:p>26.606385679361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70342691177" calcext:value-type="float">
            <text:p>26.6070342691177</text:p>
          </table:table-cell>
          <table:table-cell office:value-type="float" office:value="26.6003034178009" calcext:value-type="float">
            <text:p>26.6003034178009</text:p>
          </table:table-cell>
          <table:table-cell office:value-type="float" office:value="26.608602075371" calcext:value-type="float">
            <text:p>26.6086020753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table:number-columns-repeated="2" office:value-type="float" office:value="14872" calcext:value-type="float">
            <text:p>14872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086987708484" calcext:value-type="float">
            <text:p>26.6086987708484</text:p>
          </table:table-cell>
          <table:table-cell office:value-type="float" office:value="26.602440774259" calcext:value-type="float">
            <text:p>26.602440774259</text:p>
          </table:table-cell>
          <table:table-cell office:value-type="float" office:value="26.5806807923342" calcext:value-type="float">
            <text:p>26.5806807923342</text:p>
          </table:table-cell>
          <table:table-cell office:value-type="float" office:value="26.6037008825516" calcext:value-type="float">
            <text:p>26.6037008825516</text:p>
          </table:table-cell>
          <table:table-cell office:value-type="float" office:value="26.606120921087" calcext:value-type="float">
            <text:p>26.606120921087</text:p>
          </table:table-cell>
          <table:table-cell office:value-type="float" office:value="26.6" calcext:value-type="float">
            <text:p>26.6</text:p>
          </table:table-cell>
          <table:table-cell office:value-type="float" office:value="26.6069058555023" calcext:value-type="float">
            <text:p>26.6069058555023</text:p>
          </table:table-cell>
          <table:table-cell office:value-type="float" office:value="26.6002594568828" calcext:value-type="float">
            <text:p>26.6002594568828</text:p>
          </table:table-cell>
          <table:table-cell office:value-type="float" office:value="26.6085370419516" calcext:value-type="float">
            <text:p>26.60853704195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table:number-columns-repeated="2" office:value-type="float" office:value="14875" calcext:value-type="float">
            <text:p>14875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3800908966" calcext:value-type="float">
            <text:p>26.6103800908966</text:p>
          </table:table-cell>
          <table:table-cell office:value-type="float" office:value="26.6044148527846" calcext:value-type="float">
            <text:p>26.6044148527846</text:p>
          </table:table-cell>
          <table:table-cell office:value-type="float" office:value="26.5821761672971" calcext:value-type="float">
            <text:p>26.5821761672971</text:p>
          </table:table-cell>
          <table:table-cell office:value-type="float" office:value="26.6054190921041" calcext:value-type="float">
            <text:p>26.6054190921041</text:p>
          </table:table-cell>
          <table:table-cell office:value-type="float" office:value="26.6087737280952" calcext:value-type="float">
            <text:p>26.6087737280952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1732813488" calcext:value-type="float">
            <text:p>26.6091732813488</text:p>
          </table:table-cell>
          <table:table-cell office:value-type="float" office:value="26.6020486051451" calcext:value-type="float">
            <text:p>26.6020486051451</text:p>
          </table:table-cell>
          <table:table-cell office:value-type="float" office:value="26.610384136787" calcext:value-type="float">
            <text:p>26.6103841367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table:number-columns-repeated="2" office:value-type="float" office:value="14876" calcext:value-type="float">
            <text:p>14876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4122201277" calcext:value-type="float">
            <text:p>26.6104122201277</text:p>
          </table:table-cell>
          <table:table-cell office:value-type="float" office:value="26.6044478616672" calcext:value-type="float">
            <text:p>26.6044478616672</text:p>
          </table:table-cell>
          <table:table-cell office:value-type="float" office:value="26.5819940602439" calcext:value-type="float">
            <text:p>26.5819940602439</text:p>
          </table:table-cell>
          <table:table-cell office:value-type="float" office:value="26.6054121488256" calcext:value-type="float">
            <text:p>26.6054121488256</text:p>
          </table:table-cell>
          <table:table-cell office:value-type="float" office:value="26.6085947618349" calcext:value-type="float">
            <text:p>26.6085947618349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2719674101" calcext:value-type="float">
            <text:p>26.6092719674101</text:p>
          </table:table-cell>
          <table:table-cell office:value-type="float" office:value="26.6020809418264" calcext:value-type="float">
            <text:p>26.6020809418264</text:p>
          </table:table-cell>
          <table:table-cell office:value-type="float" office:value="26.6104176109932" calcext:value-type="float">
            <text:p>26.61041761099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table:number-columns-repeated="2" office:value-type="float" office:value="14877" calcext:value-type="float">
            <text:p>14877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1471367003" calcext:value-type="float">
            <text:p>26.6101471367003</text:p>
          </table:table-cell>
          <table:table-cell office:value-type="float" office:value="26.6043215876492" calcext:value-type="float">
            <text:p>26.6043215876492</text:p>
          </table:table-cell>
          <table:table-cell office:value-type="float" office:value="26.5818151144768" calcext:value-type="float">
            <text:p>26.5818151144768</text:p>
          </table:table-cell>
          <table:table-cell office:value-type="float" office:value="26.6055715514805" calcext:value-type="float">
            <text:p>26.6055715514805</text:p>
          </table:table-cell>
          <table:table-cell office:value-type="float" office:value="26.6084052220086" calcext:value-type="float">
            <text:p>26.608405222008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6882720848" calcext:value-type="float">
            <text:p>26.6096882720848</text:p>
          </table:table-cell>
          <table:table-cell office:value-type="float" office:value="26.6021777041532" calcext:value-type="float">
            <text:p>26.6021777041532</text:p>
          </table:table-cell>
          <table:table-cell office:value-type="float" office:value="26.6103246233975" calcext:value-type="float">
            <text:p>26.61032462339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table:number-columns-repeated="2" office:value-type="float" office:value="14878" calcext:value-type="float">
            <text:p>14878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1705613381" calcext:value-type="float">
            <text:p>26.6101705613381</text:p>
          </table:table-cell>
          <table:table-cell office:value-type="float" office:value="26.6044102764833" calcext:value-type="float">
            <text:p>26.6044102764833</text:p>
          </table:table-cell>
          <table:table-cell office:value-type="float" office:value="26.5822296641458" calcext:value-type="float">
            <text:p>26.5822296641458</text:p>
          </table:table-cell>
          <table:table-cell office:value-type="float" office:value="26.6052939142871" calcext:value-type="float">
            <text:p>26.6052939142871</text:p>
          </table:table-cell>
          <table:table-cell office:value-type="float" office:value="26.6088579408176" calcext:value-type="float">
            <text:p>26.6088579408176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5917710716" calcext:value-type="float">
            <text:p>26.6095917710716</text:p>
          </table:table-cell>
          <table:table-cell office:value-type="float" office:value="26.6022824655274" calcext:value-type="float">
            <text:p>26.6022824655274</text:p>
          </table:table-cell>
          <table:table-cell office:value-type="float" office:value="26.6103995012186" calcext:value-type="float">
            <text:p>26.61039950121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table:number-columns-repeated="2" office:value-type="float" office:value="14879" calcext:value-type="float">
            <text:p>14879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0849669034" calcext:value-type="float">
            <text:p>26.6100849669034</text:p>
          </table:table-cell>
          <table:table-cell office:value-type="float" office:value="26.6042728917951" calcext:value-type="float">
            <text:p>26.6042728917951</text:p>
          </table:table-cell>
          <table:table-cell office:value-type="float" office:value="26.582218795549" calcext:value-type="float">
            <text:p>26.582218795549</text:p>
          </table:table-cell>
          <table:table-cell office:value-type="float" office:value="26.605061887201" calcext:value-type="float">
            <text:p>26.605061887201</text:p>
          </table:table-cell>
          <table:table-cell office:value-type="float" office:value="26.6088497912988" calcext:value-type="float">
            <text:p>26.6088497912988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423957798" calcext:value-type="float">
            <text:p>26.609423957798</text:p>
          </table:table-cell>
          <table:table-cell office:value-type="float" office:value="26.6022352651746" calcext:value-type="float">
            <text:p>26.6022352651746</text:p>
          </table:table-cell>
          <table:table-cell office:value-type="float" office:value="26.6103390031475" calcext:value-type="float">
            <text:p>26.61033900314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table:number-columns-repeated="2" office:value-type="float" office:value="14880" calcext:value-type="float">
            <text:p>14880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5450827668" calcext:value-type="float">
            <text:p>26.6105450827668</text:p>
          </table:table-cell>
          <table:table-cell office:value-type="float" office:value="26.6052961022163" calcext:value-type="float">
            <text:p>26.6052961022163</text:p>
          </table:table-cell>
          <table:table-cell office:value-type="float" office:value="26.5817030032223" calcext:value-type="float">
            <text:p>26.5817030032223</text:p>
          </table:table-cell>
          <table:table-cell office:value-type="float" office:value="26.6072481992052" calcext:value-type="float">
            <text:p>26.6072481992052</text:p>
          </table:table-cell>
          <table:table-cell office:value-type="float" office:value="26.6091461648707" calcext:value-type="float">
            <text:p>26.6091461648707</text:p>
          </table:table-cell>
          <table:table-cell office:value-type="float" office:value="26.6" calcext:value-type="float">
            <text:p>26.6</text:p>
          </table:table-cell>
          <table:table-cell office:value-type="float" office:value="26.6096961919533" calcext:value-type="float">
            <text:p>26.6096961919533</text:p>
          </table:table-cell>
          <table:table-cell office:value-type="float" office:value="26.603197480234" calcext:value-type="float">
            <text:p>26.603197480234</text:p>
          </table:table-cell>
          <table:table-cell office:value-type="float" office:value="26.6115038312851" calcext:value-type="float">
            <text:p>26.61150383128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table:number-columns-repeated="2" office:value-type="float" office:value="14882" calcext:value-type="float">
            <text:p>14882</text:p>
          </table:table-cell>
          <table:table-cell office:value-type="float" office:value="26.6" calcext:value-type="float">
            <text:p>26.6</text:p>
          </table:table-cell>
          <table:table-cell office:value-type="float" office:value="26.6103383149072" calcext:value-type="float">
            <text:p>26.6103383149072</text:p>
          </table:table-cell>
          <table:table-cell office:value-type="float" office:value="26.6052759404782" calcext:value-type="float">
            <text:p>26.6052759404782</text:p>
          </table:table-cell>
          <table:table-cell office:value-type="float" office:value="26.5812048016256" calcext:value-type="float">
            <text:p>26.5812048016256</text:p>
          </table:table-cell>
          <table:table-cell office:value-type="float" office:value="26.6086837084727" calcext:value-type="float">
            <text:p>26.6086837084727</text:p>
          </table:table-cell>
          <table:table-cell office:value-type="float" office:value="26.6086904056799" calcext:value-type="float">
            <text:p>26.6086904056799</text:p>
          </table:table-cell>
          <table:table-cell office:value-type="float" office:value="26.6" calcext:value-type="float">
            <text:p>26.6</text:p>
          </table:table-cell>
          <table:table-cell office:value-type="float" office:value="26.61021762615" calcext:value-type="float">
            <text:p>26.61021762615</text:p>
          </table:table-cell>
          <table:table-cell office:value-type="float" office:value="26.6034679243553" calcext:value-type="float">
            <text:p>26.6034679243553</text:p>
          </table:table-cell>
          <table:table-cell office:value-type="float" office:value="26.6119639370365" calcext:value-type="float">
            <text:p>26.6119639370365</text:p>
          </table:table-cell>
        </table:table-row>
      </table:table>
      <table:table table:name="fischer" table:style-name="ta1">
        <table:shapes>
          <draw:frame draw:z-index="0" draw:style-name="gr1" draw:text-style-name="P1" svg:width="12.3035in" svg:height="10.2378in" svg:x="13.3335in" svg:y="0.878in">
            <draw:object draw:notify-on-update-of-ranges="fischer.C2:fischer.C54 fischer.F1:fischer.F1 fischer.F2:fischer.F54 fischer.C2:fischer.C54 fischer.G1:fischer.G1 fischer.G2:fischer.G54 fischer.C2:fischer.C54 fischer.H1:fischer.H1 fischer.H2:fischer.H54 fischer.C2:fischer.C54 fischer.I1:fischer.I1 fischer.I2:fischer.I54 fischer.C2:fischer.C54 fischer.J1:fischer.J1 fischer.J2:fischer.J54 fischer.C2:fischer.C54 fischer.K1:fischer.K1 fischer.K2:fischer.K54 fischer.C2:fischer.C54 fischer.L1:fischer.L1 fischer.L2:fischer.L54 fischer.C2:fischer.C54 fischer.M1:fischer.M1 fischer.M2:fischer.M54 fischer.C2:fischer.C54 fischer.N1:fischer.N1 fischer.N2:fischer.N54 fischer.C2:fischer.C54 fischer.O1:fischer.O1 fischer.O2:fischer.O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3217in" svg:height="7.9264in" svg:x="2.572in" svg:y="8.7429in">
            <draw:object draw:notify-on-update-of-ranges="fischer.A2:fischer.A54 fischer.A2:fischer.A54 fischer.F1:fischer.F1 fischer.F2:fischer.F54 fischer.A2:fischer.A54 fischer.G1:fischer.G1 fischer.G2:fischer.G54 fischer.A2:fischer.A54 fischer.H1:fischer.H1 fischer.H2:fischer.H54 fischer.A2:fischer.A54 fischer.I1:fischer.I1 fischer.I2:fischer.I54 fischer.A2:fischer.A54 fischer.J1:fischer.J1 fischer.J2:fischer.J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1"/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number-columns-repeated="2" office:value-type="string" calcext:value-type="string">
            <text:p>counted_ps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losest.v1.1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10.0182000513395" calcext:value-type="float">
            <text:p>10.0182000513395</text:p>
          </table:table-cell>
          <table:table-cell/>
          <table:table-cell office:value-type="float" office:value="8.05828311270751" calcext:value-type="float">
            <text:p>8.05828311270751</text:p>
          </table:table-cell>
          <table:table-cell office:value-type="float" office:value="10.3174603174603" calcext:value-type="float">
            <text:p>10.317460317460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8.04389906702912" calcext:value-type="float">
            <text:p>8.04389906702912</text:p>
          </table:table-cell>
          <table:table-cell office:value-type="float" office:value="9.45159842396686" calcext:value-type="float">
            <text:p>9.45159842396686</text:p>
          </table:table-cell>
          <table:table-cell office:value-type="float" office:value="9.09248620321229" calcext:value-type="float">
            <text:p>9.09248620321229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8.78" calcext:value-type="float">
            <text:p>8.78</text:p>
          </table:table-cell>
          <table:table-cell office:value-type="float" office:value="8.56172153501833" calcext:value-type="float">
            <text:p>8.56172153501833</text:p>
          </table:table-cell>
          <table:table-cell office:value-type="float" office:value="8.89113470034629" calcext:value-type="float">
            <text:p>8.89113470034629</text:p>
          </table:table-cell>
          <table:table-cell office:value-type="float" office:value="8.99589149813916" calcext:value-type="float">
            <text:p>8.99589149813916</text:p>
          </table:table-cell>
          <table:table-cell office:value-type="float" office:value="8.25628093770431" calcext:value-type="float">
            <text:p>8.2562809377043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66883191644273" calcext:value-type="float">
            <text:p>9.66883191644273</text:p>
          </table:table-cell>
          <table:table-cell office:value-type="float" office:value="9.36756556411618" calcext:value-type="float">
            <text:p>9.36756556411618</text:p>
          </table:table-cell>
          <table:table-cell office:value-type="float" office:value="9.31639967816939" calcext:value-type="float">
            <text:p>9.31639967816939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9.7" calcext:value-type="float">
            <text:p>9.7</text:p>
          </table:table-cell>
          <table:table-cell office:value-type="float" office:value="8.87588150321524" calcext:value-type="float">
            <text:p>8.87588150321524</text:p>
          </table:table-cell>
          <table:table-cell office:value-type="float" office:value="9.13510991544692" calcext:value-type="float">
            <text:p>9.13510991544692</text:p>
          </table:table-cell>
          <table:table-cell office:value-type="float" office:value="9.22142152921585" calcext:value-type="float">
            <text:p>9.22142152921585</text:p>
          </table:table-cell>
          <table:table-cell office:value-type="float" office:value="8.35259670211127" calcext:value-type="float">
            <text:p>8.3525967021112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36243095079494" calcext:value-type="float">
            <text:p>9.36243095079494</text:p>
          </table:table-cell>
          <table:table-cell office:value-type="float" office:value="9.38664077025573" calcext:value-type="float">
            <text:p>9.38664077025573</text:p>
          </table:table-cell>
          <table:table-cell office:value-type="float" office:value="9.25250612918627" calcext:value-type="float">
            <text:p>9.25250612918627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9.6" calcext:value-type="float">
            <text:p>9.6</text:p>
          </table:table-cell>
          <table:table-cell office:value-type="float" office:value="9.0102668277631" calcext:value-type="float">
            <text:p>9.0102668277631</text:p>
          </table:table-cell>
          <table:table-cell office:value-type="float" office:value="9.15968980852326" calcext:value-type="float">
            <text:p>9.15968980852326</text:p>
          </table:table-cell>
          <table:table-cell office:value-type="float" office:value="9.67655265058751" calcext:value-type="float">
            <text:p>9.67655265058751</text:p>
          </table:table-cell>
          <table:table-cell office:value-type="float" office:value="8.5159373083187" calcext:value-type="float">
            <text:p>8.515937308318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47917848247776" calcext:value-type="float">
            <text:p>9.47917848247776</text:p>
          </table:table-cell>
          <table:table-cell office:value-type="float" office:value="9.60432669432635" calcext:value-type="float">
            <text:p>9.60432669432635</text:p>
          </table:table-cell>
          <table:table-cell office:value-type="float" office:value="9.3892175857328" calcext:value-type="float">
            <text:p>9.3892175857328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table:number-columns-repeated="2" office:value-type="float" office:value="2333" calcext:value-type="float">
            <text:p>2333</text:p>
          </table:table-cell>
          <table:table-cell office:value-type="float" office:value="9.79" calcext:value-type="float">
            <text:p>9.79</text:p>
          </table:table-cell>
          <table:table-cell office:value-type="float" office:value="9.19970843689791" calcext:value-type="float">
            <text:p>9.19970843689791</text:p>
          </table:table-cell>
          <table:table-cell office:value-type="float" office:value="9.34427250082721" calcext:value-type="float">
            <text:p>9.34427250082721</text:p>
          </table:table-cell>
          <table:table-cell office:value-type="float" office:value="9.87253014984167" calcext:value-type="float">
            <text:p>9.87253014984167</text:p>
          </table:table-cell>
          <table:table-cell office:value-type="float" office:value="8.76894671304049" calcext:value-type="float">
            <text:p>8.7689467130404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87971631422781" calcext:value-type="float">
            <text:p>9.87971631422781</text:p>
          </table:table-cell>
          <table:table-cell office:value-type="float" office:value="9.65996872274288" calcext:value-type="float">
            <text:p>9.65996872274288</text:p>
          </table:table-cell>
          <table:table-cell office:value-type="float" office:value="9.62001495230976" calcext:value-type="float">
            <text:p>9.62001495230976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table:number-columns-repeated="2" office:value-type="float" office:value="3348" calcext:value-type="float">
            <text:p>3348</text:p>
          </table:table-cell>
          <table:table-cell office:value-type="float" office:value="9.72" calcext:value-type="float">
            <text:p>9.72</text:p>
          </table:table-cell>
          <table:table-cell office:value-type="float" office:value="9.29499966575022" calcext:value-type="float">
            <text:p>9.29499966575022</text:p>
          </table:table-cell>
          <table:table-cell office:value-type="float" office:value="9.42499897177312" calcext:value-type="float">
            <text:p>9.42499897177312</text:p>
          </table:table-cell>
          <table:table-cell office:value-type="float" office:value="9.86140979581533" calcext:value-type="float">
            <text:p>9.86140979581533</text:p>
          </table:table-cell>
          <table:table-cell office:value-type="float" office:value="8.87030030216299" calcext:value-type="float">
            <text:p>8.8703003021629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86613184404116" calcext:value-type="float">
            <text:p>9.86613184404116</text:p>
          </table:table-cell>
          <table:table-cell office:value-type="float" office:value="9.7415582777534" calcext:value-type="float">
            <text:p>9.7415582777534</text:p>
          </table:table-cell>
          <table:table-cell office:value-type="float" office:value="9.6515380432465" calcext:value-type="float">
            <text:p>9.6515380432465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table:number-columns-repeated="2" office:value-type="float" office:value="4396" calcext:value-type="float">
            <text:p>4396</text:p>
          </table:table-cell>
          <table:table-cell office:value-type="float" office:value="9.78" calcext:value-type="float">
            <text:p>9.78</text:p>
          </table:table-cell>
          <table:table-cell office:value-type="float" office:value="9.44465508467385" calcext:value-type="float">
            <text:p>9.44465508467385</text:p>
          </table:table-cell>
          <table:table-cell office:value-type="float" office:value="9.5726461525902" calcext:value-type="float">
            <text:p>9.5726461525902</text:p>
          </table:table-cell>
          <table:table-cell office:value-type="float" office:value="9.87022111889088" calcext:value-type="float">
            <text:p>9.87022111889088</text:p>
          </table:table-cell>
          <table:table-cell office:value-type="float" office:value="8.97190098499427" calcext:value-type="float">
            <text:p>8.9719009849942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8505767321468" calcext:value-type="float">
            <text:p>9.8505767321468</text:p>
          </table:table-cell>
          <table:table-cell office:value-type="float" office:value="9.83168735380954" calcext:value-type="float">
            <text:p>9.83168735380954</text:p>
          </table:table-cell>
          <table:table-cell office:value-type="float" office:value="9.72490930641097" calcext:value-type="float">
            <text:p>9.72490930641097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table:number-columns-repeated="2" office:value-type="float" office:value="5479" calcext:value-type="float">
            <text:p>5479</text:p>
          </table:table-cell>
          <table:table-cell office:value-type="float" office:value="9.88" calcext:value-type="float">
            <text:p>9.88</text:p>
          </table:table-cell>
          <table:table-cell office:value-type="float" office:value="9.55340220361437" calcext:value-type="float">
            <text:p>9.55340220361437</text:p>
          </table:table-cell>
          <table:table-cell office:value-type="float" office:value="9.6679636248536" calcext:value-type="float">
            <text:p>9.6679636248536</text:p>
          </table:table-cell>
          <table:table-cell office:value-type="float" office:value="9.96557383850225" calcext:value-type="float">
            <text:p>9.96557383850225</text:p>
          </table:table-cell>
          <table:table-cell office:value-type="float" office:value="9.16378893690942" calcext:value-type="float">
            <text:p>9.1637889369094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99101921550766" calcext:value-type="float">
            <text:p>9.99101921550766</text:p>
          </table:table-cell>
          <table:table-cell office:value-type="float" office:value="9.89558185337621" calcext:value-type="float">
            <text:p>9.89558185337621</text:p>
          </table:table-cell>
          <table:table-cell office:value-type="float" office:value="9.84692709734241" calcext:value-type="float">
            <text:p>9.84692709734241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table:number-columns-repeated="2" office:value-type="float" office:value="6595" calcext:value-type="float">
            <text:p>6595</text:p>
          </table:table-cell>
          <table:table-cell office:value-type="float" office:value="10.01" calcext:value-type="float">
            <text:p>10.01</text:p>
          </table:table-cell>
          <table:table-cell office:value-type="float" office:value="9.63382064833926" calcext:value-type="float">
            <text:p>9.63382064833926</text:p>
          </table:table-cell>
          <table:table-cell office:value-type="float" office:value="9.73220350900019" calcext:value-type="float">
            <text:p>9.73220350900019</text:p>
          </table:table-cell>
          <table:table-cell office:value-type="float" office:value="10.0421719240673" calcext:value-type="float">
            <text:p>10.0421719240673</text:p>
          </table:table-cell>
          <table:table-cell office:value-type="float" office:value="9.27722211993545" calcext:value-type="float">
            <text:p>9.2772221199354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9.99285472488715" calcext:value-type="float">
            <text:p>9.99285472488715</text:p>
          </table:table-cell>
          <table:table-cell office:value-type="float" office:value="9.93281901988477" calcext:value-type="float">
            <text:p>9.93281901988477</text:p>
          </table:table-cell>
          <table:table-cell office:value-type="float" office:value="9.90756577487677" calcext:value-type="float">
            <text:p>9.90756577487677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table:number-columns-repeated="2" office:value-type="float" office:value="7657" calcext:value-type="float">
            <text:p>7657</text:p>
          </table:table-cell>
          <table:table-cell office:value-type="float" office:value="10.02" calcext:value-type="float">
            <text:p>10.02</text:p>
          </table:table-cell>
          <table:table-cell office:value-type="float" office:value="9.71139899993087" calcext:value-type="float">
            <text:p>9.71139899993087</text:p>
          </table:table-cell>
          <table:table-cell office:value-type="float" office:value="9.7951075444727" calcext:value-type="float">
            <text:p>9.7951075444727</text:p>
          </table:table-cell>
          <table:table-cell office:value-type="float" office:value="10.0520266312647" calcext:value-type="float">
            <text:p>10.0520266312647</text:p>
          </table:table-cell>
          <table:table-cell office:value-type="float" office:value="9.37671933148847" calcext:value-type="float">
            <text:p>9.3767193314884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0625693029894" calcext:value-type="float">
            <text:p>10.0625693029894</text:p>
          </table:table-cell>
          <table:table-cell office:value-type="float" office:value="9.94857205601145" calcext:value-type="float">
            <text:p>9.94857205601145</text:p>
          </table:table-cell>
          <table:table-cell office:value-type="float" office:value="9.96547839532136" calcext:value-type="float">
            <text:p>9.96547839532136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table:number-columns-repeated="2" office:value-type="float" office:value="8699" calcext:value-type="float">
            <text:p>8699</text:p>
          </table:table-cell>
          <table:table-cell office:value-type="float" office:value="9.99" calcext:value-type="float">
            <text:p>9.99</text:p>
          </table:table-cell>
          <table:table-cell office:value-type="float" office:value="9.75122527092807" calcext:value-type="float">
            <text:p>9.75122527092807</text:p>
          </table:table-cell>
          <table:table-cell office:value-type="float" office:value="9.83421952480517" calcext:value-type="float">
            <text:p>9.83421952480517</text:p>
          </table:table-cell>
          <table:table-cell office:value-type="float" office:value="10.0179167639121" calcext:value-type="float">
            <text:p>10.0179167639121</text:p>
          </table:table-cell>
          <table:table-cell office:value-type="float" office:value="9.45141252993698" calcext:value-type="float">
            <text:p>9.4514125299369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0559271322822" calcext:value-type="float">
            <text:p>10.0559271322822</text:p>
          </table:table-cell>
          <table:table-cell office:value-type="float" office:value="10.0137250996847" calcext:value-type="float">
            <text:p>10.0137250996847</text:p>
          </table:table-cell>
          <table:table-cell office:value-type="float" office:value="9.95890323200298" calcext:value-type="float">
            <text:p>9.95890323200298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table:number-columns-repeated="2" office:value-type="float" office:value="9641" calcext:value-type="float">
            <text:p>9641</text:p>
          </table:table-cell>
          <table:table-cell office:value-type="float" office:value="10.07" calcext:value-type="float">
            <text:p>10.07</text:p>
          </table:table-cell>
          <table:table-cell office:value-type="float" office:value="9.8402539110678" calcext:value-type="float">
            <text:p>9.8402539110678</text:p>
          </table:table-cell>
          <table:table-cell office:value-type="float" office:value="9.9048582309716" calcext:value-type="float">
            <text:p>9.9048582309716</text:p>
          </table:table-cell>
          <table:table-cell office:value-type="float" office:value="10.079110178239" calcext:value-type="float">
            <text:p>10.079110178239</text:p>
          </table:table-cell>
          <table:table-cell office:value-type="float" office:value="9.55952305019029" calcext:value-type="float">
            <text:p>9.5595230501902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092002819465" calcext:value-type="float">
            <text:p>10.1092002819465</text:p>
          </table:table-cell>
          <table:table-cell office:value-type="float" office:value="10.0357969663141" calcext:value-type="float">
            <text:p>10.0357969663141</text:p>
          </table:table-cell>
          <table:table-cell office:value-type="float" office:value="10.0236731885976" calcext:value-type="float">
            <text:p>10.0236731885976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table:number-columns-repeated="2" office:value-type="float" office:value="10496" calcext:value-type="float">
            <text:p>10496</text:p>
          </table:table-cell>
          <table:table-cell office:value-type="float" office:value="10.07" calcext:value-type="float">
            <text:p>10.07</text:p>
          </table:table-cell>
          <table:table-cell office:value-type="float" office:value="9.87672418908679" calcext:value-type="float">
            <text:p>9.87672418908679</text:p>
          </table:table-cell>
          <table:table-cell office:value-type="float" office:value="9.92742369273681" calcext:value-type="float">
            <text:p>9.92742369273681</text:p>
          </table:table-cell>
          <table:table-cell office:value-type="float" office:value="10.1152888043812" calcext:value-type="float">
            <text:p>10.1152888043812</text:p>
          </table:table-cell>
          <table:table-cell office:value-type="float" office:value="9.62880010875661" calcext:value-type="float">
            <text:p>9.6288001087566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308900589081" calcext:value-type="float">
            <text:p>10.1308900589081</text:p>
          </table:table-cell>
          <table:table-cell office:value-type="float" office:value="10.0717552583961" calcext:value-type="float">
            <text:p>10.0717552583961</text:p>
          </table:table-cell>
          <table:table-cell office:value-type="float" office:value="10.0384046762657" calcext:value-type="float">
            <text:p>10.0384046762657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table:number-columns-repeated="2" office:value-type="float" office:value="11268" calcext:value-type="float">
            <text:p>11268</text:p>
          </table:table-cell>
          <table:table-cell office:value-type="float" office:value="10.12" calcext:value-type="float">
            <text:p>10.12</text:p>
          </table:table-cell>
          <table:table-cell office:value-type="float" office:value="9.93361262992663" calcext:value-type="float">
            <text:p>9.93361262992663</text:p>
          </table:table-cell>
          <table:table-cell office:value-type="float" office:value="9.95866655279947" calcext:value-type="float">
            <text:p>9.95866655279947</text:p>
          </table:table-cell>
          <table:table-cell office:value-type="float" office:value="10.1303562689353" calcext:value-type="float">
            <text:p>10.1303562689353</text:p>
          </table:table-cell>
          <table:table-cell office:value-type="float" office:value="9.70573953696826" calcext:value-type="float">
            <text:p>9.7057395369682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738552453056" calcext:value-type="float">
            <text:p>10.1738552453056</text:p>
          </table:table-cell>
          <table:table-cell office:value-type="float" office:value="10.0937558938023" calcext:value-type="float">
            <text:p>10.0937558938023</text:p>
          </table:table-cell>
          <table:table-cell office:value-type="float" office:value="10.0819168899584" calcext:value-type="float">
            <text:p>10.0819168899584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table:number-columns-repeated="2" office:value-type="float" office:value="11938" calcext:value-type="float">
            <text:p>11938</text:p>
          </table:table-cell>
          <table:table-cell office:value-type="float" office:value="10.11" calcext:value-type="float">
            <text:p>10.11</text:p>
          </table:table-cell>
          <table:table-cell office:value-type="float" office:value="9.98646298583516" calcext:value-type="float">
            <text:p>9.98646298583516</text:p>
          </table:table-cell>
          <table:table-cell office:value-type="float" office:value="10.0016755162792" calcext:value-type="float">
            <text:p>10.0016755162792</text:p>
          </table:table-cell>
          <table:table-cell office:value-type="float" office:value="10.133702213763" calcext:value-type="float">
            <text:p>10.133702213763</text:p>
          </table:table-cell>
          <table:table-cell office:value-type="float" office:value="9.7746040192782" calcext:value-type="float">
            <text:p>9.774604019278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765207507245" calcext:value-type="float">
            <text:p>10.1765207507245</text:p>
          </table:table-cell>
          <table:table-cell office:value-type="float" office:value="10.1279004481184" calcext:value-type="float">
            <text:p>10.1279004481184</text:p>
          </table:table-cell>
          <table:table-cell office:value-type="float" office:value="10.102284299727" calcext:value-type="float">
            <text:p>10.102284299727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table:number-columns-repeated="2" office:value-type="float" office:value="12442" calcext:value-type="float">
            <text:p>12442</text:p>
          </table:table-cell>
          <table:table-cell office:value-type="float" office:value="10.11" calcext:value-type="float">
            <text:p>10.11</text:p>
          </table:table-cell>
          <table:table-cell office:value-type="float" office:value="10.0325451558252" calcext:value-type="float">
            <text:p>10.0325451558252</text:p>
          </table:table-cell>
          <table:table-cell office:value-type="float" office:value="10.0383946739756" calcext:value-type="float">
            <text:p>10.0383946739756</text:p>
          </table:table-cell>
          <table:table-cell office:value-type="float" office:value="10.1488393015439" calcext:value-type="float">
            <text:p>10.1488393015439</text:p>
          </table:table-cell>
          <table:table-cell office:value-type="float" office:value="9.83874821545616" calcext:value-type="float">
            <text:p>9.8387482154561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847517145167" calcext:value-type="float">
            <text:p>10.1847517145167</text:p>
          </table:table-cell>
          <table:table-cell office:value-type="float" office:value="10.1285346501018" calcext:value-type="float">
            <text:p>10.1285346501018</text:p>
          </table:table-cell>
          <table:table-cell office:value-type="float" office:value="10.1329379879366" calcext:value-type="float">
            <text:p>10.1329379879366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table:number-columns-repeated="2" office:value-type="float" office:value="12873" calcext:value-type="float">
            <text:p>12873</text:p>
          </table:table-cell>
          <table:table-cell office:value-type="float" office:value="10.08" calcext:value-type="float">
            <text:p>10.08</text:p>
          </table:table-cell>
          <table:table-cell office:value-type="float" office:value="10.0478075336925" calcext:value-type="float">
            <text:p>10.0478075336925</text:p>
          </table:table-cell>
          <table:table-cell office:value-type="float" office:value="10.0526534007606" calcext:value-type="float">
            <text:p>10.0526534007606</text:p>
          </table:table-cell>
          <table:table-cell office:value-type="float" office:value="10.152910483813" calcext:value-type="float">
            <text:p>10.152910483813</text:p>
          </table:table-cell>
          <table:table-cell office:value-type="float" office:value="9.87834851374778" calcext:value-type="float">
            <text:p>9.8783485137477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846675199618" calcext:value-type="float">
            <text:p>10.1846675199618</text:p>
          </table:table-cell>
          <table:table-cell office:value-type="float" office:value="10.1425440806056" calcext:value-type="float">
            <text:p>10.1425440806056</text:p>
          </table:table-cell>
          <table:table-cell office:value-type="float" office:value="10.1373823242462" calcext:value-type="float">
            <text:p>10.1373823242462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table:number-columns-repeated="2" office:value-type="float" office:value="13232" calcext:value-type="float">
            <text:p>13232</text:p>
          </table:table-cell>
          <table:table-cell office:value-type="float" office:value="10.14" calcext:value-type="float">
            <text:p>10.14</text:p>
          </table:table-cell>
          <table:table-cell office:value-type="float" office:value="10.071540533223" calcext:value-type="float">
            <text:p>10.071540533223</text:p>
          </table:table-cell>
          <table:table-cell office:value-type="float" office:value="10.0770224453776" calcext:value-type="float">
            <text:p>10.0770224453776</text:p>
          </table:table-cell>
          <table:table-cell office:value-type="float" office:value="10.1643216660054" calcext:value-type="float">
            <text:p>10.1643216660054</text:p>
          </table:table-cell>
          <table:table-cell office:value-type="float" office:value="9.91744876821955" calcext:value-type="float">
            <text:p>9.9174487682195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961984738819" calcext:value-type="float">
            <text:p>10.1961984738819</text:p>
          </table:table-cell>
          <table:table-cell office:value-type="float" office:value="10.1551599222508" calcext:value-type="float">
            <text:p>10.1551599222508</text:p>
          </table:table-cell>
          <table:table-cell office:value-type="float" office:value="10.145577271659" calcext:value-type="float">
            <text:p>10.145577271659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table:number-columns-repeated="2" office:value-type="float" office:value="13557" calcext:value-type="float">
            <text:p>13557</text:p>
          </table:table-cell>
          <table:table-cell office:value-type="float" office:value="10.15" calcext:value-type="float">
            <text:p>10.15</text:p>
          </table:table-cell>
          <table:table-cell office:value-type="float" office:value="10.0972946776614" calcext:value-type="float">
            <text:p>10.0972946776614</text:p>
          </table:table-cell>
          <table:table-cell office:value-type="float" office:value="10.1018982651578" calcext:value-type="float">
            <text:p>10.1018982651578</text:p>
          </table:table-cell>
          <table:table-cell office:value-type="float" office:value="10.1732277514509" calcext:value-type="float">
            <text:p>10.1732277514509</text:p>
          </table:table-cell>
          <table:table-cell office:value-type="float" office:value="9.96191496818752" calcext:value-type="float">
            <text:p>9.96191496818752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966244216733" calcext:value-type="float">
            <text:p>10.1966244216733</text:p>
          </table:table-cell>
          <table:table-cell office:value-type="float" office:value="10.1635357618706" calcext:value-type="float">
            <text:p>10.1635357618706</text:p>
          </table:table-cell>
          <table:table-cell office:value-type="float" office:value="10.1567613859191" calcext:value-type="float">
            <text:p>10.1567613859191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table:number-columns-repeated="2" office:value-type="float" office:value="13802" calcext:value-type="float">
            <text:p>13802</text:p>
          </table:table-cell>
          <table:table-cell office:value-type="float" office:value="10.24" calcext:value-type="float">
            <text:p>10.24</text:p>
          </table:table-cell>
          <table:table-cell office:value-type="float" office:value="10.1181954231066" calcext:value-type="float">
            <text:p>10.1181954231066</text:p>
          </table:table-cell>
          <table:table-cell office:value-type="float" office:value="10.114071183963" calcext:value-type="float">
            <text:p>10.114071183963</text:p>
          </table:table-cell>
          <table:table-cell office:value-type="float" office:value="10.1801737346481" calcext:value-type="float">
            <text:p>10.1801737346481</text:p>
          </table:table-cell>
          <table:table-cell office:value-type="float" office:value="10.0021190463013" calcext:value-type="float">
            <text:p>10.002119046301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1987125235435" calcext:value-type="float">
            <text:p>10.1987125235435</text:p>
          </table:table-cell>
          <table:table-cell office:value-type="float" office:value="10.1809344743086" calcext:value-type="float">
            <text:p>10.1809344743086</text:p>
          </table:table-cell>
          <table:table-cell office:value-type="float" office:value="10.1674173474209" calcext:value-type="float">
            <text:p>10.1674173474209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table:number-columns-repeated="2" office:value-type="float" office:value="14002" calcext:value-type="float">
            <text:p>14002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41066883275" calcext:value-type="float">
            <text:p>10.141066883275</text:p>
          </table:table-cell>
          <table:table-cell office:value-type="float" office:value="10.136312841962" calcext:value-type="float">
            <text:p>10.136312841962</text:p>
          </table:table-cell>
          <table:table-cell office:value-type="float" office:value="10.1914007722343" calcext:value-type="float">
            <text:p>10.1914007722343</text:p>
          </table:table-cell>
          <table:table-cell office:value-type="float" office:value="10.0457189928136" calcext:value-type="float">
            <text:p>10.045718992813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074209432295" calcext:value-type="float">
            <text:p>10.2074209432295</text:p>
          </table:table-cell>
          <table:table-cell office:value-type="float" office:value="10.1954391219986" calcext:value-type="float">
            <text:p>10.1954391219986</text:p>
          </table:table-cell>
          <table:table-cell office:value-type="float" office:value="10.1831818512161" calcext:value-type="float">
            <text:p>10.1831818512161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table:number-columns-repeated="2" office:value-type="float" office:value="14178" calcext:value-type="float">
            <text:p>1417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1644338273394" calcext:value-type="float">
            <text:p>10.1644338273394</text:p>
          </table:table-cell>
          <table:table-cell office:value-type="float" office:value="10.1578800823339" calcext:value-type="float">
            <text:p>10.1578800823339</text:p>
          </table:table-cell>
          <table:table-cell office:value-type="float" office:value="10.1916150857563" calcext:value-type="float">
            <text:p>10.1916150857563</text:p>
          </table:table-cell>
          <table:table-cell office:value-type="float" office:value="10.0862815424865" calcext:value-type="float">
            <text:p>10.086281542486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170954539385" calcext:value-type="float">
            <text:p>10.2170954539385</text:p>
          </table:table-cell>
          <table:table-cell office:value-type="float" office:value="10.1993247770381" calcext:value-type="float">
            <text:p>10.1993247770381</text:p>
          </table:table-cell>
          <table:table-cell office:value-type="float" office:value="10.1990563385432" calcext:value-type="float">
            <text:p>10.1990563385432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table:number-columns-repeated="2" office:value-type="float" office:value="14320" calcext:value-type="float">
            <text:p>14320</text:p>
          </table:table-cell>
          <table:table-cell office:value-type="float" office:value="10.36" calcext:value-type="float">
            <text:p>10.36</text:p>
          </table:table-cell>
          <table:table-cell office:value-type="float" office:value="10.1747912305304" calcext:value-type="float">
            <text:p>10.1747912305304</text:p>
          </table:table-cell>
          <table:table-cell office:value-type="float" office:value="10.1711976040862" calcext:value-type="float">
            <text:p>10.1711976040862</text:p>
          </table:table-cell>
          <table:table-cell office:value-type="float" office:value="10.1901692376274" calcext:value-type="float">
            <text:p>10.1901692376274</text:p>
          </table:table-cell>
          <table:table-cell office:value-type="float" office:value="10.1143905437979" calcext:value-type="float">
            <text:p>10.114390543797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186707505413" calcext:value-type="float">
            <text:p>10.2186707505413</text:p>
          </table:table-cell>
          <table:table-cell office:value-type="float" office:value="10.2024888598796" calcext:value-type="float">
            <text:p>10.2024888598796</text:p>
          </table:table-cell>
          <table:table-cell office:value-type="float" office:value="10.2037452047278" calcext:value-type="float">
            <text:p>10.2037452047278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table:number-columns-repeated="2" office:value-type="float" office:value="14478" calcext:value-type="float">
            <text:p>14478</text:p>
          </table:table-cell>
          <table:table-cell office:value-type="float" office:value="10.38" calcext:value-type="float">
            <text:p>10.38</text:p>
          </table:table-cell>
          <table:table-cell office:value-type="float" office:value="10.186414946207" calcext:value-type="float">
            <text:p>10.186414946207</text:p>
          </table:table-cell>
          <table:table-cell office:value-type="float" office:value="10.1806947711031" calcext:value-type="float">
            <text:p>10.1806947711031</text:p>
          </table:table-cell>
          <table:table-cell office:value-type="float" office:value="10.2042069273192" calcext:value-type="float">
            <text:p>10.2042069273192</text:p>
          </table:table-cell>
          <table:table-cell office:value-type="float" office:value="10.133182194188" calcext:value-type="float">
            <text:p>10.13318219418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191878241899" calcext:value-type="float">
            <text:p>10.2191878241899</text:p>
          </table:table-cell>
          <table:table-cell office:value-type="float" office:value="10.217389905203" calcext:value-type="float">
            <text:p>10.217389905203</text:p>
          </table:table-cell>
          <table:table-cell office:value-type="float" office:value="10.2081660389712" calcext:value-type="float">
            <text:p>10.2081660389712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table:number-columns-repeated="2" office:value-type="float" office:value="14582" calcext:value-type="float">
            <text:p>14582</text:p>
          </table:table-cell>
          <table:table-cell office:value-type="float" office:value="10.41" calcext:value-type="float">
            <text:p>10.41</text:p>
          </table:table-cell>
          <table:table-cell office:value-type="float" office:value="10.2004733162533" calcext:value-type="float">
            <text:p>10.2004733162533</text:p>
          </table:table-cell>
          <table:table-cell office:value-type="float" office:value="10.192915900176" calcext:value-type="float">
            <text:p>10.192915900176</text:p>
          </table:table-cell>
          <table:table-cell office:value-type="float" office:value="10.2110146776883" calcext:value-type="float">
            <text:p>10.2110146776883</text:p>
          </table:table-cell>
          <table:table-cell office:value-type="float" office:value="10.1588803165837" calcext:value-type="float">
            <text:p>10.158880316583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259520028995" calcext:value-type="float">
            <text:p>10.2259520028995</text:p>
          </table:table-cell>
          <table:table-cell office:value-type="float" office:value="10.2232312976579" calcext:value-type="float">
            <text:p>10.2232312976579</text:p>
          </table:table-cell>
          <table:table-cell office:value-type="float" office:value="10.2198807028905" calcext:value-type="float">
            <text:p>10.2198807028905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table:number-columns-repeated="2" office:value-type="float" office:value="14652" calcext:value-type="float">
            <text:p>14652</text:p>
          </table:table-cell>
          <table:table-cell office:value-type="float" office:value="10.44" calcext:value-type="float">
            <text:p>10.44</text:p>
          </table:table-cell>
          <table:table-cell office:value-type="float" office:value="10.207883186071" calcext:value-type="float">
            <text:p>10.207883186071</text:p>
          </table:table-cell>
          <table:table-cell office:value-type="float" office:value="10.1994133414258" calcext:value-type="float">
            <text:p>10.1994133414258</text:p>
          </table:table-cell>
          <table:table-cell office:value-type="float" office:value="10.2139557122278" calcext:value-type="float">
            <text:p>10.2139557122278</text:p>
          </table:table-cell>
          <table:table-cell office:value-type="float" office:value="10.1765631804145" calcext:value-type="float">
            <text:p>10.176563180414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16894593879" calcext:value-type="float">
            <text:p>10.2316894593879</text:p>
          </table:table-cell>
          <table:table-cell office:value-type="float" office:value="10.2236848329436" calcext:value-type="float">
            <text:p>10.2236848329436</text:p>
          </table:table-cell>
          <table:table-cell office:value-type="float" office:value="10.2253324102645" calcext:value-type="float">
            <text:p>10.2253324102645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table:number-columns-repeated="2" office:value-type="float" office:value="14697" calcext:value-type="float">
            <text:p>14697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08350426581" calcext:value-type="float">
            <text:p>10.208350426581</text:p>
          </table:table-cell>
          <table:table-cell office:value-type="float" office:value="10.2011579217178" calcext:value-type="float">
            <text:p>10.2011579217178</text:p>
          </table:table-cell>
          <table:table-cell office:value-type="float" office:value="10.2133422886894" calcext:value-type="float">
            <text:p>10.2133422886894</text:p>
          </table:table-cell>
          <table:table-cell office:value-type="float" office:value="10.18571258565" calcext:value-type="float">
            <text:p>10.1857125856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28952468979" calcext:value-type="float">
            <text:p>10.2328952468979</text:p>
          </table:table-cell>
          <table:table-cell office:value-type="float" office:value="10.2249437376853" calcext:value-type="float">
            <text:p>10.2249437376853</text:p>
          </table:table-cell>
          <table:table-cell office:value-type="float" office:value="10.2264007556059" calcext:value-type="float">
            <text:p>10.2264007556059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table:number-columns-repeated="2" office:value-type="float" office:value="14732" calcext:value-type="float">
            <text:p>14732</text:p>
          </table:table-cell>
          <table:table-cell office:value-type="float" office:value="10.45" calcext:value-type="float">
            <text:p>10.45</text:p>
          </table:table-cell>
          <table:table-cell office:value-type="float" office:value="10.2122412049087" calcext:value-type="float">
            <text:p>10.2122412049087</text:p>
          </table:table-cell>
          <table:table-cell office:value-type="float" office:value="10.2039983018863" calcext:value-type="float">
            <text:p>10.2039983018863</text:p>
          </table:table-cell>
          <table:table-cell office:value-type="float" office:value="10.2128838580461" calcext:value-type="float">
            <text:p>10.2128838580461</text:p>
          </table:table-cell>
          <table:table-cell office:value-type="float" office:value="10.1938312000979" calcext:value-type="float">
            <text:p>10.193831200097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63247226418" calcext:value-type="float">
            <text:p>10.2363247226418</text:p>
          </table:table-cell>
          <table:table-cell office:value-type="float" office:value="10.2285126110145" calcext:value-type="float">
            <text:p>10.2285126110145</text:p>
          </table:table-cell>
          <table:table-cell office:value-type="float" office:value="10.2273071137984" calcext:value-type="float">
            <text:p>10.2273071137984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table:number-columns-repeated="2" office:value-type="float" office:value="14759" calcext:value-type="float">
            <text:p>14759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67412391742" calcext:value-type="float">
            <text:p>10.2167412391742</text:p>
          </table:table-cell>
          <table:table-cell office:value-type="float" office:value="10.2089363384047" calcext:value-type="float">
            <text:p>10.2089363384047</text:p>
          </table:table-cell>
          <table:table-cell office:value-type="float" office:value="10.2140653478376" calcext:value-type="float">
            <text:p>10.2140653478376</text:p>
          </table:table-cell>
          <table:table-cell office:value-type="float" office:value="10.2032104531883" calcext:value-type="float">
            <text:p>10.203210453188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88665264565" calcext:value-type="float">
            <text:p>10.2388665264565</text:p>
          </table:table-cell>
          <table:table-cell office:value-type="float" office:value="10.229986141205" calcext:value-type="float">
            <text:p>10.229986141205</text:p>
          </table:table-cell>
          <table:table-cell office:value-type="float" office:value="10.2311121790307" calcext:value-type="float">
            <text:p>10.2311121790307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table:number-columns-repeated="2" office:value-type="float" office:value="14775" calcext:value-type="float">
            <text:p>14775</text:p>
          </table:table-cell>
          <table:table-cell office:value-type="float" office:value="10.44" calcext:value-type="float">
            <text:p>10.44</text:p>
          </table:table-cell>
          <table:table-cell office:value-type="float" office:value="10.2187430410201" calcext:value-type="float">
            <text:p>10.2187430410201</text:p>
          </table:table-cell>
          <table:table-cell office:value-type="float" office:value="10.2113405372979" calcext:value-type="float">
            <text:p>10.2113405372979</text:p>
          </table:table-cell>
          <table:table-cell office:value-type="float" office:value="10.2159793709873" calcext:value-type="float">
            <text:p>10.2159793709873</text:p>
          </table:table-cell>
          <table:table-cell office:value-type="float" office:value="10.2083973239375" calcext:value-type="float">
            <text:p>10.2083973239375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95244132142" calcext:value-type="float">
            <text:p>10.2395244132142</text:p>
          </table:table-cell>
          <table:table-cell office:value-type="float" office:value="10.2294907285816" calcext:value-type="float">
            <text:p>10.2294907285816</text:p>
          </table:table-cell>
          <table:table-cell office:value-type="float" office:value="10.2325042232062" calcext:value-type="float">
            <text:p>10.2325042232062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table:number-columns-repeated="2" office:value-type="float" office:value="14791" calcext:value-type="float">
            <text:p>14791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190470067451" calcext:value-type="float">
            <text:p>10.2190470067451</text:p>
          </table:table-cell>
          <table:table-cell office:value-type="float" office:value="10.2122447195913" calcext:value-type="float">
            <text:p>10.2122447195913</text:p>
          </table:table-cell>
          <table:table-cell office:value-type="float" office:value="10.2162129516823" calcext:value-type="float">
            <text:p>10.2162129516823</text:p>
          </table:table-cell>
          <table:table-cell office:value-type="float" office:value="10.2125658884397" calcext:value-type="float">
            <text:p>10.212565888439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86532496732" calcext:value-type="float">
            <text:p>10.2386532496732</text:p>
          </table:table-cell>
          <table:table-cell office:value-type="float" office:value="10.2307547673992" calcext:value-type="float">
            <text:p>10.2307547673992</text:p>
          </table:table-cell>
          <table:table-cell office:value-type="float" office:value="10.2316921932276" calcext:value-type="float">
            <text:p>10.2316921932276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table:number-columns-repeated="2" office:value-type="float" office:value="14803" calcext:value-type="float">
            <text:p>14803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201422405189" calcext:value-type="float">
            <text:p>10.2201422405189</text:p>
          </table:table-cell>
          <table:table-cell office:value-type="float" office:value="10.2128993994975" calcext:value-type="float">
            <text:p>10.2128993994975</text:p>
          </table:table-cell>
          <table:table-cell office:value-type="float" office:value="10.2155501333861" calcext:value-type="float">
            <text:p>10.2155501333861</text:p>
          </table:table-cell>
          <table:table-cell office:value-type="float" office:value="10.2170196464944" calcext:value-type="float">
            <text:p>10.217019646494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400375985571" calcext:value-type="float">
            <text:p>10.2400375985571</text:p>
          </table:table-cell>
          <table:table-cell office:value-type="float" office:value="10.2298768090403" calcext:value-type="float">
            <text:p>10.2298768090403</text:p>
          </table:table-cell>
          <table:table-cell office:value-type="float" office:value="10.2327109680927" calcext:value-type="float">
            <text:p>10.2327109680927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table:number-columns-repeated="2" office:value-type="float" office:value="14813" calcext:value-type="float">
            <text:p>14813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95579228789" calcext:value-type="float">
            <text:p>10.2195579228789</text:p>
          </table:table-cell>
          <table:table-cell office:value-type="float" office:value="10.2123518698273" calcext:value-type="float">
            <text:p>10.2123518698273</text:p>
          </table:table-cell>
          <table:table-cell office:value-type="float" office:value="10.2147829061207" calcext:value-type="float">
            <text:p>10.2147829061207</text:p>
          </table:table-cell>
          <table:table-cell office:value-type="float" office:value="10.2171972499087" calcext:value-type="float">
            <text:p>10.217197249908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407515057134" calcext:value-type="float">
            <text:p>10.2407515057134</text:p>
          </table:table-cell>
          <table:table-cell office:value-type="float" office:value="10.2301759316063" calcext:value-type="float">
            <text:p>10.2301759316063</text:p>
          </table:table-cell>
          <table:table-cell office:value-type="float" office:value="10.2315706555941" calcext:value-type="float">
            <text:p>10.2315706555941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table:number-columns-repeated="2" office:value-type="float" office:value="14819" calcext:value-type="float">
            <text:p>14819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97825393192" calcext:value-type="float">
            <text:p>10.2197825393192</text:p>
          </table:table-cell>
          <table:table-cell office:value-type="float" office:value="10.2130607239009" calcext:value-type="float">
            <text:p>10.2130607239009</text:p>
          </table:table-cell>
          <table:table-cell office:value-type="float" office:value="10.2157604778357" calcext:value-type="float">
            <text:p>10.2157604778357</text:p>
          </table:table-cell>
          <table:table-cell office:value-type="float" office:value="10.2175967135079" calcext:value-type="float">
            <text:p>10.2175967135079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410134630551" calcext:value-type="float">
            <text:p>10.2410134630551</text:p>
          </table:table-cell>
          <table:table-cell office:value-type="float" office:value="10.2290393395519" calcext:value-type="float">
            <text:p>10.2290393395519</text:p>
          </table:table-cell>
          <table:table-cell office:value-type="float" office:value="10.2315724397911" calcext:value-type="float">
            <text:p>10.2315724397911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table:number-columns-repeated="2" office:value-type="float" office:value="14826" calcext:value-type="float">
            <text:p>14826</text:p>
          </table:table-cell>
          <table:table-cell office:value-type="float" office:value="10.37" calcext:value-type="float">
            <text:p>10.37</text:p>
          </table:table-cell>
          <table:table-cell office:value-type="float" office:value="10.219346216721" calcext:value-type="float">
            <text:p>10.219346216721</text:p>
          </table:table-cell>
          <table:table-cell office:value-type="float" office:value="10.2124389201156" calcext:value-type="float">
            <text:p>10.2124389201156</text:p>
          </table:table-cell>
          <table:table-cell office:value-type="float" office:value="10.2151126730516" calcext:value-type="float">
            <text:p>10.2151126730516</text:p>
          </table:table-cell>
          <table:table-cell office:value-type="float" office:value="10.2175773419458" calcext:value-type="float">
            <text:p>10.217577341945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2730045845" calcext:value-type="float">
            <text:p>10.2352730045845</text:p>
          </table:table-cell>
          <table:table-cell office:value-type="float" office:value="10.2314447333419" calcext:value-type="float">
            <text:p>10.2314447333419</text:p>
          </table:table-cell>
          <table:table-cell office:value-type="float" office:value="10.2304860092041" calcext:value-type="float">
            <text:p>10.2304860092041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table:number-columns-repeated="2" office:value-type="float" office:value="14838" calcext:value-type="float">
            <text:p>1483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2222860334613" calcext:value-type="float">
            <text:p>10.2222860334613</text:p>
          </table:table-cell>
          <table:table-cell office:value-type="float" office:value="10.2151481075523" calcext:value-type="float">
            <text:p>10.2151481075523</text:p>
          </table:table-cell>
          <table:table-cell office:value-type="float" office:value="10.2185396942564" calcext:value-type="float">
            <text:p>10.2185396942564</text:p>
          </table:table-cell>
          <table:table-cell office:value-type="float" office:value="10.2229025634263" calcext:value-type="float">
            <text:p>10.222902563426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61976366054" calcext:value-type="float">
            <text:p>10.2361976366054</text:p>
          </table:table-cell>
          <table:table-cell office:value-type="float" office:value="10.2320789823634" calcext:value-type="float">
            <text:p>10.2320789823634</text:p>
          </table:table-cell>
          <table:table-cell office:value-type="float" office:value="10.2330734141465" calcext:value-type="float">
            <text:p>10.2330734141465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table:number-columns-repeated="2" office:value-type="float" office:value="14846" calcext:value-type="float">
            <text:p>14846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5688367739" calcext:value-type="float">
            <text:p>10.2235688367739</text:p>
          </table:table-cell>
          <table:table-cell office:value-type="float" office:value="10.2166067085295" calcext:value-type="float">
            <text:p>10.2166067085295</text:p>
          </table:table-cell>
          <table:table-cell office:value-type="float" office:value="10.218391510913" calcext:value-type="float">
            <text:p>10.218391510913</text:p>
          </table:table-cell>
          <table:table-cell office:value-type="float" office:value="10.2248630801386" calcext:value-type="float">
            <text:p>10.224863080138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5602653646" calcext:value-type="float">
            <text:p>10.2355602653646</text:p>
          </table:table-cell>
          <table:table-cell office:value-type="float" office:value="10.2318872042819" calcext:value-type="float">
            <text:p>10.2318872042819</text:p>
          </table:table-cell>
          <table:table-cell office:value-type="float" office:value="10.233722100586" calcext:value-type="float">
            <text:p>10.233722100586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table:number-columns-repeated="2" office:value-type="float" office:value="14848" calcext:value-type="float">
            <text:p>14848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2092183702" calcext:value-type="float">
            <text:p>10.2232092183702</text:p>
          </table:table-cell>
          <table:table-cell office:value-type="float" office:value="10.2162488655614" calcext:value-type="float">
            <text:p>10.2162488655614</text:p>
          </table:table-cell>
          <table:table-cell office:value-type="float" office:value="10.2185832343551" calcext:value-type="float">
            <text:p>10.2185832343551</text:p>
          </table:table-cell>
          <table:table-cell office:value-type="float" office:value="10.2248273118238" calcext:value-type="float">
            <text:p>10.224827311823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0212538523" calcext:value-type="float">
            <text:p>10.2350212538523</text:p>
          </table:table-cell>
          <table:table-cell office:value-type="float" office:value="10.2316406896156" calcext:value-type="float">
            <text:p>10.2316406896156</text:p>
          </table:table-cell>
          <table:table-cell office:value-type="float" office:value="10.2333605246894" calcext:value-type="float">
            <text:p>10.2333605246894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table:number-columns-repeated="2" office:value-type="float" office:value="14853" calcext:value-type="float">
            <text:p>14853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2080876482" calcext:value-type="float">
            <text:p>10.2232080876482</text:p>
          </table:table-cell>
          <table:table-cell office:value-type="float" office:value="10.2160737167893" calcext:value-type="float">
            <text:p>10.2160737167893</text:p>
          </table:table-cell>
          <table:table-cell office:value-type="float" office:value="10.2188223230814" calcext:value-type="float">
            <text:p>10.2188223230814</text:p>
          </table:table-cell>
          <table:table-cell office:value-type="float" office:value="10.2261875209906" calcext:value-type="float">
            <text:p>10.2261875209906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47310456412" calcext:value-type="float">
            <text:p>10.2347310456412</text:p>
          </table:table-cell>
          <table:table-cell office:value-type="float" office:value="10.2326263073501" calcext:value-type="float">
            <text:p>10.2326263073501</text:p>
          </table:table-cell>
          <table:table-cell office:value-type="float" office:value="10.2328051576395" calcext:value-type="float">
            <text:p>10.2328051576395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table:number-columns-repeated="2" office:value-type="float" office:value="14862" calcext:value-type="float">
            <text:p>14862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37780184757" calcext:value-type="float">
            <text:p>10.2237780184757</text:p>
          </table:table-cell>
          <table:table-cell office:value-type="float" office:value="10.2173402208308" calcext:value-type="float">
            <text:p>10.2173402208308</text:p>
          </table:table-cell>
          <table:table-cell office:value-type="float" office:value="10.2184824587647" calcext:value-type="float">
            <text:p>10.2184824587647</text:p>
          </table:table-cell>
          <table:table-cell office:value-type="float" office:value="10.2277971351744" calcext:value-type="float">
            <text:p>10.2277971351744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2423058403" calcext:value-type="float">
            <text:p>10.2352423058403</text:p>
          </table:table-cell>
          <table:table-cell office:value-type="float" office:value="10.2332366661607" calcext:value-type="float">
            <text:p>10.2332366661607</text:p>
          </table:table-cell>
          <table:table-cell office:value-type="float" office:value="10.2337585431463" calcext:value-type="float">
            <text:p>10.2337585431463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table:number-columns-repeated="2" office:value-type="float" office:value="14864" calcext:value-type="float">
            <text:p>14864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248601051466" calcext:value-type="float">
            <text:p>10.2248601051466</text:p>
          </table:table-cell>
          <table:table-cell office:value-type="float" office:value="10.2183967647322" calcext:value-type="float">
            <text:p>10.2183967647322</text:p>
          </table:table-cell>
          <table:table-cell office:value-type="float" office:value="10.2187515362554" calcext:value-type="float">
            <text:p>10.2187515362554</text:p>
          </table:table-cell>
          <table:table-cell office:value-type="float" office:value="10.2290283230941" calcext:value-type="float">
            <text:p>10.2290283230941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2305102639" calcext:value-type="float">
            <text:p>10.2352305102639</text:p>
          </table:table-cell>
          <table:table-cell office:value-type="float" office:value="10.2334612633524" calcext:value-type="float">
            <text:p>10.2334612633524</text:p>
          </table:table-cell>
          <table:table-cell office:value-type="float" office:value="10.2343798428716" calcext:value-type="float">
            <text:p>10.2343798428716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table:number-columns-repeated="2" office:value-type="float" office:value="14866" calcext:value-type="float">
            <text:p>14866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251795823183" calcext:value-type="float">
            <text:p>10.2251795823183</text:p>
          </table:table-cell>
          <table:table-cell office:value-type="float" office:value="10.2186611327611" calcext:value-type="float">
            <text:p>10.2186611327611</text:p>
          </table:table-cell>
          <table:table-cell office:value-type="float" office:value="10.2181269920233" calcext:value-type="float">
            <text:p>10.2181269920233</text:p>
          </table:table-cell>
          <table:table-cell office:value-type="float" office:value="10.2297564820367" calcext:value-type="float">
            <text:p>10.2297564820367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46015729634" calcext:value-type="float">
            <text:p>10.2346015729634</text:p>
          </table:table-cell>
          <table:table-cell office:value-type="float" office:value="10.2339112129022" calcext:value-type="float">
            <text:p>10.2339112129022</text:p>
          </table:table-cell>
          <table:table-cell office:value-type="float" office:value="10.2345058396392" calcext:value-type="float">
            <text:p>10.2345058396392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table:number-columns-repeated="2" office:value-type="float" office:value="14867" calcext:value-type="float">
            <text:p>14867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56847241376" calcext:value-type="float">
            <text:p>10.2256847241376</text:p>
          </table:table-cell>
          <table:table-cell office:value-type="float" office:value="10.2194597445196" calcext:value-type="float">
            <text:p>10.2194597445196</text:p>
          </table:table-cell>
          <table:table-cell office:value-type="float" office:value="10.2186656120815" calcext:value-type="float">
            <text:p>10.2186656120815</text:p>
          </table:table-cell>
          <table:table-cell office:value-type="float" office:value="10.2307448200033" calcext:value-type="float">
            <text:p>10.2307448200033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3852560966" calcext:value-type="float">
            <text:p>10.2353852560966</text:p>
          </table:table-cell>
          <table:table-cell office:value-type="float" office:value="10.2337418213804" calcext:value-type="float">
            <text:p>10.2337418213804</text:p>
          </table:table-cell>
          <table:table-cell office:value-type="float" office:value="10.2349779225406" calcext:value-type="float">
            <text:p>10.2349779225406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table:number-columns-repeated="2" office:value-type="float" office:value="14869" calcext:value-type="float">
            <text:p>14869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55903432858" calcext:value-type="float">
            <text:p>10.2255903432858</text:p>
          </table:table-cell>
          <table:table-cell office:value-type="float" office:value="10.219286205011" calcext:value-type="float">
            <text:p>10.219286205011</text:p>
          </table:table-cell>
          <table:table-cell office:value-type="float" office:value="10.2182734125922" calcext:value-type="float">
            <text:p>10.2182734125922</text:p>
          </table:table-cell>
          <table:table-cell office:value-type="float" office:value="10.2312860464678" calcext:value-type="float">
            <text:p>10.231286046467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0.235318738905" calcext:value-type="float">
            <text:p>10.235318738905</text:p>
          </table:table-cell>
          <table:table-cell office:value-type="float" office:value="10.2338771086453" calcext:value-type="float">
            <text:p>10.2338771086453</text:p>
          </table:table-cell>
          <table:table-cell office:value-type="float" office:value="10.2347768773185" calcext:value-type="float">
            <text:p>10.2347768773185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table:number-columns-repeated="2" office:value-type="float" office:value="14871" calcext:value-type="float">
            <text:p>14871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61881717915" calcext:value-type="float">
            <text:p>10.2261881717915</text:p>
          </table:table-cell>
          <table:table-cell office:value-type="float" office:value="10.2200813622701" calcext:value-type="float">
            <text:p>10.2200813622701</text:p>
          </table:table-cell>
          <table:table-cell office:value-type="float" office:value="10.2171738970287" calcext:value-type="float">
            <text:p>10.2171738970287</text:p>
          </table:table-cell>
          <table:table-cell office:value-type="float" office:value="10.2321230738633" calcext:value-type="float">
            <text:p>10.2321230738633</text:p>
          </table:table-cell>
          <table:table-cell table:number-columns-repeated="2"/>
          <table:table-cell office:value-type="float" office:value="10.2359542881477" calcext:value-type="float">
            <text:p>10.2359542881477</text:p>
          </table:table-cell>
          <table:table-cell office:value-type="float" office:value="10.2338527847543" calcext:value-type="float">
            <text:p>10.2338527847543</text:p>
          </table:table-cell>
          <table:table-cell office:value-type="float" office:value="10.2348377675186" calcext:value-type="float">
            <text:p>10.2348377675186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table:number-columns-repeated="2" office:value-type="float" office:value="14872" calcext:value-type="float">
            <text:p>1487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60074127834" calcext:value-type="float">
            <text:p>10.2260074127834</text:p>
          </table:table-cell>
          <table:table-cell office:value-type="float" office:value="10.2199034126902" calcext:value-type="float">
            <text:p>10.2199034126902</text:p>
          </table:table-cell>
          <table:table-cell office:value-type="float" office:value="10.2170273278307" calcext:value-type="float">
            <text:p>10.2170273278307</text:p>
          </table:table-cell>
          <table:table-cell office:value-type="float" office:value="10.2319043126208" calcext:value-type="float">
            <text:p>10.2319043126208</text:p>
          </table:table-cell>
          <table:table-cell table:number-columns-repeated="2"/>
          <table:table-cell office:value-type="float" office:value="10.2359255927259" calcext:value-type="float">
            <text:p>10.2359255927259</text:p>
          </table:table-cell>
          <table:table-cell office:value-type="float" office:value="10.2334018977937" calcext:value-type="float">
            <text:p>10.2334018977937</text:p>
          </table:table-cell>
          <table:table-cell office:value-type="float" office:value="10.2348229388272" calcext:value-type="float">
            <text:p>10.2348229388272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table:number-columns-repeated="2" office:value-type="float" office:value="14875" calcext:value-type="float">
            <text:p>14875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6550513848" calcext:value-type="float">
            <text:p>10.2256550513848</text:p>
          </table:table-cell>
          <table:table-cell office:value-type="float" office:value="10.2198657482553" calcext:value-type="float">
            <text:p>10.2198657482553</text:p>
          </table:table-cell>
          <table:table-cell office:value-type="float" office:value="10.2169427955886" calcext:value-type="float">
            <text:p>10.2169427955886</text:p>
          </table:table-cell>
          <table:table-cell office:value-type="float" office:value="10.2314810410599" calcext:value-type="float">
            <text:p>10.2314810410599</text:p>
          </table:table-cell>
          <table:table-cell table:number-columns-repeated="2"/>
          <table:table-cell office:value-type="float" office:value="10.2349818474041" calcext:value-type="float">
            <text:p>10.2349818474041</text:p>
          </table:table-cell>
          <table:table-cell office:value-type="float" office:value="10.2333350976213" calcext:value-type="float">
            <text:p>10.2333350976213</text:p>
          </table:table-cell>
          <table:table-cell office:value-type="float" office:value="10.2343427596241" calcext:value-type="float">
            <text:p>10.2343427596241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table:number-columns-repeated="2" office:value-type="float" office:value="14876" calcext:value-type="float">
            <text:p>14876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5970533236" calcext:value-type="float">
            <text:p>10.2255970533236</text:p>
          </table:table-cell>
          <table:table-cell office:value-type="float" office:value="10.2198095521917" calcext:value-type="float">
            <text:p>10.2198095521917</text:p>
          </table:table-cell>
          <table:table-cell office:value-type="float" office:value="10.2168410386677" calcext:value-type="float">
            <text:p>10.2168410386677</text:p>
          </table:table-cell>
          <table:table-cell office:value-type="float" office:value="10.2313992693023" calcext:value-type="float">
            <text:p>10.2313992693023</text:p>
          </table:table-cell>
          <table:table-cell table:number-columns-repeated="2"/>
          <table:table-cell office:value-type="float" office:value="10.2349519543424" calcext:value-type="float">
            <text:p>10.2349519543424</text:p>
          </table:table-cell>
          <table:table-cell office:value-type="float" office:value="10.232929826555" calcext:value-type="float">
            <text:p>10.232929826555</text:p>
          </table:table-cell>
          <table:table-cell office:value-type="float" office:value="10.2342758690657" calcext:value-type="float">
            <text:p>10.2342758690657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table:number-columns-repeated="2" office:value-type="float" office:value="14877" calcext:value-type="float">
            <text:p>14877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2448687624" calcext:value-type="float">
            <text:p>10.2252448687624</text:p>
          </table:table-cell>
          <table:table-cell office:value-type="float" office:value="10.2195483007211" calcext:value-type="float">
            <text:p>10.2195483007211</text:p>
          </table:table-cell>
          <table:table-cell office:value-type="float" office:value="10.2165510595782" calcext:value-type="float">
            <text:p>10.2165510595782</text:p>
          </table:table-cell>
          <table:table-cell office:value-type="float" office:value="10.2311993527086" calcext:value-type="float">
            <text:p>10.2311993527086</text:p>
          </table:table-cell>
          <table:table-cell table:number-columns-repeated="2"/>
          <table:table-cell office:value-type="float" office:value="10.2344935638682" calcext:value-type="float">
            <text:p>10.2344935638682</text:p>
          </table:table-cell>
          <table:table-cell office:value-type="float" office:value="10.2329229693283" calcext:value-type="float">
            <text:p>10.2329229693283</text:p>
          </table:table-cell>
          <table:table-cell office:value-type="float" office:value="10.2338676160098" calcext:value-type="float">
            <text:p>10.2338676160098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table:number-columns-repeated="2" office:value-type="float" office:value="14878" calcext:value-type="float">
            <text:p>1487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2538826497" calcext:value-type="float">
            <text:p>10.2252538826497</text:p>
          </table:table-cell>
          <table:table-cell office:value-type="float" office:value="10.2195937596946" calcext:value-type="float">
            <text:p>10.2195937596946</text:p>
          </table:table-cell>
          <table:table-cell office:value-type="float" office:value="10.2165574720844" calcext:value-type="float">
            <text:p>10.2165574720844</text:p>
          </table:table-cell>
          <table:table-cell office:value-type="float" office:value="10.2309359124745" calcext:value-type="float">
            <text:p>10.2309359124745</text:p>
          </table:table-cell>
          <table:table-cell table:number-columns-repeated="2"/>
          <table:table-cell office:value-type="float" office:value="10.2342754219334" calcext:value-type="float">
            <text:p>10.2342754219334</text:p>
          </table:table-cell>
          <table:table-cell office:value-type="float" office:value="10.2328366133931" calcext:value-type="float">
            <text:p>10.2328366133931</text:p>
          </table:table-cell>
          <table:table-cell office:value-type="float" office:value="10.2338729195773" calcext:value-type="float">
            <text:p>10.2338729195773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table:number-columns-repeated="2" office:value-type="float" office:value="14879" calcext:value-type="float">
            <text:p>14879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1763169959" calcext:value-type="float">
            <text:p>10.2251763169959</text:p>
          </table:table-cell>
          <table:table-cell office:value-type="float" office:value="10.2194826615437" calcext:value-type="float">
            <text:p>10.2194826615437</text:p>
          </table:table-cell>
          <table:table-cell office:value-type="float" office:value="10.2165686344271" calcext:value-type="float">
            <text:p>10.2165686344271</text:p>
          </table:table-cell>
          <table:table-cell office:value-type="float" office:value="10.2307257962298" calcext:value-type="float">
            <text:p>10.2307257962298</text:p>
          </table:table-cell>
          <table:table-cell table:number-columns-repeated="2"/>
          <table:table-cell office:value-type="float" office:value="10.2343509238558" calcext:value-type="float">
            <text:p>10.2343509238558</text:p>
          </table:table-cell>
          <table:table-cell office:value-type="float" office:value="10.2332914289145" calcext:value-type="float">
            <text:p>10.2332914289145</text:p>
          </table:table-cell>
          <table:table-cell office:value-type="float" office:value="10.2337935476806" calcext:value-type="float">
            <text:p>10.2337935476806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table:number-columns-repeated="2" office:value-type="float" office:value="14880" calcext:value-type="float">
            <text:p>14880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7264458528" calcext:value-type="float">
            <text:p>10.2257264458528</text:p>
          </table:table-cell>
          <table:table-cell office:value-type="float" office:value="10.2204009601383" calcext:value-type="float">
            <text:p>10.2204009601383</text:p>
          </table:table-cell>
          <table:table-cell office:value-type="float" office:value="10.2168533969889" calcext:value-type="float">
            <text:p>10.2168533969889</text:p>
          </table:table-cell>
          <table:table-cell office:value-type="float" office:value="10.2318911450571" calcext:value-type="float">
            <text:p>10.2318911450571</text:p>
          </table:table-cell>
          <table:table-cell table:number-columns-repeated="2"/>
          <table:table-cell office:value-type="float" office:value="10.2346280918304" calcext:value-type="float">
            <text:p>10.2346280918304</text:p>
          </table:table-cell>
          <table:table-cell office:value-type="float" office:value="10.2326765940616" calcext:value-type="float">
            <text:p>10.2326765940616</text:p>
          </table:table-cell>
          <table:table-cell office:value-type="float" office:value="10.2341205392504" calcext:value-type="float">
            <text:p>10.2341205392504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table:number-columns-repeated="2" office:value-type="float" office:value="14882" calcext:value-type="float">
            <text:p>1488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1994626657" calcext:value-type="float">
            <text:p>10.2251994626657</text:p>
          </table:table-cell>
          <table:table-cell office:value-type="float" office:value="10.2199781280412" calcext:value-type="float">
            <text:p>10.2199781280412</text:p>
          </table:table-cell>
          <table:table-cell office:value-type="float" office:value="10.2171541331805" calcext:value-type="float">
            <text:p>10.2171541331805</text:p>
          </table:table-cell>
          <table:table-cell office:value-type="float" office:value="10.2319512328557" calcext:value-type="float">
            <text:p>10.2319512328557</text:p>
          </table:table-cell>
          <table:table-cell table:number-columns-repeated="2"/>
          <table:table-cell office:value-type="float" office:value="10.2338205093435" calcext:value-type="float">
            <text:p>10.2338205093435</text:p>
          </table:table-cell>
          <table:table-cell/>
          <table:table-cell office:value-type="float" office:value="10.2333793918198" calcext:value-type="float">
            <text:p>10.2333793918198</text:p>
          </table:table-cell>
        </table:table-row>
        <table:table-row table:style-name="ro1">
          <table:table-cell table:style-name="Default"/>
          <table:table-cell table:number-columns-repeated="14"/>
        </table:table-row>
      </table:table>
      <table:table table:name="horáček" table:style-name="ta1">
        <table:shapes>
          <draw:frame draw:z-index="0" draw:style-name="gr1" draw:text-style-name="P1" svg:width="10.2874in" svg:height="8.2512in" svg:x="9.3224in" svg:y="1.9555in">
            <draw:object draw:notify-on-update-of-ranges="horáček.C2:horáček.C54 horáček.D1:horáček.D1 horáček.D2:horáček.D54 horáček.C2:horáček.C54 horáček.E1:horáček.E1 horáček.E2:horáček.E54 horáček.C2:horáček.C54 horáček.F1:horáček.F1 horáček.F2:horáček.F54 horáček.C2:horáček.C54 horáček.G1:horáček.G1 horáček.G2:horáček.G54 horáček.C2:horáček.C54 horáček.H1:horáček.H1 horáček.H2:horáček.H54 horáček.C2:horáček.C54 horáček.I1:horáček.I1 horáček.I2:horáček.I54 horáček.C2:horáček.C54 horáček.J1:horáček.J1 horáček.J2:horáček.J54 horáček.C2:horáček.C54 horáček.K1:horáček.K1 horáček.K2:horáček.K54 horáček.C2:horáček.C54 horáček.L1:horáček.L1 horáček.L2:horáček.L54 horáček.C2:horáček.C54 horáček.M1:horáček.M1 horáček.M2:horáček.M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ce1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losest.v1.1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closest.v1.1_2021</text:p>
          </table:table-cell>
          <table:table-cell office:value-type="string" calcext:value-type="string">
            <text:p>group9_2021</text:p>
          </table:table-cell>
          <table:table-cell office:value-type="string" calcext:value-type="string">
            <text:p>group5_2021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1.65" calcext:value-type="float">
            <text:p>11.65</text:p>
          </table:table-cell>
          <table:table-cell office:value-type="float" office:value="8.64108447494517" calcext:value-type="float">
            <text:p>8.64108447494517</text:p>
          </table:table-cell>
          <table:table-cell/>
          <table:table-cell office:value-type="float" office:value="8.99631145934497" calcext:value-type="float">
            <text:p>8.99631145934497</text:p>
          </table:table-cell>
          <table:table-cell office:value-type="float" office:value="9.52380952380952" calcext:value-type="float">
            <text:p>9.52380952380952</text:p>
          </table:table-cell>
          <table:table-cell office:value-type="float" office:value="8.9963410344998" calcext:value-type="float">
            <text:p>8.9963410344998</text:p>
          </table:table-cell>
          <table:table-cell office:value-type="float" office:value="9.18" calcext:value-type="float">
            <text:p>9.18</text:p>
          </table:table-cell>
          <table:table-cell table:number-columns-repeated="2"/>
          <table:table-cell office:value-type="float" office:value="9.71914376524646" calcext:value-type="float">
            <text:p>9.71914376524646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office:value-type="float" office:value="9.27" calcext:value-type="float">
            <text:p>9.27</text:p>
          </table:table-cell>
          <table:table-cell office:value-type="float" office:value="7.9094074217799" calcext:value-type="float">
            <text:p>7.9094074217799</text:p>
          </table:table-cell>
          <table:table-cell office:value-type="float" office:value="7.89967841527758" calcext:value-type="float">
            <text:p>7.89967841527758</text:p>
          </table:table-cell>
          <table:table-cell office:value-type="float" office:value="8.44742969210023" calcext:value-type="float">
            <text:p>8.44742969210023</text:p>
          </table:table-cell>
          <table:table-cell office:value-type="float" office:value="8.00410946110021" calcext:value-type="float">
            <text:p>8.00410946110021</text:p>
          </table:table-cell>
          <table:table-cell office:value-type="float" office:value="8.4473986077732" calcext:value-type="float">
            <text:p>8.447398607773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41154681261641" calcext:value-type="float">
            <text:p>8.41154681261641</text:p>
          </table:table-cell>
          <table:table-cell office:value-type="float" office:value="8.42628969508231" calcext:value-type="float">
            <text:p>8.42628969508231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office:value-type="float" office:value="9.9" calcext:value-type="float">
            <text:p>9.9</text:p>
          </table:table-cell>
          <table:table-cell office:value-type="float" office:value="8.99103742260844" calcext:value-type="float">
            <text:p>8.99103742260844</text:p>
          </table:table-cell>
          <table:table-cell office:value-type="float" office:value="8.88970544816279" calcext:value-type="float">
            <text:p>8.88970544816279</text:p>
          </table:table-cell>
          <table:table-cell office:value-type="float" office:value="9.12558653518387" calcext:value-type="float">
            <text:p>9.12558653518387</text:p>
          </table:table-cell>
          <table:table-cell office:value-type="float" office:value="8.39182392580451" calcext:value-type="float">
            <text:p>8.39182392580451</text:p>
          </table:table-cell>
          <table:table-cell office:value-type="float" office:value="9.12547735033933" calcext:value-type="float">
            <text:p>9.1254773503393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59416589994098" calcext:value-type="float">
            <text:p>8.59416589994098</text:p>
          </table:table-cell>
          <table:table-cell office:value-type="float" office:value="8.59500013927856" calcext:value-type="float">
            <text:p>8.59500013927856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office:value-type="float" office:value="10.03" calcext:value-type="float">
            <text:p>10.03</text:p>
          </table:table-cell>
          <table:table-cell office:value-type="float" office:value="9.05089110193619" calcext:value-type="float">
            <text:p>9.05089110193619</text:p>
          </table:table-cell>
          <table:table-cell office:value-type="float" office:value="9.0285277149056" calcext:value-type="float">
            <text:p>9.0285277149056</text:p>
          </table:table-cell>
          <table:table-cell office:value-type="float" office:value="9.20208378245903" calcext:value-type="float">
            <text:p>9.20208378245903</text:p>
          </table:table-cell>
          <table:table-cell office:value-type="float" office:value="8.47680788510755" calcext:value-type="float">
            <text:p>8.47680788510755</text:p>
          </table:table-cell>
          <table:table-cell office:value-type="float" office:value="9.201167776914" calcext:value-type="float">
            <text:p>9.20116777691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73921449957203" calcext:value-type="float">
            <text:p>8.73921449957203</text:p>
          </table:table-cell>
          <table:table-cell office:value-type="float" office:value="8.72327172805271" calcext:value-type="float">
            <text:p>8.72327172805271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office:value-type="float" office:value="9.98" calcext:value-type="float">
            <text:p>9.98</text:p>
          </table:table-cell>
          <table:table-cell office:value-type="float" office:value="9.10319086282866" calcext:value-type="float">
            <text:p>9.10319086282866</text:p>
          </table:table-cell>
          <table:table-cell office:value-type="float" office:value="9.03029579965178" calcext:value-type="float">
            <text:p>9.03029579965178</text:p>
          </table:table-cell>
          <table:table-cell office:value-type="float" office:value="9.16463227098831" calcext:value-type="float">
            <text:p>9.16463227098831</text:p>
          </table:table-cell>
          <table:table-cell office:value-type="float" office:value="8.50959680535875" calcext:value-type="float">
            <text:p>8.50959680535875</text:p>
          </table:table-cell>
          <table:table-cell office:value-type="float" office:value="9.16319754409117" calcext:value-type="float">
            <text:p>9.16319754409117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77464038101337" calcext:value-type="float">
            <text:p>8.77464038101337</text:p>
          </table:table-cell>
          <table:table-cell office:value-type="float" office:value="8.75631463207204" calcext:value-type="float">
            <text:p>8.75631463207204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office:value-type="float" office:value="10.04" calcext:value-type="float">
            <text:p>10.04</text:p>
          </table:table-cell>
          <table:table-cell office:value-type="float" office:value="9.11508700242523" calcext:value-type="float">
            <text:p>9.11508700242523</text:p>
          </table:table-cell>
          <table:table-cell office:value-type="float" office:value="9.05895433454208" calcext:value-type="float">
            <text:p>9.05895433454208</text:p>
          </table:table-cell>
          <table:table-cell office:value-type="float" office:value="9.17062463438903" calcext:value-type="float">
            <text:p>9.17062463438903</text:p>
          </table:table-cell>
          <table:table-cell office:value-type="float" office:value="8.56583342932842" calcext:value-type="float">
            <text:p>8.56583342932842</text:p>
          </table:table-cell>
          <table:table-cell office:value-type="float" office:value="9.1685289241938" calcext:value-type="float">
            <text:p>9.168528924193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83416284476116" calcext:value-type="float">
            <text:p>8.83416284476116</text:p>
          </table:table-cell>
          <table:table-cell office:value-type="float" office:value="8.8015408909696" calcext:value-type="float">
            <text:p>8.8015408909696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office:value-type="float" office:value="10.08" calcext:value-type="float">
            <text:p>10.08</text:p>
          </table:table-cell>
          <table:table-cell office:value-type="float" office:value="9.1172200914468" calcext:value-type="float">
            <text:p>9.1172200914468</text:p>
          </table:table-cell>
          <table:table-cell office:value-type="float" office:value="9.0779414030441" calcext:value-type="float">
            <text:p>9.0779414030441</text:p>
          </table:table-cell>
          <table:table-cell office:value-type="float" office:value="9.18329154211807" calcext:value-type="float">
            <text:p>9.18329154211807</text:p>
          </table:table-cell>
          <table:table-cell office:value-type="float" office:value="8.64564786005048" calcext:value-type="float">
            <text:p>8.64564786005048</text:p>
          </table:table-cell>
          <table:table-cell office:value-type="float" office:value="9.18121151408032" calcext:value-type="float">
            <text:p>9.1812115140803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0274026181685" calcext:value-type="float">
            <text:p>8.90274026181685</text:p>
          </table:table-cell>
          <table:table-cell office:value-type="float" office:value="8.88293038549038" calcext:value-type="float">
            <text:p>8.88293038549038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office:value-type="float" office:value="10.1" calcext:value-type="float">
            <text:p>10.1</text:p>
          </table:table-cell>
          <table:table-cell office:value-type="float" office:value="9.13041601835027" calcext:value-type="float">
            <text:p>9.13041601835027</text:p>
          </table:table-cell>
          <table:table-cell office:value-type="float" office:value="9.09902686267612" calcext:value-type="float">
            <text:p>9.09902686267612</text:p>
          </table:table-cell>
          <table:table-cell office:value-type="float" office:value="9.18878954616471" calcext:value-type="float">
            <text:p>9.18878954616471</text:p>
          </table:table-cell>
          <table:table-cell office:value-type="float" office:value="8.7011340473372" calcext:value-type="float">
            <text:p>8.7011340473372</text:p>
          </table:table-cell>
          <table:table-cell office:value-type="float" office:value="9.18625273681193" calcext:value-type="float">
            <text:p>9.1862527368119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4626994766055" calcext:value-type="float">
            <text:p>8.94626994766055</text:p>
          </table:table-cell>
          <table:table-cell office:value-type="float" office:value="8.91364579545061" calcext:value-type="float">
            <text:p>8.91364579545061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office:value-type="float" office:value="10.07" calcext:value-type="float">
            <text:p>10.07</text:p>
          </table:table-cell>
          <table:table-cell office:value-type="float" office:value="9.13711612259255" calcext:value-type="float">
            <text:p>9.13711612259255</text:p>
          </table:table-cell>
          <table:table-cell office:value-type="float" office:value="9.12129255092028" calcext:value-type="float">
            <text:p>9.12129255092028</text:p>
          </table:table-cell>
          <table:table-cell office:value-type="float" office:value="9.2161169312271" calcext:value-type="float">
            <text:p>9.2161169312271</text:p>
          </table:table-cell>
          <table:table-cell office:value-type="float" office:value="8.7399683753371" calcext:value-type="float">
            <text:p>8.7399683753371</text:p>
          </table:table-cell>
          <table:table-cell office:value-type="float" office:value="9.21213296027779" calcext:value-type="float">
            <text:p>9.2121329602777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8134786770522" calcext:value-type="float">
            <text:p>8.98134786770522</text:p>
          </table:table-cell>
          <table:table-cell office:value-type="float" office:value="8.95094986106868" calcext:value-type="float">
            <text:p>8.95094986106868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office:value-type="float" office:value="9.98" calcext:value-type="float">
            <text:p>9.98</text:p>
          </table:table-cell>
          <table:table-cell office:value-type="float" office:value="9.10061392641052" calcext:value-type="float">
            <text:p>9.10061392641052</text:p>
          </table:table-cell>
          <table:table-cell office:value-type="float" office:value="9.09109233241669" calcext:value-type="float">
            <text:p>9.09109233241669</text:p>
          </table:table-cell>
          <table:table-cell office:value-type="float" office:value="9.19298894083343" calcext:value-type="float">
            <text:p>9.19298894083343</text:p>
          </table:table-cell>
          <table:table-cell office:value-type="float" office:value="8.73247270199163" calcext:value-type="float">
            <text:p>8.73247270199163</text:p>
          </table:table-cell>
          <table:table-cell office:value-type="float" office:value="9.18789065472989" calcext:value-type="float">
            <text:p>9.1878906547298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6195412470026" calcext:value-type="float">
            <text:p>8.96195412470026</text:p>
          </table:table-cell>
          <table:table-cell office:value-type="float" office:value="8.93377813779926" calcext:value-type="float">
            <text:p>8.93377813779926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office:value-type="float" office:value="9.96" calcext:value-type="float">
            <text:p>9.96</text:p>
          </table:table-cell>
          <table:table-cell office:value-type="float" office:value="9.11572111622132" calcext:value-type="float">
            <text:p>9.11572111622132</text:p>
          </table:table-cell>
          <table:table-cell office:value-type="float" office:value="9.09824890294948" calcext:value-type="float">
            <text:p>9.09824890294948</text:p>
          </table:table-cell>
          <table:table-cell office:value-type="float" office:value="9.19346049533533" calcext:value-type="float">
            <text:p>9.19346049533533</text:p>
          </table:table-cell>
          <table:table-cell office:value-type="float" office:value="8.76991949964966" calcext:value-type="float">
            <text:p>8.76991949964966</text:p>
          </table:table-cell>
          <table:table-cell office:value-type="float" office:value="9.18745451872486" calcext:value-type="float">
            <text:p>9.1874545187248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8538688915488" calcext:value-type="float">
            <text:p>8.98538688915488</text:p>
          </table:table-cell>
          <table:table-cell office:value-type="float" office:value="8.95686103582503" calcext:value-type="float">
            <text:p>8.95686103582503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office:value-type="float" office:value="9.93" calcext:value-type="float">
            <text:p>9.93</text:p>
          </table:table-cell>
          <table:table-cell office:value-type="float" office:value="9.10279299913229" calcext:value-type="float">
            <text:p>9.10279299913229</text:p>
          </table:table-cell>
          <table:table-cell office:value-type="float" office:value="9.09372801068544" calcext:value-type="float">
            <text:p>9.09372801068544</text:p>
          </table:table-cell>
          <table:table-cell office:value-type="float" office:value="9.15094240666843" calcext:value-type="float">
            <text:p>9.15094240666843</text:p>
          </table:table-cell>
          <table:table-cell office:value-type="float" office:value="8.79461740221234" calcext:value-type="float">
            <text:p>8.79461740221234</text:p>
          </table:table-cell>
          <table:table-cell office:value-type="float" office:value="9.14433486098274" calcext:value-type="float">
            <text:p>9.1443348609827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8.99484251965184" calcext:value-type="float">
            <text:p>8.99484251965184</text:p>
          </table:table-cell>
          <table:table-cell office:value-type="float" office:value="8.96924183596014" calcext:value-type="float">
            <text:p>8.96924183596014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office:value-type="float" office:value="9.81" calcext:value-type="float">
            <text:p>9.81</text:p>
          </table:table-cell>
          <table:table-cell office:value-type="float" office:value="9.11095116088339" calcext:value-type="float">
            <text:p>9.11095116088339</text:p>
          </table:table-cell>
          <table:table-cell office:value-type="float" office:value="9.10132647618784" calcext:value-type="float">
            <text:p>9.10132647618784</text:p>
          </table:table-cell>
          <table:table-cell office:value-type="float" office:value="9.14237334235811" calcext:value-type="float">
            <text:p>9.14237334235811</text:p>
          </table:table-cell>
          <table:table-cell office:value-type="float" office:value="8.82614236919469" calcext:value-type="float">
            <text:p>8.82614236919469</text:p>
          </table:table-cell>
          <table:table-cell office:value-type="float" office:value="9.13546176983026" calcext:value-type="float">
            <text:p>9.1354617698302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1596695961685" calcext:value-type="float">
            <text:p>9.01596695961685</text:p>
          </table:table-cell>
          <table:table-cell office:value-type="float" office:value="8.99348192382131" calcext:value-type="float">
            <text:p>8.99348192382131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office:value-type="float" office:value="9.74" calcext:value-type="float">
            <text:p>9.74</text:p>
          </table:table-cell>
          <table:table-cell office:value-type="float" office:value="9.11572309566428" calcext:value-type="float">
            <text:p>9.11572309566428</text:p>
          </table:table-cell>
          <table:table-cell office:value-type="float" office:value="9.10904132652182" calcext:value-type="float">
            <text:p>9.10904132652182</text:p>
          </table:table-cell>
          <table:table-cell office:value-type="float" office:value="9.14408965389423" calcext:value-type="float">
            <text:p>9.14408965389423</text:p>
          </table:table-cell>
          <table:table-cell office:value-type="float" office:value="8.85651659268525" calcext:value-type="float">
            <text:p>8.85651659268525</text:p>
          </table:table-cell>
          <table:table-cell office:value-type="float" office:value="9.13781589061109" calcext:value-type="float">
            <text:p>9.1378158906110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230586110197" calcext:value-type="float">
            <text:p>9.0230586110197</text:p>
          </table:table-cell>
          <table:table-cell office:value-type="float" office:value="9.01058401571017" calcext:value-type="float">
            <text:p>9.01058401571017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office:value-type="float" office:value="9.63" calcext:value-type="float">
            <text:p>9.63</text:p>
          </table:table-cell>
          <table:table-cell office:value-type="float" office:value="9.13129571254166" calcext:value-type="float">
            <text:p>9.13129571254166</text:p>
          </table:table-cell>
          <table:table-cell office:value-type="float" office:value="9.12541948122061" calcext:value-type="float">
            <text:p>9.12541948122061</text:p>
          </table:table-cell>
          <table:table-cell office:value-type="float" office:value="9.17519133770931" calcext:value-type="float">
            <text:p>9.17519133770931</text:p>
          </table:table-cell>
          <table:table-cell office:value-type="float" office:value="8.89900587607119" calcext:value-type="float">
            <text:p>8.89900587607119</text:p>
          </table:table-cell>
          <table:table-cell office:value-type="float" office:value="9.16839448068844" calcext:value-type="float">
            <text:p>9.1683944806884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484524575867" calcext:value-type="float">
            <text:p>9.0484524575867</text:p>
          </table:table-cell>
          <table:table-cell office:value-type="float" office:value="9.03855927283859" calcext:value-type="float">
            <text:p>9.03855927283859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office:value-type="float" office:value="9.63" calcext:value-type="float">
            <text:p>9.63</text:p>
          </table:table-cell>
          <table:table-cell office:value-type="float" office:value="9.13773837291295" calcext:value-type="float">
            <text:p>9.13773837291295</text:p>
          </table:table-cell>
          <table:table-cell office:value-type="float" office:value="9.13500716313216" calcext:value-type="float">
            <text:p>9.13500716313216</text:p>
          </table:table-cell>
          <table:table-cell office:value-type="float" office:value="9.18689786093747" calcext:value-type="float">
            <text:p>9.18689786093747</text:p>
          </table:table-cell>
          <table:table-cell office:value-type="float" office:value="8.9281921137657" calcext:value-type="float">
            <text:p>8.9281921137657</text:p>
          </table:table-cell>
          <table:table-cell office:value-type="float" office:value="9.18049846000243" calcext:value-type="float">
            <text:p>9.1804984600024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06786459356746" calcext:value-type="float">
            <text:p>9.06786459356746</text:p>
          </table:table-cell>
          <table:table-cell office:value-type="float" office:value="9.05725660071827" calcext:value-type="float">
            <text:p>9.05725660071827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office:value-type="float" office:value="9.6" calcext:value-type="float">
            <text:p>9.6</text:p>
          </table:table-cell>
          <table:table-cell office:value-type="float" office:value="9.16202828961439" calcext:value-type="float">
            <text:p>9.16202828961439</text:p>
          </table:table-cell>
          <table:table-cell office:value-type="float" office:value="9.1583388069246" calcext:value-type="float">
            <text:p>9.1583388069246</text:p>
          </table:table-cell>
          <table:table-cell office:value-type="float" office:value="9.19576250055732" calcext:value-type="float">
            <text:p>9.19576250055732</text:p>
          </table:table-cell>
          <table:table-cell office:value-type="float" office:value="8.97549666601912" calcext:value-type="float">
            <text:p>8.97549666601912</text:p>
          </table:table-cell>
          <table:table-cell office:value-type="float" office:value="9.19077515190322" calcext:value-type="float">
            <text:p>9.1907751519032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0028175358537" calcext:value-type="float">
            <text:p>9.10028175358537</text:p>
          </table:table-cell>
          <table:table-cell office:value-type="float" office:value="9.0921420736701" calcext:value-type="float">
            <text:p>9.0921420736701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office:value-type="float" office:value="9.59" calcext:value-type="float">
            <text:p>9.59</text:p>
          </table:table-cell>
          <table:table-cell office:value-type="float" office:value="9.16862328077476" calcext:value-type="float">
            <text:p>9.16862328077476</text:p>
          </table:table-cell>
          <table:table-cell office:value-type="float" office:value="9.16485456929464" calcext:value-type="float">
            <text:p>9.16485456929464</text:p>
          </table:table-cell>
          <table:table-cell office:value-type="float" office:value="9.19403534507361" calcext:value-type="float">
            <text:p>9.19403534507361</text:p>
          </table:table-cell>
          <table:table-cell office:value-type="float" office:value="9.00513851337004" calcext:value-type="float">
            <text:p>9.00513851337004</text:p>
          </table:table-cell>
          <table:table-cell office:value-type="float" office:value="9.18937671984528" calcext:value-type="float">
            <text:p>9.1893767198452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1379798005443" calcext:value-type="float">
            <text:p>9.11379798005443</text:p>
          </table:table-cell>
          <table:table-cell office:value-type="float" office:value="9.1076025268114" calcext:value-type="float">
            <text:p>9.1076025268114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office:value-type="float" office:value="9.6" calcext:value-type="float">
            <text:p>9.6</text:p>
          </table:table-cell>
          <table:table-cell office:value-type="float" office:value="9.17131167413809" calcext:value-type="float">
            <text:p>9.17131167413809</text:p>
          </table:table-cell>
          <table:table-cell office:value-type="float" office:value="9.16742750648386" calcext:value-type="float">
            <text:p>9.16742750648386</text:p>
          </table:table-cell>
          <table:table-cell office:value-type="float" office:value="9.20164489510022" calcext:value-type="float">
            <text:p>9.20164489510022</text:p>
          </table:table-cell>
          <table:table-cell office:value-type="float" office:value="9.0329009518873" calcext:value-type="float">
            <text:p>9.0329009518873</text:p>
          </table:table-cell>
          <table:table-cell office:value-type="float" office:value="9.19726600843623" calcext:value-type="float">
            <text:p>9.1972660084362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2935234845362" calcext:value-type="float">
            <text:p>9.12935234845362</text:p>
          </table:table-cell>
          <table:table-cell office:value-type="float" office:value="9.12430560914349" calcext:value-type="float">
            <text:p>9.12430560914349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office:value-type="float" office:value="9.5" calcext:value-type="float">
            <text:p>9.5</text:p>
          </table:table-cell>
          <table:table-cell office:value-type="float" office:value="9.17332590978222" calcext:value-type="float">
            <text:p>9.17332590978222</text:p>
          </table:table-cell>
          <table:table-cell office:value-type="float" office:value="9.17055151033204" calcext:value-type="float">
            <text:p>9.17055151033204</text:p>
          </table:table-cell>
          <table:table-cell office:value-type="float" office:value="9.1981087428425" calcext:value-type="float">
            <text:p>9.1981087428425</text:p>
          </table:table-cell>
          <table:table-cell office:value-type="float" office:value="9.05381826344486" calcext:value-type="float">
            <text:p>9.05381826344486</text:p>
          </table:table-cell>
          <table:table-cell office:value-type="float" office:value="9.19470714660079" calcext:value-type="float">
            <text:p>9.1947071466007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3656699751581" calcext:value-type="float">
            <text:p>9.13656699751581</text:p>
          </table:table-cell>
          <table:table-cell office:value-type="float" office:value="9.13378037313335" calcext:value-type="float">
            <text:p>9.13378037313335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office:value-type="float" office:value="9.5" calcext:value-type="float">
            <text:p>9.5</text:p>
          </table:table-cell>
          <table:table-cell office:value-type="float" office:value="9.17721958129931" calcext:value-type="float">
            <text:p>9.17721958129931</text:p>
          </table:table-cell>
          <table:table-cell office:value-type="float" office:value="9.17642997912316" calcext:value-type="float">
            <text:p>9.17642997912316</text:p>
          </table:table-cell>
          <table:table-cell office:value-type="float" office:value="9.20248695929851" calcext:value-type="float">
            <text:p>9.20248695929851</text:p>
          </table:table-cell>
          <table:table-cell office:value-type="float" office:value="9.07848878995947" calcext:value-type="float">
            <text:p>9.07848878995947</text:p>
          </table:table-cell>
          <table:table-cell office:value-type="float" office:value="9.199191482509" calcext:value-type="float">
            <text:p>9.19919148250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4853709172781" calcext:value-type="float">
            <text:p>9.14853709172781</text:p>
          </table:table-cell>
          <table:table-cell office:value-type="float" office:value="9.14569055611151" calcext:value-type="float">
            <text:p>9.14569055611151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office:value-type="float" office:value="9.45" calcext:value-type="float">
            <text:p>9.45</text:p>
          </table:table-cell>
          <table:table-cell office:value-type="float" office:value="9.1725871427728" calcext:value-type="float">
            <text:p>9.1725871427728</text:p>
          </table:table-cell>
          <table:table-cell office:value-type="float" office:value="9.17263230428241" calcext:value-type="float">
            <text:p>9.17263230428241</text:p>
          </table:table-cell>
          <table:table-cell office:value-type="float" office:value="9.19281841490973" calcext:value-type="float">
            <text:p>9.19281841490973</text:p>
          </table:table-cell>
          <table:table-cell office:value-type="float" office:value="9.09067339820363" calcext:value-type="float">
            <text:p>9.09067339820363</text:p>
          </table:table-cell>
          <table:table-cell office:value-type="float" office:value="9.18949901395273" calcext:value-type="float">
            <text:p>9.1894990139527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4880887349384" calcext:value-type="float">
            <text:p>9.14880887349384</text:p>
          </table:table-cell>
          <table:table-cell office:value-type="float" office:value="9.14674208034325" calcext:value-type="float">
            <text:p>9.14674208034325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office:value-type="float" office:value="9.41" calcext:value-type="float">
            <text:p>9.41</text:p>
          </table:table-cell>
          <table:table-cell office:value-type="float" office:value="9.17132823505228" calcext:value-type="float">
            <text:p>9.17132823505228</text:p>
          </table:table-cell>
          <table:table-cell office:value-type="float" office:value="9.17195768051331" calcext:value-type="float">
            <text:p>9.17195768051331</text:p>
          </table:table-cell>
          <table:table-cell office:value-type="float" office:value="9.18769420008879" calcext:value-type="float">
            <text:p>9.18769420008879</text:p>
          </table:table-cell>
          <table:table-cell office:value-type="float" office:value="9.10520967456237" calcext:value-type="float">
            <text:p>9.10520967456237</text:p>
          </table:table-cell>
          <table:table-cell office:value-type="float" office:value="9.18462459260079" calcext:value-type="float">
            <text:p>9.1846245926007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5117202847316" calcext:value-type="float">
            <text:p>9.15117202847316</text:p>
          </table:table-cell>
          <table:table-cell office:value-type="float" office:value="9.15149541056503" calcext:value-type="float">
            <text:p>9.15149541056503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office:value-type="float" office:value="9.38" calcext:value-type="float">
            <text:p>9.38</text:p>
          </table:table-cell>
          <table:table-cell office:value-type="float" office:value="9.17604714043571" calcext:value-type="float">
            <text:p>9.17604714043571</text:p>
          </table:table-cell>
          <table:table-cell office:value-type="float" office:value="9.17713239056311" calcext:value-type="float">
            <text:p>9.17713239056311</text:p>
          </table:table-cell>
          <table:table-cell office:value-type="float" office:value="9.18679268675883" calcext:value-type="float">
            <text:p>9.18679268675883</text:p>
          </table:table-cell>
          <table:table-cell office:value-type="float" office:value="9.12151799393377" calcext:value-type="float">
            <text:p>9.12151799393377</text:p>
          </table:table-cell>
          <table:table-cell office:value-type="float" office:value="9.18485580404062" calcext:value-type="float">
            <text:p>9.1848558040406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110523310033" calcext:value-type="float">
            <text:p>9.16110523310033</text:p>
          </table:table-cell>
          <table:table-cell office:value-type="float" office:value="9.16222653343719" calcext:value-type="float">
            <text:p>9.16222653343719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office:value-type="float" office:value="9.35" calcext:value-type="float">
            <text:p>9.35</text:p>
          </table:table-cell>
          <table:table-cell office:value-type="float" office:value="9.17674394023984" calcext:value-type="float">
            <text:p>9.17674394023984</text:p>
          </table:table-cell>
          <table:table-cell office:value-type="float" office:value="9.17742826231892" calcext:value-type="float">
            <text:p>9.17742826231892</text:p>
          </table:table-cell>
          <table:table-cell office:value-type="float" office:value="9.18575901052658" calcext:value-type="float">
            <text:p>9.18575901052658</text:p>
          </table:table-cell>
          <table:table-cell office:value-type="float" office:value="9.1302977403751" calcext:value-type="float">
            <text:p>9.1302977403751</text:p>
          </table:table-cell>
          <table:table-cell office:value-type="float" office:value="9.18414382824981" calcext:value-type="float">
            <text:p>9.18414382824981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271349869361" calcext:value-type="float">
            <text:p>9.16271349869361</text:p>
          </table:table-cell>
          <table:table-cell office:value-type="float" office:value="9.1632495749358" calcext:value-type="float">
            <text:p>9.1632495749358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office:value-type="float" office:value="9.31" calcext:value-type="float">
            <text:p>9.31</text:p>
          </table:table-cell>
          <table:table-cell office:value-type="float" office:value="9.17713369306065" calcext:value-type="float">
            <text:p>9.17713369306065</text:p>
          </table:table-cell>
          <table:table-cell office:value-type="float" office:value="9.17794013601458" calcext:value-type="float">
            <text:p>9.17794013601458</text:p>
          </table:table-cell>
          <table:table-cell office:value-type="float" office:value="9.18135793892134" calcext:value-type="float">
            <text:p>9.18135793892134</text:p>
          </table:table-cell>
          <table:table-cell office:value-type="float" office:value="9.13646042659614" calcext:value-type="float">
            <text:p>9.13646042659614</text:p>
          </table:table-cell>
          <table:table-cell office:value-type="float" office:value="9.17954019886438" calcext:value-type="float">
            <text:p>9.1795401988643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236830251691" calcext:value-type="float">
            <text:p>9.16236830251691</text:p>
          </table:table-cell>
          <table:table-cell office:value-type="float" office:value="9.16295754311217" calcext:value-type="float">
            <text:p>9.16295754311217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office:value-type="float" office:value="9.33" calcext:value-type="float">
            <text:p>9.33</text:p>
          </table:table-cell>
          <table:table-cell office:value-type="float" office:value="9.17843948219269" calcext:value-type="float">
            <text:p>9.17843948219269</text:p>
          </table:table-cell>
          <table:table-cell office:value-type="float" office:value="9.17916658175825" calcext:value-type="float">
            <text:p>9.17916658175825</text:p>
          </table:table-cell>
          <table:table-cell office:value-type="float" office:value="9.18047587611573" calcext:value-type="float">
            <text:p>9.18047587611573</text:p>
          </table:table-cell>
          <table:table-cell office:value-type="float" office:value="9.14202919166539" calcext:value-type="float">
            <text:p>9.14202919166539</text:p>
          </table:table-cell>
          <table:table-cell office:value-type="float" office:value="9.17892103632178" calcext:value-type="float">
            <text:p>9.1789210363217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352639304033" calcext:value-type="float">
            <text:p>9.16352639304033</text:p>
          </table:table-cell>
          <table:table-cell office:value-type="float" office:value="9.16371582751666" calcext:value-type="float">
            <text:p>9.16371582751666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office:value-type="float" office:value="9.31" calcext:value-type="float">
            <text:p>9.31</text:p>
          </table:table-cell>
          <table:table-cell office:value-type="float" office:value="9.17898252499654" calcext:value-type="float">
            <text:p>9.17898252499654</text:p>
          </table:table-cell>
          <table:table-cell office:value-type="float" office:value="9.17844894525483" calcext:value-type="float">
            <text:p>9.17844894525483</text:p>
          </table:table-cell>
          <table:table-cell office:value-type="float" office:value="9.17901276120352" calcext:value-type="float">
            <text:p>9.17901276120352</text:p>
          </table:table-cell>
          <table:table-cell office:value-type="float" office:value="9.14710989397134" calcext:value-type="float">
            <text:p>9.14710989397134</text:p>
          </table:table-cell>
          <table:table-cell office:value-type="float" office:value="9.17772298634734" calcext:value-type="float">
            <text:p>9.1777229863473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38584527177" calcext:value-type="float">
            <text:p>9.1638584527177</text:p>
          </table:table-cell>
          <table:table-cell office:value-type="float" office:value="9.16422667684824" calcext:value-type="float">
            <text:p>9.16422667684824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office:value-type="float" office:value="9.3" calcext:value-type="float">
            <text:p>9.3</text:p>
          </table:table-cell>
          <table:table-cell office:value-type="float" office:value="9.18014144450706" calcext:value-type="float">
            <text:p>9.18014144450706</text:p>
          </table:table-cell>
          <table:table-cell office:value-type="float" office:value="9.17999094001413" calcext:value-type="float">
            <text:p>9.17999094001413</text:p>
          </table:table-cell>
          <table:table-cell office:value-type="float" office:value="9.18082447309941" calcext:value-type="float">
            <text:p>9.18082447309941</text:p>
          </table:table-cell>
          <table:table-cell office:value-type="float" office:value="9.15223539381756" calcext:value-type="float">
            <text:p>9.15223539381756</text:p>
          </table:table-cell>
          <table:table-cell office:value-type="float" office:value="9.17969728875964" calcext:value-type="float">
            <text:p>9.1796972887596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563402646565" calcext:value-type="float">
            <text:p>9.16563402646565</text:p>
          </table:table-cell>
          <table:table-cell office:value-type="float" office:value="9.16621084763018" calcext:value-type="float">
            <text:p>9.16621084763018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office:value-type="float" office:value="9.3" calcext:value-type="float">
            <text:p>9.3</text:p>
          </table:table-cell>
          <table:table-cell office:value-type="float" office:value="9.17987937019252" calcext:value-type="float">
            <text:p>9.17987937019252</text:p>
          </table:table-cell>
          <table:table-cell office:value-type="float" office:value="9.17992825622183" calcext:value-type="float">
            <text:p>9.17992825622183</text:p>
          </table:table-cell>
          <table:table-cell office:value-type="float" office:value="9.1773720537167" calcext:value-type="float">
            <text:p>9.1773720537167</text:p>
          </table:table-cell>
          <table:table-cell office:value-type="float" office:value="9.15610666022729" calcext:value-type="float">
            <text:p>9.15610666022729</text:p>
          </table:table-cell>
          <table:table-cell office:value-type="float" office:value="9.17635527359972" calcext:value-type="float">
            <text:p>9.1763552735997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67248646033" calcext:value-type="float">
            <text:p>9.1667248646033</text:p>
          </table:table-cell>
          <table:table-cell office:value-type="float" office:value="9.16799670323618" calcext:value-type="float">
            <text:p>9.16799670323618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office:value-type="float" office:value="9.29" calcext:value-type="float">
            <text:p>9.29</text:p>
          </table:table-cell>
          <table:table-cell office:value-type="float" office:value="9.17978979618963" calcext:value-type="float">
            <text:p>9.17978979618963</text:p>
          </table:table-cell>
          <table:table-cell office:value-type="float" office:value="9.18007297752391" calcext:value-type="float">
            <text:p>9.18007297752391</text:p>
          </table:table-cell>
          <table:table-cell office:value-type="float" office:value="9.17734617695329" calcext:value-type="float">
            <text:p>9.17734617695329</text:p>
          </table:table-cell>
          <table:table-cell office:value-type="float" office:value="9.15990105401881" calcext:value-type="float">
            <text:p>9.15990105401881</text:p>
          </table:table-cell>
          <table:table-cell office:value-type="float" office:value="9.17634907380533" calcext:value-type="float">
            <text:p>9.1763490738053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826433504995" calcext:value-type="float">
            <text:p>9.16826433504995</text:p>
          </table:table-cell>
          <table:table-cell office:value-type="float" office:value="9.16945668173244" calcext:value-type="float">
            <text:p>9.16945668173244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office:value-type="float" office:value="9.29" calcext:value-type="float">
            <text:p>9.29</text:p>
          </table:table-cell>
          <table:table-cell office:value-type="float" office:value="9.18002093564952" calcext:value-type="float">
            <text:p>9.18002093564952</text:p>
          </table:table-cell>
          <table:table-cell office:value-type="float" office:value="9.18018161602703" calcext:value-type="float">
            <text:p>9.18018161602703</text:p>
          </table:table-cell>
          <table:table-cell office:value-type="float" office:value="9.17754202614064" calcext:value-type="float">
            <text:p>9.17754202614064</text:p>
          </table:table-cell>
          <table:table-cell office:value-type="float" office:value="9.16216563093042" calcext:value-type="float">
            <text:p>9.16216563093042</text:p>
          </table:table-cell>
          <table:table-cell office:value-type="float" office:value="9.17665000889603" calcext:value-type="float">
            <text:p>9.1766500088960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887074497212" calcext:value-type="float">
            <text:p>9.16887074497212</text:p>
          </table:table-cell>
          <table:table-cell office:value-type="float" office:value="9.17041978979499" calcext:value-type="float">
            <text:p>9.17041978979499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office:value-type="float" office:value="9.3" calcext:value-type="float">
            <text:p>9.3</text:p>
          </table:table-cell>
          <table:table-cell office:value-type="float" office:value="9.18050695578671" calcext:value-type="float">
            <text:p>9.18050695578671</text:p>
          </table:table-cell>
          <table:table-cell office:value-type="float" office:value="9.18022611428695" calcext:value-type="float">
            <text:p>9.18022611428695</text:p>
          </table:table-cell>
          <table:table-cell office:value-type="float" office:value="9.17790680005902" calcext:value-type="float">
            <text:p>9.17790680005902</text:p>
          </table:table-cell>
          <table:table-cell office:value-type="float" office:value="9.16394412528968" calcext:value-type="float">
            <text:p>9.16394412528968</text:p>
          </table:table-cell>
          <table:table-cell office:value-type="float" office:value="9.17722017247601" calcext:value-type="float">
            <text:p>9.17722017247601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6967490361125" calcext:value-type="float">
            <text:p>9.16967490361125</text:p>
          </table:table-cell>
          <table:table-cell office:value-type="float" office:value="9.17121363738284" calcext:value-type="float">
            <text:p>9.17121363738284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office:value-type="float" office:value="9.3" calcext:value-type="float">
            <text:p>9.3</text:p>
          </table:table-cell>
          <table:table-cell office:value-type="float" office:value="9.1801114426206" calcext:value-type="float">
            <text:p>9.1801114426206</text:p>
          </table:table-cell>
          <table:table-cell office:value-type="float" office:value="9.17984787622406" calcext:value-type="float">
            <text:p>9.17984787622406</text:p>
          </table:table-cell>
          <table:table-cell office:value-type="float" office:value="9.17841151990252" calcext:value-type="float">
            <text:p>9.17841151990252</text:p>
          </table:table-cell>
          <table:table-cell office:value-type="float" office:value="9.16426143212525" calcext:value-type="float">
            <text:p>9.16426143212525</text:p>
          </table:table-cell>
          <table:table-cell office:value-type="float" office:value="9.17769404917008" calcext:value-type="float">
            <text:p>9.1776940491700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005470433431" calcext:value-type="float">
            <text:p>9.17005470433431</text:p>
          </table:table-cell>
          <table:table-cell office:value-type="float" office:value="9.17121407039602" calcext:value-type="float">
            <text:p>9.17121407039602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office:value-type="float" office:value="9.28" calcext:value-type="float">
            <text:p>9.28</text:p>
          </table:table-cell>
          <table:table-cell office:value-type="float" office:value="9.17994740585621" calcext:value-type="float">
            <text:p>9.17994740585621</text:p>
          </table:table-cell>
          <table:table-cell office:value-type="float" office:value="9.17975738448949" calcext:value-type="float">
            <text:p>9.17975738448949</text:p>
          </table:table-cell>
          <table:table-cell office:value-type="float" office:value="9.17849896476686" calcext:value-type="float">
            <text:p>9.17849896476686</text:p>
          </table:table-cell>
          <table:table-cell office:value-type="float" office:value="9.1653869148799" calcext:value-type="float">
            <text:p>9.1653869148799</text:p>
          </table:table-cell>
          <table:table-cell office:value-type="float" office:value="9.17777473655084" calcext:value-type="float">
            <text:p>9.1777747365508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064561630043" calcext:value-type="float">
            <text:p>9.17064561630043</text:p>
          </table:table-cell>
          <table:table-cell office:value-type="float" office:value="9.17212807914158" calcext:value-type="float">
            <text:p>9.17212807914158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office:value-type="float" office:value="9.25" calcext:value-type="float">
            <text:p>9.25</text:p>
          </table:table-cell>
          <table:table-cell office:value-type="float" office:value="9.18101508379595" calcext:value-type="float">
            <text:p>9.18101508379595</text:p>
          </table:table-cell>
          <table:table-cell office:value-type="float" office:value="9.18079724179918" calcext:value-type="float">
            <text:p>9.18079724179918</text:p>
          </table:table-cell>
          <table:table-cell office:value-type="float" office:value="9.1793972412703" calcext:value-type="float">
            <text:p>9.1793972412703</text:p>
          </table:table-cell>
          <table:table-cell office:value-type="float" office:value="9.16896109505196" calcext:value-type="float">
            <text:p>9.16896109505196</text:p>
          </table:table-cell>
          <table:table-cell office:value-type="float" office:value="9.17864307911449" calcext:value-type="float">
            <text:p>9.1786430791144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23834217329" calcext:value-type="float">
            <text:p>9.1723834217329</text:p>
          </table:table-cell>
          <table:table-cell office:value-type="float" office:value="9.17436151612317" calcext:value-type="float">
            <text:p>9.17436151612317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office:value-type="float" office:value="9.23" calcext:value-type="float">
            <text:p>9.23</text:p>
          </table:table-cell>
          <table:table-cell office:value-type="float" office:value="9.18241259919805" calcext:value-type="float">
            <text:p>9.18241259919805</text:p>
          </table:table-cell>
          <table:table-cell office:value-type="float" office:value="9.1821952652897" calcext:value-type="float">
            <text:p>9.1821952652897</text:p>
          </table:table-cell>
          <table:table-cell office:value-type="float" office:value="9.17974465218256" calcext:value-type="float">
            <text:p>9.17974465218256</text:p>
          </table:table-cell>
          <table:table-cell office:value-type="float" office:value="9.17186721160505" calcext:value-type="float">
            <text:p>9.17186721160505</text:p>
          </table:table-cell>
          <table:table-cell office:value-type="float" office:value="9.17898008203315" calcext:value-type="float">
            <text:p>9.17898008203315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417537377059" calcext:value-type="float">
            <text:p>9.17417537377059</text:p>
          </table:table-cell>
          <table:table-cell office:value-type="float" office:value="9.17626087764647" calcext:value-type="float">
            <text:p>9.17626087764647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office:value-type="float" office:value="9.23" calcext:value-type="float">
            <text:p>9.23</text:p>
          </table:table-cell>
          <table:table-cell office:value-type="float" office:value="9.18255701599803" calcext:value-type="float">
            <text:p>9.18255701599803</text:p>
          </table:table-cell>
          <table:table-cell office:value-type="float" office:value="9.18236566694237" calcext:value-type="float">
            <text:p>9.18236566694237</text:p>
          </table:table-cell>
          <table:table-cell office:value-type="float" office:value="9.1799448983134" calcext:value-type="float">
            <text:p>9.1799448983134</text:p>
          </table:table-cell>
          <table:table-cell office:value-type="float" office:value="9.17226382299367" calcext:value-type="float">
            <text:p>9.17226382299367</text:p>
          </table:table-cell>
          <table:table-cell office:value-type="float" office:value="9.17920004325911" calcext:value-type="float">
            <text:p>9.17920004325911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439284409688" calcext:value-type="float">
            <text:p>9.17439284409688</text:p>
          </table:table-cell>
          <table:table-cell office:value-type="float" office:value="9.17641846180645" calcext:value-type="float">
            <text:p>9.17641846180645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office:value-type="float" office:value="9.23" calcext:value-type="float">
            <text:p>9.23</text:p>
          </table:table-cell>
          <table:table-cell office:value-type="float" office:value="9.18349453257912" calcext:value-type="float">
            <text:p>9.18349453257912</text:p>
          </table:table-cell>
          <table:table-cell office:value-type="float" office:value="9.18345929376427" calcext:value-type="float">
            <text:p>9.18345929376427</text:p>
          </table:table-cell>
          <table:table-cell office:value-type="float" office:value="9.17927242744463" calcext:value-type="float">
            <text:p>9.17927242744463</text:p>
          </table:table-cell>
          <table:table-cell office:value-type="float" office:value="9.17453966677862" calcext:value-type="float">
            <text:p>9.17453966677862</text:p>
          </table:table-cell>
          <table:table-cell office:value-type="float" office:value="9.17940076771025" calcext:value-type="float">
            <text:p>9.17940076771025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00458318512" calcext:value-type="float">
            <text:p>9.17600458318512</text:p>
          </table:table-cell>
          <table:table-cell office:value-type="float" office:value="9.17823990983425" calcext:value-type="float">
            <text:p>9.17823990983425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office:value-type="float" office:value="9.21" calcext:value-type="float">
            <text:p>9.21</text:p>
          </table:table-cell>
          <table:table-cell office:value-type="float" office:value="9.18357470590392" calcext:value-type="float">
            <text:p>9.18357470590392</text:p>
          </table:table-cell>
          <table:table-cell office:value-type="float" office:value="9.18392745612807" calcext:value-type="float">
            <text:p>9.18392745612807</text:p>
          </table:table-cell>
          <table:table-cell office:value-type="float" office:value="9.17733089556547" calcext:value-type="float">
            <text:p>9.17733089556547</text:p>
          </table:table-cell>
          <table:table-cell office:value-type="float" office:value="9.1758468177691" calcext:value-type="float">
            <text:p>9.1758468177691</text:p>
          </table:table-cell>
          <table:table-cell office:value-type="float" office:value="9.17823564148463" calcext:value-type="float">
            <text:p>9.1782356414846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60210543562" calcext:value-type="float">
            <text:p>9.17660210543562</text:p>
          </table:table-cell>
          <table:table-cell office:value-type="float" office:value="9.17914783182175" calcext:value-type="float">
            <text:p>9.17914783182175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office:value-type="float" office:value="9.21" calcext:value-type="float">
            <text:p>9.21</text:p>
          </table:table-cell>
          <table:table-cell office:value-type="float" office:value="9.18377775986372" calcext:value-type="float">
            <text:p>9.18377775986372</text:p>
          </table:table-cell>
          <table:table-cell office:value-type="float" office:value="9.18415729009803" calcext:value-type="float">
            <text:p>9.18415729009803</text:p>
          </table:table-cell>
          <table:table-cell office:value-type="float" office:value="9.1780102705043" calcext:value-type="float">
            <text:p>9.1780102705043</text:p>
          </table:table-cell>
          <table:table-cell office:value-type="float" office:value="9.17625941663067" calcext:value-type="float">
            <text:p>9.17625941663067</text:p>
          </table:table-cell>
          <table:table-cell office:value-type="float" office:value="9.17890015562546" calcext:value-type="float">
            <text:p>9.1789001556254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85552193667" calcext:value-type="float">
            <text:p>9.17685552193667</text:p>
          </table:table-cell>
          <table:table-cell office:value-type="float" office:value="9.1792762942906" calcext:value-type="float">
            <text:p>9.1792762942906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office:value-type="float" office:value="9.21" calcext:value-type="float">
            <text:p>9.21</text:p>
          </table:table-cell>
          <table:table-cell office:value-type="float" office:value="9.18379645521676" calcext:value-type="float">
            <text:p>9.18379645521676</text:p>
          </table:table-cell>
          <table:table-cell office:value-type="float" office:value="9.18422727186211" calcext:value-type="float">
            <text:p>9.18422727186211</text:p>
          </table:table-cell>
          <table:table-cell office:value-type="float" office:value="9.17844447901543" calcext:value-type="float">
            <text:p>9.17844447901543</text:p>
          </table:table-cell>
          <table:table-cell office:value-type="float" office:value="9.17671160852862" calcext:value-type="float">
            <text:p>9.17671160852862</text:p>
          </table:table-cell>
          <table:table-cell office:value-type="float" office:value="9.17933116236632" calcext:value-type="float">
            <text:p>9.17933116236632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11157138722" calcext:value-type="float">
            <text:p>9.17711157138722</text:p>
          </table:table-cell>
          <table:table-cell office:value-type="float" office:value="9.17959740827238" calcext:value-type="float">
            <text:p>9.17959740827238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office:value-type="float" office:value="9.21" calcext:value-type="float">
            <text:p>9.21</text:p>
          </table:table-cell>
          <table:table-cell office:value-type="float" office:value="9.1840282875917" calcext:value-type="float">
            <text:p>9.1840282875917</text:p>
          </table:table-cell>
          <table:table-cell office:value-type="float" office:value="9.1844308280521" calcext:value-type="float">
            <text:p>9.1844308280521</text:p>
          </table:table-cell>
          <table:table-cell office:value-type="float" office:value="9.17932397485233" calcext:value-type="float">
            <text:p>9.17932397485233</text:p>
          </table:table-cell>
          <table:table-cell office:value-type="float" office:value="9.17740158623339" calcext:value-type="float">
            <text:p>9.17740158623339</text:p>
          </table:table-cell>
          <table:table-cell office:value-type="float" office:value="9.18019983582743" calcext:value-type="float">
            <text:p>9.1801998358274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39892123721" calcext:value-type="float">
            <text:p>9.17739892123721</text:p>
          </table:table-cell>
          <table:table-cell office:value-type="float" office:value="9.17988612636272" calcext:value-type="float">
            <text:p>9.17988612636272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office:value-type="float" office:value="9.21" calcext:value-type="float">
            <text:p>9.21</text:p>
          </table:table-cell>
          <table:table-cell office:value-type="float" office:value="9.18327175269791" calcext:value-type="float">
            <text:p>9.18327175269791</text:p>
          </table:table-cell>
          <table:table-cell office:value-type="float" office:value="9.18374470392989" calcext:value-type="float">
            <text:p>9.18374470392989</text:p>
          </table:table-cell>
          <table:table-cell office:value-type="float" office:value="9.17796525738579" calcext:value-type="float">
            <text:p>9.17796525738579</text:p>
          </table:table-cell>
          <table:table-cell office:value-type="float" office:value="9.17724832724573" calcext:value-type="float">
            <text:p>9.17724832724573</text:p>
          </table:table-cell>
          <table:table-cell office:value-type="float" office:value="9.17887233855366" calcext:value-type="float">
            <text:p>9.17887233855366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679748286668" calcext:value-type="float">
            <text:p>9.17679748286668</text:p>
          </table:table-cell>
          <table:table-cell office:value-type="float" office:value="9.17931126909927" calcext:value-type="float">
            <text:p>9.17931126909927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office:value-type="float" office:value="9.2" calcext:value-type="float">
            <text:p>9.2</text:p>
          </table:table-cell>
          <table:table-cell office:value-type="float" office:value="9.18338913935336" calcext:value-type="float">
            <text:p>9.18338913935336</text:p>
          </table:table-cell>
          <table:table-cell office:value-type="float" office:value="9.18384317580661" calcext:value-type="float">
            <text:p>9.18384317580661</text:p>
          </table:table-cell>
          <table:table-cell office:value-type="float" office:value="9.17870690069055" calcext:value-type="float">
            <text:p>9.17870690069055</text:p>
          </table:table-cell>
          <table:table-cell office:value-type="float" office:value="9.1776520748748" calcext:value-type="float">
            <text:p>9.1776520748748</text:p>
          </table:table-cell>
          <table:table-cell office:value-type="float" office:value="9.1795961547893" calcext:value-type="float">
            <text:p>9.1795961547893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07030376631" calcext:value-type="float">
            <text:p>9.17707030376631</text:p>
          </table:table-cell>
          <table:table-cell office:value-type="float" office:value="9.17951437489048" calcext:value-type="float">
            <text:p>9.17951437489048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office:value-type="float" office:value="9.2" calcext:value-type="float">
            <text:p>9.2</text:p>
          </table:table-cell>
          <table:table-cell office:value-type="float" office:value="9.18333266823861" calcext:value-type="float">
            <text:p>9.18333266823861</text:p>
          </table:table-cell>
          <table:table-cell office:value-type="float" office:value="9.18378664862254" calcext:value-type="float">
            <text:p>9.18378664862254</text:p>
          </table:table-cell>
          <table:table-cell office:value-type="float" office:value="9.17858223350818" calcext:value-type="float">
            <text:p>9.17858223350818</text:p>
          </table:table-cell>
          <table:table-cell office:value-type="float" office:value="9.17758899220693" calcext:value-type="float">
            <text:p>9.17758899220693</text:p>
          </table:table-cell>
          <table:table-cell office:value-type="float" office:value="9.17947307614464" calcext:value-type="float">
            <text:p>9.1794730761446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705637792604" calcext:value-type="float">
            <text:p>9.17705637792604</text:p>
          </table:table-cell>
          <table:table-cell office:value-type="float" office:value="9.17948427348907" calcext:value-type="float">
            <text:p>9.17948427348907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office:value-type="float" office:value="9.2" calcext:value-type="float">
            <text:p>9.2</text:p>
          </table:table-cell>
          <table:table-cell office:value-type="float" office:value="9.18471312960192" calcext:value-type="float">
            <text:p>9.18471312960192</text:p>
          </table:table-cell>
          <table:table-cell office:value-type="float" office:value="9.18514828320713" calcext:value-type="float">
            <text:p>9.18514828320713</text:p>
          </table:table-cell>
          <table:table-cell office:value-type="float" office:value="9.1796877191775" calcext:value-type="float">
            <text:p>9.1796877191775</text:p>
          </table:table-cell>
          <table:table-cell office:value-type="float" office:value="9.17905975181666" calcext:value-type="float">
            <text:p>9.17905975181666</text:p>
          </table:table-cell>
          <table:table-cell office:value-type="float" office:value="9.18083536151717" calcext:value-type="float">
            <text:p>9.18083536151717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858587379765" calcext:value-type="float">
            <text:p>9.17858587379765</text:p>
          </table:table-cell>
          <table:table-cell office:value-type="float" office:value="9.181026336727" calcext:value-type="float">
            <text:p>9.181026336727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office:value-type="float" office:value="9.2" calcext:value-type="float">
            <text:p>9.2</text:p>
          </table:table-cell>
          <table:table-cell office:value-type="float" office:value="9.18480780021455" calcext:value-type="float">
            <text:p>9.18480780021455</text:p>
          </table:table-cell>
          <table:table-cell office:value-type="float" office:value="9.18524291772892" calcext:value-type="float">
            <text:p>9.18524291772892</text:p>
          </table:table-cell>
          <table:table-cell office:value-type="float" office:value="9.17985409473021" calcext:value-type="float">
            <text:p>9.17985409473021</text:p>
          </table:table-cell>
          <table:table-cell office:value-type="float" office:value="9.17915024499283" calcext:value-type="float">
            <text:p>9.17915024499283</text:p>
          </table:table-cell>
          <table:table-cell office:value-type="float" office:value="9.1810007536868" calcext:value-type="float">
            <text:p>9.181000753686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869097606954" calcext:value-type="float">
            <text:p>9.17869097606954</text:p>
          </table:table-cell>
          <table:table-cell office:value-type="float" office:value="9.18113058284955" calcext:value-type="float">
            <text:p>9.18113058284955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office:value-type="float" office:value="9.2" calcext:value-type="float">
            <text:p>9.2</text:p>
          </table:table-cell>
          <table:table-cell office:value-type="float" office:value="9.18488523591929" calcext:value-type="float">
            <text:p>9.18488523591929</text:p>
          </table:table-cell>
          <table:table-cell office:value-type="float" office:value="9.18531125388255" calcext:value-type="float">
            <text:p>9.18531125388255</text:p>
          </table:table-cell>
          <table:table-cell office:value-type="float" office:value="9.17965886407577" calcext:value-type="float">
            <text:p>9.17965886407577</text:p>
          </table:table-cell>
          <table:table-cell office:value-type="float" office:value="9.17937022645881" calcext:value-type="float">
            <text:p>9.17937022645881</text:p>
          </table:table-cell>
          <table:table-cell office:value-type="float" office:value="9.18078995129004" calcext:value-type="float">
            <text:p>9.1807899512900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892880789965" calcext:value-type="float">
            <text:p>9.17892880789965</text:p>
          </table:table-cell>
          <table:table-cell office:value-type="float" office:value="9.18129793422983" calcext:value-type="float">
            <text:p>9.18129793422983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office:value-type="float" office:value="9.2" calcext:value-type="float">
            <text:p>9.2</text:p>
          </table:table-cell>
          <table:table-cell office:value-type="float" office:value="9.18494494322189" calcext:value-type="float">
            <text:p>9.18494494322189</text:p>
          </table:table-cell>
          <table:table-cell office:value-type="float" office:value="9.1853674695375" calcext:value-type="float">
            <text:p>9.1853674695375</text:p>
          </table:table-cell>
          <table:table-cell office:value-type="float" office:value="9.17992361571267" calcext:value-type="float">
            <text:p>9.17992361571267</text:p>
          </table:table-cell>
          <table:table-cell office:value-type="float" office:value="9.17941669227316" calcext:value-type="float">
            <text:p>9.17941669227316</text:p>
          </table:table-cell>
          <table:table-cell office:value-type="float" office:value="9.18104228988314" calcext:value-type="float">
            <text:p>9.18104228988314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904255256873" calcext:value-type="float">
            <text:p>9.17904255256873</text:p>
          </table:table-cell>
          <table:table-cell office:value-type="float" office:value="9.18138866295587" calcext:value-type="float">
            <text:p>9.18138866295587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office:value-type="float" office:value="9.2" calcext:value-type="float">
            <text:p>9.2</text:p>
          </table:table-cell>
          <table:table-cell office:value-type="float" office:value="9.1849144041125" calcext:value-type="float">
            <text:p>9.1849144041125</text:p>
          </table:table-cell>
          <table:table-cell office:value-type="float" office:value="9.18533127935824" calcext:value-type="float">
            <text:p>9.18533127935824</text:p>
          </table:table-cell>
          <table:table-cell office:value-type="float" office:value="9.17996650260816" calcext:value-type="float">
            <text:p>9.17996650260816</text:p>
          </table:table-cell>
          <table:table-cell office:value-type="float" office:value="9.17938000412665" calcext:value-type="float">
            <text:p>9.17938000412665</text:p>
          </table:table-cell>
          <table:table-cell office:value-type="float" office:value="9.18108479979018" calcext:value-type="float">
            <text:p>9.18108479979018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7903756917094" calcext:value-type="float">
            <text:p>9.17903756917094</text:p>
          </table:table-cell>
          <table:table-cell office:value-type="float" office:value="9.18137325248621" calcext:value-type="float">
            <text:p>9.18137325248621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office:value-type="float" office:value="9.2" calcext:value-type="float">
            <text:p>9.2</text:p>
          </table:table-cell>
          <table:table-cell office:value-type="float" office:value="9.18570889031378" calcext:value-type="float">
            <text:p>9.18570889031378</text:p>
          </table:table-cell>
          <table:table-cell office:value-type="float" office:value="9.18608720790176" calcext:value-type="float">
            <text:p>9.18608720790176</text:p>
          </table:table-cell>
          <table:table-cell office:value-type="float" office:value="9.17996621404877" calcext:value-type="float">
            <text:p>9.17996621404877</text:p>
          </table:table-cell>
          <table:table-cell office:value-type="float" office:value="9.18075478142077" calcext:value-type="float">
            <text:p>9.18075478142077</text:p>
          </table:table-cell>
          <table:table-cell office:value-type="float" office:value="9.18158938103989" calcext:value-type="float">
            <text:p>9.18158938103989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8010609217501" calcext:value-type="float">
            <text:p>9.18010609217501</text:p>
          </table:table-cell>
          <table:table-cell office:value-type="float" office:value="9.18253489536925" calcext:value-type="float">
            <text:p>9.18253489536925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office:value-type="float" office:value="9.18" calcext:value-type="float">
            <text:p>9.18</text:p>
          </table:table-cell>
          <table:table-cell office:value-type="float" office:value="9.18593456308574" calcext:value-type="float">
            <text:p>9.18593456308574</text:p>
          </table:table-cell>
          <table:table-cell office:value-type="float" office:value="9.18633691429148" calcext:value-type="float">
            <text:p>9.18633691429148</text:p>
          </table:table-cell>
          <table:table-cell office:value-type="float" office:value="9.17985581207279" calcext:value-type="float">
            <text:p>9.17985581207279</text:p>
          </table:table-cell>
          <table:table-cell office:value-type="float" office:value="9.18153391774133" calcext:value-type="float">
            <text:p>9.18153391774133</text:p>
          </table:table-cell>
          <table:table-cell office:value-type="float" office:value="9.18148416838417" calcext:value-type="float">
            <text:p>9.18148416838417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9.18059205822028" calcext:value-type="float">
            <text:p>9.18059205822028</text:p>
          </table:table-cell>
          <table:table-cell office:value-type="float" office:value="9.18310734919613" calcext:value-type="float">
            <text:p>9.18310734919613</text:p>
          </table:table-cell>
        </table:table-row>
      </table:table>
      <table:table table:name="Sheet5" table:style-name="ta1">
        <table:table-column table:style-name="co6" table:number-columns-repeated="4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column table:style-name="co6" table:default-cell-style-name="ce5"/>
        <table:table-column table:style-name="co6" table:number-columns-repeated="5" table:default-cell-style-name="Default"/>
        <table:table-row table:style-name="ro1">
          <table:table-cell table:number-columns-repeated="17"/>
          <table:table-cell office:value-type="string" calcext:value-type="string">
            <text:p>closest ave</text:p>
          </table:table-cell>
          <table:table-cell office:value-type="string" calcext:value-type="string">
            <text:p>closest median</text:p>
          </table:table-cell>
          <table:table-cell office:value-type="string" calcext:value-type="string">
            <text:p>closest max</text:p>
          </table:table-cell>
          <table:table-cell office:value-type="string" calcext:value-type="string">
            <text:p>Closest 90%</text:p>
          </table:table-cell>
          <table:table-cell office:value-type="string" calcext:value-type="string">
            <text:p>Paq 90%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table:style-name="ce6" office:value-type="percentage" office:value="0.9" calcext:value-type="percentage">
            <text:p>90.00%</text:p>
          </table:table-cell>
          <table:table-cell/>
        </table:table-row>
        <table:table-row table:style-name="ro1">
          <table:table-cell office:value-type="float" office:value="0.0168157059879524" calcext:value-type="float">
            <text:p>0.016815705987952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5.7053328950388" calcext:value-type="float">
            <text:p>35.7053328950388</text:p>
          </table:table-cell>
          <table:table-cell office:value-type="float" office:value="21.9836040576953" calcext:value-type="float">
            <text:p>21.9836040576953</text:p>
          </table:table-cell>
          <table:table-cell office:value-type="float" office:value="8.04389906702912" calcext:value-type="float">
            <text:p>8.04389906702912</text:p>
          </table:table-cell>
          <table:table-cell office:value-type="float" office:value="8.9963410344998" calcext:value-type="float">
            <text:p>8.9963410344998</text:p>
          </table:table-cell>
          <table:table-cell table:formula="of:=[.F3]/[.B3]" office:value-type="float" office:value="0.925968176738558" calcext:value-type="float">
            <text:p>0.925968176738558</text:p>
          </table:table-cell>
          <table:table-cell table:formula="of:=[.G3]/[.C3]" office:value-type="float" office:value="0.826451280364485" calcext:value-type="float">
            <text:p>0.826451280364485</text:p>
          </table:table-cell>
          <table:table-cell table:formula="of:=[.H3]/[.D3]" office:value-type="float" office:value="0.786304894137744" calcext:value-type="float">
            <text:p>0.786304894137744</text:p>
          </table:table-cell>
          <table:table-cell table:formula="of:=[.I3]/[.E3]" office:value-type="float" office:value="0.979993576742898" calcext:value-type="float">
            <text:p>0.979993576742898</text:p>
          </table:table-cell>
          <table:table-cell table:formula="of:=IF([.J3]&gt;1;[.J3]-1;1/[.J3]-1)" office:value-type="float" office:value="0.0799507209007944" calcext:value-type="float">
            <text:p>0.0799507209007944</text:p>
          </table:table-cell>
          <table:table-cell table:formula="of:=IF([.K3]&gt;1;[.K3]-1;1/[.K3]-1)" office:value-type="float" office:value="0.209992680462635" calcext:value-type="float">
            <text:p>0.209992680462635</text:p>
          </table:table-cell>
          <table:table-cell table:formula="of:=IF([.L3]&gt;1;[.L3]-1;1/[.L3]-1)" office:value-type="float" office:value="0.271771303288901" calcext:value-type="float">
            <text:p>0.271771303288901</text:p>
          </table:table-cell>
          <table:table-cell table:formula="of:=IF([.M3]&gt;1;[.M3]-1;1/[.M3]-1)" office:value-type="float" office:value="0.0204148514152467" calcext:value-type="float">
            <text:p>0.0204148514152467</text:p>
          </table:table-cell>
          <table:table-cell table:formula="of:=AVERAGE([.$N3:.$Q3])" office:value-type="float" office:value="0.145532389016894" calcext:value-type="float">
            <text:p>0.145532389016894</text:p>
          </table:table-cell>
          <table:table-cell table:formula="of:=MEDIAN([.N3:.Q3])" office:value-type="float" office:value="0.144971700681715" calcext:value-type="float">
            <text:p>0.144971700681715</text:p>
          </table:table-cell>
          <table:table-cell table:formula="of:=MAX([.N3:.Q3])" office:value-type="float" office:value="0.271771303288901" calcext:value-type="float">
            <text:p>0.271771303288901</text:p>
          </table:table-cell>
          <table:table-cell table:formula="of:=LARGE([.N3:.Q3];2)" office:value-type="float" office:value="0.209992680462635" calcext:value-type="float">
            <text:p>0.209992680462635</text:p>
          </table:table-cell>
          <table:table-cell/>
        </table:table-row>
        <table:table-row table:style-name="ro1">
          <table:table-cell office:value-type="float" office:value="0.208961328816212" calcext:value-type="float">
            <text:p>0.208961328816212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924625686773" calcext:value-type="float">
            <text:p>38.6924625686773</text:p>
          </table:table-cell>
          <table:table-cell office:value-type="float" office:value="25.574380833696" calcext:value-type="float">
            <text:p>25.574380833696</text:p>
          </table:table-cell>
          <table:table-cell office:value-type="float" office:value="9.66883191644273" calcext:value-type="float">
            <text:p>9.66883191644273</text:p>
          </table:table-cell>
          <table:table-cell office:value-type="float" office:value="8.4473986077732" calcext:value-type="float">
            <text:p>8.4473986077732</text:p>
          </table:table-cell>
          <table:table-cell table:formula="of:=[.F4]/[.B4]" office:value-type="float" office:value="1.00343523259018" calcext:value-type="float">
            <text:p>1.00343523259018</text:p>
          </table:table-cell>
          <table:table-cell table:formula="of:=[.G4]/[.C4]" office:value-type="float" office:value="0.961442888484812" calcext:value-type="float">
            <text:p>0.961442888484812</text:p>
          </table:table-cell>
          <table:table-cell table:formula="of:=[.H4]/[.D4]" office:value-type="float" office:value="0.945144859867325" calcext:value-type="float">
            <text:p>0.945144859867325</text:p>
          </table:table-cell>
          <table:table-cell table:formula="of:=[.I4]/[.E4]" office:value-type="float" office:value="0.92019592677268" calcext:value-type="float">
            <text:p>0.92019592677268</text:p>
          </table:table-cell>
          <table:table-cell table:formula="of:=IF([.J4]&gt;1;[.J4]-1;1/[.J4]-1)" office:value-type="float" office:value="0.00343523259017897" calcext:value-type="float">
            <text:p>0.00343523259017897</text:p>
          </table:table-cell>
          <table:table-cell table:formula="of:=IF([.K4]&gt;1;[.K4]-1;1/[.K4]-1)" office:value-type="float" office:value="0.0401033820905912" calcext:value-type="float">
            <text:p>0.0401033820905912</text:p>
          </table:table-cell>
          <table:table-cell table:formula="of:=IF([.L4]&gt;1;[.L4]-1;1/[.L4]-1)" office:value-type="float" office:value="0.058038870507507" calcext:value-type="float">
            <text:p>0.058038870507507</text:p>
          </table:table-cell>
          <table:table-cell table:formula="of:=IF([.M4]&gt;1;[.M4]-1;1/[.M4]-1)" office:value-type="float" office:value="0.0867250885441428" calcext:value-type="float">
            <text:p>0.0867250885441428</text:p>
          </table:table-cell>
          <table:table-cell table:formula="of:=AVERAGE([.$N4:.$Q4])" office:value-type="float" office:value="0.047075643433105" calcext:value-type="float">
            <text:p>0.047075643433105</text:p>
          </table:table-cell>
          <table:table-cell table:formula="of:=MEDIAN([.N4:.Q4])" office:value-type="float" office:value="0.0490711262990491" calcext:value-type="float">
            <text:p>0.0490711262990491</text:p>
          </table:table-cell>
          <table:table-cell table:formula="of:=MAX([.N4:.Q4])" office:value-type="float" office:value="0.0867250885441428" calcext:value-type="float">
            <text:p>0.0867250885441428</text:p>
          </table:table-cell>
          <table:table-cell table:formula="of:=LARGE([.N4:.Q4];2)" office:value-type="float" office:value="0.058038870507507" calcext:value-type="float">
            <text:p>0.058038870507507</text:p>
          </table:table-cell>
          <table:table-cell/>
        </table:table-row>
        <table:table-row table:style-name="ro1">
          <table:table-cell office:value-type="float" office:value="1.39167256994771" calcext:value-type="float">
            <text:p>1.3916725699477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9.2904071997679" calcext:value-type="float">
            <text:p>39.2904071997679</text:p>
          </table:table-cell>
          <table:table-cell office:value-type="float" office:value="26.2171957784394" calcext:value-type="float">
            <text:p>26.2171957784394</text:p>
          </table:table-cell>
          <table:table-cell office:value-type="float" office:value="9.36243095079494" calcext:value-type="float">
            <text:p>9.36243095079494</text:p>
          </table:table-cell>
          <table:table-cell office:value-type="float" office:value="9.12547735033933" calcext:value-type="float">
            <text:p>9.12547735033933</text:p>
          </table:table-cell>
          <table:table-cell table:formula="of:=[.F5]/[.B5]" office:value-type="float" office:value="1.01894209542967" calcext:value-type="float">
            <text:p>1.01894209542967</text:p>
          </table:table-cell>
          <table:table-cell table:formula="of:=[.G5]/[.C5]" office:value-type="float" office:value="0.985608863851105" calcext:value-type="float">
            <text:p>0.985608863851105</text:p>
          </table:table-cell>
          <table:table-cell table:formula="of:=[.H5]/[.D5]" office:value-type="float" office:value="0.915193641328928" calcext:value-type="float">
            <text:p>0.915193641328928</text:p>
          </table:table-cell>
          <table:table-cell table:formula="of:=[.I5]/[.E5]" office:value-type="float" office:value="0.994060713544589" calcext:value-type="float">
            <text:p>0.994060713544589</text:p>
          </table:table-cell>
          <table:table-cell table:formula="of:=IF([.J5]&gt;1;[.J5]-1;1/[.J5]-1)" office:value-type="float" office:value="0.0189420954296653" calcext:value-type="float">
            <text:p>0.0189420954296653</text:p>
          </table:table-cell>
          <table:table-cell table:formula="of:=IF([.K5]&gt;1;[.K5]-1;1/[.K5]-1)" office:value-type="float" office:value="0.0146012649406011" calcext:value-type="float">
            <text:p>0.0146012649406011</text:p>
          </table:table-cell>
          <table:table-cell table:formula="of:=IF([.L5]&gt;1;[.L5]-1;1/[.L5]-1)" office:value-type="float" office:value="0.092664934327916" calcext:value-type="float">
            <text:p>0.092664934327916</text:p>
          </table:table-cell>
          <table:table-cell table:formula="of:=IF([.M5]&gt;1;[.M5]-1;1/[.M5]-1)" office:value-type="float" office:value="0.00597477233984289" calcext:value-type="float">
            <text:p>0.00597477233984289</text:p>
          </table:table-cell>
          <table:table-cell table:formula="of:=AVERAGE([.$N5:.$Q5])" office:value-type="float" office:value="0.0330457667595063" calcext:value-type="float">
            <text:p>0.0330457667595063</text:p>
          </table:table-cell>
          <table:table-cell table:formula="of:=MEDIAN([.N5:.Q5])" office:value-type="float" office:value="0.0167716801851332" calcext:value-type="float">
            <text:p>0.0167716801851332</text:p>
          </table:table-cell>
          <table:table-cell table:formula="of:=MAX([.N5:.Q5])" office:value-type="float" office:value="0.092664934327916" calcext:value-type="float">
            <text:p>0.092664934327916</text:p>
          </table:table-cell>
          <table:table-cell table:formula="of:=LARGE([.N5:.Q5];2)" office:value-type="float" office:value="0.0189420954296653" calcext:value-type="float">
            <text:p>0.0189420954296653</text:p>
          </table:table-cell>
          <table:table-cell/>
        </table:table-row>
        <table:table-row table:style-name="ro1">
          <table:table-cell office:value-type="float" office:value="3.67536795471813" calcext:value-type="float">
            <text:p>3.6753679547181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9.2394745455138" calcext:value-type="float">
            <text:p>39.2394745455138</text:p>
          </table:table-cell>
          <table:table-cell office:value-type="float" office:value="26.9888695384836" calcext:value-type="float">
            <text:p>26.9888695384836</text:p>
          </table:table-cell>
          <table:table-cell office:value-type="float" office:value="9.47917848247776" calcext:value-type="float">
            <text:p>9.47917848247776</text:p>
          </table:table-cell>
          <table:table-cell office:value-type="float" office:value="9.201167776914" calcext:value-type="float">
            <text:p>9.201167776914</text:p>
          </table:table-cell>
          <table:table-cell table:formula="of:=[.F6]/[.B6]" office:value-type="float" office:value="1.01762122784009" calcext:value-type="float">
            <text:p>1.01762122784009</text:p>
          </table:table-cell>
          <table:table-cell table:formula="of:=[.G6]/[.C6]" office:value-type="float" office:value="1.01461915558209" calcext:value-type="float">
            <text:p>1.01461915558209</text:p>
          </table:table-cell>
          <table:table-cell table:formula="of:=[.H6]/[.D6]" office:value-type="float" office:value="0.926605912265666" calcext:value-type="float">
            <text:p>0.926605912265666</text:p>
          </table:table-cell>
          <table:table-cell table:formula="of:=[.I6]/[.E6]" office:value-type="float" office:value="1.00230585805163" calcext:value-type="float">
            <text:p>1.00230585805163</text:p>
          </table:table-cell>
          <table:table-cell table:formula="of:=IF([.J6]&gt;1;[.J6]-1;1/[.J6]-1)" office:value-type="float" office:value="0.0176212278400882" calcext:value-type="float">
            <text:p>0.0176212278400882</text:p>
          </table:table-cell>
          <table:table-cell table:formula="of:=IF([.K6]&gt;1;[.K6]-1;1/[.K6]-1)" office:value-type="float" office:value="0.01461915558209" calcext:value-type="float">
            <text:p>0.01461915558209</text:p>
          </table:table-cell>
          <table:table-cell table:formula="of:=IF([.L6]&gt;1;[.L6]-1;1/[.L6]-1)" office:value-type="float" office:value="0.0792074459733121" calcext:value-type="float">
            <text:p>0.0792074459733121</text:p>
          </table:table-cell>
          <table:table-cell table:formula="of:=IF([.M6]&gt;1;[.M6]-1;1/[.M6]-1)" office:value-type="float" office:value="0.00230585805163397" calcext:value-type="float">
            <text:p>0.00230585805163397</text:p>
          </table:table-cell>
          <table:table-cell table:formula="of:=AVERAGE([.$N6:.$Q6])" office:value-type="float" office:value="0.0284384218617811" calcext:value-type="float">
            <text:p>0.0284384218617811</text:p>
          </table:table-cell>
          <table:table-cell table:formula="of:=MEDIAN([.N6:.Q6])" office:value-type="float" office:value="0.0161201917110891" calcext:value-type="float">
            <text:p>0.0161201917110891</text:p>
          </table:table-cell>
          <table:table-cell table:formula="of:=MAX([.N6:.Q6])" office:value-type="float" office:value="0.0792074459733121" calcext:value-type="float">
            <text:p>0.0792074459733121</text:p>
          </table:table-cell>
          <table:table-cell table:formula="of:=LARGE([.N6:.Q6];2)" office:value-type="float" office:value="0.0176212278400882" calcext:value-type="float">
            <text:p>0.0176212278400882</text:p>
          </table:table-cell>
          <table:table-cell/>
        </table:table-row>
        <table:table-row table:style-name="ro1">
          <table:table-cell office:value-type="float" office:value="6.79190514440068" calcext:value-type="float">
            <text:p>6.7919051444006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9.1426678166742" calcext:value-type="float">
            <text:p>39.1426678166742</text:p>
          </table:table-cell>
          <table:table-cell office:value-type="float" office:value="26.5341344647439" calcext:value-type="float">
            <text:p>26.5341344647439</text:p>
          </table:table-cell>
          <table:table-cell office:value-type="float" office:value="9.87971631422781" calcext:value-type="float">
            <text:p>9.87971631422781</text:p>
          </table:table-cell>
          <table:table-cell office:value-type="float" office:value="9.16319754409117" calcext:value-type="float">
            <text:p>9.16319754409117</text:p>
          </table:table-cell>
          <table:table-cell table:formula="of:=[.F7]/[.B7]" office:value-type="float" office:value="1.015110679893" calcext:value-type="float">
            <text:p>1.015110679893</text:p>
          </table:table-cell>
          <table:table-cell table:formula="of:=[.G7]/[.C7]" office:value-type="float" office:value="0.997523852058041" calcext:value-type="float">
            <text:p>0.997523852058041</text:p>
          </table:table-cell>
          <table:table-cell table:formula="of:=[.H7]/[.D7]" office:value-type="float" office:value="0.965759170501252" calcext:value-type="float">
            <text:p>0.965759170501252</text:p>
          </table:table-cell>
          <table:table-cell table:formula="of:=[.I7]/[.E7]" office:value-type="float" office:value="0.998169667112328" calcext:value-type="float">
            <text:p>0.998169667112328</text:p>
          </table:table-cell>
          <table:table-cell table:formula="of:=IF([.J7]&gt;1;[.J7]-1;1/[.J7]-1)" office:value-type="float" office:value="0.015110679893003" calcext:value-type="float">
            <text:p>0.015110679893003</text:p>
          </table:table-cell>
          <table:table-cell table:formula="of:=IF([.K7]&gt;1;[.K7]-1;1/[.K7]-1)" office:value-type="float" office:value="0.00248229447030268" calcext:value-type="float">
            <text:p>0.00248229447030268</text:p>
          </table:table-cell>
          <table:table-cell table:formula="of:=IF([.L7]&gt;1;[.L7]-1;1/[.L7]-1)" office:value-type="float" office:value="0.0354548323687944" calcext:value-type="float">
            <text:p>0.0354548323687944</text:p>
          </table:table-cell>
          <table:table-cell table:formula="of:=IF([.M7]&gt;1;[.M7]-1;1/[.M7]-1)" office:value-type="float" office:value="0.00183368914922766" calcext:value-type="float">
            <text:p>0.00183368914922766</text:p>
          </table:table-cell>
          <table:table-cell table:formula="of:=AVERAGE([.$N7:.$Q7])" office:value-type="float" office:value="0.0137203739703319" calcext:value-type="float">
            <text:p>0.0137203739703319</text:p>
          </table:table-cell>
          <table:table-cell table:formula="of:=MEDIAN([.N7:.Q7])" office:value-type="float" office:value="0.00879648718165282" calcext:value-type="float">
            <text:p>0.00879648718165282</text:p>
          </table:table-cell>
          <table:table-cell table:formula="of:=MAX([.N7:.Q7])" office:value-type="float" office:value="0.0354548323687944" calcext:value-type="float">
            <text:p>0.0354548323687944</text:p>
          </table:table-cell>
          <table:table-cell table:formula="of:=LARGE([.N7:.Q7];2)" office:value-type="float" office:value="0.015110679893003" calcext:value-type="float">
            <text:p>0.015110679893003</text:p>
          </table:table-cell>
          <table:table-cell/>
        </table:table-row>
        <table:table-row table:style-name="ro1">
          <table:table-cell office:value-type="float" office:value="10.9817625665786" calcext:value-type="float">
            <text:p>10.981762566578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9703985542687" calcext:value-type="float">
            <text:p>38.9703985542687</text:p>
          </table:table-cell>
          <table:table-cell office:value-type="float" office:value="26.6670187149781" calcext:value-type="float">
            <text:p>26.6670187149781</text:p>
          </table:table-cell>
          <table:table-cell office:value-type="float" office:value="9.86613184404116" calcext:value-type="float">
            <text:p>9.86613184404116</text:p>
          </table:table-cell>
          <table:table-cell office:value-type="float" office:value="9.1685289241938" calcext:value-type="float">
            <text:p>9.1685289241938</text:p>
          </table:table-cell>
          <table:table-cell table:formula="of:=[.F8]/[.B8]" office:value-type="float" office:value="1.01064311603394" calcext:value-type="float">
            <text:p>1.01064311603394</text:p>
          </table:table-cell>
          <table:table-cell table:formula="of:=[.G8]/[.C8]" office:value-type="float" office:value="1.00251950056309" calcext:value-type="float">
            <text:p>1.00251950056309</text:p>
          </table:table-cell>
          <table:table-cell table:formula="of:=[.H8]/[.D8]" office:value-type="float" office:value="0.964431265302166" calcext:value-type="float">
            <text:p>0.964431265302166</text:p>
          </table:table-cell>
          <table:table-cell table:formula="of:=[.I8]/[.E8]" office:value-type="float" office:value="0.998750427472092" calcext:value-type="float">
            <text:p>0.998750427472092</text:p>
          </table:table-cell>
          <table:table-cell table:formula="of:=IF([.J8]&gt;1;[.J8]-1;1/[.J8]-1)" office:value-type="float" office:value="0.0106431160339393" calcext:value-type="float">
            <text:p>0.0106431160339393</text:p>
          </table:table-cell>
          <table:table-cell table:formula="of:=IF([.K8]&gt;1;[.K8]-1;1/[.K8]-1)" office:value-type="float" office:value="0.00251950056308625" calcext:value-type="float">
            <text:p>0.00251950056308625</text:p>
          </table:table-cell>
          <table:table-cell table:formula="of:=IF([.L8]&gt;1;[.L8]-1;1/[.L8]-1)" office:value-type="float" office:value="0.0368805284290423" calcext:value-type="float">
            <text:p>0.0368805284290423</text:p>
          </table:table-cell>
          <table:table-cell table:formula="of:=IF([.M8]&gt;1;[.M8]-1;1/[.M8]-1)" office:value-type="float" office:value="0.00125113591297388" calcext:value-type="float">
            <text:p>0.00125113591297388</text:p>
          </table:table-cell>
          <table:table-cell table:formula="of:=AVERAGE([.$N8:.$Q8])" office:value-type="float" office:value="0.0128235702347604" calcext:value-type="float">
            <text:p>0.0128235702347604</text:p>
          </table:table-cell>
          <table:table-cell table:formula="of:=MEDIAN([.N8:.Q8])" office:value-type="float" office:value="0.00658130829851278" calcext:value-type="float">
            <text:p>0.00658130829851278</text:p>
          </table:table-cell>
          <table:table-cell table:formula="of:=MAX([.N8:.Q8])" office:value-type="float" office:value="0.0368805284290423" calcext:value-type="float">
            <text:p>0.0368805284290423</text:p>
          </table:table-cell>
          <table:table-cell table:formula="of:=LARGE([.N8:.Q8];2)" office:value-type="float" office:value="0.0106431160339393" calcext:value-type="float">
            <text:p>0.0106431160339393</text:p>
          </table:table-cell>
          <table:table-cell/>
        </table:table-row>
        <table:table-row table:style-name="ro1">
          <table:table-cell office:value-type="float" office:value="16.234151295906" calcext:value-type="float">
            <text:p>16.23415129590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9.0621129609308" calcext:value-type="float">
            <text:p>39.0621129609308</text:p>
          </table:table-cell>
          <table:table-cell office:value-type="float" office:value="26.7030972360502" calcext:value-type="float">
            <text:p>26.7030972360502</text:p>
          </table:table-cell>
          <table:table-cell office:value-type="float" office:value="9.8505767321468" calcext:value-type="float">
            <text:p>9.8505767321468</text:p>
          </table:table-cell>
          <table:table-cell office:value-type="float" office:value="9.18121151408032" calcext:value-type="float">
            <text:p>9.18121151408032</text:p>
          </table:table-cell>
          <table:table-cell table:formula="of:=[.F9]/[.B9]" office:value-type="float" office:value="1.01302160168389" calcext:value-type="float">
            <text:p>1.01302160168389</text:p>
          </table:table-cell>
          <table:table-cell table:formula="of:=[.G9]/[.C9]" office:value-type="float" office:value="1.00387583594174" calcext:value-type="float">
            <text:p>1.00387583594174</text:p>
          </table:table-cell>
          <table:table-cell table:formula="of:=[.H9]/[.D9]" office:value-type="float" office:value="0.962910726505064" calcext:value-type="float">
            <text:p>0.962910726505064</text:p>
          </table:table-cell>
          <table:table-cell table:formula="of:=[.I9]/[.E9]" office:value-type="float" office:value="1.00013197321136" calcext:value-type="float">
            <text:p>1.00013197321136</text:p>
          </table:table-cell>
          <table:table-cell table:formula="of:=IF([.J9]&gt;1;[.J9]-1;1/[.J9]-1)" office:value-type="float" office:value="0.01302160168389" calcext:value-type="float">
            <text:p>0.01302160168389</text:p>
          </table:table-cell>
          <table:table-cell table:formula="of:=IF([.K9]&gt;1;[.K9]-1;1/[.K9]-1)" office:value-type="float" office:value="0.00387583594173679" calcext:value-type="float">
            <text:p>0.00387583594173679</text:p>
          </table:table-cell>
          <table:table-cell table:formula="of:=IF([.L9]&gt;1;[.L9]-1;1/[.L9]-1)" office:value-type="float" office:value="0.0385178734372957" calcext:value-type="float">
            <text:p>0.0385178734372957</text:p>
          </table:table-cell>
          <table:table-cell table:formula="of:=IF([.M9]&gt;1;[.M9]-1;1/[.M9]-1)" office:value-type="float" office:value="0.000131973211364045" calcext:value-type="float">
            <text:p>0.000131973211364045</text:p>
          </table:table-cell>
          <table:table-cell table:formula="of:=AVERAGE([.$N9:.$Q9])" office:value-type="float" office:value="0.0138868210685716" calcext:value-type="float">
            <text:p>0.0138868210685716</text:p>
          </table:table-cell>
          <table:table-cell table:formula="of:=MEDIAN([.N9:.Q9])" office:value-type="float" office:value="0.00844871881281339" calcext:value-type="float">
            <text:p>0.00844871881281339</text:p>
          </table:table-cell>
          <table:table-cell table:formula="of:=MAX([.N9:.Q9])" office:value-type="float" office:value="0.0385178734372957" calcext:value-type="float">
            <text:p>0.0385178734372957</text:p>
          </table:table-cell>
          <table:table-cell table:formula="of:=LARGE([.N9:.Q9];2)" office:value-type="float" office:value="0.01302160168389" calcext:value-type="float">
            <text:p>0.01302160168389</text:p>
          </table:table-cell>
          <table:table-cell/>
        </table:table-row>
        <table:table-row table:style-name="ro1">
          <table:table-cell office:value-type="float" office:value="22.2385636897334" calcext:value-type="float">
            <text:p>22.238563689733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950301878626" calcext:value-type="float">
            <text:p>38.950301878626</text:p>
          </table:table-cell>
          <table:table-cell office:value-type="float" office:value="26.6316048361392" calcext:value-type="float">
            <text:p>26.6316048361392</text:p>
          </table:table-cell>
          <table:table-cell office:value-type="float" office:value="9.99101921550766" calcext:value-type="float">
            <text:p>9.99101921550766</text:p>
          </table:table-cell>
          <table:table-cell office:value-type="float" office:value="9.18625273681193" calcext:value-type="float">
            <text:p>9.18625273681193</text:p>
          </table:table-cell>
          <table:table-cell table:formula="of:=[.F10]/[.B10]" office:value-type="float" office:value="1.01012193668636" calcext:value-type="float">
            <text:p>1.01012193668636</text:p>
          </table:table-cell>
          <table:table-cell table:formula="of:=[.G10]/[.C10]" office:value-type="float" office:value="1.00118815173456" calcext:value-type="float">
            <text:p>1.00118815173456</text:p>
          </table:table-cell>
          <table:table-cell table:formula="of:=[.H10]/[.D10]" office:value-type="float" office:value="0.976639219502215" calcext:value-type="float">
            <text:p>0.976639219502215</text:p>
          </table:table-cell>
          <table:table-cell table:formula="of:=[.I10]/[.E10]" office:value-type="float" office:value="1.00068112601437" calcext:value-type="float">
            <text:p>1.00068112601437</text:p>
          </table:table-cell>
          <table:table-cell table:formula="of:=IF([.J10]&gt;1;[.J10]-1;1/[.J10]-1)" office:value-type="float" office:value="0.010121936686359" calcext:value-type="float">
            <text:p>0.010121936686359</text:p>
          </table:table-cell>
          <table:table-cell table:formula="of:=IF([.K10]&gt;1;[.K10]-1;1/[.K10]-1)" office:value-type="float" office:value="0.00118815173455644" calcext:value-type="float">
            <text:p>0.00118815173455644</text:p>
          </table:table-cell>
          <table:table-cell table:formula="of:=IF([.L10]&gt;1;[.L10]-1;1/[.L10]-1)" office:value-type="float" office:value="0.0239195600906668" calcext:value-type="float">
            <text:p>0.0239195600906668</text:p>
          </table:table-cell>
          <table:table-cell table:formula="of:=IF([.M10]&gt;1;[.M10]-1;1/[.M10]-1)" office:value-type="float" office:value="0.000681126014371536" calcext:value-type="float">
            <text:p>0.000681126014371536</text:p>
          </table:table-cell>
          <table:table-cell table:formula="of:=AVERAGE([.$N10:.$Q10])" office:value-type="float" office:value="0.00897769363148843" calcext:value-type="float">
            <text:p>0.00897769363148843</text:p>
          </table:table-cell>
          <table:table-cell table:formula="of:=MEDIAN([.N10:.Q10])" office:value-type="float" office:value="0.00565504421045771" calcext:value-type="float">
            <text:p>0.00565504421045771</text:p>
          </table:table-cell>
          <table:table-cell table:formula="of:=MAX([.N10:.Q10])" office:value-type="float" office:value="0.0239195600906668" calcext:value-type="float">
            <text:p>0.0239195600906668</text:p>
          </table:table-cell>
          <table:table-cell table:formula="of:=LARGE([.N10:.Q10];2)" office:value-type="float" office:value="0.010121936686359" calcext:value-type="float">
            <text:p>0.010121936686359</text:p>
          </table:table-cell>
          <table:table-cell/>
        </table:table-row>
        <table:table-row table:style-name="ro1">
          <table:table-cell office:value-type="float" office:value="28.7523674873956" calcext:value-type="float">
            <text:p>28.752367487395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9064041956992" calcext:value-type="float">
            <text:p>38.9064041956992</text:p>
          </table:table-cell>
          <table:table-cell office:value-type="float" office:value="26.5876952734963" calcext:value-type="float">
            <text:p>26.5876952734963</text:p>
          </table:table-cell>
          <table:table-cell office:value-type="float" office:value="9.99285472488715" calcext:value-type="float">
            <text:p>9.99285472488715</text:p>
          </table:table-cell>
          <table:table-cell office:value-type="float" office:value="9.21213296027779" calcext:value-type="float">
            <text:p>9.21213296027779</text:p>
          </table:table-cell>
          <table:table-cell table:formula="of:=[.F11]/[.B11]" office:value-type="float" office:value="1.00898351129925" calcext:value-type="float">
            <text:p>1.00898351129925</text:p>
          </table:table-cell>
          <table:table-cell table:formula="of:=[.G11]/[.C11]" office:value-type="float" office:value="0.999537416296853" calcext:value-type="float">
            <text:p>0.999537416296853</text:p>
          </table:table-cell>
          <table:table-cell table:formula="of:=[.H11]/[.D11]" office:value-type="float" office:value="0.976818643683983" calcext:value-type="float">
            <text:p>0.976818643683983</text:p>
          </table:table-cell>
          <table:table-cell table:formula="of:=[.I11]/[.E11]" office:value-type="float" office:value="1.00350032247035" calcext:value-type="float">
            <text:p>1.00350032247035</text:p>
          </table:table-cell>
          <table:table-cell table:formula="of:=IF([.J11]&gt;1;[.J11]-1;1/[.J11]-1)" office:value-type="float" office:value="0.00898351129925312" calcext:value-type="float">
            <text:p>0.00898351129925312</text:p>
          </table:table-cell>
          <table:table-cell table:formula="of:=IF([.K11]&gt;1;[.K11]-1;1/[.K11]-1)" office:value-type="float" office:value="0.000462797785860225" calcext:value-type="float">
            <text:p>0.000462797785860225</text:p>
          </table:table-cell>
          <table:table-cell table:formula="of:=IF([.L11]&gt;1;[.L11]-1;1/[.L11]-1)" office:value-type="float" office:value="0.0237314843097078" calcext:value-type="float">
            <text:p>0.0237314843097078</text:p>
          </table:table-cell>
          <table:table-cell table:formula="of:=IF([.M11]&gt;1;[.M11]-1;1/[.M11]-1)" office:value-type="float" office:value="0.00350032247034759" calcext:value-type="float">
            <text:p>0.00350032247034759</text:p>
          </table:table-cell>
          <table:table-cell table:formula="of:=AVERAGE([.$N11:.$Q11])" office:value-type="float" office:value="0.00916952896629219" calcext:value-type="float">
            <text:p>0.00916952896629219</text:p>
          </table:table-cell>
          <table:table-cell table:formula="of:=MEDIAN([.N11:.Q11])" office:value-type="float" office:value="0.00624191688480036" calcext:value-type="float">
            <text:p>0.00624191688480036</text:p>
          </table:table-cell>
          <table:table-cell table:formula="of:=MAX([.N11:.Q11])" office:value-type="float" office:value="0.0237314843097078" calcext:value-type="float">
            <text:p>0.0237314843097078</text:p>
          </table:table-cell>
          <table:table-cell table:formula="of:=LARGE([.N11:.Q11];2)" office:value-type="float" office:value="0.00898351129925312" calcext:value-type="float">
            <text:p>0.00898351129925312</text:p>
          </table:table-cell>
          <table:table-cell/>
        </table:table-row>
        <table:table-row table:style-name="ro1">
          <table:table-cell office:value-type="float" office:value="35.6818808297988" calcext:value-type="float">
            <text:p>35.681880829798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8481319793334" calcext:value-type="float">
            <text:p>38.8481319793334</text:p>
          </table:table-cell>
          <table:table-cell office:value-type="float" office:value="26.6278944840343" calcext:value-type="float">
            <text:p>26.6278944840343</text:p>
          </table:table-cell>
          <table:table-cell office:value-type="float" office:value="10.0625693029894" calcext:value-type="float">
            <text:p>10.0625693029894</text:p>
          </table:table-cell>
          <table:table-cell office:value-type="float" office:value="9.18789065472989" calcext:value-type="float">
            <text:p>9.18789065472989</text:p>
          </table:table-cell>
          <table:table-cell table:formula="of:=[.F12]/[.B12]" office:value-type="float" office:value="1.0074723023686" calcext:value-type="float">
            <text:p>1.0074723023686</text:p>
          </table:table-cell>
          <table:table-cell table:formula="of:=[.G12]/[.C12]" office:value-type="float" office:value="1.00104866481332" calcext:value-type="float">
            <text:p>1.00104866481332</text:p>
          </table:table-cell>
          <table:table-cell table:formula="of:=[.H12]/[.D12]" office:value-type="float" office:value="0.983633362951066" calcext:value-type="float">
            <text:p>0.983633362951066</text:p>
          </table:table-cell>
          <table:table-cell table:formula="of:=[.I12]/[.E12]" office:value-type="float" office:value="1.00085954844552" calcext:value-type="float">
            <text:p>1.00085954844552</text:p>
          </table:table-cell>
          <table:table-cell table:formula="of:=IF([.J12]&gt;1;[.J12]-1;1/[.J12]-1)" office:value-type="float" office:value="0.00747230236860474" calcext:value-type="float">
            <text:p>0.00747230236860474</text:p>
          </table:table-cell>
          <table:table-cell table:formula="of:=IF([.K12]&gt;1;[.K12]-1;1/[.K12]-1)" office:value-type="float" office:value="0.00104866481331944" calcext:value-type="float">
            <text:p>0.00104866481331944</text:p>
          </table:table-cell>
          <table:table-cell table:formula="of:=IF([.L12]&gt;1;[.L12]-1;1/[.L12]-1)" office:value-type="float" office:value="0.016638960882571" calcext:value-type="float">
            <text:p>0.016638960882571</text:p>
          </table:table-cell>
          <table:table-cell table:formula="of:=IF([.M12]&gt;1;[.M12]-1;1/[.M12]-1)" office:value-type="float" office:value="0.000859548445521829" calcext:value-type="float">
            <text:p>0.000859548445521829</text:p>
          </table:table-cell>
          <table:table-cell table:formula="of:=AVERAGE([.$N12:.$Q12])" office:value-type="float" office:value="0.00650486912750425" calcext:value-type="float">
            <text:p>0.00650486912750425</text:p>
          </table:table-cell>
          <table:table-cell table:formula="of:=MEDIAN([.N12:.Q12])" office:value-type="float" office:value="0.00426048359096209" calcext:value-type="float">
            <text:p>0.00426048359096209</text:p>
          </table:table-cell>
          <table:table-cell table:formula="of:=MAX([.N12:.Q12])" office:value-type="float" office:value="0.016638960882571" calcext:value-type="float">
            <text:p>0.016638960882571</text:p>
          </table:table-cell>
          <table:table-cell table:formula="of:=LARGE([.N12:.Q12];2)" office:value-type="float" office:value="0.00747230236860474" calcext:value-type="float">
            <text:p>0.00747230236860474</text:p>
          </table:table-cell>
          <table:table-cell/>
        </table:table-row>
        <table:table-row table:style-name="ro1">
          <table:table-cell office:value-type="float" office:value="43.1649490341837" calcext:value-type="float">
            <text:p>43.164949034183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871259591767" calcext:value-type="float">
            <text:p>38.871259591767</text:p>
          </table:table-cell>
          <table:table-cell office:value-type="float" office:value="26.6057228123704" calcext:value-type="float">
            <text:p>26.6057228123704</text:p>
          </table:table-cell>
          <table:table-cell office:value-type="float" office:value="10.0559271322822" calcext:value-type="float">
            <text:p>10.0559271322822</text:p>
          </table:table-cell>
          <table:table-cell office:value-type="float" office:value="9.18745451872486" calcext:value-type="float">
            <text:p>9.18745451872486</text:p>
          </table:table-cell>
          <table:table-cell table:formula="of:=[.F13]/[.B13]" office:value-type="float" office:value="1.00807208484873" calcext:value-type="float">
            <text:p>1.00807208484873</text:p>
          </table:table-cell>
          <table:table-cell table:formula="of:=[.G13]/[.C13]" office:value-type="float" office:value="1.0002151433222" calcext:value-type="float">
            <text:p>1.0002151433222</text:p>
          </table:table-cell>
          <table:table-cell table:formula="of:=[.H13]/[.D13]" office:value-type="float" office:value="0.982984079401975" calcext:value-type="float">
            <text:p>0.982984079401975</text:p>
          </table:table-cell>
          <table:table-cell table:formula="of:=[.I13]/[.E13]" office:value-type="float" office:value="1.00081203907678" calcext:value-type="float">
            <text:p>1.00081203907678</text:p>
          </table:table-cell>
          <table:table-cell table:formula="of:=IF([.J13]&gt;1;[.J13]-1;1/[.J13]-1)" office:value-type="float" office:value="0.00807208484872923" calcext:value-type="float">
            <text:p>0.00807208484872923</text:p>
          </table:table-cell>
          <table:table-cell table:formula="of:=IF([.K13]&gt;1;[.K13]-1;1/[.K13]-1)" office:value-type="float" office:value="0.000215143322195299" calcext:value-type="float">
            <text:p>0.000215143322195299</text:p>
          </table:table-cell>
          <table:table-cell table:formula="of:=IF([.L13]&gt;1;[.L13]-1;1/[.L13]-1)" office:value-type="float" office:value="0.017310474253436" calcext:value-type="float">
            <text:p>0.017310474253436</text:p>
          </table:table-cell>
          <table:table-cell table:formula="of:=IF([.M13]&gt;1;[.M13]-1;1/[.M13]-1)" office:value-type="float" office:value="0.000812039076782067" calcext:value-type="float">
            <text:p>0.000812039076782067</text:p>
          </table:table-cell>
          <table:table-cell table:formula="of:=AVERAGE([.$N13:.$Q13])" office:value-type="float" office:value="0.00660243537528565" calcext:value-type="float">
            <text:p>0.00660243537528565</text:p>
          </table:table-cell>
          <table:table-cell table:formula="of:=MEDIAN([.N13:.Q13])" office:value-type="float" office:value="0.00444206196275565" calcext:value-type="float">
            <text:p>0.00444206196275565</text:p>
          </table:table-cell>
          <table:table-cell table:formula="of:=MAX([.N13:.Q13])" office:value-type="float" office:value="0.017310474253436" calcext:value-type="float">
            <text:p>0.017310474253436</text:p>
          </table:table-cell>
          <table:table-cell table:formula="of:=LARGE([.N13:.Q13];2)" office:value-type="float" office:value="0.00807208484872923" calcext:value-type="float">
            <text:p>0.00807208484872923</text:p>
          </table:table-cell>
          <table:table-cell/>
        </table:table-row>
        <table:table-row table:style-name="ro1">
          <table:table-cell office:value-type="float" office:value="50.3115450393173" calcext:value-type="float">
            <text:p>50.311545039317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8489230659887" calcext:value-type="float">
            <text:p>38.8489230659887</text:p>
          </table:table-cell>
          <table:table-cell office:value-type="float" office:value="26.5912012228095" calcext:value-type="float">
            <text:p>26.5912012228095</text:p>
          </table:table-cell>
          <table:table-cell office:value-type="float" office:value="10.1092002819465" calcext:value-type="float">
            <text:p>10.1092002819465</text:p>
          </table:table-cell>
          <table:table-cell office:value-type="float" office:value="9.14433486098274" calcext:value-type="float">
            <text:p>9.14433486098274</text:p>
          </table:table-cell>
          <table:table-cell table:formula="of:=[.F14]/[.B14]" office:value-type="float" office:value="1.00749281810137" calcext:value-type="float">
            <text:p>1.00749281810137</text:p>
          </table:table-cell>
          <table:table-cell table:formula="of:=[.G14]/[.C14]" office:value-type="float" office:value="0.999669218902613" calcext:value-type="float">
            <text:p>0.999669218902613</text:p>
          </table:table-cell>
          <table:table-cell table:formula="of:=[.H14]/[.D14]" office:value-type="float" office:value="0.988191620913636" calcext:value-type="float">
            <text:p>0.988191620913636</text:p>
          </table:table-cell>
          <table:table-cell table:formula="of:=[.I14]/[.E14]" office:value-type="float" office:value="0.996114908603784" calcext:value-type="float">
            <text:p>0.996114908603784</text:p>
          </table:table-cell>
          <table:table-cell table:formula="of:=IF([.J14]&gt;1;[.J14]-1;1/[.J14]-1)" office:value-type="float" office:value="0.00749281810136671" calcext:value-type="float">
            <text:p>0.00749281810136671</text:p>
          </table:table-cell>
          <table:table-cell table:formula="of:=IF([.K14]&gt;1;[.K14]-1;1/[.K14]-1)" office:value-type="float" office:value="0.000330890549726348" calcext:value-type="float">
            <text:p>0.000330890549726348</text:p>
          </table:table-cell>
          <table:table-cell table:formula="of:=IF([.L14]&gt;1;[.L14]-1;1/[.L14]-1)" office:value-type="float" office:value="0.0119494831128464" calcext:value-type="float">
            <text:p>0.0119494831128464</text:p>
          </table:table-cell>
          <table:table-cell table:formula="of:=IF([.M14]&gt;1;[.M14]-1;1/[.M14]-1)" office:value-type="float" office:value="0.00390024420140556" calcext:value-type="float">
            <text:p>0.00390024420140556</text:p>
          </table:table-cell>
          <table:table-cell table:formula="of:=AVERAGE([.$N14:.$Q14])" office:value-type="float" office:value="0.00591835899133625" calcext:value-type="float">
            <text:p>0.00591835899133625</text:p>
          </table:table-cell>
          <table:table-cell table:formula="of:=MEDIAN([.N14:.Q14])" office:value-type="float" office:value="0.00569653115138613" calcext:value-type="float">
            <text:p>0.00569653115138613</text:p>
          </table:table-cell>
          <table:table-cell table:formula="of:=MAX([.N14:.Q14])" office:value-type="float" office:value="0.0119494831128464" calcext:value-type="float">
            <text:p>0.0119494831128464</text:p>
          </table:table-cell>
          <table:table-cell table:formula="of:=LARGE([.N14:.Q14];2)" office:value-type="float" office:value="0.00749281810136671" calcext:value-type="float">
            <text:p>0.00749281810136671</text:p>
          </table:table-cell>
          <table:table-cell/>
        </table:table-row>
        <table:table-row table:style-name="ro1">
          <table:table-cell office:value-type="float" office:value="57.2046803385667" calcext:value-type="float">
            <text:p>57.204680338566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8313964755576" calcext:value-type="float">
            <text:p>38.8313964755576</text:p>
          </table:table-cell>
          <table:table-cell office:value-type="float" office:value="26.5979758993214" calcext:value-type="float">
            <text:p>26.5979758993214</text:p>
          </table:table-cell>
          <table:table-cell office:value-type="float" office:value="10.1308900589081" calcext:value-type="float">
            <text:p>10.1308900589081</text:p>
          </table:table-cell>
          <table:table-cell office:value-type="float" office:value="9.13546176983026" calcext:value-type="float">
            <text:p>9.13546176983026</text:p>
          </table:table-cell>
          <table:table-cell table:formula="of:=[.F15]/[.B15]" office:value-type="float" office:value="1.00703829034122" calcext:value-type="float">
            <text:p>1.00703829034122</text:p>
          </table:table-cell>
          <table:table-cell table:formula="of:=[.G15]/[.C15]" office:value-type="float" office:value="0.999923905989526" calcext:value-type="float">
            <text:p>0.999923905989526</text:p>
          </table:table-cell>
          <table:table-cell table:formula="of:=[.H15]/[.D15]" office:value-type="float" office:value="0.990311833715357" calcext:value-type="float">
            <text:p>0.990311833715357</text:p>
          </table:table-cell>
          <table:table-cell table:formula="of:=[.I15]/[.E15]" office:value-type="float" office:value="0.995148340940115" calcext:value-type="float">
            <text:p>0.995148340940115</text:p>
          </table:table-cell>
          <table:table-cell table:formula="of:=IF([.J15]&gt;1;[.J15]-1;1/[.J15]-1)" office:value-type="float" office:value="0.00703829034122383" calcext:value-type="float">
            <text:p>0.00703829034122383</text:p>
          </table:table-cell>
          <table:table-cell table:formula="of:=IF([.K15]&gt;1;[.K15]-1;1/[.K15]-1)" office:value-type="float" office:value="0.0000760998012128144" calcext:value-type="float">
            <text:p>7.60998012128144E-05</text:p>
          </table:table-cell>
          <table:table-cell table:formula="of:=IF([.L15]&gt;1;[.L15]-1;1/[.L15]-1)" office:value-type="float" office:value="0.00978294508336441" calcext:value-type="float">
            <text:p>0.00978294508336441</text:p>
          </table:table-cell>
          <table:table-cell table:formula="of:=IF([.M15]&gt;1;[.M15]-1;1/[.M15]-1)" office:value-type="float" office:value="0.00487531241352546" calcext:value-type="float">
            <text:p>0.00487531241352546</text:p>
          </table:table-cell>
          <table:table-cell table:formula="of:=AVERAGE([.$N15:.$Q15])" office:value-type="float" office:value="0.00544316190983163" calcext:value-type="float">
            <text:p>0.00544316190983163</text:p>
          </table:table-cell>
          <table:table-cell table:formula="of:=MEDIAN([.N15:.Q15])" office:value-type="float" office:value="0.00595680137737464" calcext:value-type="float">
            <text:p>0.00595680137737464</text:p>
          </table:table-cell>
          <table:table-cell table:formula="of:=MAX([.N15:.Q15])" office:value-type="float" office:value="0.00978294508336441" calcext:value-type="float">
            <text:p>0.00978294508336441</text:p>
          </table:table-cell>
          <table:table-cell table:formula="of:=LARGE([.N15:.Q15];2)" office:value-type="float" office:value="0.00703829034122383" calcext:value-type="float">
            <text:p>0.00703829034122383</text:p>
          </table:table-cell>
          <table:table-cell/>
        </table:table-row>
        <table:table-row table:style-name="ro1">
          <table:table-cell office:value-type="float" office:value="63.9134751899177" calcext:value-type="float">
            <text:p>63.913475189917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7866818611322" calcext:value-type="float">
            <text:p>38.7866818611322</text:p>
          </table:table-cell>
          <table:table-cell office:value-type="float" office:value="26.5890576927198" calcext:value-type="float">
            <text:p>26.5890576927198</text:p>
          </table:table-cell>
          <table:table-cell office:value-type="float" office:value="10.1738552453056" calcext:value-type="float">
            <text:p>10.1738552453056</text:p>
          </table:table-cell>
          <table:table-cell office:value-type="float" office:value="9.13781589061109" calcext:value-type="float">
            <text:p>9.13781589061109</text:p>
          </table:table-cell>
          <table:table-cell table:formula="of:=[.F16]/[.B16]" office:value-type="float" office:value="1.00587867897127" calcext:value-type="float">
            <text:p>1.00587867897127</text:p>
          </table:table-cell>
          <table:table-cell table:formula="of:=[.G16]/[.C16]" office:value-type="float" office:value="0.999588635064654" calcext:value-type="float">
            <text:p>0.999588635064654</text:p>
          </table:table-cell>
          <table:table-cell table:formula="of:=[.H16]/[.D16]" office:value-type="float" office:value="0.994511754184321" calcext:value-type="float">
            <text:p>0.994511754184321</text:p>
          </table:table-cell>
          <table:table-cell table:formula="of:=[.I16]/[.E16]" office:value-type="float" office:value="0.995404781112319" calcext:value-type="float">
            <text:p>0.995404781112319</text:p>
          </table:table-cell>
          <table:table-cell table:formula="of:=IF([.J16]&gt;1;[.J16]-1;1/[.J16]-1)" office:value-type="float" office:value="0.00587867897127081" calcext:value-type="float">
            <text:p>0.00587867897127081</text:p>
          </table:table-cell>
          <table:table-cell table:formula="of:=IF([.K16]&gt;1;[.K16]-1;1/[.K16]-1)" office:value-type="float" office:value="0.000411534226096411" calcext:value-type="float">
            <text:p>0.000411534226096411</text:p>
          </table:table-cell>
          <table:table-cell table:formula="of:=IF([.L16]&gt;1;[.L16]-1;1/[.L16]-1)" office:value-type="float" office:value="0.00551853288067039" calcext:value-type="float">
            <text:p>0.00551853288067039</text:p>
          </table:table-cell>
          <table:table-cell table:formula="of:=IF([.M16]&gt;1;[.M16]-1;1/[.M16]-1)" office:value-type="float" office:value="0.00461643240506215" calcext:value-type="float">
            <text:p>0.00461643240506215</text:p>
          </table:table-cell>
          <table:table-cell table:formula="of:=AVERAGE([.$N16:.$Q16])" office:value-type="float" office:value="0.00410629462077494" calcext:value-type="float">
            <text:p>0.00410629462077494</text:p>
          </table:table-cell>
          <table:table-cell table:formula="of:=MEDIAN([.N16:.Q16])" office:value-type="float" office:value="0.00506748264286627" calcext:value-type="float">
            <text:p>0.00506748264286627</text:p>
          </table:table-cell>
          <table:table-cell table:formula="of:=MAX([.N16:.Q16])" office:value-type="float" office:value="0.00587867897127081" calcext:value-type="float">
            <text:p>0.00587867897127081</text:p>
          </table:table-cell>
          <table:table-cell table:formula="of:=LARGE([.N16:.Q16];2)" office:value-type="float" office:value="0.00551853288067039" calcext:value-type="float">
            <text:p>0.00551853288067039</text:p>
          </table:table-cell>
          <table:table-cell/>
        </table:table-row>
        <table:table-row table:style-name="ro1">
          <table:table-cell office:value-type="float" office:value="70.0189991789746" calcext:value-type="float">
            <text:p>70.018999178974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7230692299567" calcext:value-type="float">
            <text:p>38.7230692299567</text:p>
          </table:table-cell>
          <table:table-cell office:value-type="float" office:value="26.5745302317185" calcext:value-type="float">
            <text:p>26.5745302317185</text:p>
          </table:table-cell>
          <table:table-cell office:value-type="float" office:value="10.1765207507245" calcext:value-type="float">
            <text:p>10.1765207507245</text:p>
          </table:table-cell>
          <table:table-cell office:value-type="float" office:value="9.16839448068844" calcext:value-type="float">
            <text:p>9.16839448068844</text:p>
          </table:table-cell>
          <table:table-cell table:formula="of:=[.F17]/[.B17]" office:value-type="float" office:value="1.00422897380593" calcext:value-type="float">
            <text:p>1.00422897380593</text:p>
          </table:table-cell>
          <table:table-cell table:formula="of:=[.G17]/[.C17]" office:value-type="float" office:value="0.999042489914229" calcext:value-type="float">
            <text:p>0.999042489914229</text:p>
          </table:table-cell>
          <table:table-cell table:formula="of:=[.H17]/[.D17]" office:value-type="float" office:value="0.994772311898778" calcext:value-type="float">
            <text:p>0.994772311898778</text:p>
          </table:table-cell>
          <table:table-cell table:formula="of:=[.I17]/[.E17]" office:value-type="float" office:value="0.99873578221007" calcext:value-type="float">
            <text:p>0.99873578221007</text:p>
          </table:table-cell>
          <table:table-cell table:formula="of:=IF([.J17]&gt;1;[.J17]-1;1/[.J17]-1)" office:value-type="float" office:value="0.0042289738059309" calcext:value-type="float">
            <text:p>0.0042289738059309</text:p>
          </table:table-cell>
          <table:table-cell table:formula="of:=IF([.K17]&gt;1;[.K17]-1;1/[.K17]-1)" office:value-type="float" office:value="0.000958427790046068" calcext:value-type="float">
            <text:p>0.000958427790046068</text:p>
          </table:table-cell>
          <table:table-cell table:formula="of:=IF([.L17]&gt;1;[.L17]-1;1/[.L17]-1)" office:value-type="float" office:value="0.005255160440929" calcext:value-type="float">
            <text:p>0.005255160440929</text:p>
          </table:table-cell>
          <table:table-cell table:formula="of:=IF([.M17]&gt;1;[.M17]-1;1/[.M17]-1)" office:value-type="float" office:value="0.0012658180596401" calcext:value-type="float">
            <text:p>0.0012658180596401</text:p>
          </table:table-cell>
          <table:table-cell table:formula="of:=AVERAGE([.$N17:.$Q17])" office:value-type="float" office:value="0.00292709502413652" calcext:value-type="float">
            <text:p>0.00292709502413652</text:p>
          </table:table-cell>
          <table:table-cell table:formula="of:=MEDIAN([.N17:.Q17])" office:value-type="float" office:value="0.0027473959327855" calcext:value-type="float">
            <text:p>0.0027473959327855</text:p>
          </table:table-cell>
          <table:table-cell table:formula="of:=MAX([.N17:.Q17])" office:value-type="float" office:value="0.005255160440929" calcext:value-type="float">
            <text:p>0.005255160440929</text:p>
          </table:table-cell>
          <table:table-cell table:formula="of:=LARGE([.N17:.Q17];2)" office:value-type="float" office:value="0.0042289738059309" calcext:value-type="float">
            <text:p>0.0042289738059309</text:p>
          </table:table-cell>
          <table:table-cell/>
        </table:table-row>
        <table:table-row table:style-name="ro1">
          <table:table-cell office:value-type="float" office:value="74.7226347108973" calcext:value-type="float">
            <text:p>74.722634710897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910993823521" calcext:value-type="float">
            <text:p>38.6910993823521</text:p>
          </table:table-cell>
          <table:table-cell office:value-type="float" office:value="26.5740744344288" calcext:value-type="float">
            <text:p>26.5740744344288</text:p>
          </table:table-cell>
          <table:table-cell office:value-type="float" office:value="10.1847517145167" calcext:value-type="float">
            <text:p>10.1847517145167</text:p>
          </table:table-cell>
          <table:table-cell office:value-type="float" office:value="9.18049846000243" calcext:value-type="float">
            <text:p>9.18049846000243</text:p>
          </table:table-cell>
          <table:table-cell table:formula="of:=[.F18]/[.B18]" office:value-type="float" office:value="1.00339988024772" calcext:value-type="float">
            <text:p>1.00339988024772</text:p>
          </table:table-cell>
          <table:table-cell table:formula="of:=[.G18]/[.C18]" office:value-type="float" office:value="0.999025354677774" calcext:value-type="float">
            <text:p>0.999025354677774</text:p>
          </table:table-cell>
          <table:table-cell table:formula="of:=[.H18]/[.D18]" office:value-type="float" office:value="0.995576902689805" calcext:value-type="float">
            <text:p>0.995576902689805</text:p>
          </table:table-cell>
          <table:table-cell table:formula="of:=[.I18]/[.E18]" office:value-type="float" office:value="1.00005429847521" calcext:value-type="float">
            <text:p>1.00005429847521</text:p>
          </table:table-cell>
          <table:table-cell table:formula="of:=IF([.J18]&gt;1;[.J18]-1;1/[.J18]-1)" office:value-type="float" office:value="0.00339988024772042" calcext:value-type="float">
            <text:p>0.00339988024772042</text:p>
          </table:table-cell>
          <table:table-cell table:formula="of:=IF([.K18]&gt;1;[.K18]-1;1/[.K18]-1)" office:value-type="float" office:value="0.000975596182481331" calcext:value-type="float">
            <text:p>0.000975596182481331</text:p>
          </table:table-cell>
          <table:table-cell table:formula="of:=IF([.L18]&gt;1;[.L18]-1;1/[.L18]-1)" office:value-type="float" office:value="0.00444274801699929" calcext:value-type="float">
            <text:p>0.00444274801699929</text:p>
          </table:table-cell>
          <table:table-cell table:formula="of:=IF([.M18]&gt;1;[.M18]-1;1/[.M18]-1)" office:value-type="float" office:value="0.0000542984752103237" calcext:value-type="float">
            <text:p>5.42984752103237E-05</text:p>
          </table:table-cell>
          <table:table-cell table:formula="of:=AVERAGE([.$N18:.$Q18])" office:value-type="float" office:value="0.00221813073060284" calcext:value-type="float">
            <text:p>0.00221813073060284</text:p>
          </table:table-cell>
          <table:table-cell table:formula="of:=MEDIAN([.N18:.Q18])" office:value-type="float" office:value="0.00218773821510088" calcext:value-type="float">
            <text:p>0.00218773821510088</text:p>
          </table:table-cell>
          <table:table-cell table:formula="of:=MAX([.N18:.Q18])" office:value-type="float" office:value="0.00444274801699929" calcext:value-type="float">
            <text:p>0.00444274801699929</text:p>
          </table:table-cell>
          <table:table-cell table:formula="of:=LARGE([.N18:.Q18];2)" office:value-type="float" office:value="0.00339988024772042" calcext:value-type="float">
            <text:p>0.00339988024772042</text:p>
          </table:table-cell>
          <table:table-cell/>
        </table:table-row>
        <table:table-row table:style-name="ro1">
          <table:table-cell office:value-type="float" office:value="78.6880785338917" calcext:value-type="float">
            <text:p>78.688078533891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584521710299" calcext:value-type="float">
            <text:p>38.6584521710299</text:p>
          </table:table-cell>
          <table:table-cell office:value-type="float" office:value="26.5793406441319" calcext:value-type="float">
            <text:p>26.5793406441319</text:p>
          </table:table-cell>
          <table:table-cell office:value-type="float" office:value="10.1846675199618" calcext:value-type="float">
            <text:p>10.1846675199618</text:p>
          </table:table-cell>
          <table:table-cell office:value-type="float" office:value="9.19077515190322" calcext:value-type="float">
            <text:p>9.19077515190322</text:p>
          </table:table-cell>
          <table:table-cell table:formula="of:=[.F19]/[.B19]" office:value-type="float" office:value="1.00255322020306" calcext:value-type="float">
            <text:p>1.00255322020306</text:p>
          </table:table-cell>
          <table:table-cell table:formula="of:=[.G19]/[.C19]" office:value-type="float" office:value="0.999223332486162" calcext:value-type="float">
            <text:p>0.999223332486162</text:p>
          </table:table-cell>
          <table:table-cell table:formula="of:=[.H19]/[.D19]" office:value-type="float" office:value="0.995568672528035" calcext:value-type="float">
            <text:p>0.995568672528035</text:p>
          </table:table-cell>
          <table:table-cell table:formula="of:=[.I19]/[.E19]" office:value-type="float" office:value="1.00117376382388" calcext:value-type="float">
            <text:p>1.00117376382388</text:p>
          </table:table-cell>
          <table:table-cell table:formula="of:=IF([.J19]&gt;1;[.J19]-1;1/[.J19]-1)" office:value-type="float" office:value="0.00255322020305759" calcext:value-type="float">
            <text:p>0.00255322020305759</text:p>
          </table:table-cell>
          <table:table-cell table:formula="of:=IF([.K19]&gt;1;[.K19]-1;1/[.K19]-1)" office:value-type="float" office:value="0.000777271195125051" calcext:value-type="float">
            <text:p>0.000777271195125051</text:p>
          </table:table-cell>
          <table:table-cell table:formula="of:=IF([.L19]&gt;1;[.L19]-1;1/[.L19]-1)" office:value-type="float" office:value="0.00445105153892822" calcext:value-type="float">
            <text:p>0.00445105153892822</text:p>
          </table:table-cell>
          <table:table-cell table:formula="of:=IF([.M19]&gt;1;[.M19]-1;1/[.M19]-1)" office:value-type="float" office:value="0.00117376382388001" calcext:value-type="float">
            <text:p>0.00117376382388001</text:p>
          </table:table-cell>
          <table:table-cell table:formula="of:=AVERAGE([.$N19:.$Q19])" office:value-type="float" office:value="0.00223882669024772" calcext:value-type="float">
            <text:p>0.00223882669024772</text:p>
          </table:table-cell>
          <table:table-cell table:formula="of:=MEDIAN([.N19:.Q19])" office:value-type="float" office:value="0.0018634920134688" calcext:value-type="float">
            <text:p>0.0018634920134688</text:p>
          </table:table-cell>
          <table:table-cell table:formula="of:=MAX([.N19:.Q19])" office:value-type="float" office:value="0.00445105153892822" calcext:value-type="float">
            <text:p>0.00445105153892822</text:p>
          </table:table-cell>
          <table:table-cell table:formula="of:=LARGE([.N19:.Q19];2)" office:value-type="float" office:value="0.00255322020305759" calcext:value-type="float">
            <text:p>0.00255322020305759</text:p>
          </table:table-cell>
          <table:table-cell/>
        </table:table-row>
        <table:table-row table:style-name="ro1">
          <table:table-cell office:value-type="float" office:value="82.3288073198709" calcext:value-type="float">
            <text:p>82.328807319870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435726461001" calcext:value-type="float">
            <text:p>38.6435726461001</text:p>
          </table:table-cell>
          <table:table-cell office:value-type="float" office:value="26.5675491661608" calcext:value-type="float">
            <text:p>26.5675491661608</text:p>
          </table:table-cell>
          <table:table-cell office:value-type="float" office:value="10.1961984738819" calcext:value-type="float">
            <text:p>10.1961984738819</text:p>
          </table:table-cell>
          <table:table-cell office:value-type="float" office:value="9.18937671984528" calcext:value-type="float">
            <text:p>9.18937671984528</text:p>
          </table:table-cell>
          <table:table-cell table:formula="of:=[.F20]/[.B20]" office:value-type="float" office:value="1.00216734040716" calcext:value-type="float">
            <text:p>1.00216734040716</text:p>
          </table:table-cell>
          <table:table-cell table:formula="of:=[.G20]/[.C20]" office:value-type="float" office:value="0.998780043840631" calcext:value-type="float">
            <text:p>0.998780043840631</text:p>
          </table:table-cell>
          <table:table-cell table:formula="of:=[.H20]/[.D20]" office:value-type="float" office:value="0.996695842999208" calcext:value-type="float">
            <text:p>0.996695842999208</text:p>
          </table:table-cell>
          <table:table-cell table:formula="of:=[.I20]/[.E20]" office:value-type="float" office:value="1.00102142917705" calcext:value-type="float">
            <text:p>1.00102142917705</text:p>
          </table:table-cell>
          <table:table-cell table:formula="of:=IF([.J20]&gt;1;[.J20]-1;1/[.J20]-1)" office:value-type="float" office:value="0.00216734040716005" calcext:value-type="float">
            <text:p>0.00216734040716005</text:p>
          </table:table-cell>
          <table:table-cell table:formula="of:=IF([.K20]&gt;1;[.K20]-1;1/[.K20]-1)" office:value-type="float" office:value="0.00122144627026932" calcext:value-type="float">
            <text:p>0.00122144627026932</text:p>
          </table:table-cell>
          <table:table-cell table:formula="of:=IF([.L20]&gt;1;[.L20]-1;1/[.L20]-1)" office:value-type="float" office:value="0.00331511064684409" calcext:value-type="float">
            <text:p>0.00331511064684409</text:p>
          </table:table-cell>
          <table:table-cell table:formula="of:=IF([.M20]&gt;1;[.M20]-1;1/[.M20]-1)" office:value-type="float" office:value="0.00102142917704584" calcext:value-type="float">
            <text:p>0.00102142917704584</text:p>
          </table:table-cell>
          <table:table-cell table:formula="of:=AVERAGE([.$N20:.$Q20])" office:value-type="float" office:value="0.00193133162532982" calcext:value-type="float">
            <text:p>0.00193133162532982</text:p>
          </table:table-cell>
          <table:table-cell table:formula="of:=MEDIAN([.N20:.Q20])" office:value-type="float" office:value="0.00169439333871468" calcext:value-type="float">
            <text:p>0.00169439333871468</text:p>
          </table:table-cell>
          <table:table-cell table:formula="of:=MAX([.N20:.Q20])" office:value-type="float" office:value="0.00331511064684409" calcext:value-type="float">
            <text:p>0.00331511064684409</text:p>
          </table:table-cell>
          <table:table-cell table:formula="of:=LARGE([.N20:.Q20];2)" office:value-type="float" office:value="0.00216734040716005" calcext:value-type="float">
            <text:p>0.00216734040716005</text:p>
          </table:table-cell>
          <table:table-cell/>
        </table:table-row>
        <table:table-row table:style-name="ro1">
          <table:table-cell office:value-type="float" office:value="85.5192466721797" calcext:value-type="float">
            <text:p>85.519246672179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345048189884" calcext:value-type="float">
            <text:p>38.6345048189884</text:p>
          </table:table-cell>
          <table:table-cell office:value-type="float" office:value="26.5659486511642" calcext:value-type="float">
            <text:p>26.5659486511642</text:p>
          </table:table-cell>
          <table:table-cell office:value-type="float" office:value="10.1966244216733" calcext:value-type="float">
            <text:p>10.1966244216733</text:p>
          </table:table-cell>
          <table:table-cell office:value-type="float" office:value="9.19726600843623" calcext:value-type="float">
            <text:p>9.19726600843623</text:p>
          </table:table-cell>
          <table:table-cell table:formula="of:=[.F21]/[.B21]" office:value-type="float" office:value="1.00193217891567" calcext:value-type="float">
            <text:p>1.00193217891567</text:p>
          </table:table-cell>
          <table:table-cell table:formula="of:=[.G21]/[.C21]" office:value-type="float" office:value="0.998719874103917" calcext:value-type="float">
            <text:p>0.998719874103917</text:p>
          </table:table-cell>
          <table:table-cell table:formula="of:=[.H21]/[.D21]" office:value-type="float" office:value="0.996737480124467" calcext:value-type="float">
            <text:p>0.996737480124467</text:p>
          </table:table-cell>
          <table:table-cell table:formula="of:=[.I21]/[.E21]" office:value-type="float" office:value="1.00188082880569" calcext:value-type="float">
            <text:p>1.00188082880569</text:p>
          </table:table-cell>
          <table:table-cell table:formula="of:=IF([.J21]&gt;1;[.J21]-1;1/[.J21]-1)" office:value-type="float" office:value="0.0019321789156741" calcext:value-type="float">
            <text:p>0.0019321789156741</text:p>
          </table:table-cell>
          <table:table-cell table:formula="of:=IF([.K21]&gt;1;[.K21]-1;1/[.K21]-1)" office:value-type="float" office:value="0.00128176671885227" calcext:value-type="float">
            <text:p>0.00128176671885227</text:p>
          </table:table-cell>
          <table:table-cell table:formula="of:=IF([.L21]&gt;1;[.L21]-1;1/[.L21]-1)" office:value-type="float" office:value="0.00327319875151622" calcext:value-type="float">
            <text:p>0.00327319875151622</text:p>
          </table:table-cell>
          <table:table-cell table:formula="of:=IF([.M21]&gt;1;[.M21]-1;1/[.M21]-1)" office:value-type="float" office:value="0.00188082880568952" calcext:value-type="float">
            <text:p>0.00188082880568952</text:p>
          </table:table-cell>
          <table:table-cell table:formula="of:=AVERAGE([.$N21:.$Q21])" office:value-type="float" office:value="0.00209199329793303" calcext:value-type="float">
            <text:p>0.00209199329793303</text:p>
          </table:table-cell>
          <table:table-cell table:formula="of:=MEDIAN([.N21:.Q21])" office:value-type="float" office:value="0.00190650386068181" calcext:value-type="float">
            <text:p>0.00190650386068181</text:p>
          </table:table-cell>
          <table:table-cell table:formula="of:=MAX([.N21:.Q21])" office:value-type="float" office:value="0.00327319875151622" calcext:value-type="float">
            <text:p>0.00327319875151622</text:p>
          </table:table-cell>
          <table:table-cell table:formula="of:=LARGE([.N21:.Q21];2)" office:value-type="float" office:value="0.0019321789156741" calcext:value-type="float">
            <text:p>0.0019321789156741</text:p>
          </table:table-cell>
          <table:table-cell/>
        </table:table-row>
        <table:table-row table:style-name="ro1">
          <table:table-cell office:value-type="float" office:value="88.0799368472428" calcext:value-type="float">
            <text:p>88.079936847242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36133227603" calcext:value-type="float">
            <text:p>38.636133227603</text:p>
          </table:table-cell>
          <table:table-cell office:value-type="float" office:value="26.5671429168741" calcext:value-type="float">
            <text:p>26.5671429168741</text:p>
          </table:table-cell>
          <table:table-cell office:value-type="float" office:value="10.1987125235435" calcext:value-type="float">
            <text:p>10.1987125235435</text:p>
          </table:table-cell>
          <table:table-cell office:value-type="float" office:value="9.19470714660079" calcext:value-type="float">
            <text:p>9.19470714660079</text:p>
          </table:table-cell>
          <table:table-cell table:formula="of:=[.F22]/[.B22]" office:value-type="float" office:value="1.00197440942954" calcext:value-type="float">
            <text:p>1.00197440942954</text:p>
          </table:table-cell>
          <table:table-cell table:formula="of:=[.G22]/[.C22]" office:value-type="float" office:value="0.998764771311056" calcext:value-type="float">
            <text:p>0.998764771311056</text:p>
          </table:table-cell>
          <table:table-cell table:formula="of:=[.H22]/[.D22]" office:value-type="float" office:value="0.996941595654301" calcext:value-type="float">
            <text:p>0.996941595654301</text:p>
          </table:table-cell>
          <table:table-cell table:formula="of:=[.I22]/[.E22]" office:value-type="float" office:value="1.00160208568636" calcext:value-type="float">
            <text:p>1.00160208568636</text:p>
          </table:table-cell>
          <table:table-cell table:formula="of:=IF([.J22]&gt;1;[.J22]-1;1/[.J22]-1)" office:value-type="float" office:value="0.00197440942953819" calcext:value-type="float">
            <text:p>0.00197440942953819</text:p>
          </table:table-cell>
          <table:table-cell table:formula="of:=IF([.K22]&gt;1;[.K22]-1;1/[.K22]-1)" office:value-type="float" office:value="0.00123675636588794" calcext:value-type="float">
            <text:p>0.00123675636588794</text:p>
          </table:table-cell>
          <table:table-cell table:formula="of:=IF([.L22]&gt;1;[.L22]-1;1/[.L22]-1)" office:value-type="float" office:value="0.00306778687841946" calcext:value-type="float">
            <text:p>0.00306778687841946</text:p>
          </table:table-cell>
          <table:table-cell table:formula="of:=IF([.M22]&gt;1;[.M22]-1;1/[.M22]-1)" office:value-type="float" office:value="0.00160208568636055" calcext:value-type="float">
            <text:p>0.00160208568636055</text:p>
          </table:table-cell>
          <table:table-cell table:formula="of:=AVERAGE([.$N22:.$Q22])" office:value-type="float" office:value="0.00197025959005154" calcext:value-type="float">
            <text:p>0.00197025959005154</text:p>
          </table:table-cell>
          <table:table-cell table:formula="of:=MEDIAN([.N22:.Q22])" office:value-type="float" office:value="0.00178824755794937" calcext:value-type="float">
            <text:p>0.00178824755794937</text:p>
          </table:table-cell>
          <table:table-cell table:formula="of:=MAX([.N22:.Q22])" office:value-type="float" office:value="0.00306778687841946" calcext:value-type="float">
            <text:p>0.00306778687841946</text:p>
          </table:table-cell>
          <table:table-cell table:formula="of:=LARGE([.N22:.Q22];2)" office:value-type="float" office:value="0.00197440942953819" calcext:value-type="float">
            <text:p>0.00197440942953819</text:p>
          </table:table-cell>
          <table:table-cell/>
        </table:table-row>
        <table:table-row table:style-name="ro1">
          <table:table-cell office:value-type="float" office:value="90.2487084411485" calcext:value-type="float">
            <text:p>90.2487084411485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10114057435" calcext:value-type="float">
            <text:p>38.610114057435</text:p>
          </table:table-cell>
          <table:table-cell office:value-type="float" office:value="26.5595581714609" calcext:value-type="float">
            <text:p>26.5595581714609</text:p>
          </table:table-cell>
          <table:table-cell office:value-type="float" office:value="10.2074209432295" calcext:value-type="float">
            <text:p>10.2074209432295</text:p>
          </table:table-cell>
          <table:table-cell office:value-type="float" office:value="9.199191482509" calcext:value-type="float">
            <text:p>9.199191482509</text:p>
          </table:table-cell>
          <table:table-cell table:formula="of:=[.F23]/[.B23]" office:value-type="float" office:value="1.00129963841896" calcext:value-type="float">
            <text:p>1.00129963841896</text:p>
          </table:table-cell>
          <table:table-cell table:formula="of:=[.G23]/[.C23]" office:value-type="float" office:value="0.998479630506049" calcext:value-type="float">
            <text:p>0.998479630506049</text:p>
          </table:table-cell>
          <table:table-cell table:formula="of:=[.H23]/[.D23]" office:value-type="float" office:value="0.997792858575709" calcext:value-type="float">
            <text:p>0.997792858575709</text:p>
          </table:table-cell>
          <table:table-cell table:formula="of:=[.I23]/[.E23]" office:value-type="float" office:value="1.00209057543671" calcext:value-type="float">
            <text:p>1.00209057543671</text:p>
          </table:table-cell>
          <table:table-cell table:formula="of:=IF([.J23]&gt;1;[.J23]-1;1/[.J23]-1)" office:value-type="float" office:value="0.00129963841895742" calcext:value-type="float">
            <text:p>0.00129963841895742</text:p>
          </table:table-cell>
          <table:table-cell table:formula="of:=IF([.K23]&gt;1;[.K23]-1;1/[.K23]-1)" office:value-type="float" office:value="0.00152268453707016" calcext:value-type="float">
            <text:p>0.00152268453707016</text:p>
          </table:table-cell>
          <table:table-cell table:formula="of:=IF([.L23]&gt;1;[.L23]-1;1/[.L23]-1)" office:value-type="float" office:value="0.00221202367337225" calcext:value-type="float">
            <text:p>0.00221202367337225</text:p>
          </table:table-cell>
          <table:table-cell table:formula="of:=IF([.M23]&gt;1;[.M23]-1;1/[.M23]-1)" office:value-type="float" office:value="0.00209057543671043" calcext:value-type="float">
            <text:p>0.00209057543671043</text:p>
          </table:table-cell>
          <table:table-cell table:formula="of:=AVERAGE([.$N23:.$Q23])" office:value-type="float" office:value="0.00178123051652757" calcext:value-type="float">
            <text:p>0.00178123051652757</text:p>
          </table:table-cell>
          <table:table-cell table:formula="of:=MEDIAN([.N23:.Q23])" office:value-type="float" office:value="0.0018066299868903" calcext:value-type="float">
            <text:p>0.0018066299868903</text:p>
          </table:table-cell>
          <table:table-cell table:formula="of:=MAX([.N23:.Q23])" office:value-type="float" office:value="0.00221202367337225" calcext:value-type="float">
            <text:p>0.00221202367337225</text:p>
          </table:table-cell>
          <table:table-cell table:formula="of:=LARGE([.N23:.Q23];2)" office:value-type="float" office:value="0.00209057543671043" calcext:value-type="float">
            <text:p>0.00209057543671043</text:p>
          </table:table-cell>
          <table:table-cell/>
        </table:table-row>
        <table:table-row table:style-name="ro1">
          <table:table-cell office:value-type="float" office:value="92.140840923619" calcext:value-type="float">
            <text:p>92.14084092361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148172951747" calcext:value-type="float">
            <text:p>38.6148172951747</text:p>
          </table:table-cell>
          <table:table-cell office:value-type="float" office:value="26.5697143010441" calcext:value-type="float">
            <text:p>26.5697143010441</text:p>
          </table:table-cell>
          <table:table-cell office:value-type="float" office:value="10.2170954539385" calcext:value-type="float">
            <text:p>10.2170954539385</text:p>
          </table:table-cell>
          <table:table-cell office:value-type="float" office:value="9.18949901395273" calcext:value-type="float">
            <text:p>9.18949901395273</text:p>
          </table:table-cell>
          <table:table-cell table:formula="of:=[.F24]/[.B24]" office:value-type="float" office:value="1.00142161035204" calcext:value-type="float">
            <text:p>1.00142161035204</text:p>
          </table:table-cell>
          <table:table-cell table:formula="of:=[.G24]/[.C24]" office:value-type="float" office:value="0.998861439888876" calcext:value-type="float">
            <text:p>0.998861439888876</text:p>
          </table:table-cell>
          <table:table-cell table:formula="of:=[.H24]/[.D24]" office:value-type="float" office:value="0.998738558547263" calcext:value-type="float">
            <text:p>0.998738558547263</text:p>
          </table:table-cell>
          <table:table-cell table:formula="of:=[.I24]/[.E24]" office:value-type="float" office:value="1.00103475097524" calcext:value-type="float">
            <text:p>1.00103475097524</text:p>
          </table:table-cell>
          <table:table-cell table:formula="of:=IF([.J24]&gt;1;[.J24]-1;1/[.J24]-1)" office:value-type="float" office:value="0.00142161035204103" calcext:value-type="float">
            <text:p>0.00142161035204103</text:p>
          </table:table-cell>
          <table:table-cell table:formula="of:=IF([.K24]&gt;1;[.K24]-1;1/[.K24]-1)" office:value-type="float" office:value="0.0011398579078703" calcext:value-type="float">
            <text:p>0.0011398579078703</text:p>
          </table:table-cell>
          <table:table-cell table:formula="of:=IF([.L24]&gt;1;[.L24]-1;1/[.L24]-1)" office:value-type="float" office:value="0.00126303469706013" calcext:value-type="float">
            <text:p>0.00126303469706013</text:p>
          </table:table-cell>
          <table:table-cell table:formula="of:=IF([.M24]&gt;1;[.M24]-1;1/[.M24]-1)" office:value-type="float" office:value="0.00103475097524286" calcext:value-type="float">
            <text:p>0.00103475097524286</text:p>
          </table:table-cell>
          <table:table-cell table:formula="of:=AVERAGE([.$N24:.$Q24])" office:value-type="float" office:value="0.00121481348305358" calcext:value-type="float">
            <text:p>0.00121481348305358</text:p>
          </table:table-cell>
          <table:table-cell table:formula="of:=MEDIAN([.N24:.Q24])" office:value-type="float" office:value="0.00120144630246521" calcext:value-type="float">
            <text:p>0.00120144630246521</text:p>
          </table:table-cell>
          <table:table-cell table:formula="of:=MAX([.N24:.Q24])" office:value-type="float" office:value="0.00142161035204103" calcext:value-type="float">
            <text:p>0.00142161035204103</text:p>
          </table:table-cell>
          <table:table-cell table:formula="of:=LARGE([.N24:.Q24];2)" office:value-type="float" office:value="0.00126303469706013" calcext:value-type="float">
            <text:p>0.00126303469706013</text:p>
          </table:table-cell>
          <table:table-cell/>
        </table:table-row>
        <table:table-row table:style-name="ro1">
          <table:table-cell office:value-type="float" office:value="93.7552870180181" calcext:value-type="float">
            <text:p>93.755287018018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170384247473" calcext:value-type="float">
            <text:p>38.6170384247473</text:p>
          </table:table-cell>
          <table:table-cell office:value-type="float" office:value="26.5733944167597" calcext:value-type="float">
            <text:p>26.5733944167597</text:p>
          </table:table-cell>
          <table:table-cell office:value-type="float" office:value="10.2186707505413" calcext:value-type="float">
            <text:p>10.2186707505413</text:p>
          </table:table-cell>
          <table:table-cell office:value-type="float" office:value="9.18462459260079" calcext:value-type="float">
            <text:p>9.18462459260079</text:p>
          </table:table-cell>
          <table:table-cell table:formula="of:=[.F25]/[.B25]" office:value-type="float" office:value="1.00147921226004" calcext:value-type="float">
            <text:p>1.00147921226004</text:p>
          </table:table-cell>
          <table:table-cell table:formula="of:=[.G25]/[.C25]" office:value-type="float" office:value="0.998999790103748" calcext:value-type="float">
            <text:p>0.998999790103748</text:p>
          </table:table-cell>
          <table:table-cell table:formula="of:=[.H25]/[.D25]" office:value-type="float" office:value="0.998892546484976" calcext:value-type="float">
            <text:p>0.998892546484976</text:p>
          </table:table-cell>
          <table:table-cell table:formula="of:=[.I25]/[.E25]" office:value-type="float" office:value="1.00050376825717" calcext:value-type="float">
            <text:p>1.00050376825717</text:p>
          </table:table-cell>
          <table:table-cell table:formula="of:=IF([.J25]&gt;1;[.J25]-1;1/[.J25]-1)" office:value-type="float" office:value="0.00147921226004399" calcext:value-type="float">
            <text:p>0.00147921226004399</text:p>
          </table:table-cell>
          <table:table-cell table:formula="of:=IF([.K25]&gt;1;[.K25]-1;1/[.K25]-1)" office:value-type="float" office:value="0.00100121131772024" calcext:value-type="float">
            <text:p>0.00100121131772024</text:p>
          </table:table-cell>
          <table:table-cell table:formula="of:=IF([.L25]&gt;1;[.L25]-1;1/[.L25]-1)" office:value-type="float" office:value="0.0011086813280583" calcext:value-type="float">
            <text:p>0.0011086813280583</text:p>
          </table:table-cell>
          <table:table-cell table:formula="of:=IF([.M25]&gt;1;[.M25]-1;1/[.M25]-1)" office:value-type="float" office:value="0.000503768257166692" calcext:value-type="float">
            <text:p>0.000503768257166692</text:p>
          </table:table-cell>
          <table:table-cell table:formula="of:=AVERAGE([.$N25:.$Q25])" office:value-type="float" office:value="0.00102321829074731" calcext:value-type="float">
            <text:p>0.00102321829074731</text:p>
          </table:table-cell>
          <table:table-cell table:formula="of:=MEDIAN([.N25:.Q25])" office:value-type="float" office:value="0.00105494632288927" calcext:value-type="float">
            <text:p>0.00105494632288927</text:p>
          </table:table-cell>
          <table:table-cell table:formula="of:=MAX([.N25:.Q25])" office:value-type="float" office:value="0.00147921226004399" calcext:value-type="float">
            <text:p>0.00147921226004399</text:p>
          </table:table-cell>
          <table:table-cell table:formula="of:=LARGE([.N25:.Q25];2)" office:value-type="float" office:value="0.0011086813280583" calcext:value-type="float">
            <text:p>0.0011086813280583</text:p>
          </table:table-cell>
          <table:table-cell/>
        </table:table-row>
        <table:table-row table:style-name="ro1">
          <table:table-cell office:value-type="float" office:value="95.2181743992238" calcext:value-type="float">
            <text:p>95.218174399223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6053294428448" calcext:value-type="float">
            <text:p>38.6053294428448</text:p>
          </table:table-cell>
          <table:table-cell office:value-type="float" office:value="26.5691793558236" calcext:value-type="float">
            <text:p>26.5691793558236</text:p>
          </table:table-cell>
          <table:table-cell office:value-type="float" office:value="10.2191878241899" calcext:value-type="float">
            <text:p>10.2191878241899</text:p>
          </table:table-cell>
          <table:table-cell office:value-type="float" office:value="9.18485580404062" calcext:value-type="float">
            <text:p>9.18485580404062</text:p>
          </table:table-cell>
          <table:table-cell table:formula="of:=[.F26]/[.B26]" office:value-type="float" office:value="1.00117555609037" calcext:value-type="float">
            <text:p>1.00117555609037</text:p>
          </table:table-cell>
          <table:table-cell table:formula="of:=[.G26]/[.C26]" office:value-type="float" office:value="0.998841329166301" calcext:value-type="float">
            <text:p>0.998841329166301</text:p>
          </table:table-cell>
          <table:table-cell table:formula="of:=[.H26]/[.D26]" office:value-type="float" office:value="0.998943091318661" calcext:value-type="float">
            <text:p>0.998943091318661</text:p>
          </table:table-cell>
          <table:table-cell table:formula="of:=[.I26]/[.E26]" office:value-type="float" office:value="1.00052895468852" calcext:value-type="float">
            <text:p>1.00052895468852</text:p>
          </table:table-cell>
          <table:table-cell table:formula="of:=IF([.J26]&gt;1;[.J26]-1;1/[.J26]-1)" office:value-type="float" office:value="0.00117555609037345" calcext:value-type="float">
            <text:p>0.00117555609037345</text:p>
          </table:table-cell>
          <table:table-cell table:formula="of:=IF([.K26]&gt;1;[.K26]-1;1/[.K26]-1)" office:value-type="float" office:value="0.00116001490914108" calcext:value-type="float">
            <text:p>0.00116001490914108</text:p>
          </table:table-cell>
          <table:table-cell table:formula="of:=IF([.L26]&gt;1;[.L26]-1;1/[.L26]-1)" office:value-type="float" office:value="0.00105802691917511" calcext:value-type="float">
            <text:p>0.00105802691917511</text:p>
          </table:table-cell>
          <table:table-cell table:formula="of:=IF([.M26]&gt;1;[.M26]-1;1/[.M26]-1)" office:value-type="float" office:value="0.000528954688520766" calcext:value-type="float">
            <text:p>0.000528954688520766</text:p>
          </table:table-cell>
          <table:table-cell table:formula="of:=AVERAGE([.$N26:.$Q26])" office:value-type="float" office:value="0.000980638151802604" calcext:value-type="float">
            <text:p>0.000980638151802604</text:p>
          </table:table-cell>
          <table:table-cell table:formula="of:=MEDIAN([.N26:.Q26])" office:value-type="float" office:value="0.0011090209141581" calcext:value-type="float">
            <text:p>0.0011090209141581</text:p>
          </table:table-cell>
          <table:table-cell table:formula="of:=MAX([.N26:.Q26])" office:value-type="float" office:value="0.00117555609037345" calcext:value-type="float">
            <text:p>0.00117555609037345</text:p>
          </table:table-cell>
          <table:table-cell table:formula="of:=LARGE([.N26:.Q26];2)" office:value-type="float" office:value="0.00116001490914108" calcext:value-type="float">
            <text:p>0.00116001490914108</text:p>
          </table:table-cell>
          <table:table-cell/>
        </table:table-row>
        <table:table-row table:style-name="ro1">
          <table:table-cell office:value-type="float" office:value="96.3407759134278" calcext:value-type="float">
            <text:p>96.340775913427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883252089856" calcext:value-type="float">
            <text:p>38.5883252089856</text:p>
          </table:table-cell>
          <table:table-cell office:value-type="float" office:value="26.5882016776602" calcext:value-type="float">
            <text:p>26.5882016776602</text:p>
          </table:table-cell>
          <table:table-cell office:value-type="float" office:value="10.2259520028995" calcext:value-type="float">
            <text:p>10.2259520028995</text:p>
          </table:table-cell>
          <table:table-cell office:value-type="float" office:value="9.18414382824981" calcext:value-type="float">
            <text:p>9.18414382824981</text:p>
          </table:table-cell>
          <table:table-cell table:formula="of:=[.F27]/[.B27]" office:value-type="float" office:value="1.00073457492183" calcext:value-type="float">
            <text:p>1.00073457492183</text:p>
          </table:table-cell>
          <table:table-cell table:formula="of:=[.G27]/[.C27]" office:value-type="float" office:value="0.999556454047376" calcext:value-type="float">
            <text:p>0.999556454047376</text:p>
          </table:table-cell>
          <table:table-cell table:formula="of:=[.H27]/[.D27]" office:value-type="float" office:value="0.9996043013587" calcext:value-type="float">
            <text:p>0.9996043013587</text:p>
          </table:table-cell>
          <table:table-cell table:formula="of:=[.I27]/[.E27]" office:value-type="float" office:value="1.00045139741283" calcext:value-type="float">
            <text:p>1.00045139741283</text:p>
          </table:table-cell>
          <table:table-cell table:formula="of:=IF([.J27]&gt;1;[.J27]-1;1/[.J27]-1)" office:value-type="float" office:value="0.000734574921825715" calcext:value-type="float">
            <text:p>0.000734574921825715</text:p>
          </table:table-cell>
          <table:table-cell table:formula="of:=IF([.K27]&gt;1;[.K27]-1;1/[.K27]-1)" office:value-type="float" office:value="0.00044374277293513" calcext:value-type="float">
            <text:p>0.00044374277293513</text:p>
          </table:table-cell>
          <table:table-cell table:formula="of:=IF([.L27]&gt;1;[.L27]-1;1/[.L27]-1)" office:value-type="float" office:value="0.000395855280696855" calcext:value-type="float">
            <text:p>0.000395855280696855</text:p>
          </table:table-cell>
          <table:table-cell table:formula="of:=IF([.M27]&gt;1;[.M27]-1;1/[.M27]-1)" office:value-type="float" office:value="0.00045139741283351" calcext:value-type="float">
            <text:p>0.00045139741283351</text:p>
          </table:table-cell>
          <table:table-cell table:formula="of:=AVERAGE([.$N27:.$Q27])" office:value-type="float" office:value="0.000506392597072802" calcext:value-type="float">
            <text:p>0.000506392597072802</text:p>
          </table:table-cell>
          <table:table-cell table:formula="of:=MEDIAN([.N27:.Q27])" office:value-type="float" office:value="0.00044757009288432" calcext:value-type="float">
            <text:p>0.00044757009288432</text:p>
          </table:table-cell>
          <table:table-cell table:formula="of:=MAX([.N27:.Q27])" office:value-type="float" office:value="0.000734574921825715" calcext:value-type="float">
            <text:p>0.000734574921825715</text:p>
          </table:table-cell>
          <table:table-cell table:formula="of:=LARGE([.N27:.Q27];2)" office:value-type="float" office:value="0.00045139741283351" calcext:value-type="float">
            <text:p>0.00045139741283351</text:p>
          </table:table-cell>
          <table:table-cell/>
        </table:table-row>
        <table:table-row table:style-name="ro1">
          <table:table-cell office:value-type="float" office:value="97.1856712796238" calcext:value-type="float">
            <text:p>97.185671279623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877565116933" calcext:value-type="float">
            <text:p>38.5877565116933</text:p>
          </table:table-cell>
          <table:table-cell office:value-type="float" office:value="26.5898526818013" calcext:value-type="float">
            <text:p>26.5898526818013</text:p>
          </table:table-cell>
          <table:table-cell office:value-type="float" office:value="10.2316894593879" calcext:value-type="float">
            <text:p>10.2316894593879</text:p>
          </table:table-cell>
          <table:table-cell office:value-type="float" office:value="9.17954019886438" calcext:value-type="float">
            <text:p>9.17954019886438</text:p>
          </table:table-cell>
          <table:table-cell table:formula="of:=[.F28]/[.B28]" office:value-type="float" office:value="1.00071982654806" calcext:value-type="float">
            <text:p>1.00071982654806</text:p>
          </table:table-cell>
          <table:table-cell table:formula="of:=[.G28]/[.C28]" office:value-type="float" office:value="0.999618521872229" calcext:value-type="float">
            <text:p>0.999618521872229</text:p>
          </table:table-cell>
          <table:table-cell table:formula="of:=[.H28]/[.D28]" office:value-type="float" office:value="1.00016514754525" calcext:value-type="float">
            <text:p>1.00016514754525</text:p>
          </table:table-cell>
          <table:table-cell table:formula="of:=[.I28]/[.E28]" office:value-type="float" office:value="0.999949912730325" calcext:value-type="float">
            <text:p>0.999949912730325</text:p>
          </table:table-cell>
          <table:table-cell table:formula="of:=IF([.J28]&gt;1;[.J28]-1;1/[.J28]-1)" office:value-type="float" office:value="0.000719826548062796" calcext:value-type="float">
            <text:p>0.000719826548062796</text:p>
          </table:table-cell>
          <table:table-cell table:formula="of:=IF([.K28]&gt;1;[.K28]-1;1/[.K28]-1)" office:value-type="float" office:value="0.000381623708868739" calcext:value-type="float">
            <text:p>0.000381623708868739</text:p>
          </table:table-cell>
          <table:table-cell table:formula="of:=IF([.L28]&gt;1;[.L28]-1;1/[.L28]-1)" office:value-type="float" office:value="0.0001651475452491" calcext:value-type="float">
            <text:p>0.0001651475452491</text:p>
          </table:table-cell>
          <table:table-cell table:formula="of:=IF([.M28]&gt;1;[.M28]-1;1/[.M28]-1)" office:value-type="float" office:value="0.0000500897785356003" calcext:value-type="float">
            <text:p>5.00897785356003E-05</text:p>
          </table:table-cell>
          <table:table-cell table:formula="of:=AVERAGE([.$N28:.$Q28])" office:value-type="float" office:value="0.000329171895179059" calcext:value-type="float">
            <text:p>0.000329171895179059</text:p>
          </table:table-cell>
          <table:table-cell table:formula="of:=MEDIAN([.N28:.Q28])" office:value-type="float" office:value="0.00027338562705892" calcext:value-type="float">
            <text:p>0.00027338562705892</text:p>
          </table:table-cell>
          <table:table-cell table:formula="of:=MAX([.N28:.Q28])" office:value-type="float" office:value="0.000719826548062796" calcext:value-type="float">
            <text:p>0.000719826548062796</text:p>
          </table:table-cell>
          <table:table-cell table:formula="of:=LARGE([.N28:.Q28];2)" office:value-type="float" office:value="0.000381623708868739" calcext:value-type="float">
            <text:p>0.000381623708868739</text:p>
          </table:table-cell>
          <table:table-cell/>
        </table:table-row>
        <table:table-row table:style-name="ro1">
          <table:table-cell office:value-type="float" office:value="97.7109101525566" calcext:value-type="float">
            <text:p>97.710910152556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884669748193" calcext:value-type="float">
            <text:p>38.5884669748193</text:p>
          </table:table-cell>
          <table:table-cell office:value-type="float" office:value="26.5931957416614" calcext:value-type="float">
            <text:p>26.5931957416614</text:p>
          </table:table-cell>
          <table:table-cell office:value-type="float" office:value="10.2328952468979" calcext:value-type="float">
            <text:p>10.2328952468979</text:p>
          </table:table-cell>
          <table:table-cell office:value-type="float" office:value="9.17892103632178" calcext:value-type="float">
            <text:p>9.17892103632178</text:p>
          </table:table-cell>
          <table:table-cell table:formula="of:=[.F29]/[.B29]" office:value-type="float" office:value="1.00073825142166" calcext:value-type="float">
            <text:p>1.00073825142166</text:p>
          </table:table-cell>
          <table:table-cell table:formula="of:=[.G29]/[.C29]" office:value-type="float" office:value="0.999744200814338" calcext:value-type="float">
            <text:p>0.999744200814338</text:p>
          </table:table-cell>
          <table:table-cell table:formula="of:=[.H29]/[.D29]" office:value-type="float" office:value="1.00028301533704" calcext:value-type="float">
            <text:p>1.00028301533704</text:p>
          </table:table-cell>
          <table:table-cell table:formula="of:=[.I29]/[.E29]" office:value-type="float" office:value="0.999882465830259" calcext:value-type="float">
            <text:p>0.999882465830259</text:p>
          </table:table-cell>
          <table:table-cell table:formula="of:=IF([.J29]&gt;1;[.J29]-1;1/[.J29]-1)" office:value-type="float" office:value="0.000738251421662284" calcext:value-type="float">
            <text:p>0.000738251421662284</text:p>
          </table:table-cell>
          <table:table-cell table:formula="of:=IF([.K29]&gt;1;[.K29]-1;1/[.K29]-1)" office:value-type="float" office:value="0.00025586463562699" calcext:value-type="float">
            <text:p>0.00025586463562699</text:p>
          </table:table-cell>
          <table:table-cell table:formula="of:=IF([.L29]&gt;1;[.L29]-1;1/[.L29]-1)" office:value-type="float" office:value="0.000283015337038117" calcext:value-type="float">
            <text:p>0.000283015337038117</text:p>
          </table:table-cell>
          <table:table-cell table:formula="of:=IF([.M29]&gt;1;[.M29]-1;1/[.M29]-1)" office:value-type="float" office:value="0.000117547985645672" calcext:value-type="float">
            <text:p>0.000117547985645672</text:p>
          </table:table-cell>
          <table:table-cell table:formula="of:=AVERAGE([.$N29:.$Q29])" office:value-type="float" office:value="0.000348669844993266" calcext:value-type="float">
            <text:p>0.000348669844993266</text:p>
          </table:table-cell>
          <table:table-cell table:formula="of:=MEDIAN([.N29:.Q29])" office:value-type="float" office:value="0.000269439986332554" calcext:value-type="float">
            <text:p>0.000269439986332554</text:p>
          </table:table-cell>
          <table:table-cell table:formula="of:=MAX([.N29:.Q29])" office:value-type="float" office:value="0.000738251421662284" calcext:value-type="float">
            <text:p>0.000738251421662284</text:p>
          </table:table-cell>
          <table:table-cell table:formula="of:=LARGE([.N29:.Q29];2)" office:value-type="float" office:value="0.000283015337038117" calcext:value-type="float">
            <text:p>0.000283015337038117</text:p>
          </table:table-cell>
          <table:table-cell/>
        </table:table-row>
        <table:table-row table:style-name="ro1">
          <table:table-cell office:value-type="float" office:value="98.1635114988011" calcext:value-type="float">
            <text:p>98.163511498801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772194209806" calcext:value-type="float">
            <text:p>38.5772194209806</text:p>
          </table:table-cell>
          <table:table-cell office:value-type="float" office:value="26.5947950268562" calcext:value-type="float">
            <text:p>26.5947950268562</text:p>
          </table:table-cell>
          <table:table-cell office:value-type="float" office:value="10.2363247226418" calcext:value-type="float">
            <text:p>10.2363247226418</text:p>
          </table:table-cell>
          <table:table-cell office:value-type="float" office:value="9.17772298634734" calcext:value-type="float">
            <text:p>9.17772298634734</text:p>
          </table:table-cell>
          <table:table-cell table:formula="of:=[.F30]/[.B30]" office:value-type="float" office:value="1.00044656174742" calcext:value-type="float">
            <text:p>1.00044656174742</text:p>
          </table:table-cell>
          <table:table-cell table:formula="of:=[.G30]/[.C30]" office:value-type="float" office:value="0.999804324317902" calcext:value-type="float">
            <text:p>0.999804324317902</text:p>
          </table:table-cell>
          <table:table-cell table:formula="of:=[.H30]/[.D30]" office:value-type="float" office:value="1.00061825245765" calcext:value-type="float">
            <text:p>1.00061825245765</text:p>
          </table:table-cell>
          <table:table-cell table:formula="of:=[.I30]/[.E30]" office:value-type="float" office:value="0.999751959297096" calcext:value-type="float">
            <text:p>0.999751959297096</text:p>
          </table:table-cell>
          <table:table-cell table:formula="of:=IF([.J30]&gt;1;[.J30]-1;1/[.J30]-1)" office:value-type="float" office:value="0.000446561747422081" calcext:value-type="float">
            <text:p>0.000446561747422081</text:p>
          </table:table-cell>
          <table:table-cell table:formula="of:=IF([.K30]&gt;1;[.K30]-1;1/[.K30]-1)" office:value-type="float" office:value="0.000195713978563994" calcext:value-type="float">
            <text:p>0.000195713978563994</text:p>
          </table:table-cell>
          <table:table-cell table:formula="of:=IF([.L30]&gt;1;[.L30]-1;1/[.L30]-1)" office:value-type="float" office:value="0.000618252457653901" calcext:value-type="float">
            <text:p>0.000618252457653901</text:p>
          </table:table-cell>
          <table:table-cell table:formula="of:=IF([.M30]&gt;1;[.M30]-1;1/[.M30]-1)" office:value-type="float" office:value="0.000248102242358605" calcext:value-type="float">
            <text:p>0.000248102242358605</text:p>
          </table:table-cell>
          <table:table-cell table:formula="of:=AVERAGE([.$N30:.$Q30])" office:value-type="float" office:value="0.000377157606499645" calcext:value-type="float">
            <text:p>0.000377157606499645</text:p>
          </table:table-cell>
          <table:table-cell table:formula="of:=MEDIAN([.N30:.Q30])" office:value-type="float" office:value="0.000347331994890343" calcext:value-type="float">
            <text:p>0.000347331994890343</text:p>
          </table:table-cell>
          <table:table-cell table:formula="of:=MAX([.N30:.Q30])" office:value-type="float" office:value="0.000618252457653901" calcext:value-type="float">
            <text:p>0.000618252457653901</text:p>
          </table:table-cell>
          <table:table-cell table:formula="of:=LARGE([.N30:.Q30];2)" office:value-type="float" office:value="0.000446561747422081" calcext:value-type="float">
            <text:p>0.000446561747422081</text:p>
          </table:table-cell>
          <table:table-cell/>
        </table:table-row>
        <table:table-row table:style-name="ro1">
          <table:table-cell office:value-type="float" office:value="98.4900444499772" calcext:value-type="float">
            <text:p>98.4900444499772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712164798312" calcext:value-type="float">
            <text:p>38.5712164798312</text:p>
          </table:table-cell>
          <table:table-cell office:value-type="float" office:value="26.5963813822064" calcext:value-type="float">
            <text:p>26.5963813822064</text:p>
          </table:table-cell>
          <table:table-cell office:value-type="float" office:value="10.2388665264565" calcext:value-type="float">
            <text:p>10.2388665264565</text:p>
          </table:table-cell>
          <table:table-cell office:value-type="float" office:value="9.17969728875964" calcext:value-type="float">
            <text:p>9.17969728875964</text:p>
          </table:table-cell>
          <table:table-cell table:formula="of:=[.F31]/[.B31]" office:value-type="float" office:value="1.00029088381305" calcext:value-type="float">
            <text:p>1.00029088381305</text:p>
          </table:table-cell>
          <table:table-cell table:formula="of:=[.G31]/[.C31]" office:value-type="float" office:value="0.999863961737083" calcext:value-type="float">
            <text:p>0.999863961737083</text:p>
          </table:table-cell>
          <table:table-cell table:formula="of:=[.H31]/[.D31]" office:value-type="float" office:value="1.00086671812869" calcext:value-type="float">
            <text:p>1.00086671812869</text:p>
          </table:table-cell>
          <table:table-cell table:formula="of:=[.I31]/[.E31]" office:value-type="float" office:value="0.999967024919351" calcext:value-type="float">
            <text:p>0.999967024919351</text:p>
          </table:table-cell>
          <table:table-cell table:formula="of:=IF([.J31]&gt;1;[.J31]-1;1/[.J31]-1)" office:value-type="float" office:value="0.000290883813049758" calcext:value-type="float">
            <text:p>0.000290883813049758</text:p>
          </table:table-cell>
          <table:table-cell table:formula="of:=IF([.K31]&gt;1;[.K31]-1;1/[.K31]-1)" office:value-type="float" office:value="0.000136056771844251" calcext:value-type="float">
            <text:p>0.000136056771844251</text:p>
          </table:table-cell>
          <table:table-cell table:formula="of:=IF([.L31]&gt;1;[.L31]-1;1/[.L31]-1)" office:value-type="float" office:value="0.000866718128690103" calcext:value-type="float">
            <text:p>0.000866718128690103</text:p>
          </table:table-cell>
          <table:table-cell table:formula="of:=IF([.M31]&gt;1;[.M31]-1;1/[.M31]-1)" office:value-type="float" office:value="0.0000329761680410989" calcext:value-type="float">
            <text:p>3.29761680410989E-05</text:p>
          </table:table-cell>
          <table:table-cell table:formula="of:=AVERAGE([.$N31:.$Q31])" office:value-type="float" office:value="0.000331658720406303" calcext:value-type="float">
            <text:p>0.000331658720406303</text:p>
          </table:table-cell>
          <table:table-cell table:formula="of:=MEDIAN([.N31:.Q31])" office:value-type="float" office:value="0.000213470292447004" calcext:value-type="float">
            <text:p>0.000213470292447004</text:p>
          </table:table-cell>
          <table:table-cell table:formula="of:=MAX([.N31:.Q31])" office:value-type="float" office:value="0.000866718128690103" calcext:value-type="float">
            <text:p>0.000866718128690103</text:p>
          </table:table-cell>
          <table:table-cell table:formula="of:=LARGE([.N31:.Q31];2)" office:value-type="float" office:value="0.000290883813049758" calcext:value-type="float">
            <text:p>0.000290883813049758</text:p>
          </table:table-cell>
          <table:table-cell/>
        </table:table-row>
        <table:table-row table:style-name="ro1">
          <table:table-cell office:value-type="float" office:value="98.7122646962058" calcext:value-type="float">
            <text:p>98.7122646962058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83684437485" calcext:value-type="float">
            <text:p>38.5683684437485</text:p>
          </table:table-cell>
          <table:table-cell office:value-type="float" office:value="26.5993654797483" calcext:value-type="float">
            <text:p>26.5993654797483</text:p>
          </table:table-cell>
          <table:table-cell office:value-type="float" office:value="10.2395244132142" calcext:value-type="float">
            <text:p>10.2395244132142</text:p>
          </table:table-cell>
          <table:table-cell office:value-type="float" office:value="9.17635527359972" calcext:value-type="float">
            <text:p>9.17635527359972</text:p>
          </table:table-cell>
          <table:table-cell table:formula="of:=[.F32]/[.B32]" office:value-type="float" office:value="1.00021702395613" calcext:value-type="float">
            <text:p>1.00021702395613</text:p>
          </table:table-cell>
          <table:table-cell table:formula="of:=[.G32]/[.C32]" office:value-type="float" office:value="0.999976145855199" calcext:value-type="float">
            <text:p>0.999976145855199</text:p>
          </table:table-cell>
          <table:table-cell table:formula="of:=[.H32]/[.D32]" office:value-type="float" office:value="1.00093102768467" calcext:value-type="float">
            <text:p>1.00093102768467</text:p>
          </table:table-cell>
          <table:table-cell table:formula="of:=[.I32]/[.E32]" office:value-type="float" office:value="0.999602970980362" calcext:value-type="float">
            <text:p>0.999602970980362</text:p>
          </table:table-cell>
          <table:table-cell table:formula="of:=IF([.J32]&gt;1;[.J32]-1;1/[.J32]-1)" office:value-type="float" office:value="0.000217023956133211" calcext:value-type="float">
            <text:p>0.000217023956133211</text:p>
          </table:table-cell>
          <table:table-cell table:formula="of:=IF([.K32]&gt;1;[.K32]-1;1/[.K32]-1)" office:value-type="float" office:value="0.0000238547138344813" calcext:value-type="float">
            <text:p>2.38547138344813E-05</text:p>
          </table:table-cell>
          <table:table-cell table:formula="of:=IF([.L32]&gt;1;[.L32]-1;1/[.L32]-1)" office:value-type="float" office:value="0.00093102768467257" calcext:value-type="float">
            <text:p>0.00093102768467257</text:p>
          </table:table-cell>
          <table:table-cell table:formula="of:=IF([.M32]&gt;1;[.M32]-1;1/[.M32]-1)" office:value-type="float" office:value="0.000397186714290232" calcext:value-type="float">
            <text:p>0.000397186714290232</text:p>
          </table:table-cell>
          <table:table-cell table:formula="of:=AVERAGE([.$N32:.$Q32])" office:value-type="float" office:value="0.000392273267232623" calcext:value-type="float">
            <text:p>0.000392273267232623</text:p>
          </table:table-cell>
          <table:table-cell table:formula="of:=MEDIAN([.N32:.Q32])" office:value-type="float" office:value="0.000307105335211721" calcext:value-type="float">
            <text:p>0.000307105335211721</text:p>
          </table:table-cell>
          <table:table-cell table:formula="of:=MAX([.N32:.Q32])" office:value-type="float" office:value="0.00093102768467257" calcext:value-type="float">
            <text:p>0.00093102768467257</text:p>
          </table:table-cell>
          <table:table-cell table:formula="of:=LARGE([.N32:.Q32];2)" office:value-type="float" office:value="0.000397186714290232" calcext:value-type="float">
            <text:p>0.000397186714290232</text:p>
          </table:table-cell>
          <table:table-cell/>
        </table:table-row>
        <table:table-row table:style-name="ro1">
          <table:table-cell office:value-type="float" office:value="98.9220954622294" calcext:value-type="float">
            <text:p>98.922095462229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714886508836" calcext:value-type="float">
            <text:p>38.5714886508836</text:p>
          </table:table-cell>
          <table:table-cell office:value-type="float" office:value="26.5976086497532" calcext:value-type="float">
            <text:p>26.5976086497532</text:p>
          </table:table-cell>
          <table:table-cell office:value-type="float" office:value="10.2386532496732" calcext:value-type="float">
            <text:p>10.2386532496732</text:p>
          </table:table-cell>
          <table:table-cell office:value-type="float" office:value="9.17634907380533" calcext:value-type="float">
            <text:p>9.17634907380533</text:p>
          </table:table-cell>
          <table:table-cell table:formula="of:=[.F33]/[.B33]" office:value-type="float" office:value="1.00029794219096" calcext:value-type="float">
            <text:p>1.00029794219096</text:p>
          </table:table-cell>
          <table:table-cell table:formula="of:=[.G33]/[.C33]" office:value-type="float" office:value="0.999910099614782" calcext:value-type="float">
            <text:p>0.999910099614782</text:p>
          </table:table-cell>
          <table:table-cell table:formula="of:=[.H33]/[.D33]" office:value-type="float" office:value="1.00084586995828" calcext:value-type="float">
            <text:p>1.00084586995828</text:p>
          </table:table-cell>
          <table:table-cell table:formula="of:=[.I33]/[.E33]" office:value-type="float" office:value="0.999602295621496" calcext:value-type="float">
            <text:p>0.999602295621496</text:p>
          </table:table-cell>
          <table:table-cell table:formula="of:=IF([.J33]&gt;1;[.J33]-1;1/[.J33]-1)" office:value-type="float" office:value="0.000297942190964795" calcext:value-type="float">
            <text:p>0.000297942190964795</text:p>
          </table:table-cell>
          <table:table-cell table:formula="of:=IF([.K33]&gt;1;[.K33]-1;1/[.K33]-1)" office:value-type="float" office:value="0.0000899084680239248" calcext:value-type="float">
            <text:p>8.99084680239248E-05</text:p>
          </table:table-cell>
          <table:table-cell table:formula="of:=IF([.L33]&gt;1;[.L33]-1;1/[.L33]-1)" office:value-type="float" office:value="0.000845869958279621" calcext:value-type="float">
            <text:p>0.000845869958279621</text:p>
          </table:table-cell>
          <table:table-cell table:formula="of:=IF([.M33]&gt;1;[.M33]-1;1/[.M33]-1)" office:value-type="float" office:value="0.000397862610206356" calcext:value-type="float">
            <text:p>0.000397862610206356</text:p>
          </table:table-cell>
          <table:table-cell table:formula="of:=AVERAGE([.$N33:.$Q33])" office:value-type="float" office:value="0.000407895806868674" calcext:value-type="float">
            <text:p>0.000407895806868674</text:p>
          </table:table-cell>
          <table:table-cell table:formula="of:=MEDIAN([.N33:.Q33])" office:value-type="float" office:value="0.000347902400585576" calcext:value-type="float">
            <text:p>0.000347902400585576</text:p>
          </table:table-cell>
          <table:table-cell table:formula="of:=MAX([.N33:.Q33])" office:value-type="float" office:value="0.000845869958279621" calcext:value-type="float">
            <text:p>0.000845869958279621</text:p>
          </table:table-cell>
          <table:table-cell table:formula="of:=LARGE([.N33:.Q33];2)" office:value-type="float" office:value="0.000397862610206356" calcext:value-type="float">
            <text:p>0.000397862610206356</text:p>
          </table:table-cell>
          <table:table-cell/>
        </table:table-row>
        <table:table-row table:style-name="ro1">
          <table:table-cell office:value-type="float" office:value="99.0636358876015" calcext:value-type="float">
            <text:p>99.0636358876015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89214763477" calcext:value-type="float">
            <text:p>38.5689214763477</text:p>
          </table:table-cell>
          <table:table-cell office:value-type="float" office:value="26.5985203203387" calcext:value-type="float">
            <text:p>26.5985203203387</text:p>
          </table:table-cell>
          <table:table-cell office:value-type="float" office:value="10.2400375985571" calcext:value-type="float">
            <text:p>10.2400375985571</text:p>
          </table:table-cell>
          <table:table-cell office:value-type="float" office:value="9.17665000889603" calcext:value-type="float">
            <text:p>9.17665000889603</text:p>
          </table:table-cell>
          <table:table-cell table:formula="of:=[.F34]/[.B34]" office:value-type="float" office:value="1.00023136608786" calcext:value-type="float">
            <text:p>1.00023136608786</text:p>
          </table:table-cell>
          <table:table-cell table:formula="of:=[.G34]/[.C34]" office:value-type="float" office:value="0.999944372945064" calcext:value-type="float">
            <text:p>0.999944372945064</text:p>
          </table:table-cell>
          <table:table-cell table:formula="of:=[.H34]/[.D34]" office:value-type="float" office:value="1.00098119242982" calcext:value-type="float">
            <text:p>1.00098119242982</text:p>
          </table:table-cell>
          <table:table-cell table:formula="of:=[.I34]/[.E34]" office:value-type="float" office:value="0.99963507722179" calcext:value-type="float">
            <text:p>0.99963507722179</text:p>
          </table:table-cell>
          <table:table-cell table:formula="of:=IF([.J34]&gt;1;[.J34]-1;1/[.J34]-1)" office:value-type="float" office:value="0.000231366087855234" calcext:value-type="float">
            <text:p>0.000231366087855234</text:p>
          </table:table-cell>
          <table:table-cell table:formula="of:=IF([.K34]&gt;1;[.K34]-1;1/[.K34]-1)" office:value-type="float" office:value="0.0000556301494774036" calcext:value-type="float">
            <text:p>5.56301494774036E-05</text:p>
          </table:table-cell>
          <table:table-cell table:formula="of:=IF([.L34]&gt;1;[.L34]-1;1/[.L34]-1)" office:value-type="float" office:value="0.000981192429823974" calcext:value-type="float">
            <text:p>0.000981192429823974</text:p>
          </table:table-cell>
          <table:table-cell table:formula="of:=IF([.M34]&gt;1;[.M34]-1;1/[.M34]-1)" office:value-type="float" office:value="0.000365055995458441" calcext:value-type="float">
            <text:p>0.000365055995458441</text:p>
          </table:table-cell>
          <table:table-cell table:formula="of:=AVERAGE([.$N34:.$Q34])" office:value-type="float" office:value="0.000408311165653763" calcext:value-type="float">
            <text:p>0.000408311165653763</text:p>
          </table:table-cell>
          <table:table-cell table:formula="of:=MEDIAN([.N34:.Q34])" office:value-type="float" office:value="0.000298211041656837" calcext:value-type="float">
            <text:p>0.000298211041656837</text:p>
          </table:table-cell>
          <table:table-cell table:formula="of:=MAX([.N34:.Q34])" office:value-type="float" office:value="0.000981192429823974" calcext:value-type="float">
            <text:p>0.000981192429823974</text:p>
          </table:table-cell>
          <table:table-cell table:formula="of:=LARGE([.N34:.Q34];2)" office:value-type="float" office:value="0.000365055995458441" calcext:value-type="float">
            <text:p>0.000365055995458441</text:p>
          </table:table-cell>
          <table:table-cell/>
        </table:table-row>
        <table:table-row table:style-name="ro1">
          <table:table-cell office:value-type="float" office:value="99.1795674352294" calcext:value-type="float">
            <text:p>99.179567435229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80107637848" calcext:value-type="float">
            <text:p>38.5680107637848</text:p>
          </table:table-cell>
          <table:table-cell office:value-type="float" office:value="26.5999673653119" calcext:value-type="float">
            <text:p>26.5999673653119</text:p>
          </table:table-cell>
          <table:table-cell office:value-type="float" office:value="10.2407515057134" calcext:value-type="float">
            <text:p>10.2407515057134</text:p>
          </table:table-cell>
          <table:table-cell office:value-type="float" office:value="9.17722017247601" calcext:value-type="float">
            <text:p>9.17722017247601</text:p>
          </table:table-cell>
          <table:table-cell table:formula="of:=[.F35]/[.B35]" office:value-type="float" office:value="1.00020774802346" calcext:value-type="float">
            <text:p>1.00020774802346</text:p>
          </table:table-cell>
          <table:table-cell table:formula="of:=[.G35]/[.C35]" office:value-type="float" office:value="0.999998773132026" calcext:value-type="float">
            <text:p>0.999998773132026</text:p>
          </table:table-cell>
          <table:table-cell table:formula="of:=[.H35]/[.D35]" office:value-type="float" office:value="1.0010509780756" calcext:value-type="float">
            <text:p>1.0010509780756</text:p>
          </table:table-cell>
          <table:table-cell table:formula="of:=[.I35]/[.E35]" office:value-type="float" office:value="0.999697186544228" calcext:value-type="float">
            <text:p>0.999697186544228</text:p>
          </table:table-cell>
          <table:table-cell table:formula="of:=IF([.J35]&gt;1;[.J35]-1;1/[.J35]-1)" office:value-type="float" office:value="0.000207748023464571" calcext:value-type="float">
            <text:p>0.000207748023464571</text:p>
          </table:table-cell>
          <table:table-cell table:formula="of:=IF([.K35]&gt;1;[.K35]-1;1/[.K35]-1)" office:value-type="float" office:value="0.00000122686947889861" calcext:value-type="float">
            <text:p>1.22686947889861E-06</text:p>
          </table:table-cell>
          <table:table-cell table:formula="of:=IF([.L35]&gt;1;[.L35]-1;1/[.L35]-1)" office:value-type="float" office:value="0.00105097807560117" calcext:value-type="float">
            <text:p>0.00105097807560117</text:p>
          </table:table-cell>
          <table:table-cell table:formula="of:=IF([.M35]&gt;1;[.M35]-1;1/[.M35]-1)" office:value-type="float" office:value="0.000302905179536461" calcext:value-type="float">
            <text:p>0.000302905179536461</text:p>
          </table:table-cell>
          <table:table-cell table:formula="of:=AVERAGE([.$N35:.$Q35])" office:value-type="float" office:value="0.000390714537020276" calcext:value-type="float">
            <text:p>0.000390714537020276</text:p>
          </table:table-cell>
          <table:table-cell table:formula="of:=MEDIAN([.N35:.Q35])" office:value-type="float" office:value="0.000255326601500516" calcext:value-type="float">
            <text:p>0.000255326601500516</text:p>
          </table:table-cell>
          <table:table-cell table:formula="of:=MAX([.N35:.Q35])" office:value-type="float" office:value="0.00105097807560117" calcext:value-type="float">
            <text:p>0.00105097807560117</text:p>
          </table:table-cell>
          <table:table-cell table:formula="of:=LARGE([.N35:.Q35];2)" office:value-type="float" office:value="0.000302905179536461" calcext:value-type="float">
            <text:p>0.000302905179536461</text:p>
          </table:table-cell>
          <table:table-cell/>
        </table:table-row>
        <table:table-row table:style-name="ro1">
          <table:table-cell office:value-type="float" office:value="99.245407543751" calcext:value-type="float">
            <text:p>99.24540754375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7102871122" calcext:value-type="float">
            <text:p>38.567102871122</text:p>
          </table:table-cell>
          <table:table-cell office:value-type="float" office:value="26.5962408772492" calcext:value-type="float">
            <text:p>26.5962408772492</text:p>
          </table:table-cell>
          <table:table-cell office:value-type="float" office:value="10.2410134630551" calcext:value-type="float">
            <text:p>10.2410134630551</text:p>
          </table:table-cell>
          <table:table-cell office:value-type="float" office:value="9.17769404917008" calcext:value-type="float">
            <text:p>9.17769404917008</text:p>
          </table:table-cell>
          <table:table-cell table:formula="of:=[.F36]/[.B36]" office:value-type="float" office:value="1.00018420308926" calcext:value-type="float">
            <text:p>1.00018420308926</text:p>
          </table:table-cell>
          <table:table-cell table:formula="of:=[.G36]/[.C36]" office:value-type="float" office:value="0.999858679595835" calcext:value-type="float">
            <text:p>0.999858679595835</text:p>
          </table:table-cell>
          <table:table-cell table:formula="of:=[.H36]/[.D36]" office:value-type="float" office:value="1.00107658485387" calcext:value-type="float">
            <text:p>1.00107658485387</text:p>
          </table:table-cell>
          <table:table-cell table:formula="of:=[.I36]/[.E36]" office:value-type="float" office:value="0.999748807099137" calcext:value-type="float">
            <text:p>0.999748807099137</text:p>
          </table:table-cell>
          <table:table-cell table:formula="of:=IF([.J36]&gt;1;[.J36]-1;1/[.J36]-1)" office:value-type="float" office:value="0.00018420308926359" calcext:value-type="float">
            <text:p>0.00018420308926359</text:p>
          </table:table-cell>
          <table:table-cell table:formula="of:=IF([.K36]&gt;1;[.K36]-1;1/[.K36]-1)" office:value-type="float" office:value="0.00014134037844471" calcext:value-type="float">
            <text:p>0.00014134037844471</text:p>
          </table:table-cell>
          <table:table-cell table:formula="of:=IF([.L36]&gt;1;[.L36]-1;1/[.L36]-1)" office:value-type="float" office:value="0.00107658485387097" calcext:value-type="float">
            <text:p>0.00107658485387097</text:p>
          </table:table-cell>
          <table:table-cell table:formula="of:=IF([.M36]&gt;1;[.M36]-1;1/[.M36]-1)" office:value-type="float" office:value="0.000251256014589973" calcext:value-type="float">
            <text:p>0.000251256014589973</text:p>
          </table:table-cell>
          <table:table-cell table:formula="of:=AVERAGE([.$N36:.$Q36])" office:value-type="float" office:value="0.00041334608404231" calcext:value-type="float">
            <text:p>0.00041334608404231</text:p>
          </table:table-cell>
          <table:table-cell table:formula="of:=MEDIAN([.N36:.Q36])" office:value-type="float" office:value="0.000217729551926782" calcext:value-type="float">
            <text:p>0.000217729551926782</text:p>
          </table:table-cell>
          <table:table-cell table:formula="of:=MAX([.N36:.Q36])" office:value-type="float" office:value="0.00107658485387097" calcext:value-type="float">
            <text:p>0.00107658485387097</text:p>
          </table:table-cell>
          <table:table-cell table:formula="of:=LARGE([.N36:.Q36];2)" office:value-type="float" office:value="0.000251256014589973" calcext:value-type="float">
            <text:p>0.000251256014589973</text:p>
          </table:table-cell>
          <table:table-cell/>
        </table:table-row>
        <table:table-row table:style-name="ro1">
          <table:table-cell office:value-type="float" office:value="99.3524273600033" calcext:value-type="float">
            <text:p>99.352427360003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58669789905" calcext:value-type="float">
            <text:p>38.5658669789905</text:p>
          </table:table-cell>
          <table:table-cell office:value-type="float" office:value="26.5999352003952" calcext:value-type="float">
            <text:p>26.5999352003952</text:p>
          </table:table-cell>
          <table:table-cell office:value-type="float" office:value="10.2352730045845" calcext:value-type="float">
            <text:p>10.2352730045845</text:p>
          </table:table-cell>
          <table:table-cell office:value-type="float" office:value="9.17777473655084" calcext:value-type="float">
            <text:p>9.17777473655084</text:p>
          </table:table-cell>
          <table:table-cell table:formula="of:=[.F37]/[.B37]" office:value-type="float" office:value="1.00015215194477" calcext:value-type="float">
            <text:p>1.00015215194477</text:p>
          </table:table-cell>
          <table:table-cell table:formula="of:=[.G37]/[.C37]" office:value-type="float" office:value="0.999997563924632" calcext:value-type="float">
            <text:p>0.999997563924632</text:p>
          </table:table-cell>
          <table:table-cell table:formula="of:=[.H37]/[.D37]" office:value-type="float" office:value="1.00051544521843" calcext:value-type="float">
            <text:p>1.00051544521843</text:p>
          </table:table-cell>
          <table:table-cell table:formula="of:=[.I37]/[.E37]" office:value-type="float" office:value="0.999757596574166" calcext:value-type="float">
            <text:p>0.999757596574166</text:p>
          </table:table-cell>
          <table:table-cell table:formula="of:=IF([.J37]&gt;1;[.J37]-1;1/[.J37]-1)" office:value-type="float" office:value="0.000152151944774248" calcext:value-type="float">
            <text:p>0.000152151944774248</text:p>
          </table:table-cell>
          <table:table-cell table:formula="of:=IF([.K37]&gt;1;[.K37]-1;1/[.K37]-1)" office:value-type="float" office:value="0.0000024360813029034" calcext:value-type="float">
            <text:p>2.4360813029034E-06</text:p>
          </table:table-cell>
          <table:table-cell table:formula="of:=IF([.L37]&gt;1;[.L37]-1;1/[.L37]-1)" office:value-type="float" office:value="0.000515445218426169" calcext:value-type="float">
            <text:p>0.000515445218426169</text:p>
          </table:table-cell>
          <table:table-cell table:formula="of:=IF([.M37]&gt;1;[.M37]-1;1/[.M37]-1)" office:value-type="float" office:value="0.000242462199502302" calcext:value-type="float">
            <text:p>0.000242462199502302</text:p>
          </table:table-cell>
          <table:table-cell table:formula="of:=AVERAGE([.$N37:.$Q37])" office:value-type="float" office:value="0.000228123861001406" calcext:value-type="float">
            <text:p>0.000228123861001406</text:p>
          </table:table-cell>
          <table:table-cell table:formula="of:=MEDIAN([.N37:.Q37])" office:value-type="float" office:value="0.000197307072138275" calcext:value-type="float">
            <text:p>0.000197307072138275</text:p>
          </table:table-cell>
          <table:table-cell table:formula="of:=MAX([.N37:.Q37])" office:value-type="float" office:value="0.000515445218426169" calcext:value-type="float">
            <text:p>0.000515445218426169</text:p>
          </table:table-cell>
          <table:table-cell table:formula="of:=LARGE([.N37:.Q37];2)" office:value-type="float" office:value="0.000242462199502302" calcext:value-type="float">
            <text:p>0.000242462199502302</text:p>
          </table:table-cell>
          <table:table-cell/>
        </table:table-row>
        <table:table-row table:style-name="ro1">
          <table:table-cell office:value-type="float" office:value="99.5128780446357" calcext:value-type="float">
            <text:p>99.512878044635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4344297768" calcext:value-type="float">
            <text:p>38.564344297768</text:p>
          </table:table-cell>
          <table:table-cell office:value-type="float" office:value="26.6010212032349" calcext:value-type="float">
            <text:p>26.6010212032349</text:p>
          </table:table-cell>
          <table:table-cell office:value-type="float" office:value="10.2361976366054" calcext:value-type="float">
            <text:p>10.2361976366054</text:p>
          </table:table-cell>
          <table:table-cell office:value-type="float" office:value="9.17864307911449" calcext:value-type="float">
            <text:p>9.17864307911449</text:p>
          </table:table-cell>
          <table:table-cell table:formula="of:=[.F38]/[.B38]" office:value-type="float" office:value="1.00011266332386" calcext:value-type="float">
            <text:p>1.00011266332386</text:p>
          </table:table-cell>
          <table:table-cell table:formula="of:=[.G38]/[.C38]" office:value-type="float" office:value="1.00003839109906" calcext:value-type="float">
            <text:p>1.00003839109906</text:p>
          </table:table-cell>
          <table:table-cell table:formula="of:=[.H38]/[.D38]" office:value-type="float" office:value="1.0006058295802" calcext:value-type="float">
            <text:p>1.0006058295802</text:p>
          </table:table-cell>
          <table:table-cell table:formula="of:=[.I38]/[.E38]" office:value-type="float" office:value="0.999852187267374" calcext:value-type="float">
            <text:p>0.999852187267374</text:p>
          </table:table-cell>
          <table:table-cell table:formula="of:=IF([.J38]&gt;1;[.J38]-1;1/[.J38]-1)" office:value-type="float" office:value="0.000112663323858841" calcext:value-type="float">
            <text:p>0.000112663323858841</text:p>
          </table:table-cell>
          <table:table-cell table:formula="of:=IF([.K38]&gt;1;[.K38]-1;1/[.K38]-1)" office:value-type="float" office:value="0.0000383910990564562" calcext:value-type="float">
            <text:p>3.83910990564562E-05</text:p>
          </table:table-cell>
          <table:table-cell table:formula="of:=IF([.L38]&gt;1;[.L38]-1;1/[.L38]-1)" office:value-type="float" office:value="0.000605829580195394" calcext:value-type="float">
            <text:p>0.000605829580195394</text:p>
          </table:table-cell>
          <table:table-cell table:formula="of:=IF([.M38]&gt;1;[.M38]-1;1/[.M38]-1)" office:value-type="float" office:value="0.000147834584460327" calcext:value-type="float">
            <text:p>0.000147834584460327</text:p>
          </table:table-cell>
          <table:table-cell table:formula="of:=AVERAGE([.$N38:.$Q38])" office:value-type="float" office:value="0.000226179646892755" calcext:value-type="float">
            <text:p>0.000226179646892755</text:p>
          </table:table-cell>
          <table:table-cell table:formula="of:=MEDIAN([.N38:.Q38])" office:value-type="float" office:value="0.000130248954159584" calcext:value-type="float">
            <text:p>0.000130248954159584</text:p>
          </table:table-cell>
          <table:table-cell table:formula="of:=MAX([.N38:.Q38])" office:value-type="float" office:value="0.000605829580195394" calcext:value-type="float">
            <text:p>0.000605829580195394</text:p>
          </table:table-cell>
          <table:table-cell table:formula="of:=LARGE([.N38:.Q38];2)" office:value-type="float" office:value="0.000147834584460327" calcext:value-type="float">
            <text:p>0.000147834584460327</text:p>
          </table:table-cell>
          <table:table-cell/>
        </table:table-row>
        <table:table-row table:style-name="ro1">
          <table:table-cell office:value-type="float" office:value="99.6243833664806" calcext:value-type="float">
            <text:p>99.624383366480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43662433757" calcext:value-type="float">
            <text:p>38.5643662433757</text:p>
          </table:table-cell>
          <table:table-cell office:value-type="float" office:value="26.6009383545142" calcext:value-type="float">
            <text:p>26.6009383545142</text:p>
          </table:table-cell>
          <table:table-cell office:value-type="float" office:value="10.2355602653646" calcext:value-type="float">
            <text:p>10.2355602653646</text:p>
          </table:table-cell>
          <table:table-cell office:value-type="float" office:value="9.17898008203315" calcext:value-type="float">
            <text:p>9.17898008203315</text:p>
          </table:table-cell>
          <table:table-cell table:formula="of:=[.F39]/[.B39]" office:value-type="float" office:value="1.00011323245269" calcext:value-type="float">
            <text:p>1.00011323245269</text:p>
          </table:table-cell>
          <table:table-cell table:formula="of:=[.G39]/[.C39]" office:value-type="float" office:value="1.0000352764855" calcext:value-type="float">
            <text:p>1.0000352764855</text:p>
          </table:table-cell>
          <table:table-cell table:formula="of:=[.H39]/[.D39]" office:value-type="float" office:value="1.00054352545108" calcext:value-type="float">
            <text:p>1.00054352545108</text:p>
          </table:table-cell>
          <table:table-cell table:formula="of:=[.I39]/[.E39]" office:value-type="float" office:value="0.999888897824962" calcext:value-type="float">
            <text:p>0.999888897824962</text:p>
          </table:table-cell>
          <table:table-cell table:formula="of:=IF([.J39]&gt;1;[.J39]-1;1/[.J39]-1)" office:value-type="float" office:value="0.000113232452689349" calcext:value-type="float">
            <text:p>0.000113232452689349</text:p>
          </table:table-cell>
          <table:table-cell table:formula="of:=IF([.K39]&gt;1;[.K39]-1;1/[.K39]-1)" office:value-type="float" office:value="0.0000352764854960608" calcext:value-type="float">
            <text:p>3.52764854960608E-05</text:p>
          </table:table-cell>
          <table:table-cell table:formula="of:=IF([.L39]&gt;1;[.L39]-1;1/[.L39]-1)" office:value-type="float" office:value="0.000543525451084825" calcext:value-type="float">
            <text:p>0.000543525451084825</text:p>
          </table:table-cell>
          <table:table-cell table:formula="of:=IF([.M39]&gt;1;[.M39]-1;1/[.M39]-1)" office:value-type="float" office:value="0.00011111452010315" calcext:value-type="float">
            <text:p>0.00011111452010315</text:p>
          </table:table-cell>
          <table:table-cell table:formula="of:=AVERAGE([.$N39:.$Q39])" office:value-type="float" office:value="0.000200787227343346" calcext:value-type="float">
            <text:p>0.000200787227343346</text:p>
          </table:table-cell>
          <table:table-cell table:formula="of:=MEDIAN([.N39:.Q39])" office:value-type="float" office:value="0.00011217348639625" calcext:value-type="float">
            <text:p>0.00011217348639625</text:p>
          </table:table-cell>
          <table:table-cell table:formula="of:=MAX([.N39:.Q39])" office:value-type="float" office:value="0.000543525451084825" calcext:value-type="float">
            <text:p>0.000543525451084825</text:p>
          </table:table-cell>
          <table:table-cell table:formula="of:=LARGE([.N39:.Q39];2)" office:value-type="float" office:value="0.000113232452689349" calcext:value-type="float">
            <text:p>0.000113232452689349</text:p>
          </table:table-cell>
          <table:table-cell/>
        </table:table-row>
        <table:table-row table:style-name="ro1">
          <table:table-cell office:value-type="float" office:value="99.6373656447816" calcext:value-type="float">
            <text:p>99.6373656447816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4241331314" calcext:value-type="float">
            <text:p>38.564241331314</text:p>
          </table:table-cell>
          <table:table-cell office:value-type="float" office:value="26.5998969825434" calcext:value-type="float">
            <text:p>26.5998969825434</text:p>
          </table:table-cell>
          <table:table-cell office:value-type="float" office:value="10.2350212538523" calcext:value-type="float">
            <text:p>10.2350212538523</text:p>
          </table:table-cell>
          <table:table-cell office:value-type="float" office:value="9.17920004325911" calcext:value-type="float">
            <text:p>9.17920004325911</text:p>
          </table:table-cell>
          <table:table-cell table:formula="of:=[.F40]/[.B40]" office:value-type="float" office:value="1.000109993032" calcext:value-type="float">
            <text:p>1.000109993032</text:p>
          </table:table-cell>
          <table:table-cell table:formula="of:=[.G40]/[.C40]" office:value-type="float" office:value="0.999996127163286" calcext:value-type="float">
            <text:p>0.999996127163286</text:p>
          </table:table-cell>
          <table:table-cell table:formula="of:=[.H40]/[.D40]" office:value-type="float" office:value="1.0004908361537" calcext:value-type="float">
            <text:p>1.0004908361537</text:p>
          </table:table-cell>
          <table:table-cell table:formula="of:=[.I40]/[.E40]" office:value-type="float" office:value="0.999912858742822" calcext:value-type="float">
            <text:p>0.999912858742822</text:p>
          </table:table-cell>
          <table:table-cell table:formula="of:=IF([.J40]&gt;1;[.J40]-1;1/[.J40]-1)" office:value-type="float" office:value="0.000109993032002098" calcext:value-type="float">
            <text:p>0.000109993032002098</text:p>
          </table:table-cell>
          <table:table-cell table:formula="of:=IF([.K40]&gt;1;[.K40]-1;1/[.K40]-1)" office:value-type="float" office:value="0.00000387285171332685" calcext:value-type="float">
            <text:p>3.87285171332685E-06</text:p>
          </table:table-cell>
          <table:table-cell table:formula="of:=IF([.L40]&gt;1;[.L40]-1;1/[.L40]-1)" office:value-type="float" office:value="0.000490836153695051" calcext:value-type="float">
            <text:p>0.000490836153695051</text:p>
          </table:table-cell>
          <table:table-cell table:formula="of:=IF([.M40]&gt;1;[.M40]-1;1/[.M40]-1)" office:value-type="float" office:value="0.0000871488514380125" calcext:value-type="float">
            <text:p>8.71488514380125E-05</text:p>
          </table:table-cell>
          <table:table-cell table:formula="of:=AVERAGE([.$N40:.$Q40])" office:value-type="float" office:value="0.000172962722212122" calcext:value-type="float">
            <text:p>0.000172962722212122</text:p>
          </table:table-cell>
          <table:table-cell table:formula="of:=MEDIAN([.N40:.Q40])" office:value-type="float" office:value="0.0000985709417200553" calcext:value-type="float">
            <text:p>9.85709417200553E-05</text:p>
          </table:table-cell>
          <table:table-cell table:formula="of:=MAX([.N40:.Q40])" office:value-type="float" office:value="0.000490836153695051" calcext:value-type="float">
            <text:p>0.000490836153695051</text:p>
          </table:table-cell>
          <table:table-cell table:formula="of:=LARGE([.N40:.Q40];2)" office:value-type="float" office:value="0.000109993032002098" calcext:value-type="float">
            <text:p>0.000109993032002098</text:p>
          </table:table-cell>
          <table:table-cell/>
        </table:table-row>
        <table:table-row table:style-name="ro1">
          <table:table-cell office:value-type="float" office:value="99.6991944861873" calcext:value-type="float">
            <text:p>99.699194486187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606928739346" calcext:value-type="float">
            <text:p>38.5606928739346</text:p>
          </table:table-cell>
          <table:table-cell office:value-type="float" office:value="26.601602615757" calcext:value-type="float">
            <text:p>26.601602615757</text:p>
          </table:table-cell>
          <table:table-cell office:value-type="float" office:value="10.2347310456412" calcext:value-type="float">
            <text:p>10.2347310456412</text:p>
          </table:table-cell>
          <table:table-cell office:value-type="float" office:value="9.17940076771025" calcext:value-type="float">
            <text:p>9.17940076771025</text:p>
          </table:table-cell>
          <table:table-cell table:formula="of:=[.F41]/[.B41]" office:value-type="float" office:value="1.00001796872237" calcext:value-type="float">
            <text:p>1.00001796872237</text:p>
          </table:table-cell>
          <table:table-cell table:formula="of:=[.G41]/[.C41]" office:value-type="float" office:value="1.00006024871267" calcext:value-type="float">
            <text:p>1.00006024871267</text:p>
          </table:table-cell>
          <table:table-cell table:formula="of:=[.H41]/[.D41]" office:value-type="float" office:value="1.00046246780461" calcext:value-type="float">
            <text:p>1.00046246780461</text:p>
          </table:table-cell>
          <table:table-cell table:formula="of:=[.I41]/[.E41]" office:value-type="float" office:value="0.999934724151443" calcext:value-type="float">
            <text:p>0.999934724151443</text:p>
          </table:table-cell>
          <table:table-cell table:formula="of:=IF([.J41]&gt;1;[.J41]-1;1/[.J41]-1)" office:value-type="float" office:value="0.000017968722370254" calcext:value-type="float">
            <text:p>1.7968722370254E-05</text:p>
          </table:table-cell>
          <table:table-cell table:formula="of:=IF([.K41]&gt;1;[.K41]-1;1/[.K41]-1)" office:value-type="float" office:value="0.0000602487126690754" calcext:value-type="float">
            <text:p>6.02487126690754E-05</text:p>
          </table:table-cell>
          <table:table-cell table:formula="of:=IF([.L41]&gt;1;[.L41]-1;1/[.L41]-1)" office:value-type="float" office:value="0.000462467804613675" calcext:value-type="float">
            <text:p>0.000462467804613675</text:p>
          </table:table-cell>
          <table:table-cell table:formula="of:=IF([.M41]&gt;1;[.M41]-1;1/[.M41]-1)" office:value-type="float" office:value="0.0000652801097711375" calcext:value-type="float">
            <text:p>6.52801097711375E-05</text:p>
          </table:table-cell>
          <table:table-cell table:formula="of:=AVERAGE([.$N41:.$Q41])" office:value-type="float" office:value="0.000151491337356036" calcext:value-type="float">
            <text:p>0.000151491337356036</text:p>
          </table:table-cell>
          <table:table-cell table:formula="of:=MEDIAN([.N41:.Q41])" office:value-type="float" office:value="0.0000627644112201064" calcext:value-type="float">
            <text:p>6.27644112201064E-05</text:p>
          </table:table-cell>
          <table:table-cell table:formula="of:=MAX([.N41:.Q41])" office:value-type="float" office:value="0.000462467804613675" calcext:value-type="float">
            <text:p>0.000462467804613675</text:p>
          </table:table-cell>
          <table:table-cell table:formula="of:=LARGE([.N41:.Q41];2)" office:value-type="float" office:value="0.0000652801097711375" calcext:value-type="float">
            <text:p>6.52801097711375E-05</text:p>
          </table:table-cell>
          <table:table-cell/>
        </table:table-row>
        <table:table-row table:style-name="ro1">
          <table:table-cell office:value-type="float" office:value="99.7838065344134" calcext:value-type="float">
            <text:p>99.783806534413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69196316327" calcext:value-type="float">
            <text:p>38.5569196316327</text:p>
          </table:table-cell>
          <table:table-cell office:value-type="float" office:value="26.6042060413965" calcext:value-type="float">
            <text:p>26.6042060413965</text:p>
          </table:table-cell>
          <table:table-cell office:value-type="float" office:value="10.2352423058403" calcext:value-type="float">
            <text:p>10.2352423058403</text:p>
          </table:table-cell>
          <table:table-cell office:value-type="float" office:value="9.17823564148463" calcext:value-type="float">
            <text:p>9.17823564148463</text:p>
          </table:table-cell>
          <table:table-cell table:formula="of:=[.F42]/[.B42]" office:value-type="float" office:value="0.999920114928234" calcext:value-type="float">
            <text:p>0.999920114928234</text:p>
          </table:table-cell>
          <table:table-cell table:formula="of:=[.G42]/[.C42]" office:value-type="float" office:value="1.00015812185701" calcext:value-type="float">
            <text:p>1.00015812185701</text:p>
          </table:table-cell>
          <table:table-cell table:formula="of:=[.H42]/[.D42]" office:value-type="float" office:value="1.00051244436367" calcext:value-type="float">
            <text:p>1.00051244436367</text:p>
          </table:table-cell>
          <table:table-cell table:formula="of:=[.I42]/[.E42]" office:value-type="float" office:value="0.999807804083293" calcext:value-type="float">
            <text:p>0.999807804083293</text:p>
          </table:table-cell>
          <table:table-cell table:formula="of:=IF([.J42]&gt;1;[.J42]-1;1/[.J42]-1)" office:value-type="float" office:value="0.0000798914539006379" calcext:value-type="float">
            <text:p>7.98914539006379E-05</text:p>
          </table:table-cell>
          <table:table-cell table:formula="of:=IF([.K42]&gt;1;[.K42]-1;1/[.K42]-1)" office:value-type="float" office:value="0.000158121857011251" calcext:value-type="float">
            <text:p>0.000158121857011251</text:p>
          </table:table-cell>
          <table:table-cell table:formula="of:=IF([.L42]&gt;1;[.L42]-1;1/[.L42]-1)" office:value-type="float" office:value="0.000512444363665709" calcext:value-type="float">
            <text:p>0.000512444363665709</text:p>
          </table:table-cell>
          <table:table-cell table:formula="of:=IF([.M42]&gt;1;[.M42]-1;1/[.M42]-1)" office:value-type="float" office:value="0.000192232863078345" calcext:value-type="float">
            <text:p>0.000192232863078345</text:p>
          </table:table-cell>
          <table:table-cell table:formula="of:=AVERAGE([.$N42:.$Q42])" office:value-type="float" office:value="0.000235672634413986" calcext:value-type="float">
            <text:p>0.000235672634413986</text:p>
          </table:table-cell>
          <table:table-cell table:formula="of:=MEDIAN([.N42:.Q42])" office:value-type="float" office:value="0.000175177360044798" calcext:value-type="float">
            <text:p>0.000175177360044798</text:p>
          </table:table-cell>
          <table:table-cell table:formula="of:=MAX([.N42:.Q42])" office:value-type="float" office:value="0.000512444363665709" calcext:value-type="float">
            <text:p>0.000512444363665709</text:p>
          </table:table-cell>
          <table:table-cell table:formula="of:=LARGE([.N42:.Q42];2)" office:value-type="float" office:value="0.000192232863078345" calcext:value-type="float">
            <text:p>0.000192232863078345</text:p>
          </table:table-cell>
          <table:table-cell/>
        </table:table-row>
        <table:table-row table:style-name="ro1">
          <table:table-cell office:value-type="float" office:value="99.8013138381799" calcext:value-type="float">
            <text:p>99.801313838179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33325260127" calcext:value-type="float">
            <text:p>38.5533325260127</text:p>
          </table:table-cell>
          <table:table-cell office:value-type="float" office:value="26.6079618303276" calcext:value-type="float">
            <text:p>26.6079618303276</text:p>
          </table:table-cell>
          <table:table-cell office:value-type="float" office:value="10.2352305102639" calcext:value-type="float">
            <text:p>10.2352305102639</text:p>
          </table:table-cell>
          <table:table-cell office:value-type="float" office:value="9.17890015562546" calcext:value-type="float">
            <text:p>9.17890015562546</text:p>
          </table:table-cell>
          <table:table-cell table:formula="of:=[.F43]/[.B43]" office:value-type="float" office:value="0.999827088330205" calcext:value-type="float">
            <text:p>0.999827088330205</text:p>
          </table:table-cell>
          <table:table-cell table:formula="of:=[.G43]/[.C43]" office:value-type="float" office:value="1.00029931692961" calcext:value-type="float">
            <text:p>1.00029931692961</text:p>
          </table:table-cell>
          <table:table-cell table:formula="of:=[.H43]/[.D43]" office:value-type="float" office:value="1.00051129132589" calcext:value-type="float">
            <text:p>1.00051129132589</text:p>
          </table:table-cell>
          <table:table-cell table:formula="of:=[.I43]/[.E43]" office:value-type="float" office:value="0.999880191244603" calcext:value-type="float">
            <text:p>0.999880191244603</text:p>
          </table:table-cell>
          <table:table-cell table:formula="of:=IF([.J43]&gt;1;[.J43]-1;1/[.J43]-1)" office:value-type="float" office:value="0.0001729415734113" calcext:value-type="float">
            <text:p>0.0001729415734113</text:p>
          </table:table-cell>
          <table:table-cell table:formula="of:=IF([.K43]&gt;1;[.K43]-1;1/[.K43]-1)" office:value-type="float" office:value="0.00029931692960905" calcext:value-type="float">
            <text:p>0.00029931692960905</text:p>
          </table:table-cell>
          <table:table-cell table:formula="of:=IF([.L43]&gt;1;[.L43]-1;1/[.L43]-1)" office:value-type="float" office:value="0.000511291325894447" calcext:value-type="float">
            <text:p>0.000511291325894447</text:p>
          </table:table-cell>
          <table:table-cell table:formula="of:=IF([.M43]&gt;1;[.M43]-1;1/[.M43]-1)" office:value-type="float" office:value="0.000119823111254247" calcext:value-type="float">
            <text:p>0.000119823111254247</text:p>
          </table:table-cell>
          <table:table-cell table:formula="of:=AVERAGE([.$N43:.$Q43])" office:value-type="float" office:value="0.000275843235042261" calcext:value-type="float">
            <text:p>0.000275843235042261</text:p>
          </table:table-cell>
          <table:table-cell table:formula="of:=MEDIAN([.N43:.Q43])" office:value-type="float" office:value="0.000236129251510175" calcext:value-type="float">
            <text:p>0.000236129251510175</text:p>
          </table:table-cell>
          <table:table-cell table:formula="of:=MAX([.N43:.Q43])" office:value-type="float" office:value="0.000511291325894447" calcext:value-type="float">
            <text:p>0.000511291325894447</text:p>
          </table:table-cell>
          <table:table-cell table:formula="of:=LARGE([.N43:.Q43];2)" office:value-type="float" office:value="0.00029931692960905" calcext:value-type="float">
            <text:p>0.00029931692960905</text:p>
          </table:table-cell>
          <table:table-cell/>
        </table:table-row>
        <table:table-row table:style-name="ro1">
          <table:table-cell office:value-type="float" office:value="99.8306375839921" calcext:value-type="float">
            <text:p>99.830637583992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26969278262" calcext:value-type="float">
            <text:p>38.5526969278262</text:p>
          </table:table-cell>
          <table:table-cell office:value-type="float" office:value="26.6076956521784" calcext:value-type="float">
            <text:p>26.6076956521784</text:p>
          </table:table-cell>
          <table:table-cell office:value-type="float" office:value="10.2346015729634" calcext:value-type="float">
            <text:p>10.2346015729634</text:p>
          </table:table-cell>
          <table:table-cell office:value-type="float" office:value="9.17933116236632" calcext:value-type="float">
            <text:p>9.17933116236632</text:p>
          </table:table-cell>
          <table:table-cell table:formula="of:=[.F44]/[.B44]" office:value-type="float" office:value="0.999810604974746" calcext:value-type="float">
            <text:p>0.999810604974746</text:p>
          </table:table-cell>
          <table:table-cell table:formula="of:=[.G44]/[.C44]" office:value-type="float" office:value="1.00028931023227" calcext:value-type="float">
            <text:p>1.00028931023227</text:p>
          </table:table-cell>
          <table:table-cell table:formula="of:=[.H44]/[.D44]" office:value-type="float" office:value="1.00044981162888" calcext:value-type="float">
            <text:p>1.00044981162888</text:p>
          </table:table-cell>
          <table:table-cell table:formula="of:=[.I44]/[.E44]" office:value-type="float" office:value="0.99992714186997" calcext:value-type="float">
            <text:p>0.99992714186997</text:p>
          </table:table-cell>
          <table:table-cell table:formula="of:=IF([.J44]&gt;1;[.J44]-1;1/[.J44]-1)" office:value-type="float" office:value="0.000189430902524768" calcext:value-type="float">
            <text:p>0.000189430902524768</text:p>
          </table:table-cell>
          <table:table-cell table:formula="of:=IF([.K44]&gt;1;[.K44]-1;1/[.K44]-1)" office:value-type="float" office:value="0.000289310232270523" calcext:value-type="float">
            <text:p>0.000289310232270523</text:p>
          </table:table-cell>
          <table:table-cell table:formula="of:=IF([.L44]&gt;1;[.L44]-1;1/[.L44]-1)" office:value-type="float" office:value="0.000449811628875807" calcext:value-type="float">
            <text:p>0.000449811628875807</text:p>
          </table:table-cell>
          <table:table-cell table:formula="of:=IF([.M44]&gt;1;[.M44]-1;1/[.M44]-1)" office:value-type="float" office:value="0.0000728634387243687" calcext:value-type="float">
            <text:p>7.28634387243687E-05</text:p>
          </table:table-cell>
          <table:table-cell table:formula="of:=AVERAGE([.$N44:.$Q44])" office:value-type="float" office:value="0.000250354050598867" calcext:value-type="float">
            <text:p>0.000250354050598867</text:p>
          </table:table-cell>
          <table:table-cell table:formula="of:=MEDIAN([.N44:.Q44])" office:value-type="float" office:value="0.000239370567397645" calcext:value-type="float">
            <text:p>0.000239370567397645</text:p>
          </table:table-cell>
          <table:table-cell table:formula="of:=MAX([.N44:.Q44])" office:value-type="float" office:value="0.000449811628875807" calcext:value-type="float">
            <text:p>0.000449811628875807</text:p>
          </table:table-cell>
          <table:table-cell table:formula="of:=LARGE([.N44:.Q44];2)" office:value-type="float" office:value="0.000289310232270523" calcext:value-type="float">
            <text:p>0.000289310232270523</text:p>
          </table:table-cell>
          <table:table-cell/>
        </table:table-row>
        <table:table-row table:style-name="ro1">
          <table:table-cell office:value-type="float" office:value="99.8523339943032" calcext:value-type="float">
            <text:p>99.8523339943032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22958759037" calcext:value-type="float">
            <text:p>38.5522958759037</text:p>
          </table:table-cell>
          <table:table-cell office:value-type="float" office:value="26.6069924795802" calcext:value-type="float">
            <text:p>26.6069924795802</text:p>
          </table:table-cell>
          <table:table-cell office:value-type="float" office:value="10.2353852560966" calcext:value-type="float">
            <text:p>10.2353852560966</text:p>
          </table:table-cell>
          <table:table-cell office:value-type="float" office:value="9.18019983582743" calcext:value-type="float">
            <text:p>9.18019983582743</text:p>
          </table:table-cell>
          <table:table-cell table:formula="of:=[.F45]/[.B45]" office:value-type="float" office:value="0.999800204250615" calcext:value-type="float">
            <text:p>0.999800204250615</text:p>
          </table:table-cell>
          <table:table-cell table:formula="of:=[.G45]/[.C45]" office:value-type="float" office:value="1.00026287517219" calcext:value-type="float">
            <text:p>1.00026287517219</text:p>
          </table:table-cell>
          <table:table-cell table:formula="of:=[.H45]/[.D45]" office:value-type="float" office:value="1.00052641799576" calcext:value-type="float">
            <text:p>1.00052641799576</text:p>
          </table:table-cell>
          <table:table-cell table:formula="of:=[.I45]/[.E45]" office:value-type="float" office:value="1.00002176860865" calcext:value-type="float">
            <text:p>1.00002176860865</text:p>
          </table:table-cell>
          <table:table-cell table:formula="of:=IF([.J45]&gt;1;[.J45]-1;1/[.J45]-1)" office:value-type="float" office:value="0.000199835675703808" calcext:value-type="float">
            <text:p>0.000199835675703808</text:p>
          </table:table-cell>
          <table:table-cell table:formula="of:=IF([.K45]&gt;1;[.K45]-1;1/[.K45]-1)" office:value-type="float" office:value="0.000262875172187815" calcext:value-type="float">
            <text:p>0.000262875172187815</text:p>
          </table:table-cell>
          <table:table-cell table:formula="of:=IF([.L45]&gt;1;[.L45]-1;1/[.L45]-1)" office:value-type="float" office:value="0.000526417995757589" calcext:value-type="float">
            <text:p>0.000526417995757589</text:p>
          </table:table-cell>
          <table:table-cell table:formula="of:=IF([.M45]&gt;1;[.M45]-1;1/[.M45]-1)" office:value-type="float" office:value="0.0000217686086525504" calcext:value-type="float">
            <text:p>2.17686086525504E-05</text:p>
          </table:table-cell>
          <table:table-cell table:formula="of:=AVERAGE([.$N45:.$Q45])" office:value-type="float" office:value="0.000252724363075441" calcext:value-type="float">
            <text:p>0.000252724363075441</text:p>
          </table:table-cell>
          <table:table-cell table:formula="of:=MEDIAN([.N45:.Q45])" office:value-type="float" office:value="0.000231355423945812" calcext:value-type="float">
            <text:p>0.000231355423945812</text:p>
          </table:table-cell>
          <table:table-cell table:formula="of:=MAX([.N45:.Q45])" office:value-type="float" office:value="0.000526417995757589" calcext:value-type="float">
            <text:p>0.000526417995757589</text:p>
          </table:table-cell>
          <table:table-cell table:formula="of:=LARGE([.N45:.Q45];2)" office:value-type="float" office:value="0.000262875172187815" calcext:value-type="float">
            <text:p>0.000262875172187815</text:p>
          </table:table-cell>
          <table:table-cell/>
        </table:table-row>
        <table:table-row table:style-name="ro1">
          <table:table-cell office:value-type="float" office:value="99.8716394522941" calcext:value-type="float">
            <text:p>99.871639452294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29663872827" calcext:value-type="float">
            <text:p>38.5529663872827</text:p>
          </table:table-cell>
          <table:table-cell office:value-type="float" office:value="26.6074924501338" calcext:value-type="float">
            <text:p>26.6074924501338</text:p>
          </table:table-cell>
          <table:table-cell office:value-type="float" office:value="10.235318738905" calcext:value-type="float">
            <text:p>10.235318738905</text:p>
          </table:table-cell>
          <table:table-cell office:value-type="float" office:value="9.17887233855366" calcext:value-type="float">
            <text:p>9.17887233855366</text:p>
          </table:table-cell>
          <table:table-cell table:formula="of:=[.F46]/[.B46]" office:value-type="float" office:value="0.99981759303119" calcext:value-type="float">
            <text:p>0.99981759303119</text:p>
          </table:table-cell>
          <table:table-cell table:formula="of:=[.G46]/[.C46]" office:value-type="float" office:value="1.00028167105766" calcext:value-type="float">
            <text:p>1.00028167105766</text:p>
          </table:table-cell>
          <table:table-cell table:formula="of:=[.H46]/[.D46]" office:value-type="float" office:value="1.00051991582649" calcext:value-type="float">
            <text:p>1.00051991582649</text:p>
          </table:table-cell>
          <table:table-cell table:formula="of:=[.I46]/[.E46]" office:value-type="float" office:value="0.99987716106249" calcext:value-type="float">
            <text:p>0.99987716106249</text:p>
          </table:table-cell>
          <table:table-cell table:formula="of:=IF([.J46]&gt;1;[.J46]-1;1/[.J46]-1)" office:value-type="float" office:value="0.00018244024718217" calcext:value-type="float">
            <text:p>0.00018244024718217</text:p>
          </table:table-cell>
          <table:table-cell table:formula="of:=IF([.K46]&gt;1;[.K46]-1;1/[.K46]-1)" office:value-type="float" office:value="0.000281671057661637" calcext:value-type="float">
            <text:p>0.000281671057661637</text:p>
          </table:table-cell>
          <table:table-cell table:formula="of:=IF([.L46]&gt;1;[.L46]-1;1/[.L46]-1)" office:value-type="float" office:value="0.000519915826490802" calcext:value-type="float">
            <text:p>0.000519915826490802</text:p>
          </table:table-cell>
          <table:table-cell table:formula="of:=IF([.M46]&gt;1;[.M46]-1;1/[.M46]-1)" office:value-type="float" office:value="0.000122854028768105" calcext:value-type="float">
            <text:p>0.000122854028768105</text:p>
          </table:table-cell>
          <table:table-cell table:formula="of:=AVERAGE([.$N46:.$Q46])" office:value-type="float" office:value="0.000276720290025678" calcext:value-type="float">
            <text:p>0.000276720290025678</text:p>
          </table:table-cell>
          <table:table-cell table:formula="of:=MEDIAN([.N46:.Q46])" office:value-type="float" office:value="0.000232055652421903" calcext:value-type="float">
            <text:p>0.000232055652421903</text:p>
          </table:table-cell>
          <table:table-cell table:formula="of:=MAX([.N46:.Q46])" office:value-type="float" office:value="0.000519915826490802" calcext:value-type="float">
            <text:p>0.000519915826490802</text:p>
          </table:table-cell>
          <table:table-cell table:formula="of:=LARGE([.N46:.Q46];2)" office:value-type="float" office:value="0.000281671057661637" calcext:value-type="float">
            <text:p>0.000281671057661637</text:p>
          </table:table-cell>
          <table:table-cell/>
        </table:table-row>
        <table:table-row table:style-name="ro1">
          <table:table-cell office:value-type="float" office:value="99.897643528769" calcext:value-type="float">
            <text:p>99.89764352876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31488770089" calcext:value-type="float">
            <text:p>38.5531488770089</text:p>
          </table:table-cell>
          <table:table-cell office:value-type="float" office:value="26.6070342691177" calcext:value-type="float">
            <text:p>26.6070342691177</text:p>
          </table:table-cell>
          <table:table-cell office:value-type="float" office:value="10.2359542881477" calcext:value-type="float">
            <text:p>10.2359542881477</text:p>
          </table:table-cell>
          <table:table-cell office:value-type="float" office:value="9.1795961547893" calcext:value-type="float">
            <text:p>9.1795961547893</text:p>
          </table:table-cell>
          <table:table-cell table:formula="of:=[.F47]/[.B47]" office:value-type="float" office:value="0.999822325648571" calcext:value-type="float">
            <text:p>0.999822325648571</text:p>
          </table:table-cell>
          <table:table-cell table:formula="of:=[.G47]/[.C47]" office:value-type="float" office:value="1.00026444620743" calcext:value-type="float">
            <text:p>1.00026444620743</text:p>
          </table:table-cell>
          <table:table-cell table:formula="of:=[.H47]/[.D47]" office:value-type="float" office:value="1.00058204185217" calcext:value-type="float">
            <text:p>1.00058204185217</text:p>
          </table:table-cell>
          <table:table-cell table:formula="of:=[.I47]/[.E47]" office:value-type="float" office:value="0.999956008146983" calcext:value-type="float">
            <text:p>0.999956008146983</text:p>
          </table:table-cell>
          <table:table-cell table:formula="of:=IF([.J47]&gt;1;[.J47]-1;1/[.J47]-1)" office:value-type="float" office:value="0.000177705925213933" calcext:value-type="float">
            <text:p>0.000177705925213933</text:p>
          </table:table-cell>
          <table:table-cell table:formula="of:=IF([.K47]&gt;1;[.K47]-1;1/[.K47]-1)" office:value-type="float" office:value="0.000264446207432378" calcext:value-type="float">
            <text:p>0.000264446207432378</text:p>
          </table:table-cell>
          <table:table-cell table:formula="of:=IF([.L47]&gt;1;[.L47]-1;1/[.L47]-1)" office:value-type="float" office:value="0.000582041852170034" calcext:value-type="float">
            <text:p>0.000582041852170034</text:p>
          </table:table-cell>
          <table:table-cell table:formula="of:=IF([.M47]&gt;1;[.M47]-1;1/[.M47]-1)" office:value-type="float" office:value="0.000043993788385599" calcext:value-type="float">
            <text:p>4.3993788385599E-05</text:p>
          </table:table-cell>
          <table:table-cell table:formula="of:=AVERAGE([.$N47:.$Q47])" office:value-type="float" office:value="0.000267046943300486" calcext:value-type="float">
            <text:p>0.000267046943300486</text:p>
          </table:table-cell>
          <table:table-cell table:formula="of:=MEDIAN([.N47:.Q47])" office:value-type="float" office:value="0.000221076066323156" calcext:value-type="float">
            <text:p>0.000221076066323156</text:p>
          </table:table-cell>
          <table:table-cell table:formula="of:=MAX([.N47:.Q47])" office:value-type="float" office:value="0.000582041852170034" calcext:value-type="float">
            <text:p>0.000582041852170034</text:p>
          </table:table-cell>
          <table:table-cell table:formula="of:=LARGE([.N47:.Q47];2)" office:value-type="float" office:value="0.000264446207432378" calcext:value-type="float">
            <text:p>0.000264446207432378</text:p>
          </table:table-cell>
          <table:table-cell/>
        </table:table-row>
        <table:table-row table:style-name="ro1">
          <table:table-cell office:value-type="float" office:value="99.9032355908073" calcext:value-type="float">
            <text:p>99.903235590807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3626293122" calcext:value-type="float">
            <text:p>38.553626293122</text:p>
          </table:table-cell>
          <table:table-cell office:value-type="float" office:value="26.6069058555023" calcext:value-type="float">
            <text:p>26.6069058555023</text:p>
          </table:table-cell>
          <table:table-cell office:value-type="float" office:value="10.2359255927259" calcext:value-type="float">
            <text:p>10.2359255927259</text:p>
          </table:table-cell>
          <table:table-cell office:value-type="float" office:value="9.17947307614464" calcext:value-type="float">
            <text:p>9.17947307614464</text:p>
          </table:table-cell>
          <table:table-cell table:formula="of:=[.F48]/[.B48]" office:value-type="float" office:value="0.999834706771836" calcext:value-type="float">
            <text:p>0.999834706771836</text:p>
          </table:table-cell>
          <table:table-cell table:formula="of:=[.G48]/[.C48]" office:value-type="float" office:value="1.00025961862791" calcext:value-type="float">
            <text:p>1.00025961862791</text:p>
          </table:table-cell>
          <table:table-cell table:formula="of:=[.H48]/[.D48]" office:value-type="float" office:value="1.0005792368256" calcext:value-type="float">
            <text:p>1.0005792368256</text:p>
          </table:table-cell>
          <table:table-cell table:formula="of:=[.I48]/[.E48]" office:value-type="float" office:value="0.999942600887216" calcext:value-type="float">
            <text:p>0.999942600887216</text:p>
          </table:table-cell>
          <table:table-cell table:formula="of:=IF([.J48]&gt;1;[.J48]-1;1/[.J48]-1)" office:value-type="float" office:value="0.000165320554532" calcext:value-type="float">
            <text:p>0.000165320554532</text:p>
          </table:table-cell>
          <table:table-cell table:formula="of:=IF([.K48]&gt;1;[.K48]-1;1/[.K48]-1)" office:value-type="float" office:value="0.000259618627906022" calcext:value-type="float">
            <text:p>0.000259618627906022</text:p>
          </table:table-cell>
          <table:table-cell table:formula="of:=IF([.L48]&gt;1;[.L48]-1;1/[.L48]-1)" office:value-type="float" office:value="0.000579236825601237" calcext:value-type="float">
            <text:p>0.000579236825601237</text:p>
          </table:table-cell>
          <table:table-cell table:formula="of:=IF([.M48]&gt;1;[.M48]-1;1/[.M48]-1)" office:value-type="float" office:value="0.0000574024076314128" calcext:value-type="float">
            <text:p>5.74024076314128E-05</text:p>
          </table:table-cell>
          <table:table-cell table:formula="of:=AVERAGE([.$N48:.$Q48])" office:value-type="float" office:value="0.000265394603917668" calcext:value-type="float">
            <text:p>0.000265394603917668</text:p>
          </table:table-cell>
          <table:table-cell table:formula="of:=MEDIAN([.N48:.Q48])" office:value-type="float" office:value="0.000212469591219011" calcext:value-type="float">
            <text:p>0.000212469591219011</text:p>
          </table:table-cell>
          <table:table-cell table:formula="of:=MAX([.N48:.Q48])" office:value-type="float" office:value="0.000579236825601237" calcext:value-type="float">
            <text:p>0.000579236825601237</text:p>
          </table:table-cell>
          <table:table-cell table:formula="of:=LARGE([.N48:.Q48];2)" office:value-type="float" office:value="0.000259618627906022" calcext:value-type="float">
            <text:p>0.000259618627906022</text:p>
          </table:table-cell>
          <table:table-cell/>
        </table:table-row>
        <table:table-row table:style-name="ro1">
          <table:table-cell office:value-type="float" office:value="99.9333892539537" calcext:value-type="float">
            <text:p>99.9333892539537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08480759144" calcext:value-type="float">
            <text:p>38.5508480759144</text:p>
          </table:table-cell>
          <table:table-cell office:value-type="float" office:value="26.6091732813488" calcext:value-type="float">
            <text:p>26.6091732813488</text:p>
          </table:table-cell>
          <table:table-cell office:value-type="float" office:value="10.2349818474041" calcext:value-type="float">
            <text:p>10.2349818474041</text:p>
          </table:table-cell>
          <table:table-cell office:value-type="float" office:value="9.18083536151717" calcext:value-type="float">
            <text:p>9.18083536151717</text:p>
          </table:table-cell>
          <table:table-cell table:formula="of:=[.F49]/[.B49]" office:value-type="float" office:value="0.999762657570394" calcext:value-type="float">
            <text:p>0.999762657570394</text:p>
          </table:table-cell>
          <table:table-cell table:formula="of:=[.G49]/[.C49]" office:value-type="float" office:value="1.00034486020108" calcext:value-type="float">
            <text:p>1.00034486020108</text:p>
          </table:table-cell>
          <table:table-cell table:formula="of:=[.H49]/[.D49]" office:value-type="float" office:value="1.00048698410597" calcext:value-type="float">
            <text:p>1.00048698410597</text:p>
          </table:table-cell>
          <table:table-cell table:formula="of:=[.I49]/[.E49]" office:value-type="float" office:value="1.00009099798662" calcext:value-type="float">
            <text:p>1.00009099798662</text:p>
          </table:table-cell>
          <table:table-cell table:formula="of:=IF([.J49]&gt;1;[.J49]-1;1/[.J49]-1)" office:value-type="float" office:value="0.00023739877440776" calcext:value-type="float">
            <text:p>0.00023739877440776</text:p>
          </table:table-cell>
          <table:table-cell table:formula="of:=IF([.K49]&gt;1;[.K49]-1;1/[.K49]-1)" office:value-type="float" office:value="0.000344860201082708" calcext:value-type="float">
            <text:p>0.000344860201082708</text:p>
          </table:table-cell>
          <table:table-cell table:formula="of:=IF([.L49]&gt;1;[.L49]-1;1/[.L49]-1)" office:value-type="float" office:value="0.000486984105972699" calcext:value-type="float">
            <text:p>0.000486984105972699</text:p>
          </table:table-cell>
          <table:table-cell table:formula="of:=IF([.M49]&gt;1;[.M49]-1;1/[.M49]-1)" office:value-type="float" office:value="0.000090997986619934" calcext:value-type="float">
            <text:p>9.0997986619934E-05</text:p>
          </table:table-cell>
          <table:table-cell table:formula="of:=AVERAGE([.$N49:.$Q49])" office:value-type="float" office:value="0.000290060267020775" calcext:value-type="float">
            <text:p>0.000290060267020775</text:p>
          </table:table-cell>
          <table:table-cell table:formula="of:=MEDIAN([.N49:.Q49])" office:value-type="float" office:value="0.000291129487745234" calcext:value-type="float">
            <text:p>0.000291129487745234</text:p>
          </table:table-cell>
          <table:table-cell table:formula="of:=MAX([.N49:.Q49])" office:value-type="float" office:value="0.000486984105972699" calcext:value-type="float">
            <text:p>0.000486984105972699</text:p>
          </table:table-cell>
          <table:table-cell table:formula="of:=LARGE([.N49:.Q49];2)" office:value-type="float" office:value="0.000344860201082708" calcext:value-type="float">
            <text:p>0.000344860201082708</text:p>
          </table:table-cell>
          <table:table-cell/>
        </table:table-row>
        <table:table-row table:style-name="ro1">
          <table:table-cell office:value-type="float" office:value="99.9368274829101" calcext:value-type="float">
            <text:p>99.9368274829101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10023758477" calcext:value-type="float">
            <text:p>38.5510023758477</text:p>
          </table:table-cell>
          <table:table-cell office:value-type="float" office:value="26.6092719674101" calcext:value-type="float">
            <text:p>26.6092719674101</text:p>
          </table:table-cell>
          <table:table-cell office:value-type="float" office:value="10.2349519543424" calcext:value-type="float">
            <text:p>10.2349519543424</text:p>
          </table:table-cell>
          <table:table-cell office:value-type="float" office:value="9.1810007536868" calcext:value-type="float">
            <text:p>9.1810007536868</text:p>
          </table:table-cell>
          <table:table-cell table:formula="of:=[.F50]/[.B50]" office:value-type="float" office:value="0.999766659124681" calcext:value-type="float">
            <text:p>0.999766659124681</text:p>
          </table:table-cell>
          <table:table-cell table:formula="of:=[.G50]/[.C50]" office:value-type="float" office:value="1.00034857020339" calcext:value-type="float">
            <text:p>1.00034857020339</text:p>
          </table:table-cell>
          <table:table-cell table:formula="of:=[.H50]/[.D50]" office:value-type="float" office:value="1.00048406200805" calcext:value-type="float">
            <text:p>1.00048406200805</text:p>
          </table:table-cell>
          <table:table-cell table:formula="of:=[.I50]/[.E50]" office:value-type="float" office:value="1.00010901456283" calcext:value-type="float">
            <text:p>1.00010901456283</text:p>
          </table:table-cell>
          <table:table-cell table:formula="of:=IF([.J50]&gt;1;[.J50]-1;1/[.J50]-1)" office:value-type="float" office:value="0.000233395335990982" calcext:value-type="float">
            <text:p>0.000233395335990982</text:p>
          </table:table-cell>
          <table:table-cell table:formula="of:=IF([.K50]&gt;1;[.K50]-1;1/[.K50]-1)" office:value-type="float" office:value="0.000348570203387188" calcext:value-type="float">
            <text:p>0.000348570203387188</text:p>
          </table:table-cell>
          <table:table-cell table:formula="of:=IF([.L50]&gt;1;[.L50]-1;1/[.L50]-1)" office:value-type="float" office:value="0.00048406200805462" calcext:value-type="float">
            <text:p>0.00048406200805462</text:p>
          </table:table-cell>
          <table:table-cell table:formula="of:=IF([.M50]&gt;1;[.M50]-1;1/[.M50]-1)" office:value-type="float" office:value="0.000109014562832188" calcext:value-type="float">
            <text:p>0.000109014562832188</text:p>
          </table:table-cell>
          <table:table-cell table:formula="of:=AVERAGE([.$N50:.$Q50])" office:value-type="float" office:value="0.000293760527566245" calcext:value-type="float">
            <text:p>0.000293760527566245</text:p>
          </table:table-cell>
          <table:table-cell table:formula="of:=MEDIAN([.N50:.Q50])" office:value-type="float" office:value="0.000290982769689085" calcext:value-type="float">
            <text:p>0.000290982769689085</text:p>
          </table:table-cell>
          <table:table-cell table:formula="of:=MAX([.N50:.Q50])" office:value-type="float" office:value="0.00048406200805462" calcext:value-type="float">
            <text:p>0.00048406200805462</text:p>
          </table:table-cell>
          <table:table-cell table:formula="of:=LARGE([.N50:.Q50];2)" office:value-type="float" office:value="0.000348570203387188" calcext:value-type="float">
            <text:p>0.000348570203387188</text:p>
          </table:table-cell>
          <table:table-cell/>
        </table:table-row>
        <table:table-row table:style-name="ro1">
          <table:table-cell office:value-type="float" office:value="99.9442374591093" calcext:value-type="float">
            <text:p>99.9442374591093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16221520938" calcext:value-type="float">
            <text:p>38.5516221520938</text:p>
          </table:table-cell>
          <table:table-cell office:value-type="float" office:value="26.6096882720848" calcext:value-type="float">
            <text:p>26.6096882720848</text:p>
          </table:table-cell>
          <table:table-cell office:value-type="float" office:value="10.2344935638682" calcext:value-type="float">
            <text:p>10.2344935638682</text:p>
          </table:table-cell>
          <table:table-cell office:value-type="float" office:value="9.18078995129004" calcext:value-type="float">
            <text:p>9.18078995129004</text:p>
          </table:table-cell>
          <table:table-cell table:formula="of:=[.F51]/[.B51]" office:value-type="float" office:value="0.999782732160109" calcext:value-type="float">
            <text:p>0.999782732160109</text:p>
          </table:table-cell>
          <table:table-cell table:formula="of:=[.G51]/[.C51]" office:value-type="float" office:value="1.00036422075507" calcext:value-type="float">
            <text:p>1.00036422075507</text:p>
          </table:table-cell>
          <table:table-cell table:formula="of:=[.H51]/[.D51]" office:value-type="float" office:value="1.00043925355505" calcext:value-type="float">
            <text:p>1.00043925355505</text:p>
          </table:table-cell>
          <table:table-cell table:formula="of:=[.I51]/[.E51]" office:value-type="float" office:value="1.00008605133878" calcext:value-type="float">
            <text:p>1.00008605133878</text:p>
          </table:table-cell>
          <table:table-cell table:formula="of:=IF([.J51]&gt;1;[.J51]-1;1/[.J51]-1)" office:value-type="float" office:value="0.000217315055463851" calcext:value-type="float">
            <text:p>0.000217315055463851</text:p>
          </table:table-cell>
          <table:table-cell table:formula="of:=IF([.K51]&gt;1;[.K51]-1;1/[.K51]-1)" office:value-type="float" office:value="0.00036422075506759" calcext:value-type="float">
            <text:p>0.00036422075506759</text:p>
          </table:table-cell>
          <table:table-cell table:formula="of:=IF([.L51]&gt;1;[.L51]-1;1/[.L51]-1)" office:value-type="float" office:value="0.000439253555053698" calcext:value-type="float">
            <text:p>0.000439253555053698</text:p>
          </table:table-cell>
          <table:table-cell table:formula="of:=IF([.M51]&gt;1;[.M51]-1;1/[.M51]-1)" office:value-type="float" office:value="0.0000860513387843653" calcext:value-type="float">
            <text:p>8.60513387843653E-05</text:p>
          </table:table-cell>
          <table:table-cell table:formula="of:=AVERAGE([.$N51:.$Q51])" office:value-type="float" office:value="0.000276710176092376" calcext:value-type="float">
            <text:p>0.000276710176092376</text:p>
          </table:table-cell>
          <table:table-cell table:formula="of:=MEDIAN([.N51:.Q51])" office:value-type="float" office:value="0.000290767905265721" calcext:value-type="float">
            <text:p>0.000290767905265721</text:p>
          </table:table-cell>
          <table:table-cell table:formula="of:=MAX([.N51:.Q51])" office:value-type="float" office:value="0.000439253555053698" calcext:value-type="float">
            <text:p>0.000439253555053698</text:p>
          </table:table-cell>
          <table:table-cell table:formula="of:=LARGE([.N51:.Q51];2)" office:value-type="float" office:value="0.00036422075506759" calcext:value-type="float">
            <text:p>0.00036422075506759</text:p>
          </table:table-cell>
          <table:table-cell/>
        </table:table-row>
        <table:table-row table:style-name="ro1">
          <table:table-cell office:value-type="float" office:value="99.9529120712464" calcext:value-type="float">
            <text:p>99.9529120712464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08307210491" calcext:value-type="float">
            <text:p>38.5508307210491</text:p>
          </table:table-cell>
          <table:table-cell office:value-type="float" office:value="26.6095917710716" calcext:value-type="float">
            <text:p>26.6095917710716</text:p>
          </table:table-cell>
          <table:table-cell office:value-type="float" office:value="10.2342754219334" calcext:value-type="float">
            <text:p>10.2342754219334</text:p>
          </table:table-cell>
          <table:table-cell office:value-type="float" office:value="9.18104228988314" calcext:value-type="float">
            <text:p>9.18104228988314</text:p>
          </table:table-cell>
          <table:table-cell table:formula="of:=[.F52]/[.B52]" office:value-type="float" office:value="0.999762207496087" calcext:value-type="float">
            <text:p>0.999762207496087</text:p>
          </table:table-cell>
          <table:table-cell table:formula="of:=[.G52]/[.C52]" office:value-type="float" office:value="1.00036059289743" calcext:value-type="float">
            <text:p>1.00036059289743</text:p>
          </table:table-cell>
          <table:table-cell table:formula="of:=[.H52]/[.D52]" office:value-type="float" office:value="1.00041792980776" calcext:value-type="float">
            <text:p>1.00041792980776</text:p>
          </table:table-cell>
          <table:table-cell table:formula="of:=[.I52]/[.E52]" office:value-type="float" office:value="1.00011353920296" calcext:value-type="float">
            <text:p>1.00011353920296</text:p>
          </table:table-cell>
          <table:table-cell table:formula="of:=IF([.J52]&gt;1;[.J52]-1;1/[.J52]-1)" office:value-type="float" office:value="0.000237849062637574" calcext:value-type="float">
            <text:p>0.000237849062637574</text:p>
          </table:table-cell>
          <table:table-cell table:formula="of:=IF([.K52]&gt;1;[.K52]-1;1/[.K52]-1)" office:value-type="float" office:value="0.000360592897428402" calcext:value-type="float">
            <text:p>0.000360592897428402</text:p>
          </table:table-cell>
          <table:table-cell table:formula="of:=IF([.L52]&gt;1;[.L52]-1;1/[.L52]-1)" office:value-type="float" office:value="0.000417929807761563" calcext:value-type="float">
            <text:p>0.000417929807761563</text:p>
          </table:table-cell>
          <table:table-cell table:formula="of:=IF([.M52]&gt;1;[.M52]-1;1/[.M52]-1)" office:value-type="float" office:value="0.000113539202956314" calcext:value-type="float">
            <text:p>0.000113539202956314</text:p>
          </table:table-cell>
          <table:table-cell table:formula="of:=AVERAGE([.$N52:.$Q52])" office:value-type="float" office:value="0.000282477742695963" calcext:value-type="float">
            <text:p>0.000282477742695963</text:p>
          </table:table-cell>
          <table:table-cell table:formula="of:=MEDIAN([.N52:.Q52])" office:value-type="float" office:value="0.000299220980032988" calcext:value-type="float">
            <text:p>0.000299220980032988</text:p>
          </table:table-cell>
          <table:table-cell table:formula="of:=MAX([.N52:.Q52])" office:value-type="float" office:value="0.000417929807761563" calcext:value-type="float">
            <text:p>0.000417929807761563</text:p>
          </table:table-cell>
          <table:table-cell table:formula="of:=LARGE([.N52:.Q52];2)" office:value-type="float" office:value="0.000360592897428402" calcext:value-type="float">
            <text:p>0.000360592897428402</text:p>
          </table:table-cell>
          <table:table-cell/>
        </table:table-row>
        <table:table-row table:style-name="ro1">
          <table:table-cell office:value-type="float" office:value="99.9565874194412" calcext:value-type="float">
            <text:p>99.9565874194412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508483198184" calcext:value-type="float">
            <text:p>38.5508483198184</text:p>
          </table:table-cell>
          <table:table-cell office:value-type="float" office:value="26.609423957798" calcext:value-type="float">
            <text:p>26.609423957798</text:p>
          </table:table-cell>
          <table:table-cell office:value-type="float" office:value="10.2343509238558" calcext:value-type="float">
            <text:p>10.2343509238558</text:p>
          </table:table-cell>
          <table:table-cell office:value-type="float" office:value="9.18108479979018" calcext:value-type="float">
            <text:p>9.18108479979018</text:p>
          </table:table-cell>
          <table:table-cell table:formula="of:=[.F53]/[.B53]" office:value-type="float" office:value="0.999762663895705" calcext:value-type="float">
            <text:p>0.999762663895705</text:p>
          </table:table-cell>
          <table:table-cell table:formula="of:=[.G53]/[.C53]" office:value-type="float" office:value="1.00035428412774" calcext:value-type="float">
            <text:p>1.00035428412774</text:p>
          </table:table-cell>
          <table:table-cell table:formula="of:=[.H53]/[.D53]" office:value-type="float" office:value="1.00042531024983" calcext:value-type="float">
            <text:p>1.00042531024983</text:p>
          </table:table-cell>
          <table:table-cell table:formula="of:=[.I53]/[.E53]" office:value-type="float" office:value="1.00011816991178" calcext:value-type="float">
            <text:p>1.00011816991178</text:p>
          </table:table-cell>
          <table:table-cell table:formula="of:=IF([.J53]&gt;1;[.J53]-1;1/[.J53]-1)" office:value-type="float" office:value="0.000237392446092999" calcext:value-type="float">
            <text:p>0.000237392446092999</text:p>
          </table:table-cell>
          <table:table-cell table:formula="of:=IF([.K53]&gt;1;[.K53]-1;1/[.K53]-1)" office:value-type="float" office:value="0.000354284127744409" calcext:value-type="float">
            <text:p>0.000354284127744409</text:p>
          </table:table-cell>
          <table:table-cell table:formula="of:=IF([.L53]&gt;1;[.L53]-1;1/[.L53]-1)" office:value-type="float" office:value="0.000425310249833721" calcext:value-type="float">
            <text:p>0.000425310249833721</text:p>
          </table:table-cell>
          <table:table-cell table:formula="of:=IF([.M53]&gt;1;[.M53]-1;1/[.M53]-1)" office:value-type="float" office:value="0.000118169911784261" calcext:value-type="float">
            <text:p>0.000118169911784261</text:p>
          </table:table-cell>
          <table:table-cell table:formula="of:=AVERAGE([.$N53:.$Q53])" office:value-type="float" office:value="0.000283789183863847" calcext:value-type="float">
            <text:p>0.000283789183863847</text:p>
          </table:table-cell>
          <table:table-cell table:formula="of:=MEDIAN([.N53:.Q53])" office:value-type="float" office:value="0.000295838286918704" calcext:value-type="float">
            <text:p>0.000295838286918704</text:p>
          </table:table-cell>
          <table:table-cell table:formula="of:=MAX([.N53:.Q53])" office:value-type="float" office:value="0.000425310249833721" calcext:value-type="float">
            <text:p>0.000425310249833721</text:p>
          </table:table-cell>
          <table:table-cell table:formula="of:=LARGE([.N53:.Q53];2)" office:value-type="float" office:value="0.000354284127744409" calcext:value-type="float">
            <text:p>0.000354284127744409</text:p>
          </table:table-cell>
          <table:table-cell/>
        </table:table-row>
        <table:table-row table:style-name="ro1">
          <table:table-cell office:value-type="float" office:value="99.9741737629539" calcext:value-type="float">
            <text:p>99.974173762953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478255580085" calcext:value-type="float">
            <text:p>38.5478255580085</text:p>
          </table:table-cell>
          <table:table-cell office:value-type="float" office:value="26.6096961919533" calcext:value-type="float">
            <text:p>26.6096961919533</text:p>
          </table:table-cell>
          <table:table-cell office:value-type="float" office:value="10.2346280918304" calcext:value-type="float">
            <text:p>10.2346280918304</text:p>
          </table:table-cell>
          <table:table-cell office:value-type="float" office:value="9.18158938103989" calcext:value-type="float">
            <text:p>9.18158938103989</text:p>
          </table:table-cell>
          <table:table-cell table:formula="of:=[.F54]/[.B54]" office:value-type="float" office:value="0.99968427276993" calcext:value-type="float">
            <text:p>0.99968427276993</text:p>
          </table:table-cell>
          <table:table-cell table:formula="of:=[.G54]/[.C54]" office:value-type="float" office:value="1.00036451849449" calcext:value-type="float">
            <text:p>1.00036451849449</text:p>
          </table:table-cell>
          <table:table-cell table:formula="of:=[.H54]/[.D54]" office:value-type="float" office:value="1.00045240389349" calcext:value-type="float">
            <text:p>1.00045240389349</text:p>
          </table:table-cell>
          <table:table-cell table:formula="of:=[.I54]/[.E54]" office:value-type="float" office:value="1.00017313518953" calcext:value-type="float">
            <text:p>1.00017313518953</text:p>
          </table:table-cell>
          <table:table-cell table:formula="of:=IF([.J54]&gt;1;[.J54]-1;1/[.J54]-1)" office:value-type="float" office:value="0.000315826945236797" calcext:value-type="float">
            <text:p>0.000315826945236797</text:p>
          </table:table-cell>
          <table:table-cell table:formula="of:=IF([.K54]&gt;1;[.K54]-1;1/[.K54]-1)" office:value-type="float" office:value="0.000364518494484933" calcext:value-type="float">
            <text:p>0.000364518494484933</text:p>
          </table:table-cell>
          <table:table-cell table:formula="of:=IF([.L54]&gt;1;[.L54]-1;1/[.L54]-1)" office:value-type="float" office:value="0.000452403893489661" calcext:value-type="float">
            <text:p>0.000452403893489661</text:p>
          </table:table-cell>
          <table:table-cell table:formula="of:=IF([.M54]&gt;1;[.M54]-1;1/[.M54]-1)" office:value-type="float" office:value="0.000173135189530438" calcext:value-type="float">
            <text:p>0.000173135189530438</text:p>
          </table:table-cell>
          <table:table-cell table:formula="of:=AVERAGE([.$N54:.$Q54])" office:value-type="float" office:value="0.000326471130685457" calcext:value-type="float">
            <text:p>0.000326471130685457</text:p>
          </table:table-cell>
          <table:table-cell table:formula="of:=MEDIAN([.N54:.Q54])" office:value-type="float" office:value="0.000340172719860865" calcext:value-type="float">
            <text:p>0.000340172719860865</text:p>
          </table:table-cell>
          <table:table-cell table:formula="of:=MAX([.N54:.Q54])" office:value-type="float" office:value="0.000452403893489661" calcext:value-type="float">
            <text:p>0.000452403893489661</text:p>
          </table:table-cell>
          <table:table-cell table:formula="of:=LARGE([.N54:.Q54];2)" office:value-type="float" office:value="0.000364518494484933" calcext:value-type="float">
            <text:p>0.000364518494484933</text:p>
          </table:table-cell>
          <table:table-cell/>
        </table:table-row>
        <table:table-row table:style-name="ro1">
          <table:table-cell office:value-type="float" office:value="99.9999604801269" calcext:value-type="float">
            <text:p>99.9999604801269</text:p>
          </table:table-cell>
          <table:table-cell office:value-type="float" office:value="38.56" calcext:value-type="float">
            <text:p>38.56</text:p>
          </table:table-cell>
          <table:table-cell office:value-type="float" office:value="26.6" calcext:value-type="float">
            <text:p>26.6</text:p>
          </table:table-cell>
          <table:table-cell office:value-type="float" office:value="10.23" calcext:value-type="float">
            <text:p>10.23</text:p>
          </table:table-cell>
          <table:table-cell office:value-type="float" office:value="9.18" calcext:value-type="float">
            <text:p>9.18</text:p>
          </table:table-cell>
          <table:table-cell office:value-type="float" office:value="38.547791834994" calcext:value-type="float">
            <text:p>38.547791834994</text:p>
          </table:table-cell>
          <table:table-cell office:value-type="float" office:value="26.61021762615" calcext:value-type="float">
            <text:p>26.61021762615</text:p>
          </table:table-cell>
          <table:table-cell office:value-type="float" office:value="10.2338205093435" calcext:value-type="float">
            <text:p>10.2338205093435</text:p>
          </table:table-cell>
          <table:table-cell office:value-type="float" office:value="9.18148416838417" calcext:value-type="float">
            <text:p>9.18148416838417</text:p>
          </table:table-cell>
          <table:table-cell table:formula="of:=[.F55]/[.B55]" office:value-type="float" office:value="0.999683398210425" calcext:value-type="float">
            <text:p>0.999683398210425</text:p>
          </table:table-cell>
          <table:table-cell table:formula="of:=[.G55]/[.C55]" office:value-type="float" office:value="1.00038412128383" calcext:value-type="float">
            <text:p>1.00038412128383</text:p>
          </table:table-cell>
          <table:table-cell table:formula="of:=[.H55]/[.D55]" office:value-type="float" office:value="1.0003734613239" calcext:value-type="float">
            <text:p>1.0003734613239</text:p>
          </table:table-cell>
          <table:table-cell table:formula="of:=[.I55]/[.E55]" office:value-type="float" office:value="1.00016167411592" calcext:value-type="float">
            <text:p>1.00016167411592</text:p>
          </table:table-cell>
          <table:table-cell table:formula="of:=IF([.J55]&gt;1;[.J55]-1;1/[.J55]-1)" office:value-type="float" office:value="0.000316702058013041" calcext:value-type="float">
            <text:p>0.000316702058013041</text:p>
          </table:table-cell>
          <table:table-cell table:formula="of:=IF([.K55]&gt;1;[.K55]-1;1/[.K55]-1)" office:value-type="float" office:value="0.000384121283834471" calcext:value-type="float">
            <text:p>0.000384121283834471</text:p>
          </table:table-cell>
          <table:table-cell table:formula="of:=IF([.L55]&gt;1;[.L55]-1;1/[.L55]-1)" office:value-type="float" office:value="0.00037346132390037" calcext:value-type="float">
            <text:p>0.00037346132390037</text:p>
          </table:table-cell>
          <table:table-cell table:formula="of:=IF([.M55]&gt;1;[.M55]-1;1/[.M55]-1)" office:value-type="float" office:value="0.000161674115922716" calcext:value-type="float">
            <text:p>0.000161674115922716</text:p>
          </table:table-cell>
          <table:table-cell table:formula="of:=AVERAGE([.$N55:.$Q55])" office:value-type="float" office:value="0.00030898969541765" calcext:value-type="float">
            <text:p>0.00030898969541765</text:p>
          </table:table-cell>
          <table:table-cell table:formula="of:=MEDIAN([.N55:.Q55])" office:value-type="float" office:value="0.000345081690956706" calcext:value-type="float">
            <text:p>0.000345081690956706</text:p>
          </table:table-cell>
          <table:table-cell table:formula="of:=MAX([.N55:.Q55])" office:value-type="float" office:value="0.000384121283834471" calcext:value-type="float">
            <text:p>0.000384121283834471</text:p>
          </table:table-cell>
          <table:table-cell table:formula="of:=LARGE([.N55:.Q55];2)" office:value-type="float" office:value="0.00037346132390037" calcext:value-type="float">
            <text:p>0.00037346132390037</text:p>
          </table:table-cell>
          <table:table-cell/>
        </table:table-row>
        <table:table-row table:style-name="ro1" table:number-rows-repeated="104852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6" table:style-name="ta1">
        <table:shapes>
          <draw:frame draw:z-index="0" draw:style-name="gr1" draw:text-style-name="P1" svg:width="10.7425in" svg:height="6.7138in" svg:x="17.8102in" svg:y="0.7843in">
            <draw:object draw:notify-on-update-of-ranges="Sheet6.B1:Sheet6.B1 Sheet6.B2:Sheet6.B107 Sheet6.C1:Sheet6.C1 Sheet6.C2:Sheet6.C107 Sheet6.B1:Sheet6.B1 Sheet6.B2:Sheet6.B107 Sheet6.D1:Sheet6.D1 Sheet6.D2:Sheet6.D107 Sheet6.B1:Sheet6.B1 Sheet6.B2:Sheet6.B107 Sheet6.E1:Sheet6.E1 Sheet6.E2:Sheet6.E107 Sheet6.B1:Sheet6.B1 Sheet6.B2:Sheet6.B107 Sheet6.F1:Sheet6.F1 Sheet6.F2:Sheet6.F10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2017-90</text:p>
          </table:table-cell>
          <table:table-cell office:value-type="string" calcext:value-type="string">
            <text:p>2021-90</text:p>
          </table:table-cell>
          <table:table-cell office:value-type="string" calcext:value-type="string">
            <text:p>2017-max</text:p>
          </table:table-cell>
          <table:table-cell office:value-type="string" calcext:value-type="string">
            <text:p>2021-max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0168157059879524" calcext:value-type="float">
            <text:p>0.0168157059879524</text:p>
          </table:table-cell>
          <table:table-cell/>
          <table:table-cell office:value-type="float" office:value="0.209992680462635" calcext:value-type="float">
            <text:p>0.209992680462635</text:p>
          </table:table-cell>
          <table:table-cell/>
          <table:table-cell office:value-type="float" office:value="0.271771303288901" calcext:value-type="float">
            <text:p>0.2717713032889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0229423369509428" calcext:value-type="float">
            <text:p>0.0229423369509428</text:p>
          </table:table-cell>
          <table:table-cell table:style-name="ce5" office:value-type="float" office:value="0.297202757555877" calcext:value-type="float">
            <text:p>0.297202757555877</text:p>
          </table:table-cell>
          <table:table-cell/>
          <table:table-cell office:value-type="float" office:value="0.409081640699392" calcext:value-type="float">
            <text:p>0.409081640699392</text:p>
          </table:table-cell>
          <table:table-cell/>
          <table:table-cell office:value-type="float" office:value="0.297202757555877" calcext:value-type="float">
            <text:p>0.2972027575558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0823829964187891" calcext:value-type="float">
            <text:p>0.0823829964187891</text:p>
          </table:table-cell>
          <table:table-cell table:style-name="ce5" office:value-type="float" office:value="0.388166752712306" calcext:value-type="float">
            <text:p>0.388166752712306</text:p>
          </table:table-cell>
          <table:table-cell/>
          <table:table-cell office:value-type="float" office:value="0.576703562986511" calcext:value-type="float">
            <text:p>0.576703562986511</text:p>
          </table:table-cell>
          <table:table-cell/>
          <table:table-cell office:value-type="float" office:value="0.388166752712306" calcext:value-type="float">
            <text:p>0.38816675271230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0823829964187891" calcext:value-type="float">
            <text:p>0.0823829964187891</text:p>
          </table:table-cell>
          <table:table-cell table:style-name="ce5" office:value-type="float" office:value="0.388129811411064" calcext:value-type="float">
            <text:p>0.388129811411064</text:p>
          </table:table-cell>
          <table:table-cell/>
          <table:table-cell office:value-type="float" office:value="0.576334794120918" calcext:value-type="float">
            <text:p>0.576334794120918</text:p>
          </table:table-cell>
          <table:table-cell/>
          <table:table-cell office:value-type="float" office:value="0.388129811411064" calcext:value-type="float">
            <text:p>0.38812981141106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.208961328816212" calcext:value-type="float">
            <text:p>0.208961328816212</text:p>
          </table:table-cell>
          <table:table-cell/>
          <table:table-cell office:value-type="float" office:value="0.058038870507507" calcext:value-type="float">
            <text:p>0.058038870507507</text:p>
          </table:table-cell>
          <table:table-cell/>
          <table:table-cell office:value-type="float" office:value="0.0867250885441428" calcext:value-type="float">
            <text:p>0.086725088544142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03934545344398" calcext:value-type="float">
            <text:p>0.303934545344398</text:p>
          </table:table-cell>
          <table:table-cell table:style-name="ce5" office:value-type="float" office:value="0.249001992107211" calcext:value-type="float">
            <text:p>0.249001992107211</text:p>
          </table:table-cell>
          <table:table-cell/>
          <table:table-cell office:value-type="float" office:value="0.345632660711401" calcext:value-type="float">
            <text:p>0.345632660711401</text:p>
          </table:table-cell>
          <table:table-cell/>
          <table:table-cell office:value-type="float" office:value="0.249001992107211" calcext:value-type="float">
            <text:p>0.24900199210721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08164685965778" calcext:value-type="float">
            <text:p>0.708164685965778</text:p>
          </table:table-cell>
          <table:table-cell table:style-name="ce5" office:value-type="float" office:value="0.190920587051208" calcext:value-type="float">
            <text:p>0.190920587051208</text:p>
          </table:table-cell>
          <table:table-cell/>
          <table:table-cell office:value-type="float" office:value="0.201418700663512" calcext:value-type="float">
            <text:p>0.201418700663512</text:p>
          </table:table-cell>
          <table:table-cell/>
          <table:table-cell office:value-type="float" office:value="0.190920587051208" calcext:value-type="float">
            <text:p>0.190920587051208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6898983226291" calcext:value-type="float">
            <text:p>1.26898983226291</text:p>
          </table:table-cell>
          <table:table-cell table:style-name="ce5" office:value-type="float" office:value="0.104664979632987" calcext:value-type="float">
            <text:p>0.104664979632987</text:p>
          </table:table-cell>
          <table:table-cell/>
          <table:table-cell office:value-type="float" office:value="0.155334973339222" calcext:value-type="float">
            <text:p>0.155334973339222</text:p>
          </table:table-cell>
          <table:table-cell/>
          <table:table-cell office:value-type="float" office:value="0.104664979632987" calcext:value-type="float">
            <text:p>0.104664979632987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.39167256994771" calcext:value-type="float">
            <text:p>1.39167256994771</text:p>
          </table:table-cell>
          <table:table-cell/>
          <table:table-cell office:value-type="float" office:value="0.0189420954296653" calcext:value-type="float">
            <text:p>0.0189420954296653</text:p>
          </table:table-cell>
          <table:table-cell/>
          <table:table-cell office:value-type="float" office:value="0.092664934327916" calcext:value-type="float">
            <text:p>0.092664934327916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09371729618482" calcext:value-type="float">
            <text:p>2.09371729618482</text:p>
          </table:table-cell>
          <table:table-cell table:style-name="ce5" office:value-type="float" office:value="0.106332247145075" calcext:value-type="float">
            <text:p>0.106332247145075</text:p>
          </table:table-cell>
          <table:table-cell/>
          <table:table-cell office:value-type="float" office:value="0.144235732035319" calcext:value-type="float">
            <text:p>0.144235732035319</text:p>
          </table:table-cell>
          <table:table-cell/>
          <table:table-cell office:value-type="float" office:value="0.106332247145075" calcext:value-type="float">
            <text:p>0.106332247145075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31566318405607" calcext:value-type="float">
            <text:p>3.31566318405607</text:p>
          </table:table-cell>
          <table:table-cell table:style-name="ce5" office:value-type="float" office:value="0.0901849107153279" calcext:value-type="float">
            <text:p>0.0901849107153279</text:p>
          </table:table-cell>
          <table:table-cell/>
          <table:table-cell office:value-type="float" office:value="0.105081807465927" calcext:value-type="float">
            <text:p>0.105081807465927</text:p>
          </table:table-cell>
          <table:table-cell/>
          <table:table-cell office:value-type="float" office:value="0.0901849107153279" calcext:value-type="float">
            <text:p>0.0901849107153279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.67536795471813" calcext:value-type="float">
            <text:p>3.67536795471813</text:p>
          </table:table-cell>
          <table:table-cell/>
          <table:table-cell office:value-type="float" office:value="0.0176212278400882" calcext:value-type="float">
            <text:p>0.0176212278400882</text:p>
          </table:table-cell>
          <table:table-cell/>
          <table:table-cell office:value-type="float" office:value="0.0792074459733121" calcext:value-type="float">
            <text:p>0.0792074459733121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700521540835" calcext:value-type="float">
            <text:p>4.7700521540835</text:p>
          </table:table-cell>
          <table:table-cell table:style-name="ce5" office:value-type="float" office:value="0.0811392999045417" calcext:value-type="float">
            <text:p>0.0811392999045417</text:p>
          </table:table-cell>
          <table:table-cell/>
          <table:table-cell office:value-type="float" office:value="0.104509075852589" calcext:value-type="float">
            <text:p>0.104509075852589</text:p>
          </table:table-cell>
          <table:table-cell/>
          <table:table-cell office:value-type="float" office:value="0.0811392999045417" calcext:value-type="float">
            <text:p>0.081139299904541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.75372289433941" calcext:value-type="float">
            <text:p>6.75372289433941</text:p>
          </table:table-cell>
          <table:table-cell table:style-name="ce5" office:value-type="float" office:value="0.0584100219933117" calcext:value-type="float">
            <text:p>0.0584100219933117</text:p>
          </table:table-cell>
          <table:table-cell/>
          <table:table-cell office:value-type="float" office:value="0.0992458571934778" calcext:value-type="float">
            <text:p>0.0992458571934778</text:p>
          </table:table-cell>
          <table:table-cell/>
          <table:table-cell office:value-type="float" office:value="0.0584100219933117" calcext:value-type="float">
            <text:p>0.058410021993311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.79190514440068" calcext:value-type="float">
            <text:p>6.79190514440068</text:p>
          </table:table-cell>
          <table:table-cell/>
          <table:table-cell office:value-type="float" office:value="0.015110679893003" calcext:value-type="float">
            <text:p>0.015110679893003</text:p>
          </table:table-cell>
          <table:table-cell/>
          <table:table-cell office:value-type="float" office:value="0.0354548323687944" calcext:value-type="float">
            <text:p>0.0354548323687944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.88129275861689" calcext:value-type="float">
            <text:p>8.88129275861689</text:p>
          </table:table-cell>
          <table:table-cell table:style-name="ce5" office:value-type="float" office:value="0.0627807540823548" calcext:value-type="float">
            <text:p>0.0627807540823548</text:p>
          </table:table-cell>
          <table:table-cell/>
          <table:table-cell office:value-type="float" office:value="0.0832519724810334" calcext:value-type="float">
            <text:p>0.0832519724810334</text:p>
          </table:table-cell>
          <table:table-cell/>
          <table:table-cell office:value-type="float" office:value="0.0627807540823548" calcext:value-type="float">
            <text:p>0.0627807540823548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.9817625665786" calcext:value-type="float">
            <text:p>10.9817625665786</text:p>
          </table:table-cell>
          <table:table-cell/>
          <table:table-cell office:value-type="float" office:value="0.0106431160339393" calcext:value-type="float">
            <text:p>0.0106431160339393</text:p>
          </table:table-cell>
          <table:table-cell/>
          <table:table-cell office:value-type="float" office:value="0.0368805284290423" calcext:value-type="float">
            <text:p>0.0368805284290423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.3538577810703" calcext:value-type="float">
            <text:p>11.3538577810703</text:p>
          </table:table-cell>
          <table:table-cell table:style-name="ce5" office:value-type="float" office:value="0.0570149196709762" calcext:value-type="float">
            <text:p>0.0570149196709762</text:p>
          </table:table-cell>
          <table:table-cell/>
          <table:table-cell office:value-type="float" office:value="0.0795029740557611" calcext:value-type="float">
            <text:p>0.0795029740557611</text:p>
          </table:table-cell>
          <table:table-cell/>
          <table:table-cell office:value-type="float" office:value="0.0570149196709762" calcext:value-type="float">
            <text:p>0.057014919670976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.3216089328149" calcext:value-type="float">
            <text:p>14.3216089328149</text:p>
          </table:table-cell>
          <table:table-cell table:style-name="ce5" office:value-type="float" office:value="0.045491579230559" calcext:value-type="float">
            <text:p>0.045491579230559</text:p>
          </table:table-cell>
          <table:table-cell/>
          <table:table-cell office:value-type="float" office:value="0.0694877369625555" calcext:value-type="float">
            <text:p>0.0694877369625555</text:p>
          </table:table-cell>
          <table:table-cell/>
          <table:table-cell office:value-type="float" office:value="0.045491579230559" calcext:value-type="float">
            <text:p>0.045491579230559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6.234151295906" calcext:value-type="float">
            <text:p>16.234151295906</text:p>
          </table:table-cell>
          <table:table-cell/>
          <table:table-cell office:value-type="float" office:value="0.01302160168389" calcext:value-type="float">
            <text:p>0.01302160168389</text:p>
          </table:table-cell>
          <table:table-cell/>
          <table:table-cell office:value-type="float" office:value="0.0385178734372957" calcext:value-type="float">
            <text:p>0.0385178734372957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.619032304568" calcext:value-type="float">
            <text:p>17.619032304568</text:p>
          </table:table-cell>
          <table:table-cell table:style-name="ce5" office:value-type="float" office:value="0.0473491435449462" calcext:value-type="float">
            <text:p>0.0473491435449462</text:p>
          </table:table-cell>
          <table:table-cell/>
          <table:table-cell office:value-type="float" office:value="0.0529768583532249" calcext:value-type="float">
            <text:p>0.0529768583532249</text:p>
          </table:table-cell>
          <table:table-cell/>
          <table:table-cell office:value-type="float" office:value="0.0473491435449462" calcext:value-type="float">
            <text:p>0.047349143544946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.2264202980036" calcext:value-type="float">
            <text:p>21.2264202980036</text:p>
          </table:table-cell>
          <table:table-cell table:style-name="ce5" office:value-type="float" office:value="0.0400065209673934" calcext:value-type="float">
            <text:p>0.0400065209673934</text:p>
          </table:table-cell>
          <table:table-cell/>
          <table:table-cell office:value-type="float" office:value="0.0481868409775668" calcext:value-type="float">
            <text:p>0.0481868409775668</text:p>
          </table:table-cell>
          <table:table-cell/>
          <table:table-cell office:value-type="float" office:value="0.0400065209673934" calcext:value-type="float">
            <text:p>0.040006520967393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2.2385636897334" calcext:value-type="float">
            <text:p>22.2385636897334</text:p>
          </table:table-cell>
          <table:table-cell/>
          <table:table-cell office:value-type="float" office:value="0.010121936686359" calcext:value-type="float">
            <text:p>0.010121936686359</text:p>
          </table:table-cell>
          <table:table-cell/>
          <table:table-cell office:value-type="float" office:value="0.0239195600906668" calcext:value-type="float">
            <text:p>0.0239195600906668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.1078355279383" calcext:value-type="float">
            <text:p>25.1078355279383</text:p>
          </table:table-cell>
          <table:table-cell table:style-name="ce5" office:value-type="float" office:value="0.0341755392805934" calcext:value-type="float">
            <text:p>0.0341755392805934</text:p>
          </table:table-cell>
          <table:table-cell/>
          <table:table-cell office:value-type="float" office:value="0.0416985083072834" calcext:value-type="float">
            <text:p>0.0416985083072834</text:p>
          </table:table-cell>
          <table:table-cell/>
          <table:table-cell office:value-type="float" office:value="0.0341755392805934" calcext:value-type="float">
            <text:p>0.034175539280593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8.7523674873956" calcext:value-type="float">
            <text:p>28.7523674873956</text:p>
          </table:table-cell>
          <table:table-cell/>
          <table:table-cell office:value-type="float" office:value="0.00898351129925312" calcext:value-type="float">
            <text:p>0.00898351129925312</text:p>
          </table:table-cell>
          <table:table-cell/>
          <table:table-cell office:value-type="float" office:value="0.0237314843097078" calcext:value-type="float">
            <text:p>0.0237314843097078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.3613485382254" calcext:value-type="float">
            <text:p>29.3613485382254</text:p>
          </table:table-cell>
          <table:table-cell table:style-name="ce5" office:value-type="float" office:value="0.0276088995810966" calcext:value-type="float">
            <text:p>0.0276088995810966</text:p>
          </table:table-cell>
          <table:table-cell/>
          <table:table-cell office:value-type="float" office:value="0.0350048735759916" calcext:value-type="float">
            <text:p>0.0350048735759916</text:p>
          </table:table-cell>
          <table:table-cell/>
          <table:table-cell office:value-type="float" office:value="0.0276088995810966" calcext:value-type="float">
            <text:p>0.0276088995810966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.620770088428" calcext:value-type="float">
            <text:p>33.620770088428</text:p>
          </table:table-cell>
          <table:table-cell table:style-name="ce5" office:value-type="float" office:value="0.0234836846546138" calcext:value-type="float">
            <text:p>0.0234836846546138</text:p>
          </table:table-cell>
          <table:table-cell/>
          <table:table-cell office:value-type="float" office:value="0.0246425899912321" calcext:value-type="float">
            <text:p>0.0246425899912321</text:p>
          </table:table-cell>
          <table:table-cell/>
          <table:table-cell office:value-type="float" office:value="0.0234836846546138" calcext:value-type="float">
            <text:p>0.0234836846546138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5.6818808297988" calcext:value-type="float">
            <text:p>35.6818808297988</text:p>
          </table:table-cell>
          <table:table-cell/>
          <table:table-cell office:value-type="float" office:value="0.00747230236860474" calcext:value-type="float">
            <text:p>0.00747230236860474</text:p>
          </table:table-cell>
          <table:table-cell/>
          <table:table-cell office:value-type="float" office:value="0.016638960882571" calcext:value-type="float">
            <text:p>0.01663896088257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8.4370247809026" calcext:value-type="float">
            <text:p>38.4370247809026</text:p>
          </table:table-cell>
          <table:table-cell table:style-name="ce5" office:value-type="float" office:value="0.0213365902760472" calcext:value-type="float">
            <text:p>0.0213365902760472</text:p>
          </table:table-cell>
          <table:table-cell/>
          <table:table-cell office:value-type="float" office:value="0.027021190805645" calcext:value-type="float">
            <text:p>0.027021190805645</text:p>
          </table:table-cell>
          <table:table-cell/>
          <table:table-cell office:value-type="float" office:value="0.0213365902760472" calcext:value-type="float">
            <text:p>0.021336590276047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.0918510576754" calcext:value-type="float">
            <text:p>43.0918510576754</text:p>
          </table:table-cell>
          <table:table-cell table:style-name="ce5" office:value-type="float" office:value="0.0170617387319778" calcext:value-type="float">
            <text:p>0.0170617387319778</text:p>
          </table:table-cell>
          <table:table-cell/>
          <table:table-cell office:value-type="float" office:value="0.0269659864321914" calcext:value-type="float">
            <text:p>0.0269659864321914</text:p>
          </table:table-cell>
          <table:table-cell/>
          <table:table-cell office:value-type="float" office:value="0.0170617387319778" calcext:value-type="float">
            <text:p>0.0170617387319778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3.1649490341837" calcext:value-type="float">
            <text:p>43.1649490341837</text:p>
          </table:table-cell>
          <table:table-cell/>
          <table:table-cell office:value-type="float" office:value="0.00807208484872923" calcext:value-type="float">
            <text:p>0.00807208484872923</text:p>
          </table:table-cell>
          <table:table-cell/>
          <table:table-cell office:value-type="float" office:value="0.017310474253436" calcext:value-type="float">
            <text:p>0.017310474253436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7.8450189980126" calcext:value-type="float">
            <text:p>47.8450189980126</text:p>
          </table:table-cell>
          <table:table-cell table:style-name="ce5" office:value-type="float" office:value="0.0125726803553416" calcext:value-type="float">
            <text:p>0.0125726803553416</text:p>
          </table:table-cell>
          <table:table-cell/>
          <table:table-cell office:value-type="float" office:value="0.0249192605065289" calcext:value-type="float">
            <text:p>0.0249192605065289</text:p>
          </table:table-cell>
          <table:table-cell/>
          <table:table-cell office:value-type="float" office:value="0.0125726803553416" calcext:value-type="float">
            <text:p>0.0125726803553416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0.3115450393173" calcext:value-type="float">
            <text:p>50.3115450393173</text:p>
          </table:table-cell>
          <table:table-cell/>
          <table:table-cell office:value-type="float" office:value="0.00749281810136671" calcext:value-type="float">
            <text:p>0.00749281810136671</text:p>
          </table:table-cell>
          <table:table-cell/>
          <table:table-cell office:value-type="float" office:value="0.0119494831128464" calcext:value-type="float">
            <text:p>0.0119494831128464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.6157536258522" calcext:value-type="float">
            <text:p>52.6157536258522</text:p>
          </table:table-cell>
          <table:table-cell table:style-name="ce5" office:value-type="float" office:value="0.0122783315863471" calcext:value-type="float">
            <text:p>0.0122783315863471</text:p>
          </table:table-cell>
          <table:table-cell/>
          <table:table-cell office:value-type="float" office:value="0.0173185323057374" calcext:value-type="float">
            <text:p>0.0173185323057374</text:p>
          </table:table-cell>
          <table:table-cell/>
          <table:table-cell office:value-type="float" office:value="0.0122783315863471" calcext:value-type="float">
            <text:p>0.0122783315863471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6.627287619309" calcext:value-type="float">
            <text:p>56.627287619309</text:p>
          </table:table-cell>
          <table:table-cell table:style-name="ce5" office:value-type="float" office:value="0.0100706314542638" calcext:value-type="float">
            <text:p>0.0100706314542638</text:p>
          </table:table-cell>
          <table:table-cell/>
          <table:table-cell office:value-type="float" office:value="0.0149238861492622" calcext:value-type="float">
            <text:p>0.0149238861492622</text:p>
          </table:table-cell>
          <table:table-cell/>
          <table:table-cell office:value-type="float" office:value="0.0100706314542638" calcext:value-type="float">
            <text:p>0.0100706314542638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7.2046803385667" calcext:value-type="float">
            <text:p>57.2046803385667</text:p>
          </table:table-cell>
          <table:table-cell/>
          <table:table-cell office:value-type="float" office:value="0.00703829034122383" calcext:value-type="float">
            <text:p>0.00703829034122383</text:p>
          </table:table-cell>
          <table:table-cell/>
          <table:table-cell office:value-type="float" office:value="0.00978294508336441" calcext:value-type="float">
            <text:p>0.0097829450833644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0.8902056788922" calcext:value-type="float">
            <text:p>60.8902056788922</text:p>
          </table:table-cell>
          <table:table-cell table:style-name="ce5" office:value-type="float" office:value="0.010190652012134" calcext:value-type="float">
            <text:p>0.010190652012134</text:p>
          </table:table-cell>
          <table:table-cell/>
          <table:table-cell office:value-type="float" office:value="0.014904915620086" calcext:value-type="float">
            <text:p>0.014904915620086</text:p>
          </table:table-cell>
          <table:table-cell/>
          <table:table-cell office:value-type="float" office:value="0.010190652012134" calcext:value-type="float">
            <text:p>0.01019065201213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3.9134751899177" calcext:value-type="float">
            <text:p>63.9134751899177</text:p>
          </table:table-cell>
          <table:table-cell/>
          <table:table-cell office:value-type="float" office:value="0.00551853288067039" calcext:value-type="float">
            <text:p>0.00551853288067039</text:p>
          </table:table-cell>
          <table:table-cell/>
          <table:table-cell office:value-type="float" office:value="0.00587867897127081" calcext:value-type="float">
            <text:p>0.0058786789712708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4.9565152029911" calcext:value-type="float">
            <text:p>64.9565152029911</text:p>
          </table:table-cell>
          <table:table-cell table:style-name="ce5" office:value-type="float" office:value="0.010360411578819" calcext:value-type="float">
            <text:p>0.010360411578819</text:p>
          </table:table-cell>
          <table:table-cell/>
          <table:table-cell office:value-type="float" office:value="0.0169079759552537" calcext:value-type="float">
            <text:p>0.0169079759552537</text:p>
          </table:table-cell>
          <table:table-cell/>
          <table:table-cell office:value-type="float" office:value="0.010360411578819" calcext:value-type="float">
            <text:p>0.010360411578819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8.7433750963644" calcext:value-type="float">
            <text:p>68.7433750963644</text:p>
          </table:table-cell>
          <table:table-cell table:style-name="ce5" office:value-type="float" office:value="0.0125686042497175" calcext:value-type="float">
            <text:p>0.0125686042497175</text:p>
          </table:table-cell>
          <table:table-cell/>
          <table:table-cell office:value-type="float" office:value="0.0166720074375806" calcext:value-type="float">
            <text:p>0.0166720074375806</text:p>
          </table:table-cell>
          <table:table-cell/>
          <table:table-cell office:value-type="float" office:value="0.0125686042497175" calcext:value-type="float">
            <text:p>0.0125686042497175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.0189991789746" calcext:value-type="float">
            <text:p>70.0189991789746</text:p>
          </table:table-cell>
          <table:table-cell/>
          <table:table-cell office:value-type="float" office:value="0.0042289738059309" calcext:value-type="float">
            <text:p>0.0042289738059309</text:p>
          </table:table-cell>
          <table:table-cell/>
          <table:table-cell office:value-type="float" office:value="0.005255160440929" calcext:value-type="float">
            <text:p>0.00525516044092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.4401204070685" calcext:value-type="float">
            <text:p>72.4401204070685</text:p>
          </table:table-cell>
          <table:table-cell table:style-name="ce5" office:value-type="float" office:value="0.00906721951669587" calcext:value-type="float">
            <text:p>0.00906721951669587</text:p>
          </table:table-cell>
          <table:table-cell/>
          <table:table-cell office:value-type="float" office:value="0.0154342116800881" calcext:value-type="float">
            <text:p>0.0154342116800881</text:p>
          </table:table-cell>
          <table:table-cell/>
          <table:table-cell office:value-type="float" office:value="0.00906721951669587" calcext:value-type="float">
            <text:p>0.0090672195166958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4.7226347108973" calcext:value-type="float">
            <text:p>74.7226347108973</text:p>
          </table:table-cell>
          <table:table-cell/>
          <table:table-cell office:value-type="float" office:value="0.00339988024772042" calcext:value-type="float">
            <text:p>0.00339988024772042</text:p>
          </table:table-cell>
          <table:table-cell/>
          <table:table-cell office:value-type="float" office:value="0.00444274801699929" calcext:value-type="float">
            <text:p>0.0044427480169992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5.5724973173172" calcext:value-type="float">
            <text:p>75.5724973173172</text:p>
          </table:table-cell>
          <table:table-cell table:style-name="ce5" office:value-type="float" office:value="0.00874913232427765" calcext:value-type="float">
            <text:p>0.00874913232427765</text:p>
          </table:table-cell>
          <table:table-cell/>
          <table:table-cell office:value-type="float" office:value="0.012159573053387" calcext:value-type="float">
            <text:p>0.012159573053387</text:p>
          </table:table-cell>
          <table:table-cell/>
          <table:table-cell office:value-type="float" office:value="0.00874913232427765" calcext:value-type="float">
            <text:p>0.00874913232427765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8.6880785338917" calcext:value-type="float">
            <text:p>78.6880785338917</text:p>
          </table:table-cell>
          <table:table-cell/>
          <table:table-cell office:value-type="float" office:value="0.00255322020305759" calcext:value-type="float">
            <text:p>0.00255322020305759</text:p>
          </table:table-cell>
          <table:table-cell/>
          <table:table-cell office:value-type="float" office:value="0.00445105153892822" calcext:value-type="float">
            <text:p>0.00445105153892822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8.6935339444683" calcext:value-type="float">
            <text:p>78.6935339444683</text:p>
          </table:table-cell>
          <table:table-cell table:style-name="ce5" office:value-type="float" office:value="0.0073871564552277" calcext:value-type="float">
            <text:p>0.0073871564552277</text:p>
          </table:table-cell>
          <table:table-cell/>
          <table:table-cell office:value-type="float" office:value="0.010046782772013" calcext:value-type="float">
            <text:p>0.010046782772013</text:p>
          </table:table-cell>
          <table:table-cell/>
          <table:table-cell office:value-type="float" office:value="0.0073871564552277" calcext:value-type="float">
            <text:p>0.0073871564552277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1.2391330077778" calcext:value-type="float">
            <text:p>81.2391330077778</text:p>
          </table:table-cell>
          <table:table-cell table:style-name="ce5" office:value-type="float" office:value="0.00670653242881936" calcext:value-type="float">
            <text:p>0.00670653242881936</text:p>
          </table:table-cell>
          <table:table-cell/>
          <table:table-cell office:value-type="float" office:value="0.00947950282060206" calcext:value-type="float">
            <text:p>0.00947950282060206</text:p>
          </table:table-cell>
          <table:table-cell/>
          <table:table-cell office:value-type="float" office:value="0.00670653242881936" calcext:value-type="float">
            <text:p>0.00670653242881936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2.3288073198709" calcext:value-type="float">
            <text:p>82.3288073198709</text:p>
          </table:table-cell>
          <table:table-cell/>
          <table:table-cell office:value-type="float" office:value="0.00216734040716005" calcext:value-type="float">
            <text:p>0.00216734040716005</text:p>
          </table:table-cell>
          <table:table-cell/>
          <table:table-cell office:value-type="float" office:value="0.00331511064684409" calcext:value-type="float">
            <text:p>0.0033151106468440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3.3917300260967" calcext:value-type="float">
            <text:p>83.3917300260967</text:p>
          </table:table-cell>
          <table:table-cell table:style-name="ce5" office:value-type="float" office:value="0.0053108197640277" calcext:value-type="float">
            <text:p>0.0053108197640277</text:p>
          </table:table-cell>
          <table:table-cell/>
          <table:table-cell office:value-type="float" office:value="0.00861023777299352" calcext:value-type="float">
            <text:p>0.00861023777299352</text:p>
          </table:table-cell>
          <table:table-cell/>
          <table:table-cell office:value-type="float" office:value="0.0053108197640277" calcext:value-type="float">
            <text:p>0.0053108197640277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5.3463255145525" calcext:value-type="float">
            <text:p>85.3463255145525</text:p>
          </table:table-cell>
          <table:table-cell table:style-name="ce5" office:value-type="float" office:value="0.00559034055343899" calcext:value-type="float">
            <text:p>0.00559034055343899</text:p>
          </table:table-cell>
          <table:table-cell/>
          <table:table-cell office:value-type="float" office:value="0.00857827747427309" calcext:value-type="float">
            <text:p>0.00857827747427309</text:p>
          </table:table-cell>
          <table:table-cell/>
          <table:table-cell office:value-type="float" office:value="0.00559034055343899" calcext:value-type="float">
            <text:p>0.00559034055343899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5.5192466721797" calcext:value-type="float">
            <text:p>85.5192466721797</text:p>
          </table:table-cell>
          <table:table-cell/>
          <table:table-cell office:value-type="float" office:value="0.0019321789156741" calcext:value-type="float">
            <text:p>0.0019321789156741</text:p>
          </table:table-cell>
          <table:table-cell/>
          <table:table-cell office:value-type="float" office:value="0.00327319875151622" calcext:value-type="float">
            <text:p>0.00327319875151622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7.0292777501776" calcext:value-type="float">
            <text:p>87.0292777501776</text:p>
          </table:table-cell>
          <table:table-cell table:style-name="ce5" office:value-type="float" office:value="0.00604948351574164" calcext:value-type="float">
            <text:p>0.00604948351574164</text:p>
          </table:table-cell>
          <table:table-cell/>
          <table:table-cell office:value-type="float" office:value="0.0100961480246515" calcext:value-type="float">
            <text:p>0.0100961480246515</text:p>
          </table:table-cell>
          <table:table-cell/>
          <table:table-cell office:value-type="float" office:value="0.00604948351574164" calcext:value-type="float">
            <text:p>0.0060494835157416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8.0799368472428" calcext:value-type="float">
            <text:p>88.0799368472428</text:p>
          </table:table-cell>
          <table:table-cell/>
          <table:table-cell office:value-type="float" office:value="0.00197440942953819" calcext:value-type="float">
            <text:p>0.00197440942953819</text:p>
          </table:table-cell>
          <table:table-cell/>
          <table:table-cell office:value-type="float" office:value="0.00306778687841946" calcext:value-type="float">
            <text:p>0.00306778687841946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8.4522916253365" calcext:value-type="float">
            <text:p>88.4522916253365</text:p>
          </table:table-cell>
          <table:table-cell table:style-name="ce5" office:value-type="float" office:value="0.0054515199388232" calcext:value-type="float">
            <text:p>0.0054515199388232</text:p>
          </table:table-cell>
          <table:table-cell/>
          <table:table-cell office:value-type="float" office:value="0.00835987513150949" calcext:value-type="float">
            <text:p>0.00835987513150949</text:p>
          </table:table-cell>
          <table:table-cell/>
          <table:table-cell office:value-type="float" office:value="0.0054515199388232" calcext:value-type="float">
            <text:p>0.005451519938823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9.796998648702" calcext:value-type="float">
            <text:p>89.796998648702</text:p>
          </table:table-cell>
          <table:table-cell table:style-name="ce5" office:value-type="float" office:value="0.00487048093194731" calcext:value-type="float">
            <text:p>0.00487048093194731</text:p>
          </table:table-cell>
          <table:table-cell/>
          <table:table-cell office:value-type="float" office:value="0.00828990053442791" calcext:value-type="float">
            <text:p>0.00828990053442791</text:p>
          </table:table-cell>
          <table:table-cell/>
          <table:table-cell office:value-type="float" office:value="0.00487048093194731" calcext:value-type="float">
            <text:p>0.00487048093194731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0.2487084411485" calcext:value-type="float">
            <text:p>90.2487084411485</text:p>
          </table:table-cell>
          <table:table-cell/>
          <table:table-cell office:value-type="float" office:value="0.00209057543671043" calcext:value-type="float">
            <text:p>0.00209057543671043</text:p>
          </table:table-cell>
          <table:table-cell/>
          <table:table-cell office:value-type="float" office:value="0.00221202367337225" calcext:value-type="float">
            <text:p>0.00221202367337225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1.1662653783307" calcext:value-type="float">
            <text:p>91.1662653783307</text:p>
          </table:table-cell>
          <table:table-cell table:style-name="ce5" office:value-type="float" office:value="0.00439441231047955" calcext:value-type="float">
            <text:p>0.00439441231047955</text:p>
          </table:table-cell>
          <table:table-cell/>
          <table:table-cell office:value-type="float" office:value="0.00794704373849231" calcext:value-type="float">
            <text:p>0.00794704373849231</text:p>
          </table:table-cell>
          <table:table-cell/>
          <table:table-cell office:value-type="float" office:value="0.00439441231047955" calcext:value-type="float">
            <text:p>0.00439441231047955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2.140840923619" calcext:value-type="float">
            <text:p>92.140840923619</text:p>
          </table:table-cell>
          <table:table-cell/>
          <table:table-cell office:value-type="float" office:value="0.00126303469706013" calcext:value-type="float">
            <text:p>0.00126303469706013</text:p>
          </table:table-cell>
          <table:table-cell/>
          <table:table-cell office:value-type="float" office:value="0.00142161035204103" calcext:value-type="float">
            <text:p>0.00142161035204103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.2138251980904" calcext:value-type="float">
            <text:p>92.2138251980904</text:p>
          </table:table-cell>
          <table:table-cell table:style-name="ce5" office:value-type="float" office:value="0.0040153933716538" calcext:value-type="float">
            <text:p>0.0040153933716538</text:p>
          </table:table-cell>
          <table:table-cell/>
          <table:table-cell office:value-type="float" office:value="0.00628429094729244" calcext:value-type="float">
            <text:p>0.00628429094729244</text:p>
          </table:table-cell>
          <table:table-cell/>
          <table:table-cell office:value-type="float" office:value="0.0040153933716538" calcext:value-type="float">
            <text:p>0.0040153933716538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3.1483000513632" calcext:value-type="float">
            <text:p>93.1483000513632</text:p>
          </table:table-cell>
          <table:table-cell table:style-name="ce5" office:value-type="float" office:value="0.00383071989558137" calcext:value-type="float">
            <text:p>0.00383071989558137</text:p>
          </table:table-cell>
          <table:table-cell/>
          <table:table-cell office:value-type="float" office:value="0.0068207839508172" calcext:value-type="float">
            <text:p>0.0068207839508172</text:p>
          </table:table-cell>
          <table:table-cell/>
          <table:table-cell office:value-type="float" office:value="0.00383071989558137" calcext:value-type="float">
            <text:p>0.0038307198955813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3.7552870180181" calcext:value-type="float">
            <text:p>93.7552870180181</text:p>
          </table:table-cell>
          <table:table-cell/>
          <table:table-cell office:value-type="float" office:value="0.0011086813280583" calcext:value-type="float">
            <text:p>0.0011086813280583</text:p>
          </table:table-cell>
          <table:table-cell/>
          <table:table-cell office:value-type="float" office:value="0.00147921226004399" calcext:value-type="float">
            <text:p>0.0014792122600439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.0326177580419" calcext:value-type="float">
            <text:p>94.0326177580419</text:p>
          </table:table-cell>
          <table:table-cell table:style-name="ce5" office:value-type="float" office:value="0.0042439995288428" calcext:value-type="float">
            <text:p>0.0042439995288428</text:p>
          </table:table-cell>
          <table:table-cell/>
          <table:table-cell office:value-type="float" office:value="0.0069650584872365" calcext:value-type="float">
            <text:p>0.0069650584872365</text:p>
          </table:table-cell>
          <table:table-cell/>
          <table:table-cell office:value-type="float" office:value="0.0042439995288428" calcext:value-type="float">
            <text:p>0.0042439995288428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4.892085940835" calcext:value-type="float">
            <text:p>94.892085940835</text:p>
          </table:table-cell>
          <table:table-cell table:style-name="ce5" office:value-type="float" office:value="0.00452362116670746" calcext:value-type="float">
            <text:p>0.00452362116670746</text:p>
          </table:table-cell>
          <table:table-cell/>
          <table:table-cell office:value-type="float" office:value="0.00639391738824302" calcext:value-type="float">
            <text:p>0.00639391738824302</text:p>
          </table:table-cell>
          <table:table-cell/>
          <table:table-cell office:value-type="float" office:value="0.00452362116670746" calcext:value-type="float">
            <text:p>0.00452362116670746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5.2181743992238" calcext:value-type="float">
            <text:p>95.2181743992238</text:p>
          </table:table-cell>
          <table:table-cell/>
          <table:table-cell office:value-type="float" office:value="0.00116001490914108" calcext:value-type="float">
            <text:p>0.00116001490914108</text:p>
          </table:table-cell>
          <table:table-cell/>
          <table:table-cell office:value-type="float" office:value="0.00117555609037345" calcext:value-type="float">
            <text:p>0.00117555609037345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5.5304419756138" calcext:value-type="float">
            <text:p>95.5304419756138</text:p>
          </table:table-cell>
          <table:table-cell table:style-name="ce5" office:value-type="float" office:value="0.00467187963180704" calcext:value-type="float">
            <text:p>0.00467187963180704</text:p>
          </table:table-cell>
          <table:table-cell/>
          <table:table-cell office:value-type="float" office:value="0.00627579125046873" calcext:value-type="float">
            <text:p>0.00627579125046873</text:p>
          </table:table-cell>
          <table:table-cell/>
          <table:table-cell office:value-type="float" office:value="0.00467187963180704" calcext:value-type="float">
            <text:p>0.00467187963180704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.087032045041" calcext:value-type="float">
            <text:p>96.087032045041</text:p>
          </table:table-cell>
          <table:table-cell table:style-name="ce5" office:value-type="float" office:value="0.00347887203906239" calcext:value-type="float">
            <text:p>0.00347887203906239</text:p>
          </table:table-cell>
          <table:table-cell/>
          <table:table-cell office:value-type="float" office:value="0.00496979920547735" calcext:value-type="float">
            <text:p>0.00496979920547735</text:p>
          </table:table-cell>
          <table:table-cell/>
          <table:table-cell office:value-type="float" office:value="0.00347887203906239" calcext:value-type="float">
            <text:p>0.00347887203906239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6.3407759134278" calcext:value-type="float">
            <text:p>96.3407759134278</text:p>
          </table:table-cell>
          <table:table-cell/>
          <table:table-cell office:value-type="float" office:value="0.00045139741283351" calcext:value-type="float">
            <text:p>0.00045139741283351</text:p>
          </table:table-cell>
          <table:table-cell/>
          <table:table-cell office:value-type="float" office:value="0.000734574921825715" calcext:value-type="float">
            <text:p>0.000734574921825715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6.7054280596935" calcext:value-type="float">
            <text:p>96.7054280596935</text:p>
          </table:table-cell>
          <table:table-cell table:style-name="ce5" office:value-type="float" office:value="0.00428242967483627" calcext:value-type="float">
            <text:p>0.00428242967483627</text:p>
          </table:table-cell>
          <table:table-cell/>
          <table:table-cell office:value-type="float" office:value="0.00435594159236552" calcext:value-type="float">
            <text:p>0.00435594159236552</text:p>
          </table:table-cell>
          <table:table-cell/>
          <table:table-cell office:value-type="float" office:value="0.00428242967483627" calcext:value-type="float">
            <text:p>0.00428242967483627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.1288142102629" calcext:value-type="float">
            <text:p>97.1288142102629</text:p>
          </table:table-cell>
          <table:table-cell table:style-name="ce5" office:value-type="float" office:value="0.00374391464478574" calcext:value-type="float">
            <text:p>0.00374391464478574</text:p>
          </table:table-cell>
          <table:table-cell/>
          <table:table-cell office:value-type="float" office:value="0.00418020397950736" calcext:value-type="float">
            <text:p>0.00418020397950736</text:p>
          </table:table-cell>
          <table:table-cell/>
          <table:table-cell office:value-type="float" office:value="0.00374391464478574" calcext:value-type="float">
            <text:p>0.0037439146447857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7.1856712796238" calcext:value-type="float">
            <text:p>97.1856712796238</text:p>
          </table:table-cell>
          <table:table-cell/>
          <table:table-cell office:value-type="float" office:value="0.000381623708868739" calcext:value-type="float">
            <text:p>0.000381623708868739</text:p>
          </table:table-cell>
          <table:table-cell/>
          <table:table-cell office:value-type="float" office:value="0.000719826548062796" calcext:value-type="float">
            <text:p>0.000719826548062796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.5764609005176" calcext:value-type="float">
            <text:p>97.5764609005176</text:p>
          </table:table-cell>
          <table:table-cell table:style-name="ce5" office:value-type="float" office:value="0.00368793894473107" calcext:value-type="float">
            <text:p>0.00368793894473107</text:p>
          </table:table-cell>
          <table:table-cell/>
          <table:table-cell office:value-type="float" office:value="0.00374792096898302" calcext:value-type="float">
            <text:p>0.00374792096898302</text:p>
          </table:table-cell>
          <table:table-cell/>
          <table:table-cell office:value-type="float" office:value="0.00368793894473107" calcext:value-type="float">
            <text:p>0.0036879389447310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7.7109101525566" calcext:value-type="float">
            <text:p>97.7109101525566</text:p>
          </table:table-cell>
          <table:table-cell/>
          <table:table-cell office:value-type="float" office:value="0.000283015337038117" calcext:value-type="float">
            <text:p>0.000283015337038117</text:p>
          </table:table-cell>
          <table:table-cell/>
          <table:table-cell office:value-type="float" office:value="0.000738251421662284" calcext:value-type="float">
            <text:p>0.000738251421662284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7.8115216902313" calcext:value-type="float">
            <text:p>97.8115216902313</text:p>
          </table:table-cell>
          <table:table-cell table:style-name="ce5" office:value-type="float" office:value="0.0033103598503943" calcext:value-type="float">
            <text:p>0.0033103598503943</text:p>
          </table:table-cell>
          <table:table-cell/>
          <table:table-cell office:value-type="float" office:value="0.00416995474939785" calcext:value-type="float">
            <text:p>0.00416995474939785</text:p>
          </table:table-cell>
          <table:table-cell/>
          <table:table-cell office:value-type="float" office:value="0.0033103598503943" calcext:value-type="float">
            <text:p>0.0033103598503943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1024331404769" calcext:value-type="float">
            <text:p>98.1024331404769</text:p>
          </table:table-cell>
          <table:table-cell table:style-name="ce5" office:value-type="float" office:value="0.0034354304787112" calcext:value-type="float">
            <text:p>0.0034354304787112</text:p>
          </table:table-cell>
          <table:table-cell/>
          <table:table-cell office:value-type="float" office:value="0.00429737142023856" calcext:value-type="float">
            <text:p>0.00429737142023856</text:p>
          </table:table-cell>
          <table:table-cell/>
          <table:table-cell office:value-type="float" office:value="0.0034354304787112" calcext:value-type="float">
            <text:p>0.0034354304787112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.1635114988011" calcext:value-type="float">
            <text:p>98.1635114988011</text:p>
          </table:table-cell>
          <table:table-cell/>
          <table:table-cell office:value-type="float" office:value="0.000446561747422081" calcext:value-type="float">
            <text:p>0.000446561747422081</text:p>
          </table:table-cell>
          <table:table-cell/>
          <table:table-cell office:value-type="float" office:value="0.000618252457653901" calcext:value-type="float">
            <text:p>0.00061825245765390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3265743500933" calcext:value-type="float">
            <text:p>98.3265743500933</text:p>
          </table:table-cell>
          <table:table-cell table:style-name="ce5" office:value-type="float" office:value="0.00342769431817214" calcext:value-type="float">
            <text:p>0.00342769431817214</text:p>
          </table:table-cell>
          <table:table-cell/>
          <table:table-cell office:value-type="float" office:value="0.00432537497625574" calcext:value-type="float">
            <text:p>0.00432537497625574</text:p>
          </table:table-cell>
          <table:table-cell/>
          <table:table-cell office:value-type="float" office:value="0.00342769431817214" calcext:value-type="float">
            <text:p>0.00342769431817214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.4900444499772" calcext:value-type="float">
            <text:p>98.4900444499772</text:p>
          </table:table-cell>
          <table:table-cell/>
          <table:table-cell office:value-type="float" office:value="0.000290883813049758" calcext:value-type="float">
            <text:p>0.000290883813049758</text:p>
          </table:table-cell>
          <table:table-cell/>
          <table:table-cell office:value-type="float" office:value="0.000866718128690103" calcext:value-type="float">
            <text:p>0.000866718128690103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5934776824537" calcext:value-type="float">
            <text:p>98.5934776824537</text:p>
          </table:table-cell>
          <table:table-cell table:style-name="ce5" office:value-type="float" office:value="0.00349497992560832" calcext:value-type="float">
            <text:p>0.00349497992560832</text:p>
          </table:table-cell>
          <table:table-cell/>
          <table:table-cell office:value-type="float" office:value="0.00458545240013963" calcext:value-type="float">
            <text:p>0.00458545240013963</text:p>
          </table:table-cell>
          <table:table-cell/>
          <table:table-cell office:value-type="float" office:value="0.00349497992560832" calcext:value-type="float">
            <text:p>0.00349497992560832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7103396269879" calcext:value-type="float">
            <text:p>98.7103396269879</text:p>
          </table:table-cell>
          <table:table-cell table:style-name="ce5" office:value-type="float" office:value="0.00341468288736113" calcext:value-type="float">
            <text:p>0.00341468288736113</text:p>
          </table:table-cell>
          <table:table-cell/>
          <table:table-cell office:value-type="float" office:value="0.00439922182548802" calcext:value-type="float">
            <text:p>0.00439922182548802</text:p>
          </table:table-cell>
          <table:table-cell/>
          <table:table-cell office:value-type="float" office:value="0.00341468288736113" calcext:value-type="float">
            <text:p>0.00341468288736113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.7122646962058" calcext:value-type="float">
            <text:p>98.7122646962058</text:p>
          </table:table-cell>
          <table:table-cell/>
          <table:table-cell office:value-type="float" office:value="0.000397186714290232" calcext:value-type="float">
            <text:p>0.000397186714290232</text:p>
          </table:table-cell>
          <table:table-cell/>
          <table:table-cell office:value-type="float" office:value="0.00093102768467257" calcext:value-type="float">
            <text:p>0.00093102768467257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8509105228291" calcext:value-type="float">
            <text:p>98.8509105228291</text:p>
          </table:table-cell>
          <table:table-cell table:style-name="ce5" office:value-type="float" office:value="0.00317650679742787" calcext:value-type="float">
            <text:p>0.00317650679742787</text:p>
          </table:table-cell>
          <table:table-cell/>
          <table:table-cell office:value-type="float" office:value="0.00440796797693754" calcext:value-type="float">
            <text:p>0.00440796797693754</text:p>
          </table:table-cell>
          <table:table-cell/>
          <table:table-cell office:value-type="float" office:value="0.00317650679742787" calcext:value-type="float">
            <text:p>0.00317650679742787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.9220954622294" calcext:value-type="float">
            <text:p>98.9220954622294</text:p>
          </table:table-cell>
          <table:table-cell/>
          <table:table-cell office:value-type="float" office:value="0.000397862610206356" calcext:value-type="float">
            <text:p>0.000397862610206356</text:p>
          </table:table-cell>
          <table:table-cell/>
          <table:table-cell office:value-type="float" office:value="0.000845869958279621" calcext:value-type="float">
            <text:p>0.000845869958279621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8.9987923019204" calcext:value-type="float">
            <text:p>98.9987923019204</text:p>
          </table:table-cell>
          <table:table-cell table:style-name="ce5" office:value-type="float" office:value="0.00333935498187499" calcext:value-type="float">
            <text:p>0.00333935498187499</text:p>
          </table:table-cell>
          <table:table-cell/>
          <table:table-cell office:value-type="float" office:value="0.00429123948986865" calcext:value-type="float">
            <text:p>0.00429123948986865</text:p>
          </table:table-cell>
          <table:table-cell/>
          <table:table-cell office:value-type="float" office:value="0.00333935498187499" calcext:value-type="float">
            <text:p>0.00333935498187499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0636358876015" calcext:value-type="float">
            <text:p>99.0636358876015</text:p>
          </table:table-cell>
          <table:table-cell/>
          <table:table-cell office:value-type="float" office:value="0.000365055995458441" calcext:value-type="float">
            <text:p>0.000365055995458441</text:p>
          </table:table-cell>
          <table:table-cell/>
          <table:table-cell office:value-type="float" office:value="0.000981192429823974" calcext:value-type="float">
            <text:p>0.000981192429823974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9.1577058485757" calcext:value-type="float">
            <text:p>99.1577058485757</text:p>
          </table:table-cell>
          <table:table-cell table:style-name="ce5" office:value-type="float" office:value="0.00322473767101106" calcext:value-type="float">
            <text:p>0.00322473767101106</text:p>
          </table:table-cell>
          <table:table-cell/>
          <table:table-cell office:value-type="float" office:value="0.00430108771501936" calcext:value-type="float">
            <text:p>0.00430108771501936</text:p>
          </table:table-cell>
          <table:table-cell/>
          <table:table-cell office:value-type="float" office:value="0.00322473767101106" calcext:value-type="float">
            <text:p>0.00322473767101106</text:p>
          </table:table-cell>
          <table:table-cell table:number-columns-repeated="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1795674352294" calcext:value-type="float">
            <text:p>99.1795674352294</text:p>
          </table:table-cell>
          <table:table-cell/>
          <table:table-cell office:value-type="float" office:value="0.000302905179536461" calcext:value-type="float">
            <text:p>0.000302905179536461</text:p>
          </table:table-cell>
          <table:table-cell/>
          <table:table-cell office:value-type="float" office:value="0.00105097807560117" calcext:value-type="float">
            <text:p>0.0010509780756011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245407543751" calcext:value-type="float">
            <text:p>99.245407543751</text:p>
          </table:table-cell>
          <table:table-cell/>
          <table:table-cell office:value-type="float" office:value="0.000251256014589973" calcext:value-type="float">
            <text:p>0.000251256014589973</text:p>
          </table:table-cell>
          <table:table-cell/>
          <table:table-cell office:value-type="float" office:value="0.00107658485387097" calcext:value-type="float">
            <text:p>0.0010765848538709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3524273600033" calcext:value-type="float">
            <text:p>99.3524273600033</text:p>
          </table:table-cell>
          <table:table-cell/>
          <table:table-cell office:value-type="float" office:value="0.000242462199502302" calcext:value-type="float">
            <text:p>0.000242462199502302</text:p>
          </table:table-cell>
          <table:table-cell/>
          <table:table-cell office:value-type="float" office:value="0.000515445218426169" calcext:value-type="float">
            <text:p>0.000515445218426169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5128780446357" calcext:value-type="float">
            <text:p>99.5128780446357</text:p>
          </table:table-cell>
          <table:table-cell/>
          <table:table-cell office:value-type="float" office:value="0.000147834584460327" calcext:value-type="float">
            <text:p>0.000147834584460327</text:p>
          </table:table-cell>
          <table:table-cell/>
          <table:table-cell office:value-type="float" office:value="0.000605829580195394" calcext:value-type="float">
            <text:p>0.000605829580195394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6243833664806" calcext:value-type="float">
            <text:p>99.6243833664806</text:p>
          </table:table-cell>
          <table:table-cell/>
          <table:table-cell office:value-type="float" office:value="0.000113232452689349" calcext:value-type="float">
            <text:p>0.000113232452689349</text:p>
          </table:table-cell>
          <table:table-cell/>
          <table:table-cell office:value-type="float" office:value="0.000543525451084825" calcext:value-type="float">
            <text:p>0.000543525451084825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6373656447816" calcext:value-type="float">
            <text:p>99.6373656447816</text:p>
          </table:table-cell>
          <table:table-cell/>
          <table:table-cell office:value-type="float" office:value="0.000109993032002098" calcext:value-type="float">
            <text:p>0.000109993032002098</text:p>
          </table:table-cell>
          <table:table-cell/>
          <table:table-cell office:value-type="float" office:value="0.000490836153695051" calcext:value-type="float">
            <text:p>0.000490836153695051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6991944861873" calcext:value-type="float">
            <text:p>99.6991944861873</text:p>
          </table:table-cell>
          <table:table-cell/>
          <table:table-cell office:value-type="float" office:value="0.0000652801097711375" calcext:value-type="float">
            <text:p>6.52801097711375E-05</text:p>
          </table:table-cell>
          <table:table-cell/>
          <table:table-cell office:value-type="float" office:value="0.000462467804613675" calcext:value-type="float">
            <text:p>0.000462467804613675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7838065344134" calcext:value-type="float">
            <text:p>99.7838065344134</text:p>
          </table:table-cell>
          <table:table-cell/>
          <table:table-cell office:value-type="float" office:value="0.000192232863078345" calcext:value-type="float">
            <text:p>0.000192232863078345</text:p>
          </table:table-cell>
          <table:table-cell/>
          <table:table-cell office:value-type="float" office:value="0.000512444363665709" calcext:value-type="float">
            <text:p>0.000512444363665709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013138381799" calcext:value-type="float">
            <text:p>99.8013138381799</text:p>
          </table:table-cell>
          <table:table-cell/>
          <table:table-cell office:value-type="float" office:value="0.00029931692960905" calcext:value-type="float">
            <text:p>0.00029931692960905</text:p>
          </table:table-cell>
          <table:table-cell/>
          <table:table-cell office:value-type="float" office:value="0.000511291325894447" calcext:value-type="float">
            <text:p>0.00051129132589444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306375839921" calcext:value-type="float">
            <text:p>99.8306375839921</text:p>
          </table:table-cell>
          <table:table-cell/>
          <table:table-cell office:value-type="float" office:value="0.000289310232270523" calcext:value-type="float">
            <text:p>0.000289310232270523</text:p>
          </table:table-cell>
          <table:table-cell/>
          <table:table-cell office:value-type="float" office:value="0.000449811628875807" calcext:value-type="float">
            <text:p>0.00044981162887580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523339943032" calcext:value-type="float">
            <text:p>99.8523339943032</text:p>
          </table:table-cell>
          <table:table-cell/>
          <table:table-cell office:value-type="float" office:value="0.000262875172187815" calcext:value-type="float">
            <text:p>0.000262875172187815</text:p>
          </table:table-cell>
          <table:table-cell/>
          <table:table-cell office:value-type="float" office:value="0.000526417995757589" calcext:value-type="float">
            <text:p>0.000526417995757589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716394522941" calcext:value-type="float">
            <text:p>99.8716394522941</text:p>
          </table:table-cell>
          <table:table-cell/>
          <table:table-cell office:value-type="float" office:value="0.000281671057661637" calcext:value-type="float">
            <text:p>0.000281671057661637</text:p>
          </table:table-cell>
          <table:table-cell/>
          <table:table-cell office:value-type="float" office:value="0.000519915826490802" calcext:value-type="float">
            <text:p>0.000519915826490802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897643528769" calcext:value-type="float">
            <text:p>99.897643528769</text:p>
          </table:table-cell>
          <table:table-cell/>
          <table:table-cell office:value-type="float" office:value="0.000264446207432378" calcext:value-type="float">
            <text:p>0.000264446207432378</text:p>
          </table:table-cell>
          <table:table-cell/>
          <table:table-cell office:value-type="float" office:value="0.000582041852170034" calcext:value-type="float">
            <text:p>0.000582041852170034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032355908073" calcext:value-type="float">
            <text:p>99.9032355908073</text:p>
          </table:table-cell>
          <table:table-cell/>
          <table:table-cell office:value-type="float" office:value="0.000259618627906022" calcext:value-type="float">
            <text:p>0.000259618627906022</text:p>
          </table:table-cell>
          <table:table-cell/>
          <table:table-cell office:value-type="float" office:value="0.000579236825601237" calcext:value-type="float">
            <text:p>0.000579236825601237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333892539537" calcext:value-type="float">
            <text:p>99.9333892539537</text:p>
          </table:table-cell>
          <table:table-cell/>
          <table:table-cell office:value-type="float" office:value="0.000344860201082708" calcext:value-type="float">
            <text:p>0.000344860201082708</text:p>
          </table:table-cell>
          <table:table-cell/>
          <table:table-cell office:value-type="float" office:value="0.000486984105972699" calcext:value-type="float">
            <text:p>0.000486984105972699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368274829101" calcext:value-type="float">
            <text:p>99.9368274829101</text:p>
          </table:table-cell>
          <table:table-cell/>
          <table:table-cell office:value-type="float" office:value="0.000348570203387188" calcext:value-type="float">
            <text:p>0.000348570203387188</text:p>
          </table:table-cell>
          <table:table-cell/>
          <table:table-cell office:value-type="float" office:value="0.00048406200805462" calcext:value-type="float">
            <text:p>0.00048406200805462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442374591093" calcext:value-type="float">
            <text:p>99.9442374591093</text:p>
          </table:table-cell>
          <table:table-cell/>
          <table:table-cell office:value-type="float" office:value="0.00036422075506759" calcext:value-type="float">
            <text:p>0.00036422075506759</text:p>
          </table:table-cell>
          <table:table-cell/>
          <table:table-cell office:value-type="float" office:value="0.000439253555053698" calcext:value-type="float">
            <text:p>0.000439253555053698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529120712464" calcext:value-type="float">
            <text:p>99.9529120712464</text:p>
          </table:table-cell>
          <table:table-cell/>
          <table:table-cell office:value-type="float" office:value="0.000360592897428402" calcext:value-type="float">
            <text:p>0.000360592897428402</text:p>
          </table:table-cell>
          <table:table-cell/>
          <table:table-cell office:value-type="float" office:value="0.000417929807761563" calcext:value-type="float">
            <text:p>0.000417929807761563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565874194412" calcext:value-type="float">
            <text:p>99.9565874194412</text:p>
          </table:table-cell>
          <table:table-cell/>
          <table:table-cell office:value-type="float" office:value="0.000354284127744409" calcext:value-type="float">
            <text:p>0.000354284127744409</text:p>
          </table:table-cell>
          <table:table-cell/>
          <table:table-cell office:value-type="float" office:value="0.000425310249833721" calcext:value-type="float">
            <text:p>0.000425310249833721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741737629539" calcext:value-type="float">
            <text:p>99.9741737629539</text:p>
          </table:table-cell>
          <table:table-cell/>
          <table:table-cell office:value-type="float" office:value="0.000364518494484933" calcext:value-type="float">
            <text:p>0.000364518494484933</text:p>
          </table:table-cell>
          <table:table-cell/>
          <table:table-cell office:value-type="float" office:value="0.000452403893489661" calcext:value-type="float">
            <text:p>0.000452403893489661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9.9999604801269" calcext:value-type="float">
            <text:p>99.9999604801269</text:p>
          </table:table-cell>
          <table:table-cell/>
          <table:table-cell office:value-type="float" office:value="0.00037346132390037" calcext:value-type="float">
            <text:p>0.00037346132390037</text:p>
          </table:table-cell>
          <table:table-cell/>
          <table:table-cell office:value-type="float" office:value="0.000384121283834471" calcext:value-type="float">
            <text:p>0.000384121283834471</text:p>
          </table:table-cell>
          <table:table-cell table:number-columns-repeated="8"/>
        </table:table-row>
      </table:table>
      <table:named-expressions/>
      <table:database-ranges>
        <table:database-range table:name="__Anonymous_Sheet_DB__5" table:target-range-address="Sheet6.A1:Sheet6.G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6:22:30.895522458</meta:creation-date>
    <dc:date>2023-01-10T23:32:05.039754516</dc:date>
    <meta:editing-duration>PT10H26M46S</meta:editing-duration>
    <meta:editing-cycles>5</meta:editing-cycles>
    <meta:generator>LibreOffice/7.3.7.2$Linux_X86_64 LibreOffice_project/30$Build-2</meta:generator>
    <meta:document-statistic meta:table-count="6" meta:cell-count="453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2.854cm" svg:height="32.964cm" xlink:href=".." xlink:type="simple" chart:class="chart:scatter" chart:style-name="ch1">
        <chart:title svg:x="19.809cm" svg:y="0.795cm" chart:style-name="ch2">
          <text:p>Zeman 2018 / 1</text:p>
        </chart:title>
        <chart:legend chart:legend-position="end" svg:x="38.705cm" svg:y="13.942cm" style:legend-expansion="high" chart:style-name="ch3"/>
        <chart:plot-area chart:style-name="ch4" table:cell-range-address="zeman.C2:zeman.C54 zeman.E1:zeman.N54" chart:data-source-has-labels="row" svg:x="0.857cm" svg:y="2.233cm" svg:width="36.991cm" svg:height="30.072cm">
          <chart:coordinate-region svg:x="1.478cm" svg:y="2.432cm" svg:width="36.09cm" svg:height="29.2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zeman.E2:zeman.E54" chart:label-cell-address="zeman.E1:zeman.E1" chart:class="chart:scatter">
            <chart:domain table:cell-range-address="zeman.C2:zeman.C54"/>
            <chart:data-point chart:repeated="53"/>
          </chart:series>
          <chart:series chart:style-name="ch9" chart:values-cell-range-address="zeman.F2:zeman.F54" chart:label-cell-address="zeman.F1:zeman.F1" chart:class="chart:scatter">
            <chart:data-point chart:repeated="53"/>
          </chart:series>
          <chart:series chart:style-name="ch10" chart:values-cell-range-address="zeman.G2:zeman.G54" chart:label-cell-address="zeman.G1:zeman.G1" chart:class="chart:scatter">
            <chart:data-point chart:repeated="53"/>
          </chart:series>
          <chart:series chart:style-name="ch11" chart:values-cell-range-address="zeman.H2:zeman.H54" chart:label-cell-address="zeman.H1:zeman.H1" chart:class="chart:scatter">
            <chart:data-point chart:repeated="53"/>
          </chart:series>
          <chart:series chart:style-name="ch12" chart:values-cell-range-address="zeman.I2:zeman.I54" chart:label-cell-address="zeman.I1:zeman.I1" chart:class="chart:scatter">
            <chart:data-point chart:repeated="53"/>
          </chart:series>
          <chart:series chart:style-name="ch13" chart:values-cell-range-address="zeman.J2:zeman.J54" chart:label-cell-address="zeman.J1:zeman.J1" chart:class="chart:scatter">
            <chart:data-point chart:repeated="53"/>
          </chart:series>
          <chart:series chart:style-name="ch14" chart:values-cell-range-address="zeman.K2:zeman.K54" chart:label-cell-address="zeman.K1:zeman.K1" chart:class="chart:scatter">
            <chart:data-point chart:repeated="53"/>
          </chart:series>
          <chart:series chart:style-name="ch15" chart:values-cell-range-address="zeman.L2:zeman.L54" chart:label-cell-address="zeman.L1:zeman.L1" chart:class="chart:scatter">
            <chart:data-point chart:repeated="53"/>
          </chart:series>
          <chart:series chart:style-name="ch16" chart:values-cell-range-address="zeman.M2:zeman.M54" chart:label-cell-address="zeman.M1:zeman.M1" chart:class="chart:scatter">
            <chart:data-point chart:repeated="53"/>
          </chart:series>
          <chart:series chart:style-name="ch17" chart:values-cell-range-address="zeman.N2:zeman.N54" chart:label-cell-address="zeman.N1:zeman.N1" chart:class="chart:scatter">
            <chart:data-point chart:repeated="5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zeman.E1:zeman.E1</svg:desc>
                </draw:g>
              </table:table-cell>
              <table:table-cell office:value-type="string">
                <text:p>g5</text:p>
                <draw:g>
                  <svg:desc>zeman.F1:zeman.F1</svg:desc>
                </draw:g>
              </table:table-cell>
              <table:table-cell office:value-type="string">
                <text:p>g9</text:p>
                <draw:g>
                  <svg:desc>zeman.G1:zeman.G1</svg:desc>
                </draw:g>
              </table:table-cell>
              <table:table-cell office:value-type="string">
                <text:p>closest</text:p>
                <draw:g>
                  <svg:desc>zeman.H1:zeman.H1</svg:desc>
                </draw:g>
              </table:table-cell>
              <table:table-cell office:value-type="string">
                <text:p>naive</text:p>
                <draw:g>
                  <svg:desc>zeman.I1:zeman.I1</svg:desc>
                </draw:g>
              </table:table-cell>
              <table:table-cell office:value-type="string">
                <text:p>closest.v1.1</text:p>
                <draw:g>
                  <svg:desc>zeman.J1:zeman.J1</svg:desc>
                </draw:g>
              </table:table-cell>
              <table:table-cell office:value-type="string">
                <text:p>result</text:p>
                <draw:g>
                  <svg:desc>zeman.K1:zeman.K1</svg:desc>
                </draw:g>
              </table:table-cell>
              <table:table-cell office:value-type="string">
                <text:p>closest.v1.1_2021</text:p>
                <draw:g>
                  <svg:desc>zeman.L1:zeman.L1</svg:desc>
                </draw:g>
              </table:table-cell>
              <table:table-cell office:value-type="string">
                <text:p>group9_2021</text:p>
                <draw:g>
                  <svg:desc>zeman.M1:zeman.M1</svg:desc>
                </draw:g>
              </table:table-cell>
              <table:table-cell office:value-type="string">
                <text:p>group5_2021</text:p>
                <draw:g>
                  <svg:desc>zeman.N1:zeman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zeman.C2:zeman.C54</svg:desc>
                </draw:g>
              </table:table-cell>
              <table:table-cell office:value-type="float" office:value="37.91">
                <text:p>37.91</text:p>
                <draw:g>
                  <svg:desc>zeman.E2:zeman.E54</svg:desc>
                </draw:g>
              </table:table-cell>
              <table:table-cell office:value-type="float" office:value="34.1525438014444">
                <text:p>34.1525438014444</text:p>
                <draw:g>
                  <svg:desc>zeman.F2:zeman.F54</svg:desc>
                </draw:g>
              </table:table-cell>
              <table:table-cell office:value-type="float" office:value="NaN">
                <text:p>NaN</text:p>
                <draw:g>
                  <svg:desc>zeman.G2:zeman.G54</svg:desc>
                </draw:g>
              </table:table-cell>
              <table:table-cell office:value-type="float" office:value="35.7054254160819">
                <text:p>35.7054254160819</text:p>
                <draw:g>
                  <svg:desc>zeman.H2:zeman.H54</svg:desc>
                </draw:g>
              </table:table-cell>
              <table:table-cell office:value-type="float" office:value="29.9319727891156">
                <text:p>29.9319727891156</text:p>
                <draw:g>
                  <svg:desc>zeman.I2:zeman.I54</svg:desc>
                </draw:g>
              </table:table-cell>
              <table:table-cell office:value-type="float" office:value="35.7053328950388">
                <text:p>35.7053328950388</text:p>
                <draw:g>
                  <svg:desc>zeman.J2:zeman.J54</svg:desc>
                </draw:g>
              </table:table-cell>
              <table:table-cell office:value-type="float" office:value="38.56">
                <text:p>38.56</text:p>
                <draw:g>
                  <svg:desc>zeman.K2:zeman.K54</svg:desc>
                </draw:g>
              </table:table-cell>
              <table:table-cell office:value-type="float" office:value="37.0058357732184">
                <text:p>37.0058357732184</text:p>
                <draw:g>
                  <svg:desc>zeman.L2:zeman.L54</svg:desc>
                </draw:g>
              </table:table-cell>
              <table:table-cell office:value-type="float" office:value="NaN">
                <text:p>NaN</text:p>
                <draw:g>
                  <svg:desc>zeman.M2:zeman.M54</svg:desc>
                </draw:g>
              </table:table-cell>
              <table:table-cell office:value-type="float" office:value="36.3658907797235">
                <text:p>36.3658907797235</text:p>
                <draw:g>
                  <svg:desc>zeman.N2:zeman.N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39.48">
                <text:p>39.48</text:p>
              </table:table-cell>
              <table:table-cell office:value-type="float" office:value="41.0415300606701">
                <text:p>41.0415300606701</text:p>
              </table:table-cell>
              <table:table-cell office:value-type="float" office:value="40.7670634887757">
                <text:p>40.7670634887757</text:p>
              </table:table-cell>
              <table:table-cell office:value-type="float" office:value="38.6922826947951">
                <text:p>38.6922826947951</text:p>
              </table:table-cell>
              <table:table-cell office:value-type="float" office:value="44.38217988232">
                <text:p>44.38217988232</text:p>
              </table:table-cell>
              <table:table-cell office:value-type="float" office:value="38.6924625686773">
                <text:p>38.6924625686773</text:p>
              </table:table-cell>
              <table:table-cell office:value-type="float" office:value="38.56">
                <text:p>38.56</text:p>
              </table:table-cell>
              <table:table-cell office:value-type="float" office:value="39.2771955815603">
                <text:p>39.2771955815603</text:p>
              </table:table-cell>
              <table:table-cell office:value-type="float" office:value="41.4638160225363">
                <text:p>41.4638160225363</text:p>
              </table:table-cell>
              <table:table-cell office:value-type="float" office:value="41.1864537429686">
                <text:p>41.1864537429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38.09">
                <text:p>38.09</text:p>
              </table:table-cell>
              <table:table-cell office:value-type="float" office:value="40.9126660726502">
                <text:p>40.9126660726502</text:p>
              </table:table-cell>
              <table:table-cell office:value-type="float" office:value="40.7033238783897">
                <text:p>40.7033238783897</text:p>
              </table:table-cell>
              <table:table-cell office:value-type="float" office:value="39.2897125506076">
                <text:p>39.2897125506076</text:p>
              </table:table-cell>
              <table:table-cell office:value-type="float" office:value="44.3197579119909">
                <text:p>44.3197579119909</text:p>
              </table:table-cell>
              <table:table-cell office:value-type="float" office:value="39.2904071997679">
                <text:p>39.2904071997679</text:p>
              </table:table-cell>
              <table:table-cell office:value-type="float" office:value="38.56">
                <text:p>38.56</text:p>
              </table:table-cell>
              <table:table-cell office:value-type="float" office:value="39.5930578843684">
                <text:p>39.5930578843684</text:p>
              </table:table-cell>
              <table:table-cell office:value-type="float" office:value="41.1570491053049">
                <text:p>41.1570491053049</text:p>
              </table:table-cell>
              <table:table-cell office:value-type="float" office:value="41.1451519207102">
                <text:p>41.1451519207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38.26">
                <text:p>38.26</text:p>
              </table:table-cell>
              <table:table-cell office:value-type="float" office:value="40.8700076515361">
                <text:p>40.8700076515361</text:p>
              </table:table-cell>
              <table:table-cell office:value-type="float" office:value="40.5855379962737">
                <text:p>40.5855379962737</text:p>
              </table:table-cell>
              <table:table-cell office:value-type="float" office:value="39.2379063297333">
                <text:p>39.2379063297333</text:p>
              </table:table-cell>
              <table:table-cell office:value-type="float" office:value="44.2231223164619">
                <text:p>44.2231223164619</text:p>
              </table:table-cell>
              <table:table-cell office:value-type="float" office:value="39.2394745455138">
                <text:p>39.2394745455138</text:p>
              </table:table-cell>
              <table:table-cell office:value-type="float" office:value="38.56">
                <text:p>38.56</text:p>
              </table:table-cell>
              <table:table-cell office:value-type="float" office:value="39.0335760789838">
                <text:p>39.0335760789838</text:p>
              </table:table-cell>
              <table:table-cell office:value-type="float" office:value="41.1929846325831">
                <text:p>41.1929846325831</text:p>
              </table:table-cell>
              <table:table-cell office:value-type="float" office:value="40.9715202358499">
                <text:p>40.9715202358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38.65">
                <text:p>38.65</text:p>
              </table:table-cell>
              <table:table-cell office:value-type="float" office:value="40.8787810041388">
                <text:p>40.8787810041388</text:p>
              </table:table-cell>
              <table:table-cell office:value-type="float" office:value="40.7293061024566">
                <text:p>40.7293061024566</text:p>
              </table:table-cell>
              <table:table-cell office:value-type="float" office:value="39.1396241877043">
                <text:p>39.1396241877043</text:p>
              </table:table-cell>
              <table:table-cell office:value-type="float" office:value="43.9185881746747">
                <text:p>43.9185881746747</text:p>
              </table:table-cell>
              <table:table-cell office:value-type="float" office:value="39.1426678166742">
                <text:p>39.1426678166742</text:p>
              </table:table-cell>
              <table:table-cell office:value-type="float" office:value="38.56">
                <text:p>38.56</text:p>
              </table:table-cell>
              <table:table-cell office:value-type="float" office:value="38.9107317344882">
                <text:p>38.9107317344882</text:p>
              </table:table-cell>
              <table:table-cell office:value-type="float" office:value="40.9958930879415">
                <text:p>40.9958930879415</text:p>
              </table:table-cell>
              <table:table-cell office:value-type="float" office:value="40.9249705393223">
                <text:p>40.9249705393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38.81">
                <text:p>38.81</text:p>
              </table:table-cell>
              <table:table-cell office:value-type="float" office:value="40.4108247836839">
                <text:p>40.4108247836839</text:p>
              </table:table-cell>
              <table:table-cell office:value-type="float" office:value="40.2762876117171">
                <text:p>40.2762876117171</text:p>
              </table:table-cell>
              <table:table-cell office:value-type="float" office:value="38.9659591786574">
                <text:p>38.9659591786574</text:p>
              </table:table-cell>
              <table:table-cell office:value-type="float" office:value="43.4467847553898">
                <text:p>43.4467847553898</text:p>
              </table:table-cell>
              <table:table-cell office:value-type="float" office:value="38.9703985542687">
                <text:p>38.9703985542687</text:p>
              </table:table-cell>
              <table:table-cell office:value-type="float" office:value="38.56">
                <text:p>38.56</text:p>
              </table:table-cell>
              <table:table-cell office:value-type="float" office:value="39.0053910197381">
                <text:p>39.0053910197381</text:p>
              </table:table-cell>
              <table:table-cell office:value-type="float" office:value="40.5946709760069">
                <text:p>40.5946709760069</text:p>
              </table:table-cell>
              <table:table-cell office:value-type="float" office:value="40.655952297954">
                <text:p>40.655952297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38.74">
                <text:p>38.74</text:p>
              </table:table-cell>
              <table:table-cell office:value-type="float" office:value="40.1249023598939">
                <text:p>40.1249023598939</text:p>
              </table:table-cell>
              <table:table-cell office:value-type="float" office:value="40.0053060682251">
                <text:p>40.0053060682251</text:p>
              </table:table-cell>
              <table:table-cell office:value-type="float" office:value="39.0564621800097">
                <text:p>39.0564621800097</text:p>
              </table:table-cell>
              <table:table-cell office:value-type="float" office:value="42.9968285942099">
                <text:p>42.9968285942099</text:p>
              </table:table-cell>
              <table:table-cell office:value-type="float" office:value="39.0621129609308">
                <text:p>39.0621129609308</text:p>
              </table:table-cell>
              <table:table-cell office:value-type="float" office:value="38.56">
                <text:p>38.56</text:p>
              </table:table-cell>
              <table:table-cell office:value-type="float" office:value="38.9393646378278">
                <text:p>38.9393646378278</text:p>
              </table:table-cell>
              <table:table-cell office:value-type="float" office:value="40.2099754258779">
                <text:p>40.2099754258779</text:p>
              </table:table-cell>
              <table:table-cell office:value-type="float" office:value="40.3461497272452">
                <text:p>40.3461497272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38.77">
                <text:p>38.77</text:p>
              </table:table-cell>
              <table:table-cell office:value-type="float" office:value="39.9910181298983">
                <text:p>39.9910181298983</text:p>
              </table:table-cell>
              <table:table-cell office:value-type="float" office:value="39.8552754087377">
                <text:p>39.8552754087377</text:p>
              </table:table-cell>
              <table:table-cell office:value-type="float" office:value="38.9431919042425">
                <text:p>38.9431919042425</text:p>
              </table:table-cell>
              <table:table-cell office:value-type="float" office:value="42.5041852580851">
                <text:p>42.5041852580851</text:p>
              </table:table-cell>
              <table:table-cell office:value-type="float" office:value="38.950301878626">
                <text:p>38.950301878626</text:p>
              </table:table-cell>
              <table:table-cell office:value-type="float" office:value="38.56">
                <text:p>38.56</text:p>
              </table:table-cell>
              <table:table-cell office:value-type="float" office:value="38.8666441692186">
                <text:p>38.8666441692186</text:p>
              </table:table-cell>
              <table:table-cell office:value-type="float" office:value="40.0653371297276">
                <text:p>40.0653371297276</text:p>
              </table:table-cell>
              <table:table-cell office:value-type="float" office:value="40.1761653512852">
                <text:p>40.1761653512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38.73">
                <text:p>38.73</text:p>
              </table:table-cell>
              <table:table-cell office:value-type="float" office:value="39.8974573729028">
                <text:p>39.8974573729028</text:p>
              </table:table-cell>
              <table:table-cell office:value-type="float" office:value="39.7446971078797">
                <text:p>39.7446971078797</text:p>
              </table:table-cell>
              <table:table-cell office:value-type="float" office:value="38.8943322077045">
                <text:p>38.8943322077045</text:p>
              </table:table-cell>
              <table:table-cell office:value-type="float" office:value="42.2164204563915">
                <text:p>42.2164204563915</text:p>
              </table:table-cell>
              <table:table-cell office:value-type="float" office:value="38.9064041956992">
                <text:p>38.9064041956992</text:p>
              </table:table-cell>
              <table:table-cell office:value-type="float" office:value="38.56">
                <text:p>38.56</text:p>
              </table:table-cell>
              <table:table-cell office:value-type="float" office:value="38.9062192683523">
                <text:p>38.9062192683523</text:p>
              </table:table-cell>
              <table:table-cell office:value-type="float" office:value="39.9020670506823">
                <text:p>39.9020670506823</text:p>
              </table:table-cell>
              <table:table-cell office:value-type="float" office:value="40.0174222364088">
                <text:p>40.0174222364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38.73">
                <text:p>38.73</text:p>
              </table:table-cell>
              <table:table-cell office:value-type="float" office:value="39.7943385076054">
                <text:p>39.7943385076054</text:p>
              </table:table-cell>
              <table:table-cell office:value-type="float" office:value="39.6665313287417">
                <text:p>39.6665313287417</text:p>
              </table:table-cell>
              <table:table-cell office:value-type="float" office:value="38.834982920642">
                <text:p>38.834982920642</text:p>
              </table:table-cell>
              <table:table-cell office:value-type="float" office:value="41.9504614419892">
                <text:p>41.9504614419892</text:p>
              </table:table-cell>
              <table:table-cell office:value-type="float" office:value="38.8481319793334">
                <text:p>38.8481319793334</text:p>
              </table:table-cell>
              <table:table-cell office:value-type="float" office:value="38.56">
                <text:p>38.56</text:p>
              </table:table-cell>
              <table:table-cell office:value-type="float" office:value="38.8844286202581">
                <text:p>38.8844286202581</text:p>
              </table:table-cell>
              <table:table-cell office:value-type="float" office:value="39.8493128281784">
                <text:p>39.8493128281784</text:p>
              </table:table-cell>
              <table:table-cell office:value-type="float" office:value="39.9184976521937">
                <text:p>39.9184976521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38.75">
                <text:p>38.75</text:p>
              </table:table-cell>
              <table:table-cell office:value-type="float" office:value="39.6720864833874">
                <text:p>39.6720864833874</text:p>
              </table:table-cell>
              <table:table-cell office:value-type="float" office:value="39.5637498947756">
                <text:p>39.5637498947756</text:p>
              </table:table-cell>
              <table:table-cell office:value-type="float" office:value="38.8576523272776">
                <text:p>38.8576523272776</text:p>
              </table:table-cell>
              <table:table-cell office:value-type="float" office:value="41.6207764352291">
                <text:p>41.6207764352291</text:p>
              </table:table-cell>
              <table:table-cell office:value-type="float" office:value="38.871259591767">
                <text:p>38.871259591767</text:p>
              </table:table-cell>
              <table:table-cell office:value-type="float" office:value="38.56">
                <text:p>38.56</text:p>
              </table:table-cell>
              <table:table-cell office:value-type="float" office:value="38.8808321507685">
                <text:p>38.8808321507685</text:p>
              </table:table-cell>
              <table:table-cell office:value-type="float" office:value="39.7231798331683">
                <text:p>39.7231798331683</text:p>
              </table:table-cell>
              <table:table-cell office:value-type="float" office:value="39.8222267842474">
                <text:p>39.8222267842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38.73">
                <text:p>38.73</text:p>
              </table:table-cell>
              <table:table-cell office:value-type="float" office:value="39.5510388112089">
                <text:p>39.5510388112089</text:p>
              </table:table-cell>
              <table:table-cell office:value-type="float" office:value="39.4664916453801">
                <text:p>39.4664916453801</text:p>
              </table:table-cell>
              <table:table-cell office:value-type="float" office:value="38.8341833852625">
                <text:p>38.8341833852625</text:p>
              </table:table-cell>
              <table:table-cell office:value-type="float" office:value="41.3140666948863">
                <text:p>41.3140666948863</text:p>
              </table:table-cell>
              <table:table-cell office:value-type="float" office:value="38.8489230659887">
                <text:p>38.8489230659887</text:p>
              </table:table-cell>
              <table:table-cell office:value-type="float" office:value="38.56">
                <text:p>38.56</text:p>
              </table:table-cell>
              <table:table-cell office:value-type="float" office:value="38.8576275291119">
                <text:p>38.8576275291119</text:p>
              </table:table-cell>
              <table:table-cell office:value-type="float" office:value="39.5756299492538">
                <text:p>39.5756299492538</text:p>
              </table:table-cell>
              <table:table-cell office:value-type="float" office:value="39.6600661300615">
                <text:p>39.6600661300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38.71">
                <text:p>38.71</text:p>
              </table:table-cell>
              <table:table-cell office:value-type="float" office:value="39.4741177634071">
                <text:p>39.4741177634071</text:p>
              </table:table-cell>
              <table:table-cell office:value-type="float" office:value="39.4163627201085">
                <text:p>39.4163627201085</text:p>
              </table:table-cell>
              <table:table-cell office:value-type="float" office:value="38.8168147491248">
                <text:p>38.8168147491248</text:p>
              </table:table-cell>
              <table:table-cell office:value-type="float" office:value="41.0578279266573">
                <text:p>41.0578279266573</text:p>
              </table:table-cell>
              <table:table-cell office:value-type="float" office:value="38.8313964755576">
                <text:p>38.8313964755576</text:p>
              </table:table-cell>
              <table:table-cell office:value-type="float" office:value="38.56">
                <text:p>38.56</text:p>
              </table:table-cell>
              <table:table-cell office:value-type="float" office:value="38.8053763943343">
                <text:p>38.8053763943343</text:p>
              </table:table-cell>
              <table:table-cell office:value-type="float" office:value="39.4772964701696">
                <text:p>39.4772964701696</text:p>
              </table:table-cell>
              <table:table-cell office:value-type="float" office:value="39.5537641037694">
                <text:p>39.5537641037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38.58">
                <text:p>38.58</text:p>
              </table:table-cell>
              <table:table-cell office:value-type="float" office:value="39.3471097213019">
                <text:p>39.3471097213019</text:p>
              </table:table-cell>
              <table:table-cell office:value-type="float" office:value="39.3300384558714">
                <text:p>39.3300384558714</text:p>
              </table:table-cell>
              <table:table-cell office:value-type="float" office:value="38.7750195327514">
                <text:p>38.7750195327514</text:p>
              </table:table-cell>
              <table:table-cell office:value-type="float" office:value="40.8014378107622">
                <text:p>40.8014378107622</text:p>
              </table:table-cell>
              <table:table-cell office:value-type="float" office:value="38.7866818611322">
                <text:p>38.7866818611322</text:p>
              </table:table-cell>
              <table:table-cell office:value-type="float" office:value="38.56">
                <text:p>38.56</text:p>
              </table:table-cell>
              <table:table-cell office:value-type="float" office:value="38.7811250277064">
                <text:p>38.7811250277064</text:p>
              </table:table-cell>
              <table:table-cell office:value-type="float" office:value="39.3906616780862">
                <text:p>39.3906616780862</text:p>
              </table:table-cell>
              <table:table-cell office:value-type="float" office:value="39.4219352872537">
                <text:p>39.4219352872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38.54">
                <text:p>38.54</text:p>
              </table:table-cell>
              <table:table-cell office:value-type="float" office:value="39.2241499948847">
                <text:p>39.2241499948847</text:p>
              </table:table-cell>
              <table:table-cell office:value-type="float" office:value="39.2236889087784">
                <text:p>39.2236889087784</text:p>
              </table:table-cell>
              <table:table-cell office:value-type="float" office:value="38.7102999051835">
                <text:p>38.7102999051835</text:p>
              </table:table-cell>
              <table:table-cell office:value-type="float" office:value="40.5473050227244">
                <text:p>40.5473050227244</text:p>
              </table:table-cell>
              <table:table-cell office:value-type="float" office:value="38.7230692299567">
                <text:p>38.7230692299567</text:p>
              </table:table-cell>
              <table:table-cell office:value-type="float" office:value="38.56">
                <text:p>38.56</text:p>
              </table:table-cell>
              <table:table-cell office:value-type="float" office:value="38.747582525533">
                <text:p>38.747582525533</text:p>
              </table:table-cell>
              <table:table-cell office:value-type="float" office:value="39.3033363594351">
                <text:p>39.3033363594351</text:p>
              </table:table-cell>
              <table:table-cell office:value-type="float" office:value="39.323235143817">
                <text:p>39.323235143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38.53">
                <text:p>38.53</text:p>
              </table:table-cell>
              <table:table-cell office:value-type="float" office:value="39.1200112187605">
                <text:p>39.1200112187605</text:p>
              </table:table-cell>
              <table:table-cell office:value-type="float" office:value="39.1296537469708">
                <text:p>39.1296537469708</text:p>
              </table:table-cell>
              <table:table-cell office:value-type="float" office:value="38.6795927352287">
                <text:p>38.6795927352287</text:p>
              </table:table-cell>
              <table:table-cell office:value-type="float" office:value="40.322435970268">
                <text:p>40.322435970268</text:p>
              </table:table-cell>
              <table:table-cell office:value-type="float" office:value="38.6910993823521">
                <text:p>38.6910993823521</text:p>
              </table:table-cell>
              <table:table-cell office:value-type="float" office:value="38.56">
                <text:p>38.56</text:p>
              </table:table-cell>
              <table:table-cell office:value-type="float" office:value="38.7303199268214">
                <text:p>38.7303199268214</text:p>
              </table:table-cell>
              <table:table-cell office:value-type="float" office:value="39.1808481742764">
                <text:p>39.1808481742764</text:p>
              </table:table-cell>
              <table:table-cell office:value-type="float" office:value="39.2112240037503">
                <text:p>39.2112240037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38.48">
                <text:p>38.48</text:p>
              </table:table-cell>
              <table:table-cell office:value-type="float" office:value="39.0282039433031">
                <text:p>39.0282039433031</text:p>
              </table:table-cell>
              <table:table-cell office:value-type="float" office:value="39.041405446671">
                <text:p>39.041405446671</text:p>
              </table:table-cell>
              <table:table-cell office:value-type="float" office:value="38.6525200883093">
                <text:p>38.6525200883093</text:p>
              </table:table-cell>
              <table:table-cell office:value-type="float" office:value="40.0911293867958">
                <text:p>40.0911293867958</text:p>
              </table:table-cell>
              <table:table-cell office:value-type="float" office:value="38.6584521710299">
                <text:p>38.6584521710299</text:p>
              </table:table-cell>
              <table:table-cell office:value-type="float" office:value="38.56">
                <text:p>38.56</text:p>
              </table:table-cell>
              <table:table-cell office:value-type="float" office:value="38.6873212542783">
                <text:p>38.6873212542783</text:p>
              </table:table-cell>
              <table:table-cell office:value-type="float" office:value="39.0903238083351">
                <text:p>39.0903238083351</text:p>
              </table:table-cell>
              <table:table-cell office:value-type="float" office:value="39.111188877009">
                <text:p>39.111188877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38.53">
                <text:p>38.53</text:p>
              </table:table-cell>
              <table:table-cell office:value-type="float" office:value="38.9627405478171">
                <text:p>38.9627405478171</text:p>
              </table:table-cell>
              <table:table-cell office:value-type="float" office:value="38.9737644203203">
                <text:p>38.9737644203203</text:p>
              </table:table-cell>
              <table:table-cell office:value-type="float" office:value="38.6409336527523">
                <text:p>38.6409336527523</text:p>
              </table:table-cell>
              <table:table-cell office:value-type="float" office:value="39.9064073345318">
                <text:p>39.9064073345318</text:p>
              </table:table-cell>
              <table:table-cell office:value-type="float" office:value="38.6435726461001">
                <text:p>38.6435726461001</text:p>
              </table:table-cell>
              <table:table-cell office:value-type="float" office:value="38.56">
                <text:p>38.56</text:p>
              </table:table-cell>
              <table:table-cell office:value-type="float" office:value="38.6711750368156">
                <text:p>38.6711750368156</text:p>
              </table:table-cell>
              <table:table-cell office:value-type="float" office:value="39.0198862594171">
                <text:p>39.0198862594171</text:p>
              </table:table-cell>
              <table:table-cell office:value-type="float" office:value="39.0422936848941">
                <text:p>39.0422936848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38.5">
                <text:p>38.5</text:p>
              </table:table-cell>
              <table:table-cell office:value-type="float" office:value="38.8967089616804">
                <text:p>38.8967089616804</text:p>
              </table:table-cell>
              <table:table-cell office:value-type="float" office:value="38.9072735294192">
                <text:p>38.9072735294192</text:p>
              </table:table-cell>
              <table:table-cell office:value-type="float" office:value="38.6331078775592">
                <text:p>38.6331078775592</text:p>
              </table:table-cell>
              <table:table-cell office:value-type="float" office:value="39.7057410567637">
                <text:p>39.7057410567637</text:p>
              </table:table-cell>
              <table:table-cell office:value-type="float" office:value="38.6345048189884">
                <text:p>38.6345048189884</text:p>
              </table:table-cell>
              <table:table-cell office:value-type="float" office:value="38.56">
                <text:p>38.56</text:p>
              </table:table-cell>
              <table:table-cell office:value-type="float" office:value="38.6576109824662">
                <text:p>38.6576109824662</text:p>
              </table:table-cell>
              <table:table-cell office:value-type="float" office:value="38.931191849978">
                <text:p>38.931191849978</text:p>
              </table:table-cell>
              <table:table-cell office:value-type="float" office:value="38.9535768056509">
                <text:p>38.9535768056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38.55">
                <text:p>38.55</text:p>
              </table:table-cell>
              <table:table-cell office:value-type="float" office:value="38.839858956266">
                <text:p>38.839858956266</text:p>
              </table:table-cell>
              <table:table-cell office:value-type="float" office:value="38.860492831417">
                <text:p>38.860492831417</text:p>
              </table:table-cell>
              <table:table-cell office:value-type="float" office:value="38.6375382596757">
                <text:p>38.6375382596757</text:p>
              </table:table-cell>
              <table:table-cell office:value-type="float" office:value="39.5353401135465">
                <text:p>39.5353401135465</text:p>
              </table:table-cell>
              <table:table-cell office:value-type="float" office:value="38.636133227603">
                <text:p>38.636133227603</text:p>
              </table:table-cell>
              <table:table-cell office:value-type="float" office:value="38.56">
                <text:p>38.56</text:p>
              </table:table-cell>
              <table:table-cell office:value-type="float" office:value="38.6448943243316">
                <text:p>38.6448943243316</text:p>
              </table:table-cell>
              <table:table-cell office:value-type="float" office:value="38.880015697098">
                <text:p>38.880015697098</text:p>
              </table:table-cell>
              <table:table-cell office:value-type="float" office:value="38.8895451673666">
                <text:p>38.8895451673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38.54">
                <text:p>38.54</text:p>
              </table:table-cell>
              <table:table-cell office:value-type="float" office:value="38.7856219526973">
                <text:p>38.7856219526973</text:p>
              </table:table-cell>
              <table:table-cell office:value-type="float" office:value="38.8001612619729">
                <text:p>38.8001612619729</text:p>
              </table:table-cell>
              <table:table-cell office:value-type="float" office:value="38.6153793180847">
                <text:p>38.6153793180847</text:p>
              </table:table-cell>
              <table:table-cell office:value-type="float" office:value="39.360381693122">
                <text:p>39.360381693122</text:p>
              </table:table-cell>
              <table:table-cell office:value-type="float" office:value="38.610114057435">
                <text:p>38.610114057435</text:p>
              </table:table-cell>
              <table:table-cell office:value-type="float" office:value="38.56">
                <text:p>38.56</text:p>
              </table:table-cell>
              <table:table-cell office:value-type="float" office:value="38.6361201678471">
                <text:p>38.6361201678471</text:p>
              </table:table-cell>
              <table:table-cell office:value-type="float" office:value="38.8090762621634">
                <text:p>38.8090762621634</text:p>
              </table:table-cell>
              <table:table-cell office:value-type="float" office:value="38.8199115568798">
                <text:p>38.8199115568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38.55">
                <text:p>38.55</text:p>
              </table:table-cell>
              <table:table-cell office:value-type="float" office:value="38.7446851616071">
                <text:p>38.7446851616071</text:p>
              </table:table-cell>
              <table:table-cell office:value-type="float" office:value="38.7597930888075">
                <text:p>38.7597930888075</text:p>
              </table:table-cell>
              <table:table-cell office:value-type="float" office:value="38.62280588783">
                <text:p>38.62280588783</text:p>
              </table:table-cell>
              <table:table-cell office:value-type="float" office:value="39.2202664454298">
                <text:p>39.2202664454298</text:p>
              </table:table-cell>
              <table:table-cell office:value-type="float" office:value="38.6148172951747">
                <text:p>38.6148172951747</text:p>
              </table:table-cell>
              <table:table-cell office:value-type="float" office:value="38.56">
                <text:p>38.56</text:p>
              </table:table-cell>
              <table:table-cell office:value-type="float" office:value="38.621596009562">
                <text:p>38.621596009562</text:p>
              </table:table-cell>
              <table:table-cell office:value-type="float" office:value="38.7684300040648">
                <text:p>38.7684300040648</text:p>
              </table:table-cell>
              <table:table-cell office:value-type="float" office:value="38.7724336108888">
                <text:p>38.772433610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38.54">
                <text:p>38.54</text:p>
              </table:table-cell>
              <table:table-cell office:value-type="float" office:value="38.7124265721275">
                <text:p>38.7124265721275</text:p>
              </table:table-cell>
              <table:table-cell office:value-type="float" office:value="38.7195828777365">
                <text:p>38.7195828777365</text:p>
              </table:table-cell>
              <table:table-cell office:value-type="float" office:value="38.6257199350897">
                <text:p>38.6257199350897</text:p>
              </table:table-cell>
              <table:table-cell office:value-type="float" office:value="39.0916916396392">
                <text:p>39.0916916396392</text:p>
              </table:table-cell>
              <table:table-cell office:value-type="float" office:value="38.6170384247473">
                <text:p>38.6170384247473</text:p>
              </table:table-cell>
              <table:table-cell office:value-type="float" office:value="38.56">
                <text:p>38.56</text:p>
              </table:table-cell>
              <table:table-cell office:value-type="float" office:value="38.6182640346569">
                <text:p>38.6182640346569</text:p>
              </table:table-cell>
              <table:table-cell office:value-type="float" office:value="38.7367465387782">
                <text:p>38.7367465387782</text:p>
              </table:table-cell>
              <table:table-cell office:value-type="float" office:value="38.7286772533679">
                <text:p>38.7286772533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38.56">
                <text:p>38.56</text:p>
              </table:table-cell>
              <table:table-cell office:value-type="float" office:value="38.6932623094232">
                <text:p>38.6932623094232</text:p>
              </table:table-cell>
              <table:table-cell office:value-type="float" office:value="38.7035110184455">
                <text:p>38.7035110184455</text:p>
              </table:table-cell>
              <table:table-cell office:value-type="float" office:value="38.6175497133566">
                <text:p>38.6175497133566</text:p>
              </table:table-cell>
              <table:table-cell office:value-type="float" office:value="39.012703519818">
                <text:p>39.012703519818</text:p>
              </table:table-cell>
              <table:table-cell office:value-type="float" office:value="38.6053294428448">
                <text:p>38.6053294428448</text:p>
              </table:table-cell>
              <table:table-cell office:value-type="float" office:value="38.56">
                <text:p>38.56</text:p>
              </table:table-cell>
              <table:table-cell office:value-type="float" office:value="38.6170137776167">
                <text:p>38.6170137776167</text:p>
              </table:table-cell>
              <table:table-cell office:value-type="float" office:value="38.7151267848845">
                <text:p>38.7151267848845</text:p>
              </table:table-cell>
              <table:table-cell office:value-type="float" office:value="38.701494849381">
                <text:p>38.701494849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38.53">
                <text:p>38.53</text:p>
              </table:table-cell>
              <table:table-cell office:value-type="float" office:value="38.6493001427539">
                <text:p>38.6493001427539</text:p>
              </table:table-cell>
              <table:table-cell office:value-type="float" office:value="38.665465929906">
                <text:p>38.665465929906</text:p>
              </table:table-cell>
              <table:table-cell office:value-type="float" office:value="38.60552181105">
                <text:p>38.60552181105</text:p>
              </table:table-cell>
              <table:table-cell office:value-type="float" office:value="38.9147746441235">
                <text:p>38.9147746441235</text:p>
              </table:table-cell>
              <table:table-cell office:value-type="float" office:value="38.5883252089856">
                <text:p>38.5883252089856</text:p>
              </table:table-cell>
              <table:table-cell office:value-type="float" office:value="38.56">
                <text:p>38.56</text:p>
              </table:table-cell>
              <table:table-cell office:value-type="float" office:value="38.5990528974022">
                <text:p>38.5990528974022</text:p>
              </table:table-cell>
              <table:table-cell office:value-type="float" office:value="38.6668921753258">
                <text:p>38.6668921753258</text:p>
              </table:table-cell>
              <table:table-cell office:value-type="float" office:value="38.6618864829993">
                <text:p>38.6618864829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38.54">
                <text:p>38.54</text:p>
              </table:table-cell>
              <table:table-cell office:value-type="float" office:value="38.6263187836577">
                <text:p>38.6263187836577</text:p>
              </table:table-cell>
              <table:table-cell office:value-type="float" office:value="38.6444841220782">
                <text:p>38.6444841220782</text:p>
              </table:table-cell>
              <table:table-cell office:value-type="float" office:value="38.6095478943933">
                <text:p>38.6095478943933</text:p>
              </table:table-cell>
              <table:table-cell office:value-type="float" office:value="38.8490134115306">
                <text:p>38.8490134115306</text:p>
              </table:table-cell>
              <table:table-cell office:value-type="float" office:value="38.5877565116933">
                <text:p>38.5877565116933</text:p>
              </table:table-cell>
              <table:table-cell office:value-type="float" office:value="38.56">
                <text:p>38.56</text:p>
              </table:table-cell>
              <table:table-cell office:value-type="float" office:value="38.5940175032041">
                <text:p>38.5940175032041</text:p>
              </table:table-cell>
              <table:table-cell office:value-type="float" office:value="38.6519808330985">
                <text:p>38.6519808330985</text:p>
              </table:table-cell>
              <table:table-cell office:value-type="float" office:value="38.6468357557698">
                <text:p>38.64683575576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38.57">
                <text:p>38.57</text:p>
              </table:table-cell>
              <table:table-cell office:value-type="float" office:value="38.6189210734113">
                <text:p>38.6189210734113</text:p>
              </table:table-cell>
              <table:table-cell office:value-type="float" office:value="38.63390037547">
                <text:p>38.63390037547</text:p>
              </table:table-cell>
              <table:table-cell office:value-type="float" office:value="38.6116577818401">
                <text:p>38.6116577818401</text:p>
              </table:table-cell>
              <table:table-cell office:value-type="float" office:value="38.8073881332842">
                <text:p>38.8073881332842</text:p>
              </table:table-cell>
              <table:table-cell office:value-type="float" office:value="38.5884669748193">
                <text:p>38.5884669748193</text:p>
              </table:table-cell>
              <table:table-cell office:value-type="float" office:value="38.56">
                <text:p>38.56</text:p>
              </table:table-cell>
              <table:table-cell office:value-type="float" office:value="38.5916327602803">
                <text:p>38.5916327602803</text:p>
              </table:table-cell>
              <table:table-cell office:value-type="float" office:value="38.6449098175768">
                <text:p>38.6449098175768</text:p>
              </table:table-cell>
              <table:table-cell office:value-type="float" office:value="38.640405242582">
                <text:p>38.640405242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38.59">
                <text:p>38.59</text:p>
              </table:table-cell>
              <table:table-cell office:value-type="float" office:value="38.6030228974889">
                <text:p>38.6030228974889</text:p>
              </table:table-cell>
              <table:table-cell office:value-type="float" office:value="38.6245893042072">
                <text:p>38.6245893042072</text:p>
              </table:table-cell>
              <table:table-cell office:value-type="float" office:value="38.6048695613091">
                <text:p>38.6048695613091</text:p>
              </table:table-cell>
              <table:table-cell office:value-type="float" office:value="38.7647371608903">
                <text:p>38.7647371608903</text:p>
              </table:table-cell>
              <table:table-cell office:value-type="float" office:value="38.5772194209806">
                <text:p>38.5772194209806</text:p>
              </table:table-cell>
              <table:table-cell office:value-type="float" office:value="38.56">
                <text:p>38.56</text:p>
              </table:table-cell>
              <table:table-cell office:value-type="float" office:value="38.5825750746009">
                <text:p>38.5825750746009</text:p>
              </table:table-cell>
              <table:table-cell office:value-type="float" office:value="38.6354668381868">
                <text:p>38.6354668381868</text:p>
              </table:table-cell>
              <table:table-cell office:value-type="float" office:value="38.6310255128126">
                <text:p>38.63102551281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38.6">
                <text:p>38.6</text:p>
              </table:table-cell>
              <table:table-cell office:value-type="float" office:value="38.5884259400811">
                <text:p>38.5884259400811</text:p>
              </table:table-cell>
              <table:table-cell office:value-type="float" office:value="38.6067563422055">
                <text:p>38.6067563422055</text:p>
              </table:table-cell>
              <table:table-cell office:value-type="float" office:value="38.6002373936568">
                <text:p>38.6002373936568</text:p>
              </table:table-cell>
              <table:table-cell office:value-type="float" office:value="38.7246085474128">
                <text:p>38.7246085474128</text:p>
              </table:table-cell>
              <table:table-cell office:value-type="float" office:value="38.5712164798312">
                <text:p>38.5712164798312</text:p>
              </table:table-cell>
              <table:table-cell office:value-type="float" office:value="38.56">
                <text:p>38.56</text:p>
              </table:table-cell>
              <table:table-cell office:value-type="float" office:value="38.5760257052306">
                <text:p>38.5760257052306</text:p>
              </table:table-cell>
              <table:table-cell office:value-type="float" office:value="38.6210865436483">
                <text:p>38.6210865436483</text:p>
              </table:table-cell>
              <table:table-cell office:value-type="float" office:value="38.6148975875489">
                <text:p>38.6148975875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38.6">
                <text:p>38.6</text:p>
              </table:table-cell>
              <table:table-cell office:value-type="float" office:value="38.578515813576">
                <text:p>38.578515813576</text:p>
              </table:table-cell>
              <table:table-cell office:value-type="float" office:value="38.5951262328949">
                <text:p>38.5951262328949</text:p>
              </table:table-cell>
              <table:table-cell office:value-type="float" office:value="38.5975387205324">
                <text:p>38.5975387205324</text:p>
              </table:table-cell>
              <table:table-cell office:value-type="float" office:value="38.6921965744166">
                <text:p>38.6921965744166</text:p>
              </table:table-cell>
              <table:table-cell office:value-type="float" office:value="38.5683684437485">
                <text:p>38.5683684437485</text:p>
              </table:table-cell>
              <table:table-cell office:value-type="float" office:value="38.56">
                <text:p>38.56</text:p>
              </table:table-cell>
              <table:table-cell office:value-type="float" office:value="38.5735418152035">
                <text:p>38.5735418152035</text:p>
              </table:table-cell>
              <table:table-cell office:value-type="float" office:value="38.6071633961946">
                <text:p>38.6071633961946</text:p>
              </table:table-cell>
              <table:table-cell office:value-type="float" office:value="38.5979994773623">
                <text:p>38.59799947736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38.63">
                <text:p>38.63</text:p>
              </table:table-cell>
              <table:table-cell office:value-type="float" office:value="38.5757087610524">
                <text:p>38.5757087610524</text:p>
              </table:table-cell>
              <table:table-cell office:value-type="float" office:value="38.5900604884973">
                <text:p>38.5900604884973</text:p>
              </table:table-cell>
              <table:table-cell office:value-type="float" office:value="38.6008189103538">
                <text:p>38.6008189103538</text:p>
              </table:table-cell>
              <table:table-cell office:value-type="float" office:value="38.6660306264734">
                <text:p>38.6660306264734</text:p>
              </table:table-cell>
              <table:table-cell office:value-type="float" office:value="38.5714886508836">
                <text:p>38.5714886508836</text:p>
              </table:table-cell>
              <table:table-cell office:value-type="float" office:value="38.56">
                <text:p>38.56</text:p>
              </table:table-cell>
              <table:table-cell office:value-type="float" office:value="38.5716275146665">
                <text:p>38.5716275146665</text:p>
              </table:table-cell>
              <table:table-cell office:value-type="float" office:value="38.5996272542012">
                <text:p>38.5996272542012</text:p>
              </table:table-cell>
              <table:table-cell office:value-type="float" office:value="38.5910207247679">
                <text:p>38.5910207247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38.63">
                <text:p>38.63</text:p>
              </table:table-cell>
              <table:table-cell office:value-type="float" office:value="38.5729340228558">
                <text:p>38.5729340228558</text:p>
              </table:table-cell>
              <table:table-cell office:value-type="float" office:value="38.5885744003493">
                <text:p>38.5885744003493</text:p>
              </table:table-cell>
              <table:table-cell office:value-type="float" office:value="38.5986594917371">
                <text:p>38.5986594917371</text:p>
              </table:table-cell>
              <table:table-cell office:value-type="float" office:value="38.6484058348707">
                <text:p>38.6484058348707</text:p>
              </table:table-cell>
              <table:table-cell office:value-type="float" office:value="38.5689214763477">
                <text:p>38.5689214763477</text:p>
              </table:table-cell>
              <table:table-cell office:value-type="float" office:value="38.56">
                <text:p>38.56</text:p>
              </table:table-cell>
              <table:table-cell office:value-type="float" office:value="38.5698177933062">
                <text:p>38.5698177933062</text:p>
              </table:table-cell>
              <table:table-cell office:value-type="float" office:value="38.5951940994334">
                <text:p>38.5951940994334</text:p>
              </table:table-cell>
              <table:table-cell office:value-type="float" office:value="38.5853929976328">
                <text:p>38.5853929976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38.6">
                <text:p>38.6</text:p>
              </table:table-cell>
              <table:table-cell office:value-type="float" office:value="38.5702693240636">
                <text:p>38.5702693240636</text:p>
              </table:table-cell>
              <table:table-cell office:value-type="float" office:value="38.5872034929696">
                <text:p>38.5872034929696</text:p>
              </table:table-cell>
              <table:table-cell office:value-type="float" office:value="38.5978247339087">
                <text:p>38.5978247339087</text:p>
              </table:table-cell>
              <table:table-cell office:value-type="float" office:value="38.639159229381">
                <text:p>38.639159229381</text:p>
              </table:table-cell>
              <table:table-cell office:value-type="float" office:value="38.5680107637848">
                <text:p>38.5680107637848</text:p>
              </table:table-cell>
              <table:table-cell office:value-type="float" office:value="38.56">
                <text:p>38.56</text:p>
              </table:table-cell>
              <table:table-cell office:value-type="float" office:value="38.5682085141716">
                <text:p>38.5682085141716</text:p>
              </table:table-cell>
              <table:table-cell office:value-type="float" office:value="38.5920874878171">
                <text:p>38.5920874878171</text:p>
              </table:table-cell>
              <table:table-cell office:value-type="float" office:value="38.5828959037485">
                <text:p>38.5828959037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38.59">
                <text:p>38.59</text:p>
              </table:table-cell>
              <table:table-cell office:value-type="float" office:value="38.5717059627842">
                <text:p>38.5717059627842</text:p>
              </table:table-cell>
              <table:table-cell office:value-type="float" office:value="38.5874207196177">
                <text:p>38.5874207196177</text:p>
              </table:table-cell>
              <table:table-cell office:value-type="float" office:value="38.5968158397584">
                <text:p>38.5968158397584</text:p>
              </table:table-cell>
              <table:table-cell office:value-type="float" office:value="38.6375233800142">
                <text:p>38.6375233800142</text:p>
              </table:table-cell>
              <table:table-cell office:value-type="float" office:value="38.567102871122">
                <text:p>38.567102871122</text:p>
              </table:table-cell>
              <table:table-cell office:value-type="float" office:value="38.56">
                <text:p>38.56</text:p>
              </table:table-cell>
              <table:table-cell office:value-type="float" office:value="38.5688808030747">
                <text:p>38.5688808030747</text:p>
              </table:table-cell>
              <table:table-cell office:value-type="float" office:value="38.5903613583134">
                <text:p>38.5903613583134</text:p>
              </table:table-cell>
              <table:table-cell office:value-type="float" office:value="38.5832712313465">
                <text:p>38.5832712313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38.6">
                <text:p>38.6</text:p>
              </table:table-cell>
              <table:table-cell office:value-type="float" office:value="38.5714851261409">
                <text:p>38.5714851261409</text:p>
              </table:table-cell>
              <table:table-cell office:value-type="float" office:value="38.5874352438127">
                <text:p>38.5874352438127</text:p>
              </table:table-cell>
              <table:table-cell office:value-type="float" office:value="38.5958792740641">
                <text:p>38.5958792740641</text:p>
              </table:table-cell>
              <table:table-cell office:value-type="float" office:value="38.6315252687479">
                <text:p>38.6315252687479</text:p>
              </table:table-cell>
              <table:table-cell office:value-type="float" office:value="38.5658669789905">
                <text:p>38.5658669789905</text:p>
              </table:table-cell>
              <table:table-cell office:value-type="float" office:value="38.56">
                <text:p>38.56</text:p>
              </table:table-cell>
              <table:table-cell office:value-type="float" office:value="38.5706348899605">
                <text:p>38.5706348899605</text:p>
              </table:table-cell>
              <table:table-cell office:value-type="float" office:value="38.5889818137392">
                <text:p>38.5889818137392</text:p>
              </table:table-cell>
              <table:table-cell office:value-type="float" office:value="38.5803245505248">
                <text:p>38.5803245505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38.61">
                <text:p>38.61</text:p>
              </table:table-cell>
              <table:table-cell office:value-type="float" office:value="38.5655210301985">
                <text:p>38.5655210301985</text:p>
              </table:table-cell>
              <table:table-cell office:value-type="float" office:value="38.5823087782811">
                <text:p>38.5823087782811</text:p>
              </table:table-cell>
              <table:table-cell office:value-type="float" office:value="38.5939108486966">
                <text:p>38.5939108486966</text:p>
              </table:table-cell>
              <table:table-cell office:value-type="float" office:value="38.6105966502191">
                <text:p>38.6105966502191</text:p>
              </table:table-cell>
              <table:table-cell office:value-type="float" office:value="38.564344297768">
                <text:p>38.564344297768</text:p>
              </table:table-cell>
              <table:table-cell office:value-type="float" office:value="38.56">
                <text:p>38.56</text:p>
              </table:table-cell>
              <table:table-cell office:value-type="float" office:value="38.5689527196478">
                <text:p>38.5689527196478</text:p>
              </table:table-cell>
              <table:table-cell office:value-type="float" office:value="38.5815644790125">
                <text:p>38.5815644790125</text:p>
              </table:table-cell>
              <table:table-cell office:value-type="float" office:value="38.5704906522302">
                <text:p>38.5704906522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38.6">
                <text:p>38.6</text:p>
              </table:table-cell>
              <table:table-cell office:value-type="float" office:value="38.5614876939024">
                <text:p>38.5614876939024</text:p>
              </table:table-cell>
              <table:table-cell office:value-type="float" office:value="38.5777462703433">
                <text:p>38.5777462703433</text:p>
              </table:table-cell>
              <table:table-cell office:value-type="float" office:value="38.5940337875365">
                <text:p>38.5940337875365</text:p>
              </table:table-cell>
              <table:table-cell office:value-type="float" office:value="38.599319463568">
                <text:p>38.599319463568</text:p>
              </table:table-cell>
              <table:table-cell office:value-type="float" office:value="38.5643662433757">
                <text:p>38.5643662433757</text:p>
              </table:table-cell>
              <table:table-cell office:value-type="float" office:value="38.56">
                <text:p>38.56</text:p>
              </table:table-cell>
              <table:table-cell office:value-type="float" office:value="38.5650127659093">
                <text:p>38.5650127659093</text:p>
              </table:table-cell>
              <table:table-cell office:value-type="float" office:value="38.577688341019">
                <text:p>38.577688341019</text:p>
              </table:table-cell>
              <table:table-cell office:value-type="float" office:value="38.5659796893575">
                <text:p>38.5659796893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38.6">
                <text:p>38.6</text:p>
              </table:table-cell>
              <table:table-cell office:value-type="float" office:value="38.5623283722247">
                <text:p>38.5623283722247</text:p>
              </table:table-cell>
              <table:table-cell office:value-type="float" office:value="38.5785490488733">
                <text:p>38.5785490488733</text:p>
              </table:table-cell>
              <table:table-cell office:value-type="float" office:value="38.5938750431945">
                <text:p>38.5938750431945</text:p>
              </table:table-cell>
              <table:table-cell office:value-type="float" office:value="38.5984888116298">
                <text:p>38.5984888116298</text:p>
              </table:table-cell>
              <table:table-cell office:value-type="float" office:value="38.564241331314">
                <text:p>38.564241331314</text:p>
              </table:table-cell>
              <table:table-cell office:value-type="float" office:value="38.56">
                <text:p>38.56</text:p>
              </table:table-cell>
              <table:table-cell office:value-type="float" office:value="38.5651276401165">
                <text:p>38.5651276401165</text:p>
              </table:table-cell>
              <table:table-cell office:value-type="float" office:value="38.5778308785258">
                <text:p>38.5778308785258</text:p>
              </table:table-cell>
              <table:table-cell office:value-type="float" office:value="38.5668103678924">
                <text:p>38.5668103678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38.6">
                <text:p>38.6</text:p>
              </table:table-cell>
              <table:table-cell office:value-type="float" office:value="38.5578434974467">
                <text:p>38.5578434974467</text:p>
              </table:table-cell>
              <table:table-cell office:value-type="float" office:value="38.5740565706846">
                <text:p>38.5740565706846</text:p>
              </table:table-cell>
              <table:table-cell office:value-type="float" office:value="38.5943338758237">
                <text:p>38.5943338758237</text:p>
              </table:table-cell>
              <table:table-cell office:value-type="float" office:value="38.5858680256414">
                <text:p>38.5858680256414</text:p>
              </table:table-cell>
              <table:table-cell office:value-type="float" office:value="38.5606928739346">
                <text:p>38.5606928739346</text:p>
              </table:table-cell>
              <table:table-cell office:value-type="float" office:value="38.56">
                <text:p>38.56</text:p>
              </table:table-cell>
              <table:table-cell office:value-type="float" office:value="38.5589528709605">
                <text:p>38.5589528709605</text:p>
              </table:table-cell>
              <table:table-cell office:value-type="float" office:value="38.5711139097139">
                <text:p>38.5711139097139</text:p>
              </table:table-cell>
              <table:table-cell office:value-type="float" office:value="38.5596286598158">
                <text:p>38.5596286598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38.59">
                <text:p>38.59</text:p>
              </table:table-cell>
              <table:table-cell office:value-type="float" office:value="38.5566439084829">
                <text:p>38.5566439084829</text:p>
              </table:table-cell>
              <table:table-cell office:value-type="float" office:value="38.5699417293415">
                <text:p>38.5699417293415</text:p>
              </table:table-cell>
              <table:table-cell office:value-type="float" office:value="38.5979865059126">
                <text:p>38.5979865059126</text:p>
              </table:table-cell>
              <table:table-cell office:value-type="float" office:value="38.5775207825967">
                <text:p>38.5775207825967</text:p>
              </table:table-cell>
              <table:table-cell office:value-type="float" office:value="38.5569196316327">
                <text:p>38.5569196316327</text:p>
              </table:table-cell>
              <table:table-cell office:value-type="float" office:value="38.56">
                <text:p>38.56</text:p>
              </table:table-cell>
              <table:table-cell office:value-type="float" office:value="38.5525020050177">
                <text:p>38.5525020050177</text:p>
              </table:table-cell>
              <table:table-cell office:value-type="float" office:value="38.5668412717159">
                <text:p>38.5668412717159</text:p>
              </table:table-cell>
              <table:table-cell office:value-type="float" office:value="38.5541638759913">
                <text:p>38.55416387599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38.57">
                <text:p>38.57</text:p>
              </table:table-cell>
              <table:table-cell office:value-type="float" office:value="38.5532791501851">
                <text:p>38.5532791501851</text:p>
              </table:table-cell>
              <table:table-cell office:value-type="float" office:value="38.5665688933263">
                <text:p>38.5665688933263</text:p>
              </table:table-cell>
              <table:table-cell office:value-type="float" office:value="38.5957858826694">
                <text:p>38.5957858826694</text:p>
              </table:table-cell>
              <table:table-cell office:value-type="float" office:value="38.5730234359537">
                <text:p>38.5730234359537</text:p>
              </table:table-cell>
              <table:table-cell office:value-type="float" office:value="38.5533325260127">
                <text:p>38.5533325260127</text:p>
              </table:table-cell>
              <table:table-cell office:value-type="float" office:value="38.56">
                <text:p>38.56</text:p>
              </table:table-cell>
              <table:table-cell office:value-type="float" office:value="38.5480880276816">
                <text:p>38.5480880276816</text:p>
              </table:table-cell>
              <table:table-cell office:value-type="float" office:value="38.5642213651694">
                <text:p>38.5642213651694</text:p>
              </table:table-cell>
              <table:table-cell office:value-type="float" office:value="38.5520345962062">
                <text:p>38.55203459620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38.57">
                <text:p>38.57</text:p>
              </table:table-cell>
              <table:table-cell office:value-type="float" office:value="38.5510196301129">
                <text:p>38.5510196301129</text:p>
              </table:table-cell>
              <table:table-cell office:value-type="float" office:value="38.5643060051259">
                <text:p>38.5643060051259</text:p>
              </table:table-cell>
              <table:table-cell office:value-type="float" office:value="38.5952839279096">
                <text:p>38.5952839279096</text:p>
              </table:table-cell>
              <table:table-cell office:value-type="float" office:value="38.568203397803">
                <text:p>38.568203397803</text:p>
              </table:table-cell>
              <table:table-cell office:value-type="float" office:value="38.5526969278262">
                <text:p>38.5526969278262</text:p>
              </table:table-cell>
              <table:table-cell office:value-type="float" office:value="38.56">
                <text:p>38.56</text:p>
              </table:table-cell>
              <table:table-cell office:value-type="float" office:value="38.548292047881">
                <text:p>38.548292047881</text:p>
              </table:table-cell>
              <table:table-cell office:value-type="float" office:value="38.5612161956913">
                <text:p>38.5612161956913</text:p>
              </table:table-cell>
              <table:table-cell office:value-type="float" office:value="38.5488721356587">
                <text:p>38.5488721356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38.57">
                <text:p>38.57</text:p>
              </table:table-cell>
              <table:table-cell office:value-type="float" office:value="38.5506562859458">
                <text:p>38.5506562859458</text:p>
              </table:table-cell>
              <table:table-cell office:value-type="float" office:value="38.5632364300438">
                <text:p>38.5632364300438</text:p>
              </table:table-cell>
              <table:table-cell office:value-type="float" office:value="38.5948990349566">
                <text:p>38.5948990349566</text:p>
              </table:table-cell>
              <table:table-cell office:value-type="float" office:value="38.5650054285926">
                <text:p>38.5650054285926</text:p>
              </table:table-cell>
              <table:table-cell office:value-type="float" office:value="38.5522958759037">
                <text:p>38.5522958759037</text:p>
              </table:table-cell>
              <table:table-cell office:value-type="float" office:value="38.56">
                <text:p>38.56</text:p>
              </table:table-cell>
              <table:table-cell office:value-type="float" office:value="38.5474052256329">
                <text:p>38.5474052256329</text:p>
              </table:table-cell>
              <table:table-cell office:value-type="float" office:value="38.5608350896048">
                <text:p>38.5608350896048</text:p>
              </table:table-cell>
              <table:table-cell office:value-type="float" office:value="38.5484091654182">
                <text:p>38.5484091654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38.57">
                <text:p>38.57</text:p>
              </table:table-cell>
              <table:table-cell office:value-type="float" office:value="38.551720789379">
                <text:p>38.551720789379</text:p>
              </table:table-cell>
              <table:table-cell office:value-type="float" office:value="38.5642985032007">
                <text:p>38.5642985032007</text:p>
              </table:table-cell>
              <table:table-cell office:value-type="float" office:value="38.5959223200378">
                <text:p>38.5959223200378</text:p>
              </table:table-cell>
              <table:table-cell office:value-type="float" office:value="38.5623551074543">
                <text:p>38.5623551074543</text:p>
              </table:table-cell>
              <table:table-cell office:value-type="float" office:value="38.5529663872827">
                <text:p>38.5529663872827</text:p>
              </table:table-cell>
              <table:table-cell office:value-type="float" office:value="38.56">
                <text:p>38.56</text:p>
              </table:table-cell>
              <table:table-cell office:value-type="float" office:value="38.5478920184847">
                <text:p>38.5478920184847</text:p>
              </table:table-cell>
              <table:table-cell office:value-type="float" office:value="38.5615395488033">
                <text:p>38.5615395488033</text:p>
              </table:table-cell>
              <table:table-cell office:value-type="float" office:value="38.5489815815407">
                <text:p>38.5489815815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38.57">
                <text:p>38.57</text:p>
              </table:table-cell>
              <table:table-cell office:value-type="float" office:value="38.5500900904005">
                <text:p>38.5500900904005</text:p>
              </table:table-cell>
              <table:table-cell office:value-type="float" office:value="38.5621976642547">
                <text:p>38.5621976642547</text:p>
              </table:table-cell>
              <table:table-cell office:value-type="float" office:value="38.5960747554835">
                <text:p>38.5960747554835</text:p>
              </table:table-cell>
              <table:table-cell office:value-type="float" office:value="38.5590935717493">
                <text:p>38.5590935717493</text:p>
              </table:table-cell>
              <table:table-cell office:value-type="float" office:value="38.5531488770089">
                <text:p>38.5531488770089</text:p>
              </table:table-cell>
              <table:table-cell office:value-type="float" office:value="38.56">
                <text:p>38.56</text:p>
              </table:table-cell>
              <table:table-cell office:value-type="float" office:value="38.5472755690038">
                <text:p>38.5472755690038</text:p>
              </table:table-cell>
              <table:table-cell office:value-type="float" office:value="38.560128690542">
                <text:p>38.560128690542</text:p>
              </table:table-cell>
              <table:table-cell office:value-type="float" office:value="38.5479893610427">
                <text:p>38.5479893610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38.57">
                <text:p>38.57</text:p>
              </table:table-cell>
              <table:table-cell office:value-type="float" office:value="38.5504807710767">
                <text:p>38.5504807710767</text:p>
              </table:table-cell>
              <table:table-cell office:value-type="float" office:value="38.562583965927">
                <text:p>38.562583965927</text:p>
              </table:table-cell>
              <table:table-cell office:value-type="float" office:value="38.5965556146155">
                <text:p>38.5965556146155</text:p>
              </table:table-cell>
              <table:table-cell office:value-type="float" office:value="38.5595931118946">
                <text:p>38.5595931118946</text:p>
              </table:table-cell>
              <table:table-cell office:value-type="float" office:value="38.553626293122">
                <text:p>38.553626293122</text:p>
              </table:table-cell>
              <table:table-cell office:value-type="float" office:value="38.56">
                <text:p>38.56</text:p>
              </table:table-cell>
              <table:table-cell office:value-type="float" office:value="38.5473412968772">
                <text:p>38.5473412968772</text:p>
              </table:table-cell>
              <table:table-cell office:value-type="float" office:value="38.5600056213368">
                <text:p>38.5600056213368</text:p>
              </table:table-cell>
              <table:table-cell office:value-type="float" office:value="38.5478935219165">
                <text:p>38.5478935219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38.57">
                <text:p>38.57</text:p>
              </table:table-cell>
              <table:table-cell office:value-type="float" office:value="38.5483218004615">
                <text:p>38.5483218004615</text:p>
              </table:table-cell>
              <table:table-cell office:value-type="float" office:value="38.559739875152">
                <text:p>38.559739875152</text:p>
              </table:table-cell>
              <table:table-cell office:value-type="float" office:value="38.5956145318545">
                <text:p>38.5956145318545</text:p>
              </table:table-cell>
              <table:table-cell office:value-type="float" office:value="38.557238512391">
                <text:p>38.557238512391</text:p>
              </table:table-cell>
              <table:table-cell office:value-type="float" office:value="38.5508480759144">
                <text:p>38.5508480759144</text:p>
              </table:table-cell>
              <table:table-cell office:value-type="float" office:value="38.56">
                <text:p>38.56</text:p>
              </table:table-cell>
              <table:table-cell office:value-type="float" office:value="38.5464087341954">
                <text:p>38.5464087341954</text:p>
              </table:table-cell>
              <table:table-cell office:value-type="float" office:value="38.557546850795">
                <text:p>38.557546850795</text:p>
              </table:table-cell>
              <table:table-cell office:value-type="float" office:value="38.5453897541">
                <text:p>38.5453897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38.57">
                <text:p>38.57</text:p>
              </table:table-cell>
              <table:table-cell office:value-type="float" office:value="38.548202541211">
                <text:p>38.548202541211</text:p>
              </table:table-cell>
              <table:table-cell office:value-type="float" office:value="38.5596177571069">
                <text:p>38.5596177571069</text:p>
              </table:table-cell>
              <table:table-cell office:value-type="float" office:value="38.595772842524">
                <text:p>38.595772842524</text:p>
              </table:table-cell>
              <table:table-cell office:value-type="float" office:value="38.5571874174306">
                <text:p>38.5571874174306</text:p>
              </table:table-cell>
              <table:table-cell office:value-type="float" office:value="38.5510023758477">
                <text:p>38.5510023758477</text:p>
              </table:table-cell>
              <table:table-cell office:value-type="float" office:value="38.56">
                <text:p>38.56</text:p>
              </table:table-cell>
              <table:table-cell office:value-type="float" office:value="38.5465145252608">
                <text:p>38.5465145252608</text:p>
              </table:table-cell>
              <table:table-cell office:value-type="float" office:value="38.5574168262465">
                <text:p>38.5574168262465</text:p>
              </table:table-cell>
              <table:table-cell office:value-type="float" office:value="38.5452599936284">
                <text:p>38.5452599936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38.58">
                <text:p>38.58</text:p>
              </table:table-cell>
              <table:table-cell office:value-type="float" office:value="38.5486207064826">
                <text:p>38.5486207064826</text:p>
              </table:table-cell>
              <table:table-cell office:value-type="float" office:value="38.5598177761056">
                <text:p>38.5598177761056</text:p>
              </table:table-cell>
              <table:table-cell office:value-type="float" office:value="38.5963628113264">
                <text:p>38.5963628113264</text:p>
              </table:table-cell>
              <table:table-cell office:value-type="float" office:value="38.5567210838715">
                <text:p>38.5567210838715</text:p>
              </table:table-cell>
              <table:table-cell office:value-type="float" office:value="38.5516221520938">
                <text:p>38.5516221520938</text:p>
              </table:table-cell>
              <table:table-cell office:value-type="float" office:value="38.56">
                <text:p>38.56</text:p>
              </table:table-cell>
              <table:table-cell office:value-type="float" office:value="38.546475073595">
                <text:p>38.546475073595</text:p>
              </table:table-cell>
              <table:table-cell office:value-type="float" office:value="38.5572400890115">
                <text:p>38.5572400890115</text:p>
              </table:table-cell>
              <table:table-cell office:value-type="float" office:value="38.5453986384306">
                <text:p>38.5453986384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38.57">
                <text:p>38.57</text:p>
              </table:table-cell>
              <table:table-cell office:value-type="float" office:value="38.548439850584">
                <text:p>38.548439850584</text:p>
              </table:table-cell>
              <table:table-cell office:value-type="float" office:value="38.5595489544086">
                <text:p>38.5595489544086</text:p>
              </table:table-cell>
              <table:table-cell office:value-type="float" office:value="38.5956401784525">
                <text:p>38.5956401784525</text:p>
              </table:table-cell>
              <table:table-cell office:value-type="float" office:value="38.5572188072688">
                <text:p>38.5572188072688</text:p>
              </table:table-cell>
              <table:table-cell office:value-type="float" office:value="38.5508307210491">
                <text:p>38.5508307210491</text:p>
              </table:table-cell>
              <table:table-cell office:value-type="float" office:value="38.56">
                <text:p>38.56</text:p>
              </table:table-cell>
              <table:table-cell office:value-type="float" office:value="38.5467946203955">
                <text:p>38.5467946203955</text:p>
              </table:table-cell>
              <table:table-cell office:value-type="float" office:value="38.5569145914763">
                <text:p>38.5569145914763</text:p>
              </table:table-cell>
              <table:table-cell office:value-type="float" office:value="38.5451110070679">
                <text:p>38.54511100706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38.58">
                <text:p>38.58</text:p>
              </table:table-cell>
              <table:table-cell office:value-type="float" office:value="38.5486938218719">
                <text:p>38.5486938218719</text:p>
              </table:table-cell>
              <table:table-cell office:value-type="float" office:value="38.5599043979101">
                <text:p>38.5599043979101</text:p>
              </table:table-cell>
              <table:table-cell office:value-type="float" office:value="38.5956645593588">
                <text:p>38.5956645593588</text:p>
              </table:table-cell>
              <table:table-cell office:value-type="float" office:value="38.5578021818473">
                <text:p>38.5578021818473</text:p>
              </table:table-cell>
              <table:table-cell office:value-type="float" office:value="38.5508483198184">
                <text:p>38.5508483198184</text:p>
              </table:table-cell>
              <table:table-cell office:value-type="float" office:value="38.56">
                <text:p>38.56</text:p>
              </table:table-cell>
              <table:table-cell office:value-type="float" office:value="38.5466926103551">
                <text:p>38.5466926103551</text:p>
              </table:table-cell>
              <table:table-cell office:value-type="float" office:value="38.5571025054258">
                <text:p>38.5571025054258</text:p>
              </table:table-cell>
              <table:table-cell office:value-type="float" office:value="38.5453128984288">
                <text:p>38.5453128984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38.57">
                <text:p>38.57</text:p>
              </table:table-cell>
              <table:table-cell office:value-type="float" office:value="38.5453107205134">
                <text:p>38.5453107205134</text:p>
              </table:table-cell>
              <table:table-cell office:value-type="float" office:value="38.5556418803401">
                <text:p>38.5556418803401</text:p>
              </table:table-cell>
              <table:table-cell office:value-type="float" office:value="38.595195361781">
                <text:p>38.595195361781</text:p>
              </table:table-cell>
              <table:table-cell office:value-type="float" office:value="38.5508258817685">
                <text:p>38.5508258817685</text:p>
              </table:table-cell>
              <table:table-cell office:value-type="float" office:value="38.5478255580085">
                <text:p>38.5478255580085</text:p>
              </table:table-cell>
              <table:table-cell office:value-type="float" office:value="38.56">
                <text:p>38.56</text:p>
              </table:table-cell>
              <table:table-cell office:value-type="float" office:value="38.5434923224194">
                <text:p>38.5434923224194</text:p>
              </table:table-cell>
              <table:table-cell office:value-type="float" office:value="38.5527821986124">
                <text:p>38.5527821986124</text:p>
              </table:table-cell>
              <table:table-cell office:value-type="float" office:value="38.540779047989">
                <text:p>38.5407790479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38.57">
                <text:p>38.57</text:p>
              </table:table-cell>
              <table:table-cell office:value-type="float" office:value="38.5454802082934">
                <text:p>38.5454802082934</text:p>
              </table:table-cell>
              <table:table-cell office:value-type="float" office:value="38.555457740321">
                <text:p>38.555457740321</text:p>
              </table:table-cell>
              <table:table-cell office:value-type="float" office:value="38.5952112012821">
                <text:p>38.5952112012821</text:p>
              </table:table-cell>
              <table:table-cell office:value-type="float" office:value="38.547570353419">
                <text:p>38.547570353419</text:p>
              </table:table-cell>
              <table:table-cell office:value-type="float" office:value="38.547791834994">
                <text:p>38.547791834994</text:p>
              </table:table-cell>
              <table:table-cell office:value-type="float" office:value="38.56">
                <text:p>38.56</text:p>
              </table:table-cell>
              <table:table-cell office:value-type="float" office:value="38.5432641364921">
                <text:p>38.5432641364921</text:p>
              </table:table-cell>
              <table:table-cell office:value-type="float" office:value="38.5520575619824">
                <text:p>38.5520575619824</text:p>
              </table:table-cell>
              <table:table-cell office:value-type="float" office:value="38.5398657598201">
                <text:p>38.5398657598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3" chart:maximum="2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397cm" svg:height="28.953cm" xlink:href=".." xlink:type="simple" chart:class="chart:scatter" chart:style-name="ch1">
        <chart:title svg:x="12.04cm" svg:y="0.715cm" chart:style-name="ch2">
          <text:p>Drahoš 2018 / 1</text:p>
        </chart:title>
        <chart:legend chart:legend-position="end" svg:x="23.248cm" svg:y="11.936cm" style:legend-expansion="high" chart:style-name="ch3"/>
        <chart:plot-area chart:style-name="ch4" table:cell-range-address="drahoš.B2:drahoš.B54 drahoš.E1:drahoš.N54" chart:data-source-has-labels="row" svg:x="0.547cm" svg:y="2.073cm" svg:width="22.154cm" svg:height="26.301cm">
          <chart:coordinate-region svg:x="1.459cm" svg:y="2.272cm" svg:width="20.962cm" svg:height="25.4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rahoš.E2:drahoš.E54" chart:label-cell-address="drahoš.E1:drahoš.E1" chart:class="chart:scatter">
            <chart:domain table:cell-range-address="drahoš.B2:drahoš.B54"/>
            <chart:data-point chart:repeated="53"/>
          </chart:series>
          <chart:series chart:style-name="ch9" chart:values-cell-range-address="drahoš.F2:drahoš.F54" chart:label-cell-address="drahoš.F1:drahoš.F1" chart:class="chart:scatter">
            <chart:data-point chart:repeated="53"/>
          </chart:series>
          <chart:series chart:style-name="ch10" chart:values-cell-range-address="drahoš.G2:drahoš.G54" chart:label-cell-address="drahoš.G1:drahoš.G1" chart:class="chart:scatter">
            <chart:data-point chart:repeated="53"/>
          </chart:series>
          <chart:series chart:style-name="ch11" chart:values-cell-range-address="drahoš.H2:drahoš.H54" chart:label-cell-address="drahoš.H1:drahoš.H1" chart:class="chart:scatter">
            <chart:data-point chart:repeated="53"/>
          </chart:series>
          <chart:series chart:style-name="ch12" chart:values-cell-range-address="drahoš.I2:drahoš.I54" chart:label-cell-address="drahoš.I1:drahoš.I1" chart:class="chart:scatter">
            <chart:data-point chart:repeated="53"/>
          </chart:series>
          <chart:series chart:style-name="ch13" chart:values-cell-range-address="drahoš.J2:drahoš.J54" chart:label-cell-address="drahoš.J1:drahoš.J1" chart:class="chart:scatter">
            <chart:data-point chart:repeated="53"/>
          </chart:series>
          <chart:series chart:style-name="ch14" chart:values-cell-range-address="drahoš.K2:drahoš.K54" chart:label-cell-address="drahoš.K1:drahoš.K1" chart:class="chart:scatter">
            <chart:data-point chart:repeated="53"/>
          </chart:series>
          <chart:series chart:style-name="ch15" chart:values-cell-range-address="drahoš.L2:drahoš.L54" chart:label-cell-address="drahoš.L1:drahoš.L1" chart:class="chart:scatter">
            <chart:data-point chart:repeated="53"/>
          </chart:series>
          <chart:series chart:style-name="ch16" chart:values-cell-range-address="drahoš.M2:drahoš.M54" chart:label-cell-address="drahoš.M1:drahoš.M1" chart:class="chart:scatter">
            <chart:data-point chart:repeated="53"/>
          </chart:series>
          <chart:series chart:style-name="ch17" chart:values-cell-range-address="drahoš.N2:drahoš.N54" chart:label-cell-address="drahoš.N1:drahoš.N1" chart:class="chart:scatter">
            <chart:data-point chart:repeated="5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q</text:p>
                <draw:g>
                  <svg:desc>drahoš.E1:drahoš.E1</svg:desc>
                </draw:g>
              </table:table-cell>
              <table:table-cell office:value-type="string">
                <text:p>group5</text:p>
                <draw:g>
                  <svg:desc>drahoš.F1:drahoš.F1</svg:desc>
                </draw:g>
              </table:table-cell>
              <table:table-cell office:value-type="string">
                <text:p>group9</text:p>
                <draw:g>
                  <svg:desc>drahoš.G1:drahoš.G1</svg:desc>
                </draw:g>
              </table:table-cell>
              <table:table-cell office:value-type="string">
                <text:p>closest</text:p>
                <draw:g>
                  <svg:desc>drahoš.H1:drahoš.H1</svg:desc>
                </draw:g>
              </table:table-cell>
              <table:table-cell office:value-type="string">
                <text:p>naive</text:p>
                <draw:g>
                  <svg:desc>drahoš.I1:drahoš.I1</svg:desc>
                </draw:g>
              </table:table-cell>
              <table:table-cell office:value-type="string">
                <text:p>closest.v1.1</text:p>
                <draw:g>
                  <svg:desc>drahoš.J1:drahoš.J1</svg:desc>
                </draw:g>
              </table:table-cell>
              <table:table-cell office:value-type="string">
                <text:p>results</text:p>
                <draw:g>
                  <svg:desc>drahoš.K1:drahoš.K1</svg:desc>
                </draw:g>
              </table:table-cell>
              <table:table-cell office:value-type="string">
                <text:p>closest.v1.1_2021</text:p>
                <draw:g>
                  <svg:desc>drahoš.L1:drahoš.L1</svg:desc>
                </draw:g>
              </table:table-cell>
              <table:table-cell office:value-type="string">
                <text:p>group9_2021</text:p>
                <draw:g>
                  <svg:desc>drahoš.M1:drahoš.M1</svg:desc>
                </draw:g>
              </table:table-cell>
              <table:table-cell office:value-type="string">
                <text:p>group5_2021</text:p>
                <draw:g>
                  <svg:desc>drahoš.N1:drahoš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drahoš.B2:drahoš.B54</svg:desc>
                </draw:g>
              </table:table-cell>
              <table:table-cell office:value-type="float" office:value="26.03">
                <text:p>26.03</text:p>
                <draw:g>
                  <svg:desc>drahoš.E2:drahoš.E54</svg:desc>
                </draw:g>
              </table:table-cell>
              <table:table-cell office:value-type="float" office:value="28.9558375933493">
                <text:p>28.9558375933493</text:p>
                <draw:g>
                  <svg:desc>drahoš.F2:drahoš.F54</svg:desc>
                </draw:g>
              </table:table-cell>
              <table:table-cell office:value-type="float" office:value="NaN">
                <text:p>NaN</text:p>
                <draw:g>
                  <svg:desc>drahoš.G2:drahoš.G54</svg:desc>
                </draw:g>
              </table:table-cell>
              <table:table-cell office:value-type="float" office:value="25.7062327784108">
                <text:p>25.7062327784108</text:p>
                <draw:g>
                  <svg:desc>drahoš.H2:drahoš.H54</svg:desc>
                </draw:g>
              </table:table-cell>
              <table:table-cell office:value-type="float" office:value="31.2925170068027">
                <text:p>31.2925170068027</text:p>
                <draw:g>
                  <svg:desc>drahoš.I2:drahoš.I54</svg:desc>
                </draw:g>
              </table:table-cell>
              <table:table-cell office:value-type="float" office:value="25.706301556583">
                <text:p>25.706301556583</text:p>
                <draw:g>
                  <svg:desc>drahoš.J2:drahoš.J54</svg:desc>
                </draw:g>
              </table:table-cell>
              <table:table-cell office:value-type="float" office:value="26.6">
                <text:p>26.6</text:p>
                <draw:g>
                  <svg:desc>drahoš.K2:drahoš.K54</svg:desc>
                </draw:g>
              </table:table-cell>
              <table:table-cell office:value-type="float" office:value="21.9836040576953">
                <text:p>21.9836040576953</text:p>
                <draw:g>
                  <svg:desc>drahoš.L2:drahoš.L54</svg:desc>
                </draw:g>
              </table:table-cell>
              <table:table-cell office:value-type="float" office:value="NaN">
                <text:p>NaN</text:p>
                <draw:g>
                  <svg:desc>drahoš.M2:drahoš.M54</svg:desc>
                </draw:g>
              </table:table-cell>
              <table:table-cell office:value-type="float" office:value="26.925156788509">
                <text:p>26.925156788509</text:p>
                <draw:g>
                  <svg:desc>drahoš.N2:drahoš.N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26.58">
                <text:p>26.58</text:p>
              </table:table-cell>
              <table:table-cell office:value-type="float" office:value="25.7906562033429">
                <text:p>25.7906562033429</text:p>
              </table:table-cell>
              <table:table-cell office:value-type="float" office:value="25.6104512647659">
                <text:p>25.6104512647659</text:p>
              </table:table-cell>
              <table:table-cell office:value-type="float" office:value="26.3474875445198">
                <text:p>26.3474875445198</text:p>
              </table:table-cell>
              <table:table-cell office:value-type="float" office:value="24.2551601755861">
                <text:p>24.2551601755861</text:p>
              </table:table-cell>
              <table:table-cell office:value-type="float" office:value="26.3472862384572">
                <text:p>26.3472862384572</text:p>
              </table:table-cell>
              <table:table-cell office:value-type="float" office:value="26.6">
                <text:p>26.6</text:p>
              </table:table-cell>
              <table:table-cell office:value-type="float" office:value="25.574380833696">
                <text:p>25.574380833696</text:p>
              </table:table-cell>
              <table:table-cell office:value-type="float" office:value="24.8348826065548">
                <text:p>24.8348826065548</text:p>
              </table:table-cell>
              <table:table-cell office:value-type="float" office:value="24.9295968218727">
                <text:p>24.9295968218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26.85">
                <text:p>26.85</text:p>
              </table:table-cell>
              <table:table-cell office:value-type="float" office:value="25.4145074371081">
                <text:p>25.4145074371081</text:p>
              </table:table-cell>
              <table:table-cell office:value-type="float" office:value="25.5536513576202">
                <text:p>25.5536513576202</text:p>
              </table:table-cell>
              <table:table-cell office:value-type="float" office:value="26.7214419655167">
                <text:p>26.7214419655167</text:p>
              </table:table-cell>
              <table:table-cell office:value-type="float" office:value="24.0364813180347">
                <text:p>24.0364813180347</text:p>
              </table:table-cell>
              <table:table-cell office:value-type="float" office:value="26.7209324583652">
                <text:p>26.7209324583652</text:p>
              </table:table-cell>
              <table:table-cell office:value-type="float" office:value="26.6">
                <text:p>26.6</text:p>
              </table:table-cell>
              <table:table-cell office:value-type="float" office:value="26.2171957784394">
                <text:p>26.2171957784394</text:p>
              </table:table-cell>
              <table:table-cell office:value-type="float" office:value="25.4491175328769">
                <text:p>25.4491175328769</text:p>
              </table:table-cell>
              <table:table-cell office:value-type="float" office:value="25.4381698378846">
                <text:p>25.4381698378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26.84">
                <text:p>26.84</text:p>
              </table:table-cell>
              <table:table-cell office:value-type="float" office:value="25.6595319447287">
                <text:p>25.6595319447287</text:p>
              </table:table-cell>
              <table:table-cell office:value-type="float" office:value="25.8595278446083">
                <text:p>25.8595278446083</text:p>
              </table:table-cell>
              <table:table-cell office:value-type="float" office:value="26.6004617792145">
                <text:p>26.6004617792145</text:p>
              </table:table-cell>
              <table:table-cell office:value-type="float" office:value="24.2168827597876">
                <text:p>24.2168827597876</text:p>
              </table:table-cell>
              <table:table-cell office:value-type="float" office:value="26.5997606488942">
                <text:p>26.5997606488942</text:p>
              </table:table-cell>
              <table:table-cell office:value-type="float" office:value="26.6">
                <text:p>26.6</text:p>
              </table:table-cell>
              <table:table-cell office:value-type="float" office:value="26.9888695384836">
                <text:p>26.9888695384836</text:p>
              </table:table-cell>
              <table:table-cell office:value-type="float" office:value="25.6706680650733">
                <text:p>25.6706680650733</text:p>
              </table:table-cell>
              <table:table-cell office:value-type="float" office:value="25.732097906046">
                <text:p>25.732097906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26.4">
                <text:p>26.4</text:p>
              </table:table-cell>
              <table:table-cell office:value-type="float" office:value="25.4062362612956">
                <text:p>25.4062362612956</text:p>
              </table:table-cell>
              <table:table-cell office:value-type="float" office:value="25.5755494156601">
                <text:p>25.5755494156601</text:p>
              </table:table-cell>
              <table:table-cell office:value-type="float" office:value="26.3392187425127">
                <text:p>26.3392187425127</text:p>
              </table:table-cell>
              <table:table-cell office:value-type="float" office:value="24.1412970357966">
                <text:p>24.1412970357966</text:p>
              </table:table-cell>
              <table:table-cell office:value-type="float" office:value="26.3377726992932">
                <text:p>26.3377726992932</text:p>
              </table:table-cell>
              <table:table-cell office:value-type="float" office:value="26.6">
                <text:p>26.6</text:p>
              </table:table-cell>
              <table:table-cell office:value-type="float" office:value="26.5341344647439">
                <text:p>26.5341344647439</text:p>
              </table:table-cell>
              <table:table-cell office:value-type="float" office:value="25.5037137135863">
                <text:p>25.5037137135863</text:p>
              </table:table-cell>
              <table:table-cell office:value-type="float" office:value="25.4710543380093">
                <text:p>25.4710543380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26.52">
                <text:p>26.52</text:p>
              </table:table-cell>
              <table:table-cell office:value-type="float" office:value="25.7692170546254">
                <text:p>25.7692170546254</text:p>
              </table:table-cell>
              <table:table-cell office:value-type="float" office:value="25.9046611050234">
                <text:p>25.9046611050234</text:p>
              </table:table-cell>
              <table:table-cell office:value-type="float" office:value="26.5477039197153">
                <text:p>26.5477039197153</text:p>
              </table:table-cell>
              <table:table-cell office:value-type="float" office:value="24.4383401416001">
                <text:p>24.4383401416001</text:p>
              </table:table-cell>
              <table:table-cell office:value-type="float" office:value="26.5468058006277">
                <text:p>26.5468058006277</text:p>
              </table:table-cell>
              <table:table-cell office:value-type="float" office:value="26.6">
                <text:p>26.6</text:p>
              </table:table-cell>
              <table:table-cell office:value-type="float" office:value="26.6670187149781">
                <text:p>26.6670187149781</text:p>
              </table:table-cell>
              <table:table-cell office:value-type="float" office:value="25.7689547066851">
                <text:p>25.7689547066851</text:p>
              </table:table-cell>
              <table:table-cell office:value-type="float" office:value="25.6950628578758">
                <text:p>25.6950628578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26.57">
                <text:p>26.57</text:p>
              </table:table-cell>
              <table:table-cell office:value-type="float" office:value="25.9675320773097">
                <text:p>25.9675320773097</text:p>
              </table:table-cell>
              <table:table-cell office:value-type="float" office:value="26.049156302172">
                <text:p>26.049156302172</text:p>
              </table:table-cell>
              <table:table-cell office:value-type="float" office:value="26.4975968444405">
                <text:p>26.4975968444405</text:p>
              </table:table-cell>
              <table:table-cell office:value-type="float" office:value="24.6816903772714">
                <text:p>24.6816903772714</text:p>
              </table:table-cell>
              <table:table-cell office:value-type="float" office:value="26.4961073970102">
                <text:p>26.4961073970102</text:p>
              </table:table-cell>
              <table:table-cell office:value-type="float" office:value="26.6">
                <text:p>26.6</text:p>
              </table:table-cell>
              <table:table-cell office:value-type="float" office:value="26.7030972360502">
                <text:p>26.7030972360502</text:p>
              </table:table-cell>
              <table:table-cell office:value-type="float" office:value="25.9599587369411">
                <text:p>25.9599587369411</text:p>
              </table:table-cell>
              <table:table-cell office:value-type="float" office:value="25.8481645138556">
                <text:p>25.8481645138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26.41">
                <text:p>26.41</text:p>
              </table:table-cell>
              <table:table-cell office:value-type="float" office:value="25.9629402142123">
                <text:p>25.9629402142123</text:p>
              </table:table-cell>
              <table:table-cell office:value-type="float" office:value="26.0542451033009">
                <text:p>26.0542451033009</text:p>
              </table:table-cell>
              <table:table-cell office:value-type="float" office:value="26.5130952203975">
                <text:p>26.5130952203975</text:p>
              </table:table-cell>
              <table:table-cell office:value-type="float" office:value="24.8336403690032">
                <text:p>24.8336403690032</text:p>
              </table:table-cell>
              <table:table-cell office:value-type="float" office:value="26.5118031303704">
                <text:p>26.5118031303704</text:p>
              </table:table-cell>
              <table:table-cell office:value-type="float" office:value="26.6">
                <text:p>26.6</text:p>
              </table:table-cell>
              <table:table-cell office:value-type="float" office:value="26.6316048361392">
                <text:p>26.6316048361392</text:p>
              </table:table-cell>
              <table:table-cell office:value-type="float" office:value="25.9513566721209">
                <text:p>25.9513566721209</text:p>
              </table:table-cell>
              <table:table-cell office:value-type="float" office:value="25.8544827167499">
                <text:p>25.8544827167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26.42">
                <text:p>26.42</text:p>
              </table:table-cell>
              <table:table-cell office:value-type="float" office:value="25.9824057413608">
                <text:p>25.9824057413608</text:p>
              </table:table-cell>
              <table:table-cell office:value-type="float" office:value="26.0752503102781">
                <text:p>26.0752503102781</text:p>
              </table:table-cell>
              <table:table-cell office:value-type="float" office:value="26.4972956825912">
                <text:p>26.4972956825912</text:p>
              </table:table-cell>
              <table:table-cell office:value-type="float" office:value="24.9412452752537">
                <text:p>24.9412452752537</text:p>
              </table:table-cell>
              <table:table-cell office:value-type="float" office:value="26.4952249522944">
                <text:p>26.4952249522944</text:p>
              </table:table-cell>
              <table:table-cell office:value-type="float" office:value="26.6">
                <text:p>26.6</text:p>
              </table:table-cell>
              <table:table-cell office:value-type="float" office:value="26.5876952734963">
                <text:p>26.5876952734963</text:p>
              </table:table-cell>
              <table:table-cell office:value-type="float" office:value="26.0029264115696">
                <text:p>26.0029264115696</text:p>
              </table:table-cell>
              <table:table-cell office:value-type="float" office:value="25.9037420456065">
                <text:p>25.9037420456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26.44">
                <text:p>26.44</text:p>
              </table:table-cell>
              <table:table-cell office:value-type="float" office:value="26.0604369936537">
                <text:p>26.0604369936537</text:p>
              </table:table-cell>
              <table:table-cell office:value-type="float" office:value="26.1361582007226">
                <text:p>26.1361582007226</text:p>
              </table:table-cell>
              <table:table-cell office:value-type="float" office:value="26.5495184477502">
                <text:p>26.5495184477502</text:p>
              </table:table-cell>
              <table:table-cell office:value-type="float" office:value="25.07512575487">
                <text:p>25.07512575487</text:p>
              </table:table-cell>
              <table:table-cell office:value-type="float" office:value="26.5482743752451">
                <text:p>26.5482743752451</text:p>
              </table:table-cell>
              <table:table-cell office:value-type="float" office:value="26.6">
                <text:p>26.6</text:p>
              </table:table-cell>
              <table:table-cell office:value-type="float" office:value="26.6278944840343">
                <text:p>26.6278944840343</text:p>
              </table:table-cell>
              <table:table-cell office:value-type="float" office:value="26.0446194505833">
                <text:p>26.0446194505833</text:p>
              </table:table-cell>
              <table:table-cell office:value-type="float" office:value="25.9639271812541">
                <text:p>25.9639271812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26.6">
                <text:p>26.6</text:p>
              </table:table-cell>
              <table:table-cell office:value-type="float" office:value="26.1400181547584">
                <text:p>26.1400181547584</text:p>
              </table:table-cell>
              <table:table-cell office:value-type="float" office:value="26.204562108312">
                <text:p>26.204562108312</text:p>
              </table:table-cell>
              <table:table-cell office:value-type="float" office:value="26.5800828129141">
                <text:p>26.5800828129141</text:p>
              </table:table-cell>
              <table:table-cell office:value-type="float" office:value="25.249127518593">
                <text:p>25.249127518593</text:p>
              </table:table-cell>
              <table:table-cell office:value-type="float" office:value="26.5800330455207">
                <text:p>26.5800330455207</text:p>
              </table:table-cell>
              <table:table-cell office:value-type="float" office:value="26.6">
                <text:p>26.6</text:p>
              </table:table-cell>
              <table:table-cell office:value-type="float" office:value="26.6057228123704">
                <text:p>26.6057228123704</text:p>
              </table:table-cell>
              <table:table-cell office:value-type="float" office:value="26.1207964913418">
                <text:p>26.1207964913418</text:p>
              </table:table-cell>
              <table:table-cell office:value-type="float" office:value="26.0420453684443">
                <text:p>26.042045368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26.51">
                <text:p>26.51</text:p>
              </table:table-cell>
              <table:table-cell office:value-type="float" office:value="26.1689417808923">
                <text:p>26.1689417808923</text:p>
              </table:table-cell>
              <table:table-cell office:value-type="float" office:value="26.2167212264889">
                <text:p>26.2167212264889</text:p>
              </table:table-cell>
              <table:table-cell office:value-type="float" office:value="26.5712987037428">
                <text:p>26.5712987037428</text:p>
              </table:table-cell>
              <table:table-cell office:value-type="float" office:value="25.3643130364864">
                <text:p>25.3643130364864</text:p>
              </table:table-cell>
              <table:table-cell office:value-type="float" office:value="26.5715483681008">
                <text:p>26.5715483681008</text:p>
              </table:table-cell>
              <table:table-cell office:value-type="float" office:value="26.6">
                <text:p>26.6</text:p>
              </table:table-cell>
              <table:table-cell office:value-type="float" office:value="26.5912012228095">
                <text:p>26.5912012228095</text:p>
              </table:table-cell>
              <table:table-cell office:value-type="float" office:value="26.1591303475166">
                <text:p>26.1591303475166</text:p>
              </table:table-cell>
              <table:table-cell office:value-type="float" office:value="26.0910292500507">
                <text:p>26.0910292500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26.7">
                <text:p>26.7</text:p>
              </table:table-cell>
              <table:table-cell office:value-type="float" office:value="26.2142101064268">
                <text:p>26.2142101064268</text:p>
              </table:table-cell>
              <table:table-cell office:value-type="float" office:value="26.2470915006977">
                <text:p>26.2470915006977</text:p>
              </table:table-cell>
              <table:table-cell office:value-type="float" office:value="26.5711124238085">
                <text:p>26.5711124238085</text:p>
              </table:table-cell>
              <table:table-cell office:value-type="float" office:value="25.4912230020222">
                <text:p>25.4912230020222</text:p>
              </table:table-cell>
              <table:table-cell office:value-type="float" office:value="26.5719255657654">
                <text:p>26.5719255657654</text:p>
              </table:table-cell>
              <table:table-cell office:value-type="float" office:value="26.6">
                <text:p>26.6</text:p>
              </table:table-cell>
              <table:table-cell office:value-type="float" office:value="26.5979758993214">
                <text:p>26.5979758993214</text:p>
              </table:table-cell>
              <table:table-cell office:value-type="float" office:value="26.2085875851965">
                <text:p>26.2085875851965</text:p>
              </table:table-cell>
              <table:table-cell office:value-type="float" office:value="26.155089719798">
                <text:p>26.155089719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26.8">
                <text:p>26.8</text:p>
              </table:table-cell>
              <table:table-cell office:value-type="float" office:value="26.2661114236961">
                <text:p>26.2661114236961</text:p>
              </table:table-cell>
              <table:table-cell office:value-type="float" office:value="26.2799358337137">
                <text:p>26.2799358337137</text:p>
              </table:table-cell>
              <table:table-cell office:value-type="float" office:value="26.569517796438">
                <text:p>26.569517796438</text:p>
              </table:table-cell>
              <table:table-cell office:value-type="float" office:value="25.5994653513694">
                <text:p>25.5994653513694</text:p>
              </table:table-cell>
              <table:table-cell office:value-type="float" office:value="26.5707340120336">
                <text:p>26.5707340120336</text:p>
              </table:table-cell>
              <table:table-cell office:value-type="float" office:value="26.6">
                <text:p>26.6</text:p>
              </table:table-cell>
              <table:table-cell office:value-type="float" office:value="26.5890576927198">
                <text:p>26.5890576927198</text:p>
              </table:table-cell>
              <table:table-cell office:value-type="float" office:value="26.2402943057449">
                <text:p>26.2402943057449</text:p>
              </table:table-cell>
              <table:table-cell office:value-type="float" office:value="26.2086391611883">
                <text:p>26.2086391611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27.12">
                <text:p>27.12</text:p>
              </table:table-cell>
              <table:table-cell office:value-type="float" office:value="26.3100381489186">
                <text:p>26.3100381489186</text:p>
              </table:table-cell>
              <table:table-cell office:value-type="float" office:value="26.3143477500154">
                <text:p>26.3143477500154</text:p>
              </table:table-cell>
              <table:table-cell office:value-type="float" office:value="26.574987342242">
                <text:p>26.574987342242</text:p>
              </table:table-cell>
              <table:table-cell office:value-type="float" office:value="25.7016174386056">
                <text:p>25.7016174386056</text:p>
              </table:table-cell>
              <table:table-cell office:value-type="float" office:value="26.5753147029671">
                <text:p>26.5753147029671</text:p>
              </table:table-cell>
              <table:table-cell office:value-type="float" office:value="26.6">
                <text:p>26.6</text:p>
              </table:table-cell>
              <table:table-cell office:value-type="float" office:value="26.5745302317185">
                <text:p>26.5745302317185</text:p>
              </table:table-cell>
              <table:table-cell office:value-type="float" office:value="26.265710645906">
                <text:p>26.265710645906</text:p>
              </table:table-cell>
              <table:table-cell office:value-type="float" office:value="26.2446740128386">
                <text:p>26.2446740128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27.16">
                <text:p>27.16</text:p>
              </table:table-cell>
              <table:table-cell office:value-type="float" office:value="26.3501035565227">
                <text:p>26.3501035565227</text:p>
              </table:table-cell>
              <table:table-cell office:value-type="float" office:value="26.3478887594688">
                <text:p>26.3478887594688</text:p>
              </table:table-cell>
              <table:table-cell office:value-type="float" office:value="26.5642802965873">
                <text:p>26.5642802965873</text:p>
              </table:table-cell>
              <table:table-cell office:value-type="float" office:value="25.7969575851206">
                <text:p>25.7969575851206</text:p>
              </table:table-cell>
              <table:table-cell office:value-type="float" office:value="26.5645395764482">
                <text:p>26.5645395764482</text:p>
              </table:table-cell>
              <table:table-cell office:value-type="float" office:value="26.6">
                <text:p>26.6</text:p>
              </table:table-cell>
              <table:table-cell office:value-type="float" office:value="26.5740744344288">
                <text:p>26.5740744344288</text:p>
              </table:table-cell>
              <table:table-cell office:value-type="float" office:value="26.3129363272881">
                <text:p>26.3129363272881</text:p>
              </table:table-cell>
              <table:table-cell office:value-type="float" office:value="26.2901289960671">
                <text:p>26.29012899606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27.22">
                <text:p>27.22</text:p>
              </table:table-cell>
              <table:table-cell office:value-type="float" office:value="26.3895486419278">
                <text:p>26.3895486419278</text:p>
              </table:table-cell>
              <table:table-cell office:value-type="float" office:value="26.385688253855">
                <text:p>26.385688253855</text:p>
              </table:table-cell>
              <table:table-cell office:value-type="float" office:value="26.573917990554">
                <text:p>26.573917990554</text:p>
              </table:table-cell>
              <table:table-cell office:value-type="float" office:value="25.8969091098038">
                <text:p>25.8969091098038</text:p>
              </table:table-cell>
              <table:table-cell office:value-type="float" office:value="26.5764953426683">
                <text:p>26.5764953426683</text:p>
              </table:table-cell>
              <table:table-cell office:value-type="float" office:value="26.6">
                <text:p>26.6</text:p>
              </table:table-cell>
              <table:table-cell office:value-type="float" office:value="26.5793406441319">
                <text:p>26.5793406441319</text:p>
              </table:table-cell>
              <table:table-cell office:value-type="float" office:value="26.3532815485789">
                <text:p>26.3532815485789</text:p>
              </table:table-cell>
              <table:table-cell office:value-type="float" office:value="26.3316465449939">
                <text:p>26.3316465449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27.1">
                <text:p>27.1</text:p>
              </table:table-cell>
              <table:table-cell office:value-type="float" office:value="26.4159515673723">
                <text:p>26.4159515673723</text:p>
              </table:table-cell>
              <table:table-cell office:value-type="float" office:value="26.4132745174262">
                <text:p>26.4132745174262</text:p>
              </table:table-cell>
              <table:table-cell office:value-type="float" office:value="26.5772461148407">
                <text:p>26.5772461148407</text:p>
              </table:table-cell>
              <table:table-cell office:value-type="float" office:value="25.9801159822393">
                <text:p>25.9801159822393</text:p>
              </table:table-cell>
              <table:table-cell office:value-type="float" office:value="26.5813941793432">
                <text:p>26.5813941793432</text:p>
              </table:table-cell>
              <table:table-cell office:value-type="float" office:value="26.6">
                <text:p>26.6</text:p>
              </table:table-cell>
              <table:table-cell office:value-type="float" office:value="26.5675491661608">
                <text:p>26.5675491661608</text:p>
              </table:table-cell>
              <table:table-cell office:value-type="float" office:value="26.3818268836818">
                <text:p>26.3818268836818</text:p>
              </table:table-cell>
              <table:table-cell office:value-type="float" office:value="26.3647442361498">
                <text:p>26.3647442361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27.1">
                <text:p>27.1</text:p>
              </table:table-cell>
              <table:table-cell office:value-type="float" office:value="26.4457710459426">
                <text:p>26.4457710459426</text:p>
              </table:table-cell>
              <table:table-cell office:value-type="float" office:value="26.4429791957847">
                <text:p>26.4429791957847</text:p>
              </table:table-cell>
              <table:table-cell office:value-type="float" office:value="26.5761379138806">
                <text:p>26.5761379138806</text:p>
              </table:table-cell>
              <table:table-cell office:value-type="float" office:value="26.0730395816757">
                <text:p>26.0730395816757</text:p>
              </table:table-cell>
              <table:table-cell office:value-type="float" office:value="26.5810096252269">
                <text:p>26.5810096252269</text:p>
              </table:table-cell>
              <table:table-cell office:value-type="float" office:value="26.6">
                <text:p>26.6</text:p>
              </table:table-cell>
              <table:table-cell office:value-type="float" office:value="26.5659486511642">
                <text:p>26.5659486511642</text:p>
              </table:table-cell>
              <table:table-cell office:value-type="float" office:value="26.424867784312">
                <text:p>26.424867784312</text:p>
              </table:table-cell>
              <table:table-cell office:value-type="float" office:value="26.4076933421446">
                <text:p>26.4076933421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27.04">
                <text:p>27.04</text:p>
              </table:table-cell>
              <table:table-cell office:value-type="float" office:value="26.4662368049746">
                <text:p>26.4662368049746</text:p>
              </table:table-cell>
              <table:table-cell office:value-type="float" office:value="26.4595204011966">
                <text:p>26.4595204011966</text:p>
              </table:table-cell>
              <table:table-cell office:value-type="float" office:value="26.5691853635488">
                <text:p>26.5691853635488</text:p>
              </table:table-cell>
              <table:table-cell office:value-type="float" office:value="26.1457458436594">
                <text:p>26.1457458436594</text:p>
              </table:table-cell>
              <table:table-cell office:value-type="float" office:value="26.5761617409385">
                <text:p>26.5761617409385</text:p>
              </table:table-cell>
              <table:table-cell office:value-type="float" office:value="26.6">
                <text:p>26.6</text:p>
              </table:table-cell>
              <table:table-cell office:value-type="float" office:value="26.5671429168741">
                <text:p>26.5671429168741</text:p>
              </table:table-cell>
              <table:table-cell office:value-type="float" office:value="26.4438109404457">
                <text:p>26.4438109404457</text:p>
              </table:table-cell>
              <table:table-cell office:value-type="float" office:value="26.4332389043085">
                <text:p>26.4332389043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27.01">
                <text:p>27.01</text:p>
              </table:table-cell>
              <table:table-cell office:value-type="float" office:value="26.4885314848558">
                <text:p>26.4885314848558</text:p>
              </table:table-cell>
              <table:table-cell office:value-type="float" office:value="26.4842645439569">
                <text:p>26.4842645439569</text:p>
              </table:table-cell>
              <table:table-cell office:value-type="float" office:value="26.5669893287619">
                <text:p>26.5669893287619</text:p>
              </table:table-cell>
              <table:table-cell office:value-type="float" office:value="26.2225300855332">
                <text:p>26.2225300855332</text:p>
              </table:table-cell>
              <table:table-cell office:value-type="float" office:value="26.5761154263708">
                <text:p>26.5761154263708</text:p>
              </table:table-cell>
              <table:table-cell office:value-type="float" office:value="26.6">
                <text:p>26.6</text:p>
              </table:table-cell>
              <table:table-cell office:value-type="float" office:value="26.5595581714609">
                <text:p>26.5595581714609</text:p>
              </table:table-cell>
              <table:table-cell office:value-type="float" office:value="26.4729349482531">
                <text:p>26.4729349482531</text:p>
              </table:table-cell>
              <table:table-cell office:value-type="float" office:value="26.4642586021122">
                <text:p>26.4642586021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27">
                <text:p>27</text:p>
              </table:table-cell>
              <table:table-cell office:value-type="float" office:value="26.5079981035918">
                <text:p>26.5079981035918</text:p>
              </table:table-cell>
              <table:table-cell office:value-type="float" office:value="26.5025690720943">
                <text:p>26.5025690720943</text:p>
              </table:table-cell>
              <table:table-cell office:value-type="float" office:value="26.5737199424513">
                <text:p>26.5737199424513</text:p>
              </table:table-cell>
              <table:table-cell office:value-type="float" office:value="26.2871408589286">
                <text:p>26.2871408589286</text:p>
              </table:table-cell>
              <table:table-cell office:value-type="float" office:value="26.5836957827213">
                <text:p>26.5836957827213</text:p>
              </table:table-cell>
              <table:table-cell office:value-type="float" office:value="26.6">
                <text:p>26.6</text:p>
              </table:table-cell>
              <table:table-cell office:value-type="float" office:value="26.5697143010441">
                <text:p>26.5697143010441</text:p>
              </table:table-cell>
              <table:table-cell office:value-type="float" office:value="26.4934077451995">
                <text:p>26.4934077451995</text:p>
              </table:table-cell>
              <table:table-cell office:value-type="float" office:value="26.4883096143861">
                <text:p>26.4883096143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26.94">
                <text:p>26.94</text:p>
              </table:table-cell>
              <table:table-cell office:value-type="float" office:value="26.5264792758536">
                <text:p>26.5264792758536</text:p>
              </table:table-cell>
              <table:table-cell office:value-type="float" office:value="26.5242079068772">
                <text:p>26.5242079068772</text:p>
              </table:table-cell>
              <table:table-cell office:value-type="float" office:value="26.5719513564377">
                <text:p>26.5719513564377</text:p>
              </table:table-cell>
              <table:table-cell office:value-type="float" office:value="26.3494572586668">
                <text:p>26.3494572586668</text:p>
              </table:table-cell>
              <table:table-cell office:value-type="float" office:value="26.5821112917839">
                <text:p>26.5821112917839</text:p>
              </table:table-cell>
              <table:table-cell office:value-type="float" office:value="26.6">
                <text:p>26.6</text:p>
              </table:table-cell>
              <table:table-cell office:value-type="float" office:value="26.5733944167597">
                <text:p>26.5733944167597</text:p>
              </table:table-cell>
              <table:table-cell office:value-type="float" office:value="26.5114328975344">
                <text:p>26.5114328975344</text:p>
              </table:table-cell>
              <table:table-cell office:value-type="float" office:value="26.5136088710859">
                <text:p>26.5136088710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26.87">
                <text:p>26.87</text:p>
              </table:table-cell>
              <table:table-cell office:value-type="float" office:value="26.5276301541499">
                <text:p>26.5276301541499</text:p>
              </table:table-cell>
              <table:table-cell office:value-type="float" office:value="26.5232779416107">
                <text:p>26.5232779416107</text:p>
              </table:table-cell>
              <table:table-cell office:value-type="float" office:value="26.5687870340567">
                <text:p>26.5687870340567</text:p>
              </table:table-cell>
              <table:table-cell office:value-type="float" office:value="26.3790971135632">
                <text:p>26.3790971135632</text:p>
              </table:table-cell>
              <table:table-cell office:value-type="float" office:value="26.5802404636363">
                <text:p>26.5802404636363</text:p>
              </table:table-cell>
              <table:table-cell office:value-type="float" office:value="26.6">
                <text:p>26.6</text:p>
              </table:table-cell>
              <table:table-cell office:value-type="float" office:value="26.5691793558236">
                <text:p>26.5691793558236</text:p>
              </table:table-cell>
              <table:table-cell office:value-type="float" office:value="26.5146981472907">
                <text:p>26.5146981472907</text:p>
              </table:table-cell>
              <table:table-cell office:value-type="float" office:value="26.52016738124">
                <text:p>26.52016738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26.85">
                <text:p>26.85</text:p>
              </table:table-cell>
              <table:table-cell office:value-type="float" office:value="26.554782404716">
                <text:p>26.554782404716</text:p>
              </table:table-cell>
              <table:table-cell office:value-type="float" office:value="26.5470623289693">
                <text:p>26.5470623289693</text:p>
              </table:table-cell>
              <table:table-cell office:value-type="float" office:value="26.5761694644414">
                <text:p>26.5761694644414</text:p>
              </table:table-cell>
              <table:table-cell office:value-type="float" office:value="26.4304085430516">
                <text:p>26.4304085430516</text:p>
              </table:table-cell>
              <table:table-cell office:value-type="float" office:value="26.590689872087">
                <text:p>26.590689872087</text:p>
              </table:table-cell>
              <table:table-cell office:value-type="float" office:value="26.6">
                <text:p>26.6</text:p>
              </table:table-cell>
              <table:table-cell office:value-type="float" office:value="26.5882016776602">
                <text:p>26.5882016776602</text:p>
              </table:table-cell>
              <table:table-cell office:value-type="float" office:value="26.5434854457862">
                <text:p>26.5434854457862</text:p>
              </table:table-cell>
              <table:table-cell office:value-type="float" office:value="26.5454055865408">
                <text:p>26.5454055865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26.8">
                <text:p>26.8</text:p>
              </table:table-cell>
              <table:table-cell office:value-type="float" office:value="26.5679092066514">
                <text:p>26.5679092066514</text:p>
              </table:table-cell>
              <table:table-cell office:value-type="float" office:value="26.55875509943">
                <text:p>26.55875509943</text:p>
              </table:table-cell>
              <table:table-cell office:value-type="float" office:value="26.579461618464">
                <text:p>26.579461618464</text:p>
              </table:table-cell>
              <table:table-cell office:value-type="float" office:value="26.4624441186223">
                <text:p>26.4624441186223</text:p>
              </table:table-cell>
              <table:table-cell office:value-type="float" office:value="26.5947934349122">
                <text:p>26.5947934349122</text:p>
              </table:table-cell>
              <table:table-cell office:value-type="float" office:value="26.6">
                <text:p>26.6</text:p>
              </table:table-cell>
              <table:table-cell office:value-type="float" office:value="26.5898526818013">
                <text:p>26.5898526818013</text:p>
              </table:table-cell>
              <table:table-cell office:value-type="float" office:value="26.5517449907209">
                <text:p>26.5517449907209</text:p>
              </table:table-cell>
              <table:table-cell office:value-type="float" office:value="26.5543276522626">
                <text:p>26.55432765226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26.7">
                <text:p>26.7</text:p>
              </table:table-cell>
              <table:table-cell office:value-type="float" office:value="26.5762590721464">
                <text:p>26.5762590721464</text:p>
              </table:table-cell>
              <table:table-cell office:value-type="float" office:value="26.5689262713326">
                <text:p>26.5689262713326</text:p>
              </table:table-cell>
              <table:table-cell office:value-type="float" office:value="26.5815231357884">
                <text:p>26.5815231357884</text:p>
              </table:table-cell>
              <table:table-cell office:value-type="float" office:value="26.4862897475535">
                <text:p>26.4862897475535</text:p>
              </table:table-cell>
              <table:table-cell office:value-type="float" office:value="26.5977450058676">
                <text:p>26.5977450058676</text:p>
              </table:table-cell>
              <table:table-cell office:value-type="float" office:value="26.6">
                <text:p>26.6</text:p>
              </table:table-cell>
              <table:table-cell office:value-type="float" office:value="26.5931957416614">
                <text:p>26.5931957416614</text:p>
              </table:table-cell>
              <table:table-cell office:value-type="float" office:value="26.5599381021613">
                <text:p>26.5599381021613</text:p>
              </table:table-cell>
              <table:table-cell office:value-type="float" office:value="26.5621392001323">
                <text:p>26.56213920013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26.69">
                <text:p>26.69</text:p>
              </table:table-cell>
              <table:table-cell office:value-type="float" office:value="26.5849938068093">
                <text:p>26.5849938068093</text:p>
              </table:table-cell>
              <table:table-cell office:value-type="float" office:value="26.5745044001641">
                <text:p>26.5745044001641</text:p>
              </table:table-cell>
              <table:table-cell office:value-type="float" office:value="26.5869020077865">
                <text:p>26.5869020077865</text:p>
              </table:table-cell>
              <table:table-cell office:value-type="float" office:value="26.5077182669904">
                <text:p>26.5077182669904</text:p>
              </table:table-cell>
              <table:table-cell office:value-type="float" office:value="26.6059036145513">
                <text:p>26.6059036145513</text:p>
              </table:table-cell>
              <table:table-cell office:value-type="float" office:value="26.6">
                <text:p>26.6</text:p>
              </table:table-cell>
              <table:table-cell office:value-type="float" office:value="26.5947950268562">
                <text:p>26.5947950268562</text:p>
              </table:table-cell>
              <table:table-cell office:value-type="float" office:value="26.5656889022022">
                <text:p>26.5656889022022</text:p>
              </table:table-cell>
              <table:table-cell office:value-type="float" office:value="26.5678970291723">
                <text:p>26.56789702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26.68">
                <text:p>26.68</text:p>
              </table:table-cell>
              <table:table-cell office:value-type="float" office:value="26.5898884509328">
                <text:p>26.5898884509328</text:p>
              </table:table-cell>
              <table:table-cell office:value-type="float" office:value="26.581138986058">
                <text:p>26.581138986058</text:p>
              </table:table-cell>
              <table:table-cell office:value-type="float" office:value="26.5848630664088">
                <text:p>26.5848630664088</text:p>
              </table:table-cell>
              <table:table-cell office:value-type="float" office:value="26.5243346045072">
                <text:p>26.5243346045072</text:p>
              </table:table-cell>
              <table:table-cell office:value-type="float" office:value="26.60442819849">
                <text:p>26.60442819849</text:p>
              </table:table-cell>
              <table:table-cell office:value-type="float" office:value="26.6">
                <text:p>26.6</text:p>
              </table:table-cell>
              <table:table-cell office:value-type="float" office:value="26.5963813822064">
                <text:p>26.5963813822064</text:p>
              </table:table-cell>
              <table:table-cell office:value-type="float" office:value="26.5698793807335">
                <text:p>26.5698793807335</text:p>
              </table:table-cell>
              <table:table-cell office:value-type="float" office:value="26.5734384348783">
                <text:p>26.5734384348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26.65">
                <text:p>26.65</text:p>
              </table:table-cell>
              <table:table-cell office:value-type="float" office:value="26.5980213403826">
                <text:p>26.5980213403826</text:p>
              </table:table-cell>
              <table:table-cell office:value-type="float" office:value="26.5901201871233">
                <text:p>26.5901201871233</text:p>
              </table:table-cell>
              <table:table-cell office:value-type="float" office:value="26.5892933696557">
                <text:p>26.5892933696557</text:p>
              </table:table-cell>
              <table:table-cell office:value-type="float" office:value="26.5432370665567">
                <text:p>26.5432370665567</text:p>
              </table:table-cell>
              <table:table-cell office:value-type="float" office:value="26.6088527496661">
                <text:p>26.6088527496661</text:p>
              </table:table-cell>
              <table:table-cell office:value-type="float" office:value="26.6">
                <text:p>26.6</text:p>
              </table:table-cell>
              <table:table-cell office:value-type="float" office:value="26.5993654797483">
                <text:p>26.5993654797483</text:p>
              </table:table-cell>
              <table:table-cell office:value-type="float" office:value="26.5798933484329">
                <text:p>26.5798933484329</text:p>
              </table:table-cell>
              <table:table-cell office:value-type="float" office:value="26.5853739485249">
                <text:p>26.5853739485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26.62">
                <text:p>26.62</text:p>
              </table:table-cell>
              <table:table-cell office:value-type="float" office:value="26.6004439391393">
                <text:p>26.6004439391393</text:p>
              </table:table-cell>
              <table:table-cell office:value-type="float" office:value="26.5935525686408">
                <text:p>26.5935525686408</text:p>
              </table:table-cell>
              <table:table-cell office:value-type="float" office:value="26.5875863258183">
                <text:p>26.5875863258183</text:p>
              </table:table-cell>
              <table:table-cell office:value-type="float" office:value="26.5567842477621">
                <text:p>26.5567842477621</text:p>
              </table:table-cell>
              <table:table-cell office:value-type="float" office:value="26.6072050592129">
                <text:p>26.6072050592129</text:p>
              </table:table-cell>
              <table:table-cell office:value-type="float" office:value="26.6">
                <text:p>26.6</text:p>
              </table:table-cell>
              <table:table-cell office:value-type="float" office:value="26.5976086497532">
                <text:p>26.5976086497532</text:p>
              </table:table-cell>
              <table:table-cell office:value-type="float" office:value="26.5846956937461">
                <text:p>26.5846956937461</text:p>
              </table:table-cell>
              <table:table-cell office:value-type="float" office:value="26.5902616799235">
                <text:p>26.5902616799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26.62">
                <text:p>26.62</text:p>
              </table:table-cell>
              <table:table-cell office:value-type="float" office:value="26.602424691207">
                <text:p>26.602424691207</text:p>
              </table:table-cell>
              <table:table-cell office:value-type="float" office:value="26.5948786965659">
                <text:p>26.5948786965659</text:p>
              </table:table-cell>
              <table:table-cell office:value-type="float" office:value="26.5898854231101">
                <text:p>26.5898854231101</text:p>
              </table:table-cell>
              <table:table-cell office:value-type="float" office:value="26.5655913493898">
                <text:p>26.5655913493898</text:p>
              </table:table-cell>
              <table:table-cell office:value-type="float" office:value="26.609599399233">
                <text:p>26.609599399233</text:p>
              </table:table-cell>
              <table:table-cell office:value-type="float" office:value="26.6">
                <text:p>26.6</text:p>
              </table:table-cell>
              <table:table-cell office:value-type="float" office:value="26.5985203203387">
                <text:p>26.5985203203387</text:p>
              </table:table-cell>
              <table:table-cell office:value-type="float" office:value="26.5873914548829">
                <text:p>26.5873914548829</text:p>
              </table:table-cell>
              <table:table-cell office:value-type="float" office:value="26.5937893297487">
                <text:p>26.5937893297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26.57">
                <text:p>26.57</text:p>
              </table:table-cell>
              <table:table-cell office:value-type="float" office:value="26.604977226681">
                <text:p>26.604977226681</text:p>
              </table:table-cell>
              <table:table-cell office:value-type="float" office:value="26.5969725542088">
                <text:p>26.5969725542088</text:p>
              </table:table-cell>
              <table:table-cell office:value-type="float" office:value="26.5909014835742">
                <text:p>26.5909014835742</text:p>
              </table:table-cell>
              <table:table-cell office:value-type="float" office:value="26.5712340319597">
                <text:p>26.5712340319597</text:p>
              </table:table-cell>
              <table:table-cell office:value-type="float" office:value="26.6107616922">
                <text:p>26.6107616922</text:p>
              </table:table-cell>
              <table:table-cell office:value-type="float" office:value="26.6">
                <text:p>26.6</text:p>
              </table:table-cell>
              <table:table-cell office:value-type="float" office:value="26.5999673653119">
                <text:p>26.5999673653119</text:p>
              </table:table-cell>
              <table:table-cell office:value-type="float" office:value="26.5901387883778">
                <text:p>26.5901387883778</text:p>
              </table:table-cell>
              <table:table-cell office:value-type="float" office:value="26.5962295563766">
                <text:p>26.5962295563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26.56">
                <text:p>26.56</text:p>
              </table:table-cell>
              <table:table-cell office:value-type="float" office:value="26.6032481439859">
                <text:p>26.6032481439859</text:p>
              </table:table-cell>
              <table:table-cell office:value-type="float" office:value="26.5957739811035">
                <text:p>26.5957739811035</text:p>
              </table:table-cell>
              <table:table-cell office:value-type="float" office:value="26.589589651919">
                <text:p>26.589589651919</text:p>
              </table:table-cell>
              <table:table-cell office:value-type="float" office:value="26.5710010176406">
                <text:p>26.5710010176406</text:p>
              </table:table-cell>
              <table:table-cell office:value-type="float" office:value="26.6094241264592">
                <text:p>26.6094241264592</text:p>
              </table:table-cell>
              <table:table-cell office:value-type="float" office:value="26.6">
                <text:p>26.6</text:p>
              </table:table-cell>
              <table:table-cell office:value-type="float" office:value="26.5962408772492">
                <text:p>26.5962408772492</text:p>
              </table:table-cell>
              <table:table-cell office:value-type="float" office:value="26.5899600663129">
                <text:p>26.5899600663129</text:p>
              </table:table-cell>
              <table:table-cell office:value-type="float" office:value="26.5950683381243">
                <text:p>26.5950683381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26.58">
                <text:p>26.58</text:p>
              </table:table-cell>
              <table:table-cell office:value-type="float" office:value="26.6042390790891">
                <text:p>26.6042390790891</text:p>
              </table:table-cell>
              <table:table-cell office:value-type="float" office:value="26.5965704445961">
                <text:p>26.5965704445961</text:p>
              </table:table-cell>
              <table:table-cell office:value-type="float" office:value="26.5917083791099">
                <text:p>26.5917083791099</text:p>
              </table:table-cell>
              <table:table-cell office:value-type="float" office:value="26.5747980727524">
                <text:p>26.5747980727524</text:p>
              </table:table-cell>
              <table:table-cell office:value-type="float" office:value="26.6116531318601">
                <text:p>26.6116531318601</text:p>
              </table:table-cell>
              <table:table-cell office:value-type="float" office:value="26.6">
                <text:p>26.6</text:p>
              </table:table-cell>
              <table:table-cell office:value-type="float" office:value="26.5999352003952">
                <text:p>26.5999352003952</text:p>
              </table:table-cell>
              <table:table-cell office:value-type="float" office:value="26.5916335815345">
                <text:p>26.5916335815345</text:p>
              </table:table-cell>
              <table:table-cell office:value-type="float" office:value="26.5975736106292">
                <text:p>26.5975736106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26.57">
                <text:p>26.57</text:p>
              </table:table-cell>
              <table:table-cell office:value-type="float" office:value="26.6044021975181">
                <text:p>26.6044021975181</text:p>
              </table:table-cell>
              <table:table-cell office:value-type="float" office:value="26.5960602668909">
                <text:p>26.5960602668909</text:p>
              </table:table-cell>
              <table:table-cell office:value-type="float" office:value="26.5859691290864">
                <text:p>26.5859691290864</text:p>
              </table:table-cell>
              <table:table-cell office:value-type="float" office:value="26.5821021710878">
                <text:p>26.5821021710878</text:p>
              </table:table-cell>
              <table:table-cell office:value-type="float" office:value="26.6057468448198">
                <text:p>26.6057468448198</text:p>
              </table:table-cell>
              <table:table-cell office:value-type="float" office:value="26.6">
                <text:p>26.6</text:p>
              </table:table-cell>
              <table:table-cell office:value-type="float" office:value="26.6010212032349">
                <text:p>26.6010212032349</text:p>
              </table:table-cell>
              <table:table-cell office:value-type="float" office:value="26.5926204212052">
                <text:p>26.5926204212052</text:p>
              </table:table-cell>
              <table:table-cell office:value-type="float" office:value="26.5997957624475">
                <text:p>26.5997957624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26.59">
                <text:p>26.59</text:p>
              </table:table-cell>
              <table:table-cell office:value-type="float" office:value="26.6056695318478">
                <text:p>26.6056695318478</text:p>
              </table:table-cell>
              <table:table-cell office:value-type="float" office:value="26.5976614707678">
                <text:p>26.5976614707678</text:p>
              </table:table-cell>
              <table:table-cell office:value-type="float" office:value="26.5848504753502">
                <text:p>26.5848504753502</text:p>
              </table:table-cell>
              <table:table-cell office:value-type="float" office:value="26.5869083060754">
                <text:p>26.5869083060754</text:p>
              </table:table-cell>
              <table:table-cell office:value-type="float" office:value="26.6047170405289">
                <text:p>26.6047170405289</text:p>
              </table:table-cell>
              <table:table-cell office:value-type="float" office:value="26.6">
                <text:p>26.6</text:p>
              </table:table-cell>
              <table:table-cell office:value-type="float" office:value="26.6009383545142">
                <text:p>26.6009383545142</text:p>
              </table:table-cell>
              <table:table-cell office:value-type="float" office:value="26.5936757291529">
                <text:p>26.5936757291529</text:p>
              </table:table-cell>
              <table:table-cell office:value-type="float" office:value="26.6013863983249">
                <text:p>26.6013863983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26.59">
                <text:p>26.59</text:p>
              </table:table-cell>
              <table:table-cell office:value-type="float" office:value="26.6049242625058">
                <text:p>26.6049242625058</text:p>
              </table:table-cell>
              <table:table-cell office:value-type="float" office:value="26.5968977162849">
                <text:p>26.5968977162849</text:p>
              </table:table-cell>
              <table:table-cell office:value-type="float" office:value="26.5845459559751">
                <text:p>26.5845459559751</text:p>
              </table:table-cell>
              <table:table-cell office:value-type="float" office:value="26.5869552891885">
                <text:p>26.5869552891885</text:p>
              </table:table-cell>
              <table:table-cell office:value-type="float" office:value="26.6043516104724">
                <text:p>26.6043516104724</text:p>
              </table:table-cell>
              <table:table-cell office:value-type="float" office:value="26.6">
                <text:p>26.6</text:p>
              </table:table-cell>
              <table:table-cell office:value-type="float" office:value="26.5998969825434">
                <text:p>26.5998969825434</text:p>
              </table:table-cell>
              <table:table-cell office:value-type="float" office:value="26.5933753281097">
                <text:p>26.5933753281097</text:p>
              </table:table-cell>
              <table:table-cell office:value-type="float" office:value="26.6006300719792">
                <text:p>26.6006300719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26.59">
                <text:p>26.59</text:p>
              </table:table-cell>
              <table:table-cell office:value-type="float" office:value="26.6066652240389">
                <text:p>26.6066652240389</text:p>
              </table:table-cell>
              <table:table-cell office:value-type="float" office:value="26.5984870059503">
                <text:p>26.5984870059503</text:p>
              </table:table-cell>
              <table:table-cell office:value-type="float" office:value="26.5829801452718">
                <text:p>26.5829801452718</text:p>
              </table:table-cell>
              <table:table-cell office:value-type="float" office:value="26.5925850211001">
                <text:p>26.5925850211001</text:p>
              </table:table-cell>
              <table:table-cell office:value-type="float" office:value="26.6047651970736">
                <text:p>26.6047651970736</text:p>
              </table:table-cell>
              <table:table-cell office:value-type="float" office:value="26.6">
                <text:p>26.6</text:p>
              </table:table-cell>
              <table:table-cell office:value-type="float" office:value="26.601602615757">
                <text:p>26.601602615757</text:p>
              </table:table-cell>
              <table:table-cell office:value-type="float" office:value="26.5962918672192">
                <text:p>26.5962918672192</text:p>
              </table:table-cell>
              <table:table-cell office:value-type="float" office:value="26.6040177697579">
                <text:p>26.60401776975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26.6">
                <text:p>26.6</text:p>
              </table:table-cell>
              <table:table-cell office:value-type="float" office:value="26.6067951688999">
                <text:p>26.6067951688999</text:p>
              </table:table-cell>
              <table:table-cell office:value-type="float" office:value="26.5999339221247">
                <text:p>26.5999339221247</text:p>
              </table:table-cell>
              <table:table-cell office:value-type="float" office:value="26.5822188054172">
                <text:p>26.5822188054172</text:p>
              </table:table-cell>
              <table:table-cell office:value-type="float" office:value="26.596220306513">
                <text:p>26.596220306513</text:p>
              </table:table-cell>
              <table:table-cell office:value-type="float" office:value="26.60652552146">
                <text:p>26.60652552146</text:p>
              </table:table-cell>
              <table:table-cell office:value-type="float" office:value="26.6">
                <text:p>26.6</text:p>
              </table:table-cell>
              <table:table-cell office:value-type="float" office:value="26.6042060413965">
                <text:p>26.6042060413965</text:p>
              </table:table-cell>
              <table:table-cell office:value-type="float" office:value="26.5979382701762">
                <text:p>26.5979382701762</text:p>
              </table:table-cell>
              <table:table-cell office:value-type="float" office:value="26.6063231224427">
                <text:p>26.6063231224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26.62">
                <text:p>26.62</text:p>
              </table:table-cell>
              <table:table-cell office:value-type="float" office:value="26.6084760719016">
                <text:p>26.6084760719016</text:p>
              </table:table-cell>
              <table:table-cell office:value-type="float" office:value="26.6015905681562">
                <text:p>26.6015905681562</text:p>
              </table:table-cell>
              <table:table-cell office:value-type="float" office:value="26.5829431956031">
                <text:p>26.5829431956031</text:p>
              </table:table-cell>
              <table:table-cell office:value-type="float" office:value="26.5984211674464">
                <text:p>26.5984211674464</text:p>
              </table:table-cell>
              <table:table-cell office:value-type="float" office:value="26.608064970871">
                <text:p>26.608064970871</text:p>
              </table:table-cell>
              <table:table-cell office:value-type="float" office:value="26.6">
                <text:p>26.6</text:p>
              </table:table-cell>
              <table:table-cell office:value-type="float" office:value="26.6079618303276">
                <text:p>26.6079618303276</text:p>
              </table:table-cell>
              <table:table-cell office:value-type="float" office:value="26.5993281522038">
                <text:p>26.5993281522038</text:p>
              </table:table-cell>
              <table:table-cell office:value-type="float" office:value="26.6074424626538">
                <text:p>26.60744246265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26.62">
                <text:p>26.62</text:p>
              </table:table-cell>
              <table:table-cell office:value-type="float" office:value="26.6093964937284">
                <text:p>26.6093964937284</text:p>
              </table:table-cell>
              <table:table-cell office:value-type="float" office:value="26.6024611319948">
                <text:p>26.6024611319948</text:p>
              </table:table-cell>
              <table:table-cell office:value-type="float" office:value="26.5826156032707">
                <text:p>26.5826156032707</text:p>
              </table:table-cell>
              <table:table-cell office:value-type="float" office:value="26.6005545410459">
                <text:p>26.6005545410459</text:p>
              </table:table-cell>
              <table:table-cell office:value-type="float" office:value="26.6078182567735">
                <text:p>26.6078182567735</text:p>
              </table:table-cell>
              <table:table-cell office:value-type="float" office:value="26.6">
                <text:p>26.6</text:p>
              </table:table-cell>
              <table:table-cell office:value-type="float" office:value="26.6076956521784">
                <text:p>26.6076956521784</text:p>
              </table:table-cell>
              <table:table-cell office:value-type="float" office:value="26.6006337219143">
                <text:p>26.6006337219143</text:p>
              </table:table-cell>
              <table:table-cell office:value-type="float" office:value="26.6089069482233">
                <text:p>26.6089069482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26.62">
                <text:p>26.62</text:p>
              </table:table-cell>
              <table:table-cell office:value-type="float" office:value="26.6086702531736">
                <text:p>26.6086702531736</text:p>
              </table:table-cell>
              <table:table-cell office:value-type="float" office:value="26.6021830905709">
                <text:p>26.6021830905709</text:p>
              </table:table-cell>
              <table:table-cell office:value-type="float" office:value="26.5811955498934">
                <text:p>26.5811955498934</text:p>
              </table:table-cell>
              <table:table-cell office:value-type="float" office:value="26.6011919001162">
                <text:p>26.6011919001162</text:p>
              </table:table-cell>
              <table:table-cell office:value-type="float" office:value="26.6064283097691">
                <text:p>26.6064283097691</text:p>
              </table:table-cell>
              <table:table-cell office:value-type="float" office:value="26.6">
                <text:p>26.6</text:p>
              </table:table-cell>
              <table:table-cell office:value-type="float" office:value="26.6069924795802">
                <text:p>26.6069924795802</text:p>
              </table:table-cell>
              <table:table-cell office:value-type="float" office:value="26.5998528042918">
                <text:p>26.5998528042918</text:p>
              </table:table-cell>
              <table:table-cell office:value-type="float" office:value="26.6082130185544">
                <text:p>26.6082130185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26.62">
                <text:p>26.62</text:p>
              </table:table-cell>
              <table:table-cell office:value-type="float" office:value="26.6083816262424">
                <text:p>26.6083816262424</text:p>
              </table:table-cell>
              <table:table-cell office:value-type="float" office:value="26.6018266509074">
                <text:p>26.6018266509074</text:p>
              </table:table-cell>
              <table:table-cell office:value-type="float" office:value="26.5809954933339">
                <text:p>26.5809954933339</text:p>
              </table:table-cell>
              <table:table-cell office:value-type="float" office:value="26.6026842166715">
                <text:p>26.6026842166715</text:p>
              </table:table-cell>
              <table:table-cell office:value-type="float" office:value="26.6064456310199">
                <text:p>26.6064456310199</text:p>
              </table:table-cell>
              <table:table-cell office:value-type="float" office:value="26.6">
                <text:p>26.6</text:p>
              </table:table-cell>
              <table:table-cell office:value-type="float" office:value="26.6074924501338">
                <text:p>26.6074924501338</text:p>
              </table:table-cell>
              <table:table-cell office:value-type="float" office:value="26.5996903091979">
                <text:p>26.5996903091979</text:p>
              </table:table-cell>
              <table:table-cell office:value-type="float" office:value="26.6081992644252">
                <text:p>26.6081992644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26.61">
                <text:p>26.61</text:p>
              </table:table-cell>
              <table:table-cell office:value-type="float" office:value="26.6089682404465">
                <text:p>26.6089682404465</text:p>
              </table:table-cell>
              <table:table-cell office:value-type="float" office:value="26.6027090209122">
                <text:p>26.6027090209122</text:p>
              </table:table-cell>
              <table:table-cell office:value-type="float" office:value="26.5809468752992">
                <text:p>26.5809468752992</text:p>
              </table:table-cell>
              <table:table-cell office:value-type="float" office:value="26.6040327480146">
                <text:p>26.6040327480146</text:p>
              </table:table-cell>
              <table:table-cell office:value-type="float" office:value="26.6063856793619">
                <text:p>26.6063856793619</text:p>
              </table:table-cell>
              <table:table-cell office:value-type="float" office:value="26.6">
                <text:p>26.6</text:p>
              </table:table-cell>
              <table:table-cell office:value-type="float" office:value="26.6070342691177">
                <text:p>26.6070342691177</text:p>
              </table:table-cell>
              <table:table-cell office:value-type="float" office:value="26.6003034178009">
                <text:p>26.6003034178009</text:p>
              </table:table-cell>
              <table:table-cell office:value-type="float" office:value="26.608602075371">
                <text:p>26.608602075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26.61">
                <text:p>26.61</text:p>
              </table:table-cell>
              <table:table-cell office:value-type="float" office:value="26.6086987708484">
                <text:p>26.6086987708484</text:p>
              </table:table-cell>
              <table:table-cell office:value-type="float" office:value="26.602440774259">
                <text:p>26.602440774259</text:p>
              </table:table-cell>
              <table:table-cell office:value-type="float" office:value="26.5806807923342">
                <text:p>26.5806807923342</text:p>
              </table:table-cell>
              <table:table-cell office:value-type="float" office:value="26.6037008825516">
                <text:p>26.6037008825516</text:p>
              </table:table-cell>
              <table:table-cell office:value-type="float" office:value="26.606120921087">
                <text:p>26.606120921087</text:p>
              </table:table-cell>
              <table:table-cell office:value-type="float" office:value="26.6">
                <text:p>26.6</text:p>
              </table:table-cell>
              <table:table-cell office:value-type="float" office:value="26.6069058555023">
                <text:p>26.6069058555023</text:p>
              </table:table-cell>
              <table:table-cell office:value-type="float" office:value="26.6002594568828">
                <text:p>26.6002594568828</text:p>
              </table:table-cell>
              <table:table-cell office:value-type="float" office:value="26.6085370419516">
                <text:p>26.6085370419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26.61">
                <text:p>26.61</text:p>
              </table:table-cell>
              <table:table-cell office:value-type="float" office:value="26.6103800908966">
                <text:p>26.6103800908966</text:p>
              </table:table-cell>
              <table:table-cell office:value-type="float" office:value="26.6044148527846">
                <text:p>26.6044148527846</text:p>
              </table:table-cell>
              <table:table-cell office:value-type="float" office:value="26.5821761672971">
                <text:p>26.5821761672971</text:p>
              </table:table-cell>
              <table:table-cell office:value-type="float" office:value="26.6054190921041">
                <text:p>26.6054190921041</text:p>
              </table:table-cell>
              <table:table-cell office:value-type="float" office:value="26.6087737280952">
                <text:p>26.6087737280952</text:p>
              </table:table-cell>
              <table:table-cell office:value-type="float" office:value="26.6">
                <text:p>26.6</text:p>
              </table:table-cell>
              <table:table-cell office:value-type="float" office:value="26.6091732813488">
                <text:p>26.6091732813488</text:p>
              </table:table-cell>
              <table:table-cell office:value-type="float" office:value="26.6020486051451">
                <text:p>26.6020486051451</text:p>
              </table:table-cell>
              <table:table-cell office:value-type="float" office:value="26.610384136787">
                <text:p>26.610384136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26.61">
                <text:p>26.61</text:p>
              </table:table-cell>
              <table:table-cell office:value-type="float" office:value="26.6104122201277">
                <text:p>26.6104122201277</text:p>
              </table:table-cell>
              <table:table-cell office:value-type="float" office:value="26.6044478616672">
                <text:p>26.6044478616672</text:p>
              </table:table-cell>
              <table:table-cell office:value-type="float" office:value="26.5819940602439">
                <text:p>26.5819940602439</text:p>
              </table:table-cell>
              <table:table-cell office:value-type="float" office:value="26.6054121488256">
                <text:p>26.6054121488256</text:p>
              </table:table-cell>
              <table:table-cell office:value-type="float" office:value="26.6085947618349">
                <text:p>26.6085947618349</text:p>
              </table:table-cell>
              <table:table-cell office:value-type="float" office:value="26.6">
                <text:p>26.6</text:p>
              </table:table-cell>
              <table:table-cell office:value-type="float" office:value="26.6092719674101">
                <text:p>26.6092719674101</text:p>
              </table:table-cell>
              <table:table-cell office:value-type="float" office:value="26.6020809418264">
                <text:p>26.6020809418264</text:p>
              </table:table-cell>
              <table:table-cell office:value-type="float" office:value="26.6104176109932">
                <text:p>26.6104176109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26.61">
                <text:p>26.61</text:p>
              </table:table-cell>
              <table:table-cell office:value-type="float" office:value="26.6101471367003">
                <text:p>26.6101471367003</text:p>
              </table:table-cell>
              <table:table-cell office:value-type="float" office:value="26.6043215876492">
                <text:p>26.6043215876492</text:p>
              </table:table-cell>
              <table:table-cell office:value-type="float" office:value="26.5818151144768">
                <text:p>26.5818151144768</text:p>
              </table:table-cell>
              <table:table-cell office:value-type="float" office:value="26.6055715514805">
                <text:p>26.6055715514805</text:p>
              </table:table-cell>
              <table:table-cell office:value-type="float" office:value="26.6084052220086">
                <text:p>26.6084052220086</text:p>
              </table:table-cell>
              <table:table-cell office:value-type="float" office:value="26.6">
                <text:p>26.6</text:p>
              </table:table-cell>
              <table:table-cell office:value-type="float" office:value="26.6096882720848">
                <text:p>26.6096882720848</text:p>
              </table:table-cell>
              <table:table-cell office:value-type="float" office:value="26.6021777041532">
                <text:p>26.6021777041532</text:p>
              </table:table-cell>
              <table:table-cell office:value-type="float" office:value="26.6103246233975">
                <text:p>26.6103246233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26.61">
                <text:p>26.61</text:p>
              </table:table-cell>
              <table:table-cell office:value-type="float" office:value="26.6101705613381">
                <text:p>26.6101705613381</text:p>
              </table:table-cell>
              <table:table-cell office:value-type="float" office:value="26.6044102764833">
                <text:p>26.6044102764833</text:p>
              </table:table-cell>
              <table:table-cell office:value-type="float" office:value="26.5822296641458">
                <text:p>26.5822296641458</text:p>
              </table:table-cell>
              <table:table-cell office:value-type="float" office:value="26.6052939142871">
                <text:p>26.6052939142871</text:p>
              </table:table-cell>
              <table:table-cell office:value-type="float" office:value="26.6088579408176">
                <text:p>26.6088579408176</text:p>
              </table:table-cell>
              <table:table-cell office:value-type="float" office:value="26.6">
                <text:p>26.6</text:p>
              </table:table-cell>
              <table:table-cell office:value-type="float" office:value="26.6095917710716">
                <text:p>26.6095917710716</text:p>
              </table:table-cell>
              <table:table-cell office:value-type="float" office:value="26.6022824655274">
                <text:p>26.6022824655274</text:p>
              </table:table-cell>
              <table:table-cell office:value-type="float" office:value="26.6103995012186">
                <text:p>26.6103995012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26.61">
                <text:p>26.61</text:p>
              </table:table-cell>
              <table:table-cell office:value-type="float" office:value="26.6100849669034">
                <text:p>26.6100849669034</text:p>
              </table:table-cell>
              <table:table-cell office:value-type="float" office:value="26.6042728917951">
                <text:p>26.6042728917951</text:p>
              </table:table-cell>
              <table:table-cell office:value-type="float" office:value="26.582218795549">
                <text:p>26.582218795549</text:p>
              </table:table-cell>
              <table:table-cell office:value-type="float" office:value="26.605061887201">
                <text:p>26.605061887201</text:p>
              </table:table-cell>
              <table:table-cell office:value-type="float" office:value="26.6088497912988">
                <text:p>26.6088497912988</text:p>
              </table:table-cell>
              <table:table-cell office:value-type="float" office:value="26.6">
                <text:p>26.6</text:p>
              </table:table-cell>
              <table:table-cell office:value-type="float" office:value="26.609423957798">
                <text:p>26.609423957798</text:p>
              </table:table-cell>
              <table:table-cell office:value-type="float" office:value="26.6022352651746">
                <text:p>26.6022352651746</text:p>
              </table:table-cell>
              <table:table-cell office:value-type="float" office:value="26.6103390031475">
                <text:p>26.61033900314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26.61">
                <text:p>26.61</text:p>
              </table:table-cell>
              <table:table-cell office:value-type="float" office:value="26.6105450827668">
                <text:p>26.6105450827668</text:p>
              </table:table-cell>
              <table:table-cell office:value-type="float" office:value="26.6052961022163">
                <text:p>26.6052961022163</text:p>
              </table:table-cell>
              <table:table-cell office:value-type="float" office:value="26.5817030032223">
                <text:p>26.5817030032223</text:p>
              </table:table-cell>
              <table:table-cell office:value-type="float" office:value="26.6072481992052">
                <text:p>26.6072481992052</text:p>
              </table:table-cell>
              <table:table-cell office:value-type="float" office:value="26.6091461648707">
                <text:p>26.6091461648707</text:p>
              </table:table-cell>
              <table:table-cell office:value-type="float" office:value="26.6">
                <text:p>26.6</text:p>
              </table:table-cell>
              <table:table-cell office:value-type="float" office:value="26.6096961919533">
                <text:p>26.6096961919533</text:p>
              </table:table-cell>
              <table:table-cell office:value-type="float" office:value="26.603197480234">
                <text:p>26.603197480234</text:p>
              </table:table-cell>
              <table:table-cell office:value-type="float" office:value="26.6115038312851">
                <text:p>26.61150383128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26.6">
                <text:p>26.6</text:p>
              </table:table-cell>
              <table:table-cell office:value-type="float" office:value="26.6103383149072">
                <text:p>26.6103383149072</text:p>
              </table:table-cell>
              <table:table-cell office:value-type="float" office:value="26.6052759404782">
                <text:p>26.6052759404782</text:p>
              </table:table-cell>
              <table:table-cell office:value-type="float" office:value="26.5812048016256">
                <text:p>26.5812048016256</text:p>
              </table:table-cell>
              <table:table-cell office:value-type="float" office:value="26.6086837084727">
                <text:p>26.6086837084727</text:p>
              </table:table-cell>
              <table:table-cell office:value-type="float" office:value="26.6086904056799">
                <text:p>26.6086904056799</text:p>
              </table:table-cell>
              <table:table-cell office:value-type="float" office:value="26.6">
                <text:p>26.6</text:p>
              </table:table-cell>
              <table:table-cell office:value-type="float" office:value="26.61021762615">
                <text:p>26.61021762615</text:p>
              </table:table-cell>
              <table:table-cell office:value-type="float" office:value="26.6034679243553">
                <text:p>26.6034679243553</text:p>
              </table:table-cell>
              <table:table-cell office:value-type="float" office:value="26.6119639370365">
                <text:p>26.6119639370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252cm" svg:height="26.005cm" xlink:href=".." xlink:type="simple" chart:class="chart:scatter" chart:style-name="ch1">
        <chart:title svg:x="13.942cm" svg:y="0.656cm" chart:style-name="ch2">
          <text:p>Fischer 2018 / 1</text:p>
        </chart:title>
        <chart:legend chart:legend-position="end" svg:x="27.103cm" svg:y="10.462cm" style:legend-expansion="high" chart:style-name="ch3"/>
        <chart:plot-area chart:style-name="ch4" table:cell-range-address="fischer.C2:fischer.C54 fischer.F1:fischer.O54" chart:data-source-has-labels="row" svg:x="0.625cm" svg:y="1.955cm" svg:width="25.853cm" svg:height="23.53cm">
          <chart:coordinate-region svg:x="1.246cm" svg:y="2.154cm" svg:width="24.952cm" svg:height="22.6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ischer.F2:fischer.F54" chart:label-cell-address="fischer.F1:fischer.F1" chart:class="chart:scatter">
            <chart:domain table:cell-range-address="fischer.C2:fischer.C54"/>
            <chart:data-point chart:repeated="53"/>
          </chart:series>
          <chart:series chart:style-name="ch9" chart:values-cell-range-address="fischer.G2:fischer.G54" chart:label-cell-address="fischer.G1:fischer.G1" chart:class="chart:scatter">
            <chart:data-point chart:repeated="53"/>
          </chart:series>
          <chart:series chart:style-name="ch10" chart:values-cell-range-address="fischer.H2:fischer.H54" chart:label-cell-address="fischer.H1:fischer.H1" chart:class="chart:scatter">
            <chart:data-point chart:repeated="53"/>
          </chart:series>
          <chart:series chart:style-name="ch11" chart:values-cell-range-address="fischer.I2:fischer.I54" chart:label-cell-address="fischer.I1:fischer.I1" chart:class="chart:scatter">
            <chart:data-point chart:repeated="53"/>
          </chart:series>
          <chart:series chart:style-name="ch12" chart:values-cell-range-address="fischer.J2:fischer.J54" chart:label-cell-address="fischer.J1:fischer.J1" chart:class="chart:scatter">
            <chart:data-point chart:repeated="53"/>
          </chart:series>
          <chart:series chart:style-name="ch13" chart:values-cell-range-address="fischer.K2:fischer.K54" chart:label-cell-address="fischer.K1:fischer.K1" chart:class="chart:scatter">
            <chart:data-point chart:repeated="53"/>
          </chart:series>
          <chart:series chart:style-name="ch14" chart:values-cell-range-address="fischer.L2:fischer.L54" chart:label-cell-address="fischer.L1:fischer.L1" chart:class="chart:scatter">
            <chart:data-point chart:repeated="53"/>
          </chart:series>
          <chart:series chart:style-name="ch15" chart:values-cell-range-address="fischer.M2:fischer.M54" chart:label-cell-address="fischer.M1:fischer.M1" chart:class="chart:scatter">
            <chart:data-point chart:repeated="53"/>
          </chart:series>
          <chart:series chart:style-name="ch16" chart:values-cell-range-address="fischer.N2:fischer.N54" chart:label-cell-address="fischer.N1:fischer.N1" chart:class="chart:scatter">
            <chart:data-point chart:repeated="53"/>
          </chart:series>
          <chart:series chart:style-name="ch17" chart:values-cell-range-address="fischer.O2:fischer.O54" chart:label-cell-address="fischer.O1:fischer.O1" chart:class="chart:scatter">
            <chart:data-point chart:repeated="5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fischer.F1:fischer.F1</svg:desc>
                </draw:g>
              </table:table-cell>
              <table:table-cell office:value-type="string">
                <text:p>group5</text:p>
                <draw:g>
                  <svg:desc>fischer.G1:fischer.G1</svg:desc>
                </draw:g>
              </table:table-cell>
              <table:table-cell office:value-type="string">
                <text:p>group9</text:p>
                <draw:g>
                  <svg:desc>fischer.H1:fischer.H1</svg:desc>
                </draw:g>
              </table:table-cell>
              <table:table-cell office:value-type="string">
                <text:p>closest</text:p>
                <draw:g>
                  <svg:desc>fischer.I1:fischer.I1</svg:desc>
                </draw:g>
              </table:table-cell>
              <table:table-cell office:value-type="string">
                <text:p>naive</text:p>
                <draw:g>
                  <svg:desc>fischer.J1:fischer.J1</svg:desc>
                </draw:g>
              </table:table-cell>
              <table:table-cell office:value-type="string">
                <text:p>results</text:p>
                <draw:g>
                  <svg:desc>fischer.K1:fischer.K1</svg:desc>
                </draw:g>
              </table:table-cell>
              <table:table-cell office:value-type="string">
                <text:p>closest.v1.1</text:p>
                <draw:g>
                  <svg:desc>fischer.L1:fischer.L1</svg:desc>
                </draw:g>
              </table:table-cell>
              <table:table-cell office:value-type="string">
                <text:p>closest.v1.1_2021</text:p>
                <draw:g>
                  <svg:desc>fischer.M1:fischer.M1</svg:desc>
                </draw:g>
              </table:table-cell>
              <table:table-cell office:value-type="string">
                <text:p>group9_2021</text:p>
                <draw:g>
                  <svg:desc>fischer.N1:fischer.N1</svg:desc>
                </draw:g>
              </table:table-cell>
              <table:table-cell office:value-type="string">
                <text:p>group5_2021</text:p>
                <draw:g>
                  <svg:desc>fischer.O1:fischer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fischer.C2:fischer.C54</svg:desc>
                </draw:g>
              </table:table-cell>
              <table:table-cell office:value-type="float" office:value="5.57">
                <text:p>5.57</text:p>
                <draw:g>
                  <svg:desc>fischer.F2:fischer.F54</svg:desc>
                </draw:g>
              </table:table-cell>
              <table:table-cell office:value-type="float" office:value="10.0182000513395">
                <text:p>10.0182000513395</text:p>
                <draw:g>
                  <svg:desc>fischer.G2:fischer.G54</svg:desc>
                </draw:g>
              </table:table-cell>
              <table:table-cell office:value-type="float" office:value="NaN">
                <text:p>NaN</text:p>
                <draw:g>
                  <svg:desc>fischer.H2:fischer.H54</svg:desc>
                </draw:g>
              </table:table-cell>
              <table:table-cell office:value-type="float" office:value="8.05828311270751">
                <text:p>8.05828311270751</text:p>
                <draw:g>
                  <svg:desc>fischer.I2:fischer.I54</svg:desc>
                </draw:g>
              </table:table-cell>
              <table:table-cell office:value-type="float" office:value="10.3174603174603">
                <text:p>10.3174603174603</text:p>
                <draw:g>
                  <svg:desc>fischer.J2:fischer.J54</svg:desc>
                </draw:g>
              </table:table-cell>
              <table:table-cell office:value-type="float" office:value="10.23">
                <text:p>10.23</text:p>
                <draw:g>
                  <svg:desc>fischer.K2:fischer.K54</svg:desc>
                </draw:g>
              </table:table-cell>
              <table:table-cell office:value-type="float" office:value="NaN">
                <text:p>NaN</text:p>
                <draw:g>
                  <svg:desc>fischer.L2:fischer.L54</svg:desc>
                </draw:g>
              </table:table-cell>
              <table:table-cell office:value-type="float" office:value="8.04389906702912">
                <text:p>8.04389906702912</text:p>
                <draw:g>
                  <svg:desc>fischer.M2:fischer.M54</svg:desc>
                </draw:g>
              </table:table-cell>
              <table:table-cell office:value-type="float" office:value="9.45159842396686">
                <text:p>9.45159842396686</text:p>
                <draw:g>
                  <svg:desc>fischer.N2:fischer.N54</svg:desc>
                </draw:g>
              </table:table-cell>
              <table:table-cell office:value-type="float" office:value="9.09248620321229">
                <text:p>9.09248620321229</text:p>
                <draw:g>
                  <svg:desc>fischer.O2:fischer.O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8.78">
                <text:p>8.78</text:p>
              </table:table-cell>
              <table:table-cell office:value-type="float" office:value="8.56172153501833">
                <text:p>8.56172153501833</text:p>
              </table:table-cell>
              <table:table-cell office:value-type="float" office:value="8.89113470034629">
                <text:p>8.89113470034629</text:p>
              </table:table-cell>
              <table:table-cell office:value-type="float" office:value="8.99589149813916">
                <text:p>8.99589149813916</text:p>
              </table:table-cell>
              <table:table-cell office:value-type="float" office:value="8.25628093770431">
                <text:p>8.25628093770431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66883191644273">
                <text:p>9.66883191644273</text:p>
              </table:table-cell>
              <table:table-cell office:value-type="float" office:value="9.36756556411618">
                <text:p>9.36756556411618</text:p>
              </table:table-cell>
              <table:table-cell office:value-type="float" office:value="9.31639967816939">
                <text:p>9.31639967816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9.7">
                <text:p>9.7</text:p>
              </table:table-cell>
              <table:table-cell office:value-type="float" office:value="8.87588150321524">
                <text:p>8.87588150321524</text:p>
              </table:table-cell>
              <table:table-cell office:value-type="float" office:value="9.13510991544692">
                <text:p>9.13510991544692</text:p>
              </table:table-cell>
              <table:table-cell office:value-type="float" office:value="9.22142152921585">
                <text:p>9.22142152921585</text:p>
              </table:table-cell>
              <table:table-cell office:value-type="float" office:value="8.35259670211127">
                <text:p>8.3525967021112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36243095079494">
                <text:p>9.36243095079494</text:p>
              </table:table-cell>
              <table:table-cell office:value-type="float" office:value="9.38664077025573">
                <text:p>9.38664077025573</text:p>
              </table:table-cell>
              <table:table-cell office:value-type="float" office:value="9.25250612918627">
                <text:p>9.25250612918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9.6">
                <text:p>9.6</text:p>
              </table:table-cell>
              <table:table-cell office:value-type="float" office:value="9.0102668277631">
                <text:p>9.0102668277631</text:p>
              </table:table-cell>
              <table:table-cell office:value-type="float" office:value="9.15968980852326">
                <text:p>9.15968980852326</text:p>
              </table:table-cell>
              <table:table-cell office:value-type="float" office:value="9.67655265058751">
                <text:p>9.67655265058751</text:p>
              </table:table-cell>
              <table:table-cell office:value-type="float" office:value="8.5159373083187">
                <text:p>8.515937308318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47917848247776">
                <text:p>9.47917848247776</text:p>
              </table:table-cell>
              <table:table-cell office:value-type="float" office:value="9.60432669432635">
                <text:p>9.60432669432635</text:p>
              </table:table-cell>
              <table:table-cell office:value-type="float" office:value="9.3892175857328">
                <text:p>9.3892175857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9.79">
                <text:p>9.79</text:p>
              </table:table-cell>
              <table:table-cell office:value-type="float" office:value="9.19970843689791">
                <text:p>9.19970843689791</text:p>
              </table:table-cell>
              <table:table-cell office:value-type="float" office:value="9.34427250082721">
                <text:p>9.34427250082721</text:p>
              </table:table-cell>
              <table:table-cell office:value-type="float" office:value="9.87253014984167">
                <text:p>9.87253014984167</text:p>
              </table:table-cell>
              <table:table-cell office:value-type="float" office:value="8.76894671304049">
                <text:p>8.7689467130404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87971631422781">
                <text:p>9.87971631422781</text:p>
              </table:table-cell>
              <table:table-cell office:value-type="float" office:value="9.65996872274288">
                <text:p>9.65996872274288</text:p>
              </table:table-cell>
              <table:table-cell office:value-type="float" office:value="9.62001495230976">
                <text:p>9.62001495230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9.72">
                <text:p>9.72</text:p>
              </table:table-cell>
              <table:table-cell office:value-type="float" office:value="9.29499966575022">
                <text:p>9.29499966575022</text:p>
              </table:table-cell>
              <table:table-cell office:value-type="float" office:value="9.42499897177312">
                <text:p>9.42499897177312</text:p>
              </table:table-cell>
              <table:table-cell office:value-type="float" office:value="9.86140979581533">
                <text:p>9.86140979581533</text:p>
              </table:table-cell>
              <table:table-cell office:value-type="float" office:value="8.87030030216299">
                <text:p>8.8703003021629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86613184404116">
                <text:p>9.86613184404116</text:p>
              </table:table-cell>
              <table:table-cell office:value-type="float" office:value="9.7415582777534">
                <text:p>9.7415582777534</text:p>
              </table:table-cell>
              <table:table-cell office:value-type="float" office:value="9.6515380432465">
                <text:p>9.6515380432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9.78">
                <text:p>9.78</text:p>
              </table:table-cell>
              <table:table-cell office:value-type="float" office:value="9.44465508467385">
                <text:p>9.44465508467385</text:p>
              </table:table-cell>
              <table:table-cell office:value-type="float" office:value="9.5726461525902">
                <text:p>9.5726461525902</text:p>
              </table:table-cell>
              <table:table-cell office:value-type="float" office:value="9.87022111889088">
                <text:p>9.87022111889088</text:p>
              </table:table-cell>
              <table:table-cell office:value-type="float" office:value="8.97190098499427">
                <text:p>8.9719009849942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8505767321468">
                <text:p>9.8505767321468</text:p>
              </table:table-cell>
              <table:table-cell office:value-type="float" office:value="9.83168735380954">
                <text:p>9.83168735380954</text:p>
              </table:table-cell>
              <table:table-cell office:value-type="float" office:value="9.72490930641097">
                <text:p>9.72490930641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9.88">
                <text:p>9.88</text:p>
              </table:table-cell>
              <table:table-cell office:value-type="float" office:value="9.55340220361437">
                <text:p>9.55340220361437</text:p>
              </table:table-cell>
              <table:table-cell office:value-type="float" office:value="9.6679636248536">
                <text:p>9.6679636248536</text:p>
              </table:table-cell>
              <table:table-cell office:value-type="float" office:value="9.96557383850225">
                <text:p>9.96557383850225</text:p>
              </table:table-cell>
              <table:table-cell office:value-type="float" office:value="9.16378893690942">
                <text:p>9.16378893690942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99101921550766">
                <text:p>9.99101921550766</text:p>
              </table:table-cell>
              <table:table-cell office:value-type="float" office:value="9.89558185337621">
                <text:p>9.89558185337621</text:p>
              </table:table-cell>
              <table:table-cell office:value-type="float" office:value="9.84692709734241">
                <text:p>9.84692709734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10.01">
                <text:p>10.01</text:p>
              </table:table-cell>
              <table:table-cell office:value-type="float" office:value="9.63382064833926">
                <text:p>9.63382064833926</text:p>
              </table:table-cell>
              <table:table-cell office:value-type="float" office:value="9.73220350900019">
                <text:p>9.73220350900019</text:p>
              </table:table-cell>
              <table:table-cell office:value-type="float" office:value="10.0421719240673">
                <text:p>10.0421719240673</text:p>
              </table:table-cell>
              <table:table-cell office:value-type="float" office:value="9.27722211993545">
                <text:p>9.2772221199354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9.99285472488715">
                <text:p>9.99285472488715</text:p>
              </table:table-cell>
              <table:table-cell office:value-type="float" office:value="9.93281901988477">
                <text:p>9.93281901988477</text:p>
              </table:table-cell>
              <table:table-cell office:value-type="float" office:value="9.90756577487677">
                <text:p>9.90756577487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10.02">
                <text:p>10.02</text:p>
              </table:table-cell>
              <table:table-cell office:value-type="float" office:value="9.71139899993087">
                <text:p>9.71139899993087</text:p>
              </table:table-cell>
              <table:table-cell office:value-type="float" office:value="9.7951075444727">
                <text:p>9.7951075444727</text:p>
              </table:table-cell>
              <table:table-cell office:value-type="float" office:value="10.0520266312647">
                <text:p>10.0520266312647</text:p>
              </table:table-cell>
              <table:table-cell office:value-type="float" office:value="9.37671933148847">
                <text:p>9.3767193314884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0625693029894">
                <text:p>10.0625693029894</text:p>
              </table:table-cell>
              <table:table-cell office:value-type="float" office:value="9.94857205601145">
                <text:p>9.94857205601145</text:p>
              </table:table-cell>
              <table:table-cell office:value-type="float" office:value="9.96547839532136">
                <text:p>9.96547839532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9.99">
                <text:p>9.99</text:p>
              </table:table-cell>
              <table:table-cell office:value-type="float" office:value="9.75122527092807">
                <text:p>9.75122527092807</text:p>
              </table:table-cell>
              <table:table-cell office:value-type="float" office:value="9.83421952480517">
                <text:p>9.83421952480517</text:p>
              </table:table-cell>
              <table:table-cell office:value-type="float" office:value="10.0179167639121">
                <text:p>10.0179167639121</text:p>
              </table:table-cell>
              <table:table-cell office:value-type="float" office:value="9.45141252993698">
                <text:p>9.4514125299369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0559271322822">
                <text:p>10.0559271322822</text:p>
              </table:table-cell>
              <table:table-cell office:value-type="float" office:value="10.0137250996847">
                <text:p>10.0137250996847</text:p>
              </table:table-cell>
              <table:table-cell office:value-type="float" office:value="9.95890323200298">
                <text:p>9.95890323200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10.07">
                <text:p>10.07</text:p>
              </table:table-cell>
              <table:table-cell office:value-type="float" office:value="9.8402539110678">
                <text:p>9.8402539110678</text:p>
              </table:table-cell>
              <table:table-cell office:value-type="float" office:value="9.9048582309716">
                <text:p>9.9048582309716</text:p>
              </table:table-cell>
              <table:table-cell office:value-type="float" office:value="10.079110178239">
                <text:p>10.079110178239</text:p>
              </table:table-cell>
              <table:table-cell office:value-type="float" office:value="9.55952305019029">
                <text:p>9.5595230501902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092002819465">
                <text:p>10.1092002819465</text:p>
              </table:table-cell>
              <table:table-cell office:value-type="float" office:value="10.0357969663141">
                <text:p>10.0357969663141</text:p>
              </table:table-cell>
              <table:table-cell office:value-type="float" office:value="10.0236731885976">
                <text:p>10.0236731885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10.07">
                <text:p>10.07</text:p>
              </table:table-cell>
              <table:table-cell office:value-type="float" office:value="9.87672418908679">
                <text:p>9.87672418908679</text:p>
              </table:table-cell>
              <table:table-cell office:value-type="float" office:value="9.92742369273681">
                <text:p>9.92742369273681</text:p>
              </table:table-cell>
              <table:table-cell office:value-type="float" office:value="10.1152888043812">
                <text:p>10.1152888043812</text:p>
              </table:table-cell>
              <table:table-cell office:value-type="float" office:value="9.62880010875661">
                <text:p>9.62880010875661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308900589081">
                <text:p>10.1308900589081</text:p>
              </table:table-cell>
              <table:table-cell office:value-type="float" office:value="10.0717552583961">
                <text:p>10.0717552583961</text:p>
              </table:table-cell>
              <table:table-cell office:value-type="float" office:value="10.0384046762657">
                <text:p>10.0384046762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10.12">
                <text:p>10.12</text:p>
              </table:table-cell>
              <table:table-cell office:value-type="float" office:value="9.93361262992663">
                <text:p>9.93361262992663</text:p>
              </table:table-cell>
              <table:table-cell office:value-type="float" office:value="9.95866655279947">
                <text:p>9.95866655279947</text:p>
              </table:table-cell>
              <table:table-cell office:value-type="float" office:value="10.1303562689353">
                <text:p>10.1303562689353</text:p>
              </table:table-cell>
              <table:table-cell office:value-type="float" office:value="9.70573953696826">
                <text:p>9.7057395369682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738552453056">
                <text:p>10.1738552453056</text:p>
              </table:table-cell>
              <table:table-cell office:value-type="float" office:value="10.0937558938023">
                <text:p>10.0937558938023</text:p>
              </table:table-cell>
              <table:table-cell office:value-type="float" office:value="10.0819168899584">
                <text:p>10.0819168899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10.11">
                <text:p>10.11</text:p>
              </table:table-cell>
              <table:table-cell office:value-type="float" office:value="9.98646298583516">
                <text:p>9.98646298583516</text:p>
              </table:table-cell>
              <table:table-cell office:value-type="float" office:value="10.0016755162792">
                <text:p>10.0016755162792</text:p>
              </table:table-cell>
              <table:table-cell office:value-type="float" office:value="10.133702213763">
                <text:p>10.133702213763</text:p>
              </table:table-cell>
              <table:table-cell office:value-type="float" office:value="9.7746040192782">
                <text:p>9.7746040192782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765207507245">
                <text:p>10.1765207507245</text:p>
              </table:table-cell>
              <table:table-cell office:value-type="float" office:value="10.1279004481184">
                <text:p>10.1279004481184</text:p>
              </table:table-cell>
              <table:table-cell office:value-type="float" office:value="10.102284299727">
                <text:p>10.102284299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10.11">
                <text:p>10.11</text:p>
              </table:table-cell>
              <table:table-cell office:value-type="float" office:value="10.0325451558252">
                <text:p>10.0325451558252</text:p>
              </table:table-cell>
              <table:table-cell office:value-type="float" office:value="10.0383946739756">
                <text:p>10.0383946739756</text:p>
              </table:table-cell>
              <table:table-cell office:value-type="float" office:value="10.1488393015439">
                <text:p>10.1488393015439</text:p>
              </table:table-cell>
              <table:table-cell office:value-type="float" office:value="9.83874821545616">
                <text:p>9.8387482154561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847517145167">
                <text:p>10.1847517145167</text:p>
              </table:table-cell>
              <table:table-cell office:value-type="float" office:value="10.1285346501018">
                <text:p>10.1285346501018</text:p>
              </table:table-cell>
              <table:table-cell office:value-type="float" office:value="10.1329379879366">
                <text:p>10.1329379879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10.08">
                <text:p>10.08</text:p>
              </table:table-cell>
              <table:table-cell office:value-type="float" office:value="10.0478075336925">
                <text:p>10.0478075336925</text:p>
              </table:table-cell>
              <table:table-cell office:value-type="float" office:value="10.0526534007606">
                <text:p>10.0526534007606</text:p>
              </table:table-cell>
              <table:table-cell office:value-type="float" office:value="10.152910483813">
                <text:p>10.152910483813</text:p>
              </table:table-cell>
              <table:table-cell office:value-type="float" office:value="9.87834851374778">
                <text:p>9.8783485137477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846675199618">
                <text:p>10.1846675199618</text:p>
              </table:table-cell>
              <table:table-cell office:value-type="float" office:value="10.1425440806056">
                <text:p>10.1425440806056</text:p>
              </table:table-cell>
              <table:table-cell office:value-type="float" office:value="10.1373823242462">
                <text:p>10.1373823242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10.14">
                <text:p>10.14</text:p>
              </table:table-cell>
              <table:table-cell office:value-type="float" office:value="10.071540533223">
                <text:p>10.071540533223</text:p>
              </table:table-cell>
              <table:table-cell office:value-type="float" office:value="10.0770224453776">
                <text:p>10.0770224453776</text:p>
              </table:table-cell>
              <table:table-cell office:value-type="float" office:value="10.1643216660054">
                <text:p>10.1643216660054</text:p>
              </table:table-cell>
              <table:table-cell office:value-type="float" office:value="9.91744876821955">
                <text:p>9.9174487682195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961984738819">
                <text:p>10.1961984738819</text:p>
              </table:table-cell>
              <table:table-cell office:value-type="float" office:value="10.1551599222508">
                <text:p>10.1551599222508</text:p>
              </table:table-cell>
              <table:table-cell office:value-type="float" office:value="10.145577271659">
                <text:p>10.145577271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10.15">
                <text:p>10.15</text:p>
              </table:table-cell>
              <table:table-cell office:value-type="float" office:value="10.0972946776614">
                <text:p>10.0972946776614</text:p>
              </table:table-cell>
              <table:table-cell office:value-type="float" office:value="10.1018982651578">
                <text:p>10.1018982651578</text:p>
              </table:table-cell>
              <table:table-cell office:value-type="float" office:value="10.1732277514509">
                <text:p>10.1732277514509</text:p>
              </table:table-cell>
              <table:table-cell office:value-type="float" office:value="9.96191496818752">
                <text:p>9.96191496818752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966244216733">
                <text:p>10.1966244216733</text:p>
              </table:table-cell>
              <table:table-cell office:value-type="float" office:value="10.1635357618706">
                <text:p>10.1635357618706</text:p>
              </table:table-cell>
              <table:table-cell office:value-type="float" office:value="10.1567613859191">
                <text:p>10.1567613859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10.24">
                <text:p>10.24</text:p>
              </table:table-cell>
              <table:table-cell office:value-type="float" office:value="10.1181954231066">
                <text:p>10.1181954231066</text:p>
              </table:table-cell>
              <table:table-cell office:value-type="float" office:value="10.114071183963">
                <text:p>10.114071183963</text:p>
              </table:table-cell>
              <table:table-cell office:value-type="float" office:value="10.1801737346481">
                <text:p>10.1801737346481</text:p>
              </table:table-cell>
              <table:table-cell office:value-type="float" office:value="10.0021190463013">
                <text:p>10.002119046301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1987125235435">
                <text:p>10.1987125235435</text:p>
              </table:table-cell>
              <table:table-cell office:value-type="float" office:value="10.1809344743086">
                <text:p>10.1809344743086</text:p>
              </table:table-cell>
              <table:table-cell office:value-type="float" office:value="10.1674173474209">
                <text:p>10.16741734742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10.28">
                <text:p>10.28</text:p>
              </table:table-cell>
              <table:table-cell office:value-type="float" office:value="10.141066883275">
                <text:p>10.141066883275</text:p>
              </table:table-cell>
              <table:table-cell office:value-type="float" office:value="10.136312841962">
                <text:p>10.136312841962</text:p>
              </table:table-cell>
              <table:table-cell office:value-type="float" office:value="10.1914007722343">
                <text:p>10.1914007722343</text:p>
              </table:table-cell>
              <table:table-cell office:value-type="float" office:value="10.0457189928136">
                <text:p>10.045718992813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074209432295">
                <text:p>10.2074209432295</text:p>
              </table:table-cell>
              <table:table-cell office:value-type="float" office:value="10.1954391219986">
                <text:p>10.1954391219986</text:p>
              </table:table-cell>
              <table:table-cell office:value-type="float" office:value="10.1831818512161">
                <text:p>10.1831818512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10.32">
                <text:p>10.32</text:p>
              </table:table-cell>
              <table:table-cell office:value-type="float" office:value="10.1644338273394">
                <text:p>10.1644338273394</text:p>
              </table:table-cell>
              <table:table-cell office:value-type="float" office:value="10.1578800823339">
                <text:p>10.1578800823339</text:p>
              </table:table-cell>
              <table:table-cell office:value-type="float" office:value="10.1916150857563">
                <text:p>10.1916150857563</text:p>
              </table:table-cell>
              <table:table-cell office:value-type="float" office:value="10.0862815424865">
                <text:p>10.086281542486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170954539385">
                <text:p>10.2170954539385</text:p>
              </table:table-cell>
              <table:table-cell office:value-type="float" office:value="10.1993247770381">
                <text:p>10.1993247770381</text:p>
              </table:table-cell>
              <table:table-cell office:value-type="float" office:value="10.1990563385432">
                <text:p>10.1990563385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10.36">
                <text:p>10.36</text:p>
              </table:table-cell>
              <table:table-cell office:value-type="float" office:value="10.1747912305304">
                <text:p>10.1747912305304</text:p>
              </table:table-cell>
              <table:table-cell office:value-type="float" office:value="10.1711976040862">
                <text:p>10.1711976040862</text:p>
              </table:table-cell>
              <table:table-cell office:value-type="float" office:value="10.1901692376274">
                <text:p>10.1901692376274</text:p>
              </table:table-cell>
              <table:table-cell office:value-type="float" office:value="10.1143905437979">
                <text:p>10.114390543797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186707505413">
                <text:p>10.2186707505413</text:p>
              </table:table-cell>
              <table:table-cell office:value-type="float" office:value="10.2024888598796">
                <text:p>10.2024888598796</text:p>
              </table:table-cell>
              <table:table-cell office:value-type="float" office:value="10.2037452047278">
                <text:p>10.2037452047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10.38">
                <text:p>10.38</text:p>
              </table:table-cell>
              <table:table-cell office:value-type="float" office:value="10.186414946207">
                <text:p>10.186414946207</text:p>
              </table:table-cell>
              <table:table-cell office:value-type="float" office:value="10.1806947711031">
                <text:p>10.1806947711031</text:p>
              </table:table-cell>
              <table:table-cell office:value-type="float" office:value="10.2042069273192">
                <text:p>10.2042069273192</text:p>
              </table:table-cell>
              <table:table-cell office:value-type="float" office:value="10.133182194188">
                <text:p>10.13318219418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191878241899">
                <text:p>10.2191878241899</text:p>
              </table:table-cell>
              <table:table-cell office:value-type="float" office:value="10.217389905203">
                <text:p>10.217389905203</text:p>
              </table:table-cell>
              <table:table-cell office:value-type="float" office:value="10.2081660389712">
                <text:p>10.2081660389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10.41">
                <text:p>10.41</text:p>
              </table:table-cell>
              <table:table-cell office:value-type="float" office:value="10.2004733162533">
                <text:p>10.2004733162533</text:p>
              </table:table-cell>
              <table:table-cell office:value-type="float" office:value="10.192915900176">
                <text:p>10.192915900176</text:p>
              </table:table-cell>
              <table:table-cell office:value-type="float" office:value="10.2110146776883">
                <text:p>10.2110146776883</text:p>
              </table:table-cell>
              <table:table-cell office:value-type="float" office:value="10.1588803165837">
                <text:p>10.158880316583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259520028995">
                <text:p>10.2259520028995</text:p>
              </table:table-cell>
              <table:table-cell office:value-type="float" office:value="10.2232312976579">
                <text:p>10.2232312976579</text:p>
              </table:table-cell>
              <table:table-cell office:value-type="float" office:value="10.2198807028905">
                <text:p>10.2198807028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10.44">
                <text:p>10.44</text:p>
              </table:table-cell>
              <table:table-cell office:value-type="float" office:value="10.207883186071">
                <text:p>10.207883186071</text:p>
              </table:table-cell>
              <table:table-cell office:value-type="float" office:value="10.1994133414258">
                <text:p>10.1994133414258</text:p>
              </table:table-cell>
              <table:table-cell office:value-type="float" office:value="10.2139557122278">
                <text:p>10.2139557122278</text:p>
              </table:table-cell>
              <table:table-cell office:value-type="float" office:value="10.1765631804145">
                <text:p>10.176563180414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16894593879">
                <text:p>10.2316894593879</text:p>
              </table:table-cell>
              <table:table-cell office:value-type="float" office:value="10.2236848329436">
                <text:p>10.2236848329436</text:p>
              </table:table-cell>
              <table:table-cell office:value-type="float" office:value="10.2253324102645">
                <text:p>10.2253324102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10.43">
                <text:p>10.43</text:p>
              </table:table-cell>
              <table:table-cell office:value-type="float" office:value="10.208350426581">
                <text:p>10.208350426581</text:p>
              </table:table-cell>
              <table:table-cell office:value-type="float" office:value="10.2011579217178">
                <text:p>10.2011579217178</text:p>
              </table:table-cell>
              <table:table-cell office:value-type="float" office:value="10.2133422886894">
                <text:p>10.2133422886894</text:p>
              </table:table-cell>
              <table:table-cell office:value-type="float" office:value="10.18571258565">
                <text:p>10.1857125856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28952468979">
                <text:p>10.2328952468979</text:p>
              </table:table-cell>
              <table:table-cell office:value-type="float" office:value="10.2249437376853">
                <text:p>10.2249437376853</text:p>
              </table:table-cell>
              <table:table-cell office:value-type="float" office:value="10.2264007556059">
                <text:p>10.2264007556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10.45">
                <text:p>10.45</text:p>
              </table:table-cell>
              <table:table-cell office:value-type="float" office:value="10.2122412049087">
                <text:p>10.2122412049087</text:p>
              </table:table-cell>
              <table:table-cell office:value-type="float" office:value="10.2039983018863">
                <text:p>10.2039983018863</text:p>
              </table:table-cell>
              <table:table-cell office:value-type="float" office:value="10.2128838580461">
                <text:p>10.2128838580461</text:p>
              </table:table-cell>
              <table:table-cell office:value-type="float" office:value="10.1938312000979">
                <text:p>10.193831200097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63247226418">
                <text:p>10.2363247226418</text:p>
              </table:table-cell>
              <table:table-cell office:value-type="float" office:value="10.2285126110145">
                <text:p>10.2285126110145</text:p>
              </table:table-cell>
              <table:table-cell office:value-type="float" office:value="10.2273071137984">
                <text:p>10.2273071137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10.43">
                <text:p>10.43</text:p>
              </table:table-cell>
              <table:table-cell office:value-type="float" office:value="10.2167412391742">
                <text:p>10.2167412391742</text:p>
              </table:table-cell>
              <table:table-cell office:value-type="float" office:value="10.2089363384047">
                <text:p>10.2089363384047</text:p>
              </table:table-cell>
              <table:table-cell office:value-type="float" office:value="10.2140653478376">
                <text:p>10.2140653478376</text:p>
              </table:table-cell>
              <table:table-cell office:value-type="float" office:value="10.2032104531883">
                <text:p>10.203210453188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88665264565">
                <text:p>10.2388665264565</text:p>
              </table:table-cell>
              <table:table-cell office:value-type="float" office:value="10.229986141205">
                <text:p>10.229986141205</text:p>
              </table:table-cell>
              <table:table-cell office:value-type="float" office:value="10.2311121790307">
                <text:p>10.2311121790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10.44">
                <text:p>10.44</text:p>
              </table:table-cell>
              <table:table-cell office:value-type="float" office:value="10.2187430410201">
                <text:p>10.2187430410201</text:p>
              </table:table-cell>
              <table:table-cell office:value-type="float" office:value="10.2113405372979">
                <text:p>10.2113405372979</text:p>
              </table:table-cell>
              <table:table-cell office:value-type="float" office:value="10.2159793709873">
                <text:p>10.2159793709873</text:p>
              </table:table-cell>
              <table:table-cell office:value-type="float" office:value="10.2083973239375">
                <text:p>10.2083973239375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95244132142">
                <text:p>10.2395244132142</text:p>
              </table:table-cell>
              <table:table-cell office:value-type="float" office:value="10.2294907285816">
                <text:p>10.2294907285816</text:p>
              </table:table-cell>
              <table:table-cell office:value-type="float" office:value="10.2325042232062">
                <text:p>10.2325042232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10.39">
                <text:p>10.39</text:p>
              </table:table-cell>
              <table:table-cell office:value-type="float" office:value="10.2190470067451">
                <text:p>10.2190470067451</text:p>
              </table:table-cell>
              <table:table-cell office:value-type="float" office:value="10.2122447195913">
                <text:p>10.2122447195913</text:p>
              </table:table-cell>
              <table:table-cell office:value-type="float" office:value="10.2162129516823">
                <text:p>10.2162129516823</text:p>
              </table:table-cell>
              <table:table-cell office:value-type="float" office:value="10.2125658884397">
                <text:p>10.212565888439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86532496732">
                <text:p>10.2386532496732</text:p>
              </table:table-cell>
              <table:table-cell office:value-type="float" office:value="10.2307547673992">
                <text:p>10.2307547673992</text:p>
              </table:table-cell>
              <table:table-cell office:value-type="float" office:value="10.2316921932276">
                <text:p>10.2316921932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10.39">
                <text:p>10.39</text:p>
              </table:table-cell>
              <table:table-cell office:value-type="float" office:value="10.2201422405189">
                <text:p>10.2201422405189</text:p>
              </table:table-cell>
              <table:table-cell office:value-type="float" office:value="10.2128993994975">
                <text:p>10.2128993994975</text:p>
              </table:table-cell>
              <table:table-cell office:value-type="float" office:value="10.2155501333861">
                <text:p>10.2155501333861</text:p>
              </table:table-cell>
              <table:table-cell office:value-type="float" office:value="10.2170196464944">
                <text:p>10.2170196464944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400375985571">
                <text:p>10.2400375985571</text:p>
              </table:table-cell>
              <table:table-cell office:value-type="float" office:value="10.2298768090403">
                <text:p>10.2298768090403</text:p>
              </table:table-cell>
              <table:table-cell office:value-type="float" office:value="10.2327109680927">
                <text:p>10.23271096809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10.43">
                <text:p>10.43</text:p>
              </table:table-cell>
              <table:table-cell office:value-type="float" office:value="10.2195579228789">
                <text:p>10.2195579228789</text:p>
              </table:table-cell>
              <table:table-cell office:value-type="float" office:value="10.2123518698273">
                <text:p>10.2123518698273</text:p>
              </table:table-cell>
              <table:table-cell office:value-type="float" office:value="10.2147829061207">
                <text:p>10.2147829061207</text:p>
              </table:table-cell>
              <table:table-cell office:value-type="float" office:value="10.2171972499087">
                <text:p>10.217197249908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407515057134">
                <text:p>10.2407515057134</text:p>
              </table:table-cell>
              <table:table-cell office:value-type="float" office:value="10.2301759316063">
                <text:p>10.2301759316063</text:p>
              </table:table-cell>
              <table:table-cell office:value-type="float" office:value="10.2315706555941">
                <text:p>10.2315706555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10.43">
                <text:p>10.43</text:p>
              </table:table-cell>
              <table:table-cell office:value-type="float" office:value="10.2197825393192">
                <text:p>10.2197825393192</text:p>
              </table:table-cell>
              <table:table-cell office:value-type="float" office:value="10.2130607239009">
                <text:p>10.2130607239009</text:p>
              </table:table-cell>
              <table:table-cell office:value-type="float" office:value="10.2157604778357">
                <text:p>10.2157604778357</text:p>
              </table:table-cell>
              <table:table-cell office:value-type="float" office:value="10.2175967135079">
                <text:p>10.2175967135079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410134630551">
                <text:p>10.2410134630551</text:p>
              </table:table-cell>
              <table:table-cell office:value-type="float" office:value="10.2290393395519">
                <text:p>10.2290393395519</text:p>
              </table:table-cell>
              <table:table-cell office:value-type="float" office:value="10.2315724397911">
                <text:p>10.2315724397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10.37">
                <text:p>10.37</text:p>
              </table:table-cell>
              <table:table-cell office:value-type="float" office:value="10.219346216721">
                <text:p>10.219346216721</text:p>
              </table:table-cell>
              <table:table-cell office:value-type="float" office:value="10.2124389201156">
                <text:p>10.2124389201156</text:p>
              </table:table-cell>
              <table:table-cell office:value-type="float" office:value="10.2151126730516">
                <text:p>10.2151126730516</text:p>
              </table:table-cell>
              <table:table-cell office:value-type="float" office:value="10.2175773419458">
                <text:p>10.217577341945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2730045845">
                <text:p>10.2352730045845</text:p>
              </table:table-cell>
              <table:table-cell office:value-type="float" office:value="10.2314447333419">
                <text:p>10.2314447333419</text:p>
              </table:table-cell>
              <table:table-cell office:value-type="float" office:value="10.2304860092041">
                <text:p>10.2304860092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10.32">
                <text:p>10.32</text:p>
              </table:table-cell>
              <table:table-cell office:value-type="float" office:value="10.2222860334613">
                <text:p>10.2222860334613</text:p>
              </table:table-cell>
              <table:table-cell office:value-type="float" office:value="10.2151481075523">
                <text:p>10.2151481075523</text:p>
              </table:table-cell>
              <table:table-cell office:value-type="float" office:value="10.2185396942564">
                <text:p>10.2185396942564</text:p>
              </table:table-cell>
              <table:table-cell office:value-type="float" office:value="10.2229025634263">
                <text:p>10.222902563426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61976366054">
                <text:p>10.2361976366054</text:p>
              </table:table-cell>
              <table:table-cell office:value-type="float" office:value="10.2320789823634">
                <text:p>10.2320789823634</text:p>
              </table:table-cell>
              <table:table-cell office:value-type="float" office:value="10.2330734141465">
                <text:p>10.2330734141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10.28">
                <text:p>10.28</text:p>
              </table:table-cell>
              <table:table-cell office:value-type="float" office:value="10.2235688367739">
                <text:p>10.2235688367739</text:p>
              </table:table-cell>
              <table:table-cell office:value-type="float" office:value="10.2166067085295">
                <text:p>10.2166067085295</text:p>
              </table:table-cell>
              <table:table-cell office:value-type="float" office:value="10.218391510913">
                <text:p>10.218391510913</text:p>
              </table:table-cell>
              <table:table-cell office:value-type="float" office:value="10.2248630801386">
                <text:p>10.224863080138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5602653646">
                <text:p>10.2355602653646</text:p>
              </table:table-cell>
              <table:table-cell office:value-type="float" office:value="10.2318872042819">
                <text:p>10.2318872042819</text:p>
              </table:table-cell>
              <table:table-cell office:value-type="float" office:value="10.233722100586">
                <text:p>10.233722100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10.28">
                <text:p>10.28</text:p>
              </table:table-cell>
              <table:table-cell office:value-type="float" office:value="10.2232092183702">
                <text:p>10.2232092183702</text:p>
              </table:table-cell>
              <table:table-cell office:value-type="float" office:value="10.2162488655614">
                <text:p>10.2162488655614</text:p>
              </table:table-cell>
              <table:table-cell office:value-type="float" office:value="10.2185832343551">
                <text:p>10.2185832343551</text:p>
              </table:table-cell>
              <table:table-cell office:value-type="float" office:value="10.2248273118238">
                <text:p>10.224827311823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0212538523">
                <text:p>10.2350212538523</text:p>
              </table:table-cell>
              <table:table-cell office:value-type="float" office:value="10.2316406896156">
                <text:p>10.2316406896156</text:p>
              </table:table-cell>
              <table:table-cell office:value-type="float" office:value="10.2333605246894">
                <text:p>10.2333605246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10.28">
                <text:p>10.28</text:p>
              </table:table-cell>
              <table:table-cell office:value-type="float" office:value="10.2232080876482">
                <text:p>10.2232080876482</text:p>
              </table:table-cell>
              <table:table-cell office:value-type="float" office:value="10.2160737167893">
                <text:p>10.2160737167893</text:p>
              </table:table-cell>
              <table:table-cell office:value-type="float" office:value="10.2188223230814">
                <text:p>10.2188223230814</text:p>
              </table:table-cell>
              <table:table-cell office:value-type="float" office:value="10.2261875209906">
                <text:p>10.2261875209906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47310456412">
                <text:p>10.2347310456412</text:p>
              </table:table-cell>
              <table:table-cell office:value-type="float" office:value="10.2326263073501">
                <text:p>10.2326263073501</text:p>
              </table:table-cell>
              <table:table-cell office:value-type="float" office:value="10.2328051576395">
                <text:p>10.2328051576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10.26">
                <text:p>10.26</text:p>
              </table:table-cell>
              <table:table-cell office:value-type="float" office:value="10.2237780184757">
                <text:p>10.2237780184757</text:p>
              </table:table-cell>
              <table:table-cell office:value-type="float" office:value="10.2173402208308">
                <text:p>10.2173402208308</text:p>
              </table:table-cell>
              <table:table-cell office:value-type="float" office:value="10.2184824587647">
                <text:p>10.2184824587647</text:p>
              </table:table-cell>
              <table:table-cell office:value-type="float" office:value="10.2277971351744">
                <text:p>10.2277971351744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2423058403">
                <text:p>10.2352423058403</text:p>
              </table:table-cell>
              <table:table-cell office:value-type="float" office:value="10.2332366661607">
                <text:p>10.2332366661607</text:p>
              </table:table-cell>
              <table:table-cell office:value-type="float" office:value="10.2337585431463">
                <text:p>10.2337585431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10.25">
                <text:p>10.25</text:p>
              </table:table-cell>
              <table:table-cell office:value-type="float" office:value="10.2248601051466">
                <text:p>10.2248601051466</text:p>
              </table:table-cell>
              <table:table-cell office:value-type="float" office:value="10.2183967647322">
                <text:p>10.2183967647322</text:p>
              </table:table-cell>
              <table:table-cell office:value-type="float" office:value="10.2187515362554">
                <text:p>10.2187515362554</text:p>
              </table:table-cell>
              <table:table-cell office:value-type="float" office:value="10.2290283230941">
                <text:p>10.2290283230941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2305102639">
                <text:p>10.2352305102639</text:p>
              </table:table-cell>
              <table:table-cell office:value-type="float" office:value="10.2334612633524">
                <text:p>10.2334612633524</text:p>
              </table:table-cell>
              <table:table-cell office:value-type="float" office:value="10.2343798428716">
                <text:p>10.2343798428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10.25">
                <text:p>10.25</text:p>
              </table:table-cell>
              <table:table-cell office:value-type="float" office:value="10.2251795823183">
                <text:p>10.2251795823183</text:p>
              </table:table-cell>
              <table:table-cell office:value-type="float" office:value="10.2186611327611">
                <text:p>10.2186611327611</text:p>
              </table:table-cell>
              <table:table-cell office:value-type="float" office:value="10.2181269920233">
                <text:p>10.2181269920233</text:p>
              </table:table-cell>
              <table:table-cell office:value-type="float" office:value="10.2297564820367">
                <text:p>10.2297564820367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46015729634">
                <text:p>10.2346015729634</text:p>
              </table:table-cell>
              <table:table-cell office:value-type="float" office:value="10.2339112129022">
                <text:p>10.2339112129022</text:p>
              </table:table-cell>
              <table:table-cell office:value-type="float" office:value="10.2345058396392">
                <text:p>10.2345058396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10.26">
                <text:p>10.26</text:p>
              </table:table-cell>
              <table:table-cell office:value-type="float" office:value="10.2256847241376">
                <text:p>10.2256847241376</text:p>
              </table:table-cell>
              <table:table-cell office:value-type="float" office:value="10.2194597445196">
                <text:p>10.2194597445196</text:p>
              </table:table-cell>
              <table:table-cell office:value-type="float" office:value="10.2186656120815">
                <text:p>10.2186656120815</text:p>
              </table:table-cell>
              <table:table-cell office:value-type="float" office:value="10.2307448200033">
                <text:p>10.2307448200033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3852560966">
                <text:p>10.2353852560966</text:p>
              </table:table-cell>
              <table:table-cell office:value-type="float" office:value="10.2337418213804">
                <text:p>10.2337418213804</text:p>
              </table:table-cell>
              <table:table-cell office:value-type="float" office:value="10.2349779225406">
                <text:p>10.2349779225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10.26">
                <text:p>10.26</text:p>
              </table:table-cell>
              <table:table-cell office:value-type="float" office:value="10.2255903432858">
                <text:p>10.2255903432858</text:p>
              </table:table-cell>
              <table:table-cell office:value-type="float" office:value="10.219286205011">
                <text:p>10.219286205011</text:p>
              </table:table-cell>
              <table:table-cell office:value-type="float" office:value="10.2182734125922">
                <text:p>10.2182734125922</text:p>
              </table:table-cell>
              <table:table-cell office:value-type="float" office:value="10.2312860464678">
                <text:p>10.2312860464678</text:p>
              </table:table-cell>
              <table:table-cell office:value-type="float" office:value="10.23">
                <text:p>10.23</text:p>
              </table:table-cell>
              <table:table-cell office:value-type="float" office:value="NaN">
                <text:p>NaN</text:p>
              </table:table-cell>
              <table:table-cell office:value-type="float" office:value="10.235318738905">
                <text:p>10.235318738905</text:p>
              </table:table-cell>
              <table:table-cell office:value-type="float" office:value="10.2338771086453">
                <text:p>10.2338771086453</text:p>
              </table:table-cell>
              <table:table-cell office:value-type="float" office:value="10.2347768773185">
                <text:p>10.2347768773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10.23">
                <text:p>10.23</text:p>
              </table:table-cell>
              <table:table-cell office:value-type="float" office:value="10.2261881717915">
                <text:p>10.2261881717915</text:p>
              </table:table-cell>
              <table:table-cell office:value-type="float" office:value="10.2200813622701">
                <text:p>10.2200813622701</text:p>
              </table:table-cell>
              <table:table-cell office:value-type="float" office:value="10.2171738970287">
                <text:p>10.2171738970287</text:p>
              </table:table-cell>
              <table:table-cell office:value-type="float" office:value="10.2321230738633">
                <text:p>10.232123073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59542881477">
                <text:p>10.2359542881477</text:p>
              </table:table-cell>
              <table:table-cell office:value-type="float" office:value="10.2338527847543">
                <text:p>10.2338527847543</text:p>
              </table:table-cell>
              <table:table-cell office:value-type="float" office:value="10.2348377675186">
                <text:p>10.2348377675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10.23">
                <text:p>10.23</text:p>
              </table:table-cell>
              <table:table-cell office:value-type="float" office:value="10.2260074127834">
                <text:p>10.2260074127834</text:p>
              </table:table-cell>
              <table:table-cell office:value-type="float" office:value="10.2199034126902">
                <text:p>10.2199034126902</text:p>
              </table:table-cell>
              <table:table-cell office:value-type="float" office:value="10.2170273278307">
                <text:p>10.2170273278307</text:p>
              </table:table-cell>
              <table:table-cell office:value-type="float" office:value="10.2319043126208">
                <text:p>10.231904312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59255927259">
                <text:p>10.2359255927259</text:p>
              </table:table-cell>
              <table:table-cell office:value-type="float" office:value="10.2334018977937">
                <text:p>10.2334018977937</text:p>
              </table:table-cell>
              <table:table-cell office:value-type="float" office:value="10.2348229388272">
                <text:p>10.2348229388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10.23">
                <text:p>10.23</text:p>
              </table:table-cell>
              <table:table-cell office:value-type="float" office:value="10.2256550513848">
                <text:p>10.2256550513848</text:p>
              </table:table-cell>
              <table:table-cell office:value-type="float" office:value="10.2198657482553">
                <text:p>10.2198657482553</text:p>
              </table:table-cell>
              <table:table-cell office:value-type="float" office:value="10.2169427955886">
                <text:p>10.2169427955886</text:p>
              </table:table-cell>
              <table:table-cell office:value-type="float" office:value="10.2314810410599">
                <text:p>10.231481041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9818474041">
                <text:p>10.2349818474041</text:p>
              </table:table-cell>
              <table:table-cell office:value-type="float" office:value="10.2333350976213">
                <text:p>10.2333350976213</text:p>
              </table:table-cell>
              <table:table-cell office:value-type="float" office:value="10.2343427596241">
                <text:p>10.2343427596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10.23">
                <text:p>10.23</text:p>
              </table:table-cell>
              <table:table-cell office:value-type="float" office:value="10.2255970533236">
                <text:p>10.2255970533236</text:p>
              </table:table-cell>
              <table:table-cell office:value-type="float" office:value="10.2198095521917">
                <text:p>10.2198095521917</text:p>
              </table:table-cell>
              <table:table-cell office:value-type="float" office:value="10.2168410386677">
                <text:p>10.2168410386677</text:p>
              </table:table-cell>
              <table:table-cell office:value-type="float" office:value="10.2313992693023">
                <text:p>10.231399269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9519543424">
                <text:p>10.2349519543424</text:p>
              </table:table-cell>
              <table:table-cell office:value-type="float" office:value="10.232929826555">
                <text:p>10.232929826555</text:p>
              </table:table-cell>
              <table:table-cell office:value-type="float" office:value="10.2342758690657">
                <text:p>10.2342758690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10.24">
                <text:p>10.24</text:p>
              </table:table-cell>
              <table:table-cell office:value-type="float" office:value="10.2252448687624">
                <text:p>10.2252448687624</text:p>
              </table:table-cell>
              <table:table-cell office:value-type="float" office:value="10.2195483007211">
                <text:p>10.2195483007211</text:p>
              </table:table-cell>
              <table:table-cell office:value-type="float" office:value="10.2165510595782">
                <text:p>10.2165510595782</text:p>
              </table:table-cell>
              <table:table-cell office:value-type="float" office:value="10.2311993527086">
                <text:p>10.231199352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4935638682">
                <text:p>10.2344935638682</text:p>
              </table:table-cell>
              <table:table-cell office:value-type="float" office:value="10.2329229693283">
                <text:p>10.2329229693283</text:p>
              </table:table-cell>
              <table:table-cell office:value-type="float" office:value="10.2338676160098">
                <text:p>10.23386761600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10.24">
                <text:p>10.24</text:p>
              </table:table-cell>
              <table:table-cell office:value-type="float" office:value="10.2252538826497">
                <text:p>10.2252538826497</text:p>
              </table:table-cell>
              <table:table-cell office:value-type="float" office:value="10.2195937596946">
                <text:p>10.2195937596946</text:p>
              </table:table-cell>
              <table:table-cell office:value-type="float" office:value="10.2165574720844">
                <text:p>10.2165574720844</text:p>
              </table:table-cell>
              <table:table-cell office:value-type="float" office:value="10.2309359124745">
                <text:p>10.230935912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2754219334">
                <text:p>10.2342754219334</text:p>
              </table:table-cell>
              <table:table-cell office:value-type="float" office:value="10.2328366133931">
                <text:p>10.2328366133931</text:p>
              </table:table-cell>
              <table:table-cell office:value-type="float" office:value="10.2338729195773">
                <text:p>10.23387291957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10.24">
                <text:p>10.24</text:p>
              </table:table-cell>
              <table:table-cell office:value-type="float" office:value="10.2251763169959">
                <text:p>10.2251763169959</text:p>
              </table:table-cell>
              <table:table-cell office:value-type="float" office:value="10.2194826615437">
                <text:p>10.2194826615437</text:p>
              </table:table-cell>
              <table:table-cell office:value-type="float" office:value="10.2165686344271">
                <text:p>10.2165686344271</text:p>
              </table:table-cell>
              <table:table-cell office:value-type="float" office:value="10.2307257962298">
                <text:p>10.2307257962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3509238558">
                <text:p>10.2343509238558</text:p>
              </table:table-cell>
              <table:table-cell office:value-type="float" office:value="10.2332914289145">
                <text:p>10.2332914289145</text:p>
              </table:table-cell>
              <table:table-cell office:value-type="float" office:value="10.2337935476806">
                <text:p>10.2337935476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10.24">
                <text:p>10.24</text:p>
              </table:table-cell>
              <table:table-cell office:value-type="float" office:value="10.2257264458528">
                <text:p>10.2257264458528</text:p>
              </table:table-cell>
              <table:table-cell office:value-type="float" office:value="10.2204009601383">
                <text:p>10.2204009601383</text:p>
              </table:table-cell>
              <table:table-cell office:value-type="float" office:value="10.2168533969889">
                <text:p>10.2168533969889</text:p>
              </table:table-cell>
              <table:table-cell office:value-type="float" office:value="10.2318911450571">
                <text:p>10.231891145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6280918304">
                <text:p>10.2346280918304</text:p>
              </table:table-cell>
              <table:table-cell office:value-type="float" office:value="10.2326765940616">
                <text:p>10.2326765940616</text:p>
              </table:table-cell>
              <table:table-cell office:value-type="float" office:value="10.2341205392504">
                <text:p>10.2341205392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10.23">
                <text:p>10.23</text:p>
              </table:table-cell>
              <table:table-cell office:value-type="float" office:value="10.2251994626657">
                <text:p>10.2251994626657</text:p>
              </table:table-cell>
              <table:table-cell office:value-type="float" office:value="10.2199781280412">
                <text:p>10.2199781280412</text:p>
              </table:table-cell>
              <table:table-cell office:value-type="float" office:value="10.2171541331805">
                <text:p>10.2171541331805</text:p>
              </table:table-cell>
              <table:table-cell office:value-type="float" office:value="10.2319512328557">
                <text:p>10.231951232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38205093435">
                <text:p>10.2338205093435</text:p>
              </table:table-cell>
              <table:table-cell office:value-type="float" office:value="NaN">
                <text:p>NaN</text:p>
              </table:table-cell>
              <table:table-cell office:value-type="float" office:value="10.2333793918198">
                <text:p>10.2333793918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75">
      <style:chart-properties chart:display-label="true" chart:logarithmic="false" chart:minimum="43113.583333333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9.078cm" svg:height="20.134cm" xlink:href=".." xlink:type="simple" chart:class="chart:scatter" chart:column-mapping="0 1 2 3 4" chart:style-name="ch1">
        <chart:legend chart:legend-position="end" svg:x="46.623cm" svg:y="8.772cm" style:legend-expansion="high" chart:style-name="ch2"/>
        <chart:plot-area chart:style-name="ch3" table:cell-range-address="fischer.A2:fischer.A54 fischer.F1:fischer.J54" chart:data-source-has-labels="both" svg:x="0.981cm" svg:y="0.402cm" svg:width="44.661cm" svg:height="19.33cm">
          <chart:coordinate-region svg:x="2.596cm" svg:y="0.601cm" svg:width="41.431cm" svg:height="18.484cm"/>
          <chart:axis chart:dimension="x" chart:name="primary-x" chart:style-name="ch4" chartooo:axis-type="auto">
            <chart:categories table:cell-range-address="fischer.A2:fischer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scher.F2:fischer.F54" chart:label-cell-address="fischer.F1:fischer.F1" chart:class="chart:scatter">
            <chart:domain table:cell-range-address="fischer.A2:fischer.A54"/>
            <chart:data-point chart:repeated="53"/>
          </chart:series>
          <chart:series chart:style-name="ch8" chart:values-cell-range-address="fischer.G2:fischer.G54" chart:label-cell-address="fischer.G1:fischer.G1" chart:class="chart:scatter">
            <chart:data-point chart:repeated="53"/>
          </chart:series>
          <chart:series chart:style-name="ch9" chart:values-cell-range-address="fischer.H2:fischer.H54" chart:label-cell-address="fischer.H1:fischer.H1" chart:class="chart:scatter">
            <chart:data-point chart:repeated="53"/>
          </chart:series>
          <chart:series chart:style-name="ch10" chart:values-cell-range-address="fischer.I2:fischer.I54" chart:label-cell-address="fischer.I1:fischer.I1" chart:class="chart:scatter">
            <chart:data-point chart:repeated="53"/>
          </chart:series>
          <chart:series chart:style-name="ch11" chart:values-cell-range-address="fischer.J2:fischer.J54" chart:label-cell-address="fischer.J1:fischer.J1" chart:class="chart:scatte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q</text:p>
                <draw:g>
                  <svg:desc>fischer.F1:fischer.F1</svg:desc>
                </draw:g>
              </table:table-cell>
              <table:table-cell office:value-type="string">
                <text:p>group5</text:p>
                <draw:g>
                  <svg:desc>fischer.G1:fischer.G1</svg:desc>
                </draw:g>
              </table:table-cell>
              <table:table-cell office:value-type="string">
                <text:p>group9</text:p>
                <draw:g>
                  <svg:desc>fischer.H1:fischer.H1</svg:desc>
                </draw:g>
              </table:table-cell>
              <table:table-cell office:value-type="string">
                <text:p>closest</text:p>
                <draw:g>
                  <svg:desc>fischer.I1:fischer.I1</svg:desc>
                </draw:g>
              </table:table-cell>
              <table:table-cell office:value-type="string">
                <text:p>naive</text:p>
                <draw:g>
                  <svg:desc>fischer.J1:fischer.J1</svg:desc>
                </draw:g>
              </table:table-cell>
            </table:table-row>
          </table:table-header-rows>
          <table:table-rows>
            <table:table-row>
              <table:table-cell office:value-type="float" office:value="43113.6007291667">
                <text:p>43113.6007291667</text:p>
                <draw:g>
                  <svg:desc>fischer.A2:fischer.A54</svg:desc>
                </draw:g>
              </table:table-cell>
              <table:table-cell office:value-type="float" office:value="43113.6007291667">
                <text:p>43113.6007291667</text:p>
                <draw:g>
                  <svg:desc>fischer.A2:fischer.A54</svg:desc>
                </draw:g>
              </table:table-cell>
              <table:table-cell office:value-type="float" office:value="5.57">
                <text:p>5.57</text:p>
                <draw:g>
                  <svg:desc>fischer.F2:fischer.F54</svg:desc>
                </draw:g>
              </table:table-cell>
              <table:table-cell office:value-type="float" office:value="10.0182000513395">
                <text:p>10.0182000513395</text:p>
                <draw:g>
                  <svg:desc>fischer.G2:fischer.G54</svg:desc>
                </draw:g>
              </table:table-cell>
              <table:table-cell office:value-type="float" office:value="NaN">
                <text:p>NaN</text:p>
                <draw:g>
                  <svg:desc>fischer.H2:fischer.H54</svg:desc>
                </draw:g>
              </table:table-cell>
              <table:table-cell office:value-type="float" office:value="8.05828311270751">
                <text:p>8.05828311270751</text:p>
                <draw:g>
                  <svg:desc>fischer.I2:fischer.I54</svg:desc>
                </draw:g>
              </table:table-cell>
              <table:table-cell office:value-type="float" office:value="10.3174603174603">
                <text:p>10.3174603174603</text:p>
                <draw:g>
                  <svg:desc>fischer.J2:fischer.J54</svg:desc>
                </draw:g>
              </table:table-cell>
            </table:table-row>
            <table:table-row>
              <table:table-cell office:value-type="float" office:value="43113.6042013889">
                <text:p>43113.6042013889</text:p>
              </table:table-cell>
              <table:table-cell office:value-type="float" office:value="43113.6042013889">
                <text:p>43113.6042013889</text:p>
              </table:table-cell>
              <table:table-cell office:value-type="float" office:value="8.78">
                <text:p>8.78</text:p>
              </table:table-cell>
              <table:table-cell office:value-type="float" office:value="8.56172153501833">
                <text:p>8.56172153501833</text:p>
              </table:table-cell>
              <table:table-cell office:value-type="float" office:value="8.89113470034629">
                <text:p>8.89113470034629</text:p>
              </table:table-cell>
              <table:table-cell office:value-type="float" office:value="8.99589149813916">
                <text:p>8.99589149813916</text:p>
              </table:table-cell>
              <table:table-cell office:value-type="float" office:value="8.25628093770431">
                <text:p>8.25628093770431</text:p>
              </table:table-cell>
            </table:table-row>
            <table:table-row>
              <table:table-cell office:value-type="float" office:value="43113.6076736111">
                <text:p>43113.6076736111</text:p>
              </table:table-cell>
              <table:table-cell office:value-type="float" office:value="43113.6076736111">
                <text:p>43113.6076736111</text:p>
              </table:table-cell>
              <table:table-cell office:value-type="float" office:value="9.7">
                <text:p>9.7</text:p>
              </table:table-cell>
              <table:table-cell office:value-type="float" office:value="8.87588150321524">
                <text:p>8.87588150321524</text:p>
              </table:table-cell>
              <table:table-cell office:value-type="float" office:value="9.13510991544692">
                <text:p>9.13510991544692</text:p>
              </table:table-cell>
              <table:table-cell office:value-type="float" office:value="9.22142152921585">
                <text:p>9.22142152921585</text:p>
              </table:table-cell>
              <table:table-cell office:value-type="float" office:value="8.35259670211127">
                <text:p>8.35259670211127</text:p>
              </table:table-cell>
            </table:table-row>
            <table:table-row>
              <table:table-cell office:value-type="float" office:value="43113.6111458333">
                <text:p>43113.6111458333</text:p>
              </table:table-cell>
              <table:table-cell office:value-type="float" office:value="43113.6111458333">
                <text:p>43113.6111458333</text:p>
              </table:table-cell>
              <table:table-cell office:value-type="float" office:value="9.6">
                <text:p>9.6</text:p>
              </table:table-cell>
              <table:table-cell office:value-type="float" office:value="9.0102668277631">
                <text:p>9.0102668277631</text:p>
              </table:table-cell>
              <table:table-cell office:value-type="float" office:value="9.15968980852326">
                <text:p>9.15968980852326</text:p>
              </table:table-cell>
              <table:table-cell office:value-type="float" office:value="9.67655265058751">
                <text:p>9.67655265058751</text:p>
              </table:table-cell>
              <table:table-cell office:value-type="float" office:value="8.5159373083187">
                <text:p>8.5159373083187</text:p>
              </table:table-cell>
            </table:table-row>
            <table:table-row>
              <table:table-cell office:value-type="float" office:value="43113.6146180556">
                <text:p>43113.6146180556</text:p>
              </table:table-cell>
              <table:table-cell office:value-type="float" office:value="43113.6146180556">
                <text:p>43113.6146180556</text:p>
              </table:table-cell>
              <table:table-cell office:value-type="float" office:value="9.79">
                <text:p>9.79</text:p>
              </table:table-cell>
              <table:table-cell office:value-type="float" office:value="9.19970843689791">
                <text:p>9.19970843689791</text:p>
              </table:table-cell>
              <table:table-cell office:value-type="float" office:value="9.34427250082721">
                <text:p>9.34427250082721</text:p>
              </table:table-cell>
              <table:table-cell office:value-type="float" office:value="9.87253014984167">
                <text:p>9.87253014984167</text:p>
              </table:table-cell>
              <table:table-cell office:value-type="float" office:value="8.76894671304049">
                <text:p>8.76894671304049</text:p>
              </table:table-cell>
            </table:table-row>
            <table:table-row>
              <table:table-cell office:value-type="float" office:value="43113.6180902778">
                <text:p>43113.6180902778</text:p>
              </table:table-cell>
              <table:table-cell office:value-type="float" office:value="43113.6180902778">
                <text:p>43113.6180902778</text:p>
              </table:table-cell>
              <table:table-cell office:value-type="float" office:value="9.72">
                <text:p>9.72</text:p>
              </table:table-cell>
              <table:table-cell office:value-type="float" office:value="9.29499966575022">
                <text:p>9.29499966575022</text:p>
              </table:table-cell>
              <table:table-cell office:value-type="float" office:value="9.42499897177312">
                <text:p>9.42499897177312</text:p>
              </table:table-cell>
              <table:table-cell office:value-type="float" office:value="9.86140979581533">
                <text:p>9.86140979581533</text:p>
              </table:table-cell>
              <table:table-cell office:value-type="float" office:value="8.87030030216299">
                <text:p>8.87030030216299</text:p>
              </table:table-cell>
            </table:table-row>
            <table:table-row>
              <table:table-cell office:value-type="float" office:value="43113.6215625">
                <text:p>43113.6215625</text:p>
              </table:table-cell>
              <table:table-cell office:value-type="float" office:value="43113.6215625">
                <text:p>43113.6215625</text:p>
              </table:table-cell>
              <table:table-cell office:value-type="float" office:value="9.78">
                <text:p>9.78</text:p>
              </table:table-cell>
              <table:table-cell office:value-type="float" office:value="9.44465508467385">
                <text:p>9.44465508467385</text:p>
              </table:table-cell>
              <table:table-cell office:value-type="float" office:value="9.5726461525902">
                <text:p>9.5726461525902</text:p>
              </table:table-cell>
              <table:table-cell office:value-type="float" office:value="9.87022111889088">
                <text:p>9.87022111889088</text:p>
              </table:table-cell>
              <table:table-cell office:value-type="float" office:value="8.97190098499427">
                <text:p>8.97190098499427</text:p>
              </table:table-cell>
            </table:table-row>
            <table:table-row>
              <table:table-cell office:value-type="float" office:value="43113.6250347222">
                <text:p>43113.6250347222</text:p>
              </table:table-cell>
              <table:table-cell office:value-type="float" office:value="43113.6250347222">
                <text:p>43113.6250347222</text:p>
              </table:table-cell>
              <table:table-cell office:value-type="float" office:value="9.88">
                <text:p>9.88</text:p>
              </table:table-cell>
              <table:table-cell office:value-type="float" office:value="9.55340220361437">
                <text:p>9.55340220361437</text:p>
              </table:table-cell>
              <table:table-cell office:value-type="float" office:value="9.6679636248536">
                <text:p>9.6679636248536</text:p>
              </table:table-cell>
              <table:table-cell office:value-type="float" office:value="9.96557383850225">
                <text:p>9.96557383850225</text:p>
              </table:table-cell>
              <table:table-cell office:value-type="float" office:value="9.16378893690942">
                <text:p>9.16378893690942</text:p>
              </table:table-cell>
            </table:table-row>
            <table:table-row>
              <table:table-cell office:value-type="float" office:value="43113.6285069444">
                <text:p>43113.6285069444</text:p>
              </table:table-cell>
              <table:table-cell office:value-type="float" office:value="43113.6285069444">
                <text:p>43113.6285069444</text:p>
              </table:table-cell>
              <table:table-cell office:value-type="float" office:value="10.01">
                <text:p>10.01</text:p>
              </table:table-cell>
              <table:table-cell office:value-type="float" office:value="9.63382064833926">
                <text:p>9.63382064833926</text:p>
              </table:table-cell>
              <table:table-cell office:value-type="float" office:value="9.73220350900019">
                <text:p>9.73220350900019</text:p>
              </table:table-cell>
              <table:table-cell office:value-type="float" office:value="10.0421719240673">
                <text:p>10.0421719240673</text:p>
              </table:table-cell>
              <table:table-cell office:value-type="float" office:value="9.27722211993545">
                <text:p>9.27722211993545</text:p>
              </table:table-cell>
            </table:table-row>
            <table:table-row>
              <table:table-cell office:value-type="float" office:value="43113.6319791667">
                <text:p>43113.6319791667</text:p>
              </table:table-cell>
              <table:table-cell office:value-type="float" office:value="43113.6319791667">
                <text:p>43113.6319791667</text:p>
              </table:table-cell>
              <table:table-cell office:value-type="float" office:value="10.02">
                <text:p>10.02</text:p>
              </table:table-cell>
              <table:table-cell office:value-type="float" office:value="9.71139899993087">
                <text:p>9.71139899993087</text:p>
              </table:table-cell>
              <table:table-cell office:value-type="float" office:value="9.7951075444727">
                <text:p>9.7951075444727</text:p>
              </table:table-cell>
              <table:table-cell office:value-type="float" office:value="10.0520266312647">
                <text:p>10.0520266312647</text:p>
              </table:table-cell>
              <table:table-cell office:value-type="float" office:value="9.37671933148847">
                <text:p>9.37671933148847</text:p>
              </table:table-cell>
            </table:table-row>
            <table:table-row>
              <table:table-cell office:value-type="float" office:value="43113.6354513889">
                <text:p>43113.6354513889</text:p>
              </table:table-cell>
              <table:table-cell office:value-type="float" office:value="43113.6354513889">
                <text:p>43113.6354513889</text:p>
              </table:table-cell>
              <table:table-cell office:value-type="float" office:value="9.99">
                <text:p>9.99</text:p>
              </table:table-cell>
              <table:table-cell office:value-type="float" office:value="9.75122527092807">
                <text:p>9.75122527092807</text:p>
              </table:table-cell>
              <table:table-cell office:value-type="float" office:value="9.83421952480517">
                <text:p>9.83421952480517</text:p>
              </table:table-cell>
              <table:table-cell office:value-type="float" office:value="10.0179167639121">
                <text:p>10.0179167639121</text:p>
              </table:table-cell>
              <table:table-cell office:value-type="float" office:value="9.45141252993698">
                <text:p>9.45141252993698</text:p>
              </table:table-cell>
            </table:table-row>
            <table:table-row>
              <table:table-cell office:value-type="float" office:value="43113.6389236111">
                <text:p>43113.6389236111</text:p>
              </table:table-cell>
              <table:table-cell office:value-type="float" office:value="43113.6389236111">
                <text:p>43113.6389236111</text:p>
              </table:table-cell>
              <table:table-cell office:value-type="float" office:value="10.07">
                <text:p>10.07</text:p>
              </table:table-cell>
              <table:table-cell office:value-type="float" office:value="9.8402539110678">
                <text:p>9.8402539110678</text:p>
              </table:table-cell>
              <table:table-cell office:value-type="float" office:value="9.9048582309716">
                <text:p>9.9048582309716</text:p>
              </table:table-cell>
              <table:table-cell office:value-type="float" office:value="10.079110178239">
                <text:p>10.079110178239</text:p>
              </table:table-cell>
              <table:table-cell office:value-type="float" office:value="9.55952305019029">
                <text:p>9.55952305019029</text:p>
              </table:table-cell>
            </table:table-row>
            <table:table-row>
              <table:table-cell office:value-type="float" office:value="43113.6423958333">
                <text:p>43113.6423958333</text:p>
              </table:table-cell>
              <table:table-cell office:value-type="float" office:value="43113.6423958333">
                <text:p>43113.6423958333</text:p>
              </table:table-cell>
              <table:table-cell office:value-type="float" office:value="10.07">
                <text:p>10.07</text:p>
              </table:table-cell>
              <table:table-cell office:value-type="float" office:value="9.87672418908679">
                <text:p>9.87672418908679</text:p>
              </table:table-cell>
              <table:table-cell office:value-type="float" office:value="9.92742369273681">
                <text:p>9.92742369273681</text:p>
              </table:table-cell>
              <table:table-cell office:value-type="float" office:value="10.1152888043812">
                <text:p>10.1152888043812</text:p>
              </table:table-cell>
              <table:table-cell office:value-type="float" office:value="9.62880010875661">
                <text:p>9.62880010875661</text:p>
              </table:table-cell>
            </table:table-row>
            <table:table-row>
              <table:table-cell office:value-type="float" office:value="43113.6458680556">
                <text:p>43113.6458680556</text:p>
              </table:table-cell>
              <table:table-cell office:value-type="float" office:value="43113.6458680556">
                <text:p>43113.6458680556</text:p>
              </table:table-cell>
              <table:table-cell office:value-type="float" office:value="10.12">
                <text:p>10.12</text:p>
              </table:table-cell>
              <table:table-cell office:value-type="float" office:value="9.93361262992663">
                <text:p>9.93361262992663</text:p>
              </table:table-cell>
              <table:table-cell office:value-type="float" office:value="9.95866655279947">
                <text:p>9.95866655279947</text:p>
              </table:table-cell>
              <table:table-cell office:value-type="float" office:value="10.1303562689353">
                <text:p>10.1303562689353</text:p>
              </table:table-cell>
              <table:table-cell office:value-type="float" office:value="9.70573953696826">
                <text:p>9.70573953696826</text:p>
              </table:table-cell>
            </table:table-row>
            <table:table-row>
              <table:table-cell office:value-type="float" office:value="43113.6493402778">
                <text:p>43113.6493402778</text:p>
              </table:table-cell>
              <table:table-cell office:value-type="float" office:value="43113.6493402778">
                <text:p>43113.6493402778</text:p>
              </table:table-cell>
              <table:table-cell office:value-type="float" office:value="10.11">
                <text:p>10.11</text:p>
              </table:table-cell>
              <table:table-cell office:value-type="float" office:value="9.98646298583516">
                <text:p>9.98646298583516</text:p>
              </table:table-cell>
              <table:table-cell office:value-type="float" office:value="10.0016755162792">
                <text:p>10.0016755162792</text:p>
              </table:table-cell>
              <table:table-cell office:value-type="float" office:value="10.133702213763">
                <text:p>10.133702213763</text:p>
              </table:table-cell>
              <table:table-cell office:value-type="float" office:value="9.7746040192782">
                <text:p>9.7746040192782</text:p>
              </table:table-cell>
            </table:table-row>
            <table:table-row>
              <table:table-cell office:value-type="float" office:value="43113.6528125">
                <text:p>43113.6528125</text:p>
              </table:table-cell>
              <table:table-cell office:value-type="float" office:value="43113.6528125">
                <text:p>43113.6528125</text:p>
              </table:table-cell>
              <table:table-cell office:value-type="float" office:value="10.11">
                <text:p>10.11</text:p>
              </table:table-cell>
              <table:table-cell office:value-type="float" office:value="10.0325451558252">
                <text:p>10.0325451558252</text:p>
              </table:table-cell>
              <table:table-cell office:value-type="float" office:value="10.0383946739756">
                <text:p>10.0383946739756</text:p>
              </table:table-cell>
              <table:table-cell office:value-type="float" office:value="10.1488393015439">
                <text:p>10.1488393015439</text:p>
              </table:table-cell>
              <table:table-cell office:value-type="float" office:value="9.83874821545616">
                <text:p>9.83874821545616</text:p>
              </table:table-cell>
            </table:table-row>
            <table:table-row>
              <table:table-cell office:value-type="float" office:value="43113.6562847222">
                <text:p>43113.6562847222</text:p>
              </table:table-cell>
              <table:table-cell office:value-type="float" office:value="43113.6562847222">
                <text:p>43113.6562847222</text:p>
              </table:table-cell>
              <table:table-cell office:value-type="float" office:value="10.08">
                <text:p>10.08</text:p>
              </table:table-cell>
              <table:table-cell office:value-type="float" office:value="10.0478075336925">
                <text:p>10.0478075336925</text:p>
              </table:table-cell>
              <table:table-cell office:value-type="float" office:value="10.0526534007606">
                <text:p>10.0526534007606</text:p>
              </table:table-cell>
              <table:table-cell office:value-type="float" office:value="10.152910483813">
                <text:p>10.152910483813</text:p>
              </table:table-cell>
              <table:table-cell office:value-type="float" office:value="9.87834851374778">
                <text:p>9.87834851374778</text:p>
              </table:table-cell>
            </table:table-row>
            <table:table-row>
              <table:table-cell office:value-type="float" office:value="43113.6597569444">
                <text:p>43113.6597569444</text:p>
              </table:table-cell>
              <table:table-cell office:value-type="float" office:value="43113.6597569444">
                <text:p>43113.6597569444</text:p>
              </table:table-cell>
              <table:table-cell office:value-type="float" office:value="10.14">
                <text:p>10.14</text:p>
              </table:table-cell>
              <table:table-cell office:value-type="float" office:value="10.071540533223">
                <text:p>10.071540533223</text:p>
              </table:table-cell>
              <table:table-cell office:value-type="float" office:value="10.0770224453776">
                <text:p>10.0770224453776</text:p>
              </table:table-cell>
              <table:table-cell office:value-type="float" office:value="10.1643216660054">
                <text:p>10.1643216660054</text:p>
              </table:table-cell>
              <table:table-cell office:value-type="float" office:value="9.91744876821955">
                <text:p>9.91744876821955</text:p>
              </table:table-cell>
            </table:table-row>
            <table:table-row>
              <table:table-cell office:value-type="float" office:value="43113.6632291667">
                <text:p>43113.6632291667</text:p>
              </table:table-cell>
              <table:table-cell office:value-type="float" office:value="43113.6632291667">
                <text:p>43113.6632291667</text:p>
              </table:table-cell>
              <table:table-cell office:value-type="float" office:value="10.15">
                <text:p>10.15</text:p>
              </table:table-cell>
              <table:table-cell office:value-type="float" office:value="10.0972946776614">
                <text:p>10.0972946776614</text:p>
              </table:table-cell>
              <table:table-cell office:value-type="float" office:value="10.1018982651578">
                <text:p>10.1018982651578</text:p>
              </table:table-cell>
              <table:table-cell office:value-type="float" office:value="10.1732277514509">
                <text:p>10.1732277514509</text:p>
              </table:table-cell>
              <table:table-cell office:value-type="float" office:value="9.96191496818752">
                <text:p>9.96191496818752</text:p>
              </table:table-cell>
            </table:table-row>
            <table:table-row>
              <table:table-cell office:value-type="float" office:value="43113.6667013889">
                <text:p>43113.6667013889</text:p>
              </table:table-cell>
              <table:table-cell office:value-type="float" office:value="43113.6667013889">
                <text:p>43113.6667013889</text:p>
              </table:table-cell>
              <table:table-cell office:value-type="float" office:value="10.24">
                <text:p>10.24</text:p>
              </table:table-cell>
              <table:table-cell office:value-type="float" office:value="10.1181954231066">
                <text:p>10.1181954231066</text:p>
              </table:table-cell>
              <table:table-cell office:value-type="float" office:value="10.114071183963">
                <text:p>10.114071183963</text:p>
              </table:table-cell>
              <table:table-cell office:value-type="float" office:value="10.1801737346481">
                <text:p>10.1801737346481</text:p>
              </table:table-cell>
              <table:table-cell office:value-type="float" office:value="10.0021190463013">
                <text:p>10.0021190463013</text:p>
              </table:table-cell>
            </table:table-row>
            <table:table-row>
              <table:table-cell office:value-type="float" office:value="43113.6701736111">
                <text:p>43113.6701736111</text:p>
              </table:table-cell>
              <table:table-cell office:value-type="float" office:value="43113.6701736111">
                <text:p>43113.6701736111</text:p>
              </table:table-cell>
              <table:table-cell office:value-type="float" office:value="10.28">
                <text:p>10.28</text:p>
              </table:table-cell>
              <table:table-cell office:value-type="float" office:value="10.141066883275">
                <text:p>10.141066883275</text:p>
              </table:table-cell>
              <table:table-cell office:value-type="float" office:value="10.136312841962">
                <text:p>10.136312841962</text:p>
              </table:table-cell>
              <table:table-cell office:value-type="float" office:value="10.1914007722343">
                <text:p>10.1914007722343</text:p>
              </table:table-cell>
              <table:table-cell office:value-type="float" office:value="10.0457189928136">
                <text:p>10.0457189928136</text:p>
              </table:table-cell>
            </table:table-row>
            <table:table-row>
              <table:table-cell office:value-type="float" office:value="43113.6736458333">
                <text:p>43113.6736458333</text:p>
              </table:table-cell>
              <table:table-cell office:value-type="float" office:value="43113.6736458333">
                <text:p>43113.6736458333</text:p>
              </table:table-cell>
              <table:table-cell office:value-type="float" office:value="10.32">
                <text:p>10.32</text:p>
              </table:table-cell>
              <table:table-cell office:value-type="float" office:value="10.1644338273394">
                <text:p>10.1644338273394</text:p>
              </table:table-cell>
              <table:table-cell office:value-type="float" office:value="10.1578800823339">
                <text:p>10.1578800823339</text:p>
              </table:table-cell>
              <table:table-cell office:value-type="float" office:value="10.1916150857563">
                <text:p>10.1916150857563</text:p>
              </table:table-cell>
              <table:table-cell office:value-type="float" office:value="10.0862815424865">
                <text:p>10.0862815424865</text:p>
              </table:table-cell>
            </table:table-row>
            <table:table-row>
              <table:table-cell office:value-type="float" office:value="43113.6771180556">
                <text:p>43113.6771180556</text:p>
              </table:table-cell>
              <table:table-cell office:value-type="float" office:value="43113.6771180556">
                <text:p>43113.6771180556</text:p>
              </table:table-cell>
              <table:table-cell office:value-type="float" office:value="10.36">
                <text:p>10.36</text:p>
              </table:table-cell>
              <table:table-cell office:value-type="float" office:value="10.1747912305304">
                <text:p>10.1747912305304</text:p>
              </table:table-cell>
              <table:table-cell office:value-type="float" office:value="10.1711976040862">
                <text:p>10.1711976040862</text:p>
              </table:table-cell>
              <table:table-cell office:value-type="float" office:value="10.1901692376274">
                <text:p>10.1901692376274</text:p>
              </table:table-cell>
              <table:table-cell office:value-type="float" office:value="10.1143905437979">
                <text:p>10.1143905437979</text:p>
              </table:table-cell>
            </table:table-row>
            <table:table-row>
              <table:table-cell office:value-type="float" office:value="43113.6805902778">
                <text:p>43113.6805902778</text:p>
              </table:table-cell>
              <table:table-cell office:value-type="float" office:value="43113.6805902778">
                <text:p>43113.6805902778</text:p>
              </table:table-cell>
              <table:table-cell office:value-type="float" office:value="10.38">
                <text:p>10.38</text:p>
              </table:table-cell>
              <table:table-cell office:value-type="float" office:value="10.186414946207">
                <text:p>10.186414946207</text:p>
              </table:table-cell>
              <table:table-cell office:value-type="float" office:value="10.1806947711031">
                <text:p>10.1806947711031</text:p>
              </table:table-cell>
              <table:table-cell office:value-type="float" office:value="10.2042069273192">
                <text:p>10.2042069273192</text:p>
              </table:table-cell>
              <table:table-cell office:value-type="float" office:value="10.133182194188">
                <text:p>10.133182194188</text:p>
              </table:table-cell>
            </table:table-row>
            <table:table-row>
              <table:table-cell office:value-type="float" office:value="43113.6840625">
                <text:p>43113.6840625</text:p>
              </table:table-cell>
              <table:table-cell office:value-type="float" office:value="43113.6840625">
                <text:p>43113.6840625</text:p>
              </table:table-cell>
              <table:table-cell office:value-type="float" office:value="10.41">
                <text:p>10.41</text:p>
              </table:table-cell>
              <table:table-cell office:value-type="float" office:value="10.2004733162533">
                <text:p>10.2004733162533</text:p>
              </table:table-cell>
              <table:table-cell office:value-type="float" office:value="10.192915900176">
                <text:p>10.192915900176</text:p>
              </table:table-cell>
              <table:table-cell office:value-type="float" office:value="10.2110146776883">
                <text:p>10.2110146776883</text:p>
              </table:table-cell>
              <table:table-cell office:value-type="float" office:value="10.1588803165837">
                <text:p>10.1588803165837</text:p>
              </table:table-cell>
            </table:table-row>
            <table:table-row>
              <table:table-cell office:value-type="float" office:value="43113.6875347222">
                <text:p>43113.6875347222</text:p>
              </table:table-cell>
              <table:table-cell office:value-type="float" office:value="43113.6875347222">
                <text:p>43113.6875347222</text:p>
              </table:table-cell>
              <table:table-cell office:value-type="float" office:value="10.44">
                <text:p>10.44</text:p>
              </table:table-cell>
              <table:table-cell office:value-type="float" office:value="10.207883186071">
                <text:p>10.207883186071</text:p>
              </table:table-cell>
              <table:table-cell office:value-type="float" office:value="10.1994133414258">
                <text:p>10.1994133414258</text:p>
              </table:table-cell>
              <table:table-cell office:value-type="float" office:value="10.2139557122278">
                <text:p>10.2139557122278</text:p>
              </table:table-cell>
              <table:table-cell office:value-type="float" office:value="10.1765631804145">
                <text:p>10.1765631804145</text:p>
              </table:table-cell>
            </table:table-row>
            <table:table-row>
              <table:table-cell office:value-type="float" office:value="43113.6910069444">
                <text:p>43113.6910069444</text:p>
              </table:table-cell>
              <table:table-cell office:value-type="float" office:value="43113.6910069444">
                <text:p>43113.6910069444</text:p>
              </table:table-cell>
              <table:table-cell office:value-type="float" office:value="10.43">
                <text:p>10.43</text:p>
              </table:table-cell>
              <table:table-cell office:value-type="float" office:value="10.208350426581">
                <text:p>10.208350426581</text:p>
              </table:table-cell>
              <table:table-cell office:value-type="float" office:value="10.2011579217178">
                <text:p>10.2011579217178</text:p>
              </table:table-cell>
              <table:table-cell office:value-type="float" office:value="10.2133422886894">
                <text:p>10.2133422886894</text:p>
              </table:table-cell>
              <table:table-cell office:value-type="float" office:value="10.18571258565">
                <text:p>10.18571258565</text:p>
              </table:table-cell>
            </table:table-row>
            <table:table-row>
              <table:table-cell office:value-type="float" office:value="43113.6944444445">
                <text:p>43113.6944444445</text:p>
              </table:table-cell>
              <table:table-cell office:value-type="float" office:value="43113.6944444445">
                <text:p>43113.6944444445</text:p>
              </table:table-cell>
              <table:table-cell office:value-type="float" office:value="10.45">
                <text:p>10.45</text:p>
              </table:table-cell>
              <table:table-cell office:value-type="float" office:value="10.2122412049087">
                <text:p>10.2122412049087</text:p>
              </table:table-cell>
              <table:table-cell office:value-type="float" office:value="10.2039983018863">
                <text:p>10.2039983018863</text:p>
              </table:table-cell>
              <table:table-cell office:value-type="float" office:value="10.2128838580461">
                <text:p>10.2128838580461</text:p>
              </table:table-cell>
              <table:table-cell office:value-type="float" office:value="10.1938312000979">
                <text:p>10.1938312000979</text:p>
              </table:table-cell>
            </table:table-row>
            <table:table-row>
              <table:table-cell office:value-type="float" office:value="43113.6979166667">
                <text:p>43113.6979166667</text:p>
              </table:table-cell>
              <table:table-cell office:value-type="float" office:value="43113.6979166667">
                <text:p>43113.6979166667</text:p>
              </table:table-cell>
              <table:table-cell office:value-type="float" office:value="10.43">
                <text:p>10.43</text:p>
              </table:table-cell>
              <table:table-cell office:value-type="float" office:value="10.2167412391742">
                <text:p>10.2167412391742</text:p>
              </table:table-cell>
              <table:table-cell office:value-type="float" office:value="10.2089363384047">
                <text:p>10.2089363384047</text:p>
              </table:table-cell>
              <table:table-cell office:value-type="float" office:value="10.2140653478376">
                <text:p>10.2140653478376</text:p>
              </table:table-cell>
              <table:table-cell office:value-type="float" office:value="10.2032104531883">
                <text:p>10.2032104531883</text:p>
              </table:table-cell>
            </table:table-row>
            <table:table-row>
              <table:table-cell office:value-type="float" office:value="43113.7013888889">
                <text:p>43113.7013888889</text:p>
              </table:table-cell>
              <table:table-cell office:value-type="float" office:value="43113.7013888889">
                <text:p>43113.7013888889</text:p>
              </table:table-cell>
              <table:table-cell office:value-type="float" office:value="10.44">
                <text:p>10.44</text:p>
              </table:table-cell>
              <table:table-cell office:value-type="float" office:value="10.2187430410201">
                <text:p>10.2187430410201</text:p>
              </table:table-cell>
              <table:table-cell office:value-type="float" office:value="10.2113405372979">
                <text:p>10.2113405372979</text:p>
              </table:table-cell>
              <table:table-cell office:value-type="float" office:value="10.2159793709873">
                <text:p>10.2159793709873</text:p>
              </table:table-cell>
              <table:table-cell office:value-type="float" office:value="10.2083973239375">
                <text:p>10.2083973239375</text:p>
              </table:table-cell>
            </table:table-row>
            <table:table-row>
              <table:table-cell office:value-type="float" office:value="43113.7048611111">
                <text:p>43113.7048611111</text:p>
              </table:table-cell>
              <table:table-cell office:value-type="float" office:value="43113.7048611111">
                <text:p>43113.7048611111</text:p>
              </table:table-cell>
              <table:table-cell office:value-type="float" office:value="10.39">
                <text:p>10.39</text:p>
              </table:table-cell>
              <table:table-cell office:value-type="float" office:value="10.2190470067451">
                <text:p>10.2190470067451</text:p>
              </table:table-cell>
              <table:table-cell office:value-type="float" office:value="10.2122447195913">
                <text:p>10.2122447195913</text:p>
              </table:table-cell>
              <table:table-cell office:value-type="float" office:value="10.2162129516823">
                <text:p>10.2162129516823</text:p>
              </table:table-cell>
              <table:table-cell office:value-type="float" office:value="10.2125658884397">
                <text:p>10.2125658884397</text:p>
              </table:table-cell>
            </table:table-row>
            <table:table-row>
              <table:table-cell office:value-type="float" office:value="43113.7083333333">
                <text:p>43113.7083333333</text:p>
              </table:table-cell>
              <table:table-cell office:value-type="float" office:value="43113.7083333333">
                <text:p>43113.7083333333</text:p>
              </table:table-cell>
              <table:table-cell office:value-type="float" office:value="10.39">
                <text:p>10.39</text:p>
              </table:table-cell>
              <table:table-cell office:value-type="float" office:value="10.2201422405189">
                <text:p>10.2201422405189</text:p>
              </table:table-cell>
              <table:table-cell office:value-type="float" office:value="10.2128993994975">
                <text:p>10.2128993994975</text:p>
              </table:table-cell>
              <table:table-cell office:value-type="float" office:value="10.2155501333861">
                <text:p>10.2155501333861</text:p>
              </table:table-cell>
              <table:table-cell office:value-type="float" office:value="10.2170196464944">
                <text:p>10.2170196464944</text:p>
              </table:table-cell>
            </table:table-row>
            <table:table-row>
              <table:table-cell office:value-type="float" office:value="43113.7118055556">
                <text:p>43113.7118055556</text:p>
              </table:table-cell>
              <table:table-cell office:value-type="float" office:value="43113.7118055556">
                <text:p>43113.7118055556</text:p>
              </table:table-cell>
              <table:table-cell office:value-type="float" office:value="10.43">
                <text:p>10.43</text:p>
              </table:table-cell>
              <table:table-cell office:value-type="float" office:value="10.2195579228789">
                <text:p>10.2195579228789</text:p>
              </table:table-cell>
              <table:table-cell office:value-type="float" office:value="10.2123518698273">
                <text:p>10.2123518698273</text:p>
              </table:table-cell>
              <table:table-cell office:value-type="float" office:value="10.2147829061207">
                <text:p>10.2147829061207</text:p>
              </table:table-cell>
              <table:table-cell office:value-type="float" office:value="10.2171972499087">
                <text:p>10.2171972499087</text:p>
              </table:table-cell>
            </table:table-row>
            <table:table-row>
              <table:table-cell office:value-type="float" office:value="43113.7152777778">
                <text:p>43113.7152777778</text:p>
              </table:table-cell>
              <table:table-cell office:value-type="float" office:value="43113.7152777778">
                <text:p>43113.7152777778</text:p>
              </table:table-cell>
              <table:table-cell office:value-type="float" office:value="10.43">
                <text:p>10.43</text:p>
              </table:table-cell>
              <table:table-cell office:value-type="float" office:value="10.2197825393192">
                <text:p>10.2197825393192</text:p>
              </table:table-cell>
              <table:table-cell office:value-type="float" office:value="10.2130607239009">
                <text:p>10.2130607239009</text:p>
              </table:table-cell>
              <table:table-cell office:value-type="float" office:value="10.2157604778357">
                <text:p>10.2157604778357</text:p>
              </table:table-cell>
              <table:table-cell office:value-type="float" office:value="10.2175967135079">
                <text:p>10.2175967135079</text:p>
              </table:table-cell>
            </table:table-row>
            <table:table-row>
              <table:table-cell office:value-type="float" office:value="43113.71875">
                <text:p>43113.71875</text:p>
              </table:table-cell>
              <table:table-cell office:value-type="float" office:value="43113.71875">
                <text:p>43113.71875</text:p>
              </table:table-cell>
              <table:table-cell office:value-type="float" office:value="10.37">
                <text:p>10.37</text:p>
              </table:table-cell>
              <table:table-cell office:value-type="float" office:value="10.219346216721">
                <text:p>10.219346216721</text:p>
              </table:table-cell>
              <table:table-cell office:value-type="float" office:value="10.2124389201156">
                <text:p>10.2124389201156</text:p>
              </table:table-cell>
              <table:table-cell office:value-type="float" office:value="10.2151126730516">
                <text:p>10.2151126730516</text:p>
              </table:table-cell>
              <table:table-cell office:value-type="float" office:value="10.2175773419458">
                <text:p>10.2175773419458</text:p>
              </table:table-cell>
            </table:table-row>
            <table:table-row>
              <table:table-cell office:value-type="float" office:value="43113.7222222222">
                <text:p>43113.7222222222</text:p>
              </table:table-cell>
              <table:table-cell office:value-type="float" office:value="43113.7222222222">
                <text:p>43113.7222222222</text:p>
              </table:table-cell>
              <table:table-cell office:value-type="float" office:value="10.32">
                <text:p>10.32</text:p>
              </table:table-cell>
              <table:table-cell office:value-type="float" office:value="10.2222860334613">
                <text:p>10.2222860334613</text:p>
              </table:table-cell>
              <table:table-cell office:value-type="float" office:value="10.2151481075523">
                <text:p>10.2151481075523</text:p>
              </table:table-cell>
              <table:table-cell office:value-type="float" office:value="10.2185396942564">
                <text:p>10.2185396942564</text:p>
              </table:table-cell>
              <table:table-cell office:value-type="float" office:value="10.2229025634263">
                <text:p>10.2229025634263</text:p>
              </table:table-cell>
            </table:table-row>
            <table:table-row>
              <table:table-cell office:value-type="float" office:value="43113.7256944445">
                <text:p>43113.7256944445</text:p>
              </table:table-cell>
              <table:table-cell office:value-type="float" office:value="43113.7256944445">
                <text:p>43113.7256944445</text:p>
              </table:table-cell>
              <table:table-cell office:value-type="float" office:value="10.28">
                <text:p>10.28</text:p>
              </table:table-cell>
              <table:table-cell office:value-type="float" office:value="10.2235688367739">
                <text:p>10.2235688367739</text:p>
              </table:table-cell>
              <table:table-cell office:value-type="float" office:value="10.2166067085295">
                <text:p>10.2166067085295</text:p>
              </table:table-cell>
              <table:table-cell office:value-type="float" office:value="10.218391510913">
                <text:p>10.218391510913</text:p>
              </table:table-cell>
              <table:table-cell office:value-type="float" office:value="10.2248630801386">
                <text:p>10.2248630801386</text:p>
              </table:table-cell>
            </table:table-row>
            <table:table-row>
              <table:table-cell office:value-type="float" office:value="43113.7291666667">
                <text:p>43113.7291666667</text:p>
              </table:table-cell>
              <table:table-cell office:value-type="float" office:value="43113.7291666667">
                <text:p>43113.7291666667</text:p>
              </table:table-cell>
              <table:table-cell office:value-type="float" office:value="10.28">
                <text:p>10.28</text:p>
              </table:table-cell>
              <table:table-cell office:value-type="float" office:value="10.2232092183702">
                <text:p>10.2232092183702</text:p>
              </table:table-cell>
              <table:table-cell office:value-type="float" office:value="10.2162488655614">
                <text:p>10.2162488655614</text:p>
              </table:table-cell>
              <table:table-cell office:value-type="float" office:value="10.2185832343551">
                <text:p>10.2185832343551</text:p>
              </table:table-cell>
              <table:table-cell office:value-type="float" office:value="10.2248273118238">
                <text:p>10.2248273118238</text:p>
              </table:table-cell>
            </table:table-row>
            <table:table-row>
              <table:table-cell office:value-type="float" office:value="43113.7326388889">
                <text:p>43113.7326388889</text:p>
              </table:table-cell>
              <table:table-cell office:value-type="float" office:value="43113.7326388889">
                <text:p>43113.7326388889</text:p>
              </table:table-cell>
              <table:table-cell office:value-type="float" office:value="10.28">
                <text:p>10.28</text:p>
              </table:table-cell>
              <table:table-cell office:value-type="float" office:value="10.2232080876482">
                <text:p>10.2232080876482</text:p>
              </table:table-cell>
              <table:table-cell office:value-type="float" office:value="10.2160737167893">
                <text:p>10.2160737167893</text:p>
              </table:table-cell>
              <table:table-cell office:value-type="float" office:value="10.2188223230814">
                <text:p>10.2188223230814</text:p>
              </table:table-cell>
              <table:table-cell office:value-type="float" office:value="10.2261875209906">
                <text:p>10.2261875209906</text:p>
              </table:table-cell>
            </table:table-row>
            <table:table-row>
              <table:table-cell office:value-type="float" office:value="43113.7361111111">
                <text:p>43113.7361111111</text:p>
              </table:table-cell>
              <table:table-cell office:value-type="float" office:value="43113.7361111111">
                <text:p>43113.7361111111</text:p>
              </table:table-cell>
              <table:table-cell office:value-type="float" office:value="10.26">
                <text:p>10.26</text:p>
              </table:table-cell>
              <table:table-cell office:value-type="float" office:value="10.2237780184757">
                <text:p>10.2237780184757</text:p>
              </table:table-cell>
              <table:table-cell office:value-type="float" office:value="10.2173402208308">
                <text:p>10.2173402208308</text:p>
              </table:table-cell>
              <table:table-cell office:value-type="float" office:value="10.2184824587647">
                <text:p>10.2184824587647</text:p>
              </table:table-cell>
              <table:table-cell office:value-type="float" office:value="10.2277971351744">
                <text:p>10.2277971351744</text:p>
              </table:table-cell>
            </table:table-row>
            <table:table-row>
              <table:table-cell office:value-type="float" office:value="43113.7395833333">
                <text:p>43113.7395833333</text:p>
              </table:table-cell>
              <table:table-cell office:value-type="float" office:value="43113.7395833333">
                <text:p>43113.7395833333</text:p>
              </table:table-cell>
              <table:table-cell office:value-type="float" office:value="10.25">
                <text:p>10.25</text:p>
              </table:table-cell>
              <table:table-cell office:value-type="float" office:value="10.2248601051466">
                <text:p>10.2248601051466</text:p>
              </table:table-cell>
              <table:table-cell office:value-type="float" office:value="10.2183967647322">
                <text:p>10.2183967647322</text:p>
              </table:table-cell>
              <table:table-cell office:value-type="float" office:value="10.2187515362554">
                <text:p>10.2187515362554</text:p>
              </table:table-cell>
              <table:table-cell office:value-type="float" office:value="10.2290283230941">
                <text:p>10.2290283230941</text:p>
              </table:table-cell>
            </table:table-row>
            <table:table-row>
              <table:table-cell office:value-type="float" office:value="43113.7430555556">
                <text:p>43113.7430555556</text:p>
              </table:table-cell>
              <table:table-cell office:value-type="float" office:value="43113.7430555556">
                <text:p>43113.7430555556</text:p>
              </table:table-cell>
              <table:table-cell office:value-type="float" office:value="10.25">
                <text:p>10.25</text:p>
              </table:table-cell>
              <table:table-cell office:value-type="float" office:value="10.2251795823183">
                <text:p>10.2251795823183</text:p>
              </table:table-cell>
              <table:table-cell office:value-type="float" office:value="10.2186611327611">
                <text:p>10.2186611327611</text:p>
              </table:table-cell>
              <table:table-cell office:value-type="float" office:value="10.2181269920233">
                <text:p>10.2181269920233</text:p>
              </table:table-cell>
              <table:table-cell office:value-type="float" office:value="10.2297564820367">
                <text:p>10.2297564820367</text:p>
              </table:table-cell>
            </table:table-row>
            <table:table-row>
              <table:table-cell office:value-type="float" office:value="43113.7534722222">
                <text:p>43113.7534722222</text:p>
              </table:table-cell>
              <table:table-cell office:value-type="float" office:value="43113.7534722222">
                <text:p>43113.7534722222</text:p>
              </table:table-cell>
              <table:table-cell office:value-type="float" office:value="10.26">
                <text:p>10.26</text:p>
              </table:table-cell>
              <table:table-cell office:value-type="float" office:value="10.2256847241376">
                <text:p>10.2256847241376</text:p>
              </table:table-cell>
              <table:table-cell office:value-type="float" office:value="10.2194597445196">
                <text:p>10.2194597445196</text:p>
              </table:table-cell>
              <table:table-cell office:value-type="float" office:value="10.2186656120815">
                <text:p>10.2186656120815</text:p>
              </table:table-cell>
              <table:table-cell office:value-type="float" office:value="10.2307448200033">
                <text:p>10.2307448200033</text:p>
              </table:table-cell>
            </table:table-row>
            <table:table-row>
              <table:table-cell office:value-type="float" office:value="43113.7569444444">
                <text:p>43113.7569444444</text:p>
              </table:table-cell>
              <table:table-cell office:value-type="float" office:value="43113.7569444444">
                <text:p>43113.7569444444</text:p>
              </table:table-cell>
              <table:table-cell office:value-type="float" office:value="10.26">
                <text:p>10.26</text:p>
              </table:table-cell>
              <table:table-cell office:value-type="float" office:value="10.2255903432858">
                <text:p>10.2255903432858</text:p>
              </table:table-cell>
              <table:table-cell office:value-type="float" office:value="10.219286205011">
                <text:p>10.219286205011</text:p>
              </table:table-cell>
              <table:table-cell office:value-type="float" office:value="10.2182734125922">
                <text:p>10.2182734125922</text:p>
              </table:table-cell>
              <table:table-cell office:value-type="float" office:value="10.2312860464678">
                <text:p>10.2312860464678</text:p>
              </table:table-cell>
            </table:table-row>
            <table:table-row>
              <table:table-cell office:value-type="float" office:value="43113.7604166667">
                <text:p>43113.7604166667</text:p>
              </table:table-cell>
              <table:table-cell office:value-type="float" office:value="43113.7604166667">
                <text:p>43113.7604166667</text:p>
              </table:table-cell>
              <table:table-cell office:value-type="float" office:value="10.23">
                <text:p>10.23</text:p>
              </table:table-cell>
              <table:table-cell office:value-type="float" office:value="10.2261881717915">
                <text:p>10.2261881717915</text:p>
              </table:table-cell>
              <table:table-cell office:value-type="float" office:value="10.2200813622701">
                <text:p>10.2200813622701</text:p>
              </table:table-cell>
              <table:table-cell office:value-type="float" office:value="10.2171738970287">
                <text:p>10.2171738970287</text:p>
              </table:table-cell>
              <table:table-cell office:value-type="float" office:value="10.2321230738633">
                <text:p>10.2321230738633</text:p>
              </table:table-cell>
            </table:table-row>
            <table:table-row>
              <table:table-cell office:value-type="float" office:value="43113.7638888889">
                <text:p>43113.7638888889</text:p>
              </table:table-cell>
              <table:table-cell office:value-type="float" office:value="43113.7638888889">
                <text:p>43113.7638888889</text:p>
              </table:table-cell>
              <table:table-cell office:value-type="float" office:value="10.23">
                <text:p>10.23</text:p>
              </table:table-cell>
              <table:table-cell office:value-type="float" office:value="10.2260074127834">
                <text:p>10.2260074127834</text:p>
              </table:table-cell>
              <table:table-cell office:value-type="float" office:value="10.2199034126902">
                <text:p>10.2199034126902</text:p>
              </table:table-cell>
              <table:table-cell office:value-type="float" office:value="10.2170273278307">
                <text:p>10.2170273278307</text:p>
              </table:table-cell>
              <table:table-cell office:value-type="float" office:value="10.2319043126208">
                <text:p>10.2319043126208</text:p>
              </table:table-cell>
            </table:table-row>
            <table:table-row>
              <table:table-cell office:value-type="float" office:value="43113.7673611111">
                <text:p>43113.7673611111</text:p>
              </table:table-cell>
              <table:table-cell office:value-type="float" office:value="43113.7673611111">
                <text:p>43113.7673611111</text:p>
              </table:table-cell>
              <table:table-cell office:value-type="float" office:value="10.23">
                <text:p>10.23</text:p>
              </table:table-cell>
              <table:table-cell office:value-type="float" office:value="10.2256550513848">
                <text:p>10.2256550513848</text:p>
              </table:table-cell>
              <table:table-cell office:value-type="float" office:value="10.2198657482553">
                <text:p>10.2198657482553</text:p>
              </table:table-cell>
              <table:table-cell office:value-type="float" office:value="10.2169427955886">
                <text:p>10.2169427955886</text:p>
              </table:table-cell>
              <table:table-cell office:value-type="float" office:value="10.2314810410599">
                <text:p>10.2314810410599</text:p>
              </table:table-cell>
            </table:table-row>
            <table:table-row>
              <table:table-cell office:value-type="float" office:value="43113.7708333333">
                <text:p>43113.7708333333</text:p>
              </table:table-cell>
              <table:table-cell office:value-type="float" office:value="43113.7708333333">
                <text:p>43113.7708333333</text:p>
              </table:table-cell>
              <table:table-cell office:value-type="float" office:value="10.23">
                <text:p>10.23</text:p>
              </table:table-cell>
              <table:table-cell office:value-type="float" office:value="10.2255970533236">
                <text:p>10.2255970533236</text:p>
              </table:table-cell>
              <table:table-cell office:value-type="float" office:value="10.2198095521917">
                <text:p>10.2198095521917</text:p>
              </table:table-cell>
              <table:table-cell office:value-type="float" office:value="10.2168410386677">
                <text:p>10.2168410386677</text:p>
              </table:table-cell>
              <table:table-cell office:value-type="float" office:value="10.2313992693023">
                <text:p>10.2313992693023</text:p>
              </table:table-cell>
            </table:table-row>
            <table:table-row>
              <table:table-cell office:value-type="float" office:value="43113.7743055556">
                <text:p>43113.7743055556</text:p>
              </table:table-cell>
              <table:table-cell office:value-type="float" office:value="43113.7743055556">
                <text:p>43113.7743055556</text:p>
              </table:table-cell>
              <table:table-cell office:value-type="float" office:value="10.24">
                <text:p>10.24</text:p>
              </table:table-cell>
              <table:table-cell office:value-type="float" office:value="10.2252448687624">
                <text:p>10.2252448687624</text:p>
              </table:table-cell>
              <table:table-cell office:value-type="float" office:value="10.2195483007211">
                <text:p>10.2195483007211</text:p>
              </table:table-cell>
              <table:table-cell office:value-type="float" office:value="10.2165510595782">
                <text:p>10.2165510595782</text:p>
              </table:table-cell>
              <table:table-cell office:value-type="float" office:value="10.2311993527086">
                <text:p>10.2311993527086</text:p>
              </table:table-cell>
            </table:table-row>
            <table:table-row>
              <table:table-cell office:value-type="float" office:value="43113.7777777778">
                <text:p>43113.7777777778</text:p>
              </table:table-cell>
              <table:table-cell office:value-type="float" office:value="43113.7777777778">
                <text:p>43113.7777777778</text:p>
              </table:table-cell>
              <table:table-cell office:value-type="float" office:value="10.24">
                <text:p>10.24</text:p>
              </table:table-cell>
              <table:table-cell office:value-type="float" office:value="10.2252538826497">
                <text:p>10.2252538826497</text:p>
              </table:table-cell>
              <table:table-cell office:value-type="float" office:value="10.2195937596946">
                <text:p>10.2195937596946</text:p>
              </table:table-cell>
              <table:table-cell office:value-type="float" office:value="10.2165574720844">
                <text:p>10.2165574720844</text:p>
              </table:table-cell>
              <table:table-cell office:value-type="float" office:value="10.2309359124745">
                <text:p>10.2309359124745</text:p>
              </table:table-cell>
            </table:table-row>
            <table:table-row>
              <table:table-cell office:value-type="float" office:value="43113.7916666667">
                <text:p>43113.7916666667</text:p>
              </table:table-cell>
              <table:table-cell office:value-type="float" office:value="43113.7916666667">
                <text:p>43113.7916666667</text:p>
              </table:table-cell>
              <table:table-cell office:value-type="float" office:value="10.24">
                <text:p>10.24</text:p>
              </table:table-cell>
              <table:table-cell office:value-type="float" office:value="10.2251763169959">
                <text:p>10.2251763169959</text:p>
              </table:table-cell>
              <table:table-cell office:value-type="float" office:value="10.2194826615437">
                <text:p>10.2194826615437</text:p>
              </table:table-cell>
              <table:table-cell office:value-type="float" office:value="10.2165686344271">
                <text:p>10.2165686344271</text:p>
              </table:table-cell>
              <table:table-cell office:value-type="float" office:value="10.2307257962298">
                <text:p>10.2307257962298</text:p>
              </table:table-cell>
            </table:table-row>
            <table:table-row>
              <table:table-cell office:value-type="float" office:value="43113.8020833333">
                <text:p>43113.8020833333</text:p>
              </table:table-cell>
              <table:table-cell office:value-type="float" office:value="43113.8020833333">
                <text:p>43113.8020833333</text:p>
              </table:table-cell>
              <table:table-cell office:value-type="float" office:value="10.24">
                <text:p>10.24</text:p>
              </table:table-cell>
              <table:table-cell office:value-type="float" office:value="10.2257264458528">
                <text:p>10.2257264458528</text:p>
              </table:table-cell>
              <table:table-cell office:value-type="float" office:value="10.2204009601383">
                <text:p>10.2204009601383</text:p>
              </table:table-cell>
              <table:table-cell office:value-type="float" office:value="10.2168533969889">
                <text:p>10.2168533969889</text:p>
              </table:table-cell>
              <table:table-cell office:value-type="float" office:value="10.2318911450571">
                <text:p>10.2318911450571</text:p>
              </table:table-cell>
            </table:table-row>
            <table:table-row>
              <table:table-cell office:value-type="float" office:value="43113.8333333333">
                <text:p>43113.8333333333</text:p>
              </table:table-cell>
              <table:table-cell office:value-type="float" office:value="43113.8333333333">
                <text:p>43113.8333333333</text:p>
              </table:table-cell>
              <table:table-cell office:value-type="float" office:value="10.23">
                <text:p>10.23</text:p>
              </table:table-cell>
              <table:table-cell office:value-type="float" office:value="10.2251994626657">
                <text:p>10.2251994626657</text:p>
              </table:table-cell>
              <table:table-cell office:value-type="float" office:value="10.2199781280412">
                <text:p>10.2199781280412</text:p>
              </table:table-cell>
              <table:table-cell office:value-type="float" office:value="10.2171541331805">
                <text:p>10.2171541331805</text:p>
              </table:table-cell>
              <table:table-cell office:value-type="float" office:value="10.2319512328557">
                <text:p>10.23195123285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131cm" svg:height="20.959cm" xlink:href=".." xlink:type="simple" chart:class="chart:scatter" chart:style-name="ch1">
        <chart:legend chart:legend-position="end" svg:x="21.982cm" svg:y="7.939cm" style:legend-expansion="high" chart:style-name="ch2"/>
        <chart:plot-area chart:style-name="ch3" table:cell-range-address="horáček.C2:horáček.M54 horáček.D1:horáček.M1" chart:data-source-has-labels="row" svg:x="0.522cm" svg:y="0.419cm" svg:width="20.938cm" svg:height="20.121cm">
          <chart:coordinate-region svg:x="1.434cm" svg:y="0.618cm" svg:width="19.747cm" svg:height="19.2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ráček.D2:horáček.D54" chart:label-cell-address="horáček.D1:horáček.D1" chart:class="chart:scatter">
            <chart:domain table:cell-range-address="horáček.C2:horáček.C54"/>
            <chart:data-point chart:repeated="53"/>
          </chart:series>
          <chart:series chart:style-name="ch8" chart:values-cell-range-address="horáček.E2:horáček.E54" chart:label-cell-address="horáček.E1:horáček.E1" chart:class="chart:scatter">
            <chart:data-point chart:repeated="53"/>
          </chart:series>
          <chart:series chart:style-name="ch9" chart:values-cell-range-address="horáček.F2:horáček.F54" chart:label-cell-address="horáček.F1:horáček.F1" chart:class="chart:scatter">
            <chart:data-point chart:repeated="53"/>
          </chart:series>
          <chart:series chart:style-name="ch10" chart:values-cell-range-address="horáček.G2:horáček.G54" chart:label-cell-address="horáček.G1:horáček.G1" chart:class="chart:scatter">
            <chart:data-point chart:repeated="53"/>
          </chart:series>
          <chart:series chart:style-name="ch11" chart:values-cell-range-address="horáček.H2:horáček.H54" chart:label-cell-address="horáček.H1:horáček.H1" chart:class="chart:scatter">
            <chart:data-point chart:repeated="53"/>
          </chart:series>
          <chart:series chart:style-name="ch12" chart:values-cell-range-address="horáček.I2:horáček.I54" chart:label-cell-address="horáček.I1:horáček.I1" chart:class="chart:scatter">
            <chart:data-point chart:repeated="53"/>
          </chart:series>
          <chart:series chart:style-name="ch13" chart:values-cell-range-address="horáček.J2:horáček.J54" chart:label-cell-address="horáček.J1:horáček.J1" chart:class="chart:scatter">
            <chart:data-point chart:repeated="53"/>
          </chart:series>
          <chart:series chart:style-name="ch14" chart:values-cell-range-address="horáček.K2:horáček.K54" chart:label-cell-address="horáček.K1:horáček.K1" chart:class="chart:scatter">
            <chart:data-point chart:repeated="53"/>
          </chart:series>
          <chart:series chart:style-name="ch15" chart:values-cell-range-address="horáček.L2:horáček.L54" chart:label-cell-address="horáček.L1:horáček.L1" chart:class="chart:scatter">
            <chart:data-point chart:repeated="53"/>
          </chart:series>
          <chart:series chart:style-name="ch16" chart:values-cell-range-address="horáček.M2:horáček.M54" chart:label-cell-address="horáček.M1:horáček.M1" chart:class="chart:scatter">
            <chart:data-point chart:repeated="5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horáček.D1:horáček.D1</svg:desc>
                </draw:g>
              </table:table-cell>
              <table:table-cell office:value-type="string">
                <text:p>group5</text:p>
                <draw:g>
                  <svg:desc>horáček.E1:horáček.E1</svg:desc>
                </draw:g>
              </table:table-cell>
              <table:table-cell office:value-type="string">
                <text:p>group9</text:p>
                <draw:g>
                  <svg:desc>horáček.F1:horáček.F1</svg:desc>
                </draw:g>
              </table:table-cell>
              <table:table-cell office:value-type="string">
                <text:p>closest</text:p>
                <draw:g>
                  <svg:desc>horáček.G1:horáček.G1</svg:desc>
                </draw:g>
              </table:table-cell>
              <table:table-cell office:value-type="string">
                <text:p>naive</text:p>
                <draw:g>
                  <svg:desc>horáček.H1:horáček.H1</svg:desc>
                </draw:g>
              </table:table-cell>
              <table:table-cell office:value-type="string">
                <text:p>closest.v1.1</text:p>
                <draw:g>
                  <svg:desc>horáček.I1:horáček.I1</svg:desc>
                </draw:g>
              </table:table-cell>
              <table:table-cell office:value-type="string">
                <text:p>results</text:p>
                <draw:g>
                  <svg:desc>horáček.J1:horáček.J1</svg:desc>
                </draw:g>
              </table:table-cell>
              <table:table-cell office:value-type="string">
                <text:p>closest.v1.1_2021</text:p>
                <draw:g>
                  <svg:desc>horáček.K1:horáček.K1</svg:desc>
                </draw:g>
              </table:table-cell>
              <table:table-cell office:value-type="string">
                <text:p>group9_2021</text:p>
                <draw:g>
                  <svg:desc>horáček.L1:horáček.L1</svg:desc>
                </draw:g>
              </table:table-cell>
              <table:table-cell office:value-type="string">
                <text:p>group5_2021</text:p>
                <draw:g>
                  <svg:desc>horáček.M1:horáček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horáček.C2:horáček.C54</svg:desc>
                </draw:g>
              </table:table-cell>
              <table:table-cell office:value-type="float" office:value="11.65">
                <text:p>11.65</text:p>
                <draw:g>
                  <svg:desc>horáček.D2:horáček.D54</svg:desc>
                </draw:g>
              </table:table-cell>
              <table:table-cell office:value-type="float" office:value="8.64108447494517">
                <text:p>8.64108447494517</text:p>
                <draw:g>
                  <svg:desc>horáček.E2:horáček.E54</svg:desc>
                </draw:g>
              </table:table-cell>
              <table:table-cell office:value-type="float" office:value="NaN">
                <text:p>NaN</text:p>
                <draw:g>
                  <svg:desc>horáček.F2:horáček.F54</svg:desc>
                </draw:g>
              </table:table-cell>
              <table:table-cell office:value-type="float" office:value="8.99631145934497">
                <text:p>8.99631145934497</text:p>
                <draw:g>
                  <svg:desc>horáček.G2:horáček.G54</svg:desc>
                </draw:g>
              </table:table-cell>
              <table:table-cell office:value-type="float" office:value="9.52380952380952">
                <text:p>9.52380952380952</text:p>
                <draw:g>
                  <svg:desc>horáček.H2:horáček.H54</svg:desc>
                </draw:g>
              </table:table-cell>
              <table:table-cell office:value-type="float" office:value="8.9963410344998">
                <text:p>8.9963410344998</text:p>
                <draw:g>
                  <svg:desc>horáček.I2:horáček.I54</svg:desc>
                </draw:g>
              </table:table-cell>
              <table:table-cell office:value-type="float" office:value="9.18">
                <text:p>9.18</text:p>
                <draw:g>
                  <svg:desc>horáček.J2:horáček.J54</svg:desc>
                </draw:g>
              </table:table-cell>
              <table:table-cell office:value-type="float" office:value="NaN">
                <text:p>NaN</text:p>
                <draw:g>
                  <svg:desc>horáček.K2:horáček.K54</svg:desc>
                </draw:g>
              </table:table-cell>
              <table:table-cell office:value-type="float" office:value="NaN">
                <text:p>NaN</text:p>
                <draw:g>
                  <svg:desc>horáček.L2:horáček.L54</svg:desc>
                </draw:g>
              </table:table-cell>
              <table:table-cell office:value-type="float" office:value="9.71914376524646">
                <text:p>9.71914376524646</text:p>
                <draw:g>
                  <svg:desc>horáček.M2:horáček.M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9.27">
                <text:p>9.27</text:p>
              </table:table-cell>
              <table:table-cell office:value-type="float" office:value="7.9094074217799">
                <text:p>7.9094074217799</text:p>
              </table:table-cell>
              <table:table-cell office:value-type="float" office:value="7.89967841527758">
                <text:p>7.89967841527758</text:p>
              </table:table-cell>
              <table:table-cell office:value-type="float" office:value="8.44742969210023">
                <text:p>8.44742969210023</text:p>
              </table:table-cell>
              <table:table-cell office:value-type="float" office:value="8.00410946110021">
                <text:p>8.00410946110021</text:p>
              </table:table-cell>
              <table:table-cell office:value-type="float" office:value="8.4473986077732">
                <text:p>8.447398607773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41154681261641">
                <text:p>8.41154681261641</text:p>
              </table:table-cell>
              <table:table-cell office:value-type="float" office:value="8.42628969508231">
                <text:p>8.42628969508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9.9">
                <text:p>9.9</text:p>
              </table:table-cell>
              <table:table-cell office:value-type="float" office:value="8.99103742260844">
                <text:p>8.99103742260844</text:p>
              </table:table-cell>
              <table:table-cell office:value-type="float" office:value="8.88970544816279">
                <text:p>8.88970544816279</text:p>
              </table:table-cell>
              <table:table-cell office:value-type="float" office:value="9.12558653518387">
                <text:p>9.12558653518387</text:p>
              </table:table-cell>
              <table:table-cell office:value-type="float" office:value="8.39182392580451">
                <text:p>8.39182392580451</text:p>
              </table:table-cell>
              <table:table-cell office:value-type="float" office:value="9.12547735033933">
                <text:p>9.1254773503393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59416589994098">
                <text:p>8.59416589994098</text:p>
              </table:table-cell>
              <table:table-cell office:value-type="float" office:value="8.59500013927856">
                <text:p>8.5950001392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10.03">
                <text:p>10.03</text:p>
              </table:table-cell>
              <table:table-cell office:value-type="float" office:value="9.05089110193619">
                <text:p>9.05089110193619</text:p>
              </table:table-cell>
              <table:table-cell office:value-type="float" office:value="9.0285277149056">
                <text:p>9.0285277149056</text:p>
              </table:table-cell>
              <table:table-cell office:value-type="float" office:value="9.20208378245903">
                <text:p>9.20208378245903</text:p>
              </table:table-cell>
              <table:table-cell office:value-type="float" office:value="8.47680788510755">
                <text:p>8.47680788510755</text:p>
              </table:table-cell>
              <table:table-cell office:value-type="float" office:value="9.201167776914">
                <text:p>9.20116777691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73921449957203">
                <text:p>8.73921449957203</text:p>
              </table:table-cell>
              <table:table-cell office:value-type="float" office:value="8.72327172805271">
                <text:p>8.72327172805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9.98">
                <text:p>9.98</text:p>
              </table:table-cell>
              <table:table-cell office:value-type="float" office:value="9.10319086282866">
                <text:p>9.10319086282866</text:p>
              </table:table-cell>
              <table:table-cell office:value-type="float" office:value="9.03029579965178">
                <text:p>9.03029579965178</text:p>
              </table:table-cell>
              <table:table-cell office:value-type="float" office:value="9.16463227098831">
                <text:p>9.16463227098831</text:p>
              </table:table-cell>
              <table:table-cell office:value-type="float" office:value="8.50959680535875">
                <text:p>8.50959680535875</text:p>
              </table:table-cell>
              <table:table-cell office:value-type="float" office:value="9.16319754409117">
                <text:p>9.16319754409117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77464038101337">
                <text:p>8.77464038101337</text:p>
              </table:table-cell>
              <table:table-cell office:value-type="float" office:value="8.75631463207204">
                <text:p>8.7563146320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10.04">
                <text:p>10.04</text:p>
              </table:table-cell>
              <table:table-cell office:value-type="float" office:value="9.11508700242523">
                <text:p>9.11508700242523</text:p>
              </table:table-cell>
              <table:table-cell office:value-type="float" office:value="9.05895433454208">
                <text:p>9.05895433454208</text:p>
              </table:table-cell>
              <table:table-cell office:value-type="float" office:value="9.17062463438903">
                <text:p>9.17062463438903</text:p>
              </table:table-cell>
              <table:table-cell office:value-type="float" office:value="8.56583342932842">
                <text:p>8.56583342932842</text:p>
              </table:table-cell>
              <table:table-cell office:value-type="float" office:value="9.1685289241938">
                <text:p>9.168528924193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83416284476116">
                <text:p>8.83416284476116</text:p>
              </table:table-cell>
              <table:table-cell office:value-type="float" office:value="8.8015408909696">
                <text:p>8.8015408909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10.08">
                <text:p>10.08</text:p>
              </table:table-cell>
              <table:table-cell office:value-type="float" office:value="9.1172200914468">
                <text:p>9.1172200914468</text:p>
              </table:table-cell>
              <table:table-cell office:value-type="float" office:value="9.0779414030441">
                <text:p>9.0779414030441</text:p>
              </table:table-cell>
              <table:table-cell office:value-type="float" office:value="9.18329154211807">
                <text:p>9.18329154211807</text:p>
              </table:table-cell>
              <table:table-cell office:value-type="float" office:value="8.64564786005048">
                <text:p>8.64564786005048</text:p>
              </table:table-cell>
              <table:table-cell office:value-type="float" office:value="9.18121151408032">
                <text:p>9.1812115140803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0274026181685">
                <text:p>8.90274026181685</text:p>
              </table:table-cell>
              <table:table-cell office:value-type="float" office:value="8.88293038549038">
                <text:p>8.88293038549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10.1">
                <text:p>10.1</text:p>
              </table:table-cell>
              <table:table-cell office:value-type="float" office:value="9.13041601835027">
                <text:p>9.13041601835027</text:p>
              </table:table-cell>
              <table:table-cell office:value-type="float" office:value="9.09902686267612">
                <text:p>9.09902686267612</text:p>
              </table:table-cell>
              <table:table-cell office:value-type="float" office:value="9.18878954616471">
                <text:p>9.18878954616471</text:p>
              </table:table-cell>
              <table:table-cell office:value-type="float" office:value="8.7011340473372">
                <text:p>8.7011340473372</text:p>
              </table:table-cell>
              <table:table-cell office:value-type="float" office:value="9.18625273681193">
                <text:p>9.1862527368119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4626994766055">
                <text:p>8.94626994766055</text:p>
              </table:table-cell>
              <table:table-cell office:value-type="float" office:value="8.91364579545061">
                <text:p>8.9136457954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10.07">
                <text:p>10.07</text:p>
              </table:table-cell>
              <table:table-cell office:value-type="float" office:value="9.13711612259255">
                <text:p>9.13711612259255</text:p>
              </table:table-cell>
              <table:table-cell office:value-type="float" office:value="9.12129255092028">
                <text:p>9.12129255092028</text:p>
              </table:table-cell>
              <table:table-cell office:value-type="float" office:value="9.2161169312271">
                <text:p>9.2161169312271</text:p>
              </table:table-cell>
              <table:table-cell office:value-type="float" office:value="8.7399683753371">
                <text:p>8.7399683753371</text:p>
              </table:table-cell>
              <table:table-cell office:value-type="float" office:value="9.21213296027779">
                <text:p>9.2121329602777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8134786770522">
                <text:p>8.98134786770522</text:p>
              </table:table-cell>
              <table:table-cell office:value-type="float" office:value="8.95094986106868">
                <text:p>8.95094986106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9.98">
                <text:p>9.98</text:p>
              </table:table-cell>
              <table:table-cell office:value-type="float" office:value="9.10061392641052">
                <text:p>9.10061392641052</text:p>
              </table:table-cell>
              <table:table-cell office:value-type="float" office:value="9.09109233241669">
                <text:p>9.09109233241669</text:p>
              </table:table-cell>
              <table:table-cell office:value-type="float" office:value="9.19298894083343">
                <text:p>9.19298894083343</text:p>
              </table:table-cell>
              <table:table-cell office:value-type="float" office:value="8.73247270199163">
                <text:p>8.73247270199163</text:p>
              </table:table-cell>
              <table:table-cell office:value-type="float" office:value="9.18789065472989">
                <text:p>9.1878906547298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6195412470026">
                <text:p>8.96195412470026</text:p>
              </table:table-cell>
              <table:table-cell office:value-type="float" office:value="8.93377813779926">
                <text:p>8.93377813779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9.96">
                <text:p>9.96</text:p>
              </table:table-cell>
              <table:table-cell office:value-type="float" office:value="9.11572111622132">
                <text:p>9.11572111622132</text:p>
              </table:table-cell>
              <table:table-cell office:value-type="float" office:value="9.09824890294948">
                <text:p>9.09824890294948</text:p>
              </table:table-cell>
              <table:table-cell office:value-type="float" office:value="9.19346049533533">
                <text:p>9.19346049533533</text:p>
              </table:table-cell>
              <table:table-cell office:value-type="float" office:value="8.76991949964966">
                <text:p>8.76991949964966</text:p>
              </table:table-cell>
              <table:table-cell office:value-type="float" office:value="9.18745451872486">
                <text:p>9.1874545187248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8538688915488">
                <text:p>8.98538688915488</text:p>
              </table:table-cell>
              <table:table-cell office:value-type="float" office:value="8.95686103582503">
                <text:p>8.956861035825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9.93">
                <text:p>9.93</text:p>
              </table:table-cell>
              <table:table-cell office:value-type="float" office:value="9.10279299913229">
                <text:p>9.10279299913229</text:p>
              </table:table-cell>
              <table:table-cell office:value-type="float" office:value="9.09372801068544">
                <text:p>9.09372801068544</text:p>
              </table:table-cell>
              <table:table-cell office:value-type="float" office:value="9.15094240666843">
                <text:p>9.15094240666843</text:p>
              </table:table-cell>
              <table:table-cell office:value-type="float" office:value="8.79461740221234">
                <text:p>8.79461740221234</text:p>
              </table:table-cell>
              <table:table-cell office:value-type="float" office:value="9.14433486098274">
                <text:p>9.1443348609827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8.99484251965184">
                <text:p>8.99484251965184</text:p>
              </table:table-cell>
              <table:table-cell office:value-type="float" office:value="8.96924183596014">
                <text:p>8.96924183596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9.81">
                <text:p>9.81</text:p>
              </table:table-cell>
              <table:table-cell office:value-type="float" office:value="9.11095116088339">
                <text:p>9.11095116088339</text:p>
              </table:table-cell>
              <table:table-cell office:value-type="float" office:value="9.10132647618784">
                <text:p>9.10132647618784</text:p>
              </table:table-cell>
              <table:table-cell office:value-type="float" office:value="9.14237334235811">
                <text:p>9.14237334235811</text:p>
              </table:table-cell>
              <table:table-cell office:value-type="float" office:value="8.82614236919469">
                <text:p>8.82614236919469</text:p>
              </table:table-cell>
              <table:table-cell office:value-type="float" office:value="9.13546176983026">
                <text:p>9.1354617698302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1596695961685">
                <text:p>9.01596695961685</text:p>
              </table:table-cell>
              <table:table-cell office:value-type="float" office:value="8.99348192382131">
                <text:p>8.99348192382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9.74">
                <text:p>9.74</text:p>
              </table:table-cell>
              <table:table-cell office:value-type="float" office:value="9.11572309566428">
                <text:p>9.11572309566428</text:p>
              </table:table-cell>
              <table:table-cell office:value-type="float" office:value="9.10904132652182">
                <text:p>9.10904132652182</text:p>
              </table:table-cell>
              <table:table-cell office:value-type="float" office:value="9.14408965389423">
                <text:p>9.14408965389423</text:p>
              </table:table-cell>
              <table:table-cell office:value-type="float" office:value="8.85651659268525">
                <text:p>8.85651659268525</text:p>
              </table:table-cell>
              <table:table-cell office:value-type="float" office:value="9.13781589061109">
                <text:p>9.1378158906110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230586110197">
                <text:p>9.0230586110197</text:p>
              </table:table-cell>
              <table:table-cell office:value-type="float" office:value="9.01058401571017">
                <text:p>9.01058401571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9.63">
                <text:p>9.63</text:p>
              </table:table-cell>
              <table:table-cell office:value-type="float" office:value="9.13129571254166">
                <text:p>9.13129571254166</text:p>
              </table:table-cell>
              <table:table-cell office:value-type="float" office:value="9.12541948122061">
                <text:p>9.12541948122061</text:p>
              </table:table-cell>
              <table:table-cell office:value-type="float" office:value="9.17519133770931">
                <text:p>9.17519133770931</text:p>
              </table:table-cell>
              <table:table-cell office:value-type="float" office:value="8.89900587607119">
                <text:p>8.89900587607119</text:p>
              </table:table-cell>
              <table:table-cell office:value-type="float" office:value="9.16839448068844">
                <text:p>9.1683944806884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484524575867">
                <text:p>9.0484524575867</text:p>
              </table:table-cell>
              <table:table-cell office:value-type="float" office:value="9.03855927283859">
                <text:p>9.03855927283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9.63">
                <text:p>9.63</text:p>
              </table:table-cell>
              <table:table-cell office:value-type="float" office:value="9.13773837291295">
                <text:p>9.13773837291295</text:p>
              </table:table-cell>
              <table:table-cell office:value-type="float" office:value="9.13500716313216">
                <text:p>9.13500716313216</text:p>
              </table:table-cell>
              <table:table-cell office:value-type="float" office:value="9.18689786093747">
                <text:p>9.18689786093747</text:p>
              </table:table-cell>
              <table:table-cell office:value-type="float" office:value="8.9281921137657">
                <text:p>8.9281921137657</text:p>
              </table:table-cell>
              <table:table-cell office:value-type="float" office:value="9.18049846000243">
                <text:p>9.1804984600024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06786459356746">
                <text:p>9.06786459356746</text:p>
              </table:table-cell>
              <table:table-cell office:value-type="float" office:value="9.05725660071827">
                <text:p>9.05725660071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9.6">
                <text:p>9.6</text:p>
              </table:table-cell>
              <table:table-cell office:value-type="float" office:value="9.16202828961439">
                <text:p>9.16202828961439</text:p>
              </table:table-cell>
              <table:table-cell office:value-type="float" office:value="9.1583388069246">
                <text:p>9.1583388069246</text:p>
              </table:table-cell>
              <table:table-cell office:value-type="float" office:value="9.19576250055732">
                <text:p>9.19576250055732</text:p>
              </table:table-cell>
              <table:table-cell office:value-type="float" office:value="8.97549666601912">
                <text:p>8.97549666601912</text:p>
              </table:table-cell>
              <table:table-cell office:value-type="float" office:value="9.19077515190322">
                <text:p>9.1907751519032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0028175358537">
                <text:p>9.10028175358537</text:p>
              </table:table-cell>
              <table:table-cell office:value-type="float" office:value="9.0921420736701">
                <text:p>9.0921420736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9.59">
                <text:p>9.59</text:p>
              </table:table-cell>
              <table:table-cell office:value-type="float" office:value="9.16862328077476">
                <text:p>9.16862328077476</text:p>
              </table:table-cell>
              <table:table-cell office:value-type="float" office:value="9.16485456929464">
                <text:p>9.16485456929464</text:p>
              </table:table-cell>
              <table:table-cell office:value-type="float" office:value="9.19403534507361">
                <text:p>9.19403534507361</text:p>
              </table:table-cell>
              <table:table-cell office:value-type="float" office:value="9.00513851337004">
                <text:p>9.00513851337004</text:p>
              </table:table-cell>
              <table:table-cell office:value-type="float" office:value="9.18937671984528">
                <text:p>9.1893767198452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1379798005443">
                <text:p>9.11379798005443</text:p>
              </table:table-cell>
              <table:table-cell office:value-type="float" office:value="9.1076025268114">
                <text:p>9.1076025268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9.6">
                <text:p>9.6</text:p>
              </table:table-cell>
              <table:table-cell office:value-type="float" office:value="9.17131167413809">
                <text:p>9.17131167413809</text:p>
              </table:table-cell>
              <table:table-cell office:value-type="float" office:value="9.16742750648386">
                <text:p>9.16742750648386</text:p>
              </table:table-cell>
              <table:table-cell office:value-type="float" office:value="9.20164489510022">
                <text:p>9.20164489510022</text:p>
              </table:table-cell>
              <table:table-cell office:value-type="float" office:value="9.0329009518873">
                <text:p>9.0329009518873</text:p>
              </table:table-cell>
              <table:table-cell office:value-type="float" office:value="9.19726600843623">
                <text:p>9.1972660084362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2935234845362">
                <text:p>9.12935234845362</text:p>
              </table:table-cell>
              <table:table-cell office:value-type="float" office:value="9.12430560914349">
                <text:p>9.12430560914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9.5">
                <text:p>9.5</text:p>
              </table:table-cell>
              <table:table-cell office:value-type="float" office:value="9.17332590978222">
                <text:p>9.17332590978222</text:p>
              </table:table-cell>
              <table:table-cell office:value-type="float" office:value="9.17055151033204">
                <text:p>9.17055151033204</text:p>
              </table:table-cell>
              <table:table-cell office:value-type="float" office:value="9.1981087428425">
                <text:p>9.1981087428425</text:p>
              </table:table-cell>
              <table:table-cell office:value-type="float" office:value="9.05381826344486">
                <text:p>9.05381826344486</text:p>
              </table:table-cell>
              <table:table-cell office:value-type="float" office:value="9.19470714660079">
                <text:p>9.1947071466007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3656699751581">
                <text:p>9.13656699751581</text:p>
              </table:table-cell>
              <table:table-cell office:value-type="float" office:value="9.13378037313335">
                <text:p>9.13378037313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9.5">
                <text:p>9.5</text:p>
              </table:table-cell>
              <table:table-cell office:value-type="float" office:value="9.17721958129931">
                <text:p>9.17721958129931</text:p>
              </table:table-cell>
              <table:table-cell office:value-type="float" office:value="9.17642997912316">
                <text:p>9.17642997912316</text:p>
              </table:table-cell>
              <table:table-cell office:value-type="float" office:value="9.20248695929851">
                <text:p>9.20248695929851</text:p>
              </table:table-cell>
              <table:table-cell office:value-type="float" office:value="9.07848878995947">
                <text:p>9.07848878995947</text:p>
              </table:table-cell>
              <table:table-cell office:value-type="float" office:value="9.199191482509">
                <text:p>9.19919148250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4853709172781">
                <text:p>9.14853709172781</text:p>
              </table:table-cell>
              <table:table-cell office:value-type="float" office:value="9.14569055611151">
                <text:p>9.14569055611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9.45">
                <text:p>9.45</text:p>
              </table:table-cell>
              <table:table-cell office:value-type="float" office:value="9.1725871427728">
                <text:p>9.1725871427728</text:p>
              </table:table-cell>
              <table:table-cell office:value-type="float" office:value="9.17263230428241">
                <text:p>9.17263230428241</text:p>
              </table:table-cell>
              <table:table-cell office:value-type="float" office:value="9.19281841490973">
                <text:p>9.19281841490973</text:p>
              </table:table-cell>
              <table:table-cell office:value-type="float" office:value="9.09067339820363">
                <text:p>9.09067339820363</text:p>
              </table:table-cell>
              <table:table-cell office:value-type="float" office:value="9.18949901395273">
                <text:p>9.1894990139527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4880887349384">
                <text:p>9.14880887349384</text:p>
              </table:table-cell>
              <table:table-cell office:value-type="float" office:value="9.14674208034325">
                <text:p>9.14674208034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9.41">
                <text:p>9.41</text:p>
              </table:table-cell>
              <table:table-cell office:value-type="float" office:value="9.17132823505228">
                <text:p>9.17132823505228</text:p>
              </table:table-cell>
              <table:table-cell office:value-type="float" office:value="9.17195768051331">
                <text:p>9.17195768051331</text:p>
              </table:table-cell>
              <table:table-cell office:value-type="float" office:value="9.18769420008879">
                <text:p>9.18769420008879</text:p>
              </table:table-cell>
              <table:table-cell office:value-type="float" office:value="9.10520967456237">
                <text:p>9.10520967456237</text:p>
              </table:table-cell>
              <table:table-cell office:value-type="float" office:value="9.18462459260079">
                <text:p>9.1846245926007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5117202847316">
                <text:p>9.15117202847316</text:p>
              </table:table-cell>
              <table:table-cell office:value-type="float" office:value="9.15149541056503">
                <text:p>9.15149541056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9.38">
                <text:p>9.38</text:p>
              </table:table-cell>
              <table:table-cell office:value-type="float" office:value="9.17604714043571">
                <text:p>9.17604714043571</text:p>
              </table:table-cell>
              <table:table-cell office:value-type="float" office:value="9.17713239056311">
                <text:p>9.17713239056311</text:p>
              </table:table-cell>
              <table:table-cell office:value-type="float" office:value="9.18679268675883">
                <text:p>9.18679268675883</text:p>
              </table:table-cell>
              <table:table-cell office:value-type="float" office:value="9.12151799393377">
                <text:p>9.12151799393377</text:p>
              </table:table-cell>
              <table:table-cell office:value-type="float" office:value="9.18485580404062">
                <text:p>9.1848558040406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110523310033">
                <text:p>9.16110523310033</text:p>
              </table:table-cell>
              <table:table-cell office:value-type="float" office:value="9.16222653343719">
                <text:p>9.16222653343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9.35">
                <text:p>9.35</text:p>
              </table:table-cell>
              <table:table-cell office:value-type="float" office:value="9.17674394023984">
                <text:p>9.17674394023984</text:p>
              </table:table-cell>
              <table:table-cell office:value-type="float" office:value="9.17742826231892">
                <text:p>9.17742826231892</text:p>
              </table:table-cell>
              <table:table-cell office:value-type="float" office:value="9.18575901052658">
                <text:p>9.18575901052658</text:p>
              </table:table-cell>
              <table:table-cell office:value-type="float" office:value="9.1302977403751">
                <text:p>9.1302977403751</text:p>
              </table:table-cell>
              <table:table-cell office:value-type="float" office:value="9.18414382824981">
                <text:p>9.1841438282498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271349869361">
                <text:p>9.16271349869361</text:p>
              </table:table-cell>
              <table:table-cell office:value-type="float" office:value="9.1632495749358">
                <text:p>9.16324957493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9.31">
                <text:p>9.31</text:p>
              </table:table-cell>
              <table:table-cell office:value-type="float" office:value="9.17713369306065">
                <text:p>9.17713369306065</text:p>
              </table:table-cell>
              <table:table-cell office:value-type="float" office:value="9.17794013601458">
                <text:p>9.17794013601458</text:p>
              </table:table-cell>
              <table:table-cell office:value-type="float" office:value="9.18135793892134">
                <text:p>9.18135793892134</text:p>
              </table:table-cell>
              <table:table-cell office:value-type="float" office:value="9.13646042659614">
                <text:p>9.13646042659614</text:p>
              </table:table-cell>
              <table:table-cell office:value-type="float" office:value="9.17954019886438">
                <text:p>9.1795401988643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236830251691">
                <text:p>9.16236830251691</text:p>
              </table:table-cell>
              <table:table-cell office:value-type="float" office:value="9.16295754311217">
                <text:p>9.16295754311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9.33">
                <text:p>9.33</text:p>
              </table:table-cell>
              <table:table-cell office:value-type="float" office:value="9.17843948219269">
                <text:p>9.17843948219269</text:p>
              </table:table-cell>
              <table:table-cell office:value-type="float" office:value="9.17916658175825">
                <text:p>9.17916658175825</text:p>
              </table:table-cell>
              <table:table-cell office:value-type="float" office:value="9.18047587611573">
                <text:p>9.18047587611573</text:p>
              </table:table-cell>
              <table:table-cell office:value-type="float" office:value="9.14202919166539">
                <text:p>9.14202919166539</text:p>
              </table:table-cell>
              <table:table-cell office:value-type="float" office:value="9.17892103632178">
                <text:p>9.1789210363217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352639304033">
                <text:p>9.16352639304033</text:p>
              </table:table-cell>
              <table:table-cell office:value-type="float" office:value="9.16371582751666">
                <text:p>9.16371582751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9.31">
                <text:p>9.31</text:p>
              </table:table-cell>
              <table:table-cell office:value-type="float" office:value="9.17898252499654">
                <text:p>9.17898252499654</text:p>
              </table:table-cell>
              <table:table-cell office:value-type="float" office:value="9.17844894525483">
                <text:p>9.17844894525483</text:p>
              </table:table-cell>
              <table:table-cell office:value-type="float" office:value="9.17901276120352">
                <text:p>9.17901276120352</text:p>
              </table:table-cell>
              <table:table-cell office:value-type="float" office:value="9.14710989397134">
                <text:p>9.14710989397134</text:p>
              </table:table-cell>
              <table:table-cell office:value-type="float" office:value="9.17772298634734">
                <text:p>9.1777229863473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38584527177">
                <text:p>9.1638584527177</text:p>
              </table:table-cell>
              <table:table-cell office:value-type="float" office:value="9.16422667684824">
                <text:p>9.16422667684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9.3">
                <text:p>9.3</text:p>
              </table:table-cell>
              <table:table-cell office:value-type="float" office:value="9.18014144450706">
                <text:p>9.18014144450706</text:p>
              </table:table-cell>
              <table:table-cell office:value-type="float" office:value="9.17999094001413">
                <text:p>9.17999094001413</text:p>
              </table:table-cell>
              <table:table-cell office:value-type="float" office:value="9.18082447309941">
                <text:p>9.18082447309941</text:p>
              </table:table-cell>
              <table:table-cell office:value-type="float" office:value="9.15223539381756">
                <text:p>9.15223539381756</text:p>
              </table:table-cell>
              <table:table-cell office:value-type="float" office:value="9.17969728875964">
                <text:p>9.1796972887596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563402646565">
                <text:p>9.16563402646565</text:p>
              </table:table-cell>
              <table:table-cell office:value-type="float" office:value="9.16621084763018">
                <text:p>9.16621084763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9.3">
                <text:p>9.3</text:p>
              </table:table-cell>
              <table:table-cell office:value-type="float" office:value="9.17987937019252">
                <text:p>9.17987937019252</text:p>
              </table:table-cell>
              <table:table-cell office:value-type="float" office:value="9.17992825622183">
                <text:p>9.17992825622183</text:p>
              </table:table-cell>
              <table:table-cell office:value-type="float" office:value="9.1773720537167">
                <text:p>9.1773720537167</text:p>
              </table:table-cell>
              <table:table-cell office:value-type="float" office:value="9.15610666022729">
                <text:p>9.15610666022729</text:p>
              </table:table-cell>
              <table:table-cell office:value-type="float" office:value="9.17635527359972">
                <text:p>9.1763552735997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67248646033">
                <text:p>9.1667248646033</text:p>
              </table:table-cell>
              <table:table-cell office:value-type="float" office:value="9.16799670323618">
                <text:p>9.16799670323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9.29">
                <text:p>9.29</text:p>
              </table:table-cell>
              <table:table-cell office:value-type="float" office:value="9.17978979618963">
                <text:p>9.17978979618963</text:p>
              </table:table-cell>
              <table:table-cell office:value-type="float" office:value="9.18007297752391">
                <text:p>9.18007297752391</text:p>
              </table:table-cell>
              <table:table-cell office:value-type="float" office:value="9.17734617695329">
                <text:p>9.17734617695329</text:p>
              </table:table-cell>
              <table:table-cell office:value-type="float" office:value="9.15990105401881">
                <text:p>9.15990105401881</text:p>
              </table:table-cell>
              <table:table-cell office:value-type="float" office:value="9.17634907380533">
                <text:p>9.1763490738053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826433504995">
                <text:p>9.16826433504995</text:p>
              </table:table-cell>
              <table:table-cell office:value-type="float" office:value="9.16945668173244">
                <text:p>9.16945668173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9.29">
                <text:p>9.29</text:p>
              </table:table-cell>
              <table:table-cell office:value-type="float" office:value="9.18002093564952">
                <text:p>9.18002093564952</text:p>
              </table:table-cell>
              <table:table-cell office:value-type="float" office:value="9.18018161602703">
                <text:p>9.18018161602703</text:p>
              </table:table-cell>
              <table:table-cell office:value-type="float" office:value="9.17754202614064">
                <text:p>9.17754202614064</text:p>
              </table:table-cell>
              <table:table-cell office:value-type="float" office:value="9.16216563093042">
                <text:p>9.16216563093042</text:p>
              </table:table-cell>
              <table:table-cell office:value-type="float" office:value="9.17665000889603">
                <text:p>9.1766500088960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887074497212">
                <text:p>9.16887074497212</text:p>
              </table:table-cell>
              <table:table-cell office:value-type="float" office:value="9.17041978979499">
                <text:p>9.17041978979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9.3">
                <text:p>9.3</text:p>
              </table:table-cell>
              <table:table-cell office:value-type="float" office:value="9.18050695578671">
                <text:p>9.18050695578671</text:p>
              </table:table-cell>
              <table:table-cell office:value-type="float" office:value="9.18022611428695">
                <text:p>9.18022611428695</text:p>
              </table:table-cell>
              <table:table-cell office:value-type="float" office:value="9.17790680005902">
                <text:p>9.17790680005902</text:p>
              </table:table-cell>
              <table:table-cell office:value-type="float" office:value="9.16394412528968">
                <text:p>9.16394412528968</text:p>
              </table:table-cell>
              <table:table-cell office:value-type="float" office:value="9.17722017247601">
                <text:p>9.1772201724760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6967490361125">
                <text:p>9.16967490361125</text:p>
              </table:table-cell>
              <table:table-cell office:value-type="float" office:value="9.17121363738284">
                <text:p>9.17121363738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9.3">
                <text:p>9.3</text:p>
              </table:table-cell>
              <table:table-cell office:value-type="float" office:value="9.1801114426206">
                <text:p>9.1801114426206</text:p>
              </table:table-cell>
              <table:table-cell office:value-type="float" office:value="9.17984787622406">
                <text:p>9.17984787622406</text:p>
              </table:table-cell>
              <table:table-cell office:value-type="float" office:value="9.17841151990252">
                <text:p>9.17841151990252</text:p>
              </table:table-cell>
              <table:table-cell office:value-type="float" office:value="9.16426143212525">
                <text:p>9.16426143212525</text:p>
              </table:table-cell>
              <table:table-cell office:value-type="float" office:value="9.17769404917008">
                <text:p>9.1776940491700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005470433431">
                <text:p>9.17005470433431</text:p>
              </table:table-cell>
              <table:table-cell office:value-type="float" office:value="9.17121407039602">
                <text:p>9.17121407039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9.28">
                <text:p>9.28</text:p>
              </table:table-cell>
              <table:table-cell office:value-type="float" office:value="9.17994740585621">
                <text:p>9.17994740585621</text:p>
              </table:table-cell>
              <table:table-cell office:value-type="float" office:value="9.17975738448949">
                <text:p>9.17975738448949</text:p>
              </table:table-cell>
              <table:table-cell office:value-type="float" office:value="9.17849896476686">
                <text:p>9.17849896476686</text:p>
              </table:table-cell>
              <table:table-cell office:value-type="float" office:value="9.1653869148799">
                <text:p>9.1653869148799</text:p>
              </table:table-cell>
              <table:table-cell office:value-type="float" office:value="9.17777473655084">
                <text:p>9.1777747365508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064561630043">
                <text:p>9.17064561630043</text:p>
              </table:table-cell>
              <table:table-cell office:value-type="float" office:value="9.17212807914158">
                <text:p>9.17212807914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9.25">
                <text:p>9.25</text:p>
              </table:table-cell>
              <table:table-cell office:value-type="float" office:value="9.18101508379595">
                <text:p>9.18101508379595</text:p>
              </table:table-cell>
              <table:table-cell office:value-type="float" office:value="9.18079724179918">
                <text:p>9.18079724179918</text:p>
              </table:table-cell>
              <table:table-cell office:value-type="float" office:value="9.1793972412703">
                <text:p>9.1793972412703</text:p>
              </table:table-cell>
              <table:table-cell office:value-type="float" office:value="9.16896109505196">
                <text:p>9.16896109505196</text:p>
              </table:table-cell>
              <table:table-cell office:value-type="float" office:value="9.17864307911449">
                <text:p>9.1786430791144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23834217329">
                <text:p>9.1723834217329</text:p>
              </table:table-cell>
              <table:table-cell office:value-type="float" office:value="9.17436151612317">
                <text:p>9.174361516123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9.23">
                <text:p>9.23</text:p>
              </table:table-cell>
              <table:table-cell office:value-type="float" office:value="9.18241259919805">
                <text:p>9.18241259919805</text:p>
              </table:table-cell>
              <table:table-cell office:value-type="float" office:value="9.1821952652897">
                <text:p>9.1821952652897</text:p>
              </table:table-cell>
              <table:table-cell office:value-type="float" office:value="9.17974465218256">
                <text:p>9.17974465218256</text:p>
              </table:table-cell>
              <table:table-cell office:value-type="float" office:value="9.17186721160505">
                <text:p>9.17186721160505</text:p>
              </table:table-cell>
              <table:table-cell office:value-type="float" office:value="9.17898008203315">
                <text:p>9.17898008203315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417537377059">
                <text:p>9.17417537377059</text:p>
              </table:table-cell>
              <table:table-cell office:value-type="float" office:value="9.17626087764647">
                <text:p>9.17626087764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9.23">
                <text:p>9.23</text:p>
              </table:table-cell>
              <table:table-cell office:value-type="float" office:value="9.18255701599803">
                <text:p>9.18255701599803</text:p>
              </table:table-cell>
              <table:table-cell office:value-type="float" office:value="9.18236566694237">
                <text:p>9.18236566694237</text:p>
              </table:table-cell>
              <table:table-cell office:value-type="float" office:value="9.1799448983134">
                <text:p>9.1799448983134</text:p>
              </table:table-cell>
              <table:table-cell office:value-type="float" office:value="9.17226382299367">
                <text:p>9.17226382299367</text:p>
              </table:table-cell>
              <table:table-cell office:value-type="float" office:value="9.17920004325911">
                <text:p>9.17920004325911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439284409688">
                <text:p>9.17439284409688</text:p>
              </table:table-cell>
              <table:table-cell office:value-type="float" office:value="9.17641846180645">
                <text:p>9.17641846180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9.23">
                <text:p>9.23</text:p>
              </table:table-cell>
              <table:table-cell office:value-type="float" office:value="9.18349453257912">
                <text:p>9.18349453257912</text:p>
              </table:table-cell>
              <table:table-cell office:value-type="float" office:value="9.18345929376427">
                <text:p>9.18345929376427</text:p>
              </table:table-cell>
              <table:table-cell office:value-type="float" office:value="9.17927242744463">
                <text:p>9.17927242744463</text:p>
              </table:table-cell>
              <table:table-cell office:value-type="float" office:value="9.17453966677862">
                <text:p>9.17453966677862</text:p>
              </table:table-cell>
              <table:table-cell office:value-type="float" office:value="9.17940076771025">
                <text:p>9.17940076771025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00458318512">
                <text:p>9.17600458318512</text:p>
              </table:table-cell>
              <table:table-cell office:value-type="float" office:value="9.17823990983425">
                <text:p>9.17823990983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9.21">
                <text:p>9.21</text:p>
              </table:table-cell>
              <table:table-cell office:value-type="float" office:value="9.18357470590392">
                <text:p>9.18357470590392</text:p>
              </table:table-cell>
              <table:table-cell office:value-type="float" office:value="9.18392745612807">
                <text:p>9.18392745612807</text:p>
              </table:table-cell>
              <table:table-cell office:value-type="float" office:value="9.17733089556547">
                <text:p>9.17733089556547</text:p>
              </table:table-cell>
              <table:table-cell office:value-type="float" office:value="9.1758468177691">
                <text:p>9.1758468177691</text:p>
              </table:table-cell>
              <table:table-cell office:value-type="float" office:value="9.17823564148463">
                <text:p>9.1782356414846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60210543562">
                <text:p>9.17660210543562</text:p>
              </table:table-cell>
              <table:table-cell office:value-type="float" office:value="9.17914783182175">
                <text:p>9.17914783182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9.21">
                <text:p>9.21</text:p>
              </table:table-cell>
              <table:table-cell office:value-type="float" office:value="9.18377775986372">
                <text:p>9.18377775986372</text:p>
              </table:table-cell>
              <table:table-cell office:value-type="float" office:value="9.18415729009803">
                <text:p>9.18415729009803</text:p>
              </table:table-cell>
              <table:table-cell office:value-type="float" office:value="9.1780102705043">
                <text:p>9.1780102705043</text:p>
              </table:table-cell>
              <table:table-cell office:value-type="float" office:value="9.17625941663067">
                <text:p>9.17625941663067</text:p>
              </table:table-cell>
              <table:table-cell office:value-type="float" office:value="9.17890015562546">
                <text:p>9.1789001556254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85552193667">
                <text:p>9.17685552193667</text:p>
              </table:table-cell>
              <table:table-cell office:value-type="float" office:value="9.1792762942906">
                <text:p>9.1792762942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9.21">
                <text:p>9.21</text:p>
              </table:table-cell>
              <table:table-cell office:value-type="float" office:value="9.18379645521676">
                <text:p>9.18379645521676</text:p>
              </table:table-cell>
              <table:table-cell office:value-type="float" office:value="9.18422727186211">
                <text:p>9.18422727186211</text:p>
              </table:table-cell>
              <table:table-cell office:value-type="float" office:value="9.17844447901543">
                <text:p>9.17844447901543</text:p>
              </table:table-cell>
              <table:table-cell office:value-type="float" office:value="9.17671160852862">
                <text:p>9.17671160852862</text:p>
              </table:table-cell>
              <table:table-cell office:value-type="float" office:value="9.17933116236632">
                <text:p>9.17933116236632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11157138722">
                <text:p>9.17711157138722</text:p>
              </table:table-cell>
              <table:table-cell office:value-type="float" office:value="9.17959740827238">
                <text:p>9.17959740827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9.21">
                <text:p>9.21</text:p>
              </table:table-cell>
              <table:table-cell office:value-type="float" office:value="9.1840282875917">
                <text:p>9.1840282875917</text:p>
              </table:table-cell>
              <table:table-cell office:value-type="float" office:value="9.1844308280521">
                <text:p>9.1844308280521</text:p>
              </table:table-cell>
              <table:table-cell office:value-type="float" office:value="9.17932397485233">
                <text:p>9.17932397485233</text:p>
              </table:table-cell>
              <table:table-cell office:value-type="float" office:value="9.17740158623339">
                <text:p>9.17740158623339</text:p>
              </table:table-cell>
              <table:table-cell office:value-type="float" office:value="9.18019983582743">
                <text:p>9.1801998358274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39892123721">
                <text:p>9.17739892123721</text:p>
              </table:table-cell>
              <table:table-cell office:value-type="float" office:value="9.17988612636272">
                <text:p>9.17988612636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9.21">
                <text:p>9.21</text:p>
              </table:table-cell>
              <table:table-cell office:value-type="float" office:value="9.18327175269791">
                <text:p>9.18327175269791</text:p>
              </table:table-cell>
              <table:table-cell office:value-type="float" office:value="9.18374470392989">
                <text:p>9.18374470392989</text:p>
              </table:table-cell>
              <table:table-cell office:value-type="float" office:value="9.17796525738579">
                <text:p>9.17796525738579</text:p>
              </table:table-cell>
              <table:table-cell office:value-type="float" office:value="9.17724832724573">
                <text:p>9.17724832724573</text:p>
              </table:table-cell>
              <table:table-cell office:value-type="float" office:value="9.17887233855366">
                <text:p>9.17887233855366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679748286668">
                <text:p>9.17679748286668</text:p>
              </table:table-cell>
              <table:table-cell office:value-type="float" office:value="9.17931126909927">
                <text:p>9.17931126909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9.2">
                <text:p>9.2</text:p>
              </table:table-cell>
              <table:table-cell office:value-type="float" office:value="9.18338913935336">
                <text:p>9.18338913935336</text:p>
              </table:table-cell>
              <table:table-cell office:value-type="float" office:value="9.18384317580661">
                <text:p>9.18384317580661</text:p>
              </table:table-cell>
              <table:table-cell office:value-type="float" office:value="9.17870690069055">
                <text:p>9.17870690069055</text:p>
              </table:table-cell>
              <table:table-cell office:value-type="float" office:value="9.1776520748748">
                <text:p>9.1776520748748</text:p>
              </table:table-cell>
              <table:table-cell office:value-type="float" office:value="9.1795961547893">
                <text:p>9.1795961547893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07030376631">
                <text:p>9.17707030376631</text:p>
              </table:table-cell>
              <table:table-cell office:value-type="float" office:value="9.17951437489048">
                <text:p>9.17951437489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9.2">
                <text:p>9.2</text:p>
              </table:table-cell>
              <table:table-cell office:value-type="float" office:value="9.18333266823861">
                <text:p>9.18333266823861</text:p>
              </table:table-cell>
              <table:table-cell office:value-type="float" office:value="9.18378664862254">
                <text:p>9.18378664862254</text:p>
              </table:table-cell>
              <table:table-cell office:value-type="float" office:value="9.17858223350818">
                <text:p>9.17858223350818</text:p>
              </table:table-cell>
              <table:table-cell office:value-type="float" office:value="9.17758899220693">
                <text:p>9.17758899220693</text:p>
              </table:table-cell>
              <table:table-cell office:value-type="float" office:value="9.17947307614464">
                <text:p>9.1794730761446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705637792604">
                <text:p>9.17705637792604</text:p>
              </table:table-cell>
              <table:table-cell office:value-type="float" office:value="9.17948427348907">
                <text:p>9.179484273489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9.2">
                <text:p>9.2</text:p>
              </table:table-cell>
              <table:table-cell office:value-type="float" office:value="9.18471312960192">
                <text:p>9.18471312960192</text:p>
              </table:table-cell>
              <table:table-cell office:value-type="float" office:value="9.18514828320713">
                <text:p>9.18514828320713</text:p>
              </table:table-cell>
              <table:table-cell office:value-type="float" office:value="9.1796877191775">
                <text:p>9.1796877191775</text:p>
              </table:table-cell>
              <table:table-cell office:value-type="float" office:value="9.17905975181666">
                <text:p>9.17905975181666</text:p>
              </table:table-cell>
              <table:table-cell office:value-type="float" office:value="9.18083536151717">
                <text:p>9.18083536151717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858587379765">
                <text:p>9.17858587379765</text:p>
              </table:table-cell>
              <table:table-cell office:value-type="float" office:value="9.181026336727">
                <text:p>9.1810263367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9.2">
                <text:p>9.2</text:p>
              </table:table-cell>
              <table:table-cell office:value-type="float" office:value="9.18480780021455">
                <text:p>9.18480780021455</text:p>
              </table:table-cell>
              <table:table-cell office:value-type="float" office:value="9.18524291772892">
                <text:p>9.18524291772892</text:p>
              </table:table-cell>
              <table:table-cell office:value-type="float" office:value="9.17985409473021">
                <text:p>9.17985409473021</text:p>
              </table:table-cell>
              <table:table-cell office:value-type="float" office:value="9.17915024499283">
                <text:p>9.17915024499283</text:p>
              </table:table-cell>
              <table:table-cell office:value-type="float" office:value="9.1810007536868">
                <text:p>9.181000753686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869097606954">
                <text:p>9.17869097606954</text:p>
              </table:table-cell>
              <table:table-cell office:value-type="float" office:value="9.18113058284955">
                <text:p>9.18113058284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9.2">
                <text:p>9.2</text:p>
              </table:table-cell>
              <table:table-cell office:value-type="float" office:value="9.18488523591929">
                <text:p>9.18488523591929</text:p>
              </table:table-cell>
              <table:table-cell office:value-type="float" office:value="9.18531125388255">
                <text:p>9.18531125388255</text:p>
              </table:table-cell>
              <table:table-cell office:value-type="float" office:value="9.17965886407577">
                <text:p>9.17965886407577</text:p>
              </table:table-cell>
              <table:table-cell office:value-type="float" office:value="9.17937022645881">
                <text:p>9.17937022645881</text:p>
              </table:table-cell>
              <table:table-cell office:value-type="float" office:value="9.18078995129004">
                <text:p>9.1807899512900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892880789965">
                <text:p>9.17892880789965</text:p>
              </table:table-cell>
              <table:table-cell office:value-type="float" office:value="9.18129793422983">
                <text:p>9.181297934229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9.2">
                <text:p>9.2</text:p>
              </table:table-cell>
              <table:table-cell office:value-type="float" office:value="9.18494494322189">
                <text:p>9.18494494322189</text:p>
              </table:table-cell>
              <table:table-cell office:value-type="float" office:value="9.1853674695375">
                <text:p>9.1853674695375</text:p>
              </table:table-cell>
              <table:table-cell office:value-type="float" office:value="9.17992361571267">
                <text:p>9.17992361571267</text:p>
              </table:table-cell>
              <table:table-cell office:value-type="float" office:value="9.17941669227316">
                <text:p>9.17941669227316</text:p>
              </table:table-cell>
              <table:table-cell office:value-type="float" office:value="9.18104228988314">
                <text:p>9.18104228988314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904255256873">
                <text:p>9.17904255256873</text:p>
              </table:table-cell>
              <table:table-cell office:value-type="float" office:value="9.18138866295587">
                <text:p>9.18138866295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9.2">
                <text:p>9.2</text:p>
              </table:table-cell>
              <table:table-cell office:value-type="float" office:value="9.1849144041125">
                <text:p>9.1849144041125</text:p>
              </table:table-cell>
              <table:table-cell office:value-type="float" office:value="9.18533127935824">
                <text:p>9.18533127935824</text:p>
              </table:table-cell>
              <table:table-cell office:value-type="float" office:value="9.17996650260816">
                <text:p>9.17996650260816</text:p>
              </table:table-cell>
              <table:table-cell office:value-type="float" office:value="9.17938000412665">
                <text:p>9.17938000412665</text:p>
              </table:table-cell>
              <table:table-cell office:value-type="float" office:value="9.18108479979018">
                <text:p>9.18108479979018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7903756917094">
                <text:p>9.17903756917094</text:p>
              </table:table-cell>
              <table:table-cell office:value-type="float" office:value="9.18137325248621">
                <text:p>9.18137325248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9.2">
                <text:p>9.2</text:p>
              </table:table-cell>
              <table:table-cell office:value-type="float" office:value="9.18570889031378">
                <text:p>9.18570889031378</text:p>
              </table:table-cell>
              <table:table-cell office:value-type="float" office:value="9.18608720790176">
                <text:p>9.18608720790176</text:p>
              </table:table-cell>
              <table:table-cell office:value-type="float" office:value="9.17996621404877">
                <text:p>9.17996621404877</text:p>
              </table:table-cell>
              <table:table-cell office:value-type="float" office:value="9.18075478142077">
                <text:p>9.18075478142077</text:p>
              </table:table-cell>
              <table:table-cell office:value-type="float" office:value="9.18158938103989">
                <text:p>9.18158938103989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8010609217501">
                <text:p>9.18010609217501</text:p>
              </table:table-cell>
              <table:table-cell office:value-type="float" office:value="9.18253489536925">
                <text:p>9.18253489536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9.18">
                <text:p>9.18</text:p>
              </table:table-cell>
              <table:table-cell office:value-type="float" office:value="9.18593456308574">
                <text:p>9.18593456308574</text:p>
              </table:table-cell>
              <table:table-cell office:value-type="float" office:value="9.18633691429148">
                <text:p>9.18633691429148</text:p>
              </table:table-cell>
              <table:table-cell office:value-type="float" office:value="9.17985581207279">
                <text:p>9.17985581207279</text:p>
              </table:table-cell>
              <table:table-cell office:value-type="float" office:value="9.18153391774133">
                <text:p>9.18153391774133</text:p>
              </table:table-cell>
              <table:table-cell office:value-type="float" office:value="9.18148416838417">
                <text:p>9.18148416838417</text:p>
              </table:table-cell>
              <table:table-cell office:value-type="float" office:value="9.18">
                <text:p>9.18</text:p>
              </table:table-cell>
              <table:table-cell office:value-type="float" office:value="NaN">
                <text:p>NaN</text:p>
              </table:table-cell>
              <table:table-cell office:value-type="float" office:value="9.18059205822028">
                <text:p>9.18059205822028</text:p>
              </table:table-cell>
              <table:table-cell office:value-type="float" office:value="9.18310734919613">
                <text:p>9.183107349196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287cm" svg:height="17.054cm" xlink:href=".." xlink:type="simple" chart:class="chart:scatter" chart:style-name="ch1">
        <chart:legend chart:legend-position="end" svg:x="21.974cm" svg:y="7.232cm" style:legend-expansion="high" chart:style-name="ch2"/>
        <chart:plot-area chart:style-name="ch3" table:cell-range-address="Sheet6.B1:Sheet6.F107" chart:data-source-has-labels="row" svg:x="0.545cm" svg:y="0.341cm" svg:width="20.884cm" svg:height="16.372cm">
          <chart:coordinate-region svg:x="1.563cm" svg:y="0.54cm" svg:width="19.586cm" svg:height="15.9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C2:Sheet6.C107" chart:label-cell-address="Sheet6.C1:Sheet6.C1" chart:class="chart:scatter">
            <chart:domain table:cell-range-address="Sheet6.B2:Sheet6.B107"/>
            <chart:regression-curve chart:style-name="ch8"/>
            <chart:data-point chart:repeated="106"/>
          </chart:series>
          <chart:series chart:style-name="ch9" chart:values-cell-range-address="Sheet6.D2:Sheet6.D107" chart:label-cell-address="Sheet6.D1:Sheet6.D1" chart:class="chart:scatter">
            <chart:data-point chart:repeated="106"/>
          </chart:series>
          <chart:series chart:style-name="ch10" chart:values-cell-range-address="Sheet6.E2:Sheet6.E107" chart:label-cell-address="Sheet6.E1:Sheet6.E1" chart:class="chart:scatter">
            <chart:data-point chart:repeated="106"/>
          </chart:series>
          <chart:series chart:style-name="ch11" chart:values-cell-range-address="Sheet6.F2:Sheet6.F107" chart:label-cell-address="Sheet6.F1:Sheet6.F1" chart:class="chart:scatter">
            <chart:data-point chart:repeated="10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017-90</text:p>
                <draw:g>
                  <svg:desc>Sheet6.C1:Sheet6.C1</svg:desc>
                </draw:g>
              </table:table-cell>
              <table:table-cell office:value-type="string">
                <text:p>2021-90</text:p>
                <draw:g>
                  <svg:desc>Sheet6.D1:Sheet6.D1</svg:desc>
                </draw:g>
              </table:table-cell>
              <table:table-cell office:value-type="string">
                <text:p>2017-max</text:p>
                <draw:g>
                  <svg:desc>Sheet6.E1:Sheet6.E1</svg:desc>
                </draw:g>
              </table:table-cell>
              <table:table-cell office:value-type="string">
                <text:p>2021-max</text:p>
                <draw:g>
                  <svg:desc>Sheet6.F1:Sheet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Sheet6.B2:Sheet6.B107</svg:desc>
                </draw:g>
              </table:table-cell>
              <table:table-cell office:value-type="float" office:value="NaN">
                <text:p>NaN</text:p>
                <draw:g>
                  <svg:desc>Sheet6.C2:Sheet6.C107</svg:desc>
                </draw:g>
              </table:table-cell>
              <table:table-cell office:value-type="float" office:value="0.209992680462635">
                <text:p>0.209992680462635</text:p>
                <draw:g>
                  <svg:desc>Sheet6.D2:Sheet6.D107</svg:desc>
                </draw:g>
              </table:table-cell>
              <table:table-cell office:value-type="float" office:value="NaN">
                <text:p>NaN</text:p>
                <draw:g>
                  <svg:desc>Sheet6.E2:Sheet6.E107</svg:desc>
                </draw:g>
              </table:table-cell>
              <table:table-cell office:value-type="float" office:value="0.271771303288901">
                <text:p>0.271771303288901</text:p>
                <draw:g>
                  <svg:desc>Sheet6.F2:Sheet6.F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9423369509428">
                <text:p>0.0229423369509428</text:p>
              </table:table-cell>
              <table:table-cell office:value-type="float" office:value="0.297202757555877">
                <text:p>0.297202757555877</text:p>
              </table:table-cell>
              <table:table-cell office:value-type="float" office:value="NaN">
                <text:p>NaN</text:p>
              </table:table-cell>
              <table:table-cell office:value-type="float" office:value="0.409081640699392">
                <text:p>0.409081640699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23829964187891">
                <text:p>0.0823829964187891</text:p>
              </table:table-cell>
              <table:table-cell office:value-type="float" office:value="0.388166752712306">
                <text:p>0.388166752712306</text:p>
              </table:table-cell>
              <table:table-cell office:value-type="float" office:value="NaN">
                <text:p>NaN</text:p>
              </table:table-cell>
              <table:table-cell office:value-type="float" office:value="0.576703562986511">
                <text:p>0.576703562986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3829964187891">
                <text:p>0.0823829964187891</text:p>
              </table:table-cell>
              <table:table-cell office:value-type="float" office:value="0.388129811411064">
                <text:p>0.388129811411064</text:p>
              </table:table-cell>
              <table:table-cell office:value-type="float" office:value="NaN">
                <text:p>NaN</text:p>
              </table:table-cell>
              <table:table-cell office:value-type="float" office:value="0.576334794120918">
                <text:p>0.576334794120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NaN">
                <text:p>NaN</text:p>
              </table:table-cell>
              <table:table-cell office:value-type="float" office:value="0.058038870507507">
                <text:p>0.058038870507507</text:p>
              </table:table-cell>
              <table:table-cell office:value-type="float" office:value="NaN">
                <text:p>NaN</text:p>
              </table:table-cell>
              <table:table-cell office:value-type="float" office:value="0.0867250885441428">
                <text:p>0.086725088544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3934545344398">
                <text:p>0.303934545344398</text:p>
              </table:table-cell>
              <table:table-cell office:value-type="float" office:value="0.249001992107211">
                <text:p>0.249001992107211</text:p>
              </table:table-cell>
              <table:table-cell office:value-type="float" office:value="NaN">
                <text:p>NaN</text:p>
              </table:table-cell>
              <table:table-cell office:value-type="float" office:value="0.345632660711401">
                <text:p>0.34563266071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8164685965778">
                <text:p>0.708164685965778</text:p>
              </table:table-cell>
              <table:table-cell office:value-type="float" office:value="0.190920587051208">
                <text:p>0.190920587051208</text:p>
              </table:table-cell>
              <table:table-cell office:value-type="float" office:value="NaN">
                <text:p>NaN</text:p>
              </table:table-cell>
              <table:table-cell office:value-type="float" office:value="0.201418700663512">
                <text:p>0.20141870066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898983226291">
                <text:p>1.26898983226291</text:p>
              </table:table-cell>
              <table:table-cell office:value-type="float" office:value="0.104664979632987">
                <text:p>0.104664979632987</text:p>
              </table:table-cell>
              <table:table-cell office:value-type="float" office:value="NaN">
                <text:p>NaN</text:p>
              </table:table-cell>
              <table:table-cell office:value-type="float" office:value="0.155334973339222">
                <text:p>0.155334973339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NaN">
                <text:p>NaN</text:p>
              </table:table-cell>
              <table:table-cell office:value-type="float" office:value="0.0189420954296653">
                <text:p>0.0189420954296653</text:p>
              </table:table-cell>
              <table:table-cell office:value-type="float" office:value="NaN">
                <text:p>NaN</text:p>
              </table:table-cell>
              <table:table-cell office:value-type="float" office:value="0.092664934327916">
                <text:p>0.092664934327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9371729618482">
                <text:p>2.09371729618482</text:p>
              </table:table-cell>
              <table:table-cell office:value-type="float" office:value="0.106332247145075">
                <text:p>0.106332247145075</text:p>
              </table:table-cell>
              <table:table-cell office:value-type="float" office:value="NaN">
                <text:p>NaN</text:p>
              </table:table-cell>
              <table:table-cell office:value-type="float" office:value="0.144235732035319">
                <text:p>0.144235732035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566318405607">
                <text:p>3.31566318405607</text:p>
              </table:table-cell>
              <table:table-cell office:value-type="float" office:value="0.0901849107153279">
                <text:p>0.0901849107153279</text:p>
              </table:table-cell>
              <table:table-cell office:value-type="float" office:value="NaN">
                <text:p>NaN</text:p>
              </table:table-cell>
              <table:table-cell office:value-type="float" office:value="0.105081807465927">
                <text:p>0.105081807465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NaN">
                <text:p>NaN</text:p>
              </table:table-cell>
              <table:table-cell office:value-type="float" office:value="0.0176212278400882">
                <text:p>0.0176212278400882</text:p>
              </table:table-cell>
              <table:table-cell office:value-type="float" office:value="NaN">
                <text:p>NaN</text:p>
              </table:table-cell>
              <table:table-cell office:value-type="float" office:value="0.0792074459733121">
                <text:p>0.0792074459733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700521540835">
                <text:p>4.7700521540835</text:p>
              </table:table-cell>
              <table:table-cell office:value-type="float" office:value="0.0811392999045417">
                <text:p>0.0811392999045417</text:p>
              </table:table-cell>
              <table:table-cell office:value-type="float" office:value="NaN">
                <text:p>NaN</text:p>
              </table:table-cell>
              <table:table-cell office:value-type="float" office:value="0.104509075852589">
                <text:p>0.10450907585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5372289433941">
                <text:p>6.75372289433941</text:p>
              </table:table-cell>
              <table:table-cell office:value-type="float" office:value="0.0584100219933117">
                <text:p>0.0584100219933117</text:p>
              </table:table-cell>
              <table:table-cell office:value-type="float" office:value="NaN">
                <text:p>NaN</text:p>
              </table:table-cell>
              <table:table-cell office:value-type="float" office:value="0.0992458571934778">
                <text:p>0.099245857193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NaN">
                <text:p>NaN</text:p>
              </table:table-cell>
              <table:table-cell office:value-type="float" office:value="0.015110679893003">
                <text:p>0.015110679893003</text:p>
              </table:table-cell>
              <table:table-cell office:value-type="float" office:value="NaN">
                <text:p>NaN</text:p>
              </table:table-cell>
              <table:table-cell office:value-type="float" office:value="0.0354548323687944">
                <text:p>0.0354548323687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8129275861689">
                <text:p>8.88129275861689</text:p>
              </table:table-cell>
              <table:table-cell office:value-type="float" office:value="0.0627807540823548">
                <text:p>0.0627807540823548</text:p>
              </table:table-cell>
              <table:table-cell office:value-type="float" office:value="NaN">
                <text:p>NaN</text:p>
              </table:table-cell>
              <table:table-cell office:value-type="float" office:value="0.0832519724810334">
                <text:p>0.0832519724810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NaN">
                <text:p>NaN</text:p>
              </table:table-cell>
              <table:table-cell office:value-type="float" office:value="0.0106431160339393">
                <text:p>0.0106431160339393</text:p>
              </table:table-cell>
              <table:table-cell office:value-type="float" office:value="NaN">
                <text:p>NaN</text:p>
              </table:table-cell>
              <table:table-cell office:value-type="float" office:value="0.0368805284290423">
                <text:p>0.0368805284290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538577810703">
                <text:p>11.3538577810703</text:p>
              </table:table-cell>
              <table:table-cell office:value-type="float" office:value="0.0570149196709762">
                <text:p>0.0570149196709762</text:p>
              </table:table-cell>
              <table:table-cell office:value-type="float" office:value="NaN">
                <text:p>NaN</text:p>
              </table:table-cell>
              <table:table-cell office:value-type="float" office:value="0.0795029740557611">
                <text:p>0.0795029740557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3216089328149">
                <text:p>14.3216089328149</text:p>
              </table:table-cell>
              <table:table-cell office:value-type="float" office:value="0.045491579230559">
                <text:p>0.045491579230559</text:p>
              </table:table-cell>
              <table:table-cell office:value-type="float" office:value="NaN">
                <text:p>NaN</text:p>
              </table:table-cell>
              <table:table-cell office:value-type="float" office:value="0.0694877369625555">
                <text:p>0.0694877369625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NaN">
                <text:p>NaN</text:p>
              </table:table-cell>
              <table:table-cell office:value-type="float" office:value="0.01302160168389">
                <text:p>0.01302160168389</text:p>
              </table:table-cell>
              <table:table-cell office:value-type="float" office:value="NaN">
                <text:p>NaN</text:p>
              </table:table-cell>
              <table:table-cell office:value-type="float" office:value="0.0385178734372957">
                <text:p>0.0385178734372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619032304568">
                <text:p>17.619032304568</text:p>
              </table:table-cell>
              <table:table-cell office:value-type="float" office:value="0.0473491435449462">
                <text:p>0.0473491435449462</text:p>
              </table:table-cell>
              <table:table-cell office:value-type="float" office:value="NaN">
                <text:p>NaN</text:p>
              </table:table-cell>
              <table:table-cell office:value-type="float" office:value="0.0529768583532249">
                <text:p>0.0529768583532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2264202980036">
                <text:p>21.2264202980036</text:p>
              </table:table-cell>
              <table:table-cell office:value-type="float" office:value="0.0400065209673934">
                <text:p>0.0400065209673934</text:p>
              </table:table-cell>
              <table:table-cell office:value-type="float" office:value="NaN">
                <text:p>NaN</text:p>
              </table:table-cell>
              <table:table-cell office:value-type="float" office:value="0.0481868409775668">
                <text:p>0.0481868409775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NaN">
                <text:p>NaN</text:p>
              </table:table-cell>
              <table:table-cell office:value-type="float" office:value="0.010121936686359">
                <text:p>0.010121936686359</text:p>
              </table:table-cell>
              <table:table-cell office:value-type="float" office:value="NaN">
                <text:p>NaN</text:p>
              </table:table-cell>
              <table:table-cell office:value-type="float" office:value="0.0239195600906668">
                <text:p>0.0239195600906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078355279383">
                <text:p>25.1078355279383</text:p>
              </table:table-cell>
              <table:table-cell office:value-type="float" office:value="0.0341755392805934">
                <text:p>0.0341755392805934</text:p>
              </table:table-cell>
              <table:table-cell office:value-type="float" office:value="NaN">
                <text:p>NaN</text:p>
              </table:table-cell>
              <table:table-cell office:value-type="float" office:value="0.0416985083072834">
                <text:p>0.0416985083072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NaN">
                <text:p>NaN</text:p>
              </table:table-cell>
              <table:table-cell office:value-type="float" office:value="0.00898351129925312">
                <text:p>0.00898351129925312</text:p>
              </table:table-cell>
              <table:table-cell office:value-type="float" office:value="NaN">
                <text:p>NaN</text:p>
              </table:table-cell>
              <table:table-cell office:value-type="float" office:value="0.0237314843097078">
                <text:p>0.02373148430970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3613485382254">
                <text:p>29.3613485382254</text:p>
              </table:table-cell>
              <table:table-cell office:value-type="float" office:value="0.0276088995810966">
                <text:p>0.0276088995810966</text:p>
              </table:table-cell>
              <table:table-cell office:value-type="float" office:value="NaN">
                <text:p>NaN</text:p>
              </table:table-cell>
              <table:table-cell office:value-type="float" office:value="0.0350048735759916">
                <text:p>0.0350048735759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620770088428">
                <text:p>33.620770088428</text:p>
              </table:table-cell>
              <table:table-cell office:value-type="float" office:value="0.0234836846546138">
                <text:p>0.0234836846546138</text:p>
              </table:table-cell>
              <table:table-cell office:value-type="float" office:value="NaN">
                <text:p>NaN</text:p>
              </table:table-cell>
              <table:table-cell office:value-type="float" office:value="0.0246425899912321">
                <text:p>0.0246425899912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NaN">
                <text:p>NaN</text:p>
              </table:table-cell>
              <table:table-cell office:value-type="float" office:value="0.00747230236860474">
                <text:p>0.00747230236860474</text:p>
              </table:table-cell>
              <table:table-cell office:value-type="float" office:value="NaN">
                <text:p>NaN</text:p>
              </table:table-cell>
              <table:table-cell office:value-type="float" office:value="0.016638960882571">
                <text:p>0.016638960882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4370247809026">
                <text:p>38.4370247809026</text:p>
              </table:table-cell>
              <table:table-cell office:value-type="float" office:value="0.0213365902760472">
                <text:p>0.0213365902760472</text:p>
              </table:table-cell>
              <table:table-cell office:value-type="float" office:value="NaN">
                <text:p>NaN</text:p>
              </table:table-cell>
              <table:table-cell office:value-type="float" office:value="0.027021190805645">
                <text:p>0.027021190805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0918510576754">
                <text:p>43.0918510576754</text:p>
              </table:table-cell>
              <table:table-cell office:value-type="float" office:value="0.0170617387319778">
                <text:p>0.0170617387319778</text:p>
              </table:table-cell>
              <table:table-cell office:value-type="float" office:value="NaN">
                <text:p>NaN</text:p>
              </table:table-cell>
              <table:table-cell office:value-type="float" office:value="0.0269659864321914">
                <text:p>0.026965986432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NaN">
                <text:p>NaN</text:p>
              </table:table-cell>
              <table:table-cell office:value-type="float" office:value="0.00807208484872923">
                <text:p>0.00807208484872923</text:p>
              </table:table-cell>
              <table:table-cell office:value-type="float" office:value="NaN">
                <text:p>NaN</text:p>
              </table:table-cell>
              <table:table-cell office:value-type="float" office:value="0.017310474253436">
                <text:p>0.017310474253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8450189980126">
                <text:p>47.8450189980126</text:p>
              </table:table-cell>
              <table:table-cell office:value-type="float" office:value="0.0125726803553416">
                <text:p>0.0125726803553416</text:p>
              </table:table-cell>
              <table:table-cell office:value-type="float" office:value="NaN">
                <text:p>NaN</text:p>
              </table:table-cell>
              <table:table-cell office:value-type="float" office:value="0.0249192605065289">
                <text:p>0.0249192605065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NaN">
                <text:p>NaN</text:p>
              </table:table-cell>
              <table:table-cell office:value-type="float" office:value="0.00749281810136671">
                <text:p>0.00749281810136671</text:p>
              </table:table-cell>
              <table:table-cell office:value-type="float" office:value="NaN">
                <text:p>NaN</text:p>
              </table:table-cell>
              <table:table-cell office:value-type="float" office:value="0.0119494831128464">
                <text:p>0.0119494831128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6157536258522">
                <text:p>52.6157536258522</text:p>
              </table:table-cell>
              <table:table-cell office:value-type="float" office:value="0.0122783315863471">
                <text:p>0.0122783315863471</text:p>
              </table:table-cell>
              <table:table-cell office:value-type="float" office:value="NaN">
                <text:p>NaN</text:p>
              </table:table-cell>
              <table:table-cell office:value-type="float" office:value="0.0173185323057374">
                <text:p>0.0173185323057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627287619309">
                <text:p>56.627287619309</text:p>
              </table:table-cell>
              <table:table-cell office:value-type="float" office:value="0.0100706314542638">
                <text:p>0.0100706314542638</text:p>
              </table:table-cell>
              <table:table-cell office:value-type="float" office:value="NaN">
                <text:p>NaN</text:p>
              </table:table-cell>
              <table:table-cell office:value-type="float" office:value="0.0149238861492622">
                <text:p>0.0149238861492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NaN">
                <text:p>NaN</text:p>
              </table:table-cell>
              <table:table-cell office:value-type="float" office:value="0.00703829034122383">
                <text:p>0.00703829034122383</text:p>
              </table:table-cell>
              <table:table-cell office:value-type="float" office:value="NaN">
                <text:p>NaN</text:p>
              </table:table-cell>
              <table:table-cell office:value-type="float" office:value="0.00978294508336441">
                <text:p>0.00978294508336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8902056788922">
                <text:p>60.8902056788922</text:p>
              </table:table-cell>
              <table:table-cell office:value-type="float" office:value="0.010190652012134">
                <text:p>0.010190652012134</text:p>
              </table:table-cell>
              <table:table-cell office:value-type="float" office:value="NaN">
                <text:p>NaN</text:p>
              </table:table-cell>
              <table:table-cell office:value-type="float" office:value="0.014904915620086">
                <text:p>0.014904915620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NaN">
                <text:p>NaN</text:p>
              </table:table-cell>
              <table:table-cell office:value-type="float" office:value="0.00551853288067039">
                <text:p>0.00551853288067039</text:p>
              </table:table-cell>
              <table:table-cell office:value-type="float" office:value="NaN">
                <text:p>NaN</text:p>
              </table:table-cell>
              <table:table-cell office:value-type="float" office:value="0.00587867897127081">
                <text:p>0.00587867897127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.9565152029911">
                <text:p>64.9565152029911</text:p>
              </table:table-cell>
              <table:table-cell office:value-type="float" office:value="0.010360411578819">
                <text:p>0.010360411578819</text:p>
              </table:table-cell>
              <table:table-cell office:value-type="float" office:value="NaN">
                <text:p>NaN</text:p>
              </table:table-cell>
              <table:table-cell office:value-type="float" office:value="0.0169079759552537">
                <text:p>0.016907975955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7433750963644">
                <text:p>68.7433750963644</text:p>
              </table:table-cell>
              <table:table-cell office:value-type="float" office:value="0.0125686042497175">
                <text:p>0.0125686042497175</text:p>
              </table:table-cell>
              <table:table-cell office:value-type="float" office:value="NaN">
                <text:p>NaN</text:p>
              </table:table-cell>
              <table:table-cell office:value-type="float" office:value="0.0166720074375806">
                <text:p>0.0166720074375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NaN">
                <text:p>NaN</text:p>
              </table:table-cell>
              <table:table-cell office:value-type="float" office:value="0.0042289738059309">
                <text:p>0.0042289738059309</text:p>
              </table:table-cell>
              <table:table-cell office:value-type="float" office:value="NaN">
                <text:p>NaN</text:p>
              </table:table-cell>
              <table:table-cell office:value-type="float" office:value="0.005255160440929">
                <text:p>0.005255160440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.4401204070685">
                <text:p>72.4401204070685</text:p>
              </table:table-cell>
              <table:table-cell office:value-type="float" office:value="0.00906721951669587">
                <text:p>0.00906721951669587</text:p>
              </table:table-cell>
              <table:table-cell office:value-type="float" office:value="NaN">
                <text:p>NaN</text:p>
              </table:table-cell>
              <table:table-cell office:value-type="float" office:value="0.0154342116800881">
                <text:p>0.015434211680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NaN">
                <text:p>NaN</text:p>
              </table:table-cell>
              <table:table-cell office:value-type="float" office:value="0.00339988024772042">
                <text:p>0.00339988024772042</text:p>
              </table:table-cell>
              <table:table-cell office:value-type="float" office:value="NaN">
                <text:p>NaN</text:p>
              </table:table-cell>
              <table:table-cell office:value-type="float" office:value="0.00444274801699929">
                <text:p>0.00444274801699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.5724973173172">
                <text:p>75.5724973173172</text:p>
              </table:table-cell>
              <table:table-cell office:value-type="float" office:value="0.00874913232427765">
                <text:p>0.00874913232427765</text:p>
              </table:table-cell>
              <table:table-cell office:value-type="float" office:value="NaN">
                <text:p>NaN</text:p>
              </table:table-cell>
              <table:table-cell office:value-type="float" office:value="0.012159573053387">
                <text:p>0.012159573053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NaN">
                <text:p>NaN</text:p>
              </table:table-cell>
              <table:table-cell office:value-type="float" office:value="0.00255322020305759">
                <text:p>0.00255322020305759</text:p>
              </table:table-cell>
              <table:table-cell office:value-type="float" office:value="NaN">
                <text:p>NaN</text:p>
              </table:table-cell>
              <table:table-cell office:value-type="float" office:value="0.00445105153892822">
                <text:p>0.00445105153892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6935339444683">
                <text:p>78.6935339444683</text:p>
              </table:table-cell>
              <table:table-cell office:value-type="float" office:value="0.0073871564552277">
                <text:p>0.0073871564552277</text:p>
              </table:table-cell>
              <table:table-cell office:value-type="float" office:value="NaN">
                <text:p>NaN</text:p>
              </table:table-cell>
              <table:table-cell office:value-type="float" office:value="0.010046782772013">
                <text:p>0.01004678277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.2391330077778">
                <text:p>81.2391330077778</text:p>
              </table:table-cell>
              <table:table-cell office:value-type="float" office:value="0.00670653242881936">
                <text:p>0.00670653242881936</text:p>
              </table:table-cell>
              <table:table-cell office:value-type="float" office:value="NaN">
                <text:p>NaN</text:p>
              </table:table-cell>
              <table:table-cell office:value-type="float" office:value="0.00947950282060206">
                <text:p>0.0094795028206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NaN">
                <text:p>NaN</text:p>
              </table:table-cell>
              <table:table-cell office:value-type="float" office:value="0.00216734040716005">
                <text:p>0.00216734040716005</text:p>
              </table:table-cell>
              <table:table-cell office:value-type="float" office:value="NaN">
                <text:p>NaN</text:p>
              </table:table-cell>
              <table:table-cell office:value-type="float" office:value="0.00331511064684409">
                <text:p>0.003315110646844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3917300260967">
                <text:p>83.3917300260967</text:p>
              </table:table-cell>
              <table:table-cell office:value-type="float" office:value="0.0053108197640277">
                <text:p>0.0053108197640277</text:p>
              </table:table-cell>
              <table:table-cell office:value-type="float" office:value="NaN">
                <text:p>NaN</text:p>
              </table:table-cell>
              <table:table-cell office:value-type="float" office:value="0.00861023777299352">
                <text:p>0.00861023777299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.3463255145525">
                <text:p>85.3463255145525</text:p>
              </table:table-cell>
              <table:table-cell office:value-type="float" office:value="0.00559034055343899">
                <text:p>0.00559034055343899</text:p>
              </table:table-cell>
              <table:table-cell office:value-type="float" office:value="NaN">
                <text:p>NaN</text:p>
              </table:table-cell>
              <table:table-cell office:value-type="float" office:value="0.00857827747427309">
                <text:p>0.00857827747427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NaN">
                <text:p>NaN</text:p>
              </table:table-cell>
              <table:table-cell office:value-type="float" office:value="0.0019321789156741">
                <text:p>0.0019321789156741</text:p>
              </table:table-cell>
              <table:table-cell office:value-type="float" office:value="NaN">
                <text:p>NaN</text:p>
              </table:table-cell>
              <table:table-cell office:value-type="float" office:value="0.00327319875151622">
                <text:p>0.00327319875151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.0292777501776">
                <text:p>87.0292777501776</text:p>
              </table:table-cell>
              <table:table-cell office:value-type="float" office:value="0.00604948351574164">
                <text:p>0.00604948351574164</text:p>
              </table:table-cell>
              <table:table-cell office:value-type="float" office:value="NaN">
                <text:p>NaN</text:p>
              </table:table-cell>
              <table:table-cell office:value-type="float" office:value="0.0100961480246515">
                <text:p>0.0100961480246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NaN">
                <text:p>NaN</text:p>
              </table:table-cell>
              <table:table-cell office:value-type="float" office:value="0.00197440942953819">
                <text:p>0.00197440942953819</text:p>
              </table:table-cell>
              <table:table-cell office:value-type="float" office:value="NaN">
                <text:p>NaN</text:p>
              </table:table-cell>
              <table:table-cell office:value-type="float" office:value="0.00306778687841946">
                <text:p>0.003067786878419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.4522916253365">
                <text:p>88.4522916253365</text:p>
              </table:table-cell>
              <table:table-cell office:value-type="float" office:value="0.0054515199388232">
                <text:p>0.0054515199388232</text:p>
              </table:table-cell>
              <table:table-cell office:value-type="float" office:value="NaN">
                <text:p>NaN</text:p>
              </table:table-cell>
              <table:table-cell office:value-type="float" office:value="0.00835987513150949">
                <text:p>0.00835987513150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.796998648702">
                <text:p>89.796998648702</text:p>
              </table:table-cell>
              <table:table-cell office:value-type="float" office:value="0.00487048093194731">
                <text:p>0.00487048093194731</text:p>
              </table:table-cell>
              <table:table-cell office:value-type="float" office:value="NaN">
                <text:p>NaN</text:p>
              </table:table-cell>
              <table:table-cell office:value-type="float" office:value="0.00828990053442791">
                <text:p>0.00828990053442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NaN">
                <text:p>NaN</text:p>
              </table:table-cell>
              <table:table-cell office:value-type="float" office:value="0.00209057543671043">
                <text:p>0.00209057543671043</text:p>
              </table:table-cell>
              <table:table-cell office:value-type="float" office:value="NaN">
                <text:p>NaN</text:p>
              </table:table-cell>
              <table:table-cell office:value-type="float" office:value="0.00221202367337225">
                <text:p>0.002212023673372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.1662653783307">
                <text:p>91.1662653783307</text:p>
              </table:table-cell>
              <table:table-cell office:value-type="float" office:value="0.00439441231047955">
                <text:p>0.00439441231047955</text:p>
              </table:table-cell>
              <table:table-cell office:value-type="float" office:value="NaN">
                <text:p>NaN</text:p>
              </table:table-cell>
              <table:table-cell office:value-type="float" office:value="0.00794704373849231">
                <text:p>0.0079470437384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NaN">
                <text:p>NaN</text:p>
              </table:table-cell>
              <table:table-cell office:value-type="float" office:value="0.00126303469706013">
                <text:p>0.00126303469706013</text:p>
              </table:table-cell>
              <table:table-cell office:value-type="float" office:value="NaN">
                <text:p>NaN</text:p>
              </table:table-cell>
              <table:table-cell office:value-type="float" office:value="0.00142161035204103">
                <text:p>0.00142161035204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.2138251980904">
                <text:p>92.2138251980904</text:p>
              </table:table-cell>
              <table:table-cell office:value-type="float" office:value="0.0040153933716538">
                <text:p>0.0040153933716538</text:p>
              </table:table-cell>
              <table:table-cell office:value-type="float" office:value="NaN">
                <text:p>NaN</text:p>
              </table:table-cell>
              <table:table-cell office:value-type="float" office:value="0.00628429094729244">
                <text:p>0.00628429094729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.1483000513632">
                <text:p>93.1483000513632</text:p>
              </table:table-cell>
              <table:table-cell office:value-type="float" office:value="0.00383071989558137">
                <text:p>0.00383071989558137</text:p>
              </table:table-cell>
              <table:table-cell office:value-type="float" office:value="NaN">
                <text:p>NaN</text:p>
              </table:table-cell>
              <table:table-cell office:value-type="float" office:value="0.0068207839508172">
                <text:p>0.006820783950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NaN">
                <text:p>NaN</text:p>
              </table:table-cell>
              <table:table-cell office:value-type="float" office:value="0.0011086813280583">
                <text:p>0.0011086813280583</text:p>
              </table:table-cell>
              <table:table-cell office:value-type="float" office:value="NaN">
                <text:p>NaN</text:p>
              </table:table-cell>
              <table:table-cell office:value-type="float" office:value="0.00147921226004399">
                <text:p>0.00147921226004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4.0326177580419">
                <text:p>94.0326177580419</text:p>
              </table:table-cell>
              <table:table-cell office:value-type="float" office:value="0.0042439995288428">
                <text:p>0.0042439995288428</text:p>
              </table:table-cell>
              <table:table-cell office:value-type="float" office:value="NaN">
                <text:p>NaN</text:p>
              </table:table-cell>
              <table:table-cell office:value-type="float" office:value="0.0069650584872365">
                <text:p>0.0069650584872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.892085940835">
                <text:p>94.892085940835</text:p>
              </table:table-cell>
              <table:table-cell office:value-type="float" office:value="0.00452362116670746">
                <text:p>0.00452362116670746</text:p>
              </table:table-cell>
              <table:table-cell office:value-type="float" office:value="NaN">
                <text:p>NaN</text:p>
              </table:table-cell>
              <table:table-cell office:value-type="float" office:value="0.00639391738824302">
                <text:p>0.00639391738824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NaN">
                <text:p>NaN</text:p>
              </table:table-cell>
              <table:table-cell office:value-type="float" office:value="0.00116001490914108">
                <text:p>0.00116001490914108</text:p>
              </table:table-cell>
              <table:table-cell office:value-type="float" office:value="NaN">
                <text:p>NaN</text:p>
              </table:table-cell>
              <table:table-cell office:value-type="float" office:value="0.00117555609037345">
                <text:p>0.00117555609037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5304419756138">
                <text:p>95.5304419756138</text:p>
              </table:table-cell>
              <table:table-cell office:value-type="float" office:value="0.00467187963180704">
                <text:p>0.00467187963180704</text:p>
              </table:table-cell>
              <table:table-cell office:value-type="float" office:value="NaN">
                <text:p>NaN</text:p>
              </table:table-cell>
              <table:table-cell office:value-type="float" office:value="0.00627579125046873">
                <text:p>0.00627579125046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.087032045041">
                <text:p>96.087032045041</text:p>
              </table:table-cell>
              <table:table-cell office:value-type="float" office:value="0.00347887203906239">
                <text:p>0.00347887203906239</text:p>
              </table:table-cell>
              <table:table-cell office:value-type="float" office:value="NaN">
                <text:p>NaN</text:p>
              </table:table-cell>
              <table:table-cell office:value-type="float" office:value="0.00496979920547735">
                <text:p>0.00496979920547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NaN">
                <text:p>NaN</text:p>
              </table:table-cell>
              <table:table-cell office:value-type="float" office:value="0.00045139741283351">
                <text:p>0.00045139741283351</text:p>
              </table:table-cell>
              <table:table-cell office:value-type="float" office:value="NaN">
                <text:p>NaN</text:p>
              </table:table-cell>
              <table:table-cell office:value-type="float" office:value="0.000734574921825715">
                <text:p>0.000734574921825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6.7054280596935">
                <text:p>96.7054280596935</text:p>
              </table:table-cell>
              <table:table-cell office:value-type="float" office:value="0.00428242967483627">
                <text:p>0.00428242967483627</text:p>
              </table:table-cell>
              <table:table-cell office:value-type="float" office:value="NaN">
                <text:p>NaN</text:p>
              </table:table-cell>
              <table:table-cell office:value-type="float" office:value="0.00435594159236552">
                <text:p>0.00435594159236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.1288142102629">
                <text:p>97.1288142102629</text:p>
              </table:table-cell>
              <table:table-cell office:value-type="float" office:value="0.00374391464478574">
                <text:p>0.00374391464478574</text:p>
              </table:table-cell>
              <table:table-cell office:value-type="float" office:value="NaN">
                <text:p>NaN</text:p>
              </table:table-cell>
              <table:table-cell office:value-type="float" office:value="0.00418020397950736">
                <text:p>0.0041802039795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NaN">
                <text:p>NaN</text:p>
              </table:table-cell>
              <table:table-cell office:value-type="float" office:value="0.000381623708868739">
                <text:p>0.000381623708868739</text:p>
              </table:table-cell>
              <table:table-cell office:value-type="float" office:value="NaN">
                <text:p>NaN</text:p>
              </table:table-cell>
              <table:table-cell office:value-type="float" office:value="0.000719826548062796">
                <text:p>0.000719826548062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.5764609005176">
                <text:p>97.5764609005176</text:p>
              </table:table-cell>
              <table:table-cell office:value-type="float" office:value="0.00368793894473107">
                <text:p>0.00368793894473107</text:p>
              </table:table-cell>
              <table:table-cell office:value-type="float" office:value="NaN">
                <text:p>NaN</text:p>
              </table:table-cell>
              <table:table-cell office:value-type="float" office:value="0.00374792096898302">
                <text:p>0.00374792096898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NaN">
                <text:p>NaN</text:p>
              </table:table-cell>
              <table:table-cell office:value-type="float" office:value="0.000283015337038117">
                <text:p>0.000283015337038117</text:p>
              </table:table-cell>
              <table:table-cell office:value-type="float" office:value="NaN">
                <text:p>NaN</text:p>
              </table:table-cell>
              <table:table-cell office:value-type="float" office:value="0.000738251421662284">
                <text:p>0.000738251421662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8115216902313">
                <text:p>97.8115216902313</text:p>
              </table:table-cell>
              <table:table-cell office:value-type="float" office:value="0.0033103598503943">
                <text:p>0.0033103598503943</text:p>
              </table:table-cell>
              <table:table-cell office:value-type="float" office:value="NaN">
                <text:p>NaN</text:p>
              </table:table-cell>
              <table:table-cell office:value-type="float" office:value="0.00416995474939785">
                <text:p>0.00416995474939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.1024331404769">
                <text:p>98.1024331404769</text:p>
              </table:table-cell>
              <table:table-cell office:value-type="float" office:value="0.0034354304787112">
                <text:p>0.0034354304787112</text:p>
              </table:table-cell>
              <table:table-cell office:value-type="float" office:value="NaN">
                <text:p>NaN</text:p>
              </table:table-cell>
              <table:table-cell office:value-type="float" office:value="0.00429737142023856">
                <text:p>0.0042973714202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NaN">
                <text:p>NaN</text:p>
              </table:table-cell>
              <table:table-cell office:value-type="float" office:value="0.000446561747422081">
                <text:p>0.000446561747422081</text:p>
              </table:table-cell>
              <table:table-cell office:value-type="float" office:value="NaN">
                <text:p>NaN</text:p>
              </table:table-cell>
              <table:table-cell office:value-type="float" office:value="0.000618252457653901">
                <text:p>0.000618252457653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3265743500933">
                <text:p>98.3265743500933</text:p>
              </table:table-cell>
              <table:table-cell office:value-type="float" office:value="0.00342769431817214">
                <text:p>0.00342769431817214</text:p>
              </table:table-cell>
              <table:table-cell office:value-type="float" office:value="NaN">
                <text:p>NaN</text:p>
              </table:table-cell>
              <table:table-cell office:value-type="float" office:value="0.00432537497625574">
                <text:p>0.0043253749762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NaN">
                <text:p>NaN</text:p>
              </table:table-cell>
              <table:table-cell office:value-type="float" office:value="0.000290883813049758">
                <text:p>0.000290883813049758</text:p>
              </table:table-cell>
              <table:table-cell office:value-type="float" office:value="NaN">
                <text:p>NaN</text:p>
              </table:table-cell>
              <table:table-cell office:value-type="float" office:value="0.000866718128690103">
                <text:p>0.000866718128690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.5934776824537">
                <text:p>98.5934776824537</text:p>
              </table:table-cell>
              <table:table-cell office:value-type="float" office:value="0.00349497992560832">
                <text:p>0.00349497992560832</text:p>
              </table:table-cell>
              <table:table-cell office:value-type="float" office:value="NaN">
                <text:p>NaN</text:p>
              </table:table-cell>
              <table:table-cell office:value-type="float" office:value="0.00458545240013963">
                <text:p>0.00458545240013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.7103396269879">
                <text:p>98.7103396269879</text:p>
              </table:table-cell>
              <table:table-cell office:value-type="float" office:value="0.00341468288736113">
                <text:p>0.00341468288736113</text:p>
              </table:table-cell>
              <table:table-cell office:value-type="float" office:value="NaN">
                <text:p>NaN</text:p>
              </table:table-cell>
              <table:table-cell office:value-type="float" office:value="0.00439922182548802">
                <text:p>0.00439922182548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NaN">
                <text:p>NaN</text:p>
              </table:table-cell>
              <table:table-cell office:value-type="float" office:value="0.000397186714290232">
                <text:p>0.000397186714290232</text:p>
              </table:table-cell>
              <table:table-cell office:value-type="float" office:value="NaN">
                <text:p>NaN</text:p>
              </table:table-cell>
              <table:table-cell office:value-type="float" office:value="0.00093102768467257">
                <text:p>0.00093102768467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.8509105228291">
                <text:p>98.8509105228291</text:p>
              </table:table-cell>
              <table:table-cell office:value-type="float" office:value="0.00317650679742787">
                <text:p>0.00317650679742787</text:p>
              </table:table-cell>
              <table:table-cell office:value-type="float" office:value="NaN">
                <text:p>NaN</text:p>
              </table:table-cell>
              <table:table-cell office:value-type="float" office:value="0.00440796797693754">
                <text:p>0.00440796797693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NaN">
                <text:p>NaN</text:p>
              </table:table-cell>
              <table:table-cell office:value-type="float" office:value="0.000397862610206356">
                <text:p>0.000397862610206356</text:p>
              </table:table-cell>
              <table:table-cell office:value-type="float" office:value="NaN">
                <text:p>NaN</text:p>
              </table:table-cell>
              <table:table-cell office:value-type="float" office:value="0.000845869958279621">
                <text:p>0.0008458699582796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.9987923019204">
                <text:p>98.9987923019204</text:p>
              </table:table-cell>
              <table:table-cell office:value-type="float" office:value="0.00333935498187499">
                <text:p>0.00333935498187499</text:p>
              </table:table-cell>
              <table:table-cell office:value-type="float" office:value="NaN">
                <text:p>NaN</text:p>
              </table:table-cell>
              <table:table-cell office:value-type="float" office:value="0.00429123948986865">
                <text:p>0.00429123948986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NaN">
                <text:p>NaN</text:p>
              </table:table-cell>
              <table:table-cell office:value-type="float" office:value="0.000365055995458441">
                <text:p>0.000365055995458441</text:p>
              </table:table-cell>
              <table:table-cell office:value-type="float" office:value="NaN">
                <text:p>NaN</text:p>
              </table:table-cell>
              <table:table-cell office:value-type="float" office:value="0.000981192429823974">
                <text:p>0.000981192429823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.1577058485757">
                <text:p>99.1577058485757</text:p>
              </table:table-cell>
              <table:table-cell office:value-type="float" office:value="0.00322473767101106">
                <text:p>0.00322473767101106</text:p>
              </table:table-cell>
              <table:table-cell office:value-type="float" office:value="NaN">
                <text:p>NaN</text:p>
              </table:table-cell>
              <table:table-cell office:value-type="float" office:value="0.00430108771501936">
                <text:p>0.0043010877150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NaN">
                <text:p>NaN</text:p>
              </table:table-cell>
              <table:table-cell office:value-type="float" office:value="0.000302905179536461">
                <text:p>0.000302905179536461</text:p>
              </table:table-cell>
              <table:table-cell office:value-type="float" office:value="NaN">
                <text:p>NaN</text:p>
              </table:table-cell>
              <table:table-cell office:value-type="float" office:value="0.00105097807560117">
                <text:p>0.00105097807560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NaN">
                <text:p>NaN</text:p>
              </table:table-cell>
              <table:table-cell office:value-type="float" office:value="0.000251256014589973">
                <text:p>0.000251256014589973</text:p>
              </table:table-cell>
              <table:table-cell office:value-type="float" office:value="NaN">
                <text:p>NaN</text:p>
              </table:table-cell>
              <table:table-cell office:value-type="float" office:value="0.00107658485387097">
                <text:p>0.00107658485387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NaN">
                <text:p>NaN</text:p>
              </table:table-cell>
              <table:table-cell office:value-type="float" office:value="0.000242462199502302">
                <text:p>0.000242462199502302</text:p>
              </table:table-cell>
              <table:table-cell office:value-type="float" office:value="NaN">
                <text:p>NaN</text:p>
              </table:table-cell>
              <table:table-cell office:value-type="float" office:value="0.000515445218426169">
                <text:p>0.000515445218426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NaN">
                <text:p>NaN</text:p>
              </table:table-cell>
              <table:table-cell office:value-type="float" office:value="0.000147834584460327">
                <text:p>0.000147834584460327</text:p>
              </table:table-cell>
              <table:table-cell office:value-type="float" office:value="NaN">
                <text:p>NaN</text:p>
              </table:table-cell>
              <table:table-cell office:value-type="float" office:value="0.000605829580195394">
                <text:p>0.0006058295801953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NaN">
                <text:p>NaN</text:p>
              </table:table-cell>
              <table:table-cell office:value-type="float" office:value="0.000113232452689349">
                <text:p>0.000113232452689349</text:p>
              </table:table-cell>
              <table:table-cell office:value-type="float" office:value="NaN">
                <text:p>NaN</text:p>
              </table:table-cell>
              <table:table-cell office:value-type="float" office:value="0.000543525451084825">
                <text:p>0.0005435254510848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NaN">
                <text:p>NaN</text:p>
              </table:table-cell>
              <table:table-cell office:value-type="float" office:value="0.000109993032002098">
                <text:p>0.000109993032002098</text:p>
              </table:table-cell>
              <table:table-cell office:value-type="float" office:value="NaN">
                <text:p>NaN</text:p>
              </table:table-cell>
              <table:table-cell office:value-type="float" office:value="0.000490836153695051">
                <text:p>0.0004908361536950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NaN">
                <text:p>NaN</text:p>
              </table:table-cell>
              <table:table-cell office:value-type="float" office:value="0.0000652801097711375">
                <text:p>0.0000652801097711375</text:p>
              </table:table-cell>
              <table:table-cell office:value-type="float" office:value="NaN">
                <text:p>NaN</text:p>
              </table:table-cell>
              <table:table-cell office:value-type="float" office:value="0.000462467804613675">
                <text:p>0.0004624678046136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NaN">
                <text:p>NaN</text:p>
              </table:table-cell>
              <table:table-cell office:value-type="float" office:value="0.000192232863078345">
                <text:p>0.000192232863078345</text:p>
              </table:table-cell>
              <table:table-cell office:value-type="float" office:value="NaN">
                <text:p>NaN</text:p>
              </table:table-cell>
              <table:table-cell office:value-type="float" office:value="0.000512444363665709">
                <text:p>0.0005124443636657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NaN">
                <text:p>NaN</text:p>
              </table:table-cell>
              <table:table-cell office:value-type="float" office:value="0.00029931692960905">
                <text:p>0.00029931692960905</text:p>
              </table:table-cell>
              <table:table-cell office:value-type="float" office:value="NaN">
                <text:p>NaN</text:p>
              </table:table-cell>
              <table:table-cell office:value-type="float" office:value="0.000511291325894447">
                <text:p>0.000511291325894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NaN">
                <text:p>NaN</text:p>
              </table:table-cell>
              <table:table-cell office:value-type="float" office:value="0.000289310232270523">
                <text:p>0.000289310232270523</text:p>
              </table:table-cell>
              <table:table-cell office:value-type="float" office:value="NaN">
                <text:p>NaN</text:p>
              </table:table-cell>
              <table:table-cell office:value-type="float" office:value="0.000449811628875807">
                <text:p>0.0004498116288758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NaN">
                <text:p>NaN</text:p>
              </table:table-cell>
              <table:table-cell office:value-type="float" office:value="0.000262875172187815">
                <text:p>0.000262875172187815</text:p>
              </table:table-cell>
              <table:table-cell office:value-type="float" office:value="NaN">
                <text:p>NaN</text:p>
              </table:table-cell>
              <table:table-cell office:value-type="float" office:value="0.000526417995757589">
                <text:p>0.000526417995757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NaN">
                <text:p>NaN</text:p>
              </table:table-cell>
              <table:table-cell office:value-type="float" office:value="0.000281671057661637">
                <text:p>0.000281671057661637</text:p>
              </table:table-cell>
              <table:table-cell office:value-type="float" office:value="NaN">
                <text:p>NaN</text:p>
              </table:table-cell>
              <table:table-cell office:value-type="float" office:value="0.000519915826490802">
                <text:p>0.000519915826490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NaN">
                <text:p>NaN</text:p>
              </table:table-cell>
              <table:table-cell office:value-type="float" office:value="0.000264446207432378">
                <text:p>0.000264446207432378</text:p>
              </table:table-cell>
              <table:table-cell office:value-type="float" office:value="NaN">
                <text:p>NaN</text:p>
              </table:table-cell>
              <table:table-cell office:value-type="float" office:value="0.000582041852170034">
                <text:p>0.000582041852170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NaN">
                <text:p>NaN</text:p>
              </table:table-cell>
              <table:table-cell office:value-type="float" office:value="0.000259618627906022">
                <text:p>0.000259618627906022</text:p>
              </table:table-cell>
              <table:table-cell office:value-type="float" office:value="NaN">
                <text:p>NaN</text:p>
              </table:table-cell>
              <table:table-cell office:value-type="float" office:value="0.000579236825601237">
                <text:p>0.0005792368256012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NaN">
                <text:p>NaN</text:p>
              </table:table-cell>
              <table:table-cell office:value-type="float" office:value="0.000344860201082708">
                <text:p>0.000344860201082708</text:p>
              </table:table-cell>
              <table:table-cell office:value-type="float" office:value="NaN">
                <text:p>NaN</text:p>
              </table:table-cell>
              <table:table-cell office:value-type="float" office:value="0.000486984105972699">
                <text:p>0.000486984105972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NaN">
                <text:p>NaN</text:p>
              </table:table-cell>
              <table:table-cell office:value-type="float" office:value="0.000348570203387188">
                <text:p>0.000348570203387188</text:p>
              </table:table-cell>
              <table:table-cell office:value-type="float" office:value="NaN">
                <text:p>NaN</text:p>
              </table:table-cell>
              <table:table-cell office:value-type="float" office:value="0.00048406200805462">
                <text:p>0.00048406200805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NaN">
                <text:p>NaN</text:p>
              </table:table-cell>
              <table:table-cell office:value-type="float" office:value="0.00036422075506759">
                <text:p>0.00036422075506759</text:p>
              </table:table-cell>
              <table:table-cell office:value-type="float" office:value="NaN">
                <text:p>NaN</text:p>
              </table:table-cell>
              <table:table-cell office:value-type="float" office:value="0.000439253555053698">
                <text:p>0.0004392535550536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NaN">
                <text:p>NaN</text:p>
              </table:table-cell>
              <table:table-cell office:value-type="float" office:value="0.000360592897428402">
                <text:p>0.000360592897428402</text:p>
              </table:table-cell>
              <table:table-cell office:value-type="float" office:value="NaN">
                <text:p>NaN</text:p>
              </table:table-cell>
              <table:table-cell office:value-type="float" office:value="0.000417929807761563">
                <text:p>0.0004179298077615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NaN">
                <text:p>NaN</text:p>
              </table:table-cell>
              <table:table-cell office:value-type="float" office:value="0.000354284127744409">
                <text:p>0.000354284127744409</text:p>
              </table:table-cell>
              <table:table-cell office:value-type="float" office:value="NaN">
                <text:p>NaN</text:p>
              </table:table-cell>
              <table:table-cell office:value-type="float" office:value="0.000425310249833721">
                <text:p>0.0004253102498337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NaN">
                <text:p>NaN</text:p>
              </table:table-cell>
              <table:table-cell office:value-type="float" office:value="0.000364518494484933">
                <text:p>0.000364518494484933</text:p>
              </table:table-cell>
              <table:table-cell office:value-type="float" office:value="NaN">
                <text:p>NaN</text:p>
              </table:table-cell>
              <table:table-cell office:value-type="float" office:value="0.000452403893489661">
                <text:p>0.000452403893489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NaN">
                <text:p>NaN</text:p>
              </table:table-cell>
              <table:table-cell office:value-type="float" office:value="0.00037346132390037">
                <text:p>0.00037346132390037</text:p>
              </table:table-cell>
              <table:table-cell office:value-type="float" office:value="NaN">
                <text:p>NaN</text:p>
              </table:table-cell>
              <table:table-cell office:value-type="float" office:value="0.000384121283834471">
                <text:p>0.0003841212838344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